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GO-SMALL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6618669385856" calcext:value-type="float">
            <text:p>3,6618669385856</text:p>
          </table:table-cell>
          <table:table-cell office:value-type="float" office:value="2.73989483695878" calcext:value-type="float">
            <text:p>2,73989483695878</text:p>
          </table:table-cell>
          <table:table-cell office:value-type="float" office:value="2.24832179148212" calcext:value-type="float">
            <text:p>2,24832179148212</text:p>
          </table:table-cell>
          <table:table-cell office:value-type="float" office:value="2.26564844515566" calcext:value-type="float">
            <text:p>2,26564844515566</text:p>
          </table:table-cell>
        </table:table-row>
        <table:table-row table:style-name="ro1">
          <table:table-cell office:value-type="float" office:value="2.06352876377368" calcext:value-type="float">
            <text:p>2,06352876377368</text:p>
          </table:table-cell>
          <table:table-cell office:value-type="float" office:value="2.0648371751706" calcext:value-type="float">
            <text:p>2,0648371751706</text:p>
          </table:table-cell>
          <table:table-cell office:value-type="float" office:value="1.96205903523013" calcext:value-type="float">
            <text:p>1,96205903523013</text:p>
          </table:table-cell>
          <table:table-cell office:value-type="float" office:value="2.08116947279431" calcext:value-type="float">
            <text:p>2,08116947279431</text:p>
          </table:table-cell>
        </table:table-row>
        <table:table-row table:style-name="ro1">
          <table:table-cell office:value-type="float" office:value="1.92045523214243" calcext:value-type="float">
            <text:p>1,92045523214243</text:p>
          </table:table-cell>
          <table:table-cell office:value-type="float" office:value="1.96652180176581" calcext:value-type="float">
            <text:p>1,96652180176581</text:p>
          </table:table-cell>
          <table:table-cell office:value-type="float" office:value="1.96205663817011" calcext:value-type="float">
            <text:p>1,96205663817011</text:p>
          </table:table-cell>
          <table:table-cell office:value-type="float" office:value="2.03258844647263" calcext:value-type="float">
            <text:p>2,03258844647263</text:p>
          </table:table-cell>
        </table:table-row>
        <table:table-row table:style-name="ro1">
          <table:table-cell office:value-type="float" office:value="1.8611015009217" calcext:value-type="float">
            <text:p>1,8611015009217</text:p>
          </table:table-cell>
          <table:table-cell office:value-type="float" office:value="1.97929880034751" calcext:value-type="float">
            <text:p>1,97929880034751</text:p>
          </table:table-cell>
          <table:table-cell office:value-type="float" office:value="1.92322176335905" calcext:value-type="float">
            <text:p>1,92322176335905</text:p>
          </table:table-cell>
          <table:table-cell office:value-type="float" office:value="2.01943082001288" calcext:value-type="float">
            <text:p>2,01943082001288</text:p>
          </table:table-cell>
        </table:table-row>
        <table:table-row table:style-name="ro1">
          <table:table-cell office:value-type="float" office:value="1.90433831898609" calcext:value-type="float">
            <text:p>1,90433831898609</text:p>
          </table:table-cell>
          <table:table-cell office:value-type="float" office:value="1.92618889393876" calcext:value-type="float">
            <text:p>1,92618889393876</text:p>
          </table:table-cell>
          <table:table-cell office:value-type="float" office:value="1.94001586733122" calcext:value-type="float">
            <text:p>1,94001586733122</text:p>
          </table:table-cell>
          <table:table-cell office:value-type="float" office:value="2.1122493357223" calcext:value-type="float">
            <text:p>2,1122493357223</text:p>
          </table:table-cell>
        </table:table-row>
        <table:table-row table:style-name="ro1">
          <table:table-cell office:value-type="float" office:value="1.89342113502434" calcext:value-type="float">
            <text:p>1,89342113502434</text:p>
          </table:table-cell>
          <table:table-cell office:value-type="float" office:value="1.93263189511181" calcext:value-type="float">
            <text:p>1,93263189511181</text:p>
          </table:table-cell>
          <table:table-cell office:value-type="float" office:value="1.98574954116478" calcext:value-type="float">
            <text:p>1,98574954116478</text:p>
          </table:table-cell>
          <table:table-cell office:value-type="float" office:value="2.04476881754316" calcext:value-type="float">
            <text:p>2,04476881754316</text:p>
          </table:table-cell>
        </table:table-row>
        <table:table-row table:style-name="ro1">
          <table:table-cell office:value-type="float" office:value="1.80791283653269" calcext:value-type="float">
            <text:p>1,80791283653269</text:p>
          </table:table-cell>
          <table:table-cell office:value-type="float" office:value="1.91477110942711" calcext:value-type="float">
            <text:p>1,91477110942711</text:p>
          </table:table-cell>
          <table:table-cell office:value-type="float" office:value="1.94198974825939" calcext:value-type="float">
            <text:p>1,94198974825939</text:p>
          </table:table-cell>
          <table:table-cell office:value-type="float" office:value="2.02663411749428" calcext:value-type="float">
            <text:p>2,02663411749428</text:p>
          </table:table-cell>
        </table:table-row>
        <table:table-row table:style-name="ro1">
          <table:table-cell office:value-type="float" office:value="1.83756295685786" calcext:value-type="float">
            <text:p>1,83756295685786</text:p>
          </table:table-cell>
          <table:table-cell office:value-type="float" office:value="1.97736328284475" calcext:value-type="float">
            <text:p>1,97736328284475</text:p>
          </table:table-cell>
          <table:table-cell office:value-type="float" office:value="1.96597667553988" calcext:value-type="float">
            <text:p>1,96597667553988</text:p>
          </table:table-cell>
          <table:table-cell office:value-type="float" office:value="2.05438963322114" calcext:value-type="float">
            <text:p>2,05438963322114</text:p>
          </table:table-cell>
        </table:table-row>
        <table:table-row table:style-name="ro1">
          <table:table-cell office:value-type="float" office:value="1.91876953625123" calcext:value-type="float">
            <text:p>1,91876953625123</text:p>
          </table:table-cell>
          <table:table-cell office:value-type="float" office:value="1.99151532717596" calcext:value-type="float">
            <text:p>1,99151532717596</text:p>
          </table:table-cell>
          <table:table-cell office:value-type="float" office:value="1.91734163946308" calcext:value-type="float">
            <text:p>1,91734163946308</text:p>
          </table:table-cell>
          <table:table-cell office:value-type="float" office:value="2.01448688216934" calcext:value-type="float">
            <text:p>2,01448688216934</text:p>
          </table:table-cell>
        </table:table-row>
        <table:table-row table:style-name="ro1">
          <table:table-cell office:value-type="float" office:value="1.88680195553794" calcext:value-type="float">
            <text:p>1,88680195553794</text:p>
          </table:table-cell>
          <table:table-cell office:value-type="float" office:value="1.98195303064858" calcext:value-type="float">
            <text:p>1,98195303064858</text:p>
          </table:table-cell>
          <table:table-cell office:value-type="float" office:value="1.99262926923812" calcext:value-type="float">
            <text:p>1,99262926923812</text:p>
          </table:table-cell>
          <table:table-cell office:value-type="float" office:value="2.0079983955719" calcext:value-type="float">
            <text:p>2,0079983955719</text:p>
          </table:table-cell>
        </table:table-row>
        <table:table-row table:style-name="ro1">
          <table:table-cell office:value-type="float" office:value="1.82150120585222" calcext:value-type="float">
            <text:p>1,82150120585222</text:p>
          </table:table-cell>
          <table:table-cell office:value-type="float" office:value="2.09676009033705" calcext:value-type="float">
            <text:p>2,09676009033705</text:p>
          </table:table-cell>
          <table:table-cell office:value-type="float" office:value="1.96518083653952" calcext:value-type="float">
            <text:p>1,96518083653952</text:p>
          </table:table-cell>
          <table:table-cell office:value-type="float" office:value="2.02194306414089" calcext:value-type="float">
            <text:p>2,02194306414089</text:p>
          </table:table-cell>
        </table:table-row>
        <table:table-row table:style-name="ro1">
          <table:table-cell office:value-type="float" office:value="1.89267096692115" calcext:value-type="float">
            <text:p>1,89267096692115</text:p>
          </table:table-cell>
          <table:table-cell office:value-type="float" office:value="1.95424459945766" calcext:value-type="float">
            <text:p>1,95424459945766</text:p>
          </table:table-cell>
          <table:table-cell office:value-type="float" office:value="1.97624566556224" calcext:value-type="float">
            <text:p>1,97624566556224</text:p>
          </table:table-cell>
          <table:table-cell office:value-type="float" office:value="2.03442906428838" calcext:value-type="float">
            <text:p>2,03442906428838</text:p>
          </table:table-cell>
        </table:table-row>
        <table:table-row table:style-name="ro1">
          <table:table-cell office:value-type="float" office:value="1.87244159470543" calcext:value-type="float">
            <text:p>1,87244159470543</text:p>
          </table:table-cell>
          <table:table-cell office:value-type="float" office:value="2.09145708371061" calcext:value-type="float">
            <text:p>2,09145708371061</text:p>
          </table:table-cell>
          <table:table-cell office:value-type="float" office:value="1.96303079431413" calcext:value-type="float">
            <text:p>1,96303079431413</text:p>
          </table:table-cell>
          <table:table-cell office:value-type="float" office:value="2.00801030563989" calcext:value-type="float">
            <text:p>2,00801030563989</text:p>
          </table:table-cell>
        </table:table-row>
        <table:table-row table:style-name="ro1">
          <table:table-cell office:value-type="float" office:value="1.92068897479107" calcext:value-type="float">
            <text:p>1,92068897479107</text:p>
          </table:table-cell>
          <table:table-cell office:value-type="float" office:value="1.99908465008153" calcext:value-type="float">
            <text:p>1,99908465008153</text:p>
          </table:table-cell>
          <table:table-cell office:value-type="float" office:value="1.95638921942969" calcext:value-type="float">
            <text:p>1,95638921942969</text:p>
          </table:table-cell>
          <table:table-cell office:value-type="float" office:value="2.00871833897135" calcext:value-type="float">
            <text:p>2,00871833897135</text:p>
          </table:table-cell>
        </table:table-row>
        <table:table-row table:style-name="ro1">
          <table:table-cell office:value-type="float" office:value="1.83210041809011" calcext:value-type="float">
            <text:p>1,83210041809011</text:p>
          </table:table-cell>
          <table:table-cell office:value-type="float" office:value="1.93231673864075" calcext:value-type="float">
            <text:p>1,93231673864075</text:p>
          </table:table-cell>
          <table:table-cell office:value-type="float" office:value="1.94504704001031" calcext:value-type="float">
            <text:p>1,94504704001031</text:p>
          </table:table-cell>
          <table:table-cell office:value-type="float" office:value="2.03533991658346" calcext:value-type="float">
            <text:p>2,03533991658346</text:p>
          </table:table-cell>
        </table:table-row>
        <table:table-row table:style-name="ro1">
          <table:table-cell office:value-type="float" office:value="1.84450930175991" calcext:value-type="float">
            <text:p>1,84450930175991</text:p>
          </table:table-cell>
          <table:table-cell office:value-type="float" office:value="1.91187129872004" calcext:value-type="float">
            <text:p>1,91187129872004</text:p>
          </table:table-cell>
          <table:table-cell office:value-type="float" office:value="1.90827241566715" calcext:value-type="float">
            <text:p>1,90827241566715</text:p>
          </table:table-cell>
          <table:table-cell office:value-type="float" office:value="2.01550922097298" calcext:value-type="float">
            <text:p>2,01550922097298</text:p>
          </table:table-cell>
        </table:table-row>
        <table:table-row table:style-name="ro1">
          <table:table-cell office:value-type="float" office:value="1.84342574624765" calcext:value-type="float">
            <text:p>1,84342574624765</text:p>
          </table:table-cell>
          <table:table-cell office:value-type="float" office:value="1.92366211244493" calcext:value-type="float">
            <text:p>1,92366211244493</text:p>
          </table:table-cell>
          <table:table-cell office:value-type="float" office:value="1.9079516920525" calcext:value-type="float">
            <text:p>1,9079516920525</text:p>
          </table:table-cell>
          <table:table-cell office:value-type="float" office:value="2.02654249363265" calcext:value-type="float">
            <text:p>2,02654249363265</text:p>
          </table:table-cell>
        </table:table-row>
        <table:table-row table:style-name="ro1">
          <table:table-cell office:value-type="float" office:value="1.86432430778642" calcext:value-type="float">
            <text:p>1,86432430778642</text:p>
          </table:table-cell>
          <table:table-cell office:value-type="float" office:value="1.92790772953178" calcext:value-type="float">
            <text:p>1,92790772953178</text:p>
          </table:table-cell>
          <table:table-cell office:value-type="float" office:value="1.93912378410994" calcext:value-type="float">
            <text:p>1,93912378410994</text:p>
          </table:table-cell>
          <table:table-cell office:value-type="float" office:value="2.0135586018821" calcext:value-type="float">
            <text:p>2,0135586018821</text:p>
          </table:table-cell>
        </table:table-row>
        <table:table-row table:style-name="ro1">
          <table:table-cell office:value-type="float" office:value="1.8286588199341" calcext:value-type="float">
            <text:p>1,8286588199341</text:p>
          </table:table-cell>
          <table:table-cell office:value-type="float" office:value="1.91590470312724" calcext:value-type="float">
            <text:p>1,91590470312724</text:p>
          </table:table-cell>
          <table:table-cell office:value-type="float" office:value="1.91617727133044" calcext:value-type="float">
            <text:p>1,91617727133044</text:p>
          </table:table-cell>
          <table:table-cell office:value-type="float" office:value="2.00728585953913" calcext:value-type="float">
            <text:p>2,00728585953913</text:p>
          </table:table-cell>
        </table:table-row>
        <table:table-row table:style-name="ro1">
          <table:table-cell office:value-type="float" office:value="1.84274569165249" calcext:value-type="float">
            <text:p>1,84274569165249</text:p>
          </table:table-cell>
          <table:table-cell office:value-type="float" office:value="1.96292210205157" calcext:value-type="float">
            <text:p>1,96292210205157</text:p>
          </table:table-cell>
          <table:table-cell office:value-type="float" office:value="1.91442496015711" calcext:value-type="float">
            <text:p>1,91442496015711</text:p>
          </table:table-cell>
          <table:table-cell office:value-type="float" office:value="2.05063544254809" calcext:value-type="float">
            <text:p>2,05063544254809</text:p>
          </table:table-cell>
        </table:table-row>
        <table:table-row table:style-name="ro1">
          <table:table-cell office:value-type="float" office:value="1.88293884054356" calcext:value-type="float">
            <text:p>1,88293884054356</text:p>
          </table:table-cell>
          <table:table-cell office:value-type="float" office:value="1.94629054401597" calcext:value-type="float">
            <text:p>1,94629054401597</text:p>
          </table:table-cell>
          <table:table-cell office:value-type="float" office:value="1.91068474751592" calcext:value-type="float">
            <text:p>1,91068474751592</text:p>
          </table:table-cell>
          <table:table-cell office:value-type="float" office:value="2.01458244471959" calcext:value-type="float">
            <text:p>2,01458244471959</text:p>
          </table:table-cell>
        </table:table-row>
        <table:table-row table:style-name="ro1">
          <table:table-cell office:value-type="float" office:value="1.92784575308279" calcext:value-type="float">
            <text:p>1,92784575308279</text:p>
          </table:table-cell>
          <table:table-cell office:value-type="float" office:value="1.93570672541422" calcext:value-type="float">
            <text:p>1,93570672541422</text:p>
          </table:table-cell>
          <table:table-cell office:value-type="float" office:value="1.95052564881608" calcext:value-type="float">
            <text:p>1,95052564881608</text:p>
          </table:table-cell>
          <table:table-cell office:value-type="float" office:value="2.00092781027666" calcext:value-type="float">
            <text:p>2,00092781027666</text:p>
          </table:table-cell>
        </table:table-row>
        <table:table-row table:style-name="ro1">
          <table:table-cell office:value-type="float" office:value="1.86652503614856" calcext:value-type="float">
            <text:p>1,86652503614856</text:p>
          </table:table-cell>
          <table:table-cell office:value-type="float" office:value="1.97561267026829" calcext:value-type="float">
            <text:p>1,97561267026829</text:p>
          </table:table-cell>
          <table:table-cell office:value-type="float" office:value="1.91866433416341" calcext:value-type="float">
            <text:p>1,91866433416341</text:p>
          </table:table-cell>
          <table:table-cell office:value-type="float" office:value="2.02730800925752" calcext:value-type="float">
            <text:p>2,02730800925752</text:p>
          </table:table-cell>
        </table:table-row>
        <table:table-row table:style-name="ro1">
          <table:table-cell office:value-type="float" office:value="1.9102635140413" calcext:value-type="float">
            <text:p>1,9102635140413</text:p>
          </table:table-cell>
          <table:table-cell office:value-type="float" office:value="1.92425019495017" calcext:value-type="float">
            <text:p>1,92425019495017</text:p>
          </table:table-cell>
          <table:table-cell office:value-type="float" office:value="1.92586856988953" calcext:value-type="float">
            <text:p>1,92586856988953</text:p>
          </table:table-cell>
          <table:table-cell office:value-type="float" office:value="2.01460689466974" calcext:value-type="float">
            <text:p>2,01460689466974</text:p>
          </table:table-cell>
        </table:table-row>
        <table:table-row table:style-name="ro1">
          <table:table-cell office:value-type="float" office:value="1.83857797757684" calcext:value-type="float">
            <text:p>1,83857797757684</text:p>
          </table:table-cell>
          <table:table-cell office:value-type="float" office:value="2.03522814707136" calcext:value-type="float">
            <text:p>2,03522814707136</text:p>
          </table:table-cell>
          <table:table-cell office:value-type="float" office:value="1.97884302330752" calcext:value-type="float">
            <text:p>1,97884302330752</text:p>
          </table:table-cell>
          <table:table-cell office:value-type="float" office:value="1.99195020407154" calcext:value-type="float">
            <text:p>1,99195020407154</text:p>
          </table:table-cell>
        </table:table-row>
        <table:table-row table:style-name="ro1">
          <table:table-cell office:value-type="float" office:value="1.82529420733857" calcext:value-type="float">
            <text:p>1,82529420733857</text:p>
          </table:table-cell>
          <table:table-cell office:value-type="float" office:value="2.08690513498839" calcext:value-type="float">
            <text:p>2,08690513498839</text:p>
          </table:table-cell>
          <table:table-cell office:value-type="float" office:value="1.99132451479827" calcext:value-type="float">
            <text:p>1,99132451479827</text:p>
          </table:table-cell>
          <table:table-cell office:value-type="float" office:value="2.00018136768095" calcext:value-type="float">
            <text:p>2,00018136768095</text:p>
          </table:table-cell>
        </table:table-row>
        <table:table-row table:style-name="ro1">
          <table:table-cell office:value-type="float" office:value="1.83786746307356" calcext:value-type="float">
            <text:p>1,83786746307356</text:p>
          </table:table-cell>
          <table:table-cell office:value-type="float" office:value="2.07631502916465" calcext:value-type="float">
            <text:p>2,07631502916465</text:p>
          </table:table-cell>
          <table:table-cell office:value-type="float" office:value="2.04369585887134" calcext:value-type="float">
            <text:p>2,04369585887134</text:p>
          </table:table-cell>
          <table:table-cell office:value-type="float" office:value="1.99786344472537" calcext:value-type="float">
            <text:p>1,99786344472537</text:p>
          </table:table-cell>
        </table:table-row>
        <table:table-row table:style-name="ro1">
          <table:table-cell office:value-type="float" office:value="1.86398776294785" calcext:value-type="float">
            <text:p>1,86398776294785</text:p>
          </table:table-cell>
          <table:table-cell office:value-type="float" office:value="2.08008092363854" calcext:value-type="float">
            <text:p>2,08008092363854</text:p>
          </table:table-cell>
          <table:table-cell office:value-type="float" office:value="2.02632899323856" calcext:value-type="float">
            <text:p>2,02632899323856</text:p>
          </table:table-cell>
          <table:table-cell office:value-type="float" office:value="2.02638131760603" calcext:value-type="float">
            <text:p>2,02638131760603</text:p>
          </table:table-cell>
        </table:table-row>
        <table:table-row table:style-name="ro1">
          <table:table-cell office:value-type="float" office:value="1.78807461411279" calcext:value-type="float">
            <text:p>1,78807461411279</text:p>
          </table:table-cell>
          <table:table-cell office:value-type="float" office:value="1.9567336197447" calcext:value-type="float">
            <text:p>1,9567336197447</text:p>
          </table:table-cell>
          <table:table-cell office:value-type="float" office:value="1.99148639926636" calcext:value-type="float">
            <text:p>1,99148639926636</text:p>
          </table:table-cell>
          <table:table-cell office:value-type="float" office:value="1.98349390539637" calcext:value-type="float">
            <text:p>1,98349390539637</text:p>
          </table:table-cell>
        </table:table-row>
        <table:table-row table:style-name="ro1">
          <table:table-cell office:value-type="float" office:value="1.86131964215399" calcext:value-type="float">
            <text:p>1,86131964215399</text:p>
          </table:table-cell>
          <table:table-cell office:value-type="float" office:value="1.92278046212246" calcext:value-type="float">
            <text:p>1,92278046212246</text:p>
          </table:table-cell>
          <table:table-cell office:value-type="float" office:value="1.95833412457581" calcext:value-type="float">
            <text:p>1,95833412457581</text:p>
          </table:table-cell>
          <table:table-cell office:value-type="float" office:value="1.97747469615814" calcext:value-type="float">
            <text:p>1,97747469615814</text:p>
          </table:table-cell>
        </table:table-row>
        <table:table-row table:style-name="ro1">
          <table:table-cell office:value-type="float" office:value="1.85382938358763" calcext:value-type="float">
            <text:p>1,85382938358763</text:p>
          </table:table-cell>
          <table:table-cell office:value-type="float" office:value="1.93182330533887" calcext:value-type="float">
            <text:p>1,93182330533887</text:p>
          </table:table-cell>
          <table:table-cell office:value-type="float" office:value="1.96133210793619" calcext:value-type="float">
            <text:p>1,96133210793619</text:p>
          </table:table-cell>
          <table:table-cell office:value-type="float" office:value="1.99043729642961" calcext:value-type="float">
            <text:p>1,99043729642961</text:p>
          </table:table-cell>
        </table:table-row>
        <table:table-row table:style-name="ro1">
          <table:table-cell office:value-type="float" office:value="1.80743690046821" calcext:value-type="float">
            <text:p>1,80743690046821</text:p>
          </table:table-cell>
          <table:table-cell office:value-type="float" office:value="1.91066206898185" calcext:value-type="float">
            <text:p>1,91066206898185</text:p>
          </table:table-cell>
          <table:table-cell office:value-type="float" office:value="1.90385662407419" calcext:value-type="float">
            <text:p>1,90385662407419</text:p>
          </table:table-cell>
          <table:table-cell office:value-type="float" office:value="2.01263677954018" calcext:value-type="float">
            <text:p>2,01263677954018</text:p>
          </table:table-cell>
        </table:table-row>
        <table:table-row table:style-name="ro1">
          <table:table-cell office:value-type="float" office:value="1.83843691477061" calcext:value-type="float">
            <text:p>1,83843691477061</text:p>
          </table:table-cell>
          <table:table-cell office:value-type="float" office:value="1.94029999557736" calcext:value-type="float">
            <text:p>1,94029999557736</text:p>
          </table:table-cell>
          <table:table-cell office:value-type="float" office:value="1.95308771399852" calcext:value-type="float">
            <text:p>1,95308771399852</text:p>
          </table:table-cell>
          <table:table-cell office:value-type="float" office:value="1.97875142348578" calcext:value-type="float">
            <text:p>1,97875142348578</text:p>
          </table:table-cell>
        </table:table-row>
        <table:table-row table:style-name="ro1">
          <table:table-cell office:value-type="float" office:value="1.83430811137028" calcext:value-type="float">
            <text:p>1,83430811137028</text:p>
          </table:table-cell>
          <table:table-cell office:value-type="float" office:value="1.92188608585668" calcext:value-type="float">
            <text:p>1,92188608585668</text:p>
          </table:table-cell>
          <table:table-cell office:value-type="float" office:value="1.90844972272891" calcext:value-type="float">
            <text:p>1,90844972272891</text:p>
          </table:table-cell>
          <table:table-cell office:value-type="float" office:value="1.98372921149099" calcext:value-type="float">
            <text:p>1,98372921149099</text:p>
          </table:table-cell>
        </table:table-row>
        <table:table-row table:style-name="ro1">
          <table:table-cell office:value-type="float" office:value="1.83517445430599" calcext:value-type="float">
            <text:p>1,83517445430599</text:p>
          </table:table-cell>
          <table:table-cell office:value-type="float" office:value="1.94250847698913" calcext:value-type="float">
            <text:p>1,94250847698913</text:p>
          </table:table-cell>
          <table:table-cell office:value-type="float" office:value="1.9466699702463" calcext:value-type="float">
            <text:p>1,9466699702463</text:p>
          </table:table-cell>
          <table:table-cell office:value-type="float" office:value="2.00879955679883" calcext:value-type="float">
            <text:p>2,00879955679883</text:p>
          </table:table-cell>
        </table:table-row>
        <table:table-row table:style-name="ro1">
          <table:table-cell office:value-type="float" office:value="1.86977356677715" calcext:value-type="float">
            <text:p>1,86977356677715</text:p>
          </table:table-cell>
          <table:table-cell office:value-type="float" office:value="1.94249635704312" calcext:value-type="float">
            <text:p>1,94249635704312</text:p>
          </table:table-cell>
          <table:table-cell office:value-type="float" office:value="1.88478968508537" calcext:value-type="float">
            <text:p>1,88478968508537</text:p>
          </table:table-cell>
          <table:table-cell office:value-type="float" office:value="1.99236805287356" calcext:value-type="float">
            <text:p>1,99236805287356</text:p>
          </table:table-cell>
        </table:table-row>
        <table:table-row table:style-name="ro1">
          <table:table-cell office:value-type="float" office:value="1.82655151433895" calcext:value-type="float">
            <text:p>1,82655151433895</text:p>
          </table:table-cell>
          <table:table-cell office:value-type="float" office:value="1.94624861657775" calcext:value-type="float">
            <text:p>1,94624861657775</text:p>
          </table:table-cell>
          <table:table-cell office:value-type="float" office:value="1.93919635924771" calcext:value-type="float">
            <text:p>1,93919635924771</text:p>
          </table:table-cell>
          <table:table-cell office:value-type="float" office:value="1.99695723613477" calcext:value-type="float">
            <text:p>1,99695723613477</text:p>
          </table:table-cell>
        </table:table-row>
        <table:table-row table:style-name="ro1">
          <table:table-cell office:value-type="float" office:value="1.84153509603561" calcext:value-type="float">
            <text:p>1,84153509603561</text:p>
          </table:table-cell>
          <table:table-cell office:value-type="float" office:value="1.94363888920343" calcext:value-type="float">
            <text:p>1,94363888920343</text:p>
          </table:table-cell>
          <table:table-cell office:value-type="float" office:value="1.92890790630411" calcext:value-type="float">
            <text:p>1,92890790630411</text:p>
          </table:table-cell>
          <table:table-cell office:value-type="float" office:value="1.98037488701533" calcext:value-type="float">
            <text:p>1,98037488701533</text:p>
          </table:table-cell>
        </table:table-row>
        <table:table-row table:style-name="ro1">
          <table:table-cell office:value-type="float" office:value="1.82975871978731" calcext:value-type="float">
            <text:p>1,82975871978731</text:p>
          </table:table-cell>
          <table:table-cell office:value-type="float" office:value="1.8832973897596" calcext:value-type="float">
            <text:p>1,8832973897596</text:p>
          </table:table-cell>
          <table:table-cell office:value-type="float" office:value="1.93081361424246" calcext:value-type="float">
            <text:p>1,93081361424246</text:p>
          </table:table-cell>
          <table:table-cell office:value-type="float" office:value="1.97948943409176" calcext:value-type="float">
            <text:p>1,97948943409176</text:p>
          </table:table-cell>
        </table:table-row>
        <table:table-row table:style-name="ro1">
          <table:table-cell office:value-type="float" office:value="1.84845738875409" calcext:value-type="float">
            <text:p>1,84845738875409</text:p>
          </table:table-cell>
          <table:table-cell office:value-type="float" office:value="1.91847981290577" calcext:value-type="float">
            <text:p>1,91847981290577</text:p>
          </table:table-cell>
          <table:table-cell office:value-type="float" office:value="1.89095121478142" calcext:value-type="float">
            <text:p>1,89095121478142</text:p>
          </table:table-cell>
          <table:table-cell office:value-type="float" office:value="2.00379953729339" calcext:value-type="float">
            <text:p>2,00379953729339</text:p>
          </table:table-cell>
        </table:table-row>
        <table:table-row table:style-name="ro1">
          <table:table-cell office:value-type="float" office:value="1.8485212802687" calcext:value-type="float">
            <text:p>1,8485212802687</text:p>
          </table:table-cell>
          <table:table-cell office:value-type="float" office:value="1.94918365087791" calcext:value-type="float">
            <text:p>1,94918365087791</text:p>
          </table:table-cell>
          <table:table-cell office:value-type="float" office:value="1.91810814086101" calcext:value-type="float">
            <text:p>1,91810814086101</text:p>
          </table:table-cell>
          <table:table-cell office:value-type="float" office:value="2.00760514712342" calcext:value-type="float">
            <text:p>2,00760514712342</text:p>
          </table:table-cell>
        </table:table-row>
        <table:table-row table:style-name="ro1">
          <table:table-cell office:value-type="float" office:value="1.88074591288959" calcext:value-type="float">
            <text:p>1,88074591288959</text:p>
          </table:table-cell>
          <table:table-cell office:value-type="float" office:value="1.93632378216538" calcext:value-type="float">
            <text:p>1,93632378216538</text:p>
          </table:table-cell>
          <table:table-cell office:value-type="float" office:value="1.97608999234399" calcext:value-type="float">
            <text:p>1,97608999234399</text:p>
          </table:table-cell>
          <table:table-cell office:value-type="float" office:value="1.96498071523107" calcext:value-type="float">
            <text:p>1,96498071523107</text:p>
          </table:table-cell>
        </table:table-row>
        <table:table-row table:style-name="ro1">
          <table:table-cell office:value-type="float" office:value="1.85831497652156" calcext:value-type="float">
            <text:p>1,85831497652156</text:p>
          </table:table-cell>
          <table:table-cell office:value-type="float" office:value="1.9315427664636" calcext:value-type="float">
            <text:p>1,9315427664636</text:p>
          </table:table-cell>
          <table:table-cell office:value-type="float" office:value="1.94150840654798" calcext:value-type="float">
            <text:p>1,94150840654798</text:p>
          </table:table-cell>
          <table:table-cell office:value-type="float" office:value="1.95267702278569" calcext:value-type="float">
            <text:p>1,95267702278569</text:p>
          </table:table-cell>
        </table:table-row>
        <table:table-row table:style-name="ro1">
          <table:table-cell office:value-type="float" office:value="1.87484560580809" calcext:value-type="float">
            <text:p>1,87484560580809</text:p>
          </table:table-cell>
          <table:table-cell office:value-type="float" office:value="1.97239164311715" calcext:value-type="float">
            <text:p>1,97239164311715</text:p>
          </table:table-cell>
          <table:table-cell office:value-type="float" office:value="1.93186263705331" calcext:value-type="float">
            <text:p>1,93186263705331</text:p>
          </table:table-cell>
          <table:table-cell office:value-type="float" office:value="2.03968190248249" calcext:value-type="float">
            <text:p>2,03968190248249</text:p>
          </table:table-cell>
        </table:table-row>
        <table:table-row table:style-name="ro1">
          <table:table-cell office:value-type="float" office:value="1.87065458247348" calcext:value-type="float">
            <text:p>1,87065458247348</text:p>
          </table:table-cell>
          <table:table-cell office:value-type="float" office:value="1.94575870563518" calcext:value-type="float">
            <text:p>1,94575870563518</text:p>
          </table:table-cell>
          <table:table-cell office:value-type="float" office:value="1.92561386341827" calcext:value-type="float">
            <text:p>1,92561386341827</text:p>
          </table:table-cell>
          <table:table-cell office:value-type="float" office:value="2.01195721944939" calcext:value-type="float">
            <text:p>2,01195721944939</text:p>
          </table:table-cell>
        </table:table-row>
        <table:table-row table:style-name="ro1">
          <table:table-cell office:value-type="float" office:value="1.96995221138585" calcext:value-type="float">
            <text:p>1,96995221138585</text:p>
          </table:table-cell>
          <table:table-cell office:value-type="float" office:value="1.93773761174213" calcext:value-type="float">
            <text:p>1,93773761174213</text:p>
          </table:table-cell>
          <table:table-cell office:value-type="float" office:value="1.93429013520632" calcext:value-type="float">
            <text:p>1,93429013520632</text:p>
          </table:table-cell>
          <table:table-cell office:value-type="float" office:value="1.98186248928787" calcext:value-type="float">
            <text:p>1,98186248928787</text:p>
          </table:table-cell>
        </table:table-row>
        <table:table-row table:style-name="ro1">
          <table:table-cell office:value-type="float" office:value="1.80646227627373" calcext:value-type="float">
            <text:p>1,80646227627373</text:p>
          </table:table-cell>
          <table:table-cell office:value-type="float" office:value="1.87593528005595" calcext:value-type="float">
            <text:p>1,87593528005595</text:p>
          </table:table-cell>
          <table:table-cell office:value-type="float" office:value="1.90953948048414" calcext:value-type="float">
            <text:p>1,90953948048414</text:p>
          </table:table-cell>
          <table:table-cell office:value-type="float" office:value="2.03239485851671" calcext:value-type="float">
            <text:p>2,03239485851671</text:p>
          </table:table-cell>
        </table:table-row>
        <table:table-row table:style-name="ro1">
          <table:table-cell office:value-type="float" office:value="1.9579172045152" calcext:value-type="float">
            <text:p>1,9579172045152</text:p>
          </table:table-cell>
          <table:table-cell office:value-type="float" office:value="1.89577479842589" calcext:value-type="float">
            <text:p>1,89577479842589</text:p>
          </table:table-cell>
          <table:table-cell office:value-type="float" office:value="1.96881961886769" calcext:value-type="float">
            <text:p>1,96881961886769</text:p>
          </table:table-cell>
          <table:table-cell office:value-type="float" office:value="1.99677090514214" calcext:value-type="float">
            <text:p>1,99677090514214</text:p>
          </table:table-cell>
        </table:table-row>
        <table:table-row table:style-name="ro1">
          <table:table-cell office:value-type="float" office:value="1.88919036522425" calcext:value-type="float">
            <text:p>1,88919036522425</text:p>
          </table:table-cell>
          <table:table-cell office:value-type="float" office:value="1.9618428208595" calcext:value-type="float">
            <text:p>1,9618428208595</text:p>
          </table:table-cell>
          <table:table-cell office:value-type="float" office:value="1.90647964091472" calcext:value-type="float">
            <text:p>1,90647964091472</text:p>
          </table:table-cell>
          <table:table-cell office:value-type="float" office:value="2.00646994938033" calcext:value-type="float">
            <text:p>2,00646994938033</text:p>
          </table:table-cell>
        </table:table-row>
        <table:table-row table:style-name="ro1">
          <table:table-cell office:value-type="float" office:value="1.84978638797726" calcext:value-type="float">
            <text:p>1,84978638797726</text:p>
          </table:table-cell>
          <table:table-cell office:value-type="float" office:value="1.93449404906638" calcext:value-type="float">
            <text:p>1,93449404906638</text:p>
          </table:table-cell>
          <table:table-cell office:value-type="float" office:value="2.50320709245965" calcext:value-type="float">
            <text:p>2,50320709245965</text:p>
          </table:table-cell>
          <table:table-cell office:value-type="float" office:value="1.97980461378361" calcext:value-type="float">
            <text:p>1,97980461378361</text:p>
          </table:table-cell>
        </table:table-row>
        <table:table-row table:style-name="ro1">
          <table:table-cell office:value-type="float" office:value="1.80613362500891" calcext:value-type="float">
            <text:p>1,80613362500891</text:p>
          </table:table-cell>
          <table:table-cell office:value-type="float" office:value="1.94175132123707" calcext:value-type="float">
            <text:p>1,94175132123707</text:p>
          </table:table-cell>
          <table:table-cell office:value-type="float" office:value="2.01239441602826" calcext:value-type="float">
            <text:p>2,01239441602826</text:p>
          </table:table-cell>
          <table:table-cell office:value-type="float" office:value="1.95034969961859" calcext:value-type="float">
            <text:p>1,95034969961859</text:p>
          </table:table-cell>
        </table:table-row>
        <table:table-row table:style-name="ro1">
          <table:table-cell office:value-type="float" office:value="1.82668403351242" calcext:value-type="float">
            <text:p>1,82668403351242</text:p>
          </table:table-cell>
          <table:table-cell office:value-type="float" office:value="1.92580385840399" calcext:value-type="float">
            <text:p>1,92580385840399</text:p>
          </table:table-cell>
          <table:table-cell office:value-type="float" office:value="1.95596112561745" calcext:value-type="float">
            <text:p>1,95596112561745</text:p>
          </table:table-cell>
          <table:table-cell office:value-type="float" office:value="1.97969240345877" calcext:value-type="float">
            <text:p>1,97969240345877</text:p>
          </table:table-cell>
        </table:table-row>
        <table:table-row table:style-name="ro1">
          <table:table-cell office:value-type="float" office:value="1.87693034506887" calcext:value-type="float">
            <text:p>1,87693034506887</text:p>
          </table:table-cell>
          <table:table-cell office:value-type="float" office:value="1.92983722493636" calcext:value-type="float">
            <text:p>1,92983722493636</text:p>
          </table:table-cell>
          <table:table-cell office:value-type="float" office:value="2.02815478410061" calcext:value-type="float">
            <text:p>2,02815478410061</text:p>
          </table:table-cell>
          <table:table-cell office:value-type="float" office:value="1.94019250787162" calcext:value-type="float">
            <text:p>1,94019250787162</text:p>
          </table:table-cell>
        </table:table-row>
        <table:table-row table:style-name="ro1">
          <table:table-cell office:value-type="float" office:value="1.85868272419285" calcext:value-type="float">
            <text:p>1,85868272419285</text:p>
          </table:table-cell>
          <table:table-cell office:value-type="float" office:value="1.88950117349831" calcext:value-type="float">
            <text:p>1,88950117349831</text:p>
          </table:table-cell>
          <table:table-cell office:value-type="float" office:value="1.94358623545599" calcext:value-type="float">
            <text:p>1,94358623545599</text:p>
          </table:table-cell>
          <table:table-cell office:value-type="float" office:value="1.99073504812932" calcext:value-type="float">
            <text:p>1,99073504812932</text:p>
          </table:table-cell>
        </table:table-row>
        <table:table-row table:style-name="ro1">
          <table:table-cell office:value-type="float" office:value="1.9051049242958" calcext:value-type="float">
            <text:p>1,9051049242958</text:p>
          </table:table-cell>
          <table:table-cell office:value-type="float" office:value="1.90541689722277" calcext:value-type="float">
            <text:p>1,90541689722277</text:p>
          </table:table-cell>
          <table:table-cell office:value-type="float" office:value="2.05157035177446" calcext:value-type="float">
            <text:p>2,05157035177446</text:p>
          </table:table-cell>
          <table:table-cell office:value-type="float" office:value="1.97967898935694" calcext:value-type="float">
            <text:p>1,97967898935694</text:p>
          </table:table-cell>
        </table:table-row>
        <table:table-row table:style-name="ro1">
          <table:table-cell office:value-type="float" office:value="1.96404419646175" calcext:value-type="float">
            <text:p>1,96404419646175</text:p>
          </table:table-cell>
          <table:table-cell office:value-type="float" office:value="1.92535871551199" calcext:value-type="float">
            <text:p>1,92535871551199</text:p>
          </table:table-cell>
          <table:table-cell office:value-type="float" office:value="1.96467534331779" calcext:value-type="float">
            <text:p>1,96467534331779</text:p>
          </table:table-cell>
          <table:table-cell office:value-type="float" office:value="1.93605674381279" calcext:value-type="float">
            <text:p>1,93605674381279</text:p>
          </table:table-cell>
        </table:table-row>
        <table:table-row table:style-name="ro1">
          <table:table-cell office:value-type="float" office:value="1.86605058593326" calcext:value-type="float">
            <text:p>1,86605058593326</text:p>
          </table:table-cell>
          <table:table-cell office:value-type="float" office:value="1.90503432355204" calcext:value-type="float">
            <text:p>1,90503432355204</text:p>
          </table:table-cell>
          <table:table-cell office:value-type="float" office:value="1.95551521215153" calcext:value-type="float">
            <text:p>1,95551521215153</text:p>
          </table:table-cell>
          <table:table-cell office:value-type="float" office:value="1.97912511949431" calcext:value-type="float">
            <text:p>1,97912511949431</text:p>
          </table:table-cell>
        </table:table-row>
        <table:table-row table:style-name="ro1">
          <table:table-cell office:value-type="float" office:value="1.88457011720866" calcext:value-type="float">
            <text:p>1,88457011720866</text:p>
          </table:table-cell>
          <table:table-cell office:value-type="float" office:value="1.91355267610492" calcext:value-type="float">
            <text:p>1,91355267610492</text:p>
          </table:table-cell>
          <table:table-cell office:value-type="float" office:value="1.96524911506028" calcext:value-type="float">
            <text:p>1,96524911506028</text:p>
          </table:table-cell>
          <table:table-cell office:value-type="float" office:value="1.96670519343356" calcext:value-type="float">
            <text:p>1,96670519343356</text:p>
          </table:table-cell>
        </table:table-row>
        <table:table-row table:style-name="ro1">
          <table:table-cell office:value-type="float" office:value="1.90876540660869" calcext:value-type="float">
            <text:p>1,90876540660869</text:p>
          </table:table-cell>
          <table:table-cell office:value-type="float" office:value="1.93374261241385" calcext:value-type="float">
            <text:p>1,93374261241385</text:p>
          </table:table-cell>
          <table:table-cell office:value-type="float" office:value="1.95711676483343" calcext:value-type="float">
            <text:p>1,95711676483343</text:p>
          </table:table-cell>
          <table:table-cell office:value-type="float" office:value="1.97412037168248" calcext:value-type="float">
            <text:p>1,97412037168248</text:p>
          </table:table-cell>
        </table:table-row>
        <table:table-row table:style-name="ro1">
          <table:table-cell office:value-type="float" office:value="1.86023525085157" calcext:value-type="float">
            <text:p>1,86023525085157</text:p>
          </table:table-cell>
          <table:table-cell office:value-type="float" office:value="1.98046068654659" calcext:value-type="float">
            <text:p>1,98046068654659</text:p>
          </table:table-cell>
          <table:table-cell office:value-type="float" office:value="1.99371255945407" calcext:value-type="float">
            <text:p>1,99371255945407</text:p>
          </table:table-cell>
          <table:table-cell office:value-type="float" office:value="1.99866452135039" calcext:value-type="float">
            <text:p>1,99866452135039</text:p>
          </table:table-cell>
        </table:table-row>
        <table:table-row table:style-name="ro1">
          <table:table-cell office:value-type="float" office:value="1.86232695503036" calcext:value-type="float">
            <text:p>1,86232695503036</text:p>
          </table:table-cell>
          <table:table-cell office:value-type="float" office:value="1.92731332192971" calcext:value-type="float">
            <text:p>1,92731332192971</text:p>
          </table:table-cell>
          <table:table-cell office:value-type="float" office:value="1.94831717259941" calcext:value-type="float">
            <text:p>1,94831717259941</text:p>
          </table:table-cell>
          <table:table-cell office:value-type="float" office:value="1.94591452002262" calcext:value-type="float">
            <text:p>1,94591452002262</text:p>
          </table:table-cell>
        </table:table-row>
        <table:table-row table:style-name="ro1">
          <table:table-cell office:value-type="float" office:value="1.84047410685772" calcext:value-type="float">
            <text:p>1,84047410685772</text:p>
          </table:table-cell>
          <table:table-cell office:value-type="float" office:value="1.95165964222299" calcext:value-type="float">
            <text:p>1,95165964222299</text:p>
          </table:table-cell>
          <table:table-cell office:value-type="float" office:value="1.93196406736634" calcext:value-type="float">
            <text:p>1,93196406736634</text:p>
          </table:table-cell>
          <table:table-cell office:value-type="float" office:value="1.97434013922747" calcext:value-type="float">
            <text:p>1,97434013922747</text:p>
          </table:table-cell>
        </table:table-row>
        <table:table-row table:style-name="ro1">
          <table:table-cell office:value-type="float" office:value="1.84152803825201" calcext:value-type="float">
            <text:p>1,84152803825201</text:p>
          </table:table-cell>
          <table:table-cell office:value-type="float" office:value="1.94536726925393" calcext:value-type="float">
            <text:p>1,94536726925393</text:p>
          </table:table-cell>
          <table:table-cell office:value-type="float" office:value="1.95577611479678" calcext:value-type="float">
            <text:p>1,95577611479678</text:p>
          </table:table-cell>
          <table:table-cell office:value-type="float" office:value="1.99977526914333" calcext:value-type="float">
            <text:p>1,99977526914333</text:p>
          </table:table-cell>
        </table:table-row>
        <table:table-row table:style-name="ro1">
          <table:table-cell office:value-type="float" office:value="1.87567294520291" calcext:value-type="float">
            <text:p>1,87567294520291</text:p>
          </table:table-cell>
          <table:table-cell office:value-type="float" office:value="1.91544626616946" calcext:value-type="float">
            <text:p>1,91544626616946</text:p>
          </table:table-cell>
          <table:table-cell office:value-type="float" office:value="1.96810775234705" calcext:value-type="float">
            <text:p>1,96810775234705</text:p>
          </table:table-cell>
          <table:table-cell office:value-type="float" office:value="1.99653221497137" calcext:value-type="float">
            <text:p>1,99653221497137</text:p>
          </table:table-cell>
        </table:table-row>
        <table:table-row table:style-name="ro1">
          <table:table-cell office:value-type="float" office:value="1.8864280787388" calcext:value-type="float">
            <text:p>1,8864280787388</text:p>
          </table:table-cell>
          <table:table-cell office:value-type="float" office:value="1.95103660124848" calcext:value-type="float">
            <text:p>1,95103660124848</text:p>
          </table:table-cell>
          <table:table-cell office:value-type="float" office:value="1.97551709500075" calcext:value-type="float">
            <text:p>1,97551709500075</text:p>
          </table:table-cell>
          <table:table-cell office:value-type="float" office:value="1.996986489593" calcext:value-type="float">
            <text:p>1,996986489593</text:p>
          </table:table-cell>
        </table:table-row>
        <table:table-row table:style-name="ro1">
          <table:table-cell office:value-type="float" office:value="1.90357338525671" calcext:value-type="float">
            <text:p>1,90357338525671</text:p>
          </table:table-cell>
          <table:table-cell office:value-type="float" office:value="1.97394780630984" calcext:value-type="float">
            <text:p>1,97394780630984</text:p>
          </table:table-cell>
          <table:table-cell office:value-type="float" office:value="1.88988447784783" calcext:value-type="float">
            <text:p>1,88988447784783</text:p>
          </table:table-cell>
          <table:table-cell office:value-type="float" office:value="2.00982743232705" calcext:value-type="float">
            <text:p>2,00982743232705</text:p>
          </table:table-cell>
        </table:table-row>
        <table:table-row table:style-name="ro1">
          <table:table-cell office:value-type="float" office:value="1.88836311869501" calcext:value-type="float">
            <text:p>1,88836311869501</text:p>
          </table:table-cell>
          <table:table-cell office:value-type="float" office:value="1.92054561982812" calcext:value-type="float">
            <text:p>1,92054561982812</text:p>
          </table:table-cell>
          <table:table-cell office:value-type="float" office:value="1.94615954722189" calcext:value-type="float">
            <text:p>1,94615954722189</text:p>
          </table:table-cell>
          <table:table-cell office:value-type="float" office:value="1.97279545887062" calcext:value-type="float">
            <text:p>1,97279545887062</text:p>
          </table:table-cell>
        </table:table-row>
        <table:table-row table:style-name="ro1">
          <table:table-cell office:value-type="float" office:value="1.90569768525182" calcext:value-type="float">
            <text:p>1,90569768525182</text:p>
          </table:table-cell>
          <table:table-cell office:value-type="float" office:value="1.9136127077125" calcext:value-type="float">
            <text:p>1,9136127077125</text:p>
          </table:table-cell>
          <table:table-cell office:value-type="float" office:value="1.90836739351674" calcext:value-type="float">
            <text:p>1,90836739351674</text:p>
          </table:table-cell>
          <table:table-cell office:value-type="float" office:value="2.03690660283547" calcext:value-type="float">
            <text:p>2,03690660283547</text:p>
          </table:table-cell>
        </table:table-row>
        <table:table-row table:style-name="ro1">
          <table:table-cell office:value-type="float" office:value="1.88952616713823" calcext:value-type="float">
            <text:p>1,88952616713823</text:p>
          </table:table-cell>
          <table:table-cell office:value-type="float" office:value="1.93331625543816" calcext:value-type="float">
            <text:p>1,93331625543816</text:p>
          </table:table-cell>
          <table:table-cell office:value-type="float" office:value="1.91669678509188" calcext:value-type="float">
            <text:p>1,91669678509188</text:p>
          </table:table-cell>
          <table:table-cell office:value-type="float" office:value="1.95561198502528" calcext:value-type="float">
            <text:p>1,95561198502528</text:p>
          </table:table-cell>
        </table:table-row>
        <table:table-row table:style-name="ro1">
          <table:table-cell office:value-type="float" office:value="1.8201597626422" calcext:value-type="float">
            <text:p>1,8201597626422</text:p>
          </table:table-cell>
          <table:table-cell office:value-type="float" office:value="1.92261138887564" calcext:value-type="float">
            <text:p>1,92261138887564</text:p>
          </table:table-cell>
          <table:table-cell office:value-type="float" office:value="1.96277090175077" calcext:value-type="float">
            <text:p>1,96277090175077</text:p>
          </table:table-cell>
          <table:table-cell office:value-type="float" office:value="2.01026191950345" calcext:value-type="float">
            <text:p>2,01026191950345</text:p>
          </table:table-cell>
        </table:table-row>
        <table:table-row table:style-name="ro1">
          <table:table-cell office:value-type="float" office:value="1.85250122015462" calcext:value-type="float">
            <text:p>1,85250122015462</text:p>
          </table:table-cell>
          <table:table-cell office:value-type="float" office:value="1.94678045495854" calcext:value-type="float">
            <text:p>1,94678045495854</text:p>
          </table:table-cell>
          <table:table-cell office:value-type="float" office:value="1.91628096302084" calcext:value-type="float">
            <text:p>1,91628096302084</text:p>
          </table:table-cell>
          <table:table-cell office:value-type="float" office:value="1.98394416612768" calcext:value-type="float">
            <text:p>1,98394416612768</text:p>
          </table:table-cell>
        </table:table-row>
        <table:table-row table:style-name="ro1">
          <table:table-cell office:value-type="float" office:value="1.87502483636506" calcext:value-type="float">
            <text:p>1,87502483636506</text:p>
          </table:table-cell>
          <table:table-cell office:value-type="float" office:value="1.92719193309547" calcext:value-type="float">
            <text:p>1,92719193309547</text:p>
          </table:table-cell>
          <table:table-cell office:value-type="float" office:value="1.91274373161249" calcext:value-type="float">
            <text:p>1,91274373161249</text:p>
          </table:table-cell>
          <table:table-cell office:value-type="float" office:value="2.02392507053801" calcext:value-type="float">
            <text:p>2,02392507053801</text:p>
          </table:table-cell>
        </table:table-row>
        <table:table-row table:style-name="ro1">
          <table:table-cell office:value-type="float" office:value="1.82938400719801" calcext:value-type="float">
            <text:p>1,82938400719801</text:p>
          </table:table-cell>
          <table:table-cell office:value-type="float" office:value="2.02192627907783" calcext:value-type="float">
            <text:p>2,02192627907783</text:p>
          </table:table-cell>
          <table:table-cell office:value-type="float" office:value="1.93169659165086" calcext:value-type="float">
            <text:p>1,93169659165086</text:p>
          </table:table-cell>
          <table:table-cell office:value-type="float" office:value="1.95514517052148" calcext:value-type="float">
            <text:p>1,95514517052148</text:p>
          </table:table-cell>
        </table:table-row>
        <table:table-row table:style-name="ro1">
          <table:table-cell office:value-type="float" office:value="1.81751262946796" calcext:value-type="float">
            <text:p>1,81751262946796</text:p>
          </table:table-cell>
          <table:table-cell office:value-type="float" office:value="1.91656046795597" calcext:value-type="float">
            <text:p>1,91656046795597</text:p>
          </table:table-cell>
          <table:table-cell office:value-type="float" office:value="1.98054865965191" calcext:value-type="float">
            <text:p>1,98054865965191</text:p>
          </table:table-cell>
          <table:table-cell office:value-type="float" office:value="1.99602589137858" calcext:value-type="float">
            <text:p>1,99602589137858</text:p>
          </table:table-cell>
        </table:table-row>
        <table:table-row table:style-name="ro1">
          <table:table-cell office:value-type="float" office:value="1.8485999374095" calcext:value-type="float">
            <text:p>1,8485999374095</text:p>
          </table:table-cell>
          <table:table-cell office:value-type="float" office:value="1.95045707845511" calcext:value-type="float">
            <text:p>1,95045707845511</text:p>
          </table:table-cell>
          <table:table-cell office:value-type="float" office:value="1.92662481971004" calcext:value-type="float">
            <text:p>1,92662481971004</text:p>
          </table:table-cell>
          <table:table-cell office:value-type="float" office:value="2.01718401905761" calcext:value-type="float">
            <text:p>2,01718401905761</text:p>
          </table:table-cell>
        </table:table-row>
        <table:table-row table:style-name="ro1">
          <table:table-cell office:value-type="float" office:value="2.00081831353118" calcext:value-type="float">
            <text:p>2,00081831353118</text:p>
          </table:table-cell>
          <table:table-cell office:value-type="float" office:value="1.93598696129084" calcext:value-type="float">
            <text:p>1,93598696129084</text:p>
          </table:table-cell>
          <table:table-cell office:value-type="float" office:value="1.94289321374678" calcext:value-type="float">
            <text:p>1,94289321374678</text:p>
          </table:table-cell>
          <table:table-cell office:value-type="float" office:value="2.01211997471155" calcext:value-type="float">
            <text:p>2,01211997471155</text:p>
          </table:table-cell>
        </table:table-row>
        <table:table-row table:style-name="ro1">
          <table:table-cell office:value-type="float" office:value="1.83156059051103" calcext:value-type="float">
            <text:p>1,83156059051103</text:p>
          </table:table-cell>
          <table:table-cell office:value-type="float" office:value="1.9088320328842" calcext:value-type="float">
            <text:p>1,9088320328842</text:p>
          </table:table-cell>
          <table:table-cell office:value-type="float" office:value="1.92176830074327" calcext:value-type="float">
            <text:p>1,92176830074327</text:p>
          </table:table-cell>
          <table:table-cell office:value-type="float" office:value="1.98635688081618" calcext:value-type="float">
            <text:p>1,98635688081618</text:p>
          </table:table-cell>
        </table:table-row>
        <table:table-row table:style-name="ro1">
          <table:table-cell office:value-type="float" office:value="2.01156629641791" calcext:value-type="float">
            <text:p>2,01156629641791</text:p>
          </table:table-cell>
          <table:table-cell office:value-type="float" office:value="1.95699794819218" calcext:value-type="float">
            <text:p>1,95699794819218</text:p>
          </table:table-cell>
          <table:table-cell office:value-type="float" office:value="1.96297275229493" calcext:value-type="float">
            <text:p>1,96297275229493</text:p>
          </table:table-cell>
          <table:table-cell office:value-type="float" office:value="1.97853575443301" calcext:value-type="float">
            <text:p>1,97853575443301</text:p>
          </table:table-cell>
        </table:table-row>
        <table:table-row table:style-name="ro1">
          <table:table-cell office:value-type="float" office:value="1.8805815408244" calcext:value-type="float">
            <text:p>1,8805815408244</text:p>
          </table:table-cell>
          <table:table-cell office:value-type="float" office:value="1.97964577167684" calcext:value-type="float">
            <text:p>1,97964577167684</text:p>
          </table:table-cell>
          <table:table-cell office:value-type="float" office:value="1.92539696717666" calcext:value-type="float">
            <text:p>1,92539696717666</text:p>
          </table:table-cell>
          <table:table-cell office:value-type="float" office:value="1.973489222681" calcext:value-type="float">
            <text:p>1,973489222681</text:p>
          </table:table-cell>
        </table:table-row>
        <table:table-row table:style-name="ro1">
          <table:table-cell office:value-type="float" office:value="1.87445538466801" calcext:value-type="float">
            <text:p>1,87445538466801</text:p>
          </table:table-cell>
          <table:table-cell office:value-type="float" office:value="1.9879975885966" calcext:value-type="float">
            <text:p>1,9879975885966</text:p>
          </table:table-cell>
          <table:table-cell office:value-type="float" office:value="1.98058912323101" calcext:value-type="float">
            <text:p>1,98058912323101</text:p>
          </table:table-cell>
          <table:table-cell office:value-type="float" office:value="1.98480526310323" calcext:value-type="float">
            <text:p>1,98480526310323</text:p>
          </table:table-cell>
        </table:table-row>
        <table:table-row table:style-name="ro1">
          <table:table-cell office:value-type="float" office:value="1.83400434807917" calcext:value-type="float">
            <text:p>1,83400434807917</text:p>
          </table:table-cell>
          <table:table-cell office:value-type="float" office:value="1.92984995087967" calcext:value-type="float">
            <text:p>1,92984995087967</text:p>
          </table:table-cell>
          <table:table-cell office:value-type="float" office:value="1.90489073687024" calcext:value-type="float">
            <text:p>1,90489073687024</text:p>
          </table:table-cell>
          <table:table-cell office:value-type="float" office:value="1.97775919355961" calcext:value-type="float">
            <text:p>1,97775919355961</text:p>
          </table:table-cell>
        </table:table-row>
        <table:table-row table:style-name="ro1">
          <table:table-cell office:value-type="float" office:value="1.82037790387448" calcext:value-type="float">
            <text:p>1,82037790387448</text:p>
          </table:table-cell>
          <table:table-cell office:value-type="float" office:value="1.9623044393031" calcext:value-type="float">
            <text:p>1,9623044393031</text:p>
          </table:table-cell>
          <table:table-cell office:value-type="float" office:value="1.93913376432207" calcext:value-type="float">
            <text:p>1,93913376432207</text:p>
          </table:table-cell>
          <table:table-cell office:value-type="float" office:value="1.9891410072618" calcext:value-type="float">
            <text:p>1,9891410072618</text:p>
          </table:table-cell>
        </table:table-row>
        <table:table-row table:style-name="ro1">
          <table:table-cell office:value-type="float" office:value="1.86055545134919" calcext:value-type="float">
            <text:p>1,86055545134919</text:p>
          </table:table-cell>
          <table:table-cell office:value-type="float" office:value="1.88535050861348" calcext:value-type="float">
            <text:p>1,88535050861348</text:p>
          </table:table-cell>
          <table:table-cell office:value-type="float" office:value="1.93190842240716" calcext:value-type="float">
            <text:p>1,93190842240716</text:p>
          </table:table-cell>
          <table:table-cell office:value-type="float" office:value="1.96891651799057" calcext:value-type="float">
            <text:p>1,96891651799057</text:p>
          </table:table-cell>
        </table:table-row>
        <table:table-row table:style-name="ro1">
          <table:table-cell office:value-type="float" office:value="1.82610594531703" calcext:value-type="float">
            <text:p>1,82610594531703</text:p>
          </table:table-cell>
          <table:table-cell office:value-type="float" office:value="1.96688752113663" calcext:value-type="float">
            <text:p>1,96688752113663</text:p>
          </table:table-cell>
          <table:table-cell office:value-type="float" office:value="1.93095424176326" calcext:value-type="float">
            <text:p>1,93095424176326</text:p>
          </table:table-cell>
          <table:table-cell office:value-type="float" office:value="2.13866731415324" calcext:value-type="float">
            <text:p>2,13866731415324</text:p>
          </table:table-cell>
        </table:table-row>
        <table:table-row table:style-name="ro1">
          <table:table-cell office:value-type="float" office:value="1.85431859942912" calcext:value-type="float">
            <text:p>1,85431859942912</text:p>
          </table:table-cell>
          <table:table-cell office:value-type="float" office:value="1.98900380923914" calcext:value-type="float">
            <text:p>1,98900380923914</text:p>
          </table:table-cell>
          <table:table-cell office:value-type="float" office:value="1.91431962519916" calcext:value-type="float">
            <text:p>1,91431962519916</text:p>
          </table:table-cell>
          <table:table-cell office:value-type="float" office:value="2.04579115634681" calcext:value-type="float">
            <text:p>2,04579115634681</text:p>
          </table:table-cell>
        </table:table-row>
        <table:table-row table:style-name="ro1">
          <table:table-cell office:value-type="float" office:value="2.01128426367102" calcext:value-type="float">
            <text:p>2,01128426367102</text:p>
          </table:table-cell>
          <table:table-cell office:value-type="float" office:value="1.94267433087529" calcext:value-type="float">
            <text:p>1,94267433087529</text:p>
          </table:table-cell>
          <table:table-cell office:value-type="float" office:value="1.93639983445941" calcext:value-type="float">
            <text:p>1,93639983445941</text:p>
          </table:table-cell>
          <table:table-cell office:value-type="float" office:value="1.99788394658668" calcext:value-type="float">
            <text:p>1,99788394658668</text:p>
          </table:table-cell>
        </table:table-row>
        <table:table-row table:style-name="ro1">
          <table:table-cell office:value-type="float" office:value="1.84072410098173" calcext:value-type="float">
            <text:p>1,84072410098173</text:p>
          </table:table-cell>
          <table:table-cell office:value-type="float" office:value="1.91819037344515" calcext:value-type="float">
            <text:p>1,91819037344515</text:p>
          </table:table-cell>
          <table:table-cell office:value-type="float" office:value="1.89288588342597" calcext:value-type="float">
            <text:p>1,89288588342597</text:p>
          </table:table-cell>
          <table:table-cell office:value-type="float" office:value="1.97640107920068" calcext:value-type="float">
            <text:p>1,97640107920068</text:p>
          </table:table-cell>
        </table:table-row>
        <table:table-row table:style-name="ro1">
          <table:table-cell office:value-type="float" office:value="1.83518996285677" calcext:value-type="float">
            <text:p>1,83518996285677</text:p>
          </table:table-cell>
          <table:table-cell office:value-type="float" office:value="1.99973087045278" calcext:value-type="float">
            <text:p>1,99973087045278</text:p>
          </table:table-cell>
          <table:table-cell office:value-type="float" office:value="1.94171619697671" calcext:value-type="float">
            <text:p>1,94171619697671</text:p>
          </table:table-cell>
          <table:table-cell office:value-type="float" office:value="1.98920014399244" calcext:value-type="float">
            <text:p>1,98920014399244</text:p>
          </table:table-cell>
        </table:table-row>
        <table:table-row table:style-name="ro1">
          <table:table-cell office:value-type="float" office:value="1.83053934779863" calcext:value-type="float">
            <text:p>1,83053934779863</text:p>
          </table:table-cell>
          <table:table-cell office:value-type="float" office:value="1.98437879996739" calcext:value-type="float">
            <text:p>1,98437879996739</text:p>
          </table:table-cell>
          <table:table-cell office:value-type="float" office:value="1.89456837834192" calcext:value-type="float">
            <text:p>1,89456837834192</text:p>
          </table:table-cell>
          <table:table-cell office:value-type="float" office:value="2.02045468165079" calcext:value-type="float">
            <text:p>2,02045468165079</text:p>
          </table:table-cell>
        </table:table-row>
        <table:table-row table:style-name="ro1">
          <table:table-cell office:value-type="float" office:value="1.84776489017208" calcext:value-type="float">
            <text:p>1,84776489017208</text:p>
          </table:table-cell>
          <table:table-cell office:value-type="float" office:value="1.93145379848493" calcext:value-type="float">
            <text:p>1,93145379848493</text:p>
          </table:table-cell>
          <table:table-cell office:value-type="float" office:value="1.92510318410443" calcext:value-type="float">
            <text:p>1,92510318410443</text:p>
          </table:table-cell>
          <table:table-cell office:value-type="float" office:value="1.96846782709458" calcext:value-type="float">
            <text:p>1,96846782709458</text:p>
          </table:table-cell>
        </table:table-row>
        <table:table-row table:style-name="ro1">
          <table:table-cell office:value-type="float" office:value="1.84021696208454" calcext:value-type="float">
            <text:p>1,84021696208454</text:p>
          </table:table-cell>
          <table:table-cell office:value-type="float" office:value="1.91393774951452" calcext:value-type="float">
            <text:p>1,91393774951452</text:p>
          </table:table-cell>
          <table:table-cell office:value-type="float" office:value="1.94276660676568" calcext:value-type="float">
            <text:p>1,94276660676568</text:p>
          </table:table-cell>
          <table:table-cell office:value-type="float" office:value="1.99213976873694" calcext:value-type="float">
            <text:p>1,99213976873694</text:p>
          </table:table-cell>
        </table:table-row>
        <table:table-row table:style-name="ro1">
          <table:table-cell office:value-type="float" office:value="1.80387912747968" calcext:value-type="float">
            <text:p>1,80387912747968</text:p>
          </table:table-cell>
          <table:table-cell office:value-type="float" office:value="1.95561619859753" calcext:value-type="float">
            <text:p>1,95561619859753</text:p>
          </table:table-cell>
          <table:table-cell office:value-type="float" office:value="1.92019861840644" calcext:value-type="float">
            <text:p>1,92019861840644</text:p>
          </table:table-cell>
          <table:table-cell office:value-type="float" office:value="2.01483367477252" calcext:value-type="float">
            <text:p>2,01483367477252</text:p>
          </table:table-cell>
        </table:table-row>
        <table:table-row table:style-name="ro1">
          <table:table-cell office:value-type="float" office:value="1.84649894667336" calcext:value-type="float">
            <text:p>1,84649894667336</text:p>
          </table:table-cell>
          <table:table-cell office:value-type="float" office:value="1.94335865332681" calcext:value-type="float">
            <text:p>1,94335865332681</text:p>
          </table:table-cell>
          <table:table-cell office:value-type="float" office:value="1.92897531042562" calcext:value-type="float">
            <text:p>1,92897531042562</text:p>
          </table:table-cell>
          <table:table-cell office:value-type="float" office:value="2.00249773020143" calcext:value-type="float">
            <text:p>2,00249773020143</text:p>
          </table:table-cell>
        </table:table-row>
        <table:table-row table:style-name="ro1">
          <table:table-cell office:value-type="float" office:value="1.83100748315493" calcext:value-type="float">
            <text:p>1,83100748315493</text:p>
          </table:table-cell>
          <table:table-cell office:value-type="float" office:value="1.90110992290926" calcext:value-type="float">
            <text:p>1,90110992290926</text:p>
          </table:table-cell>
          <table:table-cell office:value-type="float" office:value="1.89557567120235" calcext:value-type="float">
            <text:p>1,89557567120235</text:p>
          </table:table-cell>
          <table:table-cell office:value-type="float" office:value="1.99104802817168" calcext:value-type="float">
            <text:p>1,99104802817168</text:p>
          </table:table-cell>
        </table:table-row>
        <table:table-row table:style-name="ro1">
          <table:table-cell office:value-type="float" office:value="1.84525176202049" calcext:value-type="float">
            <text:p>1,84525176202049</text:p>
          </table:table-cell>
          <table:table-cell office:value-type="float" office:value="1.92542829157705" calcext:value-type="float">
            <text:p>1,92542829157705</text:p>
          </table:table-cell>
          <table:table-cell office:value-type="float" office:value="1.94041106564063" calcext:value-type="float">
            <text:p>1,94041106564063</text:p>
          </table:table-cell>
          <table:table-cell office:value-type="float" office:value="2.01249453553954" calcext:value-type="float">
            <text:p>2,01249453553954</text:p>
          </table:table-cell>
        </table:table-row>
        <table:table-row table:style-name="ro1">
          <table:table-cell office:value-type="float" office:value="1.86743103268418" calcext:value-type="float">
            <text:p>1,86743103268418</text:p>
          </table:table-cell>
          <table:table-cell office:value-type="float" office:value="1.91549739719168" calcext:value-type="float">
            <text:p>1,91549739719168</text:p>
          </table:table-cell>
          <table:table-cell office:value-type="float" office:value="1.9004485022379" calcext:value-type="float">
            <text:p>1,9004485022379</text:p>
          </table:table-cell>
          <table:table-cell office:value-type="float" office:value="1.96992221841984" calcext:value-type="float">
            <text:p>1,96992221841984</text:p>
          </table:table-cell>
        </table:table-row>
        <table:table-row table:style-name="ro1">
          <table:table-cell office:value-type="float" office:value="1.84754665607422" calcext:value-type="float">
            <text:p>1,84754665607422</text:p>
          </table:table-cell>
          <table:table-cell office:value-type="float" office:value="1.9376422807918" calcext:value-type="float">
            <text:p>1,9376422807918</text:p>
          </table:table-cell>
          <table:table-cell office:value-type="float" office:value="1.91690697258062" calcext:value-type="float">
            <text:p>1,91690697258062</text:p>
          </table:table-cell>
          <table:table-cell office:value-type="float" office:value="1.98839441426272" calcext:value-type="float">
            <text:p>1,98839441426272</text:p>
          </table:table-cell>
        </table:table-row>
        <table:table-row table:style-name="ro1">
          <table:table-cell office:value-type="float" office:value="1.83788306448992" calcext:value-type="float">
            <text:p>1,83788306448992</text:p>
          </table:table-cell>
          <table:table-cell office:value-type="float" office:value="2.02251182396937" calcext:value-type="float">
            <text:p>2,02251182396937</text:p>
          </table:table-cell>
          <table:table-cell office:value-type="float" office:value="1.90838635893496" calcext:value-type="float">
            <text:p>1,90838635893496</text:p>
          </table:table-cell>
          <table:table-cell office:value-type="float" office:value="1.99422934175442" calcext:value-type="float">
            <text:p>1,99422934175442</text:p>
          </table:table-cell>
        </table:table-row>
        <table:table-row table:style-name="ro1">
          <table:table-cell office:value-type="float" office:value="1.80387912747968" calcext:value-type="float">
            <text:p>1,80387912747968</text:p>
          </table:table-cell>
          <table:table-cell office:value-type="float" office:value="1.91571029161829" calcext:value-type="float">
            <text:p>1,91571029161829</text:p>
          </table:table-cell>
          <table:table-cell office:value-type="float" office:value="1.96741724830465" calcext:value-type="float">
            <text:p>1,96741724830465</text:p>
          </table:table-cell>
          <table:table-cell office:value-type="float" office:value="2.06132829594799" calcext:value-type="float">
            <text:p>2,06132829594799</text:p>
          </table:table-cell>
        </table:table-row>
        <table:table-row table:style-name="ro1">
          <table:table-cell office:value-type="float" office:value="1.82988418117718" calcext:value-type="float">
            <text:p>1,82988418117718</text:p>
          </table:table-cell>
          <table:table-cell office:value-type="float" office:value="1.95231290731286" calcext:value-type="float">
            <text:p>1,95231290731286</text:p>
          </table:table-cell>
          <table:table-cell office:value-type="float" office:value="1.95108702821058" calcext:value-type="float">
            <text:p>1,95108702821058</text:p>
          </table:table-cell>
          <table:table-cell office:value-type="float" office:value="2.05370943391597" calcext:value-type="float">
            <text:p>2,05370943391597</text:p>
          </table:table-cell>
        </table:table-row>
        <table:table-row table:style-name="ro1">
          <table:table-cell office:value-type="float" office:value="1.80982531015451" calcext:value-type="float">
            <text:p>1,80982531015451</text:p>
          </table:table-cell>
          <table:table-cell office:value-type="float" office:value="1.91651251841957" calcext:value-type="float">
            <text:p>1,91651251841957</text:p>
          </table:table-cell>
          <table:table-cell office:value-type="float" office:value="1.95550851847451" calcext:value-type="float">
            <text:p>1,95550851847451</text:p>
          </table:table-cell>
          <table:table-cell office:value-type="float" office:value="2.02708289299218" calcext:value-type="float">
            <text:p>2,02708289299218</text:p>
          </table:table-cell>
        </table:table-row>
        <table:table-row table:style-name="ro1">
          <table:table-cell office:value-type="float" office:value="1.89665109253822" calcext:value-type="float">
            <text:p>1,89665109253822</text:p>
          </table:table-cell>
          <table:table-cell office:value-type="float" office:value="2.06201421249618" calcext:value-type="float">
            <text:p>2,06201421249618</text:p>
          </table:table-cell>
          <table:table-cell office:value-type="float" office:value="1.93147135846468" calcext:value-type="float">
            <text:p>1,93147135846468</text:p>
          </table:table-cell>
          <table:table-cell office:value-type="float" office:value="2.06781748756129" calcext:value-type="float">
            <text:p>2,06781748756129</text:p>
          </table:table-cell>
        </table:table-row>
        <table:table-row table:style-name="ro1">
          <table:table-cell office:value-type="float" office:value="1.84758333797578" calcext:value-type="float">
            <text:p>1,84758333797578</text:p>
          </table:table-cell>
          <table:table-cell office:value-type="float" office:value="2.0292124876196" calcext:value-type="float">
            <text:p>2,0292124876196</text:p>
          </table:table-cell>
          <table:table-cell office:value-type="float" office:value="1.93518856536009" calcext:value-type="float">
            <text:p>1,93518856536009</text:p>
          </table:table-cell>
          <table:table-cell office:value-type="float" office:value="1.99367247322432" calcext:value-type="float">
            <text:p>1,99367247322432</text:p>
          </table:table-cell>
        </table:table-row>
        <table:table-row table:style-name="ro1">
          <table:table-cell office:value-type="float" office:value="1.841371466895" calcext:value-type="float">
            <text:p>1,841371466895</text:p>
          </table:table-cell>
          <table:table-cell office:value-type="float" office:value="2.11370938033223" calcext:value-type="float">
            <text:p>2,11370938033223</text:p>
          </table:table-cell>
          <table:table-cell office:value-type="float" office:value="1.93337174462828" calcext:value-type="float">
            <text:p>1,93337174462828</text:p>
          </table:table-cell>
          <table:table-cell office:value-type="float" office:value="1.96930762319083" calcext:value-type="float">
            <text:p>1,96930762319083</text:p>
          </table:table-cell>
        </table:table-row>
        <table:table-row table:style-name="ro1">
          <table:table-cell office:value-type="float" office:value="1.87816109251521" calcext:value-type="float">
            <text:p>1,87816109251521</text:p>
          </table:table-cell>
          <table:table-cell office:value-type="float" office:value="2.07050586329302" calcext:value-type="float">
            <text:p>2,07050586329302</text:p>
          </table:table-cell>
          <table:table-cell office:value-type="float" office:value="1.94684233242954" calcext:value-type="float">
            <text:p>1,94684233242954</text:p>
          </table:table-cell>
          <table:table-cell office:value-type="float" office:value="1.96189583841826" calcext:value-type="float">
            <text:p>1,96189583841826</text:p>
          </table:table-cell>
        </table:table-row>
        <table:table-row table:style-name="ro1">
          <table:table-cell office:value-type="float" office:value="1.84468927524146" calcext:value-type="float">
            <text:p>1,84468927524146</text:p>
          </table:table-cell>
          <table:table-cell office:value-type="float" office:value="2.06939863047546" calcext:value-type="float">
            <text:p>2,06939863047546</text:p>
          </table:table-cell>
          <table:table-cell office:value-type="float" office:value="1.93620722541077" calcext:value-type="float">
            <text:p>1,93620722541077</text:p>
          </table:table-cell>
          <table:table-cell office:value-type="float" office:value="2.00293222677803" calcext:value-type="float">
            <text:p>2,00293222677803</text:p>
          </table:table-cell>
        </table:table-row>
        <table:table-row table:style-name="ro1">
          <table:table-cell office:value-type="float" office:value="1.87237853898099" calcext:value-type="float">
            <text:p>1,87237853898099</text:p>
          </table:table-cell>
          <table:table-cell office:value-type="float" office:value="1.9405386070144" calcext:value-type="float">
            <text:p>1,9405386070144</text:p>
          </table:table-cell>
          <table:table-cell office:value-type="float" office:value="1.92596240197459" calcext:value-type="float">
            <text:p>1,92596240197459</text:p>
          </table:table-cell>
          <table:table-cell office:value-type="float" office:value="2.04008168407797" calcext:value-type="float">
            <text:p>2,04008168407797</text:p>
          </table:table-cell>
        </table:table-row>
        <table:table-row table:style-name="ro1">
          <table:table-cell office:value-type="float" office:value="1.85761226272646" calcext:value-type="float">
            <text:p>1,85761226272646</text:p>
          </table:table-cell>
          <table:table-cell office:value-type="float" office:value="2.01239636553119" calcext:value-type="float">
            <text:p>2,01239636553119</text:p>
          </table:table-cell>
          <table:table-cell office:value-type="float" office:value="1.88727549662285" calcext:value-type="float">
            <text:p>1,88727549662285</text:p>
          </table:table-cell>
          <table:table-cell office:value-type="float" office:value="2.02524455002762" calcext:value-type="float">
            <text:p>2,02524455002762</text:p>
          </table:table-cell>
        </table:table-row>
        <table:table-row table:style-name="ro1">
          <table:table-cell office:value-type="float" office:value="1.85617665382485" calcext:value-type="float">
            <text:p>1,85617665382485</text:p>
          </table:table-cell>
          <table:table-cell office:value-type="float" office:value="1.9661462728137" calcext:value-type="float">
            <text:p>1,9661462728137</text:p>
          </table:table-cell>
          <table:table-cell office:value-type="float" office:value="1.95652490207197" calcext:value-type="float">
            <text:p>1,95652490207197</text:p>
          </table:table-cell>
          <table:table-cell office:value-type="float" office:value="1.98340140731507" calcext:value-type="float">
            <text:p>1,98340140731507</text:p>
          </table:table-cell>
        </table:table-row>
        <table:table-row table:style-name="ro1">
          <table:table-cell office:value-type="float" office:value="1.84241843337128" calcext:value-type="float">
            <text:p>1,84241843337128</text:p>
          </table:table-cell>
          <table:table-cell office:value-type="float" office:value="1.9887937932997" calcext:value-type="float">
            <text:p>1,9887937932997</text:p>
          </table:table-cell>
          <table:table-cell office:value-type="float" office:value="1.92107665093633" calcext:value-type="float">
            <text:p>1,92107665093633</text:p>
          </table:table-cell>
          <table:table-cell office:value-type="float" office:value="1.97609237625456" calcext:value-type="float">
            <text:p>1,97609237625456</text:p>
          </table:table-cell>
        </table:table-row>
        <table:table-row table:style-name="ro1">
          <table:table-cell office:value-type="float" office:value="1.80465111899266" calcext:value-type="float">
            <text:p>1,80465111899266</text:p>
          </table:table-cell>
          <table:table-cell office:value-type="float" office:value="1.91197359863932" calcext:value-type="float">
            <text:p>1,91197359863932</text:p>
          </table:table-cell>
          <table:table-cell office:value-type="float" office:value="1.92005809641659" calcext:value-type="float">
            <text:p>1,92005809641659</text:p>
          </table:table-cell>
          <table:table-cell office:value-type="float" office:value="1.96982909052437" calcext:value-type="float">
            <text:p>1,96982909052437</text:p>
          </table:table-cell>
        </table:table-row>
        <table:table-row table:style-name="ro1">
          <table:table-cell office:value-type="float" office:value="1.81214444212294" calcext:value-type="float">
            <text:p>1,81214444212294</text:p>
          </table:table-cell>
          <table:table-cell office:value-type="float" office:value="1.91978850195089" calcext:value-type="float">
            <text:p>1,91978850195089</text:p>
          </table:table-cell>
          <table:table-cell office:value-type="float" office:value="2.07138114823581" calcext:value-type="float">
            <text:p>2,07138114823581</text:p>
          </table:table-cell>
          <table:table-cell office:value-type="float" office:value="1.98717531023166" calcext:value-type="float">
            <text:p>1,98717531023166</text:p>
          </table:table-cell>
        </table:table-row>
        <table:table-row table:style-name="ro1">
          <table:table-cell office:value-type="float" office:value="1.93999061992696" calcext:value-type="float">
            <text:p>1,93999061992696</text:p>
          </table:table-cell>
          <table:table-cell office:value-type="float" office:value="1.87819458949129" calcext:value-type="float">
            <text:p>1,87819458949129</text:p>
          </table:table-cell>
          <table:table-cell office:value-type="float" office:value="1.95423159405218" calcext:value-type="float">
            <text:p>1,95423159405218</text:p>
          </table:table-cell>
          <table:table-cell office:value-type="float" office:value="2.00790447805866" calcext:value-type="float">
            <text:p>2,00790447805866</text:p>
          </table:table-cell>
        </table:table-row>
        <table:table-row table:style-name="ro1">
          <table:table-cell office:value-type="float" office:value="1.81569515732788" calcext:value-type="float">
            <text:p>1,81569515732788</text:p>
          </table:table-cell>
          <table:table-cell office:value-type="float" office:value="1.90581784018667" calcext:value-type="float">
            <text:p>1,90581784018667</text:p>
          </table:table-cell>
          <table:table-cell office:value-type="float" office:value="1.92897139070485" calcext:value-type="float">
            <text:p>1,92897139070485</text:p>
          </table:table-cell>
          <table:table-cell office:value-type="float" office:value="2.01074766603323" calcext:value-type="float">
            <text:p>2,01074766603323</text:p>
          </table:table-cell>
        </table:table-row>
        <table:table-row table:style-name="ro1">
          <table:table-cell office:value-type="float" office:value="1.83832714766266" calcext:value-type="float">
            <text:p>1,83832714766266</text:p>
          </table:table-cell>
          <table:table-cell office:value-type="float" office:value="1.91365402915342" calcext:value-type="float">
            <text:p>1,91365402915342</text:p>
          </table:table-cell>
          <table:table-cell office:value-type="float" office:value="1.90165359023907" calcext:value-type="float">
            <text:p>1,90165359023907</text:p>
          </table:table-cell>
          <table:table-cell office:value-type="float" office:value="1.98470345881253" calcext:value-type="float">
            <text:p>1,98470345881253</text:p>
          </table:table-cell>
        </table:table-row>
        <table:table-row table:style-name="ro1">
          <table:table-cell office:value-type="float" office:value="1.88164327292687" calcext:value-type="float">
            <text:p>1,88164327292687</text:p>
          </table:table-cell>
          <table:table-cell office:value-type="float" office:value="1.92125891652557" calcext:value-type="float">
            <text:p>1,92125891652557</text:p>
          </table:table-cell>
          <table:table-cell office:value-type="float" office:value="2.01094006393738" calcext:value-type="float">
            <text:p>2,01094006393738</text:p>
          </table:table-cell>
          <table:table-cell office:value-type="float" office:value="1.9681969599998" calcext:value-type="float">
            <text:p>1,9681969599998</text:p>
          </table:table-cell>
        </table:table-row>
        <table:table-row table:style-name="ro1">
          <table:table-cell office:value-type="float" office:value="1.82417870606901" calcext:value-type="float">
            <text:p>1,82417870606901</text:p>
          </table:table-cell>
          <table:table-cell office:value-type="float" office:value="1.8754958941383" calcext:value-type="float">
            <text:p>1,8754958941383</text:p>
          </table:table-cell>
          <table:table-cell office:value-type="float" office:value="1.96751867861768" calcext:value-type="float">
            <text:p>1,96751867861768</text:p>
          </table:table-cell>
          <table:table-cell office:value-type="float" office:value="2.03043003570623" calcext:value-type="float">
            <text:p>2,03043003570623</text:p>
          </table:table-cell>
        </table:table-row>
        <table:table-row table:style-name="ro1">
          <table:table-cell office:value-type="float" office:value="1.82993014963609" calcext:value-type="float">
            <text:p>1,82993014963609</text:p>
          </table:table-cell>
          <table:table-cell office:value-type="float" office:value="1.92426034540496" calcext:value-type="float">
            <text:p>1,92426034540496</text:p>
          </table:table-cell>
          <table:table-cell office:value-type="float" office:value="1.96113913706718" calcext:value-type="float">
            <text:p>1,96113913706718</text:p>
          </table:table-cell>
          <table:table-cell office:value-type="float" office:value="2.0444139595585" calcext:value-type="float">
            <text:p>2,0444139595585</text:p>
          </table:table-cell>
        </table:table-row>
        <table:table-row table:style-name="ro1">
          <table:table-cell office:value-type="float" office:value="1.81445345174386" calcext:value-type="float">
            <text:p>1,81445345174386</text:p>
          </table:table-cell>
          <table:table-cell office:value-type="float" office:value="1.89763441476677" calcext:value-type="float">
            <text:p>1,89763441476677</text:p>
          </table:table-cell>
          <table:table-cell office:value-type="float" office:value="2.05123863786579" calcext:value-type="float">
            <text:p>2,05123863786579</text:p>
          </table:table-cell>
          <table:table-cell office:value-type="float" office:value="1.99736657774537" calcext:value-type="float">
            <text:p>1,99736657774537</text:p>
          </table:table-cell>
        </table:table-row>
        <table:table-row table:style-name="ro1">
          <table:table-cell office:value-type="float" office:value="1.84825559186276" calcext:value-type="float">
            <text:p>1,84825559186276</text:p>
          </table:table-cell>
          <table:table-cell office:value-type="float" office:value="1.89935609097213" calcext:value-type="float">
            <text:p>1,89935609097213</text:p>
          </table:table-cell>
          <table:table-cell office:value-type="float" office:value="2.00820207867129" calcext:value-type="float">
            <text:p>2,00820207867129</text:p>
          </table:table-cell>
          <table:table-cell office:value-type="float" office:value="1.97954297769654" calcext:value-type="float">
            <text:p>1,97954297769654</text:p>
          </table:table-cell>
        </table:table-row>
        <table:table-row table:style-name="ro1">
          <table:table-cell office:value-type="float" office:value="1.84997954837026" calcext:value-type="float">
            <text:p>1,84997954837026</text:p>
          </table:table-cell>
          <table:table-cell office:value-type="float" office:value="1.99216128242339" calcext:value-type="float">
            <text:p>1,99216128242339</text:p>
          </table:table-cell>
          <table:table-cell office:value-type="float" office:value="1.99064792576462" calcext:value-type="float">
            <text:p>1,99064792576462</text:p>
          </table:table-cell>
          <table:table-cell office:value-type="float" office:value="1.99981863231905" calcext:value-type="float">
            <text:p>1,99981863231905</text:p>
          </table:table-cell>
        </table:table-row>
        <table:table-row table:style-name="ro1">
          <table:table-cell office:value-type="float" office:value="1.85768246910007" calcext:value-type="float">
            <text:p>1,85768246910007</text:p>
          </table:table-cell>
          <table:table-cell office:value-type="float" office:value="1.94342887326399" calcext:value-type="float">
            <text:p>1,94342887326399</text:p>
          </table:table-cell>
          <table:table-cell office:value-type="float" office:value="2.11660164016457" calcext:value-type="float">
            <text:p>2,11660164016457</text:p>
          </table:table-cell>
          <table:table-cell office:value-type="float" office:value="1.97276004827385" calcext:value-type="float">
            <text:p>1,97276004827385</text:p>
          </table:table-cell>
        </table:table-row>
        <table:table-row table:style-name="ro1">
          <table:table-cell office:value-type="float" office:value="1.83439466208483" calcext:value-type="float">
            <text:p>1,83439466208483</text:p>
          </table:table-cell>
          <table:table-cell office:value-type="float" office:value="1.91004156562104" calcext:value-type="float">
            <text:p>1,91004156562104</text:p>
          </table:table-cell>
          <table:table-cell office:value-type="float" office:value="2.10097835678847" calcext:value-type="float">
            <text:p>2,10097835678847</text:p>
          </table:table-cell>
          <table:table-cell office:value-type="float" office:value="2.07299673149946" calcext:value-type="float">
            <text:p>2,07299673149946</text:p>
          </table:table-cell>
        </table:table-row>
        <table:table-row table:style-name="ro1">
          <table:table-cell office:value-type="float" office:value="1.83884357311721" calcext:value-type="float">
            <text:p>1,83884357311721</text:p>
          </table:table-cell>
          <table:table-cell office:value-type="float" office:value="1.87904158434314" calcext:value-type="float">
            <text:p>1,87904158434314</text:p>
          </table:table-cell>
          <table:table-cell office:value-type="float" office:value="2.00288698252531" calcext:value-type="float">
            <text:p>2,00288698252531</text:p>
          </table:table-cell>
          <table:table-cell office:value-type="float" office:value="2.0165188036896" calcext:value-type="float">
            <text:p>2,0165188036896</text:p>
          </table:table-cell>
        </table:table-row>
        <table:table-row table:style-name="ro1">
          <table:table-cell office:value-type="float" office:value="1.83561231548531" calcext:value-type="float">
            <text:p>1,83561231548531</text:p>
          </table:table-cell>
          <table:table-cell office:value-type="float" office:value="1.90906140286242" calcext:value-type="float">
            <text:p>1,90906140286242</text:p>
          </table:table-cell>
          <table:table-cell office:value-type="float" office:value="2.0196886696496" calcext:value-type="float">
            <text:p>2,0196886696496</text:p>
          </table:table-cell>
          <table:table-cell office:value-type="float" office:value="1.98103852314781" calcext:value-type="float">
            <text:p>1,98103852314781</text:p>
          </table:table-cell>
        </table:table-row>
        <table:table-row table:style-name="ro1">
          <table:table-cell office:value-type="float" office:value="1.85118160035438" calcext:value-type="float">
            <text:p>1,85118160035438</text:p>
          </table:table-cell>
          <table:table-cell office:value-type="float" office:value="1.91770966608658" calcext:value-type="float">
            <text:p>1,91770966608658</text:p>
          </table:table-cell>
          <table:table-cell office:value-type="float" office:value="1.98387671365341" calcext:value-type="float">
            <text:p>1,98387671365341</text:p>
          </table:table-cell>
          <table:table-cell office:value-type="float" office:value="2.00346543497575" calcext:value-type="float">
            <text:p>2,00346543497575</text:p>
          </table:table-cell>
        </table:table-row>
        <table:table-row table:style-name="ro1">
          <table:table-cell office:value-type="float" office:value="1.97749930368323" calcext:value-type="float">
            <text:p>1,97749930368323</text:p>
          </table:table-cell>
          <table:table-cell office:value-type="float" office:value="1.91990920903817" calcext:value-type="float">
            <text:p>1,91990920903817</text:p>
          </table:table-cell>
          <table:table-cell office:value-type="float" office:value="2.0296423935147" calcext:value-type="float">
            <text:p>2,0296423935147</text:p>
          </table:table-cell>
          <table:table-cell office:value-type="float" office:value="2.00059748684405" calcext:value-type="float">
            <text:p>2,00059748684405</text:p>
          </table:table-cell>
        </table:table-row>
        <table:table-row table:style-name="ro1">
          <table:table-cell office:value-type="float" office:value="3.41619431403646" calcext:value-type="float">
            <text:p>3,41619431403646</text:p>
          </table:table-cell>
          <table:table-cell office:value-type="float" office:value="1.89963632684875" calcext:value-type="float">
            <text:p>1,89963632684875</text:p>
          </table:table-cell>
          <table:table-cell office:value-type="float" office:value="1.96325135398707" calcext:value-type="float">
            <text:p>1,96325135398707</text:p>
          </table:table-cell>
          <table:table-cell office:value-type="float" office:value="2.00249537074834" calcext:value-type="float">
            <text:p>2,00249537074834</text:p>
          </table:table-cell>
        </table:table-row>
        <table:table-row table:style-name="ro1">
          <table:table-cell office:value-type="float" office:value="1.93659564028888" calcext:value-type="float">
            <text:p>1,93659564028888</text:p>
          </table:table-cell>
          <table:table-cell office:value-type="float" office:value="1.93297504108318" calcext:value-type="float">
            <text:p>1,93297504108318</text:p>
          </table:table-cell>
          <table:table-cell office:value-type="float" office:value="1.96218980314558" calcext:value-type="float">
            <text:p>1,96218980314558</text:p>
          </table:table-cell>
          <table:table-cell office:value-type="float" office:value="2.04202592982545" calcext:value-type="float">
            <text:p>2,04202592982545</text:p>
          </table:table-cell>
        </table:table-row>
        <table:table-row table:style-name="ro1">
          <table:table-cell office:value-type="float" office:value="1.89279642831103" calcext:value-type="float">
            <text:p>1,89279642831103</text:p>
          </table:table-cell>
          <table:table-cell office:value-type="float" office:value="1.94002930415822" calcext:value-type="float">
            <text:p>1,94002930415822</text:p>
          </table:table-cell>
          <table:table-cell office:value-type="float" office:value="1.92106160523888" calcext:value-type="float">
            <text:p>1,92106160523888</text:p>
          </table:table-cell>
          <table:table-cell office:value-type="float" office:value="2.06581796857011" calcext:value-type="float">
            <text:p>2,06581796857011</text:p>
          </table:table-cell>
        </table:table-row>
        <table:table-row table:style-name="ro1">
          <table:table-cell office:value-type="float" office:value="1.89591875462515" calcext:value-type="float">
            <text:p>1,89591875462515</text:p>
          </table:table-cell>
          <table:table-cell office:value-type="float" office:value="1.94318677734247" calcext:value-type="float">
            <text:p>1,94318677734247</text:p>
          </table:table-cell>
          <table:table-cell office:value-type="float" office:value="1.94555909122642" calcext:value-type="float">
            <text:p>1,94555909122642</text:p>
          </table:table-cell>
          <table:table-cell office:value-type="float" office:value="2.09190262490096" calcext:value-type="float">
            <text:p>2,09190262490096</text:p>
          </table:table-cell>
        </table:table-row>
        <table:table-row table:style-name="ro1">
          <table:table-cell office:value-type="float" office:value="1.87454890030058" calcext:value-type="float">
            <text:p>1,87454890030058</text:p>
          </table:table-cell>
          <table:table-cell office:value-type="float" office:value="1.94063420308854" calcext:value-type="float">
            <text:p>1,94063420308854</text:p>
          </table:table-cell>
          <table:table-cell office:value-type="float" office:value="1.94451373184691" calcext:value-type="float">
            <text:p>1,94451373184691</text:p>
          </table:table-cell>
          <table:table-cell office:value-type="float" office:value="2.00629914753712" calcext:value-type="float">
            <text:p>2,00629914753712</text:p>
          </table:table-cell>
        </table:table-row>
        <table:table-row table:style-name="ro1">
          <table:table-cell office:value-type="float" office:value="1.86685378027895" calcext:value-type="float">
            <text:p>1,86685378027895</text:p>
          </table:table-cell>
          <table:table-cell office:value-type="float" office:value="1.94245124811907" calcext:value-type="float">
            <text:p>1,94245124811907</text:p>
          </table:table-cell>
          <table:table-cell office:value-type="float" office:value="1.93460808486472" calcext:value-type="float">
            <text:p>1,93460808486472</text:p>
          </table:table-cell>
          <table:table-cell office:value-type="float" office:value="2.01712937562808" calcext:value-type="float">
            <text:p>2,01712937562808</text:p>
          </table:table-cell>
        </table:table-row>
        <table:table-row table:style-name="ro1">
          <table:table-cell office:value-type="float" office:value="1.84571841152761" calcext:value-type="float">
            <text:p>1,84571841152761</text:p>
          </table:table-cell>
          <table:table-cell office:value-type="float" office:value="1.96692944857485" calcext:value-type="float">
            <text:p>1,96692944857485</text:p>
          </table:table-cell>
          <table:table-cell office:value-type="float" office:value="1.88641906778479" calcext:value-type="float">
            <text:p>1,88641906778479</text:p>
          </table:table-cell>
          <table:table-cell office:value-type="float" office:value="1.97154347289968" calcext:value-type="float">
            <text:p>1,97154347289968</text:p>
          </table:table-cell>
        </table:table-row>
        <table:table-row table:style-name="ro1">
          <table:table-cell office:value-type="float" office:value="2.01316637025029" calcext:value-type="float">
            <text:p>2,01316637025029</text:p>
          </table:table-cell>
          <table:table-cell office:value-type="float" office:value="1.93102456302207" calcext:value-type="float">
            <text:p>1,93102456302207</text:p>
          </table:table-cell>
          <table:table-cell office:value-type="float" office:value="1.97722007799568" calcext:value-type="float">
            <text:p>1,97722007799568</text:p>
          </table:table-cell>
          <table:table-cell office:value-type="float" office:value="2.00726292302303" calcext:value-type="float">
            <text:p>2,00726292302303</text:p>
          </table:table-cell>
        </table:table-row>
        <table:table-row table:style-name="ro1">
          <table:table-cell office:value-type="float" office:value="1.85842483649508" calcext:value-type="float">
            <text:p>1,85842483649508</text:p>
          </table:table-cell>
          <table:table-cell office:value-type="float" office:value="1.9165605058308" calcext:value-type="float">
            <text:p>1,9165605058308</text:p>
          </table:table-cell>
          <table:table-cell office:value-type="float" office:value="1.91311376832968" calcext:value-type="float">
            <text:p>1,91311376832968</text:p>
          </table:table-cell>
          <table:table-cell office:value-type="float" office:value="1.98751966818005" calcext:value-type="float">
            <text:p>1,98751966818005</text:p>
          </table:table-cell>
        </table:table-row>
        <table:table-row table:style-name="ro1">
          <table:table-cell office:value-type="float" office:value="1.85843263720326" calcext:value-type="float">
            <text:p>1,85843263720326</text:p>
          </table:table-cell>
          <table:table-cell office:value-type="float" office:value="1.92265589180239" calcext:value-type="float">
            <text:p>1,92265589180239</text:p>
          </table:table-cell>
          <table:table-cell office:value-type="float" office:value="1.93353260393863" calcext:value-type="float">
            <text:p>1,93353260393863</text:p>
          </table:table-cell>
          <table:table-cell office:value-type="float" office:value="2.06397726615247" calcext:value-type="float">
            <text:p>2,06397726615247</text:p>
          </table:table-cell>
        </table:table-row>
        <table:table-row table:style-name="ro1">
          <table:table-cell office:value-type="float" office:value="1.89116515164593" calcext:value-type="float">
            <text:p>1,89116515164593</text:p>
          </table:table-cell>
          <table:table-cell office:value-type="float" office:value="1.90870109959248" calcext:value-type="float">
            <text:p>1,90870109959248</text:p>
          </table:table-cell>
          <table:table-cell office:value-type="float" office:value="1.89151487062915" calcext:value-type="float">
            <text:p>1,89151487062915</text:p>
          </table:table-cell>
          <table:table-cell office:value-type="float" office:value="1.94620998747093" calcext:value-type="float">
            <text:p>1,94620998747093</text:p>
          </table:table-cell>
        </table:table-row>
        <table:table-row table:style-name="ro1">
          <table:table-cell office:value-type="float" office:value="1.88087917498765" calcext:value-type="float">
            <text:p>1,88087917498765</text:p>
          </table:table-cell>
          <table:table-cell office:value-type="float" office:value="1.92080358530395" calcext:value-type="float">
            <text:p>1,92080358530395</text:p>
          </table:table-cell>
          <table:table-cell office:value-type="float" office:value="1.92976318937764" calcext:value-type="float">
            <text:p>1,92976318937764</text:p>
          </table:table-cell>
          <table:table-cell office:value-type="float" office:value="2.00234435635036" calcext:value-type="float">
            <text:p>2,00234435635036</text:p>
          </table:table-cell>
        </table:table-row>
        <table:table-row table:style-name="ro1">
          <table:table-cell office:value-type="float" office:value="1.87078004386336" calcext:value-type="float">
            <text:p>1,87078004386336</text:p>
          </table:table-cell>
          <table:table-cell office:value-type="float" office:value="1.95892361823881" calcext:value-type="float">
            <text:p>1,95892361823881</text:p>
          </table:table-cell>
          <table:table-cell office:value-type="float" office:value="1.99562446356642" calcext:value-type="float">
            <text:p>1,99562446356642</text:p>
          </table:table-cell>
          <table:table-cell office:value-type="float" office:value="1.9225050040851" calcext:value-type="float">
            <text:p>1,9225050040851</text:p>
          </table:table-cell>
        </table:table-row>
        <table:table-row table:style-name="ro1">
          <table:table-cell office:value-type="float" office:value="1.87833410107875" calcext:value-type="float">
            <text:p>1,87833410107875</text:p>
          </table:table-cell>
          <table:table-cell office:value-type="float" office:value="1.96898252955389" calcext:value-type="float">
            <text:p>1,96898252955389</text:p>
          </table:table-cell>
          <table:table-cell office:value-type="float" office:value="1.91427687009099" calcext:value-type="float">
            <text:p>1,91427687009099</text:p>
          </table:table-cell>
          <table:table-cell office:value-type="float" office:value="2.00872141284051" calcext:value-type="float">
            <text:p>2,00872141284051</text:p>
          </table:table-cell>
        </table:table-row>
        <table:table-row table:style-name="ro1">
          <table:table-cell office:value-type="float" office:value="1.94890330048349" calcext:value-type="float">
            <text:p>1,94890330048349</text:p>
          </table:table-cell>
          <table:table-cell office:value-type="float" office:value="1.92608405640578" calcext:value-type="float">
            <text:p>1,92608405640578</text:p>
          </table:table-cell>
          <table:table-cell office:value-type="float" office:value="1.97238784622188" calcext:value-type="float">
            <text:p>1,97238784622188</text:p>
          </table:table-cell>
          <table:table-cell office:value-type="float" office:value="1.99505171925874" calcext:value-type="float">
            <text:p>1,99505171925874</text:p>
          </table:table-cell>
        </table:table-row>
        <table:table-row table:style-name="ro1">
          <table:table-cell office:value-type="float" office:value="1.92953312055432" calcext:value-type="float">
            <text:p>1,92953312055432</text:p>
          </table:table-cell>
          <table:table-cell office:value-type="float" office:value="1.92958592543084" calcext:value-type="float">
            <text:p>1,92958592543084</text:p>
          </table:table-cell>
          <table:table-cell office:value-type="float" office:value="1.89724287920727" calcext:value-type="float">
            <text:p>1,89724287920727</text:p>
          </table:table-cell>
          <table:table-cell office:value-type="float" office:value="2.00471369846293" calcext:value-type="float">
            <text:p>2,00471369846293</text:p>
          </table:table-cell>
        </table:table-row>
        <table:table-row table:style-name="ro1">
          <table:table-cell office:value-type="float" office:value="1.9768901055207" calcext:value-type="float">
            <text:p>1,9768901055207</text:p>
          </table:table-cell>
          <table:table-cell office:value-type="float" office:value="1.92564497348679" calcext:value-type="float">
            <text:p>1,92564497348679</text:p>
          </table:table-cell>
          <table:table-cell office:value-type="float" office:value="1.93679770119411" calcext:value-type="float">
            <text:p>1,93679770119411</text:p>
          </table:table-cell>
          <table:table-cell office:value-type="float" office:value="1.97642955244136" calcext:value-type="float">
            <text:p>1,97642955244136</text:p>
          </table:table-cell>
        </table:table-row>
        <table:table-row table:style-name="ro1">
          <table:table-cell office:value-type="float" office:value="1.86536273062993" calcext:value-type="float">
            <text:p>1,86536273062993</text:p>
          </table:table-cell>
          <table:table-cell office:value-type="float" office:value="1.90415933919987" calcext:value-type="float">
            <text:p>1,90415933919987</text:p>
          </table:table-cell>
          <table:table-cell office:value-type="float" office:value="1.88178449546909" calcext:value-type="float">
            <text:p>1,88178449546909</text:p>
          </table:table-cell>
          <table:table-cell office:value-type="float" office:value="2.00504702056301" calcext:value-type="float">
            <text:p>2,00504702056301</text:p>
          </table:table-cell>
        </table:table-row>
        <table:table-row table:style-name="ro1">
          <table:table-cell office:value-type="float" office:value="1.89926618708957" calcext:value-type="float">
            <text:p>1,89926618708957</text:p>
          </table:table-cell>
          <table:table-cell office:value-type="float" office:value="1.91515110760932" calcext:value-type="float">
            <text:p>1,91515110760932</text:p>
          </table:table-cell>
          <table:table-cell office:value-type="float" office:value="1.96154595885627" calcext:value-type="float">
            <text:p>1,96154595885627</text:p>
          </table:table-cell>
          <table:table-cell office:value-type="float" office:value="2.02407528591801" calcext:value-type="float">
            <text:p>2,02407528591801</text:p>
          </table:table-cell>
        </table:table-row>
        <table:table-row table:style-name="ro1">
          <table:table-cell office:value-type="float" office:value="1.84170021102539" calcext:value-type="float">
            <text:p>1,84170021102539</text:p>
          </table:table-cell>
          <table:table-cell office:value-type="float" office:value="1.90446498908828" calcext:value-type="float">
            <text:p>1,90446498908828</text:p>
          </table:table-cell>
          <table:table-cell office:value-type="float" office:value="1.91323644051415" calcext:value-type="float">
            <text:p>1,91323644051415</text:p>
          </table:table-cell>
          <table:table-cell office:value-type="float" office:value="2.02321648259407" calcext:value-type="float">
            <text:p>2,02321648259407</text:p>
          </table:table-cell>
        </table:table-row>
        <table:table-row table:style-name="ro1">
          <table:table-cell office:value-type="float" office:value="1.83338818499862" calcext:value-type="float">
            <text:p>1,83338818499862</text:p>
          </table:table-cell>
          <table:table-cell office:value-type="float" office:value="1.92811142037439" calcext:value-type="float">
            <text:p>1,92811142037439</text:p>
          </table:table-cell>
          <table:table-cell office:value-type="float" office:value="1.95379831414783" calcext:value-type="float">
            <text:p>1,95379831414783</text:p>
          </table:table-cell>
          <table:table-cell office:value-type="float" office:value="2.04000109606466" calcext:value-type="float">
            <text:p>2,04000109606466</text:p>
          </table:table-cell>
        </table:table-row>
        <table:table-row table:style-name="ro1">
          <table:table-cell office:value-type="float" office:value="1.85077568493236" calcext:value-type="float">
            <text:p>1,85077568493236</text:p>
          </table:table-cell>
          <table:table-cell office:value-type="float" office:value="1.92063489080544" calcext:value-type="float">
            <text:p>1,92063489080544</text:p>
          </table:table-cell>
          <table:table-cell office:value-type="float" office:value="1.95524154026205" calcext:value-type="float">
            <text:p>1,95524154026205</text:p>
          </table:table-cell>
          <table:table-cell office:value-type="float" office:value="2.01968048023049" calcext:value-type="float">
            <text:p>2,01968048023049</text:p>
          </table:table-cell>
        </table:table-row>
        <table:table-row table:style-name="ro1">
          <table:table-cell office:value-type="float" office:value="1.86782905453245" calcext:value-type="float">
            <text:p>1,86782905453245</text:p>
          </table:table-cell>
          <table:table-cell office:value-type="float" office:value="1.93663640102275" calcext:value-type="float">
            <text:p>1,93663640102275</text:p>
          </table:table-cell>
          <table:table-cell office:value-type="float" office:value="1.95084091497333" calcext:value-type="float">
            <text:p>1,95084091497333</text:p>
          </table:table-cell>
          <table:table-cell office:value-type="float" office:value="1.98922766781175" calcext:value-type="float">
            <text:p>1,98922766781175</text:p>
          </table:table-cell>
        </table:table-row>
        <table:table-row table:style-name="ro1">
          <table:table-cell office:value-type="float" office:value="1.85233684808942" calcext:value-type="float">
            <text:p>1,85233684808942</text:p>
          </table:table-cell>
          <table:table-cell office:value-type="float" office:value="1.89740818839955" calcext:value-type="float">
            <text:p>1,89740818839955</text:p>
          </table:table-cell>
          <table:table-cell office:value-type="float" office:value="1.90229858029291" calcext:value-type="float">
            <text:p>1,90229858029291</text:p>
          </table:table-cell>
          <table:table-cell office:value-type="float" office:value="2.02442998409907" calcext:value-type="float">
            <text:p>2,02442998409907</text:p>
          </table:table-cell>
        </table:table-row>
        <table:table-row table:style-name="ro1">
          <table:table-cell office:value-type="float" office:value="1.8585877227111" calcext:value-type="float">
            <text:p>1,8585877227111</text:p>
          </table:table-cell>
          <table:table-cell office:value-type="float" office:value="1.94173192932345" calcext:value-type="float">
            <text:p>1,94173192932345</text:p>
          </table:table-cell>
          <table:table-cell office:value-type="float" office:value="1.92056978581232" calcext:value-type="float">
            <text:p>1,92056978581232</text:p>
          </table:table-cell>
          <table:table-cell office:value-type="float" office:value="1.97182064753639" calcext:value-type="float">
            <text:p>1,97182064753639</text:p>
          </table:table-cell>
        </table:table-row>
        <table:table-row table:style-name="ro1">
          <table:table-cell office:value-type="float" office:value="1.8531407853597" calcext:value-type="float">
            <text:p>1,8531407853597</text:p>
          </table:table-cell>
          <table:table-cell office:value-type="float" office:value="1.93709423198322" calcext:value-type="float">
            <text:p>1,93709423198322</text:p>
          </table:table-cell>
          <table:table-cell office:value-type="float" office:value="1.93459821018353" calcext:value-type="float">
            <text:p>1,93459821018353</text:p>
          </table:table-cell>
          <table:table-cell office:value-type="float" office:value="2.17084452957276" calcext:value-type="float">
            <text:p>2,17084452957276</text:p>
          </table:table-cell>
        </table:table-row>
        <table:table-row table:style-name="ro1">
          <table:table-cell office:value-type="float" office:value="1.90316830562485" calcext:value-type="float">
            <text:p>1,90316830562485</text:p>
          </table:table-cell>
          <table:table-cell office:value-type="float" office:value="1.89842963472426" calcext:value-type="float">
            <text:p>1,89842963472426</text:p>
          </table:table-cell>
          <table:table-cell office:value-type="float" office:value="1.94652554361152" calcext:value-type="float">
            <text:p>1,94652554361152</text:p>
          </table:table-cell>
          <table:table-cell office:value-type="float" office:value="2.03836817592233" calcext:value-type="float">
            <text:p>2,03836817592233</text:p>
          </table:table-cell>
        </table:table-row>
        <table:table-row table:style-name="ro1">
          <table:table-cell office:value-type="float" office:value="1.87188690863458" calcext:value-type="float">
            <text:p>1,87188690863458</text:p>
          </table:table-cell>
          <table:table-cell office:value-type="float" office:value="1.94267111151463" calcext:value-type="float">
            <text:p>1,94267111151463</text:p>
          </table:table-cell>
          <table:table-cell office:value-type="float" office:value="1.92072331825998" calcext:value-type="float">
            <text:p>1,92072331825998</text:p>
          </table:table-cell>
          <table:table-cell office:value-type="float" office:value="2.03117347023425" calcext:value-type="float">
            <text:p>2,03117347023425</text:p>
          </table:table-cell>
        </table:table-row>
        <table:table-row table:style-name="ro1">
          <table:table-cell office:value-type="float" office:value="1.85041731668401" calcext:value-type="float">
            <text:p>1,85041731668401</text:p>
          </table:table-cell>
          <table:table-cell office:value-type="float" office:value="1.94943180677244" calcext:value-type="float">
            <text:p>1,94943180677244</text:p>
          </table:table-cell>
          <table:table-cell office:value-type="float" office:value="1.91908623180165" calcext:value-type="float">
            <text:p>1,91908623180165</text:p>
          </table:table-cell>
          <table:table-cell office:value-type="float" office:value="1.97368360025469" calcext:value-type="float">
            <text:p>1,97368360025469</text:p>
          </table:table-cell>
        </table:table-row>
        <table:table-row table:style-name="ro1">
          <table:table-cell office:value-type="float" office:value="1.86094567248928" calcext:value-type="float">
            <text:p>1,86094567248928</text:p>
          </table:table-cell>
          <table:table-cell office:value-type="float" office:value="1.9384343571383" calcext:value-type="float">
            <text:p>1,9384343571383</text:p>
          </table:table-cell>
          <table:table-cell office:value-type="float" office:value="1.90628944400195" calcext:value-type="float">
            <text:p>1,90628944400195</text:p>
          </table:table-cell>
          <table:table-cell office:value-type="float" office:value="2.04505496938187" calcext:value-type="float">
            <text:p>2,04505496938187</text:p>
          </table:table-cell>
        </table:table-row>
        <table:table-row table:style-name="ro1">
          <table:table-cell office:value-type="float" office:value="1.84855239023584" calcext:value-type="float">
            <text:p>1,84855239023584</text:p>
          </table:table-cell>
          <table:table-cell office:value-type="float" office:value="1.93941482289558" calcext:value-type="float">
            <text:p>1,93941482289558</text:p>
          </table:table-cell>
          <table:table-cell office:value-type="float" office:value="1.97195584776471" calcext:value-type="float">
            <text:p>1,97195584776471</text:p>
          </table:table-cell>
          <table:table-cell office:value-type="float" office:value="2.02030051818196" calcext:value-type="float">
            <text:p>2,02030051818196</text:p>
          </table:table-cell>
        </table:table-row>
        <table:table-row table:style-name="ro1">
          <table:table-cell office:value-type="float" office:value="1.84318197411706" calcext:value-type="float">
            <text:p>1,84318197411706</text:p>
          </table:table-cell>
          <table:table-cell office:value-type="float" office:value="1.9355154953911" calcext:value-type="float">
            <text:p>1,9355154953911</text:p>
          </table:table-cell>
          <table:table-cell office:value-type="float" office:value="2.20983533462058" calcext:value-type="float">
            <text:p>2,20983533462058</text:p>
          </table:table-cell>
          <table:table-cell office:value-type="float" office:value="2.02929026006014" calcext:value-type="float">
            <text:p>2,02929026006014</text:p>
          </table:table-cell>
        </table:table-row>
        <table:table-row table:style-name="ro1">
          <table:table-cell office:value-type="float" office:value="1.83719669503576" calcext:value-type="float">
            <text:p>1,83719669503576</text:p>
          </table:table-cell>
          <table:table-cell office:value-type="float" office:value="1.90886729435212" calcext:value-type="float">
            <text:p>1,90886729435212</text:p>
          </table:table-cell>
          <table:table-cell office:value-type="float" office:value="1.9650897784107" calcext:value-type="float">
            <text:p>1,9650897784107</text:p>
          </table:table-cell>
          <table:table-cell office:value-type="float" office:value="2.05372749172229" calcext:value-type="float">
            <text:p>2,05372749172229</text:p>
          </table:table-cell>
        </table:table-row>
        <table:table-row table:style-name="ro1">
          <table:table-cell office:value-type="float" office:value="1.83126453506253" calcext:value-type="float">
            <text:p>1,83126453506253</text:p>
          </table:table-cell>
          <table:table-cell office:value-type="float" office:value="1.89709935702532" calcext:value-type="float">
            <text:p>1,89709935702532</text:p>
          </table:table-cell>
          <table:table-cell office:value-type="float" office:value="2.0970874007317" calcext:value-type="float">
            <text:p>2,0970874007317</text:p>
          </table:table-cell>
          <table:table-cell office:value-type="float" office:value="1.96820327694193" calcext:value-type="float">
            <text:p>1,96820327694193</text:p>
          </table:table-cell>
        </table:table-row>
        <table:table-row table:style-name="ro1">
          <table:table-cell office:value-type="float" office:value="1.87328444265103" calcext:value-type="float">
            <text:p>1,87328444265103</text:p>
          </table:table-cell>
          <table:table-cell office:value-type="float" office:value="1.91587932699028" calcext:value-type="float">
            <text:p>1,91587932699028</text:p>
          </table:table-cell>
          <table:table-cell office:value-type="float" office:value="1.93257224219658" calcext:value-type="float">
            <text:p>1,93257224219658</text:p>
          </table:table-cell>
          <table:table-cell office:value-type="float" office:value="2.03562758185622" calcext:value-type="float">
            <text:p>2,03562758185622</text:p>
          </table:table-cell>
        </table:table-row>
        <table:table-row table:style-name="ro1">
          <table:table-cell office:value-type="float" office:value="1.86855591337667" calcext:value-type="float">
            <text:p>1,86855591337667</text:p>
          </table:table-cell>
          <table:table-cell office:value-type="float" office:value="1.96090996376514" calcext:value-type="float">
            <text:p>1,96090996376514</text:p>
          </table:table-cell>
          <table:table-cell office:value-type="float" office:value="1.95166572975575" calcext:value-type="float">
            <text:p>1,95166572975575</text:p>
          </table:table-cell>
          <table:table-cell office:value-type="float" office:value="2.00629600786647" calcext:value-type="float">
            <text:p>2,00629600786647</text:p>
          </table:table-cell>
        </table:table-row>
        <table:table-row table:style-name="ro1">
          <table:table-cell office:value-type="float" office:value="1.85301615975999" calcext:value-type="float">
            <text:p>1,85301615975999</text:p>
          </table:table-cell>
          <table:table-cell office:value-type="float" office:value="1.92209545792398" calcext:value-type="float">
            <text:p>1,92209545792398</text:p>
          </table:table-cell>
          <table:table-cell office:value-type="float" office:value="1.92538077571468" calcext:value-type="float">
            <text:p>1,92538077571468</text:p>
          </table:table-cell>
          <table:table-cell office:value-type="float" office:value="1.98953118184112" calcext:value-type="float">
            <text:p>1,98953118184112</text:p>
          </table:table-cell>
        </table:table-row>
        <table:table-row table:style-name="ro1">
          <table:table-cell office:value-type="float" office:value="1.86119585234444" calcext:value-type="float">
            <text:p>1,86119585234444</text:p>
          </table:table-cell>
          <table:table-cell office:value-type="float" office:value="1.9469936523838" calcext:value-type="float">
            <text:p>1,9469936523838</text:p>
          </table:table-cell>
          <table:table-cell office:value-type="float" office:value="1.95099673895007" calcext:value-type="float">
            <text:p>1,95099673895007</text:p>
          </table:table-cell>
          <table:table-cell office:value-type="float" office:value="2.03145080467456" calcext:value-type="float">
            <text:p>2,03145080467456</text:p>
          </table:table-cell>
        </table:table-row>
        <table:table-row table:style-name="ro1">
          <table:table-cell office:value-type="float" office:value="1.86216249009959" calcext:value-type="float">
            <text:p>1,86216249009959</text:p>
          </table:table-cell>
          <table:table-cell office:value-type="float" office:value="1.92869760913806" calcext:value-type="float">
            <text:p>1,92869760913806</text:p>
          </table:table-cell>
          <table:table-cell office:value-type="float" office:value="1.95448008927358" calcext:value-type="float">
            <text:p>1,95448008927358</text:p>
          </table:table-cell>
          <table:table-cell office:value-type="float" office:value="2.03978621662966" calcext:value-type="float">
            <text:p>2,03978621662966</text:p>
          </table:table-cell>
        </table:table-row>
        <table:table-row table:style-name="ro1">
          <table:table-cell office:value-type="float" office:value="1.88407848686225" calcext:value-type="float">
            <text:p>1,88407848686225</text:p>
          </table:table-cell>
          <table:table-cell office:value-type="float" office:value="1.88747346865622" calcext:value-type="float">
            <text:p>1,88747346865622</text:p>
          </table:table-cell>
          <table:table-cell office:value-type="float" office:value="1.95122779141402" calcext:value-type="float">
            <text:p>1,95122779141402</text:p>
          </table:table-cell>
          <table:table-cell office:value-type="float" office:value="1.98597285397519" calcext:value-type="float">
            <text:p>1,98597285397519</text:p>
          </table:table-cell>
        </table:table-row>
        <table:table-row table:style-name="ro1">
          <table:table-cell office:value-type="float" office:value="1.94167566575915" calcext:value-type="float">
            <text:p>1,94167566575915</text:p>
          </table:table-cell>
          <table:table-cell office:value-type="float" office:value="1.9393481253177" calcext:value-type="float">
            <text:p>1,9393481253177</text:p>
          </table:table-cell>
          <table:table-cell office:value-type="float" office:value="1.92287082774272" calcext:value-type="float">
            <text:p>1,92287082774272</text:p>
          </table:table-cell>
          <table:table-cell office:value-type="float" office:value="1.95277811266031" calcext:value-type="float">
            <text:p>1,95277811266031</text:p>
          </table:table-cell>
        </table:table-row>
        <table:table-row table:style-name="ro1">
          <table:table-cell office:value-type="float" office:value="1.83434014999315" calcext:value-type="float">
            <text:p>1,83434014999315</text:p>
          </table:table-cell>
          <table:table-cell office:value-type="float" office:value="1.9463569385952" calcext:value-type="float">
            <text:p>1,9463569385952</text:p>
          </table:table-cell>
          <table:table-cell office:value-type="float" office:value="1.92508536445075" calcext:value-type="float">
            <text:p>1,92508536445075</text:p>
          </table:table-cell>
          <table:table-cell office:value-type="float" office:value="1.99939141150615" calcext:value-type="float">
            <text:p>1,99939141150615</text:p>
          </table:table-cell>
        </table:table-row>
        <table:table-row table:style-name="ro1">
          <table:table-cell office:value-type="float" office:value="1.86971821889531" calcext:value-type="float">
            <text:p>1,86971821889531</text:p>
          </table:table-cell>
          <table:table-cell office:value-type="float" office:value="1.94749977375416" calcext:value-type="float">
            <text:p>1,94749977375416</text:p>
          </table:table-cell>
          <table:table-cell office:value-type="float" office:value="1.93295112843722" calcext:value-type="float">
            <text:p>1,93295112843722</text:p>
          </table:table-cell>
          <table:table-cell office:value-type="float" office:value="2.00428859269762" calcext:value-type="float">
            <text:p>2,00428859269762</text:p>
          </table:table-cell>
        </table:table-row>
        <table:table-row table:style-name="ro1">
          <table:table-cell office:value-type="float" office:value="1.87952825948912" calcext:value-type="float">
            <text:p>1,87952825948912</text:p>
          </table:table-cell>
          <table:table-cell office:value-type="float" office:value="1.98617739995508" calcext:value-type="float">
            <text:p>1,98617739995508</text:p>
          </table:table-cell>
          <table:table-cell office:value-type="float" office:value="1.96856516868587" calcext:value-type="float">
            <text:p>1,96856516868587</text:p>
          </table:table-cell>
          <table:table-cell office:value-type="float" office:value="1.98175815634028" calcext:value-type="float">
            <text:p>1,98175815634028</text:p>
          </table:table-cell>
        </table:table-row>
        <table:table-row table:style-name="ro1">
          <table:table-cell office:value-type="float" office:value="1.83781295098188" calcext:value-type="float">
            <text:p>1,83781295098188</text:p>
          </table:table-cell>
          <table:table-cell office:value-type="float" office:value="1.95147856265466" calcext:value-type="float">
            <text:p>1,95147856265466</text:p>
          </table:table-cell>
          <table:table-cell office:value-type="float" office:value="1.92875096671454" calcext:value-type="float">
            <text:p>1,92875096671454</text:p>
          </table:table-cell>
          <table:table-cell office:value-type="float" office:value="2.05095394051462" calcext:value-type="float">
            <text:p>2,05095394051462</text:p>
          </table:table-cell>
        </table:table-row>
        <table:table-row table:style-name="ro1">
          <table:table-cell office:value-type="float" office:value="1.83582330606843" calcext:value-type="float">
            <text:p>1,83582330606843</text:p>
          </table:table-cell>
          <table:table-cell office:value-type="float" office:value="1.96219293579982" calcext:value-type="float">
            <text:p>1,96219293579982</text:p>
          </table:table-cell>
          <table:table-cell office:value-type="float" office:value="1.9243024153014" calcext:value-type="float">
            <text:p>1,9243024153014</text:p>
          </table:table-cell>
          <table:table-cell office:value-type="float" office:value="2.13886082690747" calcext:value-type="float">
            <text:p>2,13886082690747</text:p>
          </table:table-cell>
        </table:table-row>
        <table:table-row table:style-name="ro1">
          <table:table-cell office:value-type="float" office:value="1.83633750274921" calcext:value-type="float">
            <text:p>1,83633750274921</text:p>
          </table:table-cell>
          <table:table-cell office:value-type="float" office:value="1.93340522341683" calcext:value-type="float">
            <text:p>1,93340522341683</text:p>
          </table:table-cell>
          <table:table-cell office:value-type="float" office:value="1.89871277449862" calcext:value-type="float">
            <text:p>1,89871277449862</text:p>
          </table:table-cell>
          <table:table-cell office:value-type="float" office:value="2.00789194757671" calcext:value-type="float">
            <text:p>2,00789194757671</text:p>
          </table:table-cell>
        </table:table-row>
        <table:table-row table:style-name="ro1">
          <table:table-cell office:value-type="float" office:value="1.86333417504115" calcext:value-type="float">
            <text:p>1,86333417504115</text:p>
          </table:table-cell>
          <table:table-cell office:value-type="float" office:value="1.96820541376575" calcext:value-type="float">
            <text:p>1,96820541376575</text:p>
          </table:table-cell>
          <table:table-cell office:value-type="float" office:value="1.93239986493749" calcext:value-type="float">
            <text:p>1,93239986493749</text:p>
          </table:table-cell>
          <table:table-cell office:value-type="float" office:value="1.98989532723476" calcext:value-type="float">
            <text:p>1,98989532723476</text:p>
          </table:table-cell>
        </table:table-row>
        <table:table-row table:style-name="ro1">
          <table:table-cell office:value-type="float" office:value="1.86957019117106" calcext:value-type="float">
            <text:p>1,86957019117106</text:p>
          </table:table-cell>
          <table:table-cell office:value-type="float" office:value="1.96407383779588" calcext:value-type="float">
            <text:p>1,96407383779588</text:p>
          </table:table-cell>
          <table:table-cell office:value-type="float" office:value="1.95766145526294" calcext:value-type="float">
            <text:p>1,95766145526294</text:p>
          </table:table-cell>
          <table:table-cell office:value-type="float" office:value="2.03963213776273" calcext:value-type="float">
            <text:p>2,03963213776273</text:p>
          </table:table-cell>
        </table:table-row>
        <table:table-row table:style-name="ro1">
          <table:table-cell office:value-type="float" office:value="1.7931007775504" calcext:value-type="float">
            <text:p>1,7931007775504</text:p>
          </table:table-cell>
          <table:table-cell office:value-type="float" office:value="1.93550595093362" calcext:value-type="float">
            <text:p>1,93550595093362</text:p>
          </table:table-cell>
          <table:table-cell office:value-type="float" office:value="1.88735428301047" calcext:value-type="float">
            <text:p>1,88735428301047</text:p>
          </table:table-cell>
          <table:table-cell office:value-type="float" office:value="1.97039157098074" calcext:value-type="float">
            <text:p>1,97039157098074</text:p>
          </table:table-cell>
        </table:table-row>
        <table:table-row table:style-name="ro1">
          <table:table-cell office:value-type="float" office:value="1.87285531083563" calcext:value-type="float">
            <text:p>1,87285531083563</text:p>
          </table:table-cell>
          <table:table-cell office:value-type="float" office:value="1.89017629236582" calcext:value-type="float">
            <text:p>1,89017629236582</text:p>
          </table:table-cell>
          <table:table-cell office:value-type="float" office:value="1.96690038789266" calcext:value-type="float">
            <text:p>1,96690038789266</text:p>
          </table:table-cell>
          <table:table-cell office:value-type="float" office:value="2.00911158741983" calcext:value-type="float">
            <text:p>2,00911158741983</text:p>
          </table:table-cell>
        </table:table-row>
        <table:table-row table:style-name="ro1">
          <table:table-cell office:value-type="float" office:value="1.79251488864683" calcext:value-type="float">
            <text:p>1,79251488864683</text:p>
          </table:table-cell>
          <table:table-cell office:value-type="float" office:value="1.90578924468906" calcext:value-type="float">
            <text:p>1,90578924468906</text:p>
          </table:table-cell>
          <table:table-cell office:value-type="float" office:value="1.90739298108329" calcext:value-type="float">
            <text:p>1,90739298108329</text:p>
          </table:table-cell>
          <table:table-cell office:value-type="float" office:value="1.9605337853707" calcext:value-type="float">
            <text:p>1,9605337853707</text:p>
          </table:table-cell>
        </table:table-row>
        <table:table-row table:style-name="ro1">
          <table:table-cell office:value-type="float" office:value="1.85553708861976" calcext:value-type="float">
            <text:p>1,85553708861976</text:p>
          </table:table-cell>
          <table:table-cell office:value-type="float" office:value="1.93123745744868" calcext:value-type="float">
            <text:p>1,93123745744868</text:p>
          </table:table-cell>
          <table:table-cell office:value-type="float" office:value="1.95726992038487" calcext:value-type="float">
            <text:p>1,95726992038487</text:p>
          </table:table-cell>
          <table:table-cell office:value-type="float" office:value="1.95985114201055" calcext:value-type="float">
            <text:p>1,95985114201055</text:p>
          </table:table-cell>
        </table:table-row>
        <table:table-row table:style-name="ro1">
          <table:table-cell office:value-type="float" office:value="1.85220442178153" calcext:value-type="float">
            <text:p>1,85220442178153</text:p>
          </table:table-cell>
          <table:table-cell office:value-type="float" office:value="2.01846001239417" calcext:value-type="float">
            <text:p>2,01846001239417</text:p>
          </table:table-cell>
          <table:table-cell office:value-type="float" office:value="1.93874388778741" calcext:value-type="float">
            <text:p>1,93874388778741</text:p>
          </table:table-cell>
          <table:table-cell office:value-type="float" office:value="2.03640430253321" calcext:value-type="float">
            <text:p>2,03640430253321</text:p>
          </table:table-cell>
        </table:table-row>
        <table:table-row table:style-name="ro1">
          <table:table-cell office:value-type="float" office:value="1.84336111180845" calcext:value-type="float">
            <text:p>1,84336111180845</text:p>
          </table:table-cell>
          <table:table-cell office:value-type="float" office:value="1.9130656057747" calcext:value-type="float">
            <text:p>1,9130656057747</text:p>
          </table:table-cell>
          <table:table-cell office:value-type="float" office:value="1.95679212149801" calcext:value-type="float">
            <text:p>1,95679212149801</text:p>
          </table:table-cell>
          <table:table-cell office:value-type="float" office:value="2.01641613457944" calcext:value-type="float">
            <text:p>2,01641613457944</text:p>
          </table:table-cell>
        </table:table-row>
        <table:table-row table:style-name="ro1">
          <table:table-cell office:value-type="float" office:value="1.84523541767954" calcext:value-type="float">
            <text:p>1,84523541767954</text:p>
          </table:table-cell>
          <table:table-cell office:value-type="float" office:value="1.93565563226682" calcext:value-type="float">
            <text:p>1,93565563226682</text:p>
          </table:table-cell>
          <table:table-cell office:value-type="float" office:value="1.9103300127856" calcext:value-type="float">
            <text:p>1,9103300127856</text:p>
          </table:table-cell>
          <table:table-cell office:value-type="float" office:value="1.97455092017025" calcext:value-type="float">
            <text:p>1,97455092017025</text:p>
          </table:table-cell>
        </table:table-row>
        <table:table-row table:style-name="ro1">
          <table:table-cell office:value-type="float" office:value="1.86913938777533" calcext:value-type="float">
            <text:p>1,86913938777533</text:p>
          </table:table-cell>
          <table:table-cell office:value-type="float" office:value="1.91950512246328" calcext:value-type="float">
            <text:p>1,91950512246328</text:p>
          </table:table-cell>
          <table:table-cell office:value-type="float" office:value="2.42813204723337" calcext:value-type="float">
            <text:p>2,42813204723337</text:p>
          </table:table-cell>
          <table:table-cell office:value-type="float" office:value="1.99173769348984" calcext:value-type="float">
            <text:p>1,99173769348984</text:p>
          </table:table-cell>
        </table:table-row>
        <table:table-row table:style-name="ro1">
          <table:table-cell office:value-type="float" office:value="1.82179020351713" calcext:value-type="float">
            <text:p>1,82179020351713</text:p>
          </table:table-cell>
          <table:table-cell office:value-type="float" office:value="1.90867602645417" calcext:value-type="float">
            <text:p>1,90867602645417</text:p>
          </table:table-cell>
          <table:table-cell office:value-type="float" office:value="1.91850573623043" calcext:value-type="float">
            <text:p>1,91850573623043</text:p>
          </table:table-cell>
          <table:table-cell office:value-type="float" office:value="1.99910295661563" calcext:value-type="float">
            <text:p>1,99910295661563</text:p>
          </table:table-cell>
        </table:table-row>
        <table:table-row table:style-name="ro1">
          <table:table-cell office:value-type="float" office:value="2.02992303434286" calcext:value-type="float">
            <text:p>2,02992303434286</text:p>
          </table:table-cell>
          <table:table-cell office:value-type="float" office:value="1.91977835149611" calcext:value-type="float">
            <text:p>1,91977835149611</text:p>
          </table:table-cell>
          <table:table-cell office:value-type="float" office:value="1.93529884519656" calcext:value-type="float">
            <text:p>1,93529884519656</text:p>
          </table:table-cell>
          <table:table-cell office:value-type="float" office:value="1.9416950846811" calcext:value-type="float">
            <text:p>1,9416950846811</text:p>
          </table:table-cell>
        </table:table-row>
        <table:table-row table:style-name="ro1">
          <table:table-cell office:value-type="float" office:value="1.85127585891154" calcext:value-type="float">
            <text:p>1,85127585891154</text:p>
          </table:table-cell>
          <table:table-cell office:value-type="float" office:value="1.94084107541698" calcext:value-type="float">
            <text:p>1,94084107541698</text:p>
          </table:table-cell>
          <table:table-cell office:value-type="float" office:value="1.89856720209931" calcext:value-type="float">
            <text:p>1,89856720209931</text:p>
          </table:table-cell>
          <table:table-cell office:value-type="float" office:value="1.98482039744376" calcext:value-type="float">
            <text:p>1,98482039744376</text:p>
          </table:table-cell>
        </table:table-row>
        <table:table-row table:style-name="ro1">
          <table:table-cell office:value-type="float" office:value="1.85638773727354" calcext:value-type="float">
            <text:p>1,85638773727354</text:p>
          </table:table-cell>
          <table:table-cell office:value-type="float" office:value="1.93784248714994" calcext:value-type="float">
            <text:p>1,93784248714994</text:p>
          </table:table-cell>
          <table:table-cell office:value-type="float" office:value="1.94136271354188" calcext:value-type="float">
            <text:p>1,94136271354188</text:p>
          </table:table-cell>
          <table:table-cell office:value-type="float" office:value="1.96904377805405" calcext:value-type="float">
            <text:p>1,96904377805405</text:p>
          </table:table-cell>
        </table:table-row>
        <table:table-row table:style-name="ro1">
          <table:table-cell office:value-type="float" office:value="1.83158547848474" calcext:value-type="float">
            <text:p>1,83158547848474</text:p>
          </table:table-cell>
          <table:table-cell office:value-type="float" office:value="1.97166914283571" calcext:value-type="float">
            <text:p>1,97166914283571</text:p>
          </table:table-cell>
          <table:table-cell office:value-type="float" office:value="1.93688128170176" calcext:value-type="float">
            <text:p>1,93688128170176</text:p>
          </table:table-cell>
          <table:table-cell office:value-type="float" office:value="2.02878535589929" calcext:value-type="float">
            <text:p>2,02878535589929</text:p>
          </table:table-cell>
        </table:table-row>
        <table:table-row table:style-name="ro1">
          <table:table-cell office:value-type="float" office:value="1.84752873301853" calcext:value-type="float">
            <text:p>1,84752873301853</text:p>
          </table:table-cell>
          <table:table-cell office:value-type="float" office:value="1.90234486965788" calcext:value-type="float">
            <text:p>1,90234486965788</text:p>
          </table:table-cell>
          <table:table-cell office:value-type="float" office:value="1.92711006606637" calcext:value-type="float">
            <text:p>1,92711006606637</text:p>
          </table:table-cell>
          <table:table-cell office:value-type="float" office:value="1.95768973257667" calcext:value-type="float">
            <text:p>1,95768973257667</text:p>
          </table:table-cell>
        </table:table-row>
        <table:table-row table:style-name="ro1">
          <table:table-cell office:value-type="float" office:value="1.90261510540318" calcext:value-type="float">
            <text:p>1,90261510540318</text:p>
          </table:table-cell>
          <table:table-cell office:value-type="float" office:value="1.92712807612994" calcext:value-type="float">
            <text:p>1,92712807612994</text:p>
          </table:table-cell>
          <table:table-cell office:value-type="float" office:value="1.95466118037348" calcext:value-type="float">
            <text:p>1,95466118037348</text:p>
          </table:table-cell>
          <table:table-cell office:value-type="float" office:value="1.98968123741752" calcext:value-type="float">
            <text:p>1,98968123741752</text:p>
          </table:table-cell>
        </table:table-row>
        <table:table-row table:style-name="ro1">
          <table:table-cell office:value-type="float" office:value="1.86398154095442" calcext:value-type="float">
            <text:p>1,86398154095442</text:p>
          </table:table-cell>
          <table:table-cell office:value-type="float" office:value="1.91580941005174" calcext:value-type="float">
            <text:p>1,91580941005174</text:p>
          </table:table-cell>
          <table:table-cell office:value-type="float" office:value="1.89886112085418" calcext:value-type="float">
            <text:p>1,89886112085418</text:p>
          </table:table-cell>
          <table:table-cell office:value-type="float" office:value="1.96369223763904" calcext:value-type="float">
            <text:p>1,96369223763904</text:p>
          </table:table-cell>
        </table:table-row>
        <table:table-row table:style-name="ro1">
          <table:table-cell office:value-type="float" office:value="1.8815030459108" calcext:value-type="float">
            <text:p>1,8815030459108</text:p>
          </table:table-cell>
          <table:table-cell office:value-type="float" office:value="1.9293085680414" calcext:value-type="float">
            <text:p>1,9293085680414</text:p>
          </table:table-cell>
          <table:table-cell office:value-type="float" office:value="1.93998413266878" calcext:value-type="float">
            <text:p>1,93998413266878</text:p>
          </table:table-cell>
          <table:table-cell office:value-type="float" office:value="1.99617034442892" calcext:value-type="float">
            <text:p>1,99617034442892</text:p>
          </table:table-cell>
        </table:table-row>
        <table:table-row table:style-name="ro1">
          <table:table-cell office:value-type="float" office:value="1.86757980333302" calcext:value-type="float">
            <text:p>1,86757980333302</text:p>
          </table:table-cell>
          <table:table-cell office:value-type="float" office:value="1.91224080557398" calcext:value-type="float">
            <text:p>1,91224080557398</text:p>
          </table:table-cell>
          <table:table-cell office:value-type="float" office:value="1.91836512378549" calcext:value-type="float">
            <text:p>1,91836512378549</text:p>
          </table:table-cell>
          <table:table-cell office:value-type="float" office:value="1.98809334428834" calcext:value-type="float">
            <text:p>1,98809334428834</text:p>
          </table:table-cell>
        </table:table-row>
        <table:table-row table:style-name="ro1">
          <table:table-cell office:value-type="float" office:value="1.88683306550509" calcext:value-type="float">
            <text:p>1,88683306550509</text:p>
          </table:table-cell>
          <table:table-cell office:value-type="float" office:value="1.95068966779398" calcext:value-type="float">
            <text:p>1,95068966779398</text:p>
          </table:table-cell>
          <table:table-cell office:value-type="float" office:value="1.9650176857001" calcext:value-type="float">
            <text:p>1,9650176857001</text:p>
          </table:table-cell>
          <table:table-cell office:value-type="float" office:value="2.02827335457875" calcext:value-type="float">
            <text:p>2,02827335457875</text:p>
          </table:table-cell>
        </table:table-row>
        <table:table-row table:style-name="ro1">
          <table:table-cell office:value-type="float" office:value="1.87738213608422" calcext:value-type="float">
            <text:p>1,87738213608422</text:p>
          </table:table-cell>
          <table:table-cell office:value-type="float" office:value="1.93142838447315" calcext:value-type="float">
            <text:p>1,93142838447315</text:p>
          </table:table-cell>
          <table:table-cell office:value-type="float" office:value="1.89958955573303" calcext:value-type="float">
            <text:p>1,89958955573303</text:p>
          </table:table-cell>
          <table:table-cell office:value-type="float" office:value="1.97702514044269" calcext:value-type="float">
            <text:p>1,97702514044269</text:p>
          </table:table-cell>
        </table:table-row>
        <table:table-row table:style-name="ro1">
          <table:table-cell office:value-type="float" office:value="1.84352622679823" calcext:value-type="float">
            <text:p>1,84352622679823</text:p>
          </table:table-cell>
          <table:table-cell office:value-type="float" office:value="1.93962169522401" calcext:value-type="float">
            <text:p>1,93962169522401</text:p>
          </table:table-cell>
          <table:table-cell office:value-type="float" office:value="1.95057016779859" calcext:value-type="float">
            <text:p>1,95057016779859</text:p>
          </table:table-cell>
          <table:table-cell office:value-type="float" office:value="2.0111665394583" calcext:value-type="float">
            <text:p>2,0111665394583</text:p>
          </table:table-cell>
        </table:table-row>
        <table:table-row table:style-name="ro1">
          <table:table-cell office:value-type="float" office:value="1.85261804504615" calcext:value-type="float">
            <text:p>1,85261804504615</text:p>
          </table:table-cell>
          <table:table-cell office:value-type="float" office:value="1.94320268477161" calcext:value-type="float">
            <text:p>1,94320268477161</text:p>
          </table:table-cell>
          <table:table-cell office:value-type="float" office:value="1.92024907727352" calcext:value-type="float">
            <text:p>1,92024907727352</text:p>
          </table:table-cell>
          <table:table-cell office:value-type="float" office:value="1.96557015549407" calcext:value-type="float">
            <text:p>1,96557015549407</text:p>
          </table:table-cell>
        </table:table-row>
        <table:table-row table:style-name="ro1">
          <table:table-cell office:value-type="float" office:value="1.89498155525682" calcext:value-type="float">
            <text:p>1,89498155525682</text:p>
          </table:table-cell>
          <table:table-cell office:value-type="float" office:value="1.92552710701185" calcext:value-type="float">
            <text:p>1,92552710701185</text:p>
          </table:table-cell>
          <table:table-cell office:value-type="float" office:value="1.92974054545223" calcext:value-type="float">
            <text:p>1,92974054545223</text:p>
          </table:table-cell>
          <table:table-cell office:value-type="float" office:value="1.97416768294703" calcext:value-type="float">
            <text:p>1,97416768294703</text:p>
          </table:table-cell>
        </table:table-row>
        <table:table-row table:style-name="ro1">
          <table:table-cell office:value-type="float" office:value="1.83438602558649" calcext:value-type="float">
            <text:p>1,83438602558649</text:p>
          </table:table-cell>
          <table:table-cell office:value-type="float" office:value="1.9218765413992" calcext:value-type="float">
            <text:p>1,9218765413992</text:p>
          </table:table-cell>
          <table:table-cell office:value-type="float" office:value="1.95424296124243" calcext:value-type="float">
            <text:p>1,95424296124243</text:p>
          </table:table-cell>
          <table:table-cell office:value-type="float" office:value="1.95007947173819" calcext:value-type="float">
            <text:p>1,95007947173819</text:p>
          </table:table-cell>
        </table:table-row>
      </table:table>
      <table:table table:name="MONGO-INTERMEDIAT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.90960584112326" calcext:value-type="float">
            <text:p>2,90960584112326</text:p>
          </table:table-cell>
          <table:table-cell office:value-type="float" office:value="2.88279830485579" calcext:value-type="float">
            <text:p>2,88279830485579</text:p>
          </table:table-cell>
          <table:table-cell office:value-type="float" office:value="2.22037860096897" calcext:value-type="float">
            <text:p>2,22037860096897</text:p>
          </table:table-cell>
          <table:table-cell office:value-type="float" office:value="2.23171839777263" calcext:value-type="float">
            <text:p>2,23171839777263</text:p>
          </table:table-cell>
        </table:table-row>
        <table:table-row table:style-name="ro1">
          <table:table-cell office:value-type="float" office:value="1.86146450786755" calcext:value-type="float">
            <text:p>1,86146450786755</text:p>
          </table:table-cell>
          <table:table-cell office:value-type="float" office:value="1.99167504640924" calcext:value-type="float">
            <text:p>1,99167504640924</text:p>
          </table:table-cell>
          <table:table-cell office:value-type="float" office:value="2.04540917298923" calcext:value-type="float">
            <text:p>2,04540917298923</text:p>
          </table:table-cell>
          <table:table-cell office:value-type="float" office:value="2.07248638302929" calcext:value-type="float">
            <text:p>2,07248638302929</text:p>
          </table:table-cell>
        </table:table-row>
        <table:table-row table:style-name="ro1">
          <table:table-cell office:value-type="float" office:value="1.83881879726052" calcext:value-type="float">
            <text:p>1,83881879726052</text:p>
          </table:table-cell>
          <table:table-cell office:value-type="float" office:value="2.0322665338204" calcext:value-type="float">
            <text:p>2,0322665338204</text:p>
          </table:table-cell>
          <table:table-cell office:value-type="float" office:value="2.11689724038218" calcext:value-type="float">
            <text:p>2,11689724038218</text:p>
          </table:table-cell>
          <table:table-cell office:value-type="float" office:value="2.06551652314789" calcext:value-type="float">
            <text:p>2,06551652314789</text:p>
          </table:table-cell>
        </table:table-row>
        <table:table-row table:style-name="ro1">
          <table:table-cell office:value-type="float" office:value="1.92398936505507" calcext:value-type="float">
            <text:p>1,92398936505507</text:p>
          </table:table-cell>
          <table:table-cell office:value-type="float" office:value="2.01631677769921" calcext:value-type="float">
            <text:p>2,01631677769921</text:p>
          </table:table-cell>
          <table:table-cell office:value-type="float" office:value="2.13739993970512" calcext:value-type="float">
            <text:p>2,13739993970512</text:p>
          </table:table-cell>
          <table:table-cell office:value-type="float" office:value="2.16791847845273" calcext:value-type="float">
            <text:p>2,16791847845273</text:p>
          </table:table-cell>
        </table:table-row>
        <table:table-row table:style-name="ro1">
          <table:table-cell office:value-type="float" office:value="1.87581083957524" calcext:value-type="float">
            <text:p>1,87581083957524</text:p>
          </table:table-cell>
          <table:table-cell office:value-type="float" office:value="2.09610611237256" calcext:value-type="float">
            <text:p>2,09610611237256</text:p>
          </table:table-cell>
          <table:table-cell office:value-type="float" office:value="2.11538175306582" calcext:value-type="float">
            <text:p>2,11538175306582</text:p>
          </table:table-cell>
          <table:table-cell office:value-type="float" office:value="2.04552366711112" calcext:value-type="float">
            <text:p>2,04552366711112</text:p>
          </table:table-cell>
        </table:table-row>
        <table:table-row table:style-name="ro1">
          <table:table-cell office:value-type="float" office:value="1.80110823507685" calcext:value-type="float">
            <text:p>1,80110823507685</text:p>
          </table:table-cell>
          <table:table-cell office:value-type="float" office:value="1.94564836996911" calcext:value-type="float">
            <text:p>1,94564836996911</text:p>
          </table:table-cell>
          <table:table-cell office:value-type="float" office:value="2.08188708711112" calcext:value-type="float">
            <text:p>2,08188708711112</text:p>
          </table:table-cell>
          <table:table-cell office:value-type="float" office:value="2.0816685754685" calcext:value-type="float">
            <text:p>2,0816685754685</text:p>
          </table:table-cell>
        </table:table-row>
        <table:table-row table:style-name="ro1">
          <table:table-cell office:value-type="float" office:value="1.81219983566624" calcext:value-type="float">
            <text:p>1,81219983566624</text:p>
          </table:table-cell>
          <table:table-cell office:value-type="float" office:value="1.97566857500943" calcext:value-type="float">
            <text:p>1,97566857500943</text:p>
          </table:table-cell>
          <table:table-cell office:value-type="float" office:value="2.01198391761674" calcext:value-type="float">
            <text:p>2,01198391761674</text:p>
          </table:table-cell>
          <table:table-cell office:value-type="float" office:value="2.07065461609738" calcext:value-type="float">
            <text:p>2,07065461609738</text:p>
          </table:table-cell>
        </table:table-row>
        <table:table-row table:style-name="ro1">
          <table:table-cell office:value-type="float" office:value="1.85145310227444" calcext:value-type="float">
            <text:p>1,85145310227444</text:p>
          </table:table-cell>
          <table:table-cell office:value-type="float" office:value="1.97421878597942" calcext:value-type="float">
            <text:p>1,97421878597942</text:p>
          </table:table-cell>
          <table:table-cell office:value-type="float" office:value="2.04172975457415" calcext:value-type="float">
            <text:p>2,04172975457415</text:p>
          </table:table-cell>
          <table:table-cell office:value-type="float" office:value="2.03665970364643" calcext:value-type="float">
            <text:p>2,03665970364643</text:p>
          </table:table-cell>
        </table:table-row>
        <table:table-row table:style-name="ro1">
          <table:table-cell office:value-type="float" office:value="1.86716341413672" calcext:value-type="float">
            <text:p>1,86716341413672</text:p>
          </table:table-cell>
          <table:table-cell office:value-type="float" office:value="2.01059212174214" calcext:value-type="float">
            <text:p>2,01059212174214</text:p>
          </table:table-cell>
          <table:table-cell office:value-type="float" office:value="2.00381126885351" calcext:value-type="float">
            <text:p>2,00381126885351</text:p>
          </table:table-cell>
          <table:table-cell office:value-type="float" office:value="2.14622638549446" calcext:value-type="float">
            <text:p>2,14622638549446</text:p>
          </table:table-cell>
        </table:table-row>
        <table:table-row table:style-name="ro1">
          <table:table-cell office:value-type="float" office:value="1.83440287592903" calcext:value-type="float">
            <text:p>1,83440287592903</text:p>
          </table:table-cell>
          <table:table-cell office:value-type="float" office:value="2.0584122772696" calcext:value-type="float">
            <text:p>2,0584122772696</text:p>
          </table:table-cell>
          <table:table-cell office:value-type="float" office:value="1.98681712995159" calcext:value-type="float">
            <text:p>1,98681712995159</text:p>
          </table:table-cell>
          <table:table-cell office:value-type="float" office:value="2.03562471396908" calcext:value-type="float">
            <text:p>2,03562471396908</text:p>
          </table:table-cell>
        </table:table-row>
        <table:table-row table:style-name="ro1">
          <table:table-cell office:value-type="float" office:value="1.76710956551273" calcext:value-type="float">
            <text:p>1,76710956551273</text:p>
          </table:table-cell>
          <table:table-cell office:value-type="float" office:value="1.96933130341952" calcext:value-type="float">
            <text:p>1,96933130341952</text:p>
          </table:table-cell>
          <table:table-cell office:value-type="float" office:value="2.00571736081879" calcext:value-type="float">
            <text:p>2,00571736081879</text:p>
          </table:table-cell>
          <table:table-cell office:value-type="float" office:value="2.02020266150385" calcext:value-type="float">
            <text:p>2,02020266150385</text:p>
          </table:table-cell>
        </table:table-row>
        <table:table-row table:style-name="ro1">
          <table:table-cell office:value-type="float" office:value="1.86721335687431" calcext:value-type="float">
            <text:p>1,86721335687431</text:p>
          </table:table-cell>
          <table:table-cell office:value-type="float" office:value="1.96024590848506" calcext:value-type="float">
            <text:p>1,96024590848506</text:p>
          </table:table-cell>
          <table:table-cell office:value-type="float" office:value="1.97759066064376" calcext:value-type="float">
            <text:p>1,97759066064376</text:p>
          </table:table-cell>
          <table:table-cell office:value-type="float" office:value="2.1428371716724" calcext:value-type="float">
            <text:p>2,1428371716724</text:p>
          </table:table-cell>
        </table:table-row>
        <table:table-row table:style-name="ro1">
          <table:table-cell office:value-type="float" office:value="1.82700281133386" calcext:value-type="float">
            <text:p>1,82700281133386</text:p>
          </table:table-cell>
          <table:table-cell office:value-type="float" office:value="1.91054047970092" calcext:value-type="float">
            <text:p>1,91054047970092</text:p>
          </table:table-cell>
          <table:table-cell office:value-type="float" office:value="1.9622182275874" calcext:value-type="float">
            <text:p>1,9622182275874</text:p>
          </table:table-cell>
          <table:table-cell office:value-type="float" office:value="2.04767985790693" calcext:value-type="float">
            <text:p>2,04767985790693</text:p>
          </table:table-cell>
        </table:table-row>
        <table:table-row table:style-name="ro1">
          <table:table-cell office:value-type="float" office:value="1.9212412206343" calcext:value-type="float">
            <text:p>1,9212412206343</text:p>
          </table:table-cell>
          <table:table-cell office:value-type="float" office:value="1.99000319176431" calcext:value-type="float">
            <text:p>1,99000319176431</text:p>
          </table:table-cell>
          <table:table-cell office:value-type="float" office:value="1.97944775690395" calcext:value-type="float">
            <text:p>1,97944775690395</text:p>
          </table:table-cell>
          <table:table-cell office:value-type="float" office:value="2.10044638381377" calcext:value-type="float">
            <text:p>2,10044638381377</text:p>
          </table:table-cell>
        </table:table-row>
        <table:table-row table:style-name="ro1">
          <table:table-cell office:value-type="float" office:value="1.78186182213078" calcext:value-type="float">
            <text:p>1,78186182213078</text:p>
          </table:table-cell>
          <table:table-cell office:value-type="float" office:value="1.97331417350926" calcext:value-type="float">
            <text:p>1,97331417350926</text:p>
          </table:table-cell>
          <table:table-cell office:value-type="float" office:value="2.00886995306781" calcext:value-type="float">
            <text:p>2,00886995306781</text:p>
          </table:table-cell>
          <table:table-cell office:value-type="float" office:value="2.09372999738664" calcext:value-type="float">
            <text:p>2,09372999738664</text:p>
          </table:table-cell>
        </table:table-row>
        <table:table-row table:style-name="ro1">
          <table:table-cell office:value-type="float" office:value="1.80860447610106" calcext:value-type="float">
            <text:p>1,80860447610106</text:p>
          </table:table-cell>
          <table:table-cell office:value-type="float" office:value="1.9756970836881" calcext:value-type="float">
            <text:p>1,9756970836881</text:p>
          </table:table-cell>
          <table:table-cell office:value-type="float" office:value="2.04034305684214" calcext:value-type="float">
            <text:p>2,04034305684214</text:p>
          </table:table-cell>
          <table:table-cell office:value-type="float" office:value="2.07739958579948" calcext:value-type="float">
            <text:p>2,07739958579948</text:p>
          </table:table-cell>
        </table:table-row>
        <table:table-row table:style-name="ro1">
          <table:table-cell office:value-type="float" office:value="1.80638594896666" calcext:value-type="float">
            <text:p>1,80638594896666</text:p>
          </table:table-cell>
          <table:table-cell office:value-type="float" office:value="1.99766670219002" calcext:value-type="float">
            <text:p>1,99766670219002</text:p>
          </table:table-cell>
          <table:table-cell office:value-type="float" office:value="2.0416552211576" calcext:value-type="float">
            <text:p>2,0416552211576</text:p>
          </table:table-cell>
          <table:table-cell office:value-type="float" office:value="1.98891101043719" calcext:value-type="float">
            <text:p>1,98891101043719</text:p>
          </table:table-cell>
        </table:table-row>
        <table:table-row table:style-name="ro1">
          <table:table-cell office:value-type="float" office:value="1.79485219557435" calcext:value-type="float">
            <text:p>1,79485219557435</text:p>
          </table:table-cell>
          <table:table-cell office:value-type="float" office:value="1.96019202519437" calcext:value-type="float">
            <text:p>1,96019202519437</text:p>
          </table:table-cell>
          <table:table-cell office:value-type="float" office:value="1.98910729686352" calcext:value-type="float">
            <text:p>1,98910729686352</text:p>
          </table:table-cell>
          <table:table-cell office:value-type="float" office:value="2.01137734454726" calcext:value-type="float">
            <text:p>2,01137734454726</text:p>
          </table:table-cell>
        </table:table-row>
        <table:table-row table:style-name="ro1">
          <table:table-cell office:value-type="float" office:value="1.83931805212265" calcext:value-type="float">
            <text:p>1,83931805212265</text:p>
          </table:table-cell>
          <table:table-cell office:value-type="float" office:value="2.12776426372211" calcext:value-type="float">
            <text:p>2,12776426372211</text:p>
          </table:table-cell>
          <table:table-cell office:value-type="float" office:value="1.98866255838314" calcext:value-type="float">
            <text:p>1,98866255838314</text:p>
          </table:table-cell>
          <table:table-cell office:value-type="float" office:value="2.04916968725641" calcext:value-type="float">
            <text:p>2,04916968725641</text:p>
          </table:table-cell>
        </table:table-row>
        <table:table-row table:style-name="ro1">
          <table:table-cell office:value-type="float" office:value="1.81313468780787" calcext:value-type="float">
            <text:p>1,81313468780787</text:p>
          </table:table-cell>
          <table:table-cell office:value-type="float" office:value="2.05985602472532" calcext:value-type="float">
            <text:p>2,05985602472532</text:p>
          </table:table-cell>
          <table:table-cell office:value-type="float" office:value="2.01273049043766" calcext:value-type="float">
            <text:p>2,01273049043766</text:p>
          </table:table-cell>
          <table:table-cell office:value-type="float" office:value="2.03035944575707" calcext:value-type="float">
            <text:p>2,03035944575707</text:p>
          </table:table-cell>
        </table:table-row>
        <table:table-row table:style-name="ro1">
          <table:table-cell office:value-type="float" office:value="1.79106137790317" calcext:value-type="float">
            <text:p>1,79106137790317</text:p>
          </table:table-cell>
          <table:table-cell office:value-type="float" office:value="1.99280489632084" calcext:value-type="float">
            <text:p>1,99280489632084</text:p>
          </table:table-cell>
          <table:table-cell office:value-type="float" office:value="2.01305696025913" calcext:value-type="float">
            <text:p>2,01305696025913</text:p>
          </table:table-cell>
          <table:table-cell office:value-type="float" office:value="2.01229307106371" calcext:value-type="float">
            <text:p>2,01229307106371</text:p>
          </table:table-cell>
        </table:table-row>
        <table:table-row table:style-name="ro1">
          <table:table-cell office:value-type="float" office:value="1.82330463355934" calcext:value-type="float">
            <text:p>1,82330463355934</text:p>
          </table:table-cell>
          <table:table-cell office:value-type="float" office:value="1.92964442847853" calcext:value-type="float">
            <text:p>1,92964442847853</text:p>
          </table:table-cell>
          <table:table-cell office:value-type="float" office:value="1.98799550418471" calcext:value-type="float">
            <text:p>1,98799550418471</text:p>
          </table:table-cell>
          <table:table-cell office:value-type="float" office:value="2.01829013020195" calcext:value-type="float">
            <text:p>2,01829013020195</text:p>
          </table:table-cell>
        </table:table-row>
        <table:table-row table:style-name="ro1">
          <table:table-cell office:value-type="float" office:value="1.80018718403715" calcext:value-type="float">
            <text:p>1,80018718403715</text:p>
          </table:table-cell>
          <table:table-cell office:value-type="float" office:value="1.93864433513682" calcext:value-type="float">
            <text:p>1,93864433513682</text:p>
          </table:table-cell>
          <table:table-cell office:value-type="float" office:value="2.00366746248314" calcext:value-type="float">
            <text:p>2,00366746248314</text:p>
          </table:table-cell>
          <table:table-cell office:value-type="float" office:value="2.03126246859576" calcext:value-type="float">
            <text:p>2,03126246859576</text:p>
          </table:table-cell>
        </table:table-row>
        <table:table-row table:style-name="ro1">
          <table:table-cell office:value-type="float" office:value="1.85658538705271" calcext:value-type="float">
            <text:p>1,85658538705271</text:p>
          </table:table-cell>
          <table:table-cell office:value-type="float" office:value="2.00291184594778" calcext:value-type="float">
            <text:p>2,00291184594778</text:p>
          </table:table-cell>
          <table:table-cell office:value-type="float" office:value="1.99104776534099" calcext:value-type="float">
            <text:p>1,99104776534099</text:p>
          </table:table-cell>
          <table:table-cell office:value-type="float" office:value="2.07231577891487" calcext:value-type="float">
            <text:p>2,07231577891487</text:p>
          </table:table-cell>
        </table:table-row>
        <table:table-row table:style-name="ro1">
          <table:table-cell office:value-type="float" office:value="1.7814407160083" calcext:value-type="float">
            <text:p>1,7814407160083</text:p>
          </table:table-cell>
          <table:table-cell office:value-type="float" office:value="1.99767942725586" calcext:value-type="float">
            <text:p>1,99767942725586</text:p>
          </table:table-cell>
          <table:table-cell office:value-type="float" office:value="2.06850694726524" calcext:value-type="float">
            <text:p>2,06850694726524</text:p>
          </table:table-cell>
          <table:table-cell office:value-type="float" office:value="2.10392464340041" calcext:value-type="float">
            <text:p>2,10392464340041</text:p>
          </table:table-cell>
        </table:table-row>
        <table:table-row table:style-name="ro1">
          <table:table-cell office:value-type="float" office:value="1.80901687027795" calcext:value-type="float">
            <text:p>1,80901687027795</text:p>
          </table:table-cell>
          <table:table-cell office:value-type="float" office:value="1.97218081193261" calcext:value-type="float">
            <text:p>1,97218081193261</text:p>
          </table:table-cell>
          <table:table-cell office:value-type="float" office:value="1.96696455653572" calcext:value-type="float">
            <text:p>1,96696455653572</text:p>
          </table:table-cell>
          <table:table-cell office:value-type="float" office:value="2.08022606177931" calcext:value-type="float">
            <text:p>2,08022606177931</text:p>
          </table:table-cell>
        </table:table-row>
        <table:table-row table:style-name="ro1">
          <table:table-cell office:value-type="float" office:value="1.78426769922381" calcext:value-type="float">
            <text:p>1,78426769922381</text:p>
          </table:table-cell>
          <table:table-cell office:value-type="float" office:value="2.02033480219934" calcext:value-type="float">
            <text:p>2,02033480219934</text:p>
          </table:table-cell>
          <table:table-cell office:value-type="float" office:value="2.01509789745771" calcext:value-type="float">
            <text:p>2,01509789745771</text:p>
          </table:table-cell>
          <table:table-cell office:value-type="float" office:value="2.02836295570109" calcext:value-type="float">
            <text:p>2,02836295570109</text:p>
          </table:table-cell>
        </table:table-row>
        <table:table-row table:style-name="ro1">
          <table:table-cell office:value-type="float" office:value="1.76890698652466" calcext:value-type="float">
            <text:p>1,76890698652466</text:p>
          </table:table-cell>
          <table:table-cell office:value-type="float" office:value="1.94643838132699" calcext:value-type="float">
            <text:p>1,94643838132699</text:p>
          </table:table-cell>
          <table:table-cell office:value-type="float" office:value="2.01945603789987" calcext:value-type="float">
            <text:p>2,01945603789987</text:p>
          </table:table-cell>
          <table:table-cell office:value-type="float" office:value="2.01850651741088" calcext:value-type="float">
            <text:p>2,01850651741088</text:p>
          </table:table-cell>
        </table:table-row>
        <table:table-row table:style-name="ro1">
          <table:table-cell office:value-type="float" office:value="1.77920053839525" calcext:value-type="float">
            <text:p>1,77920053839525</text:p>
          </table:table-cell>
          <table:table-cell office:value-type="float" office:value="2.02731002627425" calcext:value-type="float">
            <text:p>2,02731002627425</text:p>
          </table:table-cell>
          <table:table-cell office:value-type="float" office:value="2.04417525805671" calcext:value-type="float">
            <text:p>2,04417525805671</text:p>
          </table:table-cell>
          <table:table-cell office:value-type="float" office:value="2.34108952053457" calcext:value-type="float">
            <text:p>2,34108952053457</text:p>
          </table:table-cell>
        </table:table-row>
        <table:table-row table:style-name="ro1">
          <table:table-cell office:value-type="float" office:value="1.78747248760452" calcext:value-type="float">
            <text:p>1,78747248760452</text:p>
          </table:table-cell>
          <table:table-cell office:value-type="float" office:value="2.05356659485181" calcext:value-type="float">
            <text:p>2,05356659485181</text:p>
          </table:table-cell>
          <table:table-cell office:value-type="float" office:value="2.02746154463543" calcext:value-type="float">
            <text:p>2,02746154463543</text:p>
          </table:table-cell>
          <table:table-cell office:value-type="float" office:value="2.07652598637725" calcext:value-type="float">
            <text:p>2,07652598637725</text:p>
          </table:table-cell>
        </table:table-row>
        <table:table-row table:style-name="ro1">
          <table:table-cell office:value-type="float" office:value="1.81292413474663" calcext:value-type="float">
            <text:p>1,81292413474663</text:p>
          </table:table-cell>
          <table:table-cell office:value-type="float" office:value="1.95440657589603" calcext:value-type="float">
            <text:p>1,95440657589603</text:p>
          </table:table-cell>
          <table:table-cell office:value-type="float" office:value="1.96464732270806" calcext:value-type="float">
            <text:p>1,96464732270806</text:p>
          </table:table-cell>
          <table:table-cell office:value-type="float" office:value="2.00808301131851" calcext:value-type="float">
            <text:p>2,00808301131851</text:p>
          </table:table-cell>
        </table:table-row>
        <table:table-row table:style-name="ro1">
          <table:table-cell office:value-type="float" office:value="1.79735364529822" calcext:value-type="float">
            <text:p>1,79735364529822</text:p>
          </table:table-cell>
          <table:table-cell office:value-type="float" office:value="1.98651195478228" calcext:value-type="float">
            <text:p>1,98651195478228</text:p>
          </table:table-cell>
          <table:table-cell office:value-type="float" office:value="2.00046972812382" calcext:value-type="float">
            <text:p>2,00046972812382</text:p>
          </table:table-cell>
          <table:table-cell office:value-type="float" office:value="2.02707401248862" calcext:value-type="float">
            <text:p>2,02707401248862</text:p>
          </table:table-cell>
        </table:table-row>
        <table:table-row table:style-name="ro1">
          <table:table-cell office:value-type="float" office:value="1.759178503521" calcext:value-type="float">
            <text:p>1,759178503521</text:p>
          </table:table-cell>
          <table:table-cell office:value-type="float" office:value="1.95315668745529" calcext:value-type="float">
            <text:p>1,95315668745529</text:p>
          </table:table-cell>
          <table:table-cell office:value-type="float" office:value="2.00431771072655" calcext:value-type="float">
            <text:p>2,00431771072655</text:p>
          </table:table-cell>
          <table:table-cell office:value-type="float" office:value="2.0408496369254" calcext:value-type="float">
            <text:p>2,0408496369254</text:p>
          </table:table-cell>
        </table:table-row>
        <table:table-row table:style-name="ro1">
          <table:table-cell office:value-type="float" office:value="2.0671321515397" calcext:value-type="float">
            <text:p>2,0671321515397</text:p>
          </table:table-cell>
          <table:table-cell office:value-type="float" office:value="1.92831188374956" calcext:value-type="float">
            <text:p>1,92831188374956</text:p>
          </table:table-cell>
          <table:table-cell office:value-type="float" office:value="2.00532892763995" calcext:value-type="float">
            <text:p>2,00532892763995</text:p>
          </table:table-cell>
          <table:table-cell office:value-type="float" office:value="2.11806642180537" calcext:value-type="float">
            <text:p>2,11806642180537</text:p>
          </table:table-cell>
        </table:table-row>
        <table:table-row table:style-name="ro1">
          <table:table-cell office:value-type="float" office:value="1.77246689450927" calcext:value-type="float">
            <text:p>1,77246689450927</text:p>
          </table:table-cell>
          <table:table-cell office:value-type="float" office:value="1.97499546811403" calcext:value-type="float">
            <text:p>1,97499546811403</text:p>
          </table:table-cell>
          <table:table-cell office:value-type="float" office:value="2.00550648354876" calcext:value-type="float">
            <text:p>2,00550648354876</text:p>
          </table:table-cell>
          <table:table-cell office:value-type="float" office:value="2.19619166736284" calcext:value-type="float">
            <text:p>2,19619166736284</text:p>
          </table:table-cell>
        </table:table-row>
        <table:table-row table:style-name="ro1">
          <table:table-cell office:value-type="float" office:value="1.83223567164241" calcext:value-type="float">
            <text:p>1,83223567164241</text:p>
          </table:table-cell>
          <table:table-cell office:value-type="float" office:value="2.02535788034218" calcext:value-type="float">
            <text:p>2,02535788034218</text:p>
          </table:table-cell>
          <table:table-cell office:value-type="float" office:value="2.02599352381988" calcext:value-type="float">
            <text:p>2,02599352381988</text:p>
          </table:table-cell>
          <table:table-cell office:value-type="float" office:value="2.18673028021481" calcext:value-type="float">
            <text:p>2,18673028021481</text:p>
          </table:table-cell>
        </table:table-row>
        <table:table-row table:style-name="ro1">
          <table:table-cell office:value-type="float" office:value="1.82963450895714" calcext:value-type="float">
            <text:p>1,82963450895714</text:p>
          </table:table-cell>
          <table:table-cell office:value-type="float" office:value="1.98181546148957" calcext:value-type="float">
            <text:p>1,98181546148957</text:p>
          </table:table-cell>
          <table:table-cell office:value-type="float" office:value="1.9889067875985" calcext:value-type="float">
            <text:p>1,9889067875985</text:p>
          </table:table-cell>
          <table:table-cell office:value-type="float" office:value="2.04508687663233" calcext:value-type="float">
            <text:p>2,04508687663233</text:p>
          </table:table-cell>
        </table:table-row>
        <table:table-row table:style-name="ro1">
          <table:table-cell office:value-type="float" office:value="1.81944144635994" calcext:value-type="float">
            <text:p>1,81944144635994</text:p>
          </table:table-cell>
          <table:table-cell office:value-type="float" office:value="1.98482367460724" calcext:value-type="float">
            <text:p>1,98482367460724</text:p>
          </table:table-cell>
          <table:table-cell office:value-type="float" office:value="2.00101452244016" calcext:value-type="float">
            <text:p>2,00101452244016</text:p>
          </table:table-cell>
          <table:table-cell office:value-type="float" office:value="2.07041632981601" calcext:value-type="float">
            <text:p>2,07041632981601</text:p>
          </table:table-cell>
        </table:table-row>
        <table:table-row table:style-name="ro1">
          <table:table-cell office:value-type="float" office:value="1.79014748618509" calcext:value-type="float">
            <text:p>1,79014748618509</text:p>
          </table:table-cell>
          <table:table-cell office:value-type="float" office:value="1.98404351856742" calcext:value-type="float">
            <text:p>1,98404351856742</text:p>
          </table:table-cell>
          <table:table-cell office:value-type="float" office:value="1.99283430411576" calcext:value-type="float">
            <text:p>1,99283430411576</text:p>
          </table:table-cell>
          <table:table-cell office:value-type="float" office:value="2.05170853018332" calcext:value-type="float">
            <text:p>2,05170853018332</text:p>
          </table:table-cell>
        </table:table-row>
        <table:table-row table:style-name="ro1">
          <table:table-cell office:value-type="float" office:value="1.98881158817174" calcext:value-type="float">
            <text:p>1,98881158817174</text:p>
          </table:table-cell>
          <table:table-cell office:value-type="float" office:value="1.93859400127103" calcext:value-type="float">
            <text:p>1,93859400127103</text:p>
          </table:table-cell>
          <table:table-cell office:value-type="float" office:value="2.01623406565273" calcext:value-type="float">
            <text:p>2,01623406565273</text:p>
          </table:table-cell>
          <table:table-cell office:value-type="float" office:value="2.07263384170756" calcext:value-type="float">
            <text:p>2,07263384170756</text:p>
          </table:table-cell>
        </table:table-row>
        <table:table-row table:style-name="ro1">
          <table:table-cell office:value-type="float" office:value="1.9219734553483" calcext:value-type="float">
            <text:p>1,9219734553483</text:p>
          </table:table-cell>
          <table:table-cell office:value-type="float" office:value="1.97713165550286" calcext:value-type="float">
            <text:p>1,97713165550286</text:p>
          </table:table-cell>
          <table:table-cell office:value-type="float" office:value="1.96827312722113" calcext:value-type="float">
            <text:p>1,96827312722113</text:p>
          </table:table-cell>
          <table:table-cell office:value-type="float" office:value="2.03562765908043" calcext:value-type="float">
            <text:p>2,03562765908043</text:p>
          </table:table-cell>
        </table:table-row>
        <table:table-row table:style-name="ro1">
          <table:table-cell office:value-type="float" office:value="1.81299650427485" calcext:value-type="float">
            <text:p>1,81299650427485</text:p>
          </table:table-cell>
          <table:table-cell office:value-type="float" office:value="1.96058544496006" calcext:value-type="float">
            <text:p>1,96058544496006</text:p>
          </table:table-cell>
          <table:table-cell office:value-type="float" office:value="2.12093481373139" calcext:value-type="float">
            <text:p>2,12093481373139</text:p>
          </table:table-cell>
          <table:table-cell office:value-type="float" office:value="2.02562863677901" calcext:value-type="float">
            <text:p>2,02562863677901</text:p>
          </table:table-cell>
        </table:table-row>
        <table:table-row table:style-name="ro1">
          <table:table-cell office:value-type="float" office:value="1.83698454455783" calcext:value-type="float">
            <text:p>1,83698454455783</text:p>
          </table:table-cell>
          <table:table-cell office:value-type="float" office:value="2.01154113978332" calcext:value-type="float">
            <text:p>2,01154113978332</text:p>
          </table:table-cell>
          <table:table-cell office:value-type="float" office:value="2.04745408611894" calcext:value-type="float">
            <text:p>2,04745408611894</text:p>
          </table:table-cell>
          <table:table-cell office:value-type="float" office:value="2.03661556390558" calcext:value-type="float">
            <text:p>2,03661556390558</text:p>
          </table:table-cell>
        </table:table-row>
        <table:table-row table:style-name="ro1">
          <table:table-cell office:value-type="float" office:value="1.8253632404252" calcext:value-type="float">
            <text:p>1,8253632404252</text:p>
          </table:table-cell>
          <table:table-cell office:value-type="float" office:value="1.98825442032671" calcext:value-type="float">
            <text:p>1,98825442032671</text:p>
          </table:table-cell>
          <table:table-cell office:value-type="float" office:value="1.99020497498685" calcext:value-type="float">
            <text:p>1,99020497498685</text:p>
          </table:table-cell>
          <table:table-cell office:value-type="float" office:value="2.00583365714163" calcext:value-type="float">
            <text:p>2,00583365714163</text:p>
          </table:table-cell>
        </table:table-row>
        <table:table-row table:style-name="ro1">
          <table:table-cell office:value-type="float" office:value="1.82181049176221" calcext:value-type="float">
            <text:p>1,82181049176221</text:p>
          </table:table-cell>
          <table:table-cell office:value-type="float" office:value="1.94590494807717" calcext:value-type="float">
            <text:p>1,94590494807717</text:p>
          </table:table-cell>
          <table:table-cell office:value-type="float" office:value="2.02862837337624" calcext:value-type="float">
            <text:p>2,02862837337624</text:p>
          </table:table-cell>
          <table:table-cell office:value-type="float" office:value="2.04375913919459" calcext:value-type="float">
            <text:p>2,04375913919459</text:p>
          </table:table-cell>
        </table:table-row>
        <table:table-row table:style-name="ro1">
          <table:table-cell office:value-type="float" office:value="1.8190419907161" calcext:value-type="float">
            <text:p>1,8190419907161</text:p>
          </table:table-cell>
          <table:table-cell office:value-type="float" office:value="1.99121860547176" calcext:value-type="float">
            <text:p>1,99121860547176</text:p>
          </table:table-cell>
          <table:table-cell office:value-type="float" office:value="2.02898689531939" calcext:value-type="float">
            <text:p>2,02898689531939</text:p>
          </table:table-cell>
          <table:table-cell office:value-type="float" office:value="2.03566034150724" calcext:value-type="float">
            <text:p>2,03566034150724</text:p>
          </table:table-cell>
        </table:table-row>
        <table:table-row table:style-name="ro1">
          <table:table-cell office:value-type="float" office:value="1.79455547188297" calcext:value-type="float">
            <text:p>1,79455547188297</text:p>
          </table:table-cell>
          <table:table-cell office:value-type="float" office:value="1.99956470051253" calcext:value-type="float">
            <text:p>1,99956470051253</text:p>
          </table:table-cell>
          <table:table-cell office:value-type="float" office:value="2.06557501919365" calcext:value-type="float">
            <text:p>2,06557501919365</text:p>
          </table:table-cell>
          <table:table-cell office:value-type="float" office:value="2.07070728650556" calcext:value-type="float">
            <text:p>2,07070728650556</text:p>
          </table:table-cell>
        </table:table-row>
        <table:table-row table:style-name="ro1">
          <table:table-cell office:value-type="float" office:value="1.85007618358678" calcext:value-type="float">
            <text:p>1,85007618358678</text:p>
          </table:table-cell>
          <table:table-cell office:value-type="float" office:value="1.96401301885302" calcext:value-type="float">
            <text:p>1,96401301885302</text:p>
          </table:table-cell>
          <table:table-cell office:value-type="float" office:value="2.0437205032883" calcext:value-type="float">
            <text:p>2,0437205032883</text:p>
          </table:table-cell>
          <table:table-cell office:value-type="float" office:value="2.04867611798527" calcext:value-type="float">
            <text:p>2,04867611798527</text:p>
          </table:table-cell>
        </table:table-row>
        <table:table-row table:style-name="ro1">
          <table:table-cell office:value-type="float" office:value="1.8340851918141" calcext:value-type="float">
            <text:p>1,8340851918141</text:p>
          </table:table-cell>
          <table:table-cell office:value-type="float" office:value="2.07110581364858" calcext:value-type="float">
            <text:p>2,07110581364858</text:p>
          </table:table-cell>
          <table:table-cell office:value-type="float" office:value="2.00716690884666" calcext:value-type="float">
            <text:p>2,00716690884666</text:p>
          </table:table-cell>
          <table:table-cell office:value-type="float" office:value="2.03889434149892" calcext:value-type="float">
            <text:p>2,03889434149892</text:p>
          </table:table-cell>
        </table:table-row>
        <table:table-row table:style-name="ro1">
          <table:table-cell office:value-type="float" office:value="1.83140286139814" calcext:value-type="float">
            <text:p>1,83140286139814</text:p>
          </table:table-cell>
          <table:table-cell office:value-type="float" office:value="1.98456996624697" calcext:value-type="float">
            <text:p>1,98456996624697</text:p>
          </table:table-cell>
          <table:table-cell office:value-type="float" office:value="1.99126520289739" calcext:value-type="float">
            <text:p>1,99126520289739</text:p>
          </table:table-cell>
          <table:table-cell office:value-type="float" office:value="2.070790229704" calcext:value-type="float">
            <text:p>2,070790229704</text:p>
          </table:table-cell>
        </table:table-row>
        <table:table-row table:style-name="ro1">
          <table:table-cell office:value-type="float" office:value="1.80404303940115" calcext:value-type="float">
            <text:p>1,80404303940115</text:p>
          </table:table-cell>
          <table:table-cell office:value-type="float" office:value="1.9629180212731" calcext:value-type="float">
            <text:p>1,9629180212731</text:p>
          </table:table-cell>
          <table:table-cell office:value-type="float" office:value="2.02725705943928" calcext:value-type="float">
            <text:p>2,02725705943928</text:p>
          </table:table-cell>
          <table:table-cell office:value-type="float" office:value="2.02399606646881" calcext:value-type="float">
            <text:p>2,02399606646881</text:p>
          </table:table-cell>
        </table:table-row>
        <table:table-row table:style-name="ro1">
          <table:table-cell office:value-type="float" office:value="1.75905541494321" calcext:value-type="float">
            <text:p>1,75905541494321</text:p>
          </table:table-cell>
          <table:table-cell office:value-type="float" office:value="2.04443018637445" calcext:value-type="float">
            <text:p>2,04443018637445</text:p>
          </table:table-cell>
          <table:table-cell office:value-type="float" office:value="1.98979089705225" calcext:value-type="float">
            <text:p>1,98979089705225</text:p>
          </table:table-cell>
          <table:table-cell office:value-type="float" office:value="2.11619346024395" calcext:value-type="float">
            <text:p>2,11619346024395</text:p>
          </table:table-cell>
        </table:table-row>
        <table:table-row table:style-name="ro1">
          <table:table-cell office:value-type="float" office:value="1.79504825747857" calcext:value-type="float">
            <text:p>1,79504825747857</text:p>
          </table:table-cell>
          <table:table-cell office:value-type="float" office:value="1.92783580769564" calcext:value-type="float">
            <text:p>1,92783580769564</text:p>
          </table:table-cell>
          <table:table-cell office:value-type="float" office:value="2.0000456339012" calcext:value-type="float">
            <text:p>2,0000456339012</text:p>
          </table:table-cell>
          <table:table-cell office:value-type="float" office:value="2.09327909991684" calcext:value-type="float">
            <text:p>2,09327909991684</text:p>
          </table:table-cell>
        </table:table-row>
        <table:table-row table:style-name="ro1">
          <table:table-cell office:value-type="float" office:value="1.81284460589679" calcext:value-type="float">
            <text:p>1,81284460589679</text:p>
          </table:table-cell>
          <table:table-cell office:value-type="float" office:value="1.98627757945973" calcext:value-type="float">
            <text:p>1,98627757945973</text:p>
          </table:table-cell>
          <table:table-cell office:value-type="float" office:value="2.00562603673927" calcext:value-type="float">
            <text:p>2,00562603673927</text:p>
          </table:table-cell>
          <table:table-cell office:value-type="float" office:value="2.04530333769985" calcext:value-type="float">
            <text:p>2,04530333769985</text:p>
          </table:table-cell>
        </table:table-row>
        <table:table-row table:style-name="ro1">
          <table:table-cell office:value-type="float" office:value="1.81800664930108" calcext:value-type="float">
            <text:p>1,81800664930108</text:p>
          </table:table-cell>
          <table:table-cell office:value-type="float" office:value="1.9567648288998" calcext:value-type="float">
            <text:p>1,9567648288998</text:p>
          </table:table-cell>
          <table:table-cell office:value-type="float" office:value="2.02413154939804" calcext:value-type="float">
            <text:p>2,02413154939804</text:p>
          </table:table-cell>
          <table:table-cell office:value-type="float" office:value="1.99113093196529" calcext:value-type="float">
            <text:p>1,99113093196529</text:p>
          </table:table-cell>
        </table:table-row>
        <table:table-row table:style-name="ro1">
          <table:table-cell office:value-type="float" office:value="1.91355754339457" calcext:value-type="float">
            <text:p>1,91355754339457</text:p>
          </table:table-cell>
          <table:table-cell office:value-type="float" office:value="1.96720844525396" calcext:value-type="float">
            <text:p>1,96720844525396</text:p>
          </table:table-cell>
          <table:table-cell office:value-type="float" office:value="2.00885146498808" calcext:value-type="float">
            <text:p>2,00885146498808</text:p>
          </table:table-cell>
          <table:table-cell office:value-type="float" office:value="1.99962710734045" calcext:value-type="float">
            <text:p>1,99962710734045</text:p>
          </table:table-cell>
        </table:table-row>
        <table:table-row table:style-name="ro1">
          <table:table-cell office:value-type="float" office:value="1.82417582811834" calcext:value-type="float">
            <text:p>1,82417582811834</text:p>
          </table:table-cell>
          <table:table-cell office:value-type="float" office:value="1.98363710941702" calcext:value-type="float">
            <text:p>1,98363710941702</text:p>
          </table:table-cell>
          <table:table-cell office:value-type="float" office:value="1.9853057409027" calcext:value-type="float">
            <text:p>1,9853057409027</text:p>
          </table:table-cell>
          <table:table-cell office:value-type="float" office:value="2.01206568815694" calcext:value-type="float">
            <text:p>2,01206568815694</text:p>
          </table:table-cell>
        </table:table-row>
        <table:table-row table:style-name="ro1">
          <table:table-cell office:value-type="float" office:value="2.0352282304771" calcext:value-type="float">
            <text:p>2,0352282304771</text:p>
          </table:table-cell>
          <table:table-cell office:value-type="float" office:value="1.95461659612223" calcext:value-type="float">
            <text:p>1,95461659612223</text:p>
          </table:table-cell>
          <table:table-cell office:value-type="float" office:value="2.04708372813467" calcext:value-type="float">
            <text:p>2,04708372813467</text:p>
          </table:table-cell>
          <table:table-cell office:value-type="float" office:value="2.03050046950554" calcext:value-type="float">
            <text:p>2,03050046950554</text:p>
          </table:table-cell>
        </table:table-row>
        <table:table-row table:style-name="ro1">
          <table:table-cell office:value-type="float" office:value="2.00079473994547" calcext:value-type="float">
            <text:p>2,00079473994547</text:p>
          </table:table-cell>
          <table:table-cell office:value-type="float" office:value="2.00941794177921" calcext:value-type="float">
            <text:p>2,00941794177921</text:p>
          </table:table-cell>
          <table:table-cell office:value-type="float" office:value="1.97955178867103" calcext:value-type="float">
            <text:p>1,97955178867103</text:p>
          </table:table-cell>
          <table:table-cell office:value-type="float" office:value="2.32748397396976" calcext:value-type="float">
            <text:p>2,32748397396976</text:p>
          </table:table-cell>
        </table:table-row>
        <table:table-row table:style-name="ro1">
          <table:table-cell office:value-type="float" office:value="1.91505108139349" calcext:value-type="float">
            <text:p>1,91505108139349</text:p>
          </table:table-cell>
          <table:table-cell office:value-type="float" office:value="1.97938440751562" calcext:value-type="float">
            <text:p>1,97938440751562</text:p>
          </table:table-cell>
          <table:table-cell office:value-type="float" office:value="2.05311027632106" calcext:value-type="float">
            <text:p>2,05311027632106</text:p>
          </table:table-cell>
          <table:table-cell office:value-type="float" office:value="2.12774977248601" calcext:value-type="float">
            <text:p>2,12774977248601</text:p>
          </table:table-cell>
        </table:table-row>
        <table:table-row table:style-name="ro1">
          <table:table-cell office:value-type="float" office:value="1.86875744140903" calcext:value-type="float">
            <text:p>1,86875744140903</text:p>
          </table:table-cell>
          <table:table-cell office:value-type="float" office:value="1.98231974414345" calcext:value-type="float">
            <text:p>1,98231974414345</text:p>
          </table:table-cell>
          <table:table-cell office:value-type="float" office:value="2.00195801089606" calcext:value-type="float">
            <text:p>2,00195801089606</text:p>
          </table:table-cell>
          <table:table-cell office:value-type="float" office:value="2.04245501804153" calcext:value-type="float">
            <text:p>2,04245501804153</text:p>
          </table:table-cell>
        </table:table-row>
        <table:table-row table:style-name="ro1">
          <table:table-cell office:value-type="float" office:value="1.78101314061929" calcext:value-type="float">
            <text:p>1,78101314061929</text:p>
          </table:table-cell>
          <table:table-cell office:value-type="float" office:value="2.11523226393567" calcext:value-type="float">
            <text:p>2,11523226393567</text:p>
          </table:table-cell>
          <table:table-cell office:value-type="float" office:value="2.08923440903306" calcext:value-type="float">
            <text:p>2,08923440903306</text:p>
          </table:table-cell>
          <table:table-cell office:value-type="float" office:value="2.24876960458819" calcext:value-type="float">
            <text:p>2,24876960458819</text:p>
          </table:table-cell>
        </table:table-row>
        <table:table-row table:style-name="ro1">
          <table:table-cell office:value-type="float" office:value="1.80614580979317" calcext:value-type="float">
            <text:p>1,80614580979317</text:p>
          </table:table-cell>
          <table:table-cell office:value-type="float" office:value="2.09752169098815" calcext:value-type="float">
            <text:p>2,09752169098815</text:p>
          </table:table-cell>
          <table:table-cell office:value-type="float" office:value="2.03640911766691" calcext:value-type="float">
            <text:p>2,03640911766691</text:p>
          </table:table-cell>
          <table:table-cell office:value-type="float" office:value="2.18037263419973" calcext:value-type="float">
            <text:p>2,18037263419973</text:p>
          </table:table-cell>
        </table:table-row>
        <table:table-row table:style-name="ro1">
          <table:table-cell office:value-type="float" office:value="1.81528809099257" calcext:value-type="float">
            <text:p>1,81528809099257</text:p>
          </table:table-cell>
          <table:table-cell office:value-type="float" office:value="2.02804268043623" calcext:value-type="float">
            <text:p>2,02804268043623</text:p>
          </table:table-cell>
          <table:table-cell office:value-type="float" office:value="2.06238907499931" calcext:value-type="float">
            <text:p>2,06238907499931</text:p>
          </table:table-cell>
          <table:table-cell office:value-type="float" office:value="2.31096405046871" calcext:value-type="float">
            <text:p>2,31096405046871</text:p>
          </table:table-cell>
        </table:table-row>
        <table:table-row table:style-name="ro1">
          <table:table-cell office:value-type="float" office:value="1.79278565307489" calcext:value-type="float">
            <text:p>1,79278565307489</text:p>
          </table:table-cell>
          <table:table-cell office:value-type="float" office:value="2.03702072414756" calcext:value-type="float">
            <text:p>2,03702072414756</text:p>
          </table:table-cell>
          <table:table-cell office:value-type="float" office:value="2.04018617577519" calcext:value-type="float">
            <text:p>2,04018617577519</text:p>
          </table:table-cell>
          <table:table-cell office:value-type="float" office:value="2.20255644073202" calcext:value-type="float">
            <text:p>2,20255644073202</text:p>
          </table:table-cell>
        </table:table-row>
        <table:table-row table:style-name="ro1">
          <table:table-cell office:value-type="float" office:value="1.81014131505727" calcext:value-type="float">
            <text:p>1,81014131505727</text:p>
          </table:table-cell>
          <table:table-cell office:value-type="float" office:value="2.1341012332333" calcext:value-type="float">
            <text:p>2,1341012332333</text:p>
          </table:table-cell>
          <table:table-cell office:value-type="float" office:value="1.98974471508303" calcext:value-type="float">
            <text:p>1,98974471508303</text:p>
          </table:table-cell>
          <table:table-cell office:value-type="float" office:value="2.04629960701052" calcext:value-type="float">
            <text:p>2,04629960701052</text:p>
          </table:table-cell>
        </table:table-row>
        <table:table-row table:style-name="ro1">
          <table:table-cell office:value-type="float" office:value="1.81856447258951" calcext:value-type="float">
            <text:p>1,81856447258951</text:p>
          </table:table-cell>
          <table:table-cell office:value-type="float" office:value="2.01190571103178" calcext:value-type="float">
            <text:p>2,01190571103178</text:p>
          </table:table-cell>
          <table:table-cell office:value-type="float" office:value="2.01000855269763" calcext:value-type="float">
            <text:p>2,01000855269763</text:p>
          </table:table-cell>
          <table:table-cell office:value-type="float" office:value="2.02428309018835" calcext:value-type="float">
            <text:p>2,02428309018835</text:p>
          </table:table-cell>
        </table:table-row>
        <table:table-row table:style-name="ro1">
          <table:table-cell office:value-type="float" office:value="1.80964861571856" calcext:value-type="float">
            <text:p>1,80964861571856</text:p>
          </table:table-cell>
          <table:table-cell office:value-type="float" office:value="1.95911953247868" calcext:value-type="float">
            <text:p>1,95911953247868</text:p>
          </table:table-cell>
          <table:table-cell office:value-type="float" office:value="2.00287418776354" calcext:value-type="float">
            <text:p>2,00287418776354</text:p>
          </table:table-cell>
          <table:table-cell office:value-type="float" office:value="2.11510556935032" calcext:value-type="float">
            <text:p>2,11510556935032</text:p>
          </table:table-cell>
        </table:table-row>
        <table:table-row table:style-name="ro1">
          <table:table-cell office:value-type="float" office:value="1.7751846765058" calcext:value-type="float">
            <text:p>1,7751846765058</text:p>
          </table:table-cell>
          <table:table-cell office:value-type="float" office:value="1.91878552941172" calcext:value-type="float">
            <text:p>1,91878552941172</text:p>
          </table:table-cell>
          <table:table-cell office:value-type="float" office:value="2.03587947776496" calcext:value-type="float">
            <text:p>2,03587947776496</text:p>
          </table:table-cell>
          <table:table-cell office:value-type="float" office:value="2.33153643794499" calcext:value-type="float">
            <text:p>2,33153643794499</text:p>
          </table:table-cell>
        </table:table-row>
        <table:table-row table:style-name="ro1">
          <table:table-cell office:value-type="float" office:value="1.81306171448144" calcext:value-type="float">
            <text:p>1,81306171448144</text:p>
          </table:table-cell>
          <table:table-cell office:value-type="float" office:value="1.95812935621266" calcext:value-type="float">
            <text:p>1,95812935621266</text:p>
          </table:table-cell>
          <table:table-cell office:value-type="float" office:value="1.95968933659552" calcext:value-type="float">
            <text:p>1,95968933659552</text:p>
          </table:table-cell>
          <table:table-cell office:value-type="float" office:value="2.25937944667501" calcext:value-type="float">
            <text:p>2,25937944667501</text:p>
          </table:table-cell>
        </table:table-row>
        <table:table-row table:style-name="ro1">
          <table:table-cell office:value-type="float" office:value="3.43673194233193" calcext:value-type="float">
            <text:p>3,43673194233193</text:p>
          </table:table-cell>
          <table:table-cell office:value-type="float" office:value="1.97552920344256" calcext:value-type="float">
            <text:p>1,97552920344256</text:p>
          </table:table-cell>
          <table:table-cell office:value-type="float" office:value="1.99038982520006" calcext:value-type="float">
            <text:p>1,99038982520006</text:p>
          </table:table-cell>
          <table:table-cell office:value-type="float" office:value="2.28166656291239" calcext:value-type="float">
            <text:p>2,28166656291239</text:p>
          </table:table-cell>
        </table:table-row>
        <table:table-row table:style-name="ro1">
          <table:table-cell office:value-type="float" office:value="1.97514038911884" calcext:value-type="float">
            <text:p>1,97514038911884</text:p>
          </table:table-cell>
          <table:table-cell office:value-type="float" office:value="1.9487804353597" calcext:value-type="float">
            <text:p>1,9487804353597</text:p>
          </table:table-cell>
          <table:table-cell office:value-type="float" office:value="2.05386712539474" calcext:value-type="float">
            <text:p>2,05386712539474</text:p>
          </table:table-cell>
          <table:table-cell office:value-type="float" office:value="2.47205338721668" calcext:value-type="float">
            <text:p>2,47205338721668</text:p>
          </table:table-cell>
        </table:table-row>
        <table:table-row table:style-name="ro1">
          <table:table-cell office:value-type="float" office:value="1.94613659711195" calcext:value-type="float">
            <text:p>1,94613659711195</text:p>
          </table:table-cell>
          <table:table-cell office:value-type="float" office:value="2.00534006793378" calcext:value-type="float">
            <text:p>2,00534006793378</text:p>
          </table:table-cell>
          <table:table-cell office:value-type="float" office:value="1.99494590584406" calcext:value-type="float">
            <text:p>1,99494590584406</text:p>
          </table:table-cell>
          <table:table-cell office:value-type="float" office:value="2.09878352224867" calcext:value-type="float">
            <text:p>2,09878352224867</text:p>
          </table:table-cell>
        </table:table-row>
        <table:table-row table:style-name="ro1">
          <table:table-cell office:value-type="float" office:value="2.04597834005074" calcext:value-type="float">
            <text:p>2,04597834005074</text:p>
          </table:table-cell>
          <table:table-cell office:value-type="float" office:value="1.99402408601222" calcext:value-type="float">
            <text:p>1,99402408601222</text:p>
          </table:table-cell>
          <table:table-cell office:value-type="float" office:value="2.03329477081691" calcext:value-type="float">
            <text:p>2,03329477081691</text:p>
          </table:table-cell>
          <table:table-cell office:value-type="float" office:value="2.02611585421126" calcext:value-type="float">
            <text:p>2,02611585421126</text:p>
          </table:table-cell>
        </table:table-row>
        <table:table-row table:style-name="ro1">
          <table:table-cell office:value-type="float" office:value="2.06177404623118" calcext:value-type="float">
            <text:p>2,06177404623118</text:p>
          </table:table-cell>
          <table:table-cell office:value-type="float" office:value="2.02482826083613" calcext:value-type="float">
            <text:p>2,02482826083613</text:p>
          </table:table-cell>
          <table:table-cell office:value-type="float" office:value="2.05992664322538" calcext:value-type="float">
            <text:p>2,05992664322538</text:p>
          </table:table-cell>
          <table:table-cell office:value-type="float" office:value="2.04872128251408" calcext:value-type="float">
            <text:p>2,04872128251408</text:p>
          </table:table-cell>
        </table:table-row>
        <table:table-row table:style-name="ro1">
          <table:table-cell office:value-type="float" office:value="1.93127505301804" calcext:value-type="float">
            <text:p>1,93127505301804</text:p>
          </table:table-cell>
          <table:table-cell office:value-type="float" office:value="2.06890343326145" calcext:value-type="float">
            <text:p>2,06890343326145</text:p>
          </table:table-cell>
          <table:table-cell office:value-type="float" office:value="1.97190879510179" calcext:value-type="float">
            <text:p>1,97190879510179</text:p>
          </table:table-cell>
          <table:table-cell office:value-type="float" office:value="2.26360955902784" calcext:value-type="float">
            <text:p>2,26360955902784</text:p>
          </table:table-cell>
        </table:table-row>
        <table:table-row table:style-name="ro1">
          <table:table-cell office:value-type="float" office:value="1.93746596857083" calcext:value-type="float">
            <text:p>1,93746596857083</text:p>
          </table:table-cell>
          <table:table-cell office:value-type="float" office:value="1.99540764428409" calcext:value-type="float">
            <text:p>1,99540764428409</text:p>
          </table:table-cell>
          <table:table-cell office:value-type="float" office:value="2.04472044996617" calcext:value-type="float">
            <text:p>2,04472044996617</text:p>
          </table:table-cell>
          <table:table-cell office:value-type="float" office:value="2.1573056266283" calcext:value-type="float">
            <text:p>2,1573056266283</text:p>
          </table:table-cell>
        </table:table-row>
        <table:table-row table:style-name="ro1">
          <table:table-cell office:value-type="float" office:value="2.05912216449634" calcext:value-type="float">
            <text:p>2,05912216449634</text:p>
          </table:table-cell>
          <table:table-cell office:value-type="float" office:value="1.96592940621728" calcext:value-type="float">
            <text:p>1,96592940621728</text:p>
          </table:table-cell>
          <table:table-cell office:value-type="float" office:value="2.05150487179311" calcext:value-type="float">
            <text:p>2,05150487179311</text:p>
          </table:table-cell>
          <table:table-cell office:value-type="float" office:value="2.06780692423709" calcext:value-type="float">
            <text:p>2,06780692423709</text:p>
          </table:table-cell>
        </table:table-row>
        <table:table-row table:style-name="ro1">
          <table:table-cell office:value-type="float" office:value="1.91205693233092" calcext:value-type="float">
            <text:p>1,91205693233092</text:p>
          </table:table-cell>
          <table:table-cell office:value-type="float" office:value="1.99204690530669" calcext:value-type="float">
            <text:p>1,99204690530669</text:p>
          </table:table-cell>
          <table:table-cell office:value-type="float" office:value="2.06554435864786" calcext:value-type="float">
            <text:p>2,06554435864786</text:p>
          </table:table-cell>
          <table:table-cell office:value-type="float" office:value="2.0755621686853" calcext:value-type="float">
            <text:p>2,0755621686853</text:p>
          </table:table-cell>
        </table:table-row>
        <table:table-row table:style-name="ro1">
          <table:table-cell office:value-type="float" office:value="1.85037282102128" calcext:value-type="float">
            <text:p>1,85037282102128</text:p>
          </table:table-cell>
          <table:table-cell office:value-type="float" office:value="2.00722821093824" calcext:value-type="float">
            <text:p>2,00722821093824</text:p>
          </table:table-cell>
          <table:table-cell office:value-type="float" office:value="2.05105114159156" calcext:value-type="float">
            <text:p>2,05105114159156</text:p>
          </table:table-cell>
          <table:table-cell office:value-type="float" office:value="2.03984561246261" calcext:value-type="float">
            <text:p>2,03984561246261</text:p>
          </table:table-cell>
        </table:table-row>
        <table:table-row table:style-name="ro1">
          <table:table-cell office:value-type="float" office:value="1.91052794275143" calcext:value-type="float">
            <text:p>1,91052794275143</text:p>
          </table:table-cell>
          <table:table-cell office:value-type="float" office:value="2.01006220015738" calcext:value-type="float">
            <text:p>2,01006220015738</text:p>
          </table:table-cell>
          <table:table-cell office:value-type="float" office:value="2.03108682921904" calcext:value-type="float">
            <text:p>2,03108682921904</text:p>
          </table:table-cell>
          <table:table-cell office:value-type="float" office:value="2.03554393113445" calcext:value-type="float">
            <text:p>2,03554393113445</text:p>
          </table:table-cell>
        </table:table-row>
        <table:table-row table:style-name="ro1">
          <table:table-cell office:value-type="float" office:value="1.90045796873202" calcext:value-type="float">
            <text:p>1,90045796873202</text:p>
          </table:table-cell>
          <table:table-cell office:value-type="float" office:value="1.96425060376191" calcext:value-type="float">
            <text:p>1,96425060376191</text:p>
          </table:table-cell>
          <table:table-cell office:value-type="float" office:value="2.02022070120741" calcext:value-type="float">
            <text:p>2,02022070120741</text:p>
          </table:table-cell>
          <table:table-cell office:value-type="float" office:value="2.01594064223942" calcext:value-type="float">
            <text:p>2,01594064223942</text:p>
          </table:table-cell>
        </table:table-row>
        <table:table-row table:style-name="ro1">
          <table:table-cell office:value-type="float" office:value="1.89473094271767" calcext:value-type="float">
            <text:p>1,89473094271767</text:p>
          </table:table-cell>
          <table:table-cell office:value-type="float" office:value="1.96932529960507" calcext:value-type="float">
            <text:p>1,96932529960507</text:p>
          </table:table-cell>
          <table:table-cell office:value-type="float" office:value="2.02592296633446" calcext:value-type="float">
            <text:p>2,02592296633446</text:p>
          </table:table-cell>
          <table:table-cell office:value-type="float" office:value="2.04906715306653" calcext:value-type="float">
            <text:p>2,04906715306653</text:p>
          </table:table-cell>
        </table:table-row>
        <table:table-row table:style-name="ro1">
          <table:table-cell office:value-type="float" office:value="1.85500662724941" calcext:value-type="float">
            <text:p>1,85500662724941</text:p>
          </table:table-cell>
          <table:table-cell office:value-type="float" office:value="1.93789234793711" calcext:value-type="float">
            <text:p>1,93789234793711</text:p>
          </table:table-cell>
          <table:table-cell office:value-type="float" office:value="2.02862297528513" calcext:value-type="float">
            <text:p>2,02862297528513</text:p>
          </table:table-cell>
          <table:table-cell office:value-type="float" office:value="2.3602063028863" calcext:value-type="float">
            <text:p>2,3602063028863</text:p>
          </table:table-cell>
        </table:table-row>
        <table:table-row table:style-name="ro1">
          <table:table-cell office:value-type="float" office:value="1.7698497742999" calcext:value-type="float">
            <text:p>1,7698497742999</text:p>
          </table:table-cell>
          <table:table-cell office:value-type="float" office:value="1.94521345214003" calcext:value-type="float">
            <text:p>1,94521345214003</text:p>
          </table:table-cell>
          <table:table-cell office:value-type="float" office:value="2.04127487746939" calcext:value-type="float">
            <text:p>2,04127487746939</text:p>
          </table:table-cell>
          <table:table-cell office:value-type="float" office:value="2.04541741229468" calcext:value-type="float">
            <text:p>2,04541741229468</text:p>
          </table:table-cell>
        </table:table-row>
        <table:table-row table:style-name="ro1">
          <table:table-cell office:value-type="float" office:value="1.80436287993826" calcext:value-type="float">
            <text:p>1,80436287993826</text:p>
          </table:table-cell>
          <table:table-cell office:value-type="float" office:value="1.97857857478508" calcext:value-type="float">
            <text:p>1,97857857478508</text:p>
          </table:table-cell>
          <table:table-cell office:value-type="float" office:value="2.01011630043111" calcext:value-type="float">
            <text:p>2,01011630043111</text:p>
          </table:table-cell>
          <table:table-cell office:value-type="float" office:value="2.08352140133137" calcext:value-type="float">
            <text:p>2,08352140133137</text:p>
          </table:table-cell>
        </table:table-row>
        <table:table-row table:style-name="ro1">
          <table:table-cell office:value-type="float" office:value="1.82076773225491" calcext:value-type="float">
            <text:p>1,82076773225491</text:p>
          </table:table-cell>
          <table:table-cell office:value-type="float" office:value="1.94490589824892" calcext:value-type="float">
            <text:p>1,94490589824892</text:p>
          </table:table-cell>
          <table:table-cell office:value-type="float" office:value="2.0413145144443" calcext:value-type="float">
            <text:p>2,0413145144443</text:p>
          </table:table-cell>
          <table:table-cell office:value-type="float" office:value="2.04015438753739" calcext:value-type="float">
            <text:p>2,04015438753739</text:p>
          </table:table-cell>
        </table:table-row>
        <table:table-row table:style-name="ro1">
          <table:table-cell office:value-type="float" office:value="1.84374846461116" calcext:value-type="float">
            <text:p>1,84374846461116</text:p>
          </table:table-cell>
          <table:table-cell office:value-type="float" office:value="1.93842547910822" calcext:value-type="float">
            <text:p>1,93842547910822</text:p>
          </table:table-cell>
          <table:table-cell office:value-type="float" office:value="2.02688171624906" calcext:value-type="float">
            <text:p>2,02688171624906</text:p>
          </table:table-cell>
          <table:table-cell office:value-type="float" office:value="1.98649422806533" calcext:value-type="float">
            <text:p>1,98649422806533</text:p>
          </table:table-cell>
        </table:table-row>
        <table:table-row table:style-name="ro1">
          <table:table-cell office:value-type="float" office:value="3.63145177564537" calcext:value-type="float">
            <text:p>3,63145177564537</text:p>
          </table:table-cell>
          <table:table-cell office:value-type="float" office:value="1.98558612128243" calcext:value-type="float">
            <text:p>1,98558612128243</text:p>
          </table:table-cell>
          <table:table-cell office:value-type="float" office:value="1.94852983074301" calcext:value-type="float">
            <text:p>1,94852983074301</text:p>
          </table:table-cell>
          <table:table-cell office:value-type="float" office:value="2.03229823378832" calcext:value-type="float">
            <text:p>2,03229823378832</text:p>
          </table:table-cell>
        </table:table-row>
        <table:table-row table:style-name="ro1">
          <table:table-cell office:value-type="float" office:value="1.86411854602457" calcext:value-type="float">
            <text:p>1,86411854602457</text:p>
          </table:table-cell>
          <table:table-cell office:value-type="float" office:value="1.96254967404071" calcext:value-type="float">
            <text:p>1,96254967404071</text:p>
          </table:table-cell>
          <table:table-cell office:value-type="float" office:value="2.01179085557655" calcext:value-type="float">
            <text:p>2,01179085557655</text:p>
          </table:table-cell>
          <table:table-cell office:value-type="float" office:value="1.97551124314109" calcext:value-type="float">
            <text:p>1,97551124314109</text:p>
          </table:table-cell>
        </table:table-row>
        <table:table-row table:style-name="ro1">
          <table:table-cell office:value-type="float" office:value="1.88801903556722" calcext:value-type="float">
            <text:p>1,88801903556722</text:p>
          </table:table-cell>
          <table:table-cell office:value-type="float" office:value="1.99228766204208" calcext:value-type="float">
            <text:p>1,99228766204208</text:p>
          </table:table-cell>
          <table:table-cell office:value-type="float" office:value="1.97488127767086" calcext:value-type="float">
            <text:p>1,97488127767086</text:p>
          </table:table-cell>
          <table:table-cell office:value-type="float" office:value="2.04412228342516" calcext:value-type="float">
            <text:p>2,04412228342516</text:p>
          </table:table-cell>
        </table:table-row>
        <table:table-row table:style-name="ro1">
          <table:table-cell office:value-type="float" office:value="1.86490072347616" calcext:value-type="float">
            <text:p>1,86490072347616</text:p>
          </table:table-cell>
          <table:table-cell office:value-type="float" office:value="2.02582791482181" calcext:value-type="float">
            <text:p>2,02582791482181</text:p>
          </table:table-cell>
          <table:table-cell office:value-type="float" office:value="2.05580632463266" calcext:value-type="float">
            <text:p>2,05580632463266</text:p>
          </table:table-cell>
          <table:table-cell office:value-type="float" office:value="2.01461220314506" calcext:value-type="float">
            <text:p>2,01461220314506</text:p>
          </table:table-cell>
        </table:table-row>
        <table:table-row table:style-name="ro1">
          <table:table-cell office:value-type="float" office:value="1.85920983909748" calcext:value-type="float">
            <text:p>1,85920983909748</text:p>
          </table:table-cell>
          <table:table-cell office:value-type="float" office:value="1.97751208588383" calcext:value-type="float">
            <text:p>1,97751208588383</text:p>
          </table:table-cell>
          <table:table-cell office:value-type="float" office:value="1.98110166779162" calcext:value-type="float">
            <text:p>1,98110166779162</text:p>
          </table:table-cell>
          <table:table-cell office:value-type="float" office:value="2.01771431015667" calcext:value-type="float">
            <text:p>2,01771431015667</text:p>
          </table:table-cell>
        </table:table-row>
        <table:table-row table:style-name="ro1">
          <table:table-cell office:value-type="float" office:value="1.85026430985739" calcext:value-type="float">
            <text:p>1,85026430985739</text:p>
          </table:table-cell>
          <table:table-cell office:value-type="float" office:value="1.89295058719981" calcext:value-type="float">
            <text:p>1,89295058719981</text:p>
          </table:table-cell>
          <table:table-cell office:value-type="float" office:value="1.97658432189201" calcext:value-type="float">
            <text:p>1,97658432189201</text:p>
          </table:table-cell>
          <table:table-cell office:value-type="float" office:value="2.03115227157699" calcext:value-type="float">
            <text:p>2,03115227157699</text:p>
          </table:table-cell>
        </table:table-row>
        <table:table-row table:style-name="ro1">
          <table:table-cell office:value-type="float" office:value="1.94360625133094" calcext:value-type="float">
            <text:p>1,94360625133094</text:p>
          </table:table-cell>
          <table:table-cell office:value-type="float" office:value="1.95488933544151" calcext:value-type="float">
            <text:p>1,95488933544151</text:p>
          </table:table-cell>
          <table:table-cell office:value-type="float" office:value="2.05144059933727" calcext:value-type="float">
            <text:p>2,05144059933727</text:p>
          </table:table-cell>
          <table:table-cell office:value-type="float" office:value="2.04984781068347" calcext:value-type="float">
            <text:p>2,04984781068347</text:p>
          </table:table-cell>
        </table:table-row>
        <table:table-row table:style-name="ro1">
          <table:table-cell office:value-type="float" office:value="1.88154450736988" calcext:value-type="float">
            <text:p>1,88154450736988</text:p>
          </table:table-cell>
          <table:table-cell office:value-type="float" office:value="1.99597528794832" calcext:value-type="float">
            <text:p>1,99597528794832</text:p>
          </table:table-cell>
          <table:table-cell office:value-type="float" office:value="2.01483568480004" calcext:value-type="float">
            <text:p>2,01483568480004</text:p>
          </table:table-cell>
          <table:table-cell office:value-type="float" office:value="2.00576837537892" calcext:value-type="float">
            <text:p>2,00576837537892</text:p>
          </table:table-cell>
        </table:table-row>
        <table:table-row table:style-name="ro1">
          <table:table-cell office:value-type="float" office:value="1.82960475033111" calcext:value-type="float">
            <text:p>1,82960475033111</text:p>
          </table:table-cell>
          <table:table-cell office:value-type="float" office:value="2.01108088510207" calcext:value-type="float">
            <text:p>2,01108088510207</text:p>
          </table:table-cell>
          <table:table-cell office:value-type="float" office:value="2.01628127218882" calcext:value-type="float">
            <text:p>2,01628127218882</text:p>
          </table:table-cell>
          <table:table-cell office:value-type="float" office:value="2.00473810341912" calcext:value-type="float">
            <text:p>2,00473810341912</text:p>
          </table:table-cell>
        </table:table-row>
        <table:table-row table:style-name="ro1">
          <table:table-cell office:value-type="float" office:value="1.836724048759" calcext:value-type="float">
            <text:p>1,836724048759</text:p>
          </table:table-cell>
          <table:table-cell office:value-type="float" office:value="1.96165831527415" calcext:value-type="float">
            <text:p>1,96165831527415</text:p>
          </table:table-cell>
          <table:table-cell office:value-type="float" office:value="2.05736157126026" calcext:value-type="float">
            <text:p>2,05736157126026</text:p>
          </table:table-cell>
          <table:table-cell office:value-type="float" office:value="2.02349397576266" calcext:value-type="float">
            <text:p>2,02349397576266</text:p>
          </table:table-cell>
        </table:table-row>
        <table:table-row table:style-name="ro1">
          <table:table-cell office:value-type="float" office:value="1.83233046796125" calcext:value-type="float">
            <text:p>1,83233046796125</text:p>
          </table:table-cell>
          <table:table-cell office:value-type="float" office:value="1.96553628853031" calcext:value-type="float">
            <text:p>1,96553628853031</text:p>
          </table:table-cell>
          <table:table-cell office:value-type="float" office:value="2.03926320924071" calcext:value-type="float">
            <text:p>2,03926320924071</text:p>
          </table:table-cell>
          <table:table-cell office:value-type="float" office:value="2.04401222489126" calcext:value-type="float">
            <text:p>2,04401222489126</text:p>
          </table:table-cell>
        </table:table-row>
        <table:table-row table:style-name="ro1">
          <table:table-cell office:value-type="float" office:value="1.93270269075527" calcext:value-type="float">
            <text:p>1,93270269075527</text:p>
          </table:table-cell>
          <table:table-cell office:value-type="float" office:value="1.96311154044953" calcext:value-type="float">
            <text:p>1,96311154044953</text:p>
          </table:table-cell>
          <table:table-cell office:value-type="float" office:value="2.0255492899769" calcext:value-type="float">
            <text:p>2,0255492899769</text:p>
          </table:table-cell>
          <table:table-cell office:value-type="float" office:value="2.00827074139388" calcext:value-type="float">
            <text:p>2,00827074139388</text:p>
          </table:table-cell>
        </table:table-row>
        <table:table-row table:style-name="ro1">
          <table:table-cell office:value-type="float" office:value="1.85643417872975" calcext:value-type="float">
            <text:p>1,85643417872975</text:p>
          </table:table-cell>
          <table:table-cell office:value-type="float" office:value="1.91270230602064" calcext:value-type="float">
            <text:p>1,91270230602064</text:p>
          </table:table-cell>
          <table:table-cell office:value-type="float" office:value="2.0233767494581" calcext:value-type="float">
            <text:p>2,0233767494581</text:p>
          </table:table-cell>
          <table:table-cell office:value-type="float" office:value="1.98392354285309" calcext:value-type="float">
            <text:p>1,98392354285309</text:p>
          </table:table-cell>
        </table:table-row>
        <table:table-row table:style-name="ro1">
          <table:table-cell office:value-type="float" office:value="1.886163046129" calcext:value-type="float">
            <text:p>1,886163046129</text:p>
          </table:table-cell>
          <table:table-cell office:value-type="float" office:value="1.96124526039202" calcext:value-type="float">
            <text:p>1,96124526039202</text:p>
          </table:table-cell>
          <table:table-cell office:value-type="float" office:value="2.0739238017057" calcext:value-type="float">
            <text:p>2,0739238017057</text:p>
          </table:table-cell>
          <table:table-cell office:value-type="float" office:value="2.00380386609313" calcext:value-type="float">
            <text:p>2,00380386609313</text:p>
          </table:table-cell>
        </table:table-row>
        <table:table-row table:style-name="ro1">
          <table:table-cell office:value-type="float" office:value="1.89085257430615" calcext:value-type="float">
            <text:p>1,89085257430615</text:p>
          </table:table-cell>
          <table:table-cell office:value-type="float" office:value="1.97567843032748" calcext:value-type="float">
            <text:p>1,97567843032748</text:p>
          </table:table-cell>
          <table:table-cell office:value-type="float" office:value="2.03708105002699" calcext:value-type="float">
            <text:p>2,03708105002699</text:p>
          </table:table-cell>
          <table:table-cell office:value-type="float" office:value="2.03524978929314" calcext:value-type="float">
            <text:p>2,03524978929314</text:p>
          </table:table-cell>
        </table:table-row>
        <table:table-row table:style-name="ro1">
          <table:table-cell office:value-type="float" office:value="1.86230603005741" calcext:value-type="float">
            <text:p>1,86230603005741</text:p>
          </table:table-cell>
          <table:table-cell office:value-type="float" office:value="1.92985731845251" calcext:value-type="float">
            <text:p>1,92985731845251</text:p>
          </table:table-cell>
          <table:table-cell office:value-type="float" office:value="2.05808378385703" calcext:value-type="float">
            <text:p>2,05808378385703</text:p>
          </table:table-cell>
          <table:table-cell office:value-type="float" office:value="2.01831947975981" calcext:value-type="float">
            <text:p>2,01831947975981</text:p>
          </table:table-cell>
        </table:table-row>
        <table:table-row table:style-name="ro1">
          <table:table-cell office:value-type="float" office:value="1.86561855329002" calcext:value-type="float">
            <text:p>1,86561855329002</text:p>
          </table:table-cell>
          <table:table-cell office:value-type="float" office:value="1.95032587006266" calcext:value-type="float">
            <text:p>1,95032587006266</text:p>
          </table:table-cell>
          <table:table-cell office:value-type="float" office:value="1.98729239134939" calcext:value-type="float">
            <text:p>1,98729239134939</text:p>
          </table:table-cell>
          <table:table-cell office:value-type="float" office:value="2.01636574459608" calcext:value-type="float">
            <text:p>2,01636574459608</text:p>
          </table:table-cell>
        </table:table-row>
        <table:table-row table:style-name="ro1">
          <table:table-cell office:value-type="float" office:value="1.85597624091651" calcext:value-type="float">
            <text:p>1,85597624091651</text:p>
          </table:table-cell>
          <table:table-cell office:value-type="float" office:value="1.91498673853858" calcext:value-type="float">
            <text:p>1,91498673853858</text:p>
          </table:table-cell>
          <table:table-cell office:value-type="float" office:value="2.0192273148159" calcext:value-type="float">
            <text:p>2,0192273148159</text:p>
          </table:table-cell>
          <table:table-cell office:value-type="float" office:value="2.00475823911767" calcext:value-type="float">
            <text:p>2,00475823911767</text:p>
          </table:table-cell>
        </table:table-row>
        <table:table-row table:style-name="ro1">
          <table:table-cell office:value-type="float" office:value="1.88313991475238" calcext:value-type="float">
            <text:p>1,88313991475238</text:p>
          </table:table-cell>
          <table:table-cell office:value-type="float" office:value="1.92154316823579" calcext:value-type="float">
            <text:p>1,92154316823579</text:p>
          </table:table-cell>
          <table:table-cell office:value-type="float" office:value="1.98264523129854" calcext:value-type="float">
            <text:p>1,98264523129854</text:p>
          </table:table-cell>
          <table:table-cell office:value-type="float" office:value="2.06423548280473" calcext:value-type="float">
            <text:p>2,06423548280473</text:p>
          </table:table-cell>
        </table:table-row>
        <table:table-row table:style-name="ro1">
          <table:table-cell office:value-type="float" office:value="1.8635809931046" calcext:value-type="float">
            <text:p>1,8635809931046</text:p>
          </table:table-cell>
          <table:table-cell office:value-type="float" office:value="2.00992282859052" calcext:value-type="float">
            <text:p>2,00992282859052</text:p>
          </table:table-cell>
          <table:table-cell office:value-type="float" office:value="2.00314562152302" calcext:value-type="float">
            <text:p>2,00314562152302</text:p>
          </table:table-cell>
          <table:table-cell office:value-type="float" office:value="2.00079476551308" calcext:value-type="float">
            <text:p>2,00079476551308</text:p>
          </table:table-cell>
        </table:table-row>
        <table:table-row table:style-name="ro1">
          <table:table-cell office:value-type="float" office:value="1.8376371641651" calcext:value-type="float">
            <text:p>1,8376371641651</text:p>
          </table:table-cell>
          <table:table-cell office:value-type="float" office:value="1.98423703774385" calcext:value-type="float">
            <text:p>1,98423703774385</text:p>
          </table:table-cell>
          <table:table-cell office:value-type="float" office:value="2.01112624810496" calcext:value-type="float">
            <text:p>2,01112624810496</text:p>
          </table:table-cell>
          <table:table-cell office:value-type="float" office:value="1.98729408891611" calcext:value-type="float">
            <text:p>1,98729408891611</text:p>
          </table:table-cell>
        </table:table-row>
        <table:table-row table:style-name="ro1">
          <table:table-cell office:value-type="float" office:value="1.86076194552269" calcext:value-type="float">
            <text:p>1,86076194552269</text:p>
          </table:table-cell>
          <table:table-cell office:value-type="float" office:value="1.9904786636608" calcext:value-type="float">
            <text:p>1,9904786636608</text:p>
          </table:table-cell>
          <table:table-cell office:value-type="float" office:value="2.09329687782793" calcext:value-type="float">
            <text:p>2,09329687782793</text:p>
          </table:table-cell>
          <table:table-cell office:value-type="float" office:value="2.02901148952986" calcext:value-type="float">
            <text:p>2,02901148952986</text:p>
          </table:table-cell>
        </table:table-row>
        <table:table-row table:style-name="ro1">
          <table:table-cell office:value-type="float" office:value="1.87359308875281" calcext:value-type="float">
            <text:p>1,87359308875281</text:p>
          </table:table-cell>
          <table:table-cell office:value-type="float" office:value="2.06564434377145" calcext:value-type="float">
            <text:p>2,06564434377145</text:p>
          </table:table-cell>
          <table:table-cell office:value-type="float" office:value="2.10431870941922" calcext:value-type="float">
            <text:p>2,10431870941922</text:p>
          </table:table-cell>
          <table:table-cell office:value-type="float" office:value="2.45436347899736" calcext:value-type="float">
            <text:p>2,45436347899736</text:p>
          </table:table-cell>
        </table:table-row>
        <table:table-row table:style-name="ro1">
          <table:table-cell office:value-type="float" office:value="1.85583227817205" calcext:value-type="float">
            <text:p>1,85583227817205</text:p>
          </table:table-cell>
          <table:table-cell office:value-type="float" office:value="1.98858795298727" calcext:value-type="float">
            <text:p>1,98858795298727</text:p>
          </table:table-cell>
          <table:table-cell office:value-type="float" office:value="2.05221566123391" calcext:value-type="float">
            <text:p>2,05221566123391</text:p>
          </table:table-cell>
          <table:table-cell office:value-type="float" office:value="2.1243000038511" calcext:value-type="float">
            <text:p>2,1243000038511</text:p>
          </table:table-cell>
        </table:table-row>
        <table:table-row table:style-name="ro1">
          <table:table-cell office:value-type="float" office:value="1.90522702575901" calcext:value-type="float">
            <text:p>1,90522702575901</text:p>
          </table:table-cell>
          <table:table-cell office:value-type="float" office:value="2.01149964171993" calcext:value-type="float">
            <text:p>2,01149964171993</text:p>
          </table:table-cell>
          <table:table-cell office:value-type="float" office:value="2.10068779736386" calcext:value-type="float">
            <text:p>2,10068779736386</text:p>
          </table:table-cell>
          <table:table-cell office:value-type="float" office:value="2.01841962277779" calcext:value-type="float">
            <text:p>2,01841962277779</text:p>
          </table:table-cell>
        </table:table-row>
        <table:table-row table:style-name="ro1">
          <table:table-cell office:value-type="float" office:value="1.87611541264334" calcext:value-type="float">
            <text:p>1,87611541264334</text:p>
          </table:table-cell>
          <table:table-cell office:value-type="float" office:value="1.9911517705562" calcext:value-type="float">
            <text:p>1,9911517705562</text:p>
          </table:table-cell>
          <table:table-cell office:value-type="float" office:value="2.04392358161652" calcext:value-type="float">
            <text:p>2,04392358161652</text:p>
          </table:table-cell>
          <table:table-cell office:value-type="float" office:value="2.14389478054344" calcext:value-type="float">
            <text:p>2,14389478054344</text:p>
          </table:table-cell>
        </table:table-row>
        <table:table-row table:style-name="ro1">
          <table:table-cell office:value-type="float" office:value="1.83984051008739" calcext:value-type="float">
            <text:p>1,83984051008739</text:p>
          </table:table-cell>
          <table:table-cell office:value-type="float" office:value="2.01887459145369" calcext:value-type="float">
            <text:p>2,01887459145369</text:p>
          </table:table-cell>
          <table:table-cell office:value-type="float" office:value="2.11593670129858" calcext:value-type="float">
            <text:p>2,11593670129858</text:p>
          </table:table-cell>
          <table:table-cell office:value-type="float" office:value="2.07153046820665" calcext:value-type="float">
            <text:p>2,07153046820665</text:p>
          </table:table-cell>
        </table:table-row>
        <table:table-row table:style-name="ro1">
          <table:table-cell office:value-type="float" office:value="1.85108409531172" calcext:value-type="float">
            <text:p>1,85108409531172</text:p>
          </table:table-cell>
          <table:table-cell office:value-type="float" office:value="2.083253871389" calcext:value-type="float">
            <text:p>2,083253871389</text:p>
          </table:table-cell>
          <table:table-cell office:value-type="float" office:value="2.06062729404182" calcext:value-type="float">
            <text:p>2,06062729404182</text:p>
          </table:table-cell>
          <table:table-cell office:value-type="float" office:value="2.05326946689192" calcext:value-type="float">
            <text:p>2,05326946689192</text:p>
          </table:table-cell>
        </table:table-row>
        <table:table-row table:style-name="ro1">
          <table:table-cell office:value-type="float" office:value="1.87169371210042" calcext:value-type="float">
            <text:p>1,87169371210042</text:p>
          </table:table-cell>
          <table:table-cell office:value-type="float" office:value="2.06661896298367" calcext:value-type="float">
            <text:p>2,06661896298367</text:p>
          </table:table-cell>
          <table:table-cell office:value-type="float" office:value="2.10531724922915" calcext:value-type="float">
            <text:p>2,10531724922915</text:p>
          </table:table-cell>
          <table:table-cell office:value-type="float" office:value="2.04283125370748" calcext:value-type="float">
            <text:p>2,04283125370748</text:p>
          </table:table-cell>
        </table:table-row>
        <table:table-row table:style-name="ro1">
          <table:table-cell office:value-type="float" office:value="1.85193933234663" calcext:value-type="float">
            <text:p>1,85193933234663</text:p>
          </table:table-cell>
          <table:table-cell office:value-type="float" office:value="1.99208810129137" calcext:value-type="float">
            <text:p>1,99208810129137</text:p>
          </table:table-cell>
          <table:table-cell office:value-type="float" office:value="1.98775407341318" calcext:value-type="float">
            <text:p>1,98775407341318</text:p>
          </table:table-cell>
          <table:table-cell office:value-type="float" office:value="1.99299236235409" calcext:value-type="float">
            <text:p>1,99299236235409</text:p>
          </table:table-cell>
        </table:table-row>
        <table:table-row table:style-name="ro1">
          <table:table-cell office:value-type="float" office:value="1.90780153506619" calcext:value-type="float">
            <text:p>1,90780153506619</text:p>
          </table:table-cell>
          <table:table-cell office:value-type="float" office:value="2.05482343110298" calcext:value-type="float">
            <text:p>2,05482343110298</text:p>
          </table:table-cell>
          <table:table-cell office:value-type="float" office:value="2.00105045874072" calcext:value-type="float">
            <text:p>2,00105045874072</text:p>
          </table:table-cell>
          <table:table-cell office:value-type="float" office:value="2.02107323272383" calcext:value-type="float">
            <text:p>2,02107323272383</text:p>
          </table:table-cell>
        </table:table-row>
        <table:table-row table:style-name="ro1">
          <table:table-cell office:value-type="float" office:value="1.88658415225148" calcext:value-type="float">
            <text:p>1,88658415225148</text:p>
          </table:table-cell>
          <table:table-cell office:value-type="float" office:value="1.97800432314897" calcext:value-type="float">
            <text:p>1,97800432314897</text:p>
          </table:table-cell>
          <table:table-cell office:value-type="float" office:value="2.04764404387444" calcext:value-type="float">
            <text:p>2,04764404387444</text:p>
          </table:table-cell>
          <table:table-cell office:value-type="float" office:value="2.06136694435694" calcext:value-type="float">
            <text:p>2,06136694435694</text:p>
          </table:table-cell>
        </table:table-row>
        <table:table-row table:style-name="ro1">
          <table:table-cell office:value-type="float" office:value="1.86415399760514" calcext:value-type="float">
            <text:p>1,86415399760514</text:p>
          </table:table-cell>
          <table:table-cell office:value-type="float" office:value="2.02354635205166" calcext:value-type="float">
            <text:p>2,02354635205166</text:p>
          </table:table-cell>
          <table:table-cell office:value-type="float" office:value="2.03972591587137" calcext:value-type="float">
            <text:p>2,03972591587137</text:p>
          </table:table-cell>
          <table:table-cell office:value-type="float" office:value="2.04803812747046" calcext:value-type="float">
            <text:p>2,04803812747046</text:p>
          </table:table-cell>
        </table:table-row>
        <table:table-row table:style-name="ro1">
          <table:table-cell office:value-type="float" office:value="1.87676811850749" calcext:value-type="float">
            <text:p>1,87676811850749</text:p>
          </table:table-cell>
          <table:table-cell office:value-type="float" office:value="1.9940741177993" calcext:value-type="float">
            <text:p>1,9940741177993</text:p>
          </table:table-cell>
          <table:table-cell office:value-type="float" office:value="2.11628921346891" calcext:value-type="float">
            <text:p>2,11628921346891</text:p>
          </table:table-cell>
          <table:table-cell office:value-type="float" office:value="2.02005210999707" calcext:value-type="float">
            <text:p>2,02005210999707</text:p>
          </table:table-cell>
        </table:table-row>
        <table:table-row table:style-name="ro1">
          <table:table-cell office:value-type="float" office:value="1.87346206454141" calcext:value-type="float">
            <text:p>1,87346206454141</text:p>
          </table:table-cell>
          <table:table-cell office:value-type="float" office:value="1.97447887575254" calcext:value-type="float">
            <text:p>1,97447887575254</text:p>
          </table:table-cell>
          <table:table-cell office:value-type="float" office:value="2.03380916455219" calcext:value-type="float">
            <text:p>2,03380916455219</text:p>
          </table:table-cell>
          <table:table-cell office:value-type="float" office:value="2.03285236710462" calcext:value-type="float">
            <text:p>2,03285236710462</text:p>
          </table:table-cell>
        </table:table-row>
        <table:table-row table:style-name="ro1">
          <table:table-cell office:value-type="float" office:value="1.91343462733056" calcext:value-type="float">
            <text:p>1,91343462733056</text:p>
          </table:table-cell>
          <table:table-cell office:value-type="float" office:value="1.9947440528682" calcext:value-type="float">
            <text:p>1,9947440528682</text:p>
          </table:table-cell>
          <table:table-cell office:value-type="float" office:value="2.04470083027527" calcext:value-type="float">
            <text:p>2,04470083027527</text:p>
          </table:table-cell>
          <table:table-cell office:value-type="float" office:value="2.06717062323756" calcext:value-type="float">
            <text:p>2,06717062323756</text:p>
          </table:table-cell>
        </table:table-row>
        <table:table-row table:style-name="ro1">
          <table:table-cell office:value-type="float" office:value="1.88574918558504" calcext:value-type="float">
            <text:p>1,88574918558504</text:p>
          </table:table-cell>
          <table:table-cell office:value-type="float" office:value="1.99168169214096" calcext:value-type="float">
            <text:p>1,99168169214096</text:p>
          </table:table-cell>
          <table:table-cell office:value-type="float" office:value="2.03195427034616" calcext:value-type="float">
            <text:p>2,03195427034616</text:p>
          </table:table-cell>
          <table:table-cell office:value-type="float" office:value="2.01324349265359" calcext:value-type="float">
            <text:p>2,01324349265359</text:p>
          </table:table-cell>
        </table:table-row>
        <table:table-row table:style-name="ro1">
          <table:table-cell office:value-type="float" office:value="1.87608582653109" calcext:value-type="float">
            <text:p>1,87608582653109</text:p>
          </table:table-cell>
          <table:table-cell office:value-type="float" office:value="1.99576273781289" calcext:value-type="float">
            <text:p>1,99576273781289</text:p>
          </table:table-cell>
          <table:table-cell office:value-type="float" office:value="2.06212956903321" calcext:value-type="float">
            <text:p>2,06212956903321</text:p>
          </table:table-cell>
          <table:table-cell office:value-type="float" office:value="2.05310257417173" calcext:value-type="float">
            <text:p>2,05310257417173</text:p>
          </table:table-cell>
        </table:table-row>
        <table:table-row table:style-name="ro1">
          <table:table-cell office:value-type="float" office:value="1.87504315328067" calcext:value-type="float">
            <text:p>1,87504315328067</text:p>
          </table:table-cell>
          <table:table-cell office:value-type="float" office:value="1.98437040549626" calcext:value-type="float">
            <text:p>1,98437040549626</text:p>
          </table:table-cell>
          <table:table-cell office:value-type="float" office:value="1.99223023784157" calcext:value-type="float">
            <text:p>1,99223023784157</text:p>
          </table:table-cell>
          <table:table-cell office:value-type="float" office:value="2.01748081545144" calcext:value-type="float">
            <text:p>2,01748081545144</text:p>
          </table:table-cell>
        </table:table-row>
        <table:table-row table:style-name="ro1">
          <table:table-cell office:value-type="float" office:value="1.8539466163647" calcext:value-type="float">
            <text:p>1,8539466163647</text:p>
          </table:table-cell>
          <table:table-cell office:value-type="float" office:value="1.96633577760785" calcext:value-type="float">
            <text:p>1,96633577760785</text:p>
          </table:table-cell>
          <table:table-cell office:value-type="float" office:value="2.04207391728912" calcext:value-type="float">
            <text:p>2,04207391728912</text:p>
          </table:table-cell>
          <table:table-cell office:value-type="float" office:value="1.99703087628782" calcext:value-type="float">
            <text:p>1,99703087628782</text:p>
          </table:table-cell>
        </table:table-row>
        <table:table-row table:style-name="ro1">
          <table:table-cell office:value-type="float" office:value="1.7984324601843" calcext:value-type="float">
            <text:p>1,7984324601843</text:p>
          </table:table-cell>
          <table:table-cell office:value-type="float" office:value="2.01349581562463" calcext:value-type="float">
            <text:p>2,01349581562463</text:p>
          </table:table-cell>
          <table:table-cell office:value-type="float" office:value="2.00315190655261" calcext:value-type="float">
            <text:p>2,00315190655261</text:p>
          </table:table-cell>
          <table:table-cell office:value-type="float" office:value="2.01798816858224" calcext:value-type="float">
            <text:p>2,01798816858224</text:p>
          </table:table-cell>
        </table:table-row>
        <table:table-row table:style-name="ro1">
          <table:table-cell office:value-type="float" office:value="1.86953383964919" calcext:value-type="float">
            <text:p>1,86953383964919</text:p>
          </table:table-cell>
          <table:table-cell office:value-type="float" office:value="1.94462972278426" calcext:value-type="float">
            <text:p>1,94462972278426</text:p>
          </table:table-cell>
          <table:table-cell office:value-type="float" office:value="2.04496328760563" calcext:value-type="float">
            <text:p>2,04496328760563</text:p>
          </table:table-cell>
          <table:table-cell office:value-type="float" office:value="2.01987444315481" calcext:value-type="float">
            <text:p>2,01987444315481</text:p>
          </table:table-cell>
        </table:table-row>
        <table:table-row table:style-name="ro1">
          <table:table-cell office:value-type="float" office:value="1.86151591697222" calcext:value-type="float">
            <text:p>1,86151591697222</text:p>
          </table:table-cell>
          <table:table-cell office:value-type="float" office:value="1.98574765787497" calcext:value-type="float">
            <text:p>1,98574765787497</text:p>
          </table:table-cell>
          <table:table-cell office:value-type="float" office:value="1.98854439676852" calcext:value-type="float">
            <text:p>1,98854439676852</text:p>
          </table:table-cell>
          <table:table-cell office:value-type="float" office:value="2.0139968133593" calcext:value-type="float">
            <text:p>2,0139968133593</text:p>
          </table:table-cell>
        </table:table-row>
        <table:table-row table:style-name="ro1">
          <table:table-cell office:value-type="float" office:value="1.79864301324554" calcext:value-type="float">
            <text:p>1,79864301324554</text:p>
          </table:table-cell>
          <table:table-cell office:value-type="float" office:value="1.92814396574418" calcext:value-type="float">
            <text:p>1,92814396574418</text:p>
          </table:table-cell>
          <table:table-cell office:value-type="float" office:value="2.03934543455478" calcext:value-type="float">
            <text:p>2,03934543455478</text:p>
          </table:table-cell>
          <table:table-cell office:value-type="float" office:value="1.99432699633782" calcext:value-type="float">
            <text:p>1,99432699633782</text:p>
          </table:table-cell>
        </table:table-row>
        <table:table-row table:style-name="ro1">
          <table:table-cell office:value-type="float" office:value="1.87083847506552" calcext:value-type="float">
            <text:p>1,87083847506552</text:p>
          </table:table-cell>
          <table:table-cell office:value-type="float" office:value="1.96407607778466" calcext:value-type="float">
            <text:p>1,96407607778466</text:p>
          </table:table-cell>
          <table:table-cell office:value-type="float" office:value="2.03688312511719" calcext:value-type="float">
            <text:p>2,03688312511719</text:p>
          </table:table-cell>
          <table:table-cell office:value-type="float" office:value="2.07890397452384" calcext:value-type="float">
            <text:p>2,07890397452384</text:p>
          </table:table-cell>
        </table:table-row>
        <table:table-row table:style-name="ro1">
          <table:table-cell office:value-type="float" office:value="1.85318617564864" calcext:value-type="float">
            <text:p>1,85318617564864</text:p>
          </table:table-cell>
          <table:table-cell office:value-type="float" office:value="2.04080969746249" calcext:value-type="float">
            <text:p>2,04080969746249</text:p>
          </table:table-cell>
          <table:table-cell office:value-type="float" office:value="2.04434767583914" calcext:value-type="float">
            <text:p>2,04434767583914</text:p>
          </table:table-cell>
          <table:table-cell office:value-type="float" office:value="2.07516176279523" calcext:value-type="float">
            <text:p>2,07516176279523</text:p>
          </table:table-cell>
        </table:table-row>
        <table:table-row table:style-name="ro1">
          <table:table-cell office:value-type="float" office:value="1.91373204107703" calcext:value-type="float">
            <text:p>1,91373204107703</text:p>
          </table:table-cell>
          <table:table-cell office:value-type="float" office:value="2.01144575842925" calcext:value-type="float">
            <text:p>2,01144575842925</text:p>
          </table:table-cell>
          <table:table-cell office:value-type="float" office:value="2.058312506941" calcext:value-type="float">
            <text:p>2,058312506941</text:p>
          </table:table-cell>
          <table:table-cell office:value-type="float" office:value="2.06658179484782" calcext:value-type="float">
            <text:p>2,06658179484782</text:p>
          </table:table-cell>
        </table:table-row>
        <table:table-row table:style-name="ro1">
          <table:table-cell office:value-type="float" office:value="1.83331595289557" calcext:value-type="float">
            <text:p>1,83331595289557</text:p>
          </table:table-cell>
          <table:table-cell office:value-type="float" office:value="2.04000926438896" calcext:value-type="float">
            <text:p>2,04000926438896</text:p>
          </table:table-cell>
          <table:table-cell office:value-type="float" office:value="1.99474796564222" calcext:value-type="float">
            <text:p>1,99474796564222</text:p>
          </table:table-cell>
          <table:table-cell office:value-type="float" office:value="2.02405663051398" calcext:value-type="float">
            <text:p>2,02405663051398</text:p>
          </table:table-cell>
        </table:table-row>
        <table:table-row table:style-name="ro1">
          <table:table-cell office:value-type="float" office:value="1.85847104886007" calcext:value-type="float">
            <text:p>1,85847104886007</text:p>
          </table:table-cell>
          <table:table-cell office:value-type="float" office:value="1.97135285193624" calcext:value-type="float">
            <text:p>1,97135285193624</text:p>
          </table:table-cell>
          <table:table-cell office:value-type="float" office:value="2.09893499283548" calcext:value-type="float">
            <text:p>2,09893499283548</text:p>
          </table:table-cell>
          <table:table-cell office:value-type="float" office:value="2.05390971009378" calcext:value-type="float">
            <text:p>2,05390971009378</text:p>
          </table:table-cell>
        </table:table-row>
        <table:table-row table:style-name="ro1">
          <table:table-cell office:value-type="float" office:value="1.89544937632975" calcext:value-type="float">
            <text:p>1,89544937632975</text:p>
          </table:table-cell>
          <table:table-cell office:value-type="float" office:value="2.05213198527721" calcext:value-type="float">
            <text:p>2,05213198527721</text:p>
          </table:table-cell>
          <table:table-cell office:value-type="float" office:value="1.98874862199995" calcext:value-type="float">
            <text:p>1,98874862199995</text:p>
          </table:table-cell>
          <table:table-cell office:value-type="float" office:value="2.058745084373" calcext:value-type="float">
            <text:p>2,058745084373</text:p>
          </table:table-cell>
        </table:table-row>
        <table:table-row table:style-name="ro1">
          <table:table-cell office:value-type="float" office:value="1.86145795234414" calcext:value-type="float">
            <text:p>1,86145795234414</text:p>
          </table:table-cell>
          <table:table-cell office:value-type="float" office:value="1.98022539465656" calcext:value-type="float">
            <text:p>1,98022539465656</text:p>
          </table:table-cell>
          <table:table-cell office:value-type="float" office:value="2.0400730299506" calcext:value-type="float">
            <text:p>2,0400730299506</text:p>
          </table:table-cell>
          <table:table-cell office:value-type="float" office:value="2.17401003042669" calcext:value-type="float">
            <text:p>2,17401003042669</text:p>
          </table:table-cell>
        </table:table-row>
        <table:table-row table:style-name="ro1">
          <table:table-cell office:value-type="float" office:value="1.89117163853128" calcext:value-type="float">
            <text:p>1,89117163853128</text:p>
          </table:table-cell>
          <table:table-cell office:value-type="float" office:value="2.09014674125439" calcext:value-type="float">
            <text:p>2,09014674125439</text:p>
          </table:table-cell>
          <table:table-cell office:value-type="float" office:value="2.00094667164632" calcext:value-type="float">
            <text:p>2,00094667164632</text:p>
          </table:table-cell>
          <table:table-cell office:value-type="float" office:value="2.59321989324958" calcext:value-type="float">
            <text:p>2,59321989324958</text:p>
          </table:table-cell>
        </table:table-row>
        <table:table-row table:style-name="ro1">
          <table:table-cell office:value-type="float" office:value="1.81438222116498" calcext:value-type="float">
            <text:p>1,81438222116498</text:p>
          </table:table-cell>
          <table:table-cell office:value-type="float" office:value="1.97105413384752" calcext:value-type="float">
            <text:p>1,97105413384752</text:p>
          </table:table-cell>
          <table:table-cell office:value-type="float" office:value="2.04504025245698" calcext:value-type="float">
            <text:p>2,04504025245698</text:p>
          </table:table-cell>
          <table:table-cell office:value-type="float" office:value="2.32509174034731" calcext:value-type="float">
            <text:p>2,32509174034731</text:p>
          </table:table-cell>
        </table:table-row>
        <table:table-row table:style-name="ro1">
          <table:table-cell office:value-type="float" office:value="1.85706445780328" calcext:value-type="float">
            <text:p>1,85706445780328</text:p>
          </table:table-cell>
          <table:table-cell office:value-type="float" office:value="1.99181505989338" calcext:value-type="float">
            <text:p>1,99181505989338</text:p>
          </table:table-cell>
          <table:table-cell office:value-type="float" office:value="2.01056605470153" calcext:value-type="float">
            <text:p>2,01056605470153</text:p>
          </table:table-cell>
          <table:table-cell office:value-type="float" office:value="2.06134595928459" calcext:value-type="float">
            <text:p>2,06134595928459</text:p>
          </table:table-cell>
        </table:table-row>
        <table:table-row table:style-name="ro1">
          <table:table-cell office:value-type="float" office:value="1.82778498878544" calcext:value-type="float">
            <text:p>1,82778498878544</text:p>
          </table:table-cell>
          <table:table-cell office:value-type="float" office:value="1.94938636750098" calcext:value-type="float">
            <text:p>1,94938636750098</text:p>
          </table:table-cell>
          <table:table-cell office:value-type="float" office:value="2.05586544367007" calcext:value-type="float">
            <text:p>2,05586544367007</text:p>
          </table:table-cell>
          <table:table-cell office:value-type="float" office:value="2.00703469939769" calcext:value-type="float">
            <text:p>2,00703469939769</text:p>
          </table:table-cell>
        </table:table-row>
        <table:table-row table:style-name="ro1">
          <table:table-cell office:value-type="float" office:value="1.86981607218355" calcext:value-type="float">
            <text:p>1,86981607218355</text:p>
          </table:table-cell>
          <table:table-cell office:value-type="float" office:value="1.97016598466729" calcext:value-type="float">
            <text:p>1,97016598466729</text:p>
          </table:table-cell>
          <table:table-cell office:value-type="float" office:value="2.02600647618012" calcext:value-type="float">
            <text:p>2,02600647618012</text:p>
          </table:table-cell>
          <table:table-cell office:value-type="float" office:value="2.01247228893639" calcext:value-type="float">
            <text:p>2,01247228893639</text:p>
          </table:table-cell>
        </table:table-row>
        <table:table-row table:style-name="ro1">
          <table:table-cell office:value-type="float" office:value="1.96845522160337" calcext:value-type="float">
            <text:p>1,96845522160337</text:p>
          </table:table-cell>
          <table:table-cell office:value-type="float" office:value="1.99088854671642" calcext:value-type="float">
            <text:p>1,99088854671642</text:p>
          </table:table-cell>
          <table:table-cell office:value-type="float" office:value="2.00890818317478" calcext:value-type="float">
            <text:p>2,00890818317478</text:p>
          </table:table-cell>
          <table:table-cell office:value-type="float" office:value="1.98779532101613" calcext:value-type="float">
            <text:p>1,98779532101613</text:p>
          </table:table-cell>
        </table:table-row>
        <table:table-row table:style-name="ro1">
          <table:table-cell office:value-type="float" office:value="1.86377058574229" calcext:value-type="float">
            <text:p>1,86377058574229</text:p>
          </table:table-cell>
          <table:table-cell office:value-type="float" office:value="2.0047277921395" calcext:value-type="float">
            <text:p>2,0047277921395</text:p>
          </table:table-cell>
          <table:table-cell office:value-type="float" office:value="1.97270567874349" calcext:value-type="float">
            <text:p>1,97270567874349</text:p>
          </table:table-cell>
          <table:table-cell office:value-type="float" office:value="1.98565384654471" calcext:value-type="float">
            <text:p>1,98565384654471</text:p>
          </table:table-cell>
        </table:table-row>
        <table:table-row table:style-name="ro1">
          <table:table-cell office:value-type="float" office:value="1.96449879070908" calcext:value-type="float">
            <text:p>1,96449879070908</text:p>
          </table:table-cell>
          <table:table-cell office:value-type="float" office:value="1.96013187377036" calcext:value-type="float">
            <text:p>1,96013187377036</text:p>
          </table:table-cell>
          <table:table-cell office:value-type="float" office:value="2.01991053270356" calcext:value-type="float">
            <text:p>2,01991053270356</text:p>
          </table:table-cell>
          <table:table-cell office:value-type="float" office:value="1.99886976134151" calcext:value-type="float">
            <text:p>1,99886976134151</text:p>
          </table:table-cell>
        </table:table-row>
        <table:table-row table:style-name="ro1">
          <table:table-cell office:value-type="float" office:value="1.88856961327714" calcext:value-type="float">
            <text:p>1,88856961327714</text:p>
          </table:table-cell>
          <table:table-cell office:value-type="float" office:value="1.95785948664117" calcext:value-type="float">
            <text:p>1,95785948664117</text:p>
          </table:table-cell>
          <table:table-cell office:value-type="float" office:value="2.01320731162382" calcext:value-type="float">
            <text:p>2,01320731162382</text:p>
          </table:table-cell>
          <table:table-cell office:value-type="float" office:value="2.03200811724025" calcext:value-type="float">
            <text:p>2,03200811724025</text:p>
          </table:table-cell>
        </table:table-row>
        <table:table-row table:style-name="ro1">
          <table:table-cell office:value-type="float" office:value="1.79857064371732" calcext:value-type="float">
            <text:p>1,79857064371732</text:p>
          </table:table-cell>
          <table:table-cell office:value-type="float" office:value="1.92661121834723" calcext:value-type="float">
            <text:p>1,92661121834723</text:p>
          </table:table-cell>
          <table:table-cell office:value-type="float" office:value="1.96023387094714" calcext:value-type="float">
            <text:p>1,96023387094714</text:p>
          </table:table-cell>
          <table:table-cell office:value-type="float" office:value="2.5244970218254" calcext:value-type="float">
            <text:p>2,5244970218254</text:p>
          </table:table-cell>
        </table:table-row>
        <table:table-row table:style-name="ro1">
          <table:table-cell office:value-type="float" office:value="2.00475996904223" calcext:value-type="float">
            <text:p>2,00475996904223</text:p>
          </table:table-cell>
          <table:table-cell office:value-type="float" office:value="1.9808224532356" calcext:value-type="float">
            <text:p>1,9808224532356</text:p>
          </table:table-cell>
          <table:table-cell office:value-type="float" office:value="2.00799829133688" calcext:value-type="float">
            <text:p>2,00799829133688</text:p>
          </table:table-cell>
          <table:table-cell office:value-type="float" office:value="2.11493712559971" calcext:value-type="float">
            <text:p>2,11493712559971</text:p>
          </table:table-cell>
        </table:table-row>
        <table:table-row table:style-name="ro1">
          <table:table-cell office:value-type="float" office:value="1.8662857503112" calcext:value-type="float">
            <text:p>1,8662857503112</text:p>
          </table:table-cell>
          <table:table-cell office:value-type="float" office:value="1.97072788883595" calcext:value-type="float">
            <text:p>1,97072788883595</text:p>
          </table:table-cell>
          <table:table-cell office:value-type="float" office:value="2.04996384676529" calcext:value-type="float">
            <text:p>2,04996384676529</text:p>
          </table:table-cell>
          <table:table-cell office:value-type="float" office:value="2.10595063996377" calcext:value-type="float">
            <text:p>2,10595063996377</text:p>
          </table:table-cell>
        </table:table-row>
        <table:table-row table:style-name="ro1">
          <table:table-cell office:value-type="float" office:value="1.95729918711937" calcext:value-type="float">
            <text:p>1,95729918711937</text:p>
          </table:table-cell>
          <table:table-cell office:value-type="float" office:value="1.97355519456353" calcext:value-type="float">
            <text:p>1,97355519456353</text:p>
          </table:table-cell>
          <table:table-cell office:value-type="float" office:value="2.0365862759826" calcext:value-type="float">
            <text:p>2,0365862759826</text:p>
          </table:table-cell>
          <table:table-cell office:value-type="float" office:value="2.0956852835808" calcext:value-type="float">
            <text:p>2,0956852835808</text:p>
          </table:table-cell>
        </table:table-row>
        <table:table-row table:style-name="ro1">
          <table:table-cell office:value-type="float" office:value="1.83983395456398" calcext:value-type="float">
            <text:p>1,83983395456398</text:p>
          </table:table-cell>
          <table:table-cell office:value-type="float" office:value="1.96234660162495" calcext:value-type="float">
            <text:p>1,96234660162495</text:p>
          </table:table-cell>
          <table:table-cell office:value-type="float" office:value="2.00835299026934" calcext:value-type="float">
            <text:p>2,00835299026934</text:p>
          </table:table-cell>
          <table:table-cell office:value-type="float" office:value="2.00018943896043" calcext:value-type="float">
            <text:p>2,00018943896043</text:p>
          </table:table-cell>
        </table:table-row>
        <table:table-row table:style-name="ro1">
          <table:table-cell office:value-type="float" office:value="1.84463199390501" calcext:value-type="float">
            <text:p>1,84463199390501</text:p>
          </table:table-cell>
          <table:table-cell office:value-type="float" office:value="1.96819544969348" calcext:value-type="float">
            <text:p>1,96819544969348</text:p>
          </table:table-cell>
          <table:table-cell office:value-type="float" office:value="2.00694448608431" calcext:value-type="float">
            <text:p>2,00694448608431</text:p>
          </table:table-cell>
          <table:table-cell office:value-type="float" office:value="1.98137400889503" calcext:value-type="float">
            <text:p>1,98137400889503</text:p>
          </table:table-cell>
        </table:table-row>
        <table:table-row table:style-name="ro1">
          <table:table-cell office:value-type="float" office:value="1.83521472574976" calcext:value-type="float">
            <text:p>1,83521472574976</text:p>
          </table:table-cell>
          <table:table-cell office:value-type="float" office:value="1.92901980521679" calcext:value-type="float">
            <text:p>1,92901980521679</text:p>
          </table:table-cell>
          <table:table-cell office:value-type="float" office:value="2.06889846943672" calcext:value-type="float">
            <text:p>2,06889846943672</text:p>
          </table:table-cell>
          <table:table-cell office:value-type="float" office:value="2.03806481719126" calcext:value-type="float">
            <text:p>2,03806481719126</text:p>
          </table:table-cell>
        </table:table-row>
        <table:table-row table:style-name="ro1">
          <table:table-cell office:value-type="float" office:value="1.85752895113993" calcext:value-type="float">
            <text:p>1,85752895113993</text:p>
          </table:table-cell>
          <table:table-cell office:value-type="float" office:value="1.91485971443917" calcext:value-type="float">
            <text:p>1,91485971443917</text:p>
          </table:table-cell>
          <table:table-cell office:value-type="float" office:value="2.0064470206404" calcext:value-type="float">
            <text:p>2,0064470206404</text:p>
          </table:table-cell>
          <table:table-cell office:value-type="float" office:value="2.07489255746093" calcext:value-type="float">
            <text:p>2,07489255746093</text:p>
          </table:table-cell>
        </table:table-row>
        <table:table-row table:style-name="ro1">
          <table:table-cell office:value-type="float" office:value="1.85516439109578" calcext:value-type="float">
            <text:p>1,85516439109578</text:p>
          </table:table-cell>
          <table:table-cell office:value-type="float" office:value="1.93468366783258" calcext:value-type="float">
            <text:p>1,93468366783258</text:p>
          </table:table-cell>
          <table:table-cell office:value-type="float" office:value="1.98243204493004" calcext:value-type="float">
            <text:p>1,98243204493004</text:p>
          </table:table-cell>
          <table:table-cell office:value-type="float" office:value="2.0372905114132" calcext:value-type="float">
            <text:p>2,0372905114132</text:p>
          </table:table-cell>
        </table:table-row>
        <table:table-row table:style-name="ro1">
          <table:table-cell office:value-type="float" office:value="1.89152693064895" calcext:value-type="float">
            <text:p>1,89152693064895</text:p>
          </table:table-cell>
          <table:table-cell office:value-type="float" office:value="1.99628982740971" calcext:value-type="float">
            <text:p>1,99628982740971</text:p>
          </table:table-cell>
          <table:table-cell office:value-type="float" office:value="2.04760159316366" calcext:value-type="float">
            <text:p>2,04760159316366</text:p>
          </table:table-cell>
          <table:table-cell office:value-type="float" office:value="2.0552728534939" calcext:value-type="float">
            <text:p>2,0552728534939</text:p>
          </table:table-cell>
        </table:table-row>
        <table:table-row table:style-name="ro1">
          <table:table-cell office:value-type="float" office:value="1.85304859591383" calcext:value-type="float">
            <text:p>1,85304859591383</text:p>
          </table:table-cell>
          <table:table-cell office:value-type="float" office:value="1.99903164486111" calcext:value-type="float">
            <text:p>1,99903164486111</text:p>
          </table:table-cell>
          <table:table-cell office:value-type="float" office:value="2.5497846934494" calcext:value-type="float">
            <text:p>2,5497846934494</text:p>
          </table:table-cell>
          <table:table-cell office:value-type="float" office:value="2.02710515311733" calcext:value-type="float">
            <text:p>2,02710515311733</text:p>
          </table:table-cell>
        </table:table-row>
        <table:table-row table:style-name="ro1">
          <table:table-cell office:value-type="float" office:value="1.84237810144692" calcext:value-type="float">
            <text:p>1,84237810144692</text:p>
          </table:table-cell>
          <table:table-cell office:value-type="float" office:value="2.0130007086117" calcext:value-type="float">
            <text:p>2,0130007086117</text:p>
          </table:table-cell>
          <table:table-cell office:value-type="float" office:value="2.04845618897484" calcext:value-type="float">
            <text:p>2,04845618897484</text:p>
          </table:table-cell>
          <table:table-cell office:value-type="float" office:value="2.02279100815183" calcext:value-type="float">
            <text:p>2,02279100815183</text:p>
          </table:table-cell>
        </table:table-row>
        <table:table-row table:style-name="ro1">
          <table:table-cell office:value-type="float" office:value="1.85381705852038" calcext:value-type="float">
            <text:p>1,85381705852038</text:p>
          </table:table-cell>
          <table:table-cell office:value-type="float" office:value="1.95103979534434" calcext:value-type="float">
            <text:p>1,95103979534434</text:p>
          </table:table-cell>
          <table:table-cell office:value-type="float" office:value="2.04014101837283" calcext:value-type="float">
            <text:p>2,04014101837283</text:p>
          </table:table-cell>
          <table:table-cell office:value-type="float" office:value="2.0593177931251" calcext:value-type="float">
            <text:p>2,0593177931251</text:p>
          </table:table-cell>
        </table:table-row>
        <table:table-row table:style-name="ro1">
          <table:table-cell office:value-type="float" office:value="1.86820677744224" calcext:value-type="float">
            <text:p>1,86820677744224</text:p>
          </table:table-cell>
          <table:table-cell office:value-type="float" office:value="1.99538804692749" calcext:value-type="float">
            <text:p>1,99538804692749</text:p>
          </table:table-cell>
          <table:table-cell office:value-type="float" office:value="2.03541407973477" calcext:value-type="float">
            <text:p>2,03541407973477</text:p>
          </table:table-cell>
          <table:table-cell office:value-type="float" office:value="2.05037383157332" calcext:value-type="float">
            <text:p>2,05037383157332</text:p>
          </table:table-cell>
        </table:table-row>
        <table:table-row table:style-name="ro1">
          <table:table-cell office:value-type="float" office:value="1.93263756680556" calcext:value-type="float">
            <text:p>1,93263756680556</text:p>
          </table:table-cell>
          <table:table-cell office:value-type="float" office:value="1.92867992890324" calcext:value-type="float">
            <text:p>1,92867992890324</text:p>
          </table:table-cell>
          <table:table-cell office:value-type="float" office:value="2.01710776122535" calcext:value-type="float">
            <text:p>2,01710776122535</text:p>
          </table:table-cell>
          <table:table-cell office:value-type="float" office:value="2.05382042428878" calcext:value-type="float">
            <text:p>2,05382042428878</text:p>
          </table:table-cell>
        </table:table-row>
        <table:table-row table:style-name="ro1">
          <table:table-cell office:value-type="float" office:value="1.8584927855956" calcext:value-type="float">
            <text:p>1,8584927855956</text:p>
          </table:table-cell>
          <table:table-cell office:value-type="float" office:value="1.99973258075807" calcext:value-type="float">
            <text:p>1,99973258075807</text:p>
          </table:table-cell>
          <table:table-cell office:value-type="float" office:value="2.0455286038434" calcext:value-type="float">
            <text:p>2,0455286038434</text:p>
          </table:table-cell>
          <table:table-cell office:value-type="float" office:value="2.02847076154795" calcext:value-type="float">
            <text:p>2,02847076154795</text:p>
          </table:table-cell>
        </table:table-row>
        <table:table-row table:style-name="ro1">
          <table:table-cell office:value-type="float" office:value="2.0249853113992" calcext:value-type="float">
            <text:p>2,0249853113992</text:p>
          </table:table-cell>
          <table:table-cell office:value-type="float" office:value="2.02648773025377" calcext:value-type="float">
            <text:p>2,02648773025377</text:p>
          </table:table-cell>
          <table:table-cell office:value-type="float" office:value="2.03426109029269" calcext:value-type="float">
            <text:p>2,03426109029269</text:p>
          </table:table-cell>
          <table:table-cell office:value-type="float" office:value="2.00888140422978" calcext:value-type="float">
            <text:p>2,00888140422978</text:p>
          </table:table-cell>
        </table:table-row>
        <table:table-row table:style-name="ro1">
          <table:table-cell office:value-type="float" office:value="1.90141455760918" calcext:value-type="float">
            <text:p>1,90141455760918</text:p>
          </table:table-cell>
          <table:table-cell office:value-type="float" office:value="2.07688465497504" calcext:value-type="float">
            <text:p>2,07688465497504</text:p>
          </table:table-cell>
          <table:table-cell office:value-type="float" office:value="2.08839134342215" calcext:value-type="float">
            <text:p>2,08839134342215</text:p>
          </table:table-cell>
          <table:table-cell office:value-type="float" office:value="1.99545732822469" calcext:value-type="float">
            <text:p>1,99545732822469</text:p>
          </table:table-cell>
        </table:table-row>
        <table:table-row table:style-name="ro1">
          <table:table-cell office:value-type="float" office:value="1.91810966435068" calcext:value-type="float">
            <text:p>1,91810966435068</text:p>
          </table:table-cell>
          <table:table-cell office:value-type="float" office:value="2.02788714765815" calcext:value-type="float">
            <text:p>2,02788714765815</text:p>
          </table:table-cell>
          <table:table-cell office:value-type="float" office:value="1.97609185694608" calcext:value-type="float">
            <text:p>1,97609185694608</text:p>
          </table:table-cell>
          <table:table-cell office:value-type="float" office:value="2.08800221744129" calcext:value-type="float">
            <text:p>2,08800221744129</text:p>
          </table:table-cell>
        </table:table-row>
        <table:table-row table:style-name="ro1">
          <table:table-cell office:value-type="float" office:value="1.88642423198293" calcext:value-type="float">
            <text:p>1,88642423198293</text:p>
          </table:table-cell>
          <table:table-cell office:value-type="float" office:value="2.06948716261722" calcext:value-type="float">
            <text:p>2,06948716261722</text:p>
          </table:table-cell>
          <table:table-cell office:value-type="float" office:value="1.99897616959682" calcext:value-type="float">
            <text:p>1,99897616959682</text:p>
          </table:table-cell>
          <table:table-cell office:value-type="float" office:value="2.26378257277882" calcext:value-type="float">
            <text:p>2,26378257277882</text:p>
          </table:table-cell>
        </table:table-row>
        <table:table-row table:style-name="ro1">
          <table:table-cell office:value-type="float" office:value="1.87115029371213" calcext:value-type="float">
            <text:p>1,87115029371213</text:p>
          </table:table-cell>
          <table:table-cell office:value-type="float" office:value="2.00487093969029" calcext:value-type="float">
            <text:p>2,00487093969029</text:p>
          </table:table-cell>
          <table:table-cell office:value-type="float" office:value="1.96783222704348" calcext:value-type="float">
            <text:p>1,96783222704348</text:p>
          </table:table-cell>
          <table:table-cell office:value-type="float" office:value="2.24232258044486" calcext:value-type="float">
            <text:p>2,24232258044486</text:p>
          </table:table-cell>
        </table:table-row>
        <table:table-row table:style-name="ro1">
          <table:table-cell office:value-type="float" office:value="1.89393418785218" calcext:value-type="float">
            <text:p>1,89393418785218</text:p>
          </table:table-cell>
          <table:table-cell office:value-type="float" office:value="2.06816409560791" calcext:value-type="float">
            <text:p>2,06816409560791</text:p>
          </table:table-cell>
          <table:table-cell office:value-type="float" office:value="2.04025428653376" calcext:value-type="float">
            <text:p>2,04025428653376</text:p>
          </table:table-cell>
          <table:table-cell office:value-type="float" office:value="2.10543151561991" calcext:value-type="float">
            <text:p>2,10543151561991</text:p>
          </table:table-cell>
        </table:table-row>
        <table:table-row table:style-name="ro1">
          <table:table-cell office:value-type="float" office:value="1.8946303671874" calcext:value-type="float">
            <text:p>1,8946303671874</text:p>
          </table:table-cell>
          <table:table-cell office:value-type="float" office:value="1.97252355799396" calcext:value-type="float">
            <text:p>1,97252355799396</text:p>
          </table:table-cell>
          <table:table-cell office:value-type="float" office:value="1.98464101109477" calcext:value-type="float">
            <text:p>1,98464101109477</text:p>
          </table:table-cell>
          <table:table-cell office:value-type="float" office:value="2.02178698368904" calcext:value-type="float">
            <text:p>2,02178698368904</text:p>
          </table:table-cell>
        </table:table-row>
        <table:table-row table:style-name="ro1">
          <table:table-cell office:value-type="float" office:value="1.84827160325323" calcext:value-type="float">
            <text:p>1,84827160325323</text:p>
          </table:table-cell>
          <table:table-cell office:value-type="float" office:value="1.98873397028585" calcext:value-type="float">
            <text:p>1,98873397028585</text:p>
          </table:table-cell>
          <table:table-cell office:value-type="float" office:value="1.99430848762455" calcext:value-type="float">
            <text:p>1,99430848762455</text:p>
          </table:table-cell>
          <table:table-cell office:value-type="float" office:value="2.02531358372393" calcext:value-type="float">
            <text:p>2,02531358372393</text:p>
          </table:table-cell>
        </table:table-row>
        <table:table-row table:style-name="ro1">
          <table:table-cell office:value-type="float" office:value="1.87531080840112" calcext:value-type="float">
            <text:p>1,87531080840112</text:p>
          </table:table-cell>
          <table:table-cell office:value-type="float" office:value="1.96238462578312" calcext:value-type="float">
            <text:p>1,96238462578312</text:p>
          </table:table-cell>
          <table:table-cell office:value-type="float" office:value="1.95633086757446" calcext:value-type="float">
            <text:p>1,95633086757446</text:p>
          </table:table-cell>
          <table:table-cell office:value-type="float" office:value="1.98689833611731" calcext:value-type="float">
            <text:p>1,98689833611731</text:p>
          </table:table-cell>
        </table:table-row>
        <table:table-row table:style-name="ro1">
          <table:table-cell office:value-type="float" office:value="1.86219674258155" calcext:value-type="float">
            <text:p>1,86219674258155</text:p>
          </table:table-cell>
          <table:table-cell office:value-type="float" office:value="1.99357935062493" calcext:value-type="float">
            <text:p>1,99357935062493</text:p>
          </table:table-cell>
          <table:table-cell office:value-type="float" office:value="1.9959225015726" calcext:value-type="float">
            <text:p>1,9959225015726</text:p>
          </table:table-cell>
          <table:table-cell office:value-type="float" office:value="2.00547043905247" calcext:value-type="float">
            <text:p>2,00547043905247</text:p>
          </table:table-cell>
        </table:table-row>
        <table:table-row table:style-name="ro1">
          <table:table-cell office:value-type="float" office:value="1.86909030673608" calcext:value-type="float">
            <text:p>1,86909030673608</text:p>
          </table:table-cell>
          <table:table-cell office:value-type="float" office:value="2.00298562867378" calcext:value-type="float">
            <text:p>2,00298562867378</text:p>
          </table:table-cell>
          <table:table-cell office:value-type="float" office:value="1.99773329352723" calcext:value-type="float">
            <text:p>1,99773329352723</text:p>
          </table:table-cell>
          <table:table-cell office:value-type="float" office:value="1.98466849907328" calcext:value-type="float">
            <text:p>1,98466849907328</text:p>
          </table:table-cell>
        </table:table-row>
        <table:table-row table:style-name="ro1">
          <table:table-cell office:value-type="float" office:value="2.09130090000102" calcext:value-type="float">
            <text:p>2,09130090000102</text:p>
          </table:table-cell>
          <table:table-cell office:value-type="float" office:value="1.9811775467644" calcext:value-type="float">
            <text:p>1,9811775467644</text:p>
          </table:table-cell>
          <table:table-cell office:value-type="float" office:value="1.99589939529594" calcext:value-type="float">
            <text:p>1,99589939529594</text:p>
          </table:table-cell>
          <table:table-cell office:value-type="float" office:value="1.9856452512511" calcext:value-type="float">
            <text:p>1,9856452512511</text:p>
          </table:table-cell>
        </table:table-row>
        <table:table-row table:style-name="ro1">
          <table:table-cell office:value-type="float" office:value="1.90875087836484" calcext:value-type="float">
            <text:p>1,90875087836484</text:p>
          </table:table-cell>
          <table:table-cell office:value-type="float" office:value="2.00279811331181" calcext:value-type="float">
            <text:p>2,00279811331181</text:p>
          </table:table-cell>
          <table:table-cell office:value-type="float" office:value="1.97875222892185" calcext:value-type="float">
            <text:p>1,97875222892185</text:p>
          </table:table-cell>
          <table:table-cell office:value-type="float" office:value="1.9861907154152" calcext:value-type="float">
            <text:p>1,9861907154152</text:p>
          </table:table-cell>
        </table:table-row>
        <table:table-row table:style-name="ro1">
          <table:table-cell office:value-type="float" office:value="1.97048639877914" calcext:value-type="float">
            <text:p>1,97048639877914</text:p>
          </table:table-cell>
          <table:table-cell office:value-type="float" office:value="1.97538284630543" calcext:value-type="float">
            <text:p>1,97538284630543</text:p>
          </table:table-cell>
          <table:table-cell office:value-type="float" office:value="2.00912932140552" calcext:value-type="float">
            <text:p>2,00912932140552</text:p>
          </table:table-cell>
          <table:table-cell office:value-type="float" office:value="2.01561319017327" calcext:value-type="float">
            <text:p>2,01561319017327</text:p>
          </table:table-cell>
        </table:table-row>
        <table:table-row table:style-name="ro1">
          <table:table-cell office:value-type="float" office:value="1.85926193825725" calcext:value-type="float">
            <text:p>1,85926193825725</text:p>
          </table:table-cell>
          <table:table-cell office:value-type="float" office:value="1.93351296177486" calcext:value-type="float">
            <text:p>1,93351296177486</text:p>
          </table:table-cell>
          <table:table-cell office:value-type="float" office:value="2.03260077203908" calcext:value-type="float">
            <text:p>2,03260077203908</text:p>
          </table:table-cell>
          <table:table-cell office:value-type="float" office:value="2.00072428595198" calcext:value-type="float">
            <text:p>2,00072428595198</text:p>
          </table:table-cell>
        </table:table-row>
        <table:table-row table:style-name="ro1">
          <table:table-cell office:value-type="float" office:value="1.83022700751415" calcext:value-type="float">
            <text:p>1,83022700751415</text:p>
          </table:table-cell>
          <table:table-cell office:value-type="float" office:value="1.97141300336024" calcext:value-type="float">
            <text:p>1,97141300336024</text:p>
          </table:table-cell>
          <table:table-cell office:value-type="float" office:value="2.05385019710337" calcext:value-type="float">
            <text:p>2,05385019710337</text:p>
          </table:table-cell>
          <table:table-cell office:value-type="float" office:value="1.97742060775588" calcext:value-type="float">
            <text:p>1,97742060775588</text:p>
          </table:table-cell>
        </table:table-row>
        <table:table-row table:style-name="ro1">
          <table:table-cell office:value-type="float" office:value="1.84069574712229" calcext:value-type="float">
            <text:p>1,84069574712229</text:p>
          </table:table-cell>
          <table:table-cell office:value-type="float" office:value="1.92919115936755" calcext:value-type="float">
            <text:p>1,92919115936755</text:p>
          </table:table-cell>
          <table:table-cell office:value-type="float" office:value="2.04878406566424" calcext:value-type="float">
            <text:p>2,04878406566424</text:p>
          </table:table-cell>
          <table:table-cell office:value-type="float" office:value="1.97602943502022" calcext:value-type="float">
            <text:p>1,97602943502022</text:p>
          </table:table-cell>
        </table:table-row>
        <table:table-row table:style-name="ro1">
          <table:table-cell office:value-type="float" office:value="1.8783621457798" calcext:value-type="float">
            <text:p>1,8783621457798</text:p>
          </table:table-cell>
          <table:table-cell office:value-type="float" office:value="2.00504452167156" calcext:value-type="float">
            <text:p>2,00504452167156</text:p>
          </table:table-cell>
          <table:table-cell office:value-type="float" office:value="2.02047906027031" calcext:value-type="float">
            <text:p>2,02047906027031</text:p>
          </table:table-cell>
          <table:table-cell office:value-type="float" office:value="2.01585985940479" calcext:value-type="float">
            <text:p>2,01585985940479</text:p>
          </table:table-cell>
        </table:table-row>
        <table:table-row table:style-name="ro1">
          <table:table-cell office:value-type="float" office:value="1.77390902340352" calcext:value-type="float">
            <text:p>1,77390902340352</text:p>
          </table:table-cell>
          <table:table-cell office:value-type="float" office:value="1.94720048816362" calcext:value-type="float">
            <text:p>1,94720048816362</text:p>
          </table:table-cell>
          <table:table-cell office:value-type="float" office:value="2.10272113441717" calcext:value-type="float">
            <text:p>2,10272113441717</text:p>
          </table:table-cell>
          <table:table-cell office:value-type="float" office:value="1.98504156805212" calcext:value-type="float">
            <text:p>1,98504156805212</text:p>
          </table:table-cell>
        </table:table-row>
        <table:table-row table:style-name="ro1">
          <table:table-cell office:value-type="float" office:value="2.53689449013939" calcext:value-type="float">
            <text:p>2,53689449013939</text:p>
          </table:table-cell>
          <table:table-cell office:value-type="float" office:value="1.96330192555929" calcext:value-type="float">
            <text:p>1,96330192555929</text:p>
          </table:table-cell>
          <table:table-cell office:value-type="float" office:value="2.02460670375153" calcext:value-type="float">
            <text:p>2,02460670375153</text:p>
          </table:table-cell>
          <table:table-cell office:value-type="float" office:value="2.11216323693714" calcext:value-type="float">
            <text:p>2,11216323693714</text:p>
          </table:table-cell>
        </table:table-row>
        <table:table-row table:style-name="ro1">
          <table:table-cell office:value-type="float" office:value="1.80948136361461" calcext:value-type="float">
            <text:p>1,80948136361461</text:p>
          </table:table-cell>
          <table:table-cell office:value-type="float" office:value="1.95351491505075" calcext:value-type="float">
            <text:p>1,95351491505075</text:p>
          </table:table-cell>
          <table:table-cell office:value-type="float" office:value="2.04679458618964" calcext:value-type="float">
            <text:p>2,04679458618964</text:p>
          </table:table-cell>
          <table:table-cell office:value-type="float" office:value="2.08770041277109" calcext:value-type="float">
            <text:p>2,08770041277109</text:p>
          </table:table-cell>
        </table:table-row>
        <table:table-row table:style-name="ro1">
          <table:table-cell office:value-type="float" office:value="1.78435524996415" calcext:value-type="float">
            <text:p>1,78435524996415</text:p>
          </table:table-cell>
          <table:table-cell office:value-type="float" office:value="2.06523861429815" calcext:value-type="float">
            <text:p>2,06523861429815</text:p>
          </table:table-cell>
          <table:table-cell office:value-type="float" office:value="2.02717599632046" calcext:value-type="float">
            <text:p>2,02717599632046</text:p>
          </table:table-cell>
          <table:table-cell office:value-type="float" office:value="2.03688314435087" calcext:value-type="float">
            <text:p>2,03688314435087</text:p>
          </table:table-cell>
        </table:table-row>
        <table:table-row table:style-name="ro1">
          <table:table-cell office:value-type="float" office:value="1.77762022596798" calcext:value-type="float">
            <text:p>1,77762022596798</text:p>
          </table:table-cell>
          <table:table-cell office:value-type="float" office:value="1.98903487844524" calcext:value-type="float">
            <text:p>1,98903487844524</text:p>
          </table:table-cell>
          <table:table-cell office:value-type="float" office:value="2.0496205709888" calcext:value-type="float">
            <text:p>2,0496205709888</text:p>
          </table:table-cell>
          <table:table-cell office:value-type="float" office:value="1.99320107750181" calcext:value-type="float">
            <text:p>1,99320107750181</text:p>
          </table:table-cell>
        </table:table-row>
        <table:table-row table:style-name="ro1">
          <table:table-cell office:value-type="float" office:value="1.80515299302345" calcext:value-type="float">
            <text:p>1,80515299302345</text:p>
          </table:table-cell>
          <table:table-cell office:value-type="float" office:value="1.96253094516042" calcext:value-type="float">
            <text:p>1,96253094516042</text:p>
          </table:table-cell>
          <table:table-cell office:value-type="float" office:value="1.98519632633656" calcext:value-type="float">
            <text:p>1,98519632633656</text:p>
          </table:table-cell>
          <table:table-cell office:value-type="float" office:value="2.03300819026839" calcext:value-type="float">
            <text:p>2,03300819026839</text:p>
          </table:table-cell>
        </table:table-row>
        <table:table-row table:style-name="ro1">
          <table:table-cell office:value-type="float" office:value="1.78834221579644" calcext:value-type="float">
            <text:p>1,78834221579644</text:p>
          </table:table-cell>
          <table:table-cell office:value-type="float" office:value="1.93842513926967" calcext:value-type="float">
            <text:p>1,93842513926967</text:p>
          </table:table-cell>
          <table:table-cell office:value-type="float" office:value="2.08907622814247" calcext:value-type="float">
            <text:p>2,08907622814247</text:p>
          </table:table-cell>
          <table:table-cell office:value-type="float" office:value="2.05616751184708" calcext:value-type="float">
            <text:p>2,05616751184708</text:p>
          </table:table-cell>
        </table:table-row>
        <table:table-row table:style-name="ro1">
          <table:table-cell office:value-type="float" office:value="1.809184812437" calcext:value-type="float">
            <text:p>1,809184812437</text:p>
          </table:table-cell>
          <table:table-cell office:value-type="float" office:value="1.95196978242651" calcext:value-type="float">
            <text:p>1,95196978242651</text:p>
          </table:table-cell>
          <table:table-cell office:value-type="float" office:value="2.03636500012346" calcext:value-type="float">
            <text:p>2,03636500012346</text:p>
          </table:table-cell>
          <table:table-cell office:value-type="float" office:value="2.12926114084728" calcext:value-type="float">
            <text:p>2,12926114084728</text:p>
          </table:table-cell>
        </table:table-row>
        <table:table-row table:style-name="ro1">
          <table:table-cell office:value-type="float" office:value="1.79830945786339" calcext:value-type="float">
            <text:p>1,79830945786339</text:p>
          </table:table-cell>
          <table:table-cell office:value-type="float" office:value="1.98623321164855" calcext:value-type="float">
            <text:p>1,98623321164855</text:p>
          </table:table-cell>
          <table:table-cell office:value-type="float" office:value="2.03778530976552" calcext:value-type="float">
            <text:p>2,03778530976552</text:p>
          </table:table-cell>
          <table:table-cell office:value-type="float" office:value="1.99297290984751" calcext:value-type="float">
            <text:p>1,99297290984751</text:p>
          </table:table-cell>
        </table:table-row>
        <table:table-row table:style-name="ro1">
          <table:table-cell office:value-type="float" office:value="1.98205629380711" calcext:value-type="float">
            <text:p>1,98205629380711</text:p>
          </table:table-cell>
          <table:table-cell office:value-type="float" office:value="1.92260588115311" calcext:value-type="float">
            <text:p>1,92260588115311</text:p>
          </table:table-cell>
          <table:table-cell office:value-type="float" office:value="1.97710345616055" calcext:value-type="float">
            <text:p>1,97710345616055</text:p>
          </table:table-cell>
          <table:table-cell office:value-type="float" office:value="2.01009877846692" calcext:value-type="float">
            <text:p>2,01009877846692</text:p>
          </table:table-cell>
        </table:table-row>
        <table:table-row table:style-name="ro1">
          <table:table-cell office:value-type="float" office:value="1.91980642357545" calcext:value-type="float">
            <text:p>1,91980642357545</text:p>
          </table:table-cell>
          <table:table-cell office:value-type="float" office:value="1.98078129501076" calcext:value-type="float">
            <text:p>1,98078129501076</text:p>
          </table:table-cell>
          <table:table-cell office:value-type="float" office:value="2.06151138820353" calcext:value-type="float">
            <text:p>2,06151138820353</text:p>
          </table:table-cell>
          <table:table-cell office:value-type="float" office:value="2.02191042909269" calcext:value-type="float">
            <text:p>2,02191042909269</text:p>
          </table:table-cell>
        </table:table-row>
        <table:table-row table:style-name="ro1">
          <table:table-cell office:value-type="float" office:value="1.93693704133957" calcext:value-type="float">
            <text:p>1,93693704133957</text:p>
          </table:table-cell>
          <table:table-cell office:value-type="float" office:value="1.91590339639748" calcext:value-type="float">
            <text:p>1,91590339639748</text:p>
          </table:table-cell>
          <table:table-cell office:value-type="float" office:value="1.99945682908571" calcext:value-type="float">
            <text:p>1,99945682908571</text:p>
          </table:table-cell>
          <table:table-cell office:value-type="float" office:value="1.9761543575957" calcext:value-type="float">
            <text:p>1,9761543575957</text:p>
          </table:table-cell>
        </table:table-row>
        <table:table-row table:style-name="ro1">
          <table:table-cell office:value-type="float" office:value="1.91199172212432" calcext:value-type="float">
            <text:p>1,91199172212432</text:p>
          </table:table-cell>
          <table:table-cell office:value-type="float" office:value="1.93263712230225" calcext:value-type="float">
            <text:p>1,93263712230225</text:p>
          </table:table-cell>
          <table:table-cell office:value-type="float" office:value="2.02946871700354" calcext:value-type="float">
            <text:p>2,02946871700354</text:p>
          </table:table-cell>
          <table:table-cell office:value-type="float" office:value="2.03373827321468" calcext:value-type="float">
            <text:p>2,03373827321468</text:p>
          </table:table-cell>
        </table:table-row>
        <table:table-row table:style-name="ro1">
          <table:table-cell office:value-type="float" office:value="1.88081296271098" calcext:value-type="float">
            <text:p>1,88081296271098</text:p>
          </table:table-cell>
          <table:table-cell office:value-type="float" office:value="1.93901906378205" calcext:value-type="float">
            <text:p>1,93901906378205</text:p>
          </table:table-cell>
          <table:table-cell office:value-type="float" office:value="2.12276638757217" calcext:value-type="float">
            <text:p>2,12276638757217</text:p>
          </table:table-cell>
          <table:table-cell office:value-type="float" office:value="1.94272131514853" calcext:value-type="float">
            <text:p>1,94272131514853</text:p>
          </table:table-cell>
        </table:table-row>
        <table:table-row table:style-name="ro1">
          <table:table-cell office:value-type="float" office:value="1.89491320351997" calcext:value-type="float">
            <text:p>1,89491320351997</text:p>
          </table:table-cell>
          <table:table-cell office:value-type="float" office:value="1.97052485418002" calcext:value-type="float">
            <text:p>1,97052485418002</text:p>
          </table:table-cell>
          <table:table-cell office:value-type="float" office:value="2.04624696284538" calcext:value-type="float">
            <text:p>2,04624696284538</text:p>
          </table:table-cell>
          <table:table-cell office:value-type="float" office:value="2.01090104895425" calcext:value-type="float">
            <text:p>2,01090104895425</text:p>
          </table:table-cell>
        </table:table-row>
        <table:table-row table:style-name="ro1">
          <table:table-cell office:value-type="float" office:value="1.87263580982056" calcext:value-type="float">
            <text:p>1,87263580982056</text:p>
          </table:table-cell>
          <table:table-cell office:value-type="float" office:value="1.93641348383085" calcext:value-type="float">
            <text:p>1,93641348383085</text:p>
          </table:table-cell>
          <table:table-cell office:value-type="float" office:value="2.05767123512671" calcext:value-type="float">
            <text:p>2,05767123512671</text:p>
          </table:table-cell>
          <table:table-cell office:value-type="float" office:value="2.04806244541176" calcext:value-type="float">
            <text:p>2,04806244541176</text:p>
          </table:table-cell>
        </table:table-row>
        <table:table-row table:style-name="ro1">
          <table:table-cell office:value-type="float" office:value="1.93989427245449" calcext:value-type="float">
            <text:p>1,93989427245449</text:p>
          </table:table-cell>
          <table:table-cell office:value-type="float" office:value="1.93592502254964" calcext:value-type="float">
            <text:p>1,93592502254964</text:p>
          </table:table-cell>
          <table:table-cell office:value-type="float" office:value="2.12819772357715" calcext:value-type="float">
            <text:p>2,12819772357715</text:p>
          </table:table-cell>
          <table:table-cell office:value-type="float" office:value="2.09003115911599" calcext:value-type="float">
            <text:p>2,09003115911599</text:p>
          </table:table-cell>
        </table:table-row>
        <table:table-row table:style-name="ro1">
          <table:table-cell office:value-type="float" office:value="1.96223679010361" calcext:value-type="float">
            <text:p>1,96223679010361</text:p>
          </table:table-cell>
          <table:table-cell office:value-type="float" office:value="1.93944412629307" calcext:value-type="float">
            <text:p>1,93944412629307</text:p>
          </table:table-cell>
          <table:table-cell office:value-type="float" office:value="2.0346712075882" calcext:value-type="float">
            <text:p>2,0346712075882</text:p>
          </table:table-cell>
          <table:table-cell office:value-type="float" office:value="2.00050619999544" calcext:value-type="float">
            <text:p>2,00050619999544</text:p>
          </table:table-cell>
        </table:table-row>
      </table:table>
      <table:table table:name="MONGO-LARG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76926052015463" calcext:value-type="float">
            <text:p>3,76926052015463</text:p>
          </table:table-cell>
          <table:table-cell office:value-type="float" office:value="2.84389185271427" calcext:value-type="float">
            <text:p>2,84389185271427</text:p>
          </table:table-cell>
          <table:table-cell office:value-type="float" office:value="2.35077066390153" calcext:value-type="float">
            <text:p>2,35077066390153</text:p>
          </table:table-cell>
          <table:table-cell office:value-type="float" office:value="2.26716838838439" calcext:value-type="float">
            <text:p>2,26716838838439</text:p>
          </table:table-cell>
        </table:table-row>
        <table:table-row table:style-name="ro1">
          <table:table-cell office:value-type="float" office:value="2.58936876958337" calcext:value-type="float">
            <text:p>2,58936876958337</text:p>
          </table:table-cell>
          <table:table-cell office:value-type="float" office:value="2.14312037693893" calcext:value-type="float">
            <text:p>2,14312037693893</text:p>
          </table:table-cell>
          <table:table-cell office:value-type="float" office:value="2.11945437869716" calcext:value-type="float">
            <text:p>2,11945437869716</text:p>
          </table:table-cell>
          <table:table-cell office:value-type="float" office:value="2.11975822224406" calcext:value-type="float">
            <text:p>2,11975822224406</text:p>
          </table:table-cell>
        </table:table-row>
        <table:table-row table:style-name="ro1">
          <table:table-cell office:value-type="float" office:value="2.41360111594301" calcext:value-type="float">
            <text:p>2,41360111594301</text:p>
          </table:table-cell>
          <table:table-cell office:value-type="float" office:value="2.07562628875191" calcext:value-type="float">
            <text:p>2,07562628875191</text:p>
          </table:table-cell>
          <table:table-cell office:value-type="float" office:value="2.09153625050794" calcext:value-type="float">
            <text:p>2,09153625050794</text:p>
          </table:table-cell>
          <table:table-cell office:value-type="float" office:value="2.17083269955312" calcext:value-type="float">
            <text:p>2,17083269955312</text:p>
          </table:table-cell>
        </table:table-row>
        <table:table-row table:style-name="ro1">
          <table:table-cell office:value-type="float" office:value="2.16329785441904" calcext:value-type="float">
            <text:p>2,16329785441904</text:p>
          </table:table-cell>
          <table:table-cell office:value-type="float" office:value="2.05730362186245" calcext:value-type="float">
            <text:p>2,05730362186245</text:p>
          </table:table-cell>
          <table:table-cell office:value-type="float" office:value="2.06967750385627" calcext:value-type="float">
            <text:p>2,06967750385627</text:p>
          </table:table-cell>
          <table:table-cell office:value-type="float" office:value="2.23620420161205" calcext:value-type="float">
            <text:p>2,23620420161205</text:p>
          </table:table-cell>
        </table:table-row>
        <table:table-row table:style-name="ro1">
          <table:table-cell office:value-type="float" office:value="2.46351048450734" calcext:value-type="float">
            <text:p>2,46351048450734</text:p>
          </table:table-cell>
          <table:table-cell office:value-type="float" office:value="2.15735131916471" calcext:value-type="float">
            <text:p>2,15735131916471</text:p>
          </table:table-cell>
          <table:table-cell office:value-type="float" office:value="2.06960422792926" calcext:value-type="float">
            <text:p>2,06960422792926</text:p>
          </table:table-cell>
          <table:table-cell office:value-type="float" office:value="2.18580786711902" calcext:value-type="float">
            <text:p>2,18580786711902</text:p>
          </table:table-cell>
        </table:table-row>
        <table:table-row table:style-name="ro1">
          <table:table-cell office:value-type="float" office:value="2.05903175684751" calcext:value-type="float">
            <text:p>2,05903175684751</text:p>
          </table:table-cell>
          <table:table-cell office:value-type="float" office:value="2.07281433312897" calcext:value-type="float">
            <text:p>2,07281433312897</text:p>
          </table:table-cell>
          <table:table-cell office:value-type="float" office:value="2.07592446864274" calcext:value-type="float">
            <text:p>2,07592446864274</text:p>
          </table:table-cell>
          <table:table-cell office:value-type="float" office:value="2.13022071550275" calcext:value-type="float">
            <text:p>2,13022071550275</text:p>
          </table:table-cell>
        </table:table-row>
        <table:table-row table:style-name="ro1">
          <table:table-cell office:value-type="float" office:value="2.38797154361468" calcext:value-type="float">
            <text:p>2,38797154361468</text:p>
          </table:table-cell>
          <table:table-cell office:value-type="float" office:value="1.98295875065592" calcext:value-type="float">
            <text:p>1,98295875065592</text:p>
          </table:table-cell>
          <table:table-cell office:value-type="float" office:value="2.04192438644173" calcext:value-type="float">
            <text:p>2,04192438644173</text:p>
          </table:table-cell>
          <table:table-cell office:value-type="float" office:value="2.08862984021326" calcext:value-type="float">
            <text:p>2,08862984021326</text:p>
          </table:table-cell>
        </table:table-row>
        <table:table-row table:style-name="ro1">
          <table:table-cell office:value-type="float" office:value="2.15795796967176" calcext:value-type="float">
            <text:p>2,15795796967176</text:p>
          </table:table-cell>
          <table:table-cell office:value-type="float" office:value="2.07045563591941" calcext:value-type="float">
            <text:p>2,07045563591941</text:p>
          </table:table-cell>
          <table:table-cell office:value-type="float" office:value="2.05749020325128" calcext:value-type="float">
            <text:p>2,05749020325128</text:p>
          </table:table-cell>
          <table:table-cell office:value-type="float" office:value="2.08808149922688" calcext:value-type="float">
            <text:p>2,08808149922688</text:p>
          </table:table-cell>
        </table:table-row>
        <table:table-row table:style-name="ro1">
          <table:table-cell office:value-type="float" office:value="2.11278940556008" calcext:value-type="float">
            <text:p>2,11278940556008</text:p>
          </table:table-cell>
          <table:table-cell office:value-type="float" office:value="2.07091817519864" calcext:value-type="float">
            <text:p>2,07091817519864</text:p>
          </table:table-cell>
          <table:table-cell office:value-type="float" office:value="2.06853200936829" calcext:value-type="float">
            <text:p>2,06853200936829</text:p>
          </table:table-cell>
          <table:table-cell office:value-type="float" office:value="2.08281224798952" calcext:value-type="float">
            <text:p>2,08281224798952</text:p>
          </table:table-cell>
        </table:table-row>
        <table:table-row table:style-name="ro1">
          <table:table-cell office:value-type="float" office:value="1.99197615123057" calcext:value-type="float">
            <text:p>1,99197615123057</text:p>
          </table:table-cell>
          <table:table-cell office:value-type="float" office:value="2.04632567814597" calcext:value-type="float">
            <text:p>2,04632567814597</text:p>
          </table:table-cell>
          <table:table-cell office:value-type="float" office:value="2.04976947980002" calcext:value-type="float">
            <text:p>2,04976947980002</text:p>
          </table:table-cell>
          <table:table-cell office:value-type="float" office:value="2.09923809776032" calcext:value-type="float">
            <text:p>2,09923809776032</text:p>
          </table:table-cell>
        </table:table-row>
        <table:table-row table:style-name="ro1">
          <table:table-cell office:value-type="float" office:value="2.00100979770039" calcext:value-type="float">
            <text:p>2,00100979770039</text:p>
          </table:table-cell>
          <table:table-cell office:value-type="float" office:value="2.03990383253561" calcext:value-type="float">
            <text:p>2,03990383253561</text:p>
          </table:table-cell>
          <table:table-cell office:value-type="float" office:value="2.05243132645663" calcext:value-type="float">
            <text:p>2,05243132645663</text:p>
          </table:table-cell>
          <table:table-cell office:value-type="float" office:value="2.10212350843403" calcext:value-type="float">
            <text:p>2,10212350843403</text:p>
          </table:table-cell>
        </table:table-row>
        <table:table-row table:style-name="ro1">
          <table:table-cell office:value-type="float" office:value="2.06067099579854" calcext:value-type="float">
            <text:p>2,06067099579854</text:p>
          </table:table-cell>
          <table:table-cell office:value-type="float" office:value="2.02184396455141" calcext:value-type="float">
            <text:p>2,02184396455141</text:p>
          </table:table-cell>
          <table:table-cell office:value-type="float" office:value="2.04936140487378" calcext:value-type="float">
            <text:p>2,04936140487378</text:p>
          </table:table-cell>
          <table:table-cell office:value-type="float" office:value="2.08352836924559" calcext:value-type="float">
            <text:p>2,08352836924559</text:p>
          </table:table-cell>
        </table:table-row>
        <table:table-row table:style-name="ro1">
          <table:table-cell office:value-type="float" office:value="2.12179526691309" calcext:value-type="float">
            <text:p>2,12179526691309</text:p>
          </table:table-cell>
          <table:table-cell office:value-type="float" office:value="2.03133623606479" calcext:value-type="float">
            <text:p>2,03133623606479</text:p>
          </table:table-cell>
          <table:table-cell office:value-type="float" office:value="2.08549819175745" calcext:value-type="float">
            <text:p>2,08549819175745</text:p>
          </table:table-cell>
          <table:table-cell office:value-type="float" office:value="2.11699177113977" calcext:value-type="float">
            <text:p>2,11699177113977</text:p>
          </table:table-cell>
        </table:table-row>
        <table:table-row table:style-name="ro1">
          <table:table-cell office:value-type="float" office:value="2.12019152655905" calcext:value-type="float">
            <text:p>2,12019152655905</text:p>
          </table:table-cell>
          <table:table-cell office:value-type="float" office:value="2.01872089816416" calcext:value-type="float">
            <text:p>2,01872089816416</text:p>
          </table:table-cell>
          <table:table-cell office:value-type="float" office:value="2.06372274456518" calcext:value-type="float">
            <text:p>2,06372274456518</text:p>
          </table:table-cell>
          <table:table-cell office:value-type="float" office:value="2.1518021864837" calcext:value-type="float">
            <text:p>2,1518021864837</text:p>
          </table:table-cell>
        </table:table-row>
        <table:table-row table:style-name="ro1">
          <table:table-cell office:value-type="float" office:value="2.20496599145678" calcext:value-type="float">
            <text:p>2,20496599145678</text:p>
          </table:table-cell>
          <table:table-cell office:value-type="float" office:value="2.07916204186224" calcext:value-type="float">
            <text:p>2,07916204186224</text:p>
          </table:table-cell>
          <table:table-cell office:value-type="float" office:value="2.07749006629581" calcext:value-type="float">
            <text:p>2,07749006629581</text:p>
          </table:table-cell>
          <table:table-cell office:value-type="float" office:value="2.09756087075875" calcext:value-type="float">
            <text:p>2,09756087075875</text:p>
          </table:table-cell>
        </table:table-row>
        <table:table-row table:style-name="ro1">
          <table:table-cell office:value-type="float" office:value="1.99410996526079" calcext:value-type="float">
            <text:p>1,99410996526079</text:p>
          </table:table-cell>
          <table:table-cell office:value-type="float" office:value="2.07707751536986" calcext:value-type="float">
            <text:p>2,07707751536986</text:p>
          </table:table-cell>
          <table:table-cell office:value-type="float" office:value="2.06021515910919" calcext:value-type="float">
            <text:p>2,06021515910919</text:p>
          </table:table-cell>
          <table:table-cell office:value-type="float" office:value="2.08670925985876" calcext:value-type="float">
            <text:p>2,08670925985876</text:p>
          </table:table-cell>
        </table:table-row>
        <table:table-row table:style-name="ro1">
          <table:table-cell office:value-type="float" office:value="2.01740459248947" calcext:value-type="float">
            <text:p>2,01740459248947</text:p>
          </table:table-cell>
          <table:table-cell office:value-type="float" office:value="2.03292718923636" calcext:value-type="float">
            <text:p>2,03292718923636</text:p>
          </table:table-cell>
          <table:table-cell office:value-type="float" office:value="2.06370954474461" calcext:value-type="float">
            <text:p>2,06370954474461</text:p>
          </table:table-cell>
          <table:table-cell office:value-type="float" office:value="2.11242012296184" calcext:value-type="float">
            <text:p>2,11242012296184</text:p>
          </table:table-cell>
        </table:table-row>
        <table:table-row table:style-name="ro1">
          <table:table-cell office:value-type="float" office:value="2.13993222999636" calcext:value-type="float">
            <text:p>2,13993222999636</text:p>
          </table:table-cell>
          <table:table-cell office:value-type="float" office:value="2.0022858053212" calcext:value-type="float">
            <text:p>2,0022858053212</text:p>
          </table:table-cell>
          <table:table-cell office:value-type="float" office:value="2.0407866374106" calcext:value-type="float">
            <text:p>2,0407866374106</text:p>
          </table:table-cell>
          <table:table-cell office:value-type="float" office:value="2.11245531887492" calcext:value-type="float">
            <text:p>2,11245531887492</text:p>
          </table:table-cell>
        </table:table-row>
        <table:table-row table:style-name="ro1">
          <table:table-cell office:value-type="float" office:value="2.12525878539903" calcext:value-type="float">
            <text:p>2,12525878539903</text:p>
          </table:table-cell>
          <table:table-cell office:value-type="float" office:value="2.02693090617484" calcext:value-type="float">
            <text:p>2,02693090617484</text:p>
          </table:table-cell>
          <table:table-cell office:value-type="float" office:value="2.0664042607769" calcext:value-type="float">
            <text:p>2,0664042607769</text:p>
          </table:table-cell>
          <table:table-cell office:value-type="float" office:value="2.1419131380126" calcext:value-type="float">
            <text:p>2,1419131380126</text:p>
          </table:table-cell>
        </table:table-row>
        <table:table-row table:style-name="ro1">
          <table:table-cell office:value-type="float" office:value="2.00985425655397" calcext:value-type="float">
            <text:p>2,00985425655397</text:p>
          </table:table-cell>
          <table:table-cell office:value-type="float" office:value="2.03237818750323" calcext:value-type="float">
            <text:p>2,03237818750323</text:p>
          </table:table-cell>
          <table:table-cell office:value-type="float" office:value="2.09012157861392" calcext:value-type="float">
            <text:p>2,09012157861392</text:p>
          </table:table-cell>
          <table:table-cell office:value-type="float" office:value="2.09845362577936" calcext:value-type="float">
            <text:p>2,09845362577936</text:p>
          </table:table-cell>
        </table:table-row>
        <table:table-row table:style-name="ro1">
          <table:table-cell office:value-type="float" office:value="2.01948772978426" calcext:value-type="float">
            <text:p>2,01948772978426</text:p>
          </table:table-cell>
          <table:table-cell office:value-type="float" office:value="2.05555302312476" calcext:value-type="float">
            <text:p>2,05555302312476</text:p>
          </table:table-cell>
          <table:table-cell office:value-type="float" office:value="2.09051862765453" calcext:value-type="float">
            <text:p>2,09051862765453</text:p>
          </table:table-cell>
          <table:table-cell office:value-type="float" office:value="2.08547910381857" calcext:value-type="float">
            <text:p>2,08547910381857</text:p>
          </table:table-cell>
        </table:table-row>
        <table:table-row table:style-name="ro1">
          <table:table-cell office:value-type="float" office:value="1.97574964301464" calcext:value-type="float">
            <text:p>1,97574964301464</text:p>
          </table:table-cell>
          <table:table-cell office:value-type="float" office:value="2.01344595481133" calcext:value-type="float">
            <text:p>2,01344595481133</text:p>
          </table:table-cell>
          <table:table-cell office:value-type="float" office:value="2.07927536155415" calcext:value-type="float">
            <text:p>2,07927536155415</text:p>
          </table:table-cell>
          <table:table-cell office:value-type="float" office:value="2.07230811277567" calcext:value-type="float">
            <text:p>2,07230811277567</text:p>
          </table:table-cell>
        </table:table-row>
        <table:table-row table:style-name="ro1">
          <table:table-cell office:value-type="float" office:value="2.09864603463892" calcext:value-type="float">
            <text:p>2,09864603463892</text:p>
          </table:table-cell>
          <table:table-cell office:value-type="float" office:value="2.09180815702159" calcext:value-type="float">
            <text:p>2,09180815702159</text:p>
          </table:table-cell>
          <table:table-cell office:value-type="float" office:value="2.06172724151339" calcext:value-type="float">
            <text:p>2,06172724151339</text:p>
          </table:table-cell>
          <table:table-cell office:value-type="float" office:value="2.0780326429928" calcext:value-type="float">
            <text:p>2,0780326429928</text:p>
          </table:table-cell>
        </table:table-row>
        <table:table-row table:style-name="ro1">
          <table:table-cell office:value-type="float" office:value="2.17714131195996" calcext:value-type="float">
            <text:p>2,17714131195996</text:p>
          </table:table-cell>
          <table:table-cell office:value-type="float" office:value="2.04401037723804" calcext:value-type="float">
            <text:p>2,04401037723804</text:p>
          </table:table-cell>
          <table:table-cell office:value-type="float" office:value="2.09285550358068" calcext:value-type="float">
            <text:p>2,09285550358068</text:p>
          </table:table-cell>
          <table:table-cell office:value-type="float" office:value="2.085642566374" calcext:value-type="float">
            <text:p>2,085642566374</text:p>
          </table:table-cell>
        </table:table-row>
        <table:table-row table:style-name="ro1">
          <table:table-cell office:value-type="float" office:value="2.09550963406549" calcext:value-type="float">
            <text:p>2,09550963406549</text:p>
          </table:table-cell>
          <table:table-cell office:value-type="float" office:value="2.12053210671314" calcext:value-type="float">
            <text:p>2,12053210671314</text:p>
          </table:table-cell>
          <table:table-cell office:value-type="float" office:value="2.05480423502907" calcext:value-type="float">
            <text:p>2,05480423502907</text:p>
          </table:table-cell>
          <table:table-cell office:value-type="float" office:value="2.10309632870525" calcext:value-type="float">
            <text:p>2,10309632870525</text:p>
          </table:table-cell>
        </table:table-row>
        <table:table-row table:style-name="ro1">
          <table:table-cell office:value-type="float" office:value="3.62324210078846" calcext:value-type="float">
            <text:p>3,62324210078846</text:p>
          </table:table-cell>
          <table:table-cell office:value-type="float" office:value="2.14065155657001" calcext:value-type="float">
            <text:p>2,14065155657001</text:p>
          </table:table-cell>
          <table:table-cell office:value-type="float" office:value="2.03589188619557" calcext:value-type="float">
            <text:p>2,03589188619557</text:p>
          </table:table-cell>
          <table:table-cell office:value-type="float" office:value="2.11872761438321" calcext:value-type="float">
            <text:p>2,11872761438321</text:p>
          </table:table-cell>
        </table:table-row>
        <table:table-row table:style-name="ro1">
          <table:table-cell office:value-type="float" office:value="2.01442818442447" calcext:value-type="float">
            <text:p>2,01442818442447</text:p>
          </table:table-cell>
          <table:table-cell office:value-type="float" office:value="2.09068278784019" calcext:value-type="float">
            <text:p>2,09068278784019</text:p>
          </table:table-cell>
          <table:table-cell office:value-type="float" office:value="2.06775854414269" calcext:value-type="float">
            <text:p>2,06775854414269</text:p>
          </table:table-cell>
          <table:table-cell office:value-type="float" office:value="2.07990925244325" calcext:value-type="float">
            <text:p>2,07990925244325</text:p>
          </table:table-cell>
        </table:table-row>
        <table:table-row table:style-name="ro1">
          <table:table-cell office:value-type="float" office:value="1.97943643772281" calcext:value-type="float">
            <text:p>1,97943643772281</text:p>
          </table:table-cell>
          <table:table-cell office:value-type="float" office:value="2.05520743009203" calcext:value-type="float">
            <text:p>2,05520743009203</text:p>
          </table:table-cell>
          <table:table-cell office:value-type="float" office:value="2.08160468728708" calcext:value-type="float">
            <text:p>2,08160468728708</text:p>
          </table:table-cell>
          <table:table-cell office:value-type="float" office:value="2.09028218148" calcext:value-type="float">
            <text:p>2,09028218148</text:p>
          </table:table-cell>
        </table:table-row>
        <table:table-row table:style-name="ro1">
          <table:table-cell office:value-type="float" office:value="1.95370741955849" calcext:value-type="float">
            <text:p>1,95370741955849</text:p>
          </table:table-cell>
          <table:table-cell office:value-type="float" office:value="2.04429716699814" calcext:value-type="float">
            <text:p>2,04429716699814</text:p>
          </table:table-cell>
          <table:table-cell office:value-type="float" office:value="2.08674873807185" calcext:value-type="float">
            <text:p>2,08674873807185</text:p>
          </table:table-cell>
          <table:table-cell office:value-type="float" office:value="2.09975563032911" calcext:value-type="float">
            <text:p>2,09975563032911</text:p>
          </table:table-cell>
        </table:table-row>
        <table:table-row table:style-name="ro1">
          <table:table-cell office:value-type="float" office:value="2.63312278095725" calcext:value-type="float">
            <text:p>2,63312278095725</text:p>
          </table:table-cell>
          <table:table-cell office:value-type="float" office:value="2.02016717254144" calcext:value-type="float">
            <text:p>2,02016717254144</text:p>
          </table:table-cell>
          <table:table-cell office:value-type="float" office:value="2.03132090809415" calcext:value-type="float">
            <text:p>2,03132090809415</text:p>
          </table:table-cell>
          <table:table-cell office:value-type="float" office:value="2.13394313470872" calcext:value-type="float">
            <text:p>2,13394313470872</text:p>
          </table:table-cell>
        </table:table-row>
        <table:table-row table:style-name="ro1">
          <table:table-cell office:value-type="float" office:value="2.11384830880273" calcext:value-type="float">
            <text:p>2,11384830880273</text:p>
          </table:table-cell>
          <table:table-cell office:value-type="float" office:value="1.99157000021122" calcext:value-type="float">
            <text:p>1,99157000021122</text:p>
          </table:table-cell>
          <table:table-cell office:value-type="float" office:value="2.07554914593401" calcext:value-type="float">
            <text:p>2,07554914593401</text:p>
          </table:table-cell>
          <table:table-cell office:value-type="float" office:value="2.2403306803674" calcext:value-type="float">
            <text:p>2,2403306803674</text:p>
          </table:table-cell>
        </table:table-row>
        <table:table-row table:style-name="ro1">
          <table:table-cell office:value-type="float" office:value="2.12200469204724" calcext:value-type="float">
            <text:p>2,12200469204724</text:p>
          </table:table-cell>
          <table:table-cell office:value-type="float" office:value="2.03729866047338" calcext:value-type="float">
            <text:p>2,03729866047338</text:p>
          </table:table-cell>
          <table:table-cell office:value-type="float" office:value="2.06701336610654" calcext:value-type="float">
            <text:p>2,06701336610654</text:p>
          </table:table-cell>
          <table:table-cell office:value-type="float" office:value="2.11970473492336" calcext:value-type="float">
            <text:p>2,11970473492336</text:p>
          </table:table-cell>
        </table:table-row>
        <table:table-row table:style-name="ro1">
          <table:table-cell office:value-type="float" office:value="2.1024727502189" calcext:value-type="float">
            <text:p>2,1024727502189</text:p>
          </table:table-cell>
          <table:table-cell office:value-type="float" office:value="2.07390580697419" calcext:value-type="float">
            <text:p>2,07390580697419</text:p>
          </table:table-cell>
          <table:table-cell office:value-type="float" office:value="2.05166245643484" calcext:value-type="float">
            <text:p>2,05166245643484</text:p>
          </table:table-cell>
          <table:table-cell office:value-type="float" office:value="2.10622504039597" calcext:value-type="float">
            <text:p>2,10622504039597</text:p>
          </table:table-cell>
        </table:table-row>
        <table:table-row table:style-name="ro1">
          <table:table-cell office:value-type="float" office:value="2.0195440464837" calcext:value-type="float">
            <text:p>2,0195440464837</text:p>
          </table:table-cell>
          <table:table-cell office:value-type="float" office:value="1.97358676356609" calcext:value-type="float">
            <text:p>1,97358676356609</text:p>
          </table:table-cell>
          <table:table-cell office:value-type="float" office:value="2.04023409344228" calcext:value-type="float">
            <text:p>2,04023409344228</text:p>
          </table:table-cell>
          <table:table-cell office:value-type="float" office:value="2.1083693830202" calcext:value-type="float">
            <text:p>2,1083693830202</text:p>
          </table:table-cell>
        </table:table-row>
        <table:table-row table:style-name="ro1">
          <table:table-cell office:value-type="float" office:value="2.24434297605659" calcext:value-type="float">
            <text:p>2,24434297605659</text:p>
          </table:table-cell>
          <table:table-cell office:value-type="float" office:value="2.1323919894693" calcext:value-type="float">
            <text:p>2,1323919894693</text:p>
          </table:table-cell>
          <table:table-cell office:value-type="float" office:value="2.15739416474053" calcext:value-type="float">
            <text:p>2,15739416474053</text:p>
          </table:table-cell>
          <table:table-cell office:value-type="float" office:value="2.10834794273411" calcext:value-type="float">
            <text:p>2,10834794273411</text:p>
          </table:table-cell>
        </table:table-row>
        <table:table-row table:style-name="ro1">
          <table:table-cell office:value-type="float" office:value="2.04094414344931" calcext:value-type="float">
            <text:p>2,04094414344931</text:p>
          </table:table-cell>
          <table:table-cell office:value-type="float" office:value="2.09759208066623" calcext:value-type="float">
            <text:p>2,09759208066623</text:p>
          </table:table-cell>
          <table:table-cell office:value-type="float" office:value="2.14284258621501" calcext:value-type="float">
            <text:p>2,14284258621501</text:p>
          </table:table-cell>
          <table:table-cell office:value-type="float" office:value="2.37188147212315" calcext:value-type="float">
            <text:p>2,37188147212315</text:p>
          </table:table-cell>
        </table:table-row>
        <table:table-row table:style-name="ro1">
          <table:table-cell office:value-type="float" office:value="2.01874184454409" calcext:value-type="float">
            <text:p>2,01874184454409</text:p>
          </table:table-cell>
          <table:table-cell office:value-type="float" office:value="2.03101562433503" calcext:value-type="float">
            <text:p>2,03101562433503</text:p>
          </table:table-cell>
          <table:table-cell office:value-type="float" office:value="2.08218989234989" calcext:value-type="float">
            <text:p>2,08218989234989</text:p>
          </table:table-cell>
          <table:table-cell office:value-type="float" office:value="2.18322457432525" calcext:value-type="float">
            <text:p>2,18322457432525</text:p>
          </table:table-cell>
        </table:table-row>
        <table:table-row table:style-name="ro1">
          <table:table-cell office:value-type="float" office:value="1.99157952905572" calcext:value-type="float">
            <text:p>1,99157952905572</text:p>
          </table:table-cell>
          <table:table-cell office:value-type="float" office:value="2.05138463043876" calcext:value-type="float">
            <text:p>2,05138463043876</text:p>
          </table:table-cell>
          <table:table-cell office:value-type="float" office:value="2.22575664729432" calcext:value-type="float">
            <text:p>2,22575664729432</text:p>
          </table:table-cell>
          <table:table-cell office:value-type="float" office:value="2.14139926023627" calcext:value-type="float">
            <text:p>2,14139926023627</text:p>
          </table:table-cell>
        </table:table-row>
        <table:table-row table:style-name="ro1">
          <table:table-cell office:value-type="float" office:value="2.05222937966835" calcext:value-type="float">
            <text:p>2,05222937966835</text:p>
          </table:table-cell>
          <table:table-cell office:value-type="float" office:value="2.07546260802672" calcext:value-type="float">
            <text:p>2,07546260802672</text:p>
          </table:table-cell>
          <table:table-cell office:value-type="float" office:value="2.10543679409627" calcext:value-type="float">
            <text:p>2,10543679409627</text:p>
          </table:table-cell>
          <table:table-cell office:value-type="float" office:value="2.10646489596424" calcext:value-type="float">
            <text:p>2,10646489596424</text:p>
          </table:table-cell>
        </table:table-row>
        <table:table-row table:style-name="ro1">
          <table:table-cell office:value-type="float" office:value="1.93699255681191" calcext:value-type="float">
            <text:p>1,93699255681191</text:p>
          </table:table-cell>
          <table:table-cell office:value-type="float" office:value="2.05323464082263" calcext:value-type="float">
            <text:p>2,05323464082263</text:p>
          </table:table-cell>
          <table:table-cell office:value-type="float" office:value="2.05217208145995" calcext:value-type="float">
            <text:p>2,05217208145995</text:p>
          </table:table-cell>
          <table:table-cell office:value-type="float" office:value="2.14138601052327" calcext:value-type="float">
            <text:p>2,14138601052327</text:p>
          </table:table-cell>
        </table:table-row>
        <table:table-row table:style-name="ro1">
          <table:table-cell office:value-type="float" office:value="1.95206892707329" calcext:value-type="float">
            <text:p>1,95206892707329</text:p>
          </table:table-cell>
          <table:table-cell office:value-type="float" office:value="2.10484630622624" calcext:value-type="float">
            <text:p>2,10484630622624</text:p>
          </table:table-cell>
          <table:table-cell office:value-type="float" office:value="2.06573682369581" calcext:value-type="float">
            <text:p>2,06573682369581</text:p>
          </table:table-cell>
          <table:table-cell office:value-type="float" office:value="2.21287781582643" calcext:value-type="float">
            <text:p>2,21287781582643</text:p>
          </table:table-cell>
        </table:table-row>
        <table:table-row table:style-name="ro1">
          <table:table-cell office:value-type="float" office:value="1.97496071157858" calcext:value-type="float">
            <text:p>1,97496071157858</text:p>
          </table:table-cell>
          <table:table-cell office:value-type="float" office:value="2.06238473084686" calcext:value-type="float">
            <text:p>2,06238473084686</text:p>
          </table:table-cell>
          <table:table-cell office:value-type="float" office:value="2.0400721417976" calcext:value-type="float">
            <text:p>2,0400721417976</text:p>
          </table:table-cell>
          <table:table-cell office:value-type="float" office:value="2.09683443060177" calcext:value-type="float">
            <text:p>2,09683443060177</text:p>
          </table:table-cell>
        </table:table-row>
        <table:table-row table:style-name="ro1">
          <table:table-cell office:value-type="float" office:value="2.00922108765334" calcext:value-type="float">
            <text:p>2,00922108765334</text:p>
          </table:table-cell>
          <table:table-cell office:value-type="float" office:value="2.08824412111451" calcext:value-type="float">
            <text:p>2,08824412111451</text:p>
          </table:table-cell>
          <table:table-cell office:value-type="float" office:value="2.04498873650269" calcext:value-type="float">
            <text:p>2,04498873650269</text:p>
          </table:table-cell>
          <table:table-cell office:value-type="float" office:value="2.10452497748351" calcext:value-type="float">
            <text:p>2,10452497748351</text:p>
          </table:table-cell>
        </table:table-row>
        <table:table-row table:style-name="ro1">
          <table:table-cell office:value-type="float" office:value="2.08750702278087" calcext:value-type="float">
            <text:p>2,08750702278087</text:p>
          </table:table-cell>
          <table:table-cell office:value-type="float" office:value="2.03352508976076" calcext:value-type="float">
            <text:p>2,03352508976076</text:p>
          </table:table-cell>
          <table:table-cell office:value-type="float" office:value="2.07306345309588" calcext:value-type="float">
            <text:p>2,07306345309588</text:p>
          </table:table-cell>
          <table:table-cell office:value-type="float" office:value="2.08136067607382" calcext:value-type="float">
            <text:p>2,08136067607382</text:p>
          </table:table-cell>
        </table:table-row>
        <table:table-row table:style-name="ro1">
          <table:table-cell office:value-type="float" office:value="2.39126113556347" calcext:value-type="float">
            <text:p>2,39126113556347</text:p>
          </table:table-cell>
          <table:table-cell office:value-type="float" office:value="2.04570283300186" calcext:value-type="float">
            <text:p>2,04570283300186</text:p>
          </table:table-cell>
          <table:table-cell office:value-type="float" office:value="2.06850917654257" calcext:value-type="float">
            <text:p>2,06850917654257</text:p>
          </table:table-cell>
          <table:table-cell office:value-type="float" office:value="2.0887317644374" calcext:value-type="float">
            <text:p>2,0887317644374</text:p>
          </table:table-cell>
        </table:table-row>
        <table:table-row table:style-name="ro1">
          <table:table-cell office:value-type="float" office:value="2.0525006785253" calcext:value-type="float">
            <text:p>2,0525006785253</text:p>
          </table:table-cell>
          <table:table-cell office:value-type="float" office:value="2.0761038681695" calcext:value-type="float">
            <text:p>2,0761038681695</text:p>
          </table:table-cell>
          <table:table-cell office:value-type="float" office:value="2.10456810531301" calcext:value-type="float">
            <text:p>2,10456810531301</text:p>
          </table:table-cell>
          <table:table-cell office:value-type="float" office:value="2.09028585371778" calcext:value-type="float">
            <text:p>2,09028585371778</text:p>
          </table:table-cell>
        </table:table-row>
        <table:table-row table:style-name="ro1">
          <table:table-cell office:value-type="float" office:value="2.10074376948761" calcext:value-type="float">
            <text:p>2,10074376948761</text:p>
          </table:table-cell>
          <table:table-cell office:value-type="float" office:value="2.04747533164832" calcext:value-type="float">
            <text:p>2,04747533164832</text:p>
          </table:table-cell>
          <table:table-cell office:value-type="float" office:value="2.08317868127572" calcext:value-type="float">
            <text:p>2,08317868127572</text:p>
          </table:table-cell>
          <table:table-cell office:value-type="float" office:value="2.05678314753999" calcext:value-type="float">
            <text:p>2,05678314753999</text:p>
          </table:table-cell>
        </table:table-row>
        <table:table-row table:style-name="ro1">
          <table:table-cell office:value-type="float" office:value="2.18282216570784" calcext:value-type="float">
            <text:p>2,18282216570784</text:p>
          </table:table-cell>
          <table:table-cell office:value-type="float" office:value="2.05315738586807" calcext:value-type="float">
            <text:p>2,05315738586807</text:p>
          </table:table-cell>
          <table:table-cell office:value-type="float" office:value="2.08351381873189" calcext:value-type="float">
            <text:p>2,08351381873189</text:p>
          </table:table-cell>
          <table:table-cell office:value-type="float" office:value="2.08684923230417" calcext:value-type="float">
            <text:p>2,08684923230417</text:p>
          </table:table-cell>
        </table:table-row>
        <table:table-row table:style-name="ro1">
          <table:table-cell office:value-type="float" office:value="2.01371016724176" calcext:value-type="float">
            <text:p>2,01371016724176</text:p>
          </table:table-cell>
          <table:table-cell office:value-type="float" office:value="2.0108868936123" calcext:value-type="float">
            <text:p>2,0108868936123</text:p>
          </table:table-cell>
          <table:table-cell office:value-type="float" office:value="2.05554296936583" calcext:value-type="float">
            <text:p>2,05554296936583</text:p>
          </table:table-cell>
          <table:table-cell office:value-type="float" office:value="2.10150412142235" calcext:value-type="float">
            <text:p>2,10150412142235</text:p>
          </table:table-cell>
        </table:table-row>
        <table:table-row table:style-name="ro1">
          <table:table-cell office:value-type="float" office:value="1.90221031818504" calcext:value-type="float">
            <text:p>1,90221031818504</text:p>
          </table:table-cell>
          <table:table-cell office:value-type="float" office:value="2.03181135770367" calcext:value-type="float">
            <text:p>2,03181135770367</text:p>
          </table:table-cell>
          <table:table-cell office:value-type="float" office:value="2.06459787704782" calcext:value-type="float">
            <text:p>2,06459787704782</text:p>
          </table:table-cell>
          <table:table-cell office:value-type="float" office:value="2.13591056444344" calcext:value-type="float">
            <text:p>2,13591056444344</text:p>
          </table:table-cell>
        </table:table-row>
        <table:table-row table:style-name="ro1">
          <table:table-cell office:value-type="float" office:value="1.8902628008982" calcext:value-type="float">
            <text:p>1,8902628008982</text:p>
          </table:table-cell>
          <table:table-cell office:value-type="float" office:value="2.02233137508382" calcext:value-type="float">
            <text:p>2,02233137508382</text:p>
          </table:table-cell>
          <table:table-cell office:value-type="float" office:value="2.08035622378461" calcext:value-type="float">
            <text:p>2,08035622378461</text:p>
          </table:table-cell>
          <table:table-cell office:value-type="float" office:value="2.12523214185925" calcext:value-type="float">
            <text:p>2,12523214185925</text:p>
          </table:table-cell>
        </table:table-row>
        <table:table-row table:style-name="ro1">
          <table:table-cell office:value-type="float" office:value="1.98281029736914" calcext:value-type="float">
            <text:p>1,98281029736914</text:p>
          </table:table-cell>
          <table:table-cell office:value-type="float" office:value="2.06243704118172" calcext:value-type="float">
            <text:p>2,06243704118172</text:p>
          </table:table-cell>
          <table:table-cell office:value-type="float" office:value="2.09810361685621" calcext:value-type="float">
            <text:p>2,09810361685621</text:p>
          </table:table-cell>
          <table:table-cell office:value-type="float" office:value="2.098131820867" calcext:value-type="float">
            <text:p>2,098131820867</text:p>
          </table:table-cell>
        </table:table-row>
        <table:table-row table:style-name="ro1">
          <table:table-cell office:value-type="float" office:value="2.00743645374778" calcext:value-type="float">
            <text:p>2,00743645374778</text:p>
          </table:table-cell>
          <table:table-cell office:value-type="float" office:value="2.0143060306255" calcext:value-type="float">
            <text:p>2,0143060306255</text:p>
          </table:table-cell>
          <table:table-cell office:value-type="float" office:value="2.09284456881808" calcext:value-type="float">
            <text:p>2,09284456881808</text:p>
          </table:table-cell>
          <table:table-cell office:value-type="float" office:value="2.09531034725473" calcext:value-type="float">
            <text:p>2,09531034725473</text:p>
          </table:table-cell>
        </table:table-row>
        <table:table-row table:style-name="ro1">
          <table:table-cell office:value-type="float" office:value="1.96258181998571" calcext:value-type="float">
            <text:p>1,96258181998571</text:p>
          </table:table-cell>
          <table:table-cell office:value-type="float" office:value="2.15238803682515" calcext:value-type="float">
            <text:p>2,15238803682515</text:p>
          </table:table-cell>
          <table:table-cell office:value-type="float" office:value="2.04343428189341" calcext:value-type="float">
            <text:p>2,04343428189341</text:p>
          </table:table-cell>
          <table:table-cell office:value-type="float" office:value="2.06133254422491" calcext:value-type="float">
            <text:p>2,06133254422491</text:p>
          </table:table-cell>
        </table:table-row>
        <table:table-row table:style-name="ro1">
          <table:table-cell office:value-type="float" office:value="1.90018142407352" calcext:value-type="float">
            <text:p>1,90018142407352</text:p>
          </table:table-cell>
          <table:table-cell office:value-type="float" office:value="2.16997615803078" calcext:value-type="float">
            <text:p>2,16997615803078</text:p>
          </table:table-cell>
          <table:table-cell office:value-type="float" office:value="2.0599878071701" calcext:value-type="float">
            <text:p>2,0599878071701</text:p>
          </table:table-cell>
          <table:table-cell office:value-type="float" office:value="2.07432259251168" calcext:value-type="float">
            <text:p>2,07432259251168</text:p>
          </table:table-cell>
        </table:table-row>
        <table:table-row table:style-name="ro1">
          <table:table-cell office:value-type="float" office:value="1.88724533721284" calcext:value-type="float">
            <text:p>1,88724533721284</text:p>
          </table:table-cell>
          <table:table-cell office:value-type="float" office:value="2.0788075347963" calcext:value-type="float">
            <text:p>2,0788075347963</text:p>
          </table:table-cell>
          <table:table-cell office:value-type="float" office:value="2.10626702896437" calcext:value-type="float">
            <text:p>2,10626702896437</text:p>
          </table:table-cell>
          <table:table-cell office:value-type="float" office:value="2.11234461093717" calcext:value-type="float">
            <text:p>2,11234461093717</text:p>
          </table:table-cell>
        </table:table-row>
        <table:table-row table:style-name="ro1">
          <table:table-cell office:value-type="float" office:value="2.13689179175173" calcext:value-type="float">
            <text:p>2,13689179175173</text:p>
          </table:table-cell>
          <table:table-cell office:value-type="float" office:value="2.03032201717414" calcext:value-type="float">
            <text:p>2,03032201717414</text:p>
          </table:table-cell>
          <table:table-cell office:value-type="float" office:value="2.0814985419844" calcext:value-type="float">
            <text:p>2,0814985419844</text:p>
          </table:table-cell>
          <table:table-cell office:value-type="float" office:value="2.10934270048275" calcext:value-type="float">
            <text:p>2,10934270048275</text:p>
          </table:table-cell>
        </table:table-row>
        <table:table-row table:style-name="ro1">
          <table:table-cell office:value-type="float" office:value="1.98258760173143" calcext:value-type="float">
            <text:p>1,98258760173143</text:p>
          </table:table-cell>
          <table:table-cell office:value-type="float" office:value="2.04282965301085" calcext:value-type="float">
            <text:p>2,04282965301085</text:p>
          </table:table-cell>
          <table:table-cell office:value-type="float" office:value="2.09970087325053" calcext:value-type="float">
            <text:p>2,09970087325053</text:p>
          </table:table-cell>
          <table:table-cell office:value-type="float" office:value="2.09011864914333" calcext:value-type="float">
            <text:p>2,09011864914333</text:p>
          </table:table-cell>
        </table:table-row>
        <table:table-row table:style-name="ro1">
          <table:table-cell office:value-type="float" office:value="1.94107804721112" calcext:value-type="float">
            <text:p>1,94107804721112</text:p>
          </table:table-cell>
          <table:table-cell office:value-type="float" office:value="2.00929326256244" calcext:value-type="float">
            <text:p>2,00929326256244</text:p>
          </table:table-cell>
          <table:table-cell office:value-type="float" office:value="2.05723084109643" calcext:value-type="float">
            <text:p>2,05723084109643</text:p>
          </table:table-cell>
          <table:table-cell office:value-type="float" office:value="2.12204913164091" calcext:value-type="float">
            <text:p>2,12204913164091</text:p>
          </table:table-cell>
        </table:table-row>
        <table:table-row table:style-name="ro1">
          <table:table-cell office:value-type="float" office:value="2.09449800699174" calcext:value-type="float">
            <text:p>2,09449800699174</text:p>
          </table:table-cell>
          <table:table-cell office:value-type="float" office:value="2.04101100681793" calcext:value-type="float">
            <text:p>2,04101100681793</text:p>
          </table:table-cell>
          <table:table-cell office:value-type="float" office:value="2.0431072413686" calcext:value-type="float">
            <text:p>2,0431072413686</text:p>
          </table:table-cell>
          <table:table-cell office:value-type="float" office:value="2.23424014754483" calcext:value-type="float">
            <text:p>2,23424014754483</text:p>
          </table:table-cell>
        </table:table-row>
        <table:table-row table:style-name="ro1">
          <table:table-cell office:value-type="float" office:value="2.07754585105355" calcext:value-type="float">
            <text:p>2,07754585105355</text:p>
          </table:table-cell>
          <table:table-cell office:value-type="float" office:value="2.0242054130058" calcext:value-type="float">
            <text:p>2,0242054130058</text:p>
          </table:table-cell>
          <table:table-cell office:value-type="float" office:value="2.05260199987624" calcext:value-type="float">
            <text:p>2,05260199987624</text:p>
          </table:table-cell>
          <table:table-cell office:value-type="float" office:value="2.11351424919669" calcext:value-type="float">
            <text:p>2,11351424919669</text:p>
          </table:table-cell>
        </table:table-row>
        <table:table-row table:style-name="ro1">
          <table:table-cell office:value-type="float" office:value="1.99113911421915" calcext:value-type="float">
            <text:p>1,99113911421915</text:p>
          </table:table-cell>
          <table:table-cell office:value-type="float" office:value="2.05971433594076" calcext:value-type="float">
            <text:p>2,05971433594076</text:p>
          </table:table-cell>
          <table:table-cell office:value-type="float" office:value="2.13160793774898" calcext:value-type="float">
            <text:p>2,13160793774898</text:p>
          </table:table-cell>
          <table:table-cell office:value-type="float" office:value="2.1147659938081" calcext:value-type="float">
            <text:p>2,1147659938081</text:p>
          </table:table-cell>
        </table:table-row>
        <table:table-row table:style-name="ro1">
          <table:table-cell office:value-type="float" office:value="2.11988464616445" calcext:value-type="float">
            <text:p>2,11988464616445</text:p>
          </table:table-cell>
          <table:table-cell office:value-type="float" office:value="2.05614509101015" calcext:value-type="float">
            <text:p>2,05614509101015</text:p>
          </table:table-cell>
          <table:table-cell office:value-type="float" office:value="2.08607488332652" calcext:value-type="float">
            <text:p>2,08607488332652</text:p>
          </table:table-cell>
          <table:table-cell office:value-type="float" office:value="2.13688124766418" calcext:value-type="float">
            <text:p>2,13688124766418</text:p>
          </table:table-cell>
        </table:table-row>
        <table:table-row table:style-name="ro1">
          <table:table-cell office:value-type="float" office:value="2.27387722817326" calcext:value-type="float">
            <text:p>2,27387722817326</text:p>
          </table:table-cell>
          <table:table-cell office:value-type="float" office:value="2.06159512358336" calcext:value-type="float">
            <text:p>2,06159512358336</text:p>
          </table:table-cell>
          <table:table-cell office:value-type="float" office:value="2.08455962463414" calcext:value-type="float">
            <text:p>2,08455962463414</text:p>
          </table:table-cell>
          <table:table-cell office:value-type="float" office:value="2.2593764842511" calcext:value-type="float">
            <text:p>2,2593764842511</text:p>
          </table:table-cell>
        </table:table-row>
        <table:table-row table:style-name="ro1">
          <table:table-cell office:value-type="float" office:value="2.66787167744395" calcext:value-type="float">
            <text:p>2,66787167744395</text:p>
          </table:table-cell>
          <table:table-cell office:value-type="float" office:value="2.06912722487025" calcext:value-type="float">
            <text:p>2,06912722487025</text:p>
          </table:table-cell>
          <table:table-cell office:value-type="float" office:value="2.05098158521684" calcext:value-type="float">
            <text:p>2,05098158521684</text:p>
          </table:table-cell>
          <table:table-cell office:value-type="float" office:value="2.19171049650674" calcext:value-type="float">
            <text:p>2,19171049650674</text:p>
          </table:table-cell>
        </table:table-row>
        <table:table-row table:style-name="ro1">
          <table:table-cell office:value-type="float" office:value="2.46357244117079" calcext:value-type="float">
            <text:p>2,46357244117079</text:p>
          </table:table-cell>
          <table:table-cell office:value-type="float" office:value="2.0371226541714" calcext:value-type="float">
            <text:p>2,0371226541714</text:p>
          </table:table-cell>
          <table:table-cell office:value-type="float" office:value="2.10212630773618" calcext:value-type="float">
            <text:p>2,10212630773618</text:p>
          </table:table-cell>
          <table:table-cell office:value-type="float" office:value="2.23524968147111" calcext:value-type="float">
            <text:p>2,23524968147111</text:p>
          </table:table-cell>
        </table:table-row>
        <table:table-row table:style-name="ro1">
          <table:table-cell office:value-type="float" office:value="2.23300216960393" calcext:value-type="float">
            <text:p>2,23300216960393</text:p>
          </table:table-cell>
          <table:table-cell office:value-type="float" office:value="2.06652175934191" calcext:value-type="float">
            <text:p>2,06652175934191</text:p>
          </table:table-cell>
          <table:table-cell office:value-type="float" office:value="2.04956265657595" calcext:value-type="float">
            <text:p>2,04956265657595</text:p>
          </table:table-cell>
          <table:table-cell office:value-type="float" office:value="2.23672034727869" calcext:value-type="float">
            <text:p>2,23672034727869</text:p>
          </table:table-cell>
        </table:table-row>
        <table:table-row table:style-name="ro1">
          <table:table-cell office:value-type="float" office:value="2.25492479264683" calcext:value-type="float">
            <text:p>2,25492479264683</text:p>
          </table:table-cell>
          <table:table-cell office:value-type="float" office:value="2.05153569212104" calcext:value-type="float">
            <text:p>2,05153569212104</text:p>
          </table:table-cell>
          <table:table-cell office:value-type="float" office:value="2.0414125744641" calcext:value-type="float">
            <text:p>2,0414125744641</text:p>
          </table:table-cell>
          <table:table-cell office:value-type="float" office:value="2.19703624438078" calcext:value-type="float">
            <text:p>2,19703624438078</text:p>
          </table:table-cell>
        </table:table-row>
        <table:table-row table:style-name="ro1">
          <table:table-cell office:value-type="float" office:value="2.06831663053766" calcext:value-type="float">
            <text:p>2,06831663053766</text:p>
          </table:table-cell>
          <table:table-cell office:value-type="float" office:value="2.04057590662037" calcext:value-type="float">
            <text:p>2,04057590662037</text:p>
          </table:table-cell>
          <table:table-cell office:value-type="float" office:value="2.04935921792126" calcext:value-type="float">
            <text:p>2,04935921792126</text:p>
          </table:table-cell>
          <table:table-cell office:value-type="float" office:value="2.11537147690765" calcext:value-type="float">
            <text:p>2,11537147690765</text:p>
          </table:table-cell>
        </table:table-row>
        <table:table-row table:style-name="ro1">
          <table:table-cell office:value-type="float" office:value="2.13259272918601" calcext:value-type="float">
            <text:p>2,13259272918601</text:p>
          </table:table-cell>
          <table:table-cell office:value-type="float" office:value="2.04339061348813" calcext:value-type="float">
            <text:p>2,04339061348813</text:p>
          </table:table-cell>
          <table:table-cell office:value-type="float" office:value="2.04253261959388" calcext:value-type="float">
            <text:p>2,04253261959388</text:p>
          </table:table-cell>
          <table:table-cell office:value-type="float" office:value="2.09425031787843" calcext:value-type="float">
            <text:p>2,09425031787843</text:p>
          </table:table-cell>
        </table:table-row>
        <table:table-row table:style-name="ro1">
          <table:table-cell office:value-type="float" office:value="2.3917835787001" calcext:value-type="float">
            <text:p>2,3917835787001</text:p>
          </table:table-cell>
          <table:table-cell office:value-type="float" office:value="2.03121283356377" calcext:value-type="float">
            <text:p>2,03121283356377</text:p>
          </table:table-cell>
          <table:table-cell office:value-type="float" office:value="2.01243597427261" calcext:value-type="float">
            <text:p>2,01243597427261</text:p>
          </table:table-cell>
          <table:table-cell office:value-type="float" office:value="2.14425739516768" calcext:value-type="float">
            <text:p>2,14425739516768</text:p>
          </table:table-cell>
        </table:table-row>
        <table:table-row table:style-name="ro1">
          <table:table-cell office:value-type="float" office:value="2.14642855618739" calcext:value-type="float">
            <text:p>2,14642855618739</text:p>
          </table:table-cell>
          <table:table-cell office:value-type="float" office:value="2.02938806126572" calcext:value-type="float">
            <text:p>2,02938806126572</text:p>
          </table:table-cell>
          <table:table-cell office:value-type="float" office:value="2.05132513202615" calcext:value-type="float">
            <text:p>2,05132513202615</text:p>
          </table:table-cell>
          <table:table-cell office:value-type="float" office:value="2.26855461016854" calcext:value-type="float">
            <text:p>2,26855461016854</text:p>
          </table:table-cell>
        </table:table-row>
        <table:table-row table:style-name="ro1">
          <table:table-cell office:value-type="float" office:value="2.24083707489994" calcext:value-type="float">
            <text:p>2,24083707489994</text:p>
          </table:table-cell>
          <table:table-cell office:value-type="float" office:value="2.0578553748404" calcext:value-type="float">
            <text:p>2,0578553748404</text:p>
          </table:table-cell>
          <table:table-cell office:value-type="float" office:value="2.06157612049072" calcext:value-type="float">
            <text:p>2,06157612049072</text:p>
          </table:table-cell>
          <table:table-cell office:value-type="float" office:value="2.16100805044417" calcext:value-type="float">
            <text:p>2,16100805044417</text:p>
          </table:table-cell>
        </table:table-row>
        <table:table-row table:style-name="ro1">
          <table:table-cell office:value-type="float" office:value="2.2575318660099" calcext:value-type="float">
            <text:p>2,2575318660099</text:p>
          </table:table-cell>
          <table:table-cell office:value-type="float" office:value="2.08668178088907" calcext:value-type="float">
            <text:p>2,08668178088907</text:p>
          </table:table-cell>
          <table:table-cell office:value-type="float" office:value="2.07138658121576" calcext:value-type="float">
            <text:p>2,07138658121576</text:p>
          </table:table-cell>
          <table:table-cell office:value-type="float" office:value="2.17148070559598" calcext:value-type="float">
            <text:p>2,17148070559598</text:p>
          </table:table-cell>
        </table:table-row>
        <table:table-row table:style-name="ro1">
          <table:table-cell office:value-type="float" office:value="2.07785961552186" calcext:value-type="float">
            <text:p>2,07785961552186</text:p>
          </table:table-cell>
          <table:table-cell office:value-type="float" office:value="2.071248031111" calcext:value-type="float">
            <text:p>2,071248031111</text:p>
          </table:table-cell>
          <table:table-cell office:value-type="float" office:value="2.06428719961419" calcext:value-type="float">
            <text:p>2,06428719961419</text:p>
          </table:table-cell>
          <table:table-cell office:value-type="float" office:value="2.21590995900321" calcext:value-type="float">
            <text:p>2,21590995900321</text:p>
          </table:table-cell>
        </table:table-row>
        <table:table-row table:style-name="ro1">
          <table:table-cell office:value-type="float" office:value="2.00422971950554" calcext:value-type="float">
            <text:p>2,00422971950554</text:p>
          </table:table-cell>
          <table:table-cell office:value-type="float" office:value="2.04148550484132" calcext:value-type="float">
            <text:p>2,04148550484132</text:p>
          </table:table-cell>
          <table:table-cell office:value-type="float" office:value="2.10414485189488" calcext:value-type="float">
            <text:p>2,10414485189488</text:p>
          </table:table-cell>
          <table:table-cell office:value-type="float" office:value="2.11364881359598" calcext:value-type="float">
            <text:p>2,11364881359598</text:p>
          </table:table-cell>
        </table:table-row>
        <table:table-row table:style-name="ro1">
          <table:table-cell office:value-type="float" office:value="2.12361465294981" calcext:value-type="float">
            <text:p>2,12361465294981</text:p>
          </table:table-cell>
          <table:table-cell office:value-type="float" office:value="2.01380350658821" calcext:value-type="float">
            <text:p>2,01380350658821</text:p>
          </table:table-cell>
          <table:table-cell office:value-type="float" office:value="2.0315015269407" calcext:value-type="float">
            <text:p>2,0315015269407</text:p>
          </table:table-cell>
          <table:table-cell office:value-type="float" office:value="2.17706452194202" calcext:value-type="float">
            <text:p>2,17706452194202</text:p>
          </table:table-cell>
        </table:table-row>
        <table:table-row table:style-name="ro1">
          <table:table-cell office:value-type="float" office:value="2.59114643647456" calcext:value-type="float">
            <text:p>2,59114643647456</text:p>
          </table:table-cell>
          <table:table-cell office:value-type="float" office:value="2.02286438291372" calcext:value-type="float">
            <text:p>2,02286438291372</text:p>
          </table:table-cell>
          <table:table-cell office:value-type="float" office:value="2.05590713601319" calcext:value-type="float">
            <text:p>2,05590713601319</text:p>
          </table:table-cell>
          <table:table-cell office:value-type="float" office:value="2.10187649156597" calcext:value-type="float">
            <text:p>2,10187649156597</text:p>
          </table:table-cell>
        </table:table-row>
        <table:table-row table:style-name="ro1">
          <table:table-cell office:value-type="float" office:value="2.3102708376937" calcext:value-type="float">
            <text:p>2,3102708376937</text:p>
          </table:table-cell>
          <table:table-cell office:value-type="float" office:value="1.98471026647521" calcext:value-type="float">
            <text:p>1,98471026647521</text:p>
          </table:table-cell>
          <table:table-cell office:value-type="float" office:value="2.05208352290045" calcext:value-type="float">
            <text:p>2,05208352290045</text:p>
          </table:table-cell>
          <table:table-cell office:value-type="float" office:value="2.08564183367098" calcext:value-type="float">
            <text:p>2,08564183367098</text:p>
          </table:table-cell>
        </table:table-row>
        <table:table-row table:style-name="ro1">
          <table:table-cell office:value-type="float" office:value="2.08514346315794" calcext:value-type="float">
            <text:p>2,08514346315794</text:p>
          </table:table-cell>
          <table:table-cell office:value-type="float" office:value="1.98180909715356" calcext:value-type="float">
            <text:p>1,98180909715356</text:p>
          </table:table-cell>
          <table:table-cell office:value-type="float" office:value="2.03986434225545" calcext:value-type="float">
            <text:p>2,03986434225545</text:p>
          </table:table-cell>
          <table:table-cell office:value-type="float" office:value="2.12569618710734" calcext:value-type="float">
            <text:p>2,12569618710734</text:p>
          </table:table-cell>
        </table:table-row>
        <table:table-row table:style-name="ro1">
          <table:table-cell office:value-type="float" office:value="2.03734709052139" calcext:value-type="float">
            <text:p>2,03734709052139</text:p>
          </table:table-cell>
          <table:table-cell office:value-type="float" office:value="1.96502844796113" calcext:value-type="float">
            <text:p>1,96502844796113</text:p>
          </table:table-cell>
          <table:table-cell office:value-type="float" office:value="2.10055525571938" calcext:value-type="float">
            <text:p>2,10055525571938</text:p>
          </table:table-cell>
          <table:table-cell office:value-type="float" office:value="2.09235380332917" calcext:value-type="float">
            <text:p>2,09235380332917</text:p>
          </table:table-cell>
        </table:table-row>
        <table:table-row table:style-name="ro1">
          <table:table-cell office:value-type="float" office:value="2.06909162794499" calcext:value-type="float">
            <text:p>2,06909162794499</text:p>
          </table:table-cell>
          <table:table-cell office:value-type="float" office:value="1.99219559660015" calcext:value-type="float">
            <text:p>1,99219559660015</text:p>
          </table:table-cell>
          <table:table-cell office:value-type="float" office:value="2.03936453248153" calcext:value-type="float">
            <text:p>2,03936453248153</text:p>
          </table:table-cell>
          <table:table-cell office:value-type="float" office:value="2.08180928222249" calcext:value-type="float">
            <text:p>2,08180928222249</text:p>
          </table:table-cell>
        </table:table-row>
        <table:table-row table:style-name="ro1">
          <table:table-cell office:value-type="float" office:value="2.01505504983592" calcext:value-type="float">
            <text:p>2,01505504983592</text:p>
          </table:table-cell>
          <table:table-cell office:value-type="float" office:value="2.12242151492285" calcext:value-type="float">
            <text:p>2,12242151492285</text:p>
          </table:table-cell>
          <table:table-cell office:value-type="float" office:value="2.07020144821336" calcext:value-type="float">
            <text:p>2,07020144821336</text:p>
          </table:table-cell>
          <table:table-cell office:value-type="float" office:value="2.13768253692405" calcext:value-type="float">
            <text:p>2,13768253692405</text:p>
          </table:table-cell>
        </table:table-row>
        <table:table-row table:style-name="ro1">
          <table:table-cell office:value-type="float" office:value="2.50860183087648" calcext:value-type="float">
            <text:p>2,50860183087648</text:p>
          </table:table-cell>
          <table:table-cell office:value-type="float" office:value="2.03946315648188" calcext:value-type="float">
            <text:p>2,03946315648188</text:p>
          </table:table-cell>
          <table:table-cell office:value-type="float" office:value="2.02805431699537" calcext:value-type="float">
            <text:p>2,02805431699537</text:p>
          </table:table-cell>
          <table:table-cell office:value-type="float" office:value="2.1086785313601" calcext:value-type="float">
            <text:p>2,1086785313601</text:p>
          </table:table-cell>
        </table:table-row>
        <table:table-row table:style-name="ro1">
          <table:table-cell office:value-type="float" office:value="2.26110801789472" calcext:value-type="float">
            <text:p>2,26110801789472</text:p>
          </table:table-cell>
          <table:table-cell office:value-type="float" office:value="2.05046608150133" calcext:value-type="float">
            <text:p>2,05046608150133</text:p>
          </table:table-cell>
          <table:table-cell office:value-type="float" office:value="2.03132429266353" calcext:value-type="float">
            <text:p>2,03132429266353</text:p>
          </table:table-cell>
          <table:table-cell office:value-type="float" office:value="2.10236036340896" calcext:value-type="float">
            <text:p>2,10236036340896</text:p>
          </table:table-cell>
        </table:table-row>
        <table:table-row table:style-name="ro1">
          <table:table-cell office:value-type="float" office:value="2.09571134571945" calcext:value-type="float">
            <text:p>2,09571134571945</text:p>
          </table:table-cell>
          <table:table-cell office:value-type="float" office:value="2.06608757622596" calcext:value-type="float">
            <text:p>2,06608757622596</text:p>
          </table:table-cell>
          <table:table-cell office:value-type="float" office:value="2.00131970762931" calcext:value-type="float">
            <text:p>2,00131970762931</text:p>
          </table:table-cell>
          <table:table-cell office:value-type="float" office:value="2.07892393260736" calcext:value-type="float">
            <text:p>2,07892393260736</text:p>
          </table:table-cell>
        </table:table-row>
        <table:table-row table:style-name="ro1">
          <table:table-cell office:value-type="float" office:value="2.02173293310365" calcext:value-type="float">
            <text:p>2,02173293310365</text:p>
          </table:table-cell>
          <table:table-cell office:value-type="float" office:value="1.99836759249755" calcext:value-type="float">
            <text:p>1,99836759249755</text:p>
          </table:table-cell>
          <table:table-cell office:value-type="float" office:value="2.04867562603019" calcext:value-type="float">
            <text:p>2,04867562603019</text:p>
          </table:table-cell>
          <table:table-cell office:value-type="float" office:value="2.07658553707648" calcext:value-type="float">
            <text:p>2,07658553707648</text:p>
          </table:table-cell>
        </table:table-row>
        <table:table-row table:style-name="ro1">
          <table:table-cell office:value-type="float" office:value="1.92097414667977" calcext:value-type="float">
            <text:p>1,92097414667977</text:p>
          </table:table-cell>
          <table:table-cell office:value-type="float" office:value="2.03238189251292" calcext:value-type="float">
            <text:p>2,03238189251292</text:p>
          </table:table-cell>
          <table:table-cell office:value-type="float" office:value="2.05651963892978" calcext:value-type="float">
            <text:p>2,05651963892978</text:p>
          </table:table-cell>
          <table:table-cell office:value-type="float" office:value="2.05157015742764" calcext:value-type="float">
            <text:p>2,05157015742764</text:p>
          </table:table-cell>
        </table:table-row>
        <table:table-row table:style-name="ro1">
          <table:table-cell office:value-type="float" office:value="1.95172173752416" calcext:value-type="float">
            <text:p>1,95172173752416</text:p>
          </table:table-cell>
          <table:table-cell office:value-type="float" office:value="2.01841595018825" calcext:value-type="float">
            <text:p>2,01841595018825</text:p>
          </table:table-cell>
          <table:table-cell office:value-type="float" office:value="2.05521022714338" calcext:value-type="float">
            <text:p>2,05521022714338</text:p>
          </table:table-cell>
          <table:table-cell office:value-type="float" office:value="2.11607230734943" calcext:value-type="float">
            <text:p>2,11607230734943</text:p>
          </table:table-cell>
        </table:table-row>
        <table:table-row table:style-name="ro1">
          <table:table-cell office:value-type="float" office:value="1.89666863884315" calcext:value-type="float">
            <text:p>1,89666863884315</text:p>
          </table:table-cell>
          <table:table-cell office:value-type="float" office:value="2.03566497129893" calcext:value-type="float">
            <text:p>2,03566497129893</text:p>
          </table:table-cell>
          <table:table-cell office:value-type="float" office:value="2.02854103108931" calcext:value-type="float">
            <text:p>2,02854103108931</text:p>
          </table:table-cell>
          <table:table-cell office:value-type="float" office:value="2.08582585552434" calcext:value-type="float">
            <text:p>2,08582585552434</text:p>
          </table:table-cell>
        </table:table-row>
        <table:table-row table:style-name="ro1">
          <table:table-cell office:value-type="float" office:value="1.96691007765924" calcext:value-type="float">
            <text:p>1,96691007765924</text:p>
          </table:table-cell>
          <table:table-cell office:value-type="float" office:value="1.99579040976596" calcext:value-type="float">
            <text:p>1,99579040976596</text:p>
          </table:table-cell>
          <table:table-cell office:value-type="float" office:value="2.04158063135123" calcext:value-type="float">
            <text:p>2,04158063135123</text:p>
          </table:table-cell>
          <table:table-cell office:value-type="float" office:value="2.10449579147974" calcext:value-type="float">
            <text:p>2,10449579147974</text:p>
          </table:table-cell>
        </table:table-row>
        <table:table-row table:style-name="ro1">
          <table:table-cell office:value-type="float" office:value="1.92673230111082" calcext:value-type="float">
            <text:p>1,92673230111082</text:p>
          </table:table-cell>
          <table:table-cell office:value-type="float" office:value="2.01754296186506" calcext:value-type="float">
            <text:p>2,01754296186506</text:p>
          </table:table-cell>
          <table:table-cell office:value-type="float" office:value="2.06731891461581" calcext:value-type="float">
            <text:p>2,06731891461581</text:p>
          </table:table-cell>
          <table:table-cell office:value-type="float" office:value="2.0667227525197" calcext:value-type="float">
            <text:p>2,0667227525197</text:p>
          </table:table-cell>
        </table:table-row>
        <table:table-row table:style-name="ro1">
          <table:table-cell office:value-type="float" office:value="1.92883061654404" calcext:value-type="float">
            <text:p>1,92883061654404</text:p>
          </table:table-cell>
          <table:table-cell office:value-type="float" office:value="2.1267567064115" calcext:value-type="float">
            <text:p>2,1267567064115</text:p>
          </table:table-cell>
          <table:table-cell office:value-type="float" office:value="2.08283525162458" calcext:value-type="float">
            <text:p>2,08283525162458</text:p>
          </table:table-cell>
          <table:table-cell office:value-type="float" office:value="2.0924160743635" calcext:value-type="float">
            <text:p>2,0924160743635</text:p>
          </table:table-cell>
        </table:table-row>
        <table:table-row table:style-name="ro1">
          <table:table-cell office:value-type="float" office:value="1.90206425970534" calcext:value-type="float">
            <text:p>1,90206425970534</text:p>
          </table:table-cell>
          <table:table-cell office:value-type="float" office:value="2.08971809135631" calcext:value-type="float">
            <text:p>2,08971809135631</text:p>
          </table:table-cell>
          <table:table-cell office:value-type="float" office:value="2.05983350985925" calcext:value-type="float">
            <text:p>2,05983350985925</text:p>
          </table:table-cell>
          <table:table-cell office:value-type="float" office:value="2.10077694856234" calcext:value-type="float">
            <text:p>2,10077694856234</text:p>
          </table:table-cell>
        </table:table-row>
        <table:table-row table:style-name="ro1">
          <table:table-cell office:value-type="float" office:value="2.17151544786117" calcext:value-type="float">
            <text:p>2,17151544786117</text:p>
          </table:table-cell>
          <table:table-cell office:value-type="float" office:value="2.09627841628931" calcext:value-type="float">
            <text:p>2,09627841628931</text:p>
          </table:table-cell>
          <table:table-cell office:value-type="float" office:value="2.05336683444993" calcext:value-type="float">
            <text:p>2,05336683444993</text:p>
          </table:table-cell>
          <table:table-cell office:value-type="float" office:value="2.08560218048117" calcext:value-type="float">
            <text:p>2,08560218048117</text:p>
          </table:table-cell>
        </table:table-row>
        <table:table-row table:style-name="ro1">
          <table:table-cell office:value-type="float" office:value="1.95979327248659" calcext:value-type="float">
            <text:p>1,95979327248659</text:p>
          </table:table-cell>
          <table:table-cell office:value-type="float" office:value="2.10875806279538" calcext:value-type="float">
            <text:p>2,10875806279538</text:p>
          </table:table-cell>
          <table:table-cell office:value-type="float" office:value="2.04988316227835" calcext:value-type="float">
            <text:p>2,04988316227835</text:p>
          </table:table-cell>
          <table:table-cell office:value-type="float" office:value="2.12347062784204" calcext:value-type="float">
            <text:p>2,12347062784204</text:p>
          </table:table-cell>
        </table:table-row>
        <table:table-row table:style-name="ro1">
          <table:table-cell office:value-type="float" office:value="1.93919529451994" calcext:value-type="float">
            <text:p>1,93919529451994</text:p>
          </table:table-cell>
          <table:table-cell office:value-type="float" office:value="2.06100954863575" calcext:value-type="float">
            <text:p>2,06100954863575</text:p>
          </table:table-cell>
          <table:table-cell office:value-type="float" office:value="2.06340443883287" calcext:value-type="float">
            <text:p>2,06340443883287</text:p>
          </table:table-cell>
          <table:table-cell office:value-type="float" office:value="2.09787389195749" calcext:value-type="float">
            <text:p>2,09787389195749</text:p>
          </table:table-cell>
        </table:table-row>
        <table:table-row table:style-name="ro1">
          <table:table-cell office:value-type="float" office:value="2.06361190526654" calcext:value-type="float">
            <text:p>2,06361190526654</text:p>
          </table:table-cell>
          <table:table-cell office:value-type="float" office:value="2.07151945058336" calcext:value-type="float">
            <text:p>2,07151945058336</text:p>
          </table:table-cell>
          <table:table-cell office:value-type="float" office:value="2.04609469661682" calcext:value-type="float">
            <text:p>2,04609469661682</text:p>
          </table:table-cell>
          <table:table-cell office:value-type="float" office:value="2.10400225493497" calcext:value-type="float">
            <text:p>2,10400225493497</text:p>
          </table:table-cell>
        </table:table-row>
        <table:table-row table:style-name="ro1">
          <table:table-cell office:value-type="float" office:value="1.9060863834501" calcext:value-type="float">
            <text:p>1,9060863834501</text:p>
          </table:table-cell>
          <table:table-cell office:value-type="float" office:value="2.08536782304603" calcext:value-type="float">
            <text:p>2,08536782304603</text:p>
          </table:table-cell>
          <table:table-cell office:value-type="float" office:value="2.05371026410107" calcext:value-type="float">
            <text:p>2,05371026410107</text:p>
          </table:table-cell>
          <table:table-cell office:value-type="float" office:value="2.07973620368993" calcext:value-type="float">
            <text:p>2,07973620368993</text:p>
          </table:table-cell>
        </table:table-row>
        <table:table-row table:style-name="ro1">
          <table:table-cell office:value-type="float" office:value="1.93803138841795" calcext:value-type="float">
            <text:p>1,93803138841795</text:p>
          </table:table-cell>
          <table:table-cell office:value-type="float" office:value="2.07654146282902" calcext:value-type="float">
            <text:p>2,07654146282902</text:p>
          </table:table-cell>
          <table:table-cell office:value-type="float" office:value="2.09962520208981" calcext:value-type="float">
            <text:p>2,09962520208981</text:p>
          </table:table-cell>
          <table:table-cell office:value-type="float" office:value="2.10182877864291" calcext:value-type="float">
            <text:p>2,10182877864291</text:p>
          </table:table-cell>
        </table:table-row>
        <table:table-row table:style-name="ro1">
          <table:table-cell office:value-type="float" office:value="1.90709593700768" calcext:value-type="float">
            <text:p>1,90709593700768</text:p>
          </table:table-cell>
          <table:table-cell office:value-type="float" office:value="2.04576130612511" calcext:value-type="float">
            <text:p>2,04576130612511</text:p>
          </table:table-cell>
          <table:table-cell office:value-type="float" office:value="2.08356415769258" calcext:value-type="float">
            <text:p>2,08356415769258</text:p>
          </table:table-cell>
          <table:table-cell office:value-type="float" office:value="2.10708933339319" calcext:value-type="float">
            <text:p>2,10708933339319</text:p>
          </table:table-cell>
        </table:table-row>
        <table:table-row table:style-name="ro1">
          <table:table-cell office:value-type="float" office:value="4.79770281484118" calcext:value-type="float">
            <text:p>4,79770281484118</text:p>
          </table:table-cell>
          <table:table-cell office:value-type="float" office:value="2.09472748455906" calcext:value-type="float">
            <text:p>2,09472748455906</text:p>
          </table:table-cell>
          <table:table-cell office:value-type="float" office:value="2.09237097643925" calcext:value-type="float">
            <text:p>2,09237097643925</text:p>
          </table:table-cell>
          <table:table-cell office:value-type="float" office:value="2.12839809928699" calcext:value-type="float">
            <text:p>2,12839809928699</text:p>
          </table:table-cell>
        </table:table-row>
        <table:table-row table:style-name="ro1">
          <table:table-cell office:value-type="float" office:value="2.0734541401058" calcext:value-type="float">
            <text:p>2,0734541401058</text:p>
          </table:table-cell>
          <table:table-cell office:value-type="float" office:value="2.03661117941762" calcext:value-type="float">
            <text:p>2,03661117941762</text:p>
          </table:table-cell>
          <table:table-cell office:value-type="float" office:value="2.11386948775107" calcext:value-type="float">
            <text:p>2,11386948775107</text:p>
          </table:table-cell>
          <table:table-cell office:value-type="float" office:value="2.11310925632322" calcext:value-type="float">
            <text:p>2,11310925632322</text:p>
          </table:table-cell>
        </table:table-row>
        <table:table-row table:style-name="ro1">
          <table:table-cell office:value-type="float" office:value="2.48283938763136" calcext:value-type="float">
            <text:p>2,48283938763136</text:p>
          </table:table-cell>
          <table:table-cell office:value-type="float" office:value="2.02589174266448" calcext:value-type="float">
            <text:p>2,02589174266448</text:p>
          </table:table-cell>
          <table:table-cell office:value-type="float" office:value="2.11977618615701" calcext:value-type="float">
            <text:p>2,11977618615701</text:p>
          </table:table-cell>
          <table:table-cell office:value-type="float" office:value="2.09119711821238" calcext:value-type="float">
            <text:p>2,09119711821238</text:p>
          </table:table-cell>
        </table:table-row>
        <table:table-row table:style-name="ro1">
          <table:table-cell office:value-type="float" office:value="1.86585146079577" calcext:value-type="float">
            <text:p>1,86585146079577</text:p>
          </table:table-cell>
          <table:table-cell office:value-type="float" office:value="2.04244745008038" calcext:value-type="float">
            <text:p>2,04244745008038</text:p>
          </table:table-cell>
          <table:table-cell office:value-type="float" office:value="2.04748404932839" calcext:value-type="float">
            <text:p>2,04748404932839</text:p>
          </table:table-cell>
          <table:table-cell office:value-type="float" office:value="2.10809060696514" calcext:value-type="float">
            <text:p>2,10809060696514</text:p>
          </table:table-cell>
        </table:table-row>
        <table:table-row table:style-name="ro1">
          <table:table-cell office:value-type="float" office:value="1.93649093177772" calcext:value-type="float">
            <text:p>1,93649093177772</text:p>
          </table:table-cell>
          <table:table-cell office:value-type="float" office:value="2.06100338584735" calcext:value-type="float">
            <text:p>2,06100338584735</text:p>
          </table:table-cell>
          <table:table-cell office:value-type="float" office:value="2.06243944603327" calcext:value-type="float">
            <text:p>2,06243944603327</text:p>
          </table:table-cell>
          <table:table-cell office:value-type="float" office:value="2.07691547150334" calcext:value-type="float">
            <text:p>2,07691547150334</text:p>
          </table:table-cell>
        </table:table-row>
        <table:table-row table:style-name="ro1">
          <table:table-cell office:value-type="float" office:value="1.90063444588846" calcext:value-type="float">
            <text:p>1,90063444588846</text:p>
          </table:table-cell>
          <table:table-cell office:value-type="float" office:value="2.0347276405302" calcext:value-type="float">
            <text:p>2,0347276405302</text:p>
          </table:table-cell>
          <table:table-cell office:value-type="float" office:value="2.05373439868424" calcext:value-type="float">
            <text:p>2,05373439868424</text:p>
          </table:table-cell>
          <table:table-cell office:value-type="float" office:value="2.14537317103233" calcext:value-type="float">
            <text:p>2,14537317103233</text:p>
          </table:table-cell>
        </table:table-row>
        <table:table-row table:style-name="ro1">
          <table:table-cell office:value-type="float" office:value="1.86352970325903" calcext:value-type="float">
            <text:p>1,86352970325903</text:p>
          </table:table-cell>
          <table:table-cell office:value-type="float" office:value="2.11074380125707" calcext:value-type="float">
            <text:p>2,11074380125707</text:p>
          </table:table-cell>
          <table:table-cell office:value-type="float" office:value="2.06279270395318" calcext:value-type="float">
            <text:p>2,06279270395318</text:p>
          </table:table-cell>
          <table:table-cell office:value-type="float" office:value="2.11747770152936" calcext:value-type="float">
            <text:p>2,11747770152936</text:p>
          </table:table-cell>
        </table:table-row>
        <table:table-row table:style-name="ro1">
          <table:table-cell office:value-type="float" office:value="1.89458409155736" calcext:value-type="float">
            <text:p>1,89458409155736</text:p>
          </table:table-cell>
          <table:table-cell office:value-type="float" office:value="2.17056206312777" calcext:value-type="float">
            <text:p>2,17056206312777</text:p>
          </table:table-cell>
          <table:table-cell office:value-type="float" office:value="2.07788043732069" calcext:value-type="float">
            <text:p>2,07788043732069</text:p>
          </table:table-cell>
          <table:table-cell office:value-type="float" office:value="2.17841782442605" calcext:value-type="float">
            <text:p>2,17841782442605</text:p>
          </table:table-cell>
        </table:table-row>
        <table:table-row table:style-name="ro1">
          <table:table-cell office:value-type="float" office:value="2.08870576395469" calcext:value-type="float">
            <text:p>2,08870576395469</text:p>
          </table:table-cell>
          <table:table-cell office:value-type="float" office:value="2.06191918353996" calcext:value-type="float">
            <text:p>2,06191918353996</text:p>
          </table:table-cell>
          <table:table-cell office:value-type="float" office:value="2.06593939017301" calcext:value-type="float">
            <text:p>2,06593939017301</text:p>
          </table:table-cell>
          <table:table-cell office:value-type="float" office:value="2.14487099905907" calcext:value-type="float">
            <text:p>2,14487099905907</text:p>
          </table:table-cell>
        </table:table-row>
        <table:table-row table:style-name="ro1">
          <table:table-cell office:value-type="float" office:value="1.98097689436304" calcext:value-type="float">
            <text:p>1,98097689436304</text:p>
          </table:table-cell>
          <table:table-cell office:value-type="float" office:value="2.05749874014513" calcext:value-type="float">
            <text:p>2,05749874014513</text:p>
          </table:table-cell>
          <table:table-cell office:value-type="float" office:value="2.05969886908593" calcext:value-type="float">
            <text:p>2,05969886908593</text:p>
          </table:table-cell>
          <table:table-cell office:value-type="float" office:value="2.10987568087361" calcext:value-type="float">
            <text:p>2,10987568087361</text:p>
          </table:table-cell>
        </table:table-row>
        <table:table-row table:style-name="ro1">
          <table:table-cell office:value-type="float" office:value="1.86903737693557" calcext:value-type="float">
            <text:p>1,86903737693557</text:p>
          </table:table-cell>
          <table:table-cell office:value-type="float" office:value="2.08610511997468" calcext:value-type="float">
            <text:p>2,08610511997468</text:p>
          </table:table-cell>
          <table:table-cell office:value-type="float" office:value="2.05084717875986" calcext:value-type="float">
            <text:p>2,05084717875986</text:p>
          </table:table-cell>
          <table:table-cell office:value-type="float" office:value="2.11048058827793" calcext:value-type="float">
            <text:p>2,11048058827793</text:p>
          </table:table-cell>
        </table:table-row>
        <table:table-row table:style-name="ro1">
          <table:table-cell office:value-type="float" office:value="1.98359085179983" calcext:value-type="float">
            <text:p>1,98359085179983</text:p>
          </table:table-cell>
          <table:table-cell office:value-type="float" office:value="2.08259955719085" calcext:value-type="float">
            <text:p>2,08259955719085</text:p>
          </table:table-cell>
          <table:table-cell office:value-type="float" office:value="2.05827459022191" calcext:value-type="float">
            <text:p>2,05827459022191</text:p>
          </table:table-cell>
          <table:table-cell office:value-type="float" office:value="2.13477142930859" calcext:value-type="float">
            <text:p>2,13477142930859</text:p>
          </table:table-cell>
        </table:table-row>
        <table:table-row table:style-name="ro1">
          <table:table-cell office:value-type="float" office:value="1.94782551768183" calcext:value-type="float">
            <text:p>1,94782551768183</text:p>
          </table:table-cell>
          <table:table-cell office:value-type="float" office:value="2.06695685953947" calcext:value-type="float">
            <text:p>2,06695685953947</text:p>
          </table:table-cell>
          <table:table-cell office:value-type="float" office:value="2.03300574672988" calcext:value-type="float">
            <text:p>2,03300574672988</text:p>
          </table:table-cell>
          <table:table-cell office:value-type="float" office:value="2.13346665095454" calcext:value-type="float">
            <text:p>2,13346665095454</text:p>
          </table:table-cell>
        </table:table-row>
        <table:table-row table:style-name="ro1">
          <table:table-cell office:value-type="float" office:value="1.94726608301655" calcext:value-type="float">
            <text:p>1,94726608301655</text:p>
          </table:table-cell>
          <table:table-cell office:value-type="float" office:value="2.03856922201478" calcext:value-type="float">
            <text:p>2,03856922201478</text:p>
          </table:table-cell>
          <table:table-cell office:value-type="float" office:value="2.05391163296141" calcext:value-type="float">
            <text:p>2,05391163296141</text:p>
          </table:table-cell>
          <table:table-cell office:value-type="float" office:value="2.09723613503429" calcext:value-type="float">
            <text:p>2,09723613503429</text:p>
          </table:table-cell>
        </table:table-row>
        <table:table-row table:style-name="ro1">
          <table:table-cell office:value-type="float" office:value="1.9640881050793" calcext:value-type="float">
            <text:p>1,9640881050793</text:p>
          </table:table-cell>
          <table:table-cell office:value-type="float" office:value="2.0053630176281" calcext:value-type="float">
            <text:p>2,0053630176281</text:p>
          </table:table-cell>
          <table:table-cell office:value-type="float" office:value="2.05003320284233" calcext:value-type="float">
            <text:p>2,05003320284233</text:p>
          </table:table-cell>
          <table:table-cell office:value-type="float" office:value="2.11434437555412" calcext:value-type="float">
            <text:p>2,11434437555412</text:p>
          </table:table-cell>
        </table:table-row>
        <table:table-row table:style-name="ro1">
          <table:table-cell office:value-type="float" office:value="1.90554851335308" calcext:value-type="float">
            <text:p>1,90554851335308</text:p>
          </table:table-cell>
          <table:table-cell office:value-type="float" office:value="1.99608028092026" calcext:value-type="float">
            <text:p>1,99608028092026</text:p>
          </table:table-cell>
          <table:table-cell office:value-type="float" office:value="2.04244089776377" calcext:value-type="float">
            <text:p>2,04244089776377</text:p>
          </table:table-cell>
          <table:table-cell office:value-type="float" office:value="2.07745342380757" calcext:value-type="float">
            <text:p>2,07745342380757</text:p>
          </table:table-cell>
        </table:table-row>
        <table:table-row table:style-name="ro1">
          <table:table-cell office:value-type="float" office:value="1.91438675165812" calcext:value-type="float">
            <text:p>1,91438675165812</text:p>
          </table:table-cell>
          <table:table-cell office:value-type="float" office:value="2.07942113575781" calcext:value-type="float">
            <text:p>2,07942113575781</text:p>
          </table:table-cell>
          <table:table-cell office:value-type="float" office:value="2.071877539039" calcext:value-type="float">
            <text:p>2,071877539039</text:p>
          </table:table-cell>
          <table:table-cell office:value-type="float" office:value="2.086001904871" calcext:value-type="float">
            <text:p>2,086001904871</text:p>
          </table:table-cell>
        </table:table-row>
        <table:table-row table:style-name="ro1">
          <table:table-cell office:value-type="float" office:value="1.84581159044405" calcext:value-type="float">
            <text:p>1,84581159044405</text:p>
          </table:table-cell>
          <table:table-cell office:value-type="float" office:value="2.14288343973498" calcext:value-type="float">
            <text:p>2,14288343973498</text:p>
          </table:table-cell>
          <table:table-cell office:value-type="float" office:value="2.12460519862068" calcext:value-type="float">
            <text:p>2,12460519862068</text:p>
          </table:table-cell>
          <table:table-cell office:value-type="float" office:value="2.08763508246462" calcext:value-type="float">
            <text:p>2,08763508246462</text:p>
          </table:table-cell>
        </table:table-row>
        <table:table-row table:style-name="ro1">
          <table:table-cell office:value-type="float" office:value="1.94916268679581" calcext:value-type="float">
            <text:p>1,94916268679581</text:p>
          </table:table-cell>
          <table:table-cell office:value-type="float" office:value="2.06394153189939" calcext:value-type="float">
            <text:p>2,06394153189939</text:p>
          </table:table-cell>
          <table:table-cell office:value-type="float" office:value="2.07389620035587" calcext:value-type="float">
            <text:p>2,07389620035587</text:p>
          </table:table-cell>
          <table:table-cell office:value-type="float" office:value="2.10501026239661" calcext:value-type="float">
            <text:p>2,10501026239661</text:p>
          </table:table-cell>
        </table:table-row>
        <table:table-row table:style-name="ro1">
          <table:table-cell office:value-type="float" office:value="1.88990789786888" calcext:value-type="float">
            <text:p>1,88990789786888</text:p>
          </table:table-cell>
          <table:table-cell office:value-type="float" office:value="2.05364145822343" calcext:value-type="float">
            <text:p>2,05364145822343</text:p>
          </table:table-cell>
          <table:table-cell office:value-type="float" office:value="2.07877544763964" calcext:value-type="float">
            <text:p>2,07877544763964</text:p>
          </table:table-cell>
          <table:table-cell office:value-type="float" office:value="2.07833103629904" calcext:value-type="float">
            <text:p>2,07833103629904</text:p>
          </table:table-cell>
        </table:table-row>
        <table:table-row table:style-name="ro1">
          <table:table-cell office:value-type="float" office:value="1.89640356053474" calcext:value-type="float">
            <text:p>1,89640356053474</text:p>
          </table:table-cell>
          <table:table-cell office:value-type="float" office:value="2.02867292102869" calcext:value-type="float">
            <text:p>2,02867292102869</text:p>
          </table:table-cell>
          <table:table-cell office:value-type="float" office:value="2.03417843493104" calcext:value-type="float">
            <text:p>2,03417843493104</text:p>
          </table:table-cell>
          <table:table-cell office:value-type="float" office:value="2.08785561735198" calcext:value-type="float">
            <text:p>2,08785561735198</text:p>
          </table:table-cell>
        </table:table-row>
        <table:table-row table:style-name="ro1">
          <table:table-cell office:value-type="float" office:value="1.94328775193351" calcext:value-type="float">
            <text:p>1,94328775193351</text:p>
          </table:table-cell>
          <table:table-cell office:value-type="float" office:value="2.04355433089659" calcext:value-type="float">
            <text:p>2,04355433089659</text:p>
          </table:table-cell>
          <table:table-cell office:value-type="float" office:value="2.03140640752364" calcext:value-type="float">
            <text:p>2,03140640752364</text:p>
          </table:table-cell>
          <table:table-cell office:value-type="float" office:value="2.06637168309968" calcext:value-type="float">
            <text:p>2,06637168309968</text:p>
          </table:table-cell>
        </table:table-row>
        <table:table-row table:style-name="ro1">
          <table:table-cell office:value-type="float" office:value="2.14780960090373" calcext:value-type="float">
            <text:p>2,14780960090373</text:p>
          </table:table-cell>
          <table:table-cell office:value-type="float" office:value="2.02313888378029" calcext:value-type="float">
            <text:p>2,02313888378029</text:p>
          </table:table-cell>
          <table:table-cell office:value-type="float" office:value="2.02379205067383" calcext:value-type="float">
            <text:p>2,02379205067383</text:p>
          </table:table-cell>
          <table:table-cell office:value-type="float" office:value="2.0793132770377" calcext:value-type="float">
            <text:p>2,0793132770377</text:p>
          </table:table-cell>
        </table:table-row>
        <table:table-row table:style-name="ro1">
          <table:table-cell office:value-type="float" office:value="2.10884375309203" calcext:value-type="float">
            <text:p>2,10884375309203</text:p>
          </table:table-cell>
          <table:table-cell office:value-type="float" office:value="2.04628228184434" calcext:value-type="float">
            <text:p>2,04628228184434</text:p>
          </table:table-cell>
          <table:table-cell office:value-type="float" office:value="2.07340381059943" calcext:value-type="float">
            <text:p>2,07340381059943</text:p>
          </table:table-cell>
          <table:table-cell office:value-type="float" office:value="2.09140229250421" calcext:value-type="float">
            <text:p>2,09140229250421</text:p>
          </table:table-cell>
        </table:table-row>
        <table:table-row table:style-name="ro1">
          <table:table-cell office:value-type="float" office:value="1.93213414252156" calcext:value-type="float">
            <text:p>1,93213414252156</text:p>
          </table:table-cell>
          <table:table-cell office:value-type="float" office:value="2.06032239772937" calcext:value-type="float">
            <text:p>2,06032239772937</text:p>
          </table:table-cell>
          <table:table-cell office:value-type="float" office:value="2.05486341292286" calcext:value-type="float">
            <text:p>2,05486341292286</text:p>
          </table:table-cell>
          <table:table-cell office:value-type="float" office:value="2.11078095290421" calcext:value-type="float">
            <text:p>2,11078095290421</text:p>
          </table:table-cell>
        </table:table-row>
        <table:table-row table:style-name="ro1">
          <table:table-cell office:value-type="float" office:value="1.8705011964178" calcext:value-type="float">
            <text:p>1,8705011964178</text:p>
          </table:table-cell>
          <table:table-cell office:value-type="float" office:value="2.01784207720195" calcext:value-type="float">
            <text:p>2,01784207720195</text:p>
          </table:table-cell>
          <table:table-cell office:value-type="float" office:value="2.0679794523824" calcext:value-type="float">
            <text:p>2,0679794523824</text:p>
          </table:table-cell>
          <table:table-cell office:value-type="float" office:value="2.09613879013974" calcext:value-type="float">
            <text:p>2,09613879013974</text:p>
          </table:table-cell>
        </table:table-row>
        <table:table-row table:style-name="ro1">
          <table:table-cell office:value-type="float" office:value="2.04042170031267" calcext:value-type="float">
            <text:p>2,04042170031267</text:p>
          </table:table-cell>
          <table:table-cell office:value-type="float" office:value="1.99934765926916" calcext:value-type="float">
            <text:p>1,99934765926916</text:p>
          </table:table-cell>
          <table:table-cell office:value-type="float" office:value="2.06723909084881" calcext:value-type="float">
            <text:p>2,06723909084881</text:p>
          </table:table-cell>
          <table:table-cell office:value-type="float" office:value="2.06226708948582" calcext:value-type="float">
            <text:p>2,06226708948582</text:p>
          </table:table-cell>
        </table:table-row>
        <table:table-row table:style-name="ro1">
          <table:table-cell office:value-type="float" office:value="1.89149007365465" calcext:value-type="float">
            <text:p>1,89149007365465</text:p>
          </table:table-cell>
          <table:table-cell office:value-type="float" office:value="2.02238676681287" calcext:value-type="float">
            <text:p>2,02238676681287</text:p>
          </table:table-cell>
          <table:table-cell office:value-type="float" office:value="2.0653101857083" calcext:value-type="float">
            <text:p>2,0653101857083</text:p>
          </table:table-cell>
          <table:table-cell office:value-type="float" office:value="2.10554111445965" calcext:value-type="float">
            <text:p>2,10554111445965</text:p>
          </table:table-cell>
        </table:table-row>
        <table:table-row table:style-name="ro1">
          <table:table-cell office:value-type="float" office:value="2.11244702656848" calcext:value-type="float">
            <text:p>2,11244702656848</text:p>
          </table:table-cell>
          <table:table-cell office:value-type="float" office:value="2.03896650176687" calcext:value-type="float">
            <text:p>2,03896650176687</text:p>
          </table:table-cell>
          <table:table-cell office:value-type="float" office:value="2.04866798471394" calcext:value-type="float">
            <text:p>2,04866798471394</text:p>
          </table:table-cell>
          <table:table-cell office:value-type="float" office:value="2.10236966175924" calcext:value-type="float">
            <text:p>2,10236966175924</text:p>
          </table:table-cell>
        </table:table-row>
        <table:table-row table:style-name="ro1">
          <table:table-cell office:value-type="float" office:value="2.01700033977508" calcext:value-type="float">
            <text:p>2,01700033977508</text:p>
          </table:table-cell>
          <table:table-cell office:value-type="float" office:value="2.06272383094181" calcext:value-type="float">
            <text:p>2,06272383094181</text:p>
          </table:table-cell>
          <table:table-cell office:value-type="float" office:value="2.10643563258963" calcext:value-type="float">
            <text:p>2,10643563258963</text:p>
          </table:table-cell>
          <table:table-cell office:value-type="float" office:value="2.09113257928775" calcext:value-type="float">
            <text:p>2,09113257928775</text:p>
          </table:table-cell>
        </table:table-row>
        <table:table-row table:style-name="ro1">
          <table:table-cell office:value-type="float" office:value="2.18526841715601" calcext:value-type="float">
            <text:p>2,18526841715601</text:p>
          </table:table-cell>
          <table:table-cell office:value-type="float" office:value="1.98618673117899" calcext:value-type="float">
            <text:p>1,98618673117899</text:p>
          </table:table-cell>
          <table:table-cell office:value-type="float" office:value="2.0681021950926" calcext:value-type="float">
            <text:p>2,0681021950926</text:p>
          </table:table-cell>
          <table:table-cell office:value-type="float" office:value="2.12491597178204" calcext:value-type="float">
            <text:p>2,12491597178204</text:p>
          </table:table-cell>
        </table:table-row>
        <table:table-row table:style-name="ro1">
          <table:table-cell office:value-type="float" office:value="1.98780713959965" calcext:value-type="float">
            <text:p>1,98780713959965</text:p>
          </table:table-cell>
          <table:table-cell office:value-type="float" office:value="2.0291997660702" calcext:value-type="float">
            <text:p>2,0291997660702</text:p>
          </table:table-cell>
          <table:table-cell office:value-type="float" office:value="2.05434907553577" calcext:value-type="float">
            <text:p>2,05434907553577</text:p>
          </table:table-cell>
          <table:table-cell office:value-type="float" office:value="2.1155665590876" calcext:value-type="float">
            <text:p>2,1155665590876</text:p>
          </table:table-cell>
        </table:table-row>
        <table:table-row table:style-name="ro1">
          <table:table-cell office:value-type="float" office:value="2.19842172557168" calcext:value-type="float">
            <text:p>2,19842172557168</text:p>
          </table:table-cell>
          <table:table-cell office:value-type="float" office:value="1.97150597876667" calcext:value-type="float">
            <text:p>1,97150597876667</text:p>
          </table:table-cell>
          <table:table-cell office:value-type="float" office:value="2.0812567795903" calcext:value-type="float">
            <text:p>2,0812567795903</text:p>
          </table:table-cell>
          <table:table-cell office:value-type="float" office:value="2.07438470653821" calcext:value-type="float">
            <text:p>2,07438470653821</text:p>
          </table:table-cell>
        </table:table-row>
        <table:table-row table:style-name="ro1">
          <table:table-cell office:value-type="float" office:value="2.08121937525817" calcext:value-type="float">
            <text:p>2,08121937525817</text:p>
          </table:table-cell>
          <table:table-cell office:value-type="float" office:value="1.98562235915813" calcext:value-type="float">
            <text:p>1,98562235915813</text:p>
          </table:table-cell>
          <table:table-cell office:value-type="float" office:value="2.0463156178741" calcext:value-type="float">
            <text:p>2,0463156178741</text:p>
          </table:table-cell>
          <table:table-cell office:value-type="float" office:value="2.09333400296655" calcext:value-type="float">
            <text:p>2,09333400296655</text:p>
          </table:table-cell>
        </table:table-row>
        <table:table-row table:style-name="ro1">
          <table:table-cell office:value-type="float" office:value="1.95763913799781" calcext:value-type="float">
            <text:p>1,95763913799781</text:p>
          </table:table-cell>
          <table:table-cell office:value-type="float" office:value="2.01637481999751" calcext:value-type="float">
            <text:p>2,01637481999751</text:p>
          </table:table-cell>
          <table:table-cell office:value-type="float" office:value="2.07260076944451" calcext:value-type="float">
            <text:p>2,07260076944451</text:p>
          </table:table-cell>
          <table:table-cell office:value-type="float" office:value="2.09268592714245" calcext:value-type="float">
            <text:p>2,09268592714245</text:p>
          </table:table-cell>
        </table:table-row>
        <table:table-row table:style-name="ro1">
          <table:table-cell office:value-type="float" office:value="1.97276560441009" calcext:value-type="float">
            <text:p>1,97276560441009</text:p>
          </table:table-cell>
          <table:table-cell office:value-type="float" office:value="2.0069320708909" calcext:value-type="float">
            <text:p>2,0069320708909</text:p>
          </table:table-cell>
          <table:table-cell office:value-type="float" office:value="2.04498873650269" calcext:value-type="float">
            <text:p>2,04498873650269</text:p>
          </table:table-cell>
          <table:table-cell office:value-type="float" office:value="2.10462106625142" calcext:value-type="float">
            <text:p>2,10462106625142</text:p>
          </table:table-cell>
        </table:table-row>
        <table:table-row table:style-name="ro1">
          <table:table-cell office:value-type="float" office:value="1.98944637855068" calcext:value-type="float">
            <text:p>1,98944637855068</text:p>
          </table:table-cell>
          <table:table-cell office:value-type="float" office:value="2.01186453928847" calcext:value-type="float">
            <text:p>2,01186453928847</text:p>
          </table:table-cell>
          <table:table-cell office:value-type="float" office:value="2.063015903286" calcext:value-type="float">
            <text:p>2,063015903286</text:p>
          </table:table-cell>
          <table:table-cell office:value-type="float" office:value="2.08433558991089" calcext:value-type="float">
            <text:p>2,08433558991089</text:p>
          </table:table-cell>
        </table:table-row>
        <table:table-row table:style-name="ro1">
          <table:table-cell office:value-type="float" office:value="1.98605178374255" calcext:value-type="float">
            <text:p>1,98605178374255</text:p>
          </table:table-cell>
          <table:table-cell office:value-type="float" office:value="1.94579394517161" calcext:value-type="float">
            <text:p>1,94579394517161</text:p>
          </table:table-cell>
          <table:table-cell office:value-type="float" office:value="2.04291875990704" calcext:value-type="float">
            <text:p>2,04291875990704</text:p>
          </table:table-cell>
          <table:table-cell office:value-type="float" office:value="2.07087345408809" calcext:value-type="float">
            <text:p>2,07087345408809</text:p>
          </table:table-cell>
        </table:table-row>
        <table:table-row table:style-name="ro1">
          <table:table-cell office:value-type="float" office:value="1.99271432299055" calcext:value-type="float">
            <text:p>1,99271432299055</text:p>
          </table:table-cell>
          <table:table-cell office:value-type="float" office:value="1.97992214672256" calcext:value-type="float">
            <text:p>1,97992214672256</text:p>
          </table:table-cell>
          <table:table-cell office:value-type="float" office:value="2.06160242900884" calcext:value-type="float">
            <text:p>2,06160242900884</text:p>
          </table:table-cell>
          <table:table-cell office:value-type="float" office:value="2.10754525784943" calcext:value-type="float">
            <text:p>2,10754525784943</text:p>
          </table:table-cell>
        </table:table-row>
        <table:table-row table:style-name="ro1">
          <table:table-cell office:value-type="float" office:value="2.00177028049446" calcext:value-type="float">
            <text:p>2,00177028049446</text:p>
          </table:table-cell>
          <table:table-cell office:value-type="float" office:value="2.16203789964185" calcext:value-type="float">
            <text:p>2,16203789964185</text:p>
          </table:table-cell>
          <table:table-cell office:value-type="float" office:value="2.0619176886287" calcext:value-type="float">
            <text:p>2,0619176886287</text:p>
          </table:table-cell>
          <table:table-cell office:value-type="float" office:value="2.10504332998187" calcext:value-type="float">
            <text:p>2,10504332998187</text:p>
          </table:table-cell>
        </table:table-row>
        <table:table-row table:style-name="ro1">
          <table:table-cell office:value-type="float" office:value="2.01190537875894" calcext:value-type="float">
            <text:p>2,01190537875894</text:p>
          </table:table-cell>
          <table:table-cell office:value-type="float" office:value="2.04576779906289" calcext:value-type="float">
            <text:p>2,04576779906289</text:p>
          </table:table-cell>
          <table:table-cell office:value-type="float" office:value="2.10740380167742" calcext:value-type="float">
            <text:p>2,10740380167742</text:p>
          </table:table-cell>
          <table:table-cell office:value-type="float" office:value="2.11552616447211" calcext:value-type="float">
            <text:p>2,11552616447211</text:p>
          </table:table-cell>
        </table:table-row>
        <table:table-row table:style-name="ro1">
          <table:table-cell office:value-type="float" office:value="2.01737614384749" calcext:value-type="float">
            <text:p>2,01737614384749</text:p>
          </table:table-cell>
          <table:table-cell office:value-type="float" office:value="1.96730093949966" calcext:value-type="float">
            <text:p>1,96730093949966</text:p>
          </table:table-cell>
          <table:table-cell office:value-type="float" office:value="2.04690639445881" calcext:value-type="float">
            <text:p>2,04690639445881</text:p>
          </table:table-cell>
          <table:table-cell office:value-type="float" office:value="2.07327784522701" calcext:value-type="float">
            <text:p>2,07327784522701</text:p>
          </table:table-cell>
        </table:table-row>
        <table:table-row table:style-name="ro1">
          <table:table-cell office:value-type="float" office:value="2.01443515143883" calcext:value-type="float">
            <text:p>2,01443515143883</text:p>
          </table:table-cell>
          <table:table-cell office:value-type="float" office:value="1.97663873778717" calcext:value-type="float">
            <text:p>1,97663873778717</text:p>
          </table:table-cell>
          <table:table-cell office:value-type="float" office:value="2.09688484644123" calcext:value-type="float">
            <text:p>2,09688484644123</text:p>
          </table:table-cell>
          <table:table-cell office:value-type="float" office:value="2.1432780677958" calcext:value-type="float">
            <text:p>2,1432780677958</text:p>
          </table:table-cell>
        </table:table-row>
        <table:table-row table:style-name="ro1">
          <table:table-cell office:value-type="float" office:value="2.19357019535504" calcext:value-type="float">
            <text:p>2,19357019535504</text:p>
          </table:table-cell>
          <table:table-cell office:value-type="float" office:value="1.96229708546981" calcext:value-type="float">
            <text:p>1,96229708546981</text:p>
          </table:table-cell>
          <table:table-cell office:value-type="float" office:value="2.0734244694902" calcext:value-type="float">
            <text:p>2,0734244694902</text:p>
          </table:table-cell>
          <table:table-cell office:value-type="float" office:value="2.15611407399457" calcext:value-type="float">
            <text:p>2,15611407399457</text:p>
          </table:table-cell>
        </table:table-row>
        <table:table-row table:style-name="ro1">
          <table:table-cell office:value-type="float" office:value="1.98300504200873" calcext:value-type="float">
            <text:p>1,98300504200873</text:p>
          </table:table-cell>
          <table:table-cell office:value-type="float" office:value="2.01308220356279" calcext:value-type="float">
            <text:p>2,01308220356279</text:p>
          </table:table-cell>
          <table:table-cell office:value-type="float" office:value="2.0984746698005" calcext:value-type="float">
            <text:p>2,0984746698005</text:p>
          </table:table-cell>
          <table:table-cell office:value-type="float" office:value="2.09702650346574" calcext:value-type="float">
            <text:p>2,09702650346574</text:p>
          </table:table-cell>
        </table:table-row>
        <table:table-row table:style-name="ro1">
          <table:table-cell office:value-type="float" office:value="1.96912683233664" calcext:value-type="float">
            <text:p>1,96912683233664</text:p>
          </table:table-cell>
          <table:table-cell office:value-type="float" office:value="2.10332615175472" calcext:value-type="float">
            <text:p>2,10332615175472</text:p>
          </table:table-cell>
          <table:table-cell office:value-type="float" office:value="2.11074486632006" calcext:value-type="float">
            <text:p>2,11074486632006</text:p>
          </table:table-cell>
          <table:table-cell office:value-type="float" office:value="2.08098984984014" calcext:value-type="float">
            <text:p>2,08098984984014</text:p>
          </table:table-cell>
        </table:table-row>
        <table:table-row table:style-name="ro1">
          <table:table-cell office:value-type="float" office:value="1.94486296070491" calcext:value-type="float">
            <text:p>1,94486296070491</text:p>
          </table:table-cell>
          <table:table-cell office:value-type="float" office:value="1.95036578039811" calcext:value-type="float">
            <text:p>1,95036578039811</text:p>
          </table:table-cell>
          <table:table-cell office:value-type="float" office:value="2.084536804826" calcext:value-type="float">
            <text:p>2,084536804826</text:p>
          </table:table-cell>
          <table:table-cell office:value-type="float" office:value="2.12806970877007" calcext:value-type="float">
            <text:p>2,12806970877007</text:p>
          </table:table-cell>
        </table:table-row>
        <table:table-row table:style-name="ro1">
          <table:table-cell office:value-type="float" office:value="1.9693640425876" calcext:value-type="float">
            <text:p>1,9693640425876</text:p>
          </table:table-cell>
          <table:table-cell office:value-type="float" office:value="2.00595783675831" calcext:value-type="float">
            <text:p>2,00595783675831</text:p>
          </table:table-cell>
          <table:table-cell office:value-type="float" office:value="2.09088193514197" calcext:value-type="float">
            <text:p>2,09088193514197</text:p>
          </table:table-cell>
          <table:table-cell office:value-type="float" office:value="2.12056968211971" calcext:value-type="float">
            <text:p>2,12056968211971</text:p>
          </table:table-cell>
        </table:table-row>
        <table:table-row table:style-name="ro1">
          <table:table-cell office:value-type="float" office:value="1.97628477607029" calcext:value-type="float">
            <text:p>1,97628477607029</text:p>
          </table:table-cell>
          <table:table-cell office:value-type="float" office:value="2.08084862830378" calcext:value-type="float">
            <text:p>2,08084862830378</text:p>
          </table:table-cell>
          <table:table-cell office:value-type="float" office:value="2.07287976210175" calcext:value-type="float">
            <text:p>2,07287976210175</text:p>
          </table:table-cell>
          <table:table-cell office:value-type="float" office:value="2.1114466659368" calcext:value-type="float">
            <text:p>2,1114466659368</text:p>
          </table:table-cell>
        </table:table-row>
        <table:table-row table:style-name="ro1">
          <table:table-cell office:value-type="float" office:value="1.97213102551845" calcext:value-type="float">
            <text:p>1,97213102551845</text:p>
          </table:table-cell>
          <table:table-cell office:value-type="float" office:value="2.00768690241987" calcext:value-type="float">
            <text:p>2,00768690241987</text:p>
          </table:table-cell>
          <table:table-cell office:value-type="float" office:value="2.0555273482764" calcext:value-type="float">
            <text:p>2,0555273482764</text:p>
          </table:table-cell>
          <table:table-cell office:value-type="float" office:value="2.07170394679703" calcext:value-type="float">
            <text:p>2,07170394679703</text:p>
          </table:table-cell>
        </table:table-row>
        <table:table-row table:style-name="ro1">
          <table:table-cell office:value-type="float" office:value="1.97831350430052" calcext:value-type="float">
            <text:p>1,97831350430052</text:p>
          </table:table-cell>
          <table:table-cell office:value-type="float" office:value="1.96049630402659" calcext:value-type="float">
            <text:p>1,96049630402659</text:p>
          </table:table-cell>
          <table:table-cell office:value-type="float" office:value="2.05347516670513" calcext:value-type="float">
            <text:p>2,05347516670513</text:p>
          </table:table-cell>
          <table:table-cell office:value-type="float" office:value="2.08051401156243" calcext:value-type="float">
            <text:p>2,08051401156243</text:p>
          </table:table-cell>
        </table:table-row>
        <table:table-row table:style-name="ro1">
          <table:table-cell office:value-type="float" office:value="2.02764411302876" calcext:value-type="float">
            <text:p>2,02764411302876</text:p>
          </table:table-cell>
          <table:table-cell office:value-type="float" office:value="2.04137134652289" calcext:value-type="float">
            <text:p>2,04137134652289</text:p>
          </table:table-cell>
          <table:table-cell office:value-type="float" office:value="2.1109791956791" calcext:value-type="float">
            <text:p>2,1109791956791</text:p>
          </table:table-cell>
          <table:table-cell office:value-type="float" office:value="2.08150372761646" calcext:value-type="float">
            <text:p>2,08150372761646</text:p>
          </table:table-cell>
        </table:table-row>
        <table:table-row table:style-name="ro1">
          <table:table-cell office:value-type="float" office:value="1.99904435318397" calcext:value-type="float">
            <text:p>1,99904435318397</text:p>
          </table:table-cell>
          <table:table-cell office:value-type="float" office:value="2.04295643037218" calcext:value-type="float">
            <text:p>2,04295643037218</text:p>
          </table:table-cell>
          <table:table-cell office:value-type="float" office:value="2.0649752695509" calcext:value-type="float">
            <text:p>2,0649752695509</text:p>
          </table:table-cell>
          <table:table-cell office:value-type="float" office:value="2.07636859592299" calcext:value-type="float">
            <text:p>2,07636859592299</text:p>
          </table:table-cell>
        </table:table-row>
        <table:table-row table:style-name="ro1">
          <table:table-cell office:value-type="float" office:value="1.8844692308108" calcext:value-type="float">
            <text:p>1,8844692308108</text:p>
          </table:table-cell>
          <table:table-cell office:value-type="float" office:value="2.0521000641419" calcext:value-type="float">
            <text:p>2,0521000641419</text:p>
          </table:table-cell>
          <table:table-cell office:value-type="float" office:value="2.06257092353598" calcext:value-type="float">
            <text:p>2,06257092353598</text:p>
          </table:table-cell>
          <table:table-cell office:value-type="float" office:value="2.08095011814643" calcext:value-type="float">
            <text:p>2,08095011814643</text:p>
          </table:table-cell>
        </table:table-row>
        <table:table-row table:style-name="ro1">
          <table:table-cell office:value-type="float" office:value="1.98239136416019" calcext:value-type="float">
            <text:p>1,98239136416019</text:p>
          </table:table-cell>
          <table:table-cell office:value-type="float" office:value="1.97554726394196" calcext:value-type="float">
            <text:p>1,97554726394196</text:p>
          </table:table-cell>
          <table:table-cell office:value-type="float" office:value="2.06335191291966" calcext:value-type="float">
            <text:p>2,06335191291966</text:p>
          </table:table-cell>
          <table:table-cell office:value-type="float" office:value="2.11598655492774" calcext:value-type="float">
            <text:p>2,11598655492774</text:p>
          </table:table-cell>
        </table:table-row>
        <table:table-row table:style-name="ro1">
          <table:table-cell office:value-type="float" office:value="2.04702161937204" calcext:value-type="float">
            <text:p>2,04702161937204</text:p>
          </table:table-cell>
          <table:table-cell office:value-type="float" office:value="2.00805402852873" calcext:value-type="float">
            <text:p>2,00805402852873</text:p>
          </table:table-cell>
          <table:table-cell office:value-type="float" office:value="2.04485725899998" calcext:value-type="float">
            <text:p>2,04485725899998</text:p>
          </table:table-cell>
          <table:table-cell office:value-type="float" office:value="2.09805140671019" calcext:value-type="float">
            <text:p>2,09805140671019</text:p>
          </table:table-cell>
        </table:table-row>
        <table:table-row table:style-name="ro1">
          <table:table-cell office:value-type="float" office:value="1.97624438397511" calcext:value-type="float">
            <text:p>1,97624438397511</text:p>
          </table:table-cell>
          <table:table-cell office:value-type="float" office:value="1.99367206130392" calcext:value-type="float">
            <text:p>1,99367206130392</text:p>
          </table:table-cell>
          <table:table-cell office:value-type="float" office:value="2.11750396852353" calcext:value-type="float">
            <text:p>2,11750396852353</text:p>
          </table:table-cell>
          <table:table-cell office:value-type="float" office:value="2.06767061727485" calcext:value-type="float">
            <text:p>2,06767061727485</text:p>
          </table:table-cell>
        </table:table-row>
        <table:table-row table:style-name="ro1">
          <table:table-cell office:value-type="float" office:value="1.96661721423401" calcext:value-type="float">
            <text:p>1,96661721423401</text:p>
          </table:table-cell>
          <table:table-cell office:value-type="float" office:value="1.97447207746608" calcext:value-type="float">
            <text:p>1,97447207746608</text:p>
          </table:table-cell>
          <table:table-cell office:value-type="float" office:value="2.07361828815732" calcext:value-type="float">
            <text:p>2,07361828815732</text:p>
          </table:table-cell>
          <table:table-cell office:value-type="float" office:value="2.09851157909944" calcext:value-type="float">
            <text:p>2,09851157909944</text:p>
          </table:table-cell>
        </table:table-row>
        <table:table-row table:style-name="ro1">
          <table:table-cell office:value-type="float" office:value="1.89313412316322" calcext:value-type="float">
            <text:p>1,89313412316322</text:p>
          </table:table-cell>
          <table:table-cell office:value-type="float" office:value="1.99597503663506" calcext:value-type="float">
            <text:p>1,99597503663506</text:p>
          </table:table-cell>
          <table:table-cell office:value-type="float" office:value="2.07306125312578" calcext:value-type="float">
            <text:p>2,07306125312578</text:p>
          </table:table-cell>
          <table:table-cell office:value-type="float" office:value="2.07583780491855" calcext:value-type="float">
            <text:p>2,07583780491855</text:p>
          </table:table-cell>
        </table:table-row>
        <table:table-row table:style-name="ro1">
          <table:table-cell office:value-type="float" office:value="1.94791592298727" calcext:value-type="float">
            <text:p>1,94791592298727</text:p>
          </table:table-cell>
          <table:table-cell office:value-type="float" office:value="2.00363916099007" calcext:value-type="float">
            <text:p>2,00363916099007</text:p>
          </table:table-cell>
          <table:table-cell office:value-type="float" office:value="2.09572831305006" calcext:value-type="float">
            <text:p>2,09572831305006</text:p>
          </table:table-cell>
          <table:table-cell office:value-type="float" office:value="2.09192436957628" calcext:value-type="float">
            <text:p>2,09192436957628</text:p>
          </table:table-cell>
        </table:table-row>
        <table:table-row table:style-name="ro1">
          <table:table-cell office:value-type="float" office:value="1.91279072478428" calcext:value-type="float">
            <text:p>1,91279072478428</text:p>
          </table:table-cell>
          <table:table-cell office:value-type="float" office:value="1.99955106796956" calcext:value-type="float">
            <text:p>1,99955106796956</text:p>
          </table:table-cell>
          <table:table-cell office:value-type="float" office:value="2.0802226504524" calcext:value-type="float">
            <text:p>2,0802226504524</text:p>
          </table:table-cell>
          <table:table-cell office:value-type="float" office:value="2.08859897073708" calcext:value-type="float">
            <text:p>2,08859897073708</text:p>
          </table:table-cell>
        </table:table-row>
        <table:table-row table:style-name="ro1">
          <table:table-cell office:value-type="float" office:value="1.90959162108157" calcext:value-type="float">
            <text:p>1,90959162108157</text:p>
          </table:table-cell>
          <table:table-cell office:value-type="float" office:value="2.01940217974826" calcext:value-type="float">
            <text:p>2,01940217974826</text:p>
          </table:table-cell>
          <table:table-cell office:value-type="float" office:value="2.07616405710189" calcext:value-type="float">
            <text:p>2,07616405710189</text:p>
          </table:table-cell>
          <table:table-cell office:value-type="float" office:value="2.06440696611067" calcext:value-type="float">
            <text:p>2,06440696611067</text:p>
          </table:table-cell>
        </table:table-row>
        <table:table-row table:style-name="ro1">
          <table:table-cell office:value-type="float" office:value="1.91143257168657" calcext:value-type="float">
            <text:p>1,91143257168657</text:p>
          </table:table-cell>
          <table:table-cell office:value-type="float" office:value="1.99413456389989" calcext:value-type="float">
            <text:p>1,99413456389989</text:p>
          </table:table-cell>
          <table:table-cell office:value-type="float" office:value="2.05216640579746" calcext:value-type="float">
            <text:p>2,05216640579746</text:p>
          </table:table-cell>
          <table:table-cell office:value-type="float" office:value="2.06330962993877" calcext:value-type="float">
            <text:p>2,06330962993877</text:p>
          </table:table-cell>
        </table:table-row>
        <table:table-row table:style-name="ro1">
          <table:table-cell office:value-type="float" office:value="1.93577921808419" calcext:value-type="float">
            <text:p>1,93577921808419</text:p>
          </table:table-cell>
          <table:table-cell office:value-type="float" office:value="1.98194786994231" calcext:value-type="float">
            <text:p>1,98194786994231</text:p>
          </table:table-cell>
          <table:table-cell office:value-type="float" office:value="2.06630259351985" calcext:value-type="float">
            <text:p>2,06630259351985</text:p>
          </table:table-cell>
          <table:table-cell office:value-type="float" office:value="2.09899619236811" calcext:value-type="float">
            <text:p>2,09899619236811</text:p>
          </table:table-cell>
        </table:table-row>
        <table:table-row table:style-name="ro1">
          <table:table-cell office:value-type="float" office:value="1.89717026387735" calcext:value-type="float">
            <text:p>1,89717026387735</text:p>
          </table:table-cell>
          <table:table-cell office:value-type="float" office:value="2.00584675983409" calcext:value-type="float">
            <text:p>2,00584675983409</text:p>
          </table:table-cell>
          <table:table-cell office:value-type="float" office:value="2.07666494733449" calcext:value-type="float">
            <text:p>2,07666494733449</text:p>
          </table:table-cell>
          <table:table-cell office:value-type="float" office:value="2.13206425736795" calcext:value-type="float">
            <text:p>2,13206425736795</text:p>
          </table:table-cell>
        </table:table-row>
        <table:table-row table:style-name="ro1">
          <table:table-cell office:value-type="float" office:value="1.86900950887812" calcext:value-type="float">
            <text:p>1,86900950887812</text:p>
          </table:table-cell>
          <table:table-cell office:value-type="float" office:value="2.0517883297621" calcext:value-type="float">
            <text:p>2,0517883297621</text:p>
          </table:table-cell>
          <table:table-cell office:value-type="float" office:value="2.06316376991504" calcext:value-type="float">
            <text:p>2,06316376991504</text:p>
          </table:table-cell>
          <table:table-cell office:value-type="float" office:value="2.06666056871192" calcext:value-type="float">
            <text:p>2,06666056871192</text:p>
          </table:table-cell>
        </table:table-row>
        <table:table-row table:style-name="ro1">
          <table:table-cell office:value-type="float" office:value="2.09390589371146" calcext:value-type="float">
            <text:p>2,09390589371146</text:p>
          </table:table-cell>
          <table:table-cell office:value-type="float" office:value="1.99741826630139" calcext:value-type="float">
            <text:p>1,99741826630139</text:p>
          </table:table-cell>
          <table:table-cell office:value-type="float" office:value="2.09155470942861" calcext:value-type="float">
            <text:p>2,09155470942861</text:p>
          </table:table-cell>
          <table:table-cell office:value-type="float" office:value="2.26604331416946" calcext:value-type="float">
            <text:p>2,26604331416946</text:p>
          </table:table-cell>
        </table:table-row>
        <table:table-row table:style-name="ro1">
          <table:table-cell office:value-type="float" office:value="4.13710842804306" calcext:value-type="float">
            <text:p>4,13710842804306</text:p>
          </table:table-cell>
          <table:table-cell office:value-type="float" office:value="2.0648818706958" calcext:value-type="float">
            <text:p>2,0648818706958</text:p>
          </table:table-cell>
          <table:table-cell office:value-type="float" office:value="2.09438614904615" calcext:value-type="float">
            <text:p>2,09438614904615</text:p>
          </table:table-cell>
          <table:table-cell office:value-type="float" office:value="2.24296307298639" calcext:value-type="float">
            <text:p>2,24296307298639</text:p>
          </table:table-cell>
        </table:table-row>
        <table:table-row table:style-name="ro1">
          <table:table-cell office:value-type="float" office:value="2.06501252397561" calcext:value-type="float">
            <text:p>2,06501252397561</text:p>
          </table:table-cell>
          <table:table-cell office:value-type="float" office:value="2.00052255085733" calcext:value-type="float">
            <text:p>2,00052255085733</text:p>
          </table:table-cell>
          <table:table-cell office:value-type="float" office:value="2.06863159381342" calcext:value-type="float">
            <text:p>2,06863159381342</text:p>
          </table:table-cell>
          <table:table-cell office:value-type="float" office:value="2.22718581367635" calcext:value-type="float">
            <text:p>2,22718581367635</text:p>
          </table:table-cell>
        </table:table-row>
        <table:table-row table:style-name="ro1">
          <table:table-cell office:value-type="float" office:value="2.08992548911224" calcext:value-type="float">
            <text:p>2,08992548911224</text:p>
          </table:table-cell>
          <table:table-cell office:value-type="float" office:value="2.12499345194764" calcext:value-type="float">
            <text:p>2,12499345194764</text:p>
          </table:table-cell>
          <table:table-cell office:value-type="float" office:value="2.06480579374815" calcext:value-type="float">
            <text:p>2,06480579374815</text:p>
          </table:table-cell>
          <table:table-cell office:value-type="float" office:value="2.17618055063503" calcext:value-type="float">
            <text:p>2,17618055063503</text:p>
          </table:table-cell>
        </table:table-row>
        <table:table-row table:style-name="ro1">
          <table:table-cell office:value-type="float" office:value="2.04083283710078" calcext:value-type="float">
            <text:p>2,04083283710078</text:p>
          </table:table-cell>
          <table:table-cell office:value-type="float" office:value="2.051107048178" calcext:value-type="float">
            <text:p>2,051107048178</text:p>
          </table:table-cell>
          <table:table-cell office:value-type="float" office:value="2.08367226864902" calcext:value-type="float">
            <text:p>2,08367226864902</text:p>
          </table:table-cell>
          <table:table-cell office:value-type="float" office:value="2.08143978183237" calcext:value-type="float">
            <text:p>2,08143978183237</text:p>
          </table:table-cell>
        </table:table-row>
        <table:table-row table:style-name="ro1">
          <table:table-cell office:value-type="float" office:value="2.01140997427329" calcext:value-type="float">
            <text:p>2,01140997427329</text:p>
          </table:table-cell>
          <table:table-cell office:value-type="float" office:value="2.13479375283112" calcext:value-type="float">
            <text:p>2,13479375283112</text:p>
          </table:table-cell>
          <table:table-cell office:value-type="float" office:value="2.15315395019024" calcext:value-type="float">
            <text:p>2,15315395019024</text:p>
          </table:table-cell>
          <table:table-cell office:value-type="float" office:value="2.09336319769297" calcext:value-type="float">
            <text:p>2,09336319769297</text:p>
          </table:table-cell>
        </table:table-row>
        <table:table-row table:style-name="ro1">
          <table:table-cell office:value-type="float" office:value="1.98000773290064" calcext:value-type="float">
            <text:p>1,98000773290064</text:p>
          </table:table-cell>
          <table:table-cell office:value-type="float" office:value="2.06892689756405" calcext:value-type="float">
            <text:p>2,06892689756405</text:p>
          </table:table-cell>
          <table:table-cell office:value-type="float" office:value="2.09922377914416" calcext:value-type="float">
            <text:p>2,09922377914416</text:p>
          </table:table-cell>
          <table:table-cell office:value-type="float" office:value="2.07704892812544" calcext:value-type="float">
            <text:p>2,07704892812544</text:p>
          </table:table-cell>
        </table:table-row>
        <table:table-row table:style-name="ro1">
          <table:table-cell office:value-type="float" office:value="2.01603822826769" calcext:value-type="float">
            <text:p>2,01603822826769</text:p>
          </table:table-cell>
          <table:table-cell office:value-type="float" office:value="2.0481258359737" calcext:value-type="float">
            <text:p>2,0481258359737</text:p>
          </table:table-cell>
          <table:table-cell office:value-type="float" office:value="2.06606060982699" calcext:value-type="float">
            <text:p>2,06606060982699</text:p>
          </table:table-cell>
          <table:table-cell office:value-type="float" office:value="2.11330432978051" calcext:value-type="float">
            <text:p>2,11330432978051</text:p>
          </table:table-cell>
        </table:table-row>
        <table:table-row table:style-name="ro1">
          <table:table-cell office:value-type="float" office:value="1.89689821855457" calcext:value-type="float">
            <text:p>1,89689821855457</text:p>
          </table:table-cell>
          <table:table-cell office:value-type="float" office:value="2.01524024331677" calcext:value-type="float">
            <text:p>2,01524024331677</text:p>
          </table:table-cell>
          <table:table-cell office:value-type="float" office:value="2.06410353465521" calcext:value-type="float">
            <text:p>2,06410353465521</text:p>
          </table:table-cell>
          <table:table-cell office:value-type="float" office:value="2.06864854029926" calcext:value-type="float">
            <text:p>2,06864854029926</text:p>
          </table:table-cell>
        </table:table-row>
        <table:table-row table:style-name="ro1">
          <table:table-cell office:value-type="float" office:value="2.1085083411148" calcext:value-type="float">
            <text:p>2,1085083411148</text:p>
          </table:table-cell>
          <table:table-cell office:value-type="float" office:value="2.06238473084686" calcext:value-type="float">
            <text:p>2,06238473084686</text:p>
          </table:table-cell>
          <table:table-cell office:value-type="float" office:value="2.07200781892486" calcext:value-type="float">
            <text:p>2,07200781892486</text:p>
          </table:table-cell>
          <table:table-cell office:value-type="float" office:value="2.10693011877075" calcext:value-type="float">
            <text:p>2,10693011877075</text:p>
          </table:table-cell>
        </table:table-row>
        <table:table-row table:style-name="ro1">
          <table:table-cell office:value-type="float" office:value="1.93278257250128" calcext:value-type="float">
            <text:p>1,93278257250128</text:p>
          </table:table-cell>
          <table:table-cell office:value-type="float" office:value="2.0496090503981" calcext:value-type="float">
            <text:p>2,0496090503981</text:p>
          </table:table-cell>
          <table:table-cell office:value-type="float" office:value="2.05346402366134" calcext:value-type="float">
            <text:p>2,05346402366134</text:p>
          </table:table-cell>
          <table:table-cell office:value-type="float" office:value="2.09959216777367" calcext:value-type="float">
            <text:p>2,09959216777367</text:p>
          </table:table-cell>
        </table:table-row>
        <table:table-row table:style-name="ro1">
          <table:table-cell office:value-type="float" office:value="2.26938823152548" calcext:value-type="float">
            <text:p>2,26938823152548</text:p>
          </table:table-cell>
          <table:table-cell office:value-type="float" office:value="1.98098254984294" calcext:value-type="float">
            <text:p>1,98098254984294</text:p>
          </table:table-cell>
          <table:table-cell office:value-type="float" office:value="2.06213859686841" calcext:value-type="float">
            <text:p>2,06213859686841</text:p>
          </table:table-cell>
          <table:table-cell office:value-type="float" office:value="2.07207133630463" calcext:value-type="float">
            <text:p>2,07207133630463</text:p>
          </table:table-cell>
        </table:table-row>
        <table:table-row table:style-name="ro1">
          <table:table-cell office:value-type="float" office:value="1.9518191927846" calcext:value-type="float">
            <text:p>1,9518191927846</text:p>
          </table:table-cell>
          <table:table-cell office:value-type="float" office:value="2.04014476821536" calcext:value-type="float">
            <text:p>2,04014476821536</text:p>
          </table:table-cell>
          <table:table-cell office:value-type="float" office:value="2.07217980711949" calcext:value-type="float">
            <text:p>2,07217980711949</text:p>
          </table:table-cell>
          <table:table-cell office:value-type="float" office:value="2.11161078269137" calcext:value-type="float">
            <text:p>2,11161078269137</text:p>
          </table:table-cell>
        </table:table-row>
        <table:table-row table:style-name="ro1">
          <table:table-cell office:value-type="float" office:value="1.86758110505224" calcext:value-type="float">
            <text:p>1,86758110505224</text:p>
          </table:table-cell>
          <table:table-cell office:value-type="float" office:value="2.07428184711626" calcext:value-type="float">
            <text:p>2,07428184711626</text:p>
          </table:table-cell>
          <table:table-cell office:value-type="float" office:value="2.04220327495837" calcext:value-type="float">
            <text:p>2,04220327495837</text:p>
          </table:table-cell>
          <table:table-cell office:value-type="float" office:value="2.15118930657268" calcext:value-type="float">
            <text:p>2,15118930657268</text:p>
          </table:table-cell>
        </table:table-row>
        <table:table-row table:style-name="ro1">
          <table:table-cell office:value-type="float" office:value="1.87674554892267" calcext:value-type="float">
            <text:p>1,87674554892267</text:p>
          </table:table-cell>
          <table:table-cell office:value-type="float" office:value="1.99826267836172" calcext:value-type="float">
            <text:p>1,99826267836172</text:p>
          </table:table-cell>
          <table:table-cell office:value-type="float" office:value="2.0762438678513" calcext:value-type="float">
            <text:p>2,0762438678513</text:p>
          </table:table-cell>
          <table:table-cell office:value-type="float" office:value="2.07443679823411" calcext:value-type="float">
            <text:p>2,07443679823411</text:p>
          </table:table-cell>
        </table:table-row>
        <table:table-row table:style-name="ro1">
          <table:table-cell office:value-type="float" office:value="1.91368333202932" calcext:value-type="float">
            <text:p>1,91368333202932</text:p>
          </table:table-cell>
          <table:table-cell office:value-type="float" office:value="2.03188215640372" calcext:value-type="float">
            <text:p>2,03188215640372</text:p>
          </table:table-cell>
          <table:table-cell office:value-type="float" office:value="2.09231506595667" calcext:value-type="float">
            <text:p>2,09231506595667</text:p>
          </table:table-cell>
          <table:table-cell office:value-type="float" office:value="2.17314783176301" calcext:value-type="float">
            <text:p>2,17314783176301</text:p>
          </table:table-cell>
        </table:table-row>
        <table:table-row table:style-name="ro1">
          <table:table-cell office:value-type="float" office:value="1.96087307677234" calcext:value-type="float">
            <text:p>1,96087307677234</text:p>
          </table:table-cell>
          <table:table-cell office:value-type="float" office:value="2.00211317387952" calcext:value-type="float">
            <text:p>2,00211317387952</text:p>
          </table:table-cell>
          <table:table-cell office:value-type="float" office:value="2.105529934842" calcext:value-type="float">
            <text:p>2,105529934842</text:p>
          </table:table-cell>
          <table:table-cell office:value-type="float" office:value="2.21711426981651" calcext:value-type="float">
            <text:p>2,21711426981651</text:p>
          </table:table-cell>
        </table:table-row>
        <table:table-row table:style-name="ro1">
          <table:table-cell office:value-type="float" office:value="1.97001943958168" calcext:value-type="float">
            <text:p>1,97001943958168</text:p>
          </table:table-cell>
          <table:table-cell office:value-type="float" office:value="2.10575256627013" calcext:value-type="float">
            <text:p>2,10575256627013</text:p>
          </table:table-cell>
          <table:table-cell office:value-type="float" office:value="2.09777438937888" calcext:value-type="float">
            <text:p>2,09777438937888</text:p>
          </table:table-cell>
          <table:table-cell office:value-type="float" office:value="2.1284231245843" calcext:value-type="float">
            <text:p>2,1284231245843</text:p>
          </table:table-cell>
        </table:table-row>
        <table:table-row table:style-name="ro1">
          <table:table-cell office:value-type="float" office:value="2.31704542975605" calcext:value-type="float">
            <text:p>2,31704542975605</text:p>
          </table:table-cell>
          <table:table-cell office:value-type="float" office:value="2.13102938961784" calcext:value-type="float">
            <text:p>2,13102938961784</text:p>
          </table:table-cell>
          <table:table-cell office:value-type="float" office:value="2.08863580472784" calcext:value-type="float">
            <text:p>2,08863580472784</text:p>
          </table:table-cell>
          <table:table-cell office:value-type="float" office:value="2.15367441716133" calcext:value-type="float">
            <text:p>2,15367441716133</text:p>
          </table:table-cell>
        </table:table-row>
        <table:table-row table:style-name="ro1">
          <table:table-cell office:value-type="float" office:value="1.95744431041757" calcext:value-type="float">
            <text:p>1,95744431041757</text:p>
          </table:table-cell>
          <table:table-cell office:value-type="float" office:value="2.19206535244612" calcext:value-type="float">
            <text:p>2,19206535244612</text:p>
          </table:table-cell>
          <table:table-cell office:value-type="float" office:value="2.12771335281992" calcext:value-type="float">
            <text:p>2,12771335281992</text:p>
          </table:table-cell>
          <table:table-cell office:value-type="float" office:value="2.05895221889125" calcext:value-type="float">
            <text:p>2,05895221889125</text:p>
          </table:table-cell>
        </table:table-row>
        <table:table-row table:style-name="ro1">
          <table:table-cell office:value-type="float" office:value="1.93327723052111" calcext:value-type="float">
            <text:p>1,93327723052111</text:p>
          </table:table-cell>
          <table:table-cell office:value-type="float" office:value="2.0591693693667" calcext:value-type="float">
            <text:p>2,0591693693667</text:p>
          </table:table-cell>
          <table:table-cell office:value-type="float" office:value="2.05094227214177" calcext:value-type="float">
            <text:p>2,05094227214177</text:p>
          </table:table-cell>
          <table:table-cell office:value-type="float" office:value="2.03822253262019" calcext:value-type="float">
            <text:p>2,03822253262019</text:p>
          </table:table-cell>
        </table:table-row>
        <table:table-row table:style-name="ro1">
          <table:table-cell office:value-type="float" office:value="1.93764165031681" calcext:value-type="float">
            <text:p>1,93764165031681</text:p>
          </table:table-cell>
          <table:table-cell office:value-type="float" office:value="1.98550174458519" calcext:value-type="float">
            <text:p>1,98550174458519</text:p>
          </table:table-cell>
          <table:table-cell office:value-type="float" office:value="2.04971586041054" calcext:value-type="float">
            <text:p>2,04971586041054</text:p>
          </table:table-cell>
          <table:table-cell office:value-type="float" office:value="2.05019197793143" calcext:value-type="float">
            <text:p>2,05019197793143</text:p>
          </table:table-cell>
        </table:table-row>
        <table:table-row table:style-name="ro1">
          <table:table-cell office:value-type="float" office:value="2.06363280630963" calcext:value-type="float">
            <text:p>2,06363280630963</text:p>
          </table:table-cell>
          <table:table-cell office:value-type="float" office:value="2.05748303970802" calcext:value-type="float">
            <text:p>2,05748303970802</text:p>
          </table:table-cell>
          <table:table-cell office:value-type="float" office:value="2.05021358737254" calcext:value-type="float">
            <text:p>2,05021358737254</text:p>
          </table:table-cell>
          <table:table-cell office:value-type="float" office:value="2.09169848770138" calcext:value-type="float">
            <text:p>2,09169848770138</text:p>
          </table:table-cell>
        </table:table-row>
        <table:table-row table:style-name="ro1">
          <table:table-cell office:value-type="float" office:value="1.93129088496159" calcext:value-type="float">
            <text:p>1,93129088496159</text:p>
          </table:table-cell>
          <table:table-cell office:value-type="float" office:value="2.06640173170121" calcext:value-type="float">
            <text:p>2,06640173170121</text:p>
          </table:table-cell>
          <table:table-cell office:value-type="float" office:value="2.04613532446692" calcext:value-type="float">
            <text:p>2,04613532446692</text:p>
          </table:table-cell>
          <table:table-cell office:value-type="float" office:value="2.05703016440804" calcext:value-type="float">
            <text:p>2,05703016440804</text:p>
          </table:table-cell>
        </table:table-row>
        <table:table-row table:style-name="ro1">
          <table:table-cell office:value-type="float" office:value="2.01435096668194" calcext:value-type="float">
            <text:p>2,01435096668194</text:p>
          </table:table-cell>
          <table:table-cell office:value-type="float" office:value="2.14715307823038" calcext:value-type="float">
            <text:p>2,14715307823038</text:p>
          </table:table-cell>
          <table:table-cell office:value-type="float" office:value="2.08240085516265" calcext:value-type="float">
            <text:p>2,08240085516265</text:p>
          </table:table-cell>
          <table:table-cell office:value-type="float" office:value="2.03889255464438" calcext:value-type="float">
            <text:p>2,03889255464438</text:p>
          </table:table-cell>
        </table:table-row>
        <table:table-row table:style-name="ro1">
          <table:table-cell office:value-type="float" office:value="1.92370015693091" calcext:value-type="float">
            <text:p>1,92370015693091</text:p>
          </table:table-cell>
          <table:table-cell office:value-type="float" office:value="2.0810889770513" calcext:value-type="float">
            <text:p>2,0810889770513</text:p>
          </table:table-cell>
          <table:table-cell office:value-type="float" office:value="2.08143269909244" calcext:value-type="float">
            <text:p>2,08143269909244</text:p>
          </table:table-cell>
          <table:table-cell office:value-type="float" office:value="2.07352487954037" calcext:value-type="float">
            <text:p>2,07352487954037</text:p>
          </table:table-cell>
        </table:table-row>
        <table:table-row table:style-name="ro1">
          <table:table-cell office:value-type="float" office:value="1.92770146257322" calcext:value-type="float">
            <text:p>1,92770146257322</text:p>
          </table:table-cell>
          <table:table-cell office:value-type="float" office:value="2.04676352958835" calcext:value-type="float">
            <text:p>2,04676352958835</text:p>
          </table:table-cell>
          <table:table-cell office:value-type="float" office:value="2.07969119495481" calcext:value-type="float">
            <text:p>2,07969119495481</text:p>
          </table:table-cell>
          <table:table-cell office:value-type="float" office:value="2.0832631220285" calcext:value-type="float">
            <text:p>2,0832631220285</text:p>
          </table:table-cell>
        </table:table-row>
        <table:table-row table:style-name="ro1">
          <table:table-cell office:value-type="float" office:value="1.9689952884702" calcext:value-type="float">
            <text:p>1,9689952884702</text:p>
          </table:table-cell>
          <table:table-cell office:value-type="float" office:value="2.13112201486013" calcext:value-type="float">
            <text:p>2,13112201486013</text:p>
          </table:table-cell>
          <table:table-cell office:value-type="float" office:value="2.06776967416891" calcext:value-type="float">
            <text:p>2,06776967416891</text:p>
          </table:table-cell>
          <table:table-cell office:value-type="float" office:value="2.0328102298402" calcext:value-type="float">
            <text:p>2,0328102298402</text:p>
          </table:table-cell>
        </table:table-row>
        <table:table-row table:style-name="ro1">
          <table:table-cell office:value-type="float" office:value="1.89012984704076" calcext:value-type="float">
            <text:p>1,89012984704076</text:p>
          </table:table-cell>
          <table:table-cell office:value-type="float" office:value="2.05267643159017" calcext:value-type="float">
            <text:p>2,05267643159017</text:p>
          </table:table-cell>
          <table:table-cell office:value-type="float" office:value="2.06907788833846" calcext:value-type="float">
            <text:p>2,06907788833846</text:p>
          </table:table-cell>
          <table:table-cell office:value-type="float" office:value="2.0596273698366" calcext:value-type="float">
            <text:p>2,0596273698366</text:p>
          </table:table-cell>
        </table:table-row>
        <table:table-row table:style-name="ro1">
          <table:table-cell office:value-type="float" office:value="1.93565389476629" calcext:value-type="float">
            <text:p>1,93565389476629</text:p>
          </table:table-cell>
          <table:table-cell office:value-type="float" office:value="2.05563915542928" calcext:value-type="float">
            <text:p>2,05563915542928</text:p>
          </table:table-cell>
          <table:table-cell office:value-type="float" office:value="2.04792073688343" calcext:value-type="float">
            <text:p>2,04792073688343</text:p>
          </table:table-cell>
          <table:table-cell office:value-type="float" office:value="2.10933114296482" calcext:value-type="float">
            <text:p>2,10933114296482</text:p>
          </table:table-cell>
        </table:table-row>
        <table:table-row table:style-name="ro1">
          <table:table-cell office:value-type="float" office:value="1.8804616216793" calcext:value-type="float">
            <text:p>1,8804616216793</text:p>
          </table:table-cell>
          <table:table-cell office:value-type="float" office:value="2.11511835388829" calcext:value-type="float">
            <text:p>2,11511835388829</text:p>
          </table:table-cell>
          <table:table-cell office:value-type="float" office:value="2.06658573878336" calcext:value-type="float">
            <text:p>2,06658573878336</text:p>
          </table:table-cell>
          <table:table-cell office:value-type="float" office:value="2.08326093264209" calcext:value-type="float">
            <text:p>2,08326093264209</text:p>
          </table:table-cell>
        </table:table-row>
        <table:table-row table:style-name="ro1">
          <table:table-cell office:value-type="float" office:value="1.94532286659357" calcext:value-type="float">
            <text:p>1,94532286659357</text:p>
          </table:table-cell>
          <table:table-cell office:value-type="float" office:value="2.1213678615231" calcext:value-type="float">
            <text:p>2,1213678615231</text:p>
          </table:table-cell>
          <table:table-cell office:value-type="float" office:value="2.05439177318022" calcext:value-type="float">
            <text:p>2,05439177318022</text:p>
          </table:table-cell>
          <table:table-cell office:value-type="float" office:value="2.06556006621624" calcext:value-type="float">
            <text:p>2,06556006621624</text:p>
          </table:table-cell>
        </table:table-row>
        <table:table-row table:style-name="ro1">
          <table:table-cell office:value-type="float" office:value="1.9520981221811" calcext:value-type="float">
            <text:p>1,9520981221811</text:p>
          </table:table-cell>
          <table:table-cell office:value-type="float" office:value="2.02124881527183" calcext:value-type="float">
            <text:p>2,02124881527183</text:p>
          </table:table-cell>
          <table:table-cell office:value-type="float" office:value="2.03586229724868" calcext:value-type="float">
            <text:p>2,03586229724868</text:p>
          </table:table-cell>
          <table:table-cell office:value-type="float" office:value="2.09139943147336" calcext:value-type="float">
            <text:p>2,09139943147336</text:p>
          </table:table-cell>
        </table:table-row>
      </table:table>
      <table:table table:name="PSQL-SMALL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.76094972500644" calcext:value-type="float">
            <text:p>5,76094972500644</text:p>
          </table:table-cell>
          <table:table-cell office:value-type="float" office:value="4.78109425291919" calcext:value-type="float">
            <text:p>4,78109425291919</text:p>
          </table:table-cell>
          <table:table-cell office:value-type="float" office:value="5.29544669587466" calcext:value-type="float">
            <text:p>5,29544669587466</text:p>
          </table:table-cell>
          <table:table-cell office:value-type="float" office:value="4.55471032875991" calcext:value-type="float">
            <text:p>4,55471032875991</text:p>
          </table:table-cell>
        </table:table-row>
        <table:table-row table:style-name="ro1">
          <table:table-cell office:value-type="float" office:value="1.91507396747344" calcext:value-type="float">
            <text:p>1,91507396747344</text:p>
          </table:table-cell>
          <table:table-cell office:value-type="float" office:value="2.06899506823463" calcext:value-type="float">
            <text:p>2,06899506823463</text:p>
          </table:table-cell>
          <table:table-cell office:value-type="float" office:value="2.01127527297302" calcext:value-type="float">
            <text:p>2,01127527297302</text:p>
          </table:table-cell>
          <table:table-cell office:value-type="float" office:value="2.0448783016197" calcext:value-type="float">
            <text:p>2,0448783016197</text:p>
          </table:table-cell>
        </table:table-row>
        <table:table-row table:style-name="ro1">
          <table:table-cell office:value-type="float" office:value="1.78859452937881" calcext:value-type="float">
            <text:p>1,78859452937881</text:p>
          </table:table-cell>
          <table:table-cell office:value-type="float" office:value="1.76124527752118" calcext:value-type="float">
            <text:p>1,76124527752118</text:p>
          </table:table-cell>
          <table:table-cell office:value-type="float" office:value="2.00144105955343" calcext:value-type="float">
            <text:p>2,00144105955343</text:p>
          </table:table-cell>
          <table:table-cell office:value-type="float" office:value="1.84877131126073" calcext:value-type="float">
            <text:p>1,84877131126073</text:p>
          </table:table-cell>
        </table:table-row>
        <table:table-row table:style-name="ro1">
          <table:table-cell office:value-type="float" office:value="1.66929925776103" calcext:value-type="float">
            <text:p>1,66929925776103</text:p>
          </table:table-cell>
          <table:table-cell office:value-type="float" office:value="1.73102784277889" calcext:value-type="float">
            <text:p>1,73102784277889</text:p>
          </table:table-cell>
          <table:table-cell office:value-type="float" office:value="1.82173782721747" calcext:value-type="float">
            <text:p>1,82173782721747</text:p>
          </table:table-cell>
          <table:table-cell office:value-type="float" office:value="1.87554919588088" calcext:value-type="float">
            <text:p>1,87554919588088</text:p>
          </table:table-cell>
        </table:table-row>
        <table:table-row table:style-name="ro1">
          <table:table-cell office:value-type="float" office:value="1.87425387629944" calcext:value-type="float">
            <text:p>1,87425387629944</text:p>
          </table:table-cell>
          <table:table-cell office:value-type="float" office:value="1.69418985582683" calcext:value-type="float">
            <text:p>1,69418985582683</text:p>
          </table:table-cell>
          <table:table-cell office:value-type="float" office:value="1.75748821014889" calcext:value-type="float">
            <text:p>1,75748821014889</text:p>
          </table:table-cell>
          <table:table-cell office:value-type="float" office:value="1.84075595047679" calcext:value-type="float">
            <text:p>1,84075595047679</text:p>
          </table:table-cell>
        </table:table-row>
        <table:table-row table:style-name="ro1">
          <table:table-cell office:value-type="float" office:value="1.7433029372244" calcext:value-type="float">
            <text:p>1,7433029372244</text:p>
          </table:table-cell>
          <table:table-cell office:value-type="float" office:value="1.74813847507686" calcext:value-type="float">
            <text:p>1,74813847507686</text:p>
          </table:table-cell>
          <table:table-cell office:value-type="float" office:value="1.89636718043716" calcext:value-type="float">
            <text:p>1,89636718043716</text:p>
          </table:table-cell>
          <table:table-cell office:value-type="float" office:value="1.93670434757805" calcext:value-type="float">
            <text:p>1,93670434757805</text:p>
          </table:table-cell>
        </table:table-row>
        <table:table-row table:style-name="ro1">
          <table:table-cell office:value-type="float" office:value="1.73886728942885" calcext:value-type="float">
            <text:p>1,73886728942885</text:p>
          </table:table-cell>
          <table:table-cell office:value-type="float" office:value="1.75942825079745" calcext:value-type="float">
            <text:p>1,75942825079745</text:p>
          </table:table-cell>
          <table:table-cell office:value-type="float" office:value="1.76882687079425" calcext:value-type="float">
            <text:p>1,76882687079425</text:p>
          </table:table-cell>
          <table:table-cell office:value-type="float" office:value="1.92503506082432" calcext:value-type="float">
            <text:p>1,92503506082432</text:p>
          </table:table-cell>
        </table:table-row>
        <table:table-row table:style-name="ro1">
          <table:table-cell office:value-type="float" office:value="1.63905540513892" calcext:value-type="float">
            <text:p>1,63905540513892</text:p>
          </table:table-cell>
          <table:table-cell office:value-type="float" office:value="1.77473893081636" calcext:value-type="float">
            <text:p>1,77473893081636</text:p>
          </table:table-cell>
          <table:table-cell office:value-type="float" office:value="1.75100953414542" calcext:value-type="float">
            <text:p>1,75100953414542</text:p>
          </table:table-cell>
          <table:table-cell office:value-type="float" office:value="1.86329972882889" calcext:value-type="float">
            <text:p>1,86329972882889</text:p>
          </table:table-cell>
        </table:table-row>
        <table:table-row table:style-name="ro1">
          <table:table-cell office:value-type="float" office:value="1.89906179981742" calcext:value-type="float">
            <text:p>1,89906179981742</text:p>
          </table:table-cell>
          <table:table-cell office:value-type="float" office:value="1.67101397303451" calcext:value-type="float">
            <text:p>1,67101397303451</text:p>
          </table:table-cell>
          <table:table-cell office:value-type="float" office:value="1.76772102107891" calcext:value-type="float">
            <text:p>1,76772102107891</text:p>
          </table:table-cell>
          <table:table-cell office:value-type="float" office:value="2.17224688994809" calcext:value-type="float">
            <text:p>2,17224688994809</text:p>
          </table:table-cell>
        </table:table-row>
        <table:table-row table:style-name="ro1">
          <table:table-cell office:value-type="float" office:value="1.65290894047595" calcext:value-type="float">
            <text:p>1,65290894047595</text:p>
          </table:table-cell>
          <table:table-cell office:value-type="float" office:value="1.6814250519608" calcext:value-type="float">
            <text:p>1,6814250519608</text:p>
          </table:table-cell>
          <table:table-cell office:value-type="float" office:value="1.7570432446029" calcext:value-type="float">
            <text:p>1,7570432446029</text:p>
          </table:table-cell>
          <table:table-cell office:value-type="float" office:value="1.80415245035857" calcext:value-type="float">
            <text:p>1,80415245035857</text:p>
          </table:table-cell>
        </table:table-row>
        <table:table-row table:style-name="ro1">
          <table:table-cell office:value-type="float" office:value="1.75052498631167" calcext:value-type="float">
            <text:p>1,75052498631167</text:p>
          </table:table-cell>
          <table:table-cell office:value-type="float" office:value="1.63807736926807" calcext:value-type="float">
            <text:p>1,63807736926807</text:p>
          </table:table-cell>
          <table:table-cell office:value-type="float" office:value="1.7342701146604" calcext:value-type="float">
            <text:p>1,7342701146604</text:p>
          </table:table-cell>
          <table:table-cell office:value-type="float" office:value="1.84458617751041" calcext:value-type="float">
            <text:p>1,84458617751041</text:p>
          </table:table-cell>
        </table:table-row>
        <table:table-row table:style-name="ro1">
          <table:table-cell office:value-type="float" office:value="1.70534681649679" calcext:value-type="float">
            <text:p>1,70534681649679</text:p>
          </table:table-cell>
          <table:table-cell office:value-type="float" office:value="1.81309679818642" calcext:value-type="float">
            <text:p>1,81309679818642</text:p>
          </table:table-cell>
          <table:table-cell office:value-type="float" office:value="1.7993887134073" calcext:value-type="float">
            <text:p>1,7993887134073</text:p>
          </table:table-cell>
          <table:table-cell office:value-type="float" office:value="1.85106956271035" calcext:value-type="float">
            <text:p>1,85106956271035</text:p>
          </table:table-cell>
        </table:table-row>
        <table:table-row table:style-name="ro1">
          <table:table-cell office:value-type="float" office:value="1.73640830212722" calcext:value-type="float">
            <text:p>1,73640830212722</text:p>
          </table:table-cell>
          <table:table-cell office:value-type="float" office:value="1.74752099180174" calcext:value-type="float">
            <text:p>1,74752099180174</text:p>
          </table:table-cell>
          <table:table-cell office:value-type="float" office:value="1.79739907776132" calcext:value-type="float">
            <text:p>1,79739907776132</text:p>
          </table:table-cell>
          <table:table-cell office:value-type="float" office:value="1.88170158447571" calcext:value-type="float">
            <text:p>1,88170158447571</text:p>
          </table:table-cell>
        </table:table-row>
        <table:table-row table:style-name="ro1">
          <table:table-cell office:value-type="float" office:value="1.71809792277214" calcext:value-type="float">
            <text:p>1,71809792277214</text:p>
          </table:table-cell>
          <table:table-cell office:value-type="float" office:value="1.75760485301228" calcext:value-type="float">
            <text:p>1,75760485301228</text:p>
          </table:table-cell>
          <table:table-cell office:value-type="float" office:value="1.87315104022728" calcext:value-type="float">
            <text:p>1,87315104022728</text:p>
          </table:table-cell>
          <table:table-cell office:value-type="float" office:value="1.86056418160332" calcext:value-type="float">
            <text:p>1,86056418160332</text:p>
          </table:table-cell>
        </table:table-row>
        <table:table-row table:style-name="ro1">
          <table:table-cell office:value-type="float" office:value="1.69691252387595" calcext:value-type="float">
            <text:p>1,69691252387595</text:p>
          </table:table-cell>
          <table:table-cell office:value-type="float" office:value="1.64449939920327" calcext:value-type="float">
            <text:p>1,64449939920327</text:p>
          </table:table-cell>
          <table:table-cell office:value-type="float" office:value="1.76018789125493" calcext:value-type="float">
            <text:p>1,76018789125493</text:p>
          </table:table-cell>
          <table:table-cell office:value-type="float" office:value="1.87886953258285" calcext:value-type="float">
            <text:p>1,87886953258285</text:p>
          </table:table-cell>
        </table:table-row>
        <table:table-row table:style-name="ro1">
          <table:table-cell office:value-type="float" office:value="1.63473498361675" calcext:value-type="float">
            <text:p>1,63473498361675</text:p>
          </table:table-cell>
          <table:table-cell office:value-type="float" office:value="1.70153721872609" calcext:value-type="float">
            <text:p>1,70153721872609</text:p>
          </table:table-cell>
          <table:table-cell office:value-type="float" office:value="1.8166694657411" calcext:value-type="float">
            <text:p>1,8166694657411</text:p>
          </table:table-cell>
          <table:table-cell office:value-type="float" office:value="1.88750857278374" calcext:value-type="float">
            <text:p>1,88750857278374</text:p>
          </table:table-cell>
        </table:table-row>
        <table:table-row table:style-name="ro1">
          <table:table-cell office:value-type="float" office:value="1.633821291132" calcext:value-type="float">
            <text:p>1,633821291132</text:p>
          </table:table-cell>
          <table:table-cell office:value-type="float" office:value="1.6598123728043" calcext:value-type="float">
            <text:p>1,6598123728043</text:p>
          </table:table-cell>
          <table:table-cell office:value-type="float" office:value="1.85223123507925" calcext:value-type="float">
            <text:p>1,85223123507925</text:p>
          </table:table-cell>
          <table:table-cell office:value-type="float" office:value="1.90496295424933" calcext:value-type="float">
            <text:p>1,90496295424933</text:p>
          </table:table-cell>
        </table:table-row>
        <table:table-row table:style-name="ro1">
          <table:table-cell office:value-type="float" office:value="1.54386632677936" calcext:value-type="float">
            <text:p>1,54386632677936</text:p>
          </table:table-cell>
          <table:table-cell office:value-type="float" office:value="1.70523982479468" calcext:value-type="float">
            <text:p>1,70523982479468</text:p>
          </table:table-cell>
          <table:table-cell office:value-type="float" office:value="1.75589046820098" calcext:value-type="float">
            <text:p>1,75589046820098</text:p>
          </table:table-cell>
          <table:table-cell office:value-type="float" office:value="1.8692784090226" calcext:value-type="float">
            <text:p>1,8692784090226</text:p>
          </table:table-cell>
        </table:table-row>
        <table:table-row table:style-name="ro1">
          <table:table-cell office:value-type="float" office:value="1.62209549574711" calcext:value-type="float">
            <text:p>1,62209549574711</text:p>
          </table:table-cell>
          <table:table-cell office:value-type="float" office:value="1.62449630500989" calcext:value-type="float">
            <text:p>1,62449630500989</text:p>
          </table:table-cell>
          <table:table-cell office:value-type="float" office:value="1.76610177106631" calcext:value-type="float">
            <text:p>1,76610177106631</text:p>
          </table:table-cell>
          <table:table-cell office:value-type="float" office:value="1.74771680900223" calcext:value-type="float">
            <text:p>1,74771680900223</text:p>
          </table:table-cell>
        </table:table-row>
        <table:table-row table:style-name="ro1">
          <table:table-cell office:value-type="float" office:value="1.56448213356882" calcext:value-type="float">
            <text:p>1,56448213356882</text:p>
          </table:table-cell>
          <table:table-cell office:value-type="float" office:value="1.67249129476206" calcext:value-type="float">
            <text:p>1,67249129476206</text:p>
          </table:table-cell>
          <table:table-cell office:value-type="float" office:value="1.78697464952776" calcext:value-type="float">
            <text:p>1,78697464952776</text:p>
          </table:table-cell>
          <table:table-cell office:value-type="float" office:value="1.79671928638833" calcext:value-type="float">
            <text:p>1,79671928638833</text:p>
          </table:table-cell>
        </table:table-row>
        <table:table-row table:style-name="ro1">
          <table:table-cell office:value-type="float" office:value="1.72577388670931" calcext:value-type="float">
            <text:p>1,72577388670931</text:p>
          </table:table-cell>
          <table:table-cell office:value-type="float" office:value="1.69510474025013" calcext:value-type="float">
            <text:p>1,69510474025013</text:p>
          </table:table-cell>
          <table:table-cell office:value-type="float" office:value="1.69318775583651" calcext:value-type="float">
            <text:p>1,69318775583651</text:p>
          </table:table-cell>
          <table:table-cell office:value-type="float" office:value="1.75553916045159" calcext:value-type="float">
            <text:p>1,75553916045159</text:p>
          </table:table-cell>
        </table:table-row>
        <table:table-row table:style-name="ro1">
          <table:table-cell office:value-type="float" office:value="1.64553581193044" calcext:value-type="float">
            <text:p>1,64553581193044</text:p>
          </table:table-cell>
          <table:table-cell office:value-type="float" office:value="1.83353185034568" calcext:value-type="float">
            <text:p>1,83353185034568</text:p>
          </table:table-cell>
          <table:table-cell office:value-type="float" office:value="1.69978598316055" calcext:value-type="float">
            <text:p>1,69978598316055</text:p>
          </table:table-cell>
          <table:table-cell office:value-type="float" office:value="1.78696367278324" calcext:value-type="float">
            <text:p>1,78696367278324</text:p>
          </table:table-cell>
        </table:table-row>
        <table:table-row table:style-name="ro1">
          <table:table-cell office:value-type="float" office:value="1.61051536801898" calcext:value-type="float">
            <text:p>1,61051536801898</text:p>
          </table:table-cell>
          <table:table-cell office:value-type="float" office:value="1.68345793024624" calcext:value-type="float">
            <text:p>1,68345793024624</text:p>
          </table:table-cell>
          <table:table-cell office:value-type="float" office:value="1.70612192382566" calcext:value-type="float">
            <text:p>1,70612192382566</text:p>
          </table:table-cell>
          <table:table-cell office:value-type="float" office:value="1.75364709282548" calcext:value-type="float">
            <text:p>1,75364709282548</text:p>
          </table:table-cell>
        </table:table-row>
        <table:table-row table:style-name="ro1">
          <table:table-cell office:value-type="float" office:value="1.8066552893902" calcext:value-type="float">
            <text:p>1,8066552893902</text:p>
          </table:table-cell>
          <table:table-cell office:value-type="float" office:value="1.65131031872898" calcext:value-type="float">
            <text:p>1,65131031872898</text:p>
          </table:table-cell>
          <table:table-cell office:value-type="float" office:value="1.73229947314947" calcext:value-type="float">
            <text:p>1,73229947314947</text:p>
          </table:table-cell>
          <table:table-cell office:value-type="float" office:value="1.76929150765057" calcext:value-type="float">
            <text:p>1,76929150765057</text:p>
          </table:table-cell>
        </table:table-row>
        <table:table-row table:style-name="ro1">
          <table:table-cell office:value-type="float" office:value="1.66259200629041" calcext:value-type="float">
            <text:p>1,66259200629041</text:p>
          </table:table-cell>
          <table:table-cell office:value-type="float" office:value="1.62226872708673" calcext:value-type="float">
            <text:p>1,62226872708673</text:p>
          </table:table-cell>
          <table:table-cell office:value-type="float" office:value="1.66755349464008" calcext:value-type="float">
            <text:p>1,66755349464008</text:p>
          </table:table-cell>
          <table:table-cell office:value-type="float" office:value="1.84840891462954" calcext:value-type="float">
            <text:p>1,84840891462954</text:p>
          </table:table-cell>
        </table:table-row>
        <table:table-row table:style-name="ro1">
          <table:table-cell office:value-type="float" office:value="1.60204296729598" calcext:value-type="float">
            <text:p>1,60204296729598</text:p>
          </table:table-cell>
          <table:table-cell office:value-type="float" office:value="1.71871207132341" calcext:value-type="float">
            <text:p>1,71871207132341</text:p>
          </table:table-cell>
          <table:table-cell office:value-type="float" office:value="1.67765027404412" calcext:value-type="float">
            <text:p>1,67765027404412</text:p>
          </table:table-cell>
          <table:table-cell office:value-type="float" office:value="1.80592151054309" calcext:value-type="float">
            <text:p>1,80592151054309</text:p>
          </table:table-cell>
        </table:table-row>
        <table:table-row table:style-name="ro1">
          <table:table-cell office:value-type="float" office:value="1.65239639777658" calcext:value-type="float">
            <text:p>1,65239639777658</text:p>
          </table:table-cell>
          <table:table-cell office:value-type="float" office:value="1.65321704999784" calcext:value-type="float">
            <text:p>1,65321704999784</text:p>
          </table:table-cell>
          <table:table-cell office:value-type="float" office:value="1.65701398429419" calcext:value-type="float">
            <text:p>1,65701398429419</text:p>
          </table:table-cell>
          <table:table-cell office:value-type="float" office:value="1.79919124623907" calcext:value-type="float">
            <text:p>1,79919124623907</text:p>
          </table:table-cell>
        </table:table-row>
        <table:table-row table:style-name="ro1">
          <table:table-cell office:value-type="float" office:value="1.60854434481828" calcext:value-type="float">
            <text:p>1,60854434481828</text:p>
          </table:table-cell>
          <table:table-cell office:value-type="float" office:value="1.70215725042579" calcext:value-type="float">
            <text:p>1,70215725042579</text:p>
          </table:table-cell>
          <table:table-cell office:value-type="float" office:value="1.74868526653204" calcext:value-type="float">
            <text:p>1,74868526653204</text:p>
          </table:table-cell>
          <table:table-cell office:value-type="float" office:value="1.79270296378735" calcext:value-type="float">
            <text:p>1,79270296378735</text:p>
          </table:table-cell>
        </table:table-row>
        <table:table-row table:style-name="ro1">
          <table:table-cell office:value-type="float" office:value="1.60587339529166" calcext:value-type="float">
            <text:p>1,60587339529166</text:p>
          </table:table-cell>
          <table:table-cell office:value-type="float" office:value="1.62404523385968" calcext:value-type="float">
            <text:p>1,62404523385968</text:p>
          </table:table-cell>
          <table:table-cell office:value-type="float" office:value="1.71619272595676" calcext:value-type="float">
            <text:p>1,71619272595676</text:p>
          </table:table-cell>
          <table:table-cell office:value-type="float" office:value="1.86903412258122" calcext:value-type="float">
            <text:p>1,86903412258122</text:p>
          </table:table-cell>
        </table:table-row>
        <table:table-row table:style-name="ro1">
          <table:table-cell office:value-type="float" office:value="1.56795335324065" calcext:value-type="float">
            <text:p>1,56795335324065</text:p>
          </table:table-cell>
          <table:table-cell office:value-type="float" office:value="1.67347677054617" calcext:value-type="float">
            <text:p>1,67347677054617</text:p>
          </table:table-cell>
          <table:table-cell office:value-type="float" office:value="1.75007211771584" calcext:value-type="float">
            <text:p>1,75007211771584</text:p>
          </table:table-cell>
          <table:table-cell office:value-type="float" office:value="1.78834354548864" calcext:value-type="float">
            <text:p>1,78834354548864</text:p>
          </table:table-cell>
        </table:table-row>
        <table:table-row table:style-name="ro1">
          <table:table-cell office:value-type="float" office:value="1.67542248565427" calcext:value-type="float">
            <text:p>1,67542248565427</text:p>
          </table:table-cell>
          <table:table-cell office:value-type="float" office:value="1.68245130253814" calcext:value-type="float">
            <text:p>1,68245130253814</text:p>
          </table:table-cell>
          <table:table-cell office:value-type="float" office:value="1.79976580285304" calcext:value-type="float">
            <text:p>1,79976580285304</text:p>
          </table:table-cell>
          <table:table-cell office:value-type="float" office:value="1.86075517442246" calcext:value-type="float">
            <text:p>1,86075517442246</text:p>
          </table:table-cell>
        </table:table-row>
        <table:table-row table:style-name="ro1">
          <table:table-cell office:value-type="float" office:value="1.57367520585678" calcext:value-type="float">
            <text:p>1,57367520585678</text:p>
          </table:table-cell>
          <table:table-cell office:value-type="float" office:value="1.64578431487522" calcext:value-type="float">
            <text:p>1,64578431487522</text:p>
          </table:table-cell>
          <table:table-cell office:value-type="float" office:value="1.72481075608244" calcext:value-type="float">
            <text:p>1,72481075608244</text:p>
          </table:table-cell>
          <table:table-cell office:value-type="float" office:value="1.82265109874631" calcext:value-type="float">
            <text:p>1,82265109874631</text:p>
          </table:table-cell>
        </table:table-row>
        <table:table-row table:style-name="ro1">
          <table:table-cell office:value-type="float" office:value="1.63098212477575" calcext:value-type="float">
            <text:p>1,63098212477575</text:p>
          </table:table-cell>
          <table:table-cell office:value-type="float" office:value="1.66152669801755" calcext:value-type="float">
            <text:p>1,66152669801755</text:p>
          </table:table-cell>
          <table:table-cell office:value-type="float" office:value="1.6656744718982" calcext:value-type="float">
            <text:p>1,6656744718982</text:p>
          </table:table-cell>
          <table:table-cell office:value-type="float" office:value="1.79672187905104" calcext:value-type="float">
            <text:p>1,79672187905104</text:p>
          </table:table-cell>
        </table:table-row>
        <table:table-row table:style-name="ro1">
          <table:table-cell office:value-type="float" office:value="1.55783148052211" calcext:value-type="float">
            <text:p>1,55783148052211</text:p>
          </table:table-cell>
          <table:table-cell office:value-type="float" office:value="1.67763274134708" calcext:value-type="float">
            <text:p>1,67763274134708</text:p>
          </table:table-cell>
          <table:table-cell office:value-type="float" office:value="1.7152810074746" calcext:value-type="float">
            <text:p>1,7152810074746</text:p>
          </table:table-cell>
          <table:table-cell office:value-type="float" office:value="1.87404833224932" calcext:value-type="float">
            <text:p>1,87404833224932</text:p>
          </table:table-cell>
        </table:table-row>
        <table:table-row table:style-name="ro1">
          <table:table-cell office:value-type="float" office:value="1.63602118843733" calcext:value-type="float">
            <text:p>1,63602118843733</text:p>
          </table:table-cell>
          <table:table-cell office:value-type="float" office:value="1.66069081475615" calcext:value-type="float">
            <text:p>1,66069081475615</text:p>
          </table:table-cell>
          <table:table-cell office:value-type="float" office:value="1.72400937117884" calcext:value-type="float">
            <text:p>1,72400937117884</text:p>
          </table:table-cell>
          <table:table-cell office:value-type="float" office:value="1.83722301543316" calcext:value-type="float">
            <text:p>1,83722301543316</text:p>
          </table:table-cell>
        </table:table-row>
        <table:table-row table:style-name="ro1">
          <table:table-cell office:value-type="float" office:value="1.6091326527385" calcext:value-type="float">
            <text:p>1,6091326527385</text:p>
          </table:table-cell>
          <table:table-cell office:value-type="float" office:value="1.66882920864426" calcext:value-type="float">
            <text:p>1,66882920864426</text:p>
          </table:table-cell>
          <table:table-cell office:value-type="float" office:value="1.73619606408887" calcext:value-type="float">
            <text:p>1,73619606408887</text:p>
          </table:table-cell>
          <table:table-cell office:value-type="float" office:value="1.79977142653733" calcext:value-type="float">
            <text:p>1,79977142653733</text:p>
          </table:table-cell>
        </table:table-row>
        <table:table-row table:style-name="ro1">
          <table:table-cell office:value-type="float" office:value="1.60816619518923" calcext:value-type="float">
            <text:p>1,60816619518923</text:p>
          </table:table-cell>
          <table:table-cell office:value-type="float" office:value="1.61149220407604" calcext:value-type="float">
            <text:p>1,61149220407604</text:p>
          </table:table-cell>
          <table:table-cell office:value-type="float" office:value="1.79070252785587" calcext:value-type="float">
            <text:p>1,79070252785587</text:p>
          </table:table-cell>
          <table:table-cell office:value-type="float" office:value="1.80792736725451" calcext:value-type="float">
            <text:p>1,80792736725451</text:p>
          </table:table-cell>
        </table:table-row>
        <table:table-row table:style-name="ro1">
          <table:table-cell office:value-type="float" office:value="1.55451382071753" calcext:value-type="float">
            <text:p>1,55451382071753</text:p>
          </table:table-cell>
          <table:table-cell office:value-type="float" office:value="1.70063507642567" calcext:value-type="float">
            <text:p>1,70063507642567</text:p>
          </table:table-cell>
          <table:table-cell office:value-type="float" office:value="1.7843199398297" calcext:value-type="float">
            <text:p>1,7843199398297</text:p>
          </table:table-cell>
          <table:table-cell office:value-type="float" office:value="1.76507727846324" calcext:value-type="float">
            <text:p>1,76507727846324</text:p>
          </table:table-cell>
        </table:table-row>
        <table:table-row table:style-name="ro1">
          <table:table-cell office:value-type="float" office:value="1.60528531286317" calcext:value-type="float">
            <text:p>1,60528531286317</text:p>
          </table:table-cell>
          <table:table-cell office:value-type="float" office:value="1.62811761633445" calcext:value-type="float">
            <text:p>1,62811761633445</text:p>
          </table:table-cell>
          <table:table-cell office:value-type="float" office:value="1.67532572710522" calcext:value-type="float">
            <text:p>1,67532572710522</text:p>
          </table:table-cell>
          <table:table-cell office:value-type="float" office:value="1.76572947716993" calcext:value-type="float">
            <text:p>1,76572947716993</text:p>
          </table:table-cell>
        </table:table-row>
        <table:table-row table:style-name="ro1">
          <table:table-cell office:value-type="float" office:value="1.65251184954169" calcext:value-type="float">
            <text:p>1,65251184954169</text:p>
          </table:table-cell>
          <table:table-cell office:value-type="float" office:value="1.68176705053909" calcext:value-type="float">
            <text:p>1,68176705053909</text:p>
          </table:table-cell>
          <table:table-cell office:value-type="float" office:value="1.76666405332875" calcext:value-type="float">
            <text:p>1,76666405332875</text:p>
          </table:table-cell>
          <table:table-cell office:value-type="float" office:value="1.76076856112406" calcext:value-type="float">
            <text:p>1,76076856112406</text:p>
          </table:table-cell>
        </table:table-row>
        <table:table-row table:style-name="ro1">
          <table:table-cell office:value-type="float" office:value="1.69094263035824" calcext:value-type="float">
            <text:p>1,69094263035824</text:p>
          </table:table-cell>
          <table:table-cell office:value-type="float" office:value="1.64349226181026" calcext:value-type="float">
            <text:p>1,64349226181026</text:p>
          </table:table-cell>
          <table:table-cell office:value-type="float" office:value="1.75800384505026" calcext:value-type="float">
            <text:p>1,75800384505026</text:p>
          </table:table-cell>
          <table:table-cell office:value-type="float" office:value="1.80044782342925" calcext:value-type="float">
            <text:p>1,80044782342925</text:p>
          </table:table-cell>
        </table:table-row>
        <table:table-row table:style-name="ro1">
          <table:table-cell office:value-type="float" office:value="1.58889274066081" calcext:value-type="float">
            <text:p>1,58889274066081</text:p>
          </table:table-cell>
          <table:table-cell office:value-type="float" office:value="1.79268773995785" calcext:value-type="float">
            <text:p>1,79268773995785</text:p>
          </table:table-cell>
          <table:table-cell office:value-type="float" office:value="1.74556408322331" calcext:value-type="float">
            <text:p>1,74556408322331</text:p>
          </table:table-cell>
          <table:table-cell office:value-type="float" office:value="1.88416663055924" calcext:value-type="float">
            <text:p>1,88416663055924</text:p>
          </table:table-cell>
        </table:table-row>
        <table:table-row table:style-name="ro1">
          <table:table-cell office:value-type="float" office:value="1.61149918843136" calcext:value-type="float">
            <text:p>1,61149918843136</text:p>
          </table:table-cell>
          <table:table-cell office:value-type="float" office:value="1.70736062372804" calcext:value-type="float">
            <text:p>1,70736062372804</text:p>
          </table:table-cell>
          <table:table-cell office:value-type="float" office:value="1.6836113598676" calcext:value-type="float">
            <text:p>1,6836113598676</text:p>
          </table:table-cell>
          <table:table-cell office:value-type="float" office:value="1.89453094375233" calcext:value-type="float">
            <text:p>1,89453094375233</text:p>
          </table:table-cell>
        </table:table-row>
        <table:table-row table:style-name="ro1">
          <table:table-cell office:value-type="float" office:value="1.65918144389361" calcext:value-type="float">
            <text:p>1,65918144389361</text:p>
          </table:table-cell>
          <table:table-cell office:value-type="float" office:value="1.68290237368835" calcext:value-type="float">
            <text:p>1,68290237368835</text:p>
          </table:table-cell>
          <table:table-cell office:value-type="float" office:value="1.72488114611231" calcext:value-type="float">
            <text:p>1,72488114611231</text:p>
          </table:table-cell>
          <table:table-cell office:value-type="float" office:value="1.80708359958142" calcext:value-type="float">
            <text:p>1,80708359958142</text:p>
          </table:table-cell>
        </table:table-row>
        <table:table-row table:style-name="ro1">
          <table:table-cell office:value-type="float" office:value="1.63949037868361" calcext:value-type="float">
            <text:p>1,63949037868361</text:p>
          </table:table-cell>
          <table:table-cell office:value-type="float" office:value="1.72353063251447" calcext:value-type="float">
            <text:p>1,72353063251447</text:p>
          </table:table-cell>
          <table:table-cell office:value-type="float" office:value="1.67666146171971" calcext:value-type="float">
            <text:p>1,67666146171971</text:p>
          </table:table-cell>
          <table:table-cell office:value-type="float" office:value="1.80960193928719" calcext:value-type="float">
            <text:p>1,80960193928719</text:p>
          </table:table-cell>
        </table:table-row>
        <table:table-row table:style-name="ro1">
          <table:table-cell office:value-type="float" office:value="1.5526014253663" calcext:value-type="float">
            <text:p>1,5526014253663</text:p>
          </table:table-cell>
          <table:table-cell office:value-type="float" office:value="1.73123757812162" calcext:value-type="float">
            <text:p>1,73123757812162</text:p>
          </table:table-cell>
          <table:table-cell office:value-type="float" office:value="1.70361218407007" calcext:value-type="float">
            <text:p>1,70361218407007</text:p>
          </table:table-cell>
          <table:table-cell office:value-type="float" office:value="1.92779480623512" calcext:value-type="float">
            <text:p>1,92779480623512</text:p>
          </table:table-cell>
        </table:table-row>
        <table:table-row table:style-name="ro1">
          <table:table-cell office:value-type="float" office:value="1.67561167321466" calcext:value-type="float">
            <text:p>1,67561167321466</text:p>
          </table:table-cell>
          <table:table-cell office:value-type="float" office:value="1.80230345557352" calcext:value-type="float">
            <text:p>1,80230345557352</text:p>
          </table:table-cell>
          <table:table-cell office:value-type="float" office:value="1.73807536615627" calcext:value-type="float">
            <text:p>1,73807536615627</text:p>
          </table:table-cell>
          <table:table-cell office:value-type="float" office:value="4.4614245962549" calcext:value-type="float">
            <text:p>4,4614245962549</text:p>
          </table:table-cell>
        </table:table-row>
        <table:table-row table:style-name="ro1">
          <table:table-cell office:value-type="float" office:value="1.622774676834" calcext:value-type="float">
            <text:p>1,622774676834</text:p>
          </table:table-cell>
          <table:table-cell office:value-type="float" office:value="1.86038663885802" calcext:value-type="float">
            <text:p>1,86038663885802</text:p>
          </table:table-cell>
          <table:table-cell office:value-type="float" office:value="1.69260201023078" calcext:value-type="float">
            <text:p>1,69260201023078</text:p>
          </table:table-cell>
          <table:table-cell office:value-type="float" office:value="1.90041513579419" calcext:value-type="float">
            <text:p>1,90041513579419</text:p>
          </table:table-cell>
        </table:table-row>
        <table:table-row table:style-name="ro1">
          <table:table-cell office:value-type="float" office:value="1.59351577208291" calcext:value-type="float">
            <text:p>1,59351577208291</text:p>
          </table:table-cell>
          <table:table-cell office:value-type="float" office:value="1.77358245574311" calcext:value-type="float">
            <text:p>1,77358245574311</text:p>
          </table:table-cell>
          <table:table-cell office:value-type="float" office:value="1.73927255531514" calcext:value-type="float">
            <text:p>1,73927255531514</text:p>
          </table:table-cell>
          <table:table-cell office:value-type="float" office:value="1.91135732469647" calcext:value-type="float">
            <text:p>1,91135732469647</text:p>
          </table:table-cell>
        </table:table-row>
        <table:table-row table:style-name="ro1">
          <table:table-cell office:value-type="float" office:value="1.60452675868777" calcext:value-type="float">
            <text:p>1,60452675868777</text:p>
          </table:table-cell>
          <table:table-cell office:value-type="float" office:value="1.72635887411053" calcext:value-type="float">
            <text:p>1,72635887411053</text:p>
          </table:table-cell>
          <table:table-cell office:value-type="float" office:value="1.72180465488604" calcext:value-type="float">
            <text:p>1,72180465488604</text:p>
          </table:table-cell>
          <table:table-cell office:value-type="float" office:value="1.87242446117618" calcext:value-type="float">
            <text:p>1,87242446117618</text:p>
          </table:table-cell>
        </table:table-row>
        <table:table-row table:style-name="ro1">
          <table:table-cell office:value-type="float" office:value="1.61313129756379" calcext:value-type="float">
            <text:p>1,61313129756379</text:p>
          </table:table-cell>
          <table:table-cell office:value-type="float" office:value="1.65278534687441" calcext:value-type="float">
            <text:p>1,65278534687441</text:p>
          </table:table-cell>
          <table:table-cell office:value-type="float" office:value="1.70220410414709" calcext:value-type="float">
            <text:p>1,70220410414709</text:p>
          </table:table-cell>
          <table:table-cell office:value-type="float" office:value="1.82320909737478" calcext:value-type="float">
            <text:p>1,82320909737478</text:p>
          </table:table-cell>
        </table:table-row>
        <table:table-row table:style-name="ro1">
          <table:table-cell office:value-type="float" office:value="1.56107202215547" calcext:value-type="float">
            <text:p>1,56107202215547</text:p>
          </table:table-cell>
          <table:table-cell office:value-type="float" office:value="1.68577342881731" calcext:value-type="float">
            <text:p>1,68577342881731</text:p>
          </table:table-cell>
          <table:table-cell office:value-type="float" office:value="1.7524176140684" calcext:value-type="float">
            <text:p>1,7524176140684</text:p>
          </table:table-cell>
          <table:table-cell office:value-type="float" office:value="1.93936989291063" calcext:value-type="float">
            <text:p>1,93936989291063</text:p>
          </table:table-cell>
        </table:table-row>
        <table:table-row table:style-name="ro1">
          <table:table-cell office:value-type="float" office:value="1.64943794629585" calcext:value-type="float">
            <text:p>1,64943794629585</text:p>
          </table:table-cell>
          <table:table-cell office:value-type="float" office:value="1.71472964823622" calcext:value-type="float">
            <text:p>1,71472964823622</text:p>
          </table:table-cell>
          <table:table-cell office:value-type="float" office:value="1.67633353356467" calcext:value-type="float">
            <text:p>1,67633353356467</text:p>
          </table:table-cell>
          <table:table-cell office:value-type="float" office:value="2.01391038599745" calcext:value-type="float">
            <text:p>2,01391038599745</text:p>
          </table:table-cell>
        </table:table-row>
        <table:table-row table:style-name="ro1">
          <table:table-cell office:value-type="float" office:value="1.61203247636977" calcext:value-type="float">
            <text:p>1,61203247636977</text:p>
          </table:table-cell>
          <table:table-cell office:value-type="float" office:value="1.66994312502706" calcext:value-type="float">
            <text:p>1,66994312502706</text:p>
          </table:table-cell>
          <table:table-cell office:value-type="float" office:value="1.68396498597006" calcext:value-type="float">
            <text:p>1,68396498597006</text:p>
          </table:table-cell>
          <table:table-cell office:value-type="float" office:value="1.83642533954145" calcext:value-type="float">
            <text:p>1,83642533954145</text:p>
          </table:table-cell>
        </table:table-row>
        <table:table-row table:style-name="ro1">
          <table:table-cell office:value-type="float" office:value="1.58273411056616" calcext:value-type="float">
            <text:p>1,58273411056616</text:p>
          </table:table-cell>
          <table:table-cell office:value-type="float" office:value="1.6826029338005" calcext:value-type="float">
            <text:p>1,6826029338005</text:p>
          </table:table-cell>
          <table:table-cell office:value-type="float" office:value="1.70309207996045" calcext:value-type="float">
            <text:p>1,70309207996045</text:p>
          </table:table-cell>
          <table:table-cell office:value-type="float" office:value="1.78030629110854" calcext:value-type="float">
            <text:p>1,78030629110854</text:p>
          </table:table-cell>
        </table:table-row>
        <table:table-row table:style-name="ro1">
          <table:table-cell office:value-type="float" office:value="1.54691542593504" calcext:value-type="float">
            <text:p>1,54691542593504</text:p>
          </table:table-cell>
          <table:table-cell office:value-type="float" office:value="1.72982447669342" calcext:value-type="float">
            <text:p>1,72982447669342</text:p>
          </table:table-cell>
          <table:table-cell office:value-type="float" office:value="1.73680527303789" calcext:value-type="float">
            <text:p>1,73680527303789</text:p>
          </table:table-cell>
          <table:table-cell office:value-type="float" office:value="1.83536205975948" calcext:value-type="float">
            <text:p>1,83536205975948</text:p>
          </table:table-cell>
        </table:table-row>
        <table:table-row table:style-name="ro1">
          <table:table-cell office:value-type="float" office:value="1.58989753180396" calcext:value-type="float">
            <text:p>1,58989753180396</text:p>
          </table:table-cell>
          <table:table-cell office:value-type="float" office:value="1.62807480280155" calcext:value-type="float">
            <text:p>1,62807480280155</text:p>
          </table:table-cell>
          <table:table-cell office:value-type="float" office:value="1.75229834207333" calcext:value-type="float">
            <text:p>1,75229834207333</text:p>
          </table:table-cell>
          <table:table-cell office:value-type="float" office:value="1.93956088572977" calcext:value-type="float">
            <text:p>1,93956088572977</text:p>
          </table:table-cell>
        </table:table-row>
        <table:table-row table:style-name="ro1">
          <table:table-cell office:value-type="float" office:value="1.62546614610794" calcext:value-type="float">
            <text:p>1,62546614610794</text:p>
          </table:table-cell>
          <table:table-cell office:value-type="float" office:value="1.71494320621581" calcext:value-type="float">
            <text:p>1,71494320621581</text:p>
          </table:table-cell>
          <table:table-cell office:value-type="float" office:value="1.91305715930596" calcext:value-type="float">
            <text:p>1,91305715930596</text:p>
          </table:table-cell>
          <table:table-cell office:value-type="float" office:value="1.82780790486309" calcext:value-type="float">
            <text:p>1,82780790486309</text:p>
          </table:table-cell>
        </table:table-row>
        <table:table-row table:style-name="ro1">
          <table:table-cell office:value-type="float" office:value="1.63674366393614" calcext:value-type="float">
            <text:p>1,63674366393614</text:p>
          </table:table-cell>
          <table:table-cell office:value-type="float" office:value="1.78947876372992" calcext:value-type="float">
            <text:p>1,78947876372992</text:p>
          </table:table-cell>
          <table:table-cell office:value-type="float" office:value="1.79985937690069" calcext:value-type="float">
            <text:p>1,79985937690069</text:p>
          </table:table-cell>
          <table:table-cell office:value-type="float" office:value="1.76815102413477" calcext:value-type="float">
            <text:p>1,76815102413477</text:p>
          </table:table-cell>
        </table:table-row>
        <table:table-row table:style-name="ro1">
          <table:table-cell office:value-type="float" office:value="1.6688663136419" calcext:value-type="float">
            <text:p>1,6688663136419</text:p>
          </table:table-cell>
          <table:table-cell office:value-type="float" office:value="1.75617034481763" calcext:value-type="float">
            <text:p>1,75617034481763</text:p>
          </table:table-cell>
          <table:table-cell office:value-type="float" office:value="1.78584505714361" calcext:value-type="float">
            <text:p>1,78584505714361</text:p>
          </table:table-cell>
          <table:table-cell office:value-type="float" office:value="1.74004425584239" calcext:value-type="float">
            <text:p>1,74004425584239</text:p>
          </table:table-cell>
        </table:table-row>
        <table:table-row table:style-name="ro1">
          <table:table-cell office:value-type="float" office:value="1.68893214610502" calcext:value-type="float">
            <text:p>1,68893214610502</text:p>
          </table:table-cell>
          <table:table-cell office:value-type="float" office:value="1.63432557860514" calcext:value-type="float">
            <text:p>1,63432557860514</text:p>
          </table:table-cell>
          <table:table-cell office:value-type="float" office:value="1.73889546586939" calcext:value-type="float">
            <text:p>1,73889546586939</text:p>
          </table:table-cell>
          <table:table-cell office:value-type="float" office:value="1.80957514843925" calcext:value-type="float">
            <text:p>1,80957514843925</text:p>
          </table:table-cell>
        </table:table-row>
        <table:table-row table:style-name="ro1">
          <table:table-cell office:value-type="float" office:value="1.56554352313588" calcext:value-type="float">
            <text:p>1,56554352313588</text:p>
          </table:table-cell>
          <table:table-cell office:value-type="float" office:value="1.69967100740802" calcext:value-type="float">
            <text:p>1,69967100740802</text:p>
          </table:table-cell>
          <table:table-cell office:value-type="float" office:value="1.71182742680258" calcext:value-type="float">
            <text:p>1,71182742680258</text:p>
          </table:table-cell>
          <table:table-cell office:value-type="float" office:value="1.81695761144996" calcext:value-type="float">
            <text:p>1,81695761144996</text:p>
          </table:table-cell>
        </table:table-row>
        <table:table-row table:style-name="ro1">
          <table:table-cell office:value-type="float" office:value="1.60229100819757" calcext:value-type="float">
            <text:p>1,60229100819757</text:p>
          </table:table-cell>
          <table:table-cell office:value-type="float" office:value="1.65043391551679" calcext:value-type="float">
            <text:p>1,65043391551679</text:p>
          </table:table-cell>
          <table:table-cell office:value-type="float" office:value="1.76206467939269" calcext:value-type="float">
            <text:p>1,76206467939269</text:p>
          </table:table-cell>
          <table:table-cell office:value-type="float" office:value="1.78575318737445" calcext:value-type="float">
            <text:p>1,78575318737445</text:p>
          </table:table-cell>
        </table:table-row>
        <table:table-row table:style-name="ro1">
          <table:table-cell office:value-type="float" office:value="1.61896702350293" calcext:value-type="float">
            <text:p>1,61896702350293</text:p>
          </table:table-cell>
          <table:table-cell office:value-type="float" office:value="1.69748624301777" calcext:value-type="float">
            <text:p>1,69748624301777</text:p>
          </table:table-cell>
          <table:table-cell office:value-type="float" office:value="1.70786268043744" calcext:value-type="float">
            <text:p>1,70786268043744</text:p>
          </table:table-cell>
          <table:table-cell office:value-type="float" office:value="1.7546184771183" calcext:value-type="float">
            <text:p>1,7546184771183</text:p>
          </table:table-cell>
        </table:table-row>
        <table:table-row table:style-name="ro1">
          <table:table-cell office:value-type="float" office:value="1.62480252395033" calcext:value-type="float">
            <text:p>1,62480252395033</text:p>
          </table:table-cell>
          <table:table-cell office:value-type="float" office:value="1.66212761653292" calcext:value-type="float">
            <text:p>1,66212761653292</text:p>
          </table:table-cell>
          <table:table-cell office:value-type="float" office:value="1.70856574275962" calcext:value-type="float">
            <text:p>1,70856574275962</text:p>
          </table:table-cell>
          <table:table-cell office:value-type="float" office:value="1.75011386970821" calcext:value-type="float">
            <text:p>1,75011386970821</text:p>
          </table:table-cell>
        </table:table-row>
        <table:table-row table:style-name="ro1">
          <table:table-cell office:value-type="float" office:value="1.59139344393225" calcext:value-type="float">
            <text:p>1,59139344393225</text:p>
          </table:table-cell>
          <table:table-cell office:value-type="float" office:value="1.67232258905504" calcext:value-type="float">
            <text:p>1,67232258905504</text:p>
          </table:table-cell>
          <table:table-cell office:value-type="float" office:value="1.75354245791879" calcext:value-type="float">
            <text:p>1,75354245791879</text:p>
          </table:table-cell>
          <table:table-cell office:value-type="float" office:value="1.7770366553661" calcext:value-type="float">
            <text:p>1,7770366553661</text:p>
          </table:table-cell>
        </table:table-row>
        <table:table-row table:style-name="ro1">
          <table:table-cell office:value-type="float" office:value="1.61815164541189" calcext:value-type="float">
            <text:p>1,61815164541189</text:p>
          </table:table-cell>
          <table:table-cell office:value-type="float" office:value="1.61127839125399" calcext:value-type="float">
            <text:p>1,61127839125399</text:p>
          </table:table-cell>
          <table:table-cell office:value-type="float" office:value="1.75342542052785" calcext:value-type="float">
            <text:p>1,75342542052785</text:p>
          </table:table-cell>
          <table:table-cell office:value-type="float" office:value="1.81134161596107" calcext:value-type="float">
            <text:p>1,81134161596107</text:p>
          </table:table-cell>
        </table:table-row>
        <table:table-row table:style-name="ro1">
          <table:table-cell office:value-type="float" office:value="1.64790595549096" calcext:value-type="float">
            <text:p>1,64790595549096</text:p>
          </table:table-cell>
          <table:table-cell office:value-type="float" office:value="1.74302098368287" calcext:value-type="float">
            <text:p>1,74302098368287</text:p>
          </table:table-cell>
          <table:table-cell office:value-type="float" office:value="1.74013734711072" calcext:value-type="float">
            <text:p>1,74013734711072</text:p>
          </table:table-cell>
          <table:table-cell office:value-type="float" office:value="1.8564680626058" calcext:value-type="float">
            <text:p>1,8564680626058</text:p>
          </table:table-cell>
        </table:table-row>
        <table:table-row table:style-name="ro1">
          <table:table-cell office:value-type="float" office:value="1.70727815315323" calcext:value-type="float">
            <text:p>1,70727815315323</text:p>
          </table:table-cell>
          <table:table-cell office:value-type="float" office:value="1.61792060507267" calcext:value-type="float">
            <text:p>1,61792060507267</text:p>
          </table:table-cell>
          <table:table-cell office:value-type="float" office:value="1.73175814030069" calcext:value-type="float">
            <text:p>1,73175814030069</text:p>
          </table:table-cell>
          <table:table-cell office:value-type="float" office:value="1.79572629657298" calcext:value-type="float">
            <text:p>1,79572629657298</text:p>
          </table:table-cell>
        </table:table-row>
        <table:table-row table:style-name="ro1">
          <table:table-cell office:value-type="float" office:value="1.58095227492585" calcext:value-type="float">
            <text:p>1,58095227492585</text:p>
          </table:table-cell>
          <table:table-cell office:value-type="float" office:value="1.69219749749217" calcext:value-type="float">
            <text:p>1,69219749749217</text:p>
          </table:table-cell>
          <table:table-cell office:value-type="float" office:value="1.70206360341286" calcext:value-type="float">
            <text:p>1,70206360341286</text:p>
          </table:table-cell>
          <table:table-cell office:value-type="float" office:value="1.71549462077888" calcext:value-type="float">
            <text:p>1,71549462077888</text:p>
          </table:table-cell>
        </table:table-row>
        <table:table-row table:style-name="ro1">
          <table:table-cell office:value-type="float" office:value="1.58887199542177" calcext:value-type="float">
            <text:p>1,58887199542177</text:p>
          </table:table-cell>
          <table:table-cell office:value-type="float" office:value="1.6379022924996" calcext:value-type="float">
            <text:p>1,6379022924996</text:p>
          </table:table-cell>
          <table:table-cell office:value-type="float" office:value="1.71694494956965" calcext:value-type="float">
            <text:p>1,71694494956965</text:p>
          </table:table-cell>
          <table:table-cell office:value-type="float" office:value="1.75614555545052" calcext:value-type="float">
            <text:p>1,75614555545052</text:p>
          </table:table-cell>
        </table:table-row>
        <table:table-row table:style-name="ro1">
          <table:table-cell office:value-type="float" office:value="1.61540493066442" calcext:value-type="float">
            <text:p>1,61540493066442</text:p>
          </table:table-cell>
          <table:table-cell office:value-type="float" office:value="1.69517303802881" calcext:value-type="float">
            <text:p>1,69517303802881</text:p>
          </table:table-cell>
          <table:table-cell office:value-type="float" office:value="1.71309500599132" calcext:value-type="float">
            <text:p>1,71309500599132</text:p>
          </table:table-cell>
          <table:table-cell office:value-type="float" office:value="1.7355396484323" calcext:value-type="float">
            <text:p>1,7355396484323</text:p>
          </table:table-cell>
        </table:table-row>
        <table:table-row table:style-name="ro1">
          <table:table-cell office:value-type="float" office:value="1.60312690603591" calcext:value-type="float">
            <text:p>1,60312690603591</text:p>
          </table:table-cell>
          <table:table-cell office:value-type="float" office:value="1.67095000757762" calcext:value-type="float">
            <text:p>1,67095000757762</text:p>
          </table:table-cell>
          <table:table-cell office:value-type="float" office:value="1.76096078495595" calcext:value-type="float">
            <text:p>1,76096078495595</text:p>
          </table:table-cell>
          <table:table-cell office:value-type="float" office:value="1.77856402177195" calcext:value-type="float">
            <text:p>1,77856402177195</text:p>
          </table:table-cell>
        </table:table-row>
        <table:table-row table:style-name="ro1">
          <table:table-cell office:value-type="float" office:value="1.57367543134851" calcext:value-type="float">
            <text:p>1,57367543134851</text:p>
          </table:table-cell>
          <table:table-cell office:value-type="float" office:value="1.69570973624482" calcext:value-type="float">
            <text:p>1,69570973624482</text:p>
          </table:table-cell>
          <table:table-cell office:value-type="float" office:value="1.7331195728626" calcext:value-type="float">
            <text:p>1,7331195728626</text:p>
          </table:table-cell>
          <table:table-cell office:value-type="float" office:value="1.8271992052751" calcext:value-type="float">
            <text:p>1,8271992052751</text:p>
          </table:table-cell>
        </table:table-row>
        <table:table-row table:style-name="ro1">
          <table:table-cell office:value-type="float" office:value="2.45386435504743" calcext:value-type="float">
            <text:p>2,45386435504743</text:p>
          </table:table-cell>
          <table:table-cell office:value-type="float" office:value="1.65097035889035" calcext:value-type="float">
            <text:p>1,65097035889035</text:p>
          </table:table-cell>
          <table:table-cell office:value-type="float" office:value="1.76023453861599" calcext:value-type="float">
            <text:p>1,76023453861599</text:p>
          </table:table-cell>
          <table:table-cell office:value-type="float" office:value="1.82490325841454" calcext:value-type="float">
            <text:p>1,82490325841454</text:p>
          </table:table-cell>
        </table:table-row>
        <table:table-row table:style-name="ro1">
          <table:table-cell office:value-type="float" office:value="1.57619665436727" calcext:value-type="float">
            <text:p>1,57619665436727</text:p>
          </table:table-cell>
          <table:table-cell office:value-type="float" office:value="1.70605430128964" calcext:value-type="float">
            <text:p>1,70605430128964</text:p>
          </table:table-cell>
          <table:table-cell office:value-type="float" office:value="1.7606563201442" calcext:value-type="float">
            <text:p>1,7606563201442</text:p>
          </table:table-cell>
          <table:table-cell office:value-type="float" office:value="1.81587272614546" calcext:value-type="float">
            <text:p>1,81587272614546</text:p>
          </table:table-cell>
        </table:table-row>
        <table:table-row table:style-name="ro1">
          <table:table-cell office:value-type="float" office:value="1.74163474941537" calcext:value-type="float">
            <text:p>1,74163474941537</text:p>
          </table:table-cell>
          <table:table-cell office:value-type="float" office:value="1.7759425517443" calcext:value-type="float">
            <text:p>1,7759425517443</text:p>
          </table:table-cell>
          <table:table-cell office:value-type="float" office:value="1.754791322298" calcext:value-type="float">
            <text:p>1,754791322298</text:p>
          </table:table-cell>
          <table:table-cell office:value-type="float" office:value="1.74258650565975" calcext:value-type="float">
            <text:p>1,74258650565975</text:p>
          </table:table-cell>
        </table:table-row>
        <table:table-row table:style-name="ro1">
          <table:table-cell office:value-type="float" office:value="1.58220240106985" calcext:value-type="float">
            <text:p>1,58220240106985</text:p>
          </table:table-cell>
          <table:table-cell office:value-type="float" office:value="1.723913405886" calcext:value-type="float">
            <text:p>1,723913405886</text:p>
          </table:table-cell>
          <table:table-cell office:value-type="float" office:value="1.81715912336954" calcext:value-type="float">
            <text:p>1,81715912336954</text:p>
          </table:table-cell>
          <table:table-cell office:value-type="float" office:value="1.79877843672199" calcext:value-type="float">
            <text:p>1,79877843672199</text:p>
          </table:table-cell>
        </table:table-row>
        <table:table-row table:style-name="ro1">
          <table:table-cell office:value-type="float" office:value="1.66219649379825" calcext:value-type="float">
            <text:p>1,66219649379825</text:p>
          </table:table-cell>
          <table:table-cell office:value-type="float" office:value="1.63983272411703" calcext:value-type="float">
            <text:p>1,63983272411703</text:p>
          </table:table-cell>
          <table:table-cell office:value-type="float" office:value="1.79340667817016" calcext:value-type="float">
            <text:p>1,79340667817016</text:p>
          </table:table-cell>
          <table:table-cell office:value-type="float" office:value="1.74452207240455" calcext:value-type="float">
            <text:p>1,74452207240455</text:p>
          </table:table-cell>
        </table:table-row>
        <table:table-row table:style-name="ro1">
          <table:table-cell office:value-type="float" office:value="1.66702765408596" calcext:value-type="float">
            <text:p>1,66702765408596</text:p>
          </table:table-cell>
          <table:table-cell office:value-type="float" office:value="1.75122334302787" calcext:value-type="float">
            <text:p>1,75122334302787</text:p>
          </table:table-cell>
          <table:table-cell office:value-type="float" office:value="1.78718302636223" calcext:value-type="float">
            <text:p>1,78718302636223</text:p>
          </table:table-cell>
          <table:table-cell office:value-type="float" office:value="1.80715619413711" calcext:value-type="float">
            <text:p>1,80715619413711</text:p>
          </table:table-cell>
        </table:table-row>
        <table:table-row table:style-name="ro1">
          <table:table-cell office:value-type="float" office:value="1.67960851410613" calcext:value-type="float">
            <text:p>1,67960851410613</text:p>
          </table:table-cell>
          <table:table-cell office:value-type="float" office:value="1.61637676946365" calcext:value-type="float">
            <text:p>1,61637676946365</text:p>
          </table:table-cell>
          <table:table-cell office:value-type="float" office:value="1.68755236356394" calcext:value-type="float">
            <text:p>1,68755236356394</text:p>
          </table:table-cell>
          <table:table-cell office:value-type="float" office:value="2.21691155455801" calcext:value-type="float">
            <text:p>2,21691155455801</text:p>
          </table:table-cell>
        </table:table-row>
        <table:table-row table:style-name="ro1">
          <table:table-cell office:value-type="float" office:value="1.64635096452975" calcext:value-type="float">
            <text:p>1,64635096452975</text:p>
          </table:table-cell>
          <table:table-cell office:value-type="float" office:value="1.7144493215327" calcext:value-type="float">
            <text:p>1,7144493215327</text:p>
          </table:table-cell>
          <table:table-cell office:value-type="float" office:value="1.79514045164405" calcext:value-type="float">
            <text:p>1,79514045164405</text:p>
          </table:table-cell>
          <table:table-cell office:value-type="float" office:value="1.74982377955908" calcext:value-type="float">
            <text:p>1,74982377955908</text:p>
          </table:table-cell>
        </table:table-row>
        <table:table-row table:style-name="ro1">
          <table:table-cell office:value-type="float" office:value="1.67839604508083" calcext:value-type="float">
            <text:p>1,67839604508083</text:p>
          </table:table-cell>
          <table:table-cell office:value-type="float" office:value="1.66917350080467" calcext:value-type="float">
            <text:p>1,66917350080467</text:p>
          </table:table-cell>
          <table:table-cell office:value-type="float" office:value="1.86075597048279" calcext:value-type="float">
            <text:p>1,86075597048279</text:p>
          </table:table-cell>
          <table:table-cell office:value-type="float" office:value="1.75343190182111" calcext:value-type="float">
            <text:p>1,75343190182111</text:p>
          </table:table-cell>
        </table:table-row>
        <table:table-row table:style-name="ro1">
          <table:table-cell office:value-type="float" office:value="1.70989430818978" calcext:value-type="float">
            <text:p>1,70989430818978</text:p>
          </table:table-cell>
          <table:table-cell office:value-type="float" office:value="1.73651128794221" calcext:value-type="float">
            <text:p>1,73651128794221</text:p>
          </table:table-cell>
          <table:table-cell office:value-type="float" office:value="1.75670805398446" calcext:value-type="float">
            <text:p>1,75670805398446</text:p>
          </table:table-cell>
          <table:table-cell office:value-type="float" office:value="1.75341000822495" calcext:value-type="float">
            <text:p>1,75341000822495</text:p>
          </table:table-cell>
        </table:table-row>
        <table:table-row table:style-name="ro1">
          <table:table-cell office:value-type="float" office:value="1.75031708293779" calcext:value-type="float">
            <text:p>1,75031708293779</text:p>
          </table:table-cell>
          <table:table-cell office:value-type="float" office:value="1.67568319654533" calcext:value-type="float">
            <text:p>1,67568319654533</text:p>
          </table:table-cell>
          <table:table-cell office:value-type="float" office:value="1.68755459816806" calcext:value-type="float">
            <text:p>1,68755459816806</text:p>
          </table:table-cell>
          <table:table-cell office:value-type="float" office:value="1.77553348714548" calcext:value-type="float">
            <text:p>1,77553348714548</text:p>
          </table:table-cell>
        </table:table-row>
        <table:table-row table:style-name="ro1">
          <table:table-cell office:value-type="float" office:value="1.69899696941619" calcext:value-type="float">
            <text:p>1,69899696941619</text:p>
          </table:table-cell>
          <table:table-cell office:value-type="float" office:value="1.7139342849256" calcext:value-type="float">
            <text:p>1,7139342849256</text:p>
          </table:table-cell>
          <table:table-cell office:value-type="float" office:value="1.70215941206464" calcext:value-type="float">
            <text:p>1,70215941206464</text:p>
          </table:table-cell>
          <table:table-cell office:value-type="float" office:value="1.8094567501758" calcext:value-type="float">
            <text:p>1,8094567501758</text:p>
          </table:table-cell>
        </table:table-row>
        <table:table-row table:style-name="ro1">
          <table:table-cell office:value-type="float" office:value="1.66215319938633" calcext:value-type="float">
            <text:p>1,66215319938633</text:p>
          </table:table-cell>
          <table:table-cell office:value-type="float" office:value="1.65936334039375" calcext:value-type="float">
            <text:p>1,65936334039375</text:p>
          </table:table-cell>
          <table:table-cell office:value-type="float" office:value="1.80065629259604" calcext:value-type="float">
            <text:p>1,80065629259604</text:p>
          </table:table-cell>
          <table:table-cell office:value-type="float" office:value="1.7878097450454" calcext:value-type="float">
            <text:p>1,7878097450454</text:p>
          </table:table-cell>
        </table:table-row>
        <table:table-row table:style-name="ro1">
          <table:table-cell office:value-type="float" office:value="1.59135759074739" calcext:value-type="float">
            <text:p>1,59135759074739</text:p>
          </table:table-cell>
          <table:table-cell office:value-type="float" office:value="1.69746483625132" calcext:value-type="float">
            <text:p>1,69746483625132</text:p>
          </table:table-cell>
          <table:table-cell office:value-type="float" office:value="1.76751236491893" calcext:value-type="float">
            <text:p>1,76751236491893</text:p>
          </table:table-cell>
          <table:table-cell office:value-type="float" office:value="1.77229294684004" calcext:value-type="float">
            <text:p>1,77229294684004</text:p>
          </table:table-cell>
        </table:table-row>
        <table:table-row table:style-name="ro1">
          <table:table-cell office:value-type="float" office:value="1.67420979113724" calcext:value-type="float">
            <text:p>1,67420979113724</text:p>
          </table:table-cell>
          <table:table-cell office:value-type="float" office:value="1.64480062298832" calcext:value-type="float">
            <text:p>1,64480062298832</text:p>
          </table:table-cell>
          <table:table-cell office:value-type="float" office:value="1.73243773927958" calcext:value-type="float">
            <text:p>1,73243773927958</text:p>
          </table:table-cell>
          <table:table-cell office:value-type="float" office:value="1.87036790350523" calcext:value-type="float">
            <text:p>1,87036790350523</text:p>
          </table:table-cell>
        </table:table-row>
        <table:table-row table:style-name="ro1">
          <table:table-cell office:value-type="float" office:value="1.61116230378866" calcext:value-type="float">
            <text:p>1,61116230378866</text:p>
          </table:table-cell>
          <table:table-cell office:value-type="float" office:value="1.71217714617944" calcext:value-type="float">
            <text:p>1,71217714617944</text:p>
          </table:table-cell>
          <table:table-cell office:value-type="float" office:value="1.69295787093736" calcext:value-type="float">
            <text:p>1,69295787093736</text:p>
          </table:table-cell>
          <table:table-cell office:value-type="float" office:value="1.87930193110703" calcext:value-type="float">
            <text:p>1,87930193110703</text:p>
          </table:table-cell>
        </table:table-row>
        <table:table-row table:style-name="ro1">
          <table:table-cell office:value-type="float" office:value="1.67506485577253" calcext:value-type="float">
            <text:p>1,67506485577253</text:p>
          </table:table-cell>
          <table:table-cell office:value-type="float" office:value="1.62470986298948" calcext:value-type="float">
            <text:p>1,62470986298948</text:p>
          </table:table-cell>
          <table:table-cell office:value-type="float" office:value="1.72804897678211" calcext:value-type="float">
            <text:p>1,72804897678211</text:p>
          </table:table-cell>
          <table:table-cell office:value-type="float" office:value="1.80843725758616" calcext:value-type="float">
            <text:p>1,80843725758616</text:p>
          </table:table-cell>
        </table:table-row>
        <table:table-row table:style-name="ro1">
          <table:table-cell office:value-type="float" office:value="1.58542400139799" calcext:value-type="float">
            <text:p>1,58542400139799</text:p>
          </table:table-cell>
          <table:table-cell office:value-type="float" office:value="1.70429716254348" calcext:value-type="float">
            <text:p>1,70429716254348</text:p>
          </table:table-cell>
          <table:table-cell office:value-type="float" office:value="1.87932301681487" calcext:value-type="float">
            <text:p>1,87932301681487</text:p>
          </table:table-cell>
          <table:table-cell office:value-type="float" office:value="1.7953904027161" calcext:value-type="float">
            <text:p>1,7953904027161</text:p>
          </table:table-cell>
        </table:table-row>
        <table:table-row table:style-name="ro1">
          <table:table-cell office:value-type="float" office:value="1.64947785833183" calcext:value-type="float">
            <text:p>1,64947785833183</text:p>
          </table:table-cell>
          <table:table-cell office:value-type="float" office:value="1.64010617007419" calcext:value-type="float">
            <text:p>1,64010617007419</text:p>
          </table:table-cell>
          <table:table-cell office:value-type="float" office:value="1.91669872604982" calcext:value-type="float">
            <text:p>1,91669872604982</text:p>
          </table:table-cell>
          <table:table-cell office:value-type="float" office:value="1.7463392408859" calcext:value-type="float">
            <text:p>1,7463392408859</text:p>
          </table:table-cell>
        </table:table-row>
        <table:table-row table:style-name="ro1">
          <table:table-cell office:value-type="float" office:value="1.61608591568514" calcext:value-type="float">
            <text:p>1,61608591568514</text:p>
          </table:table-cell>
          <table:table-cell office:value-type="float" office:value="1.66210595492401" calcext:value-type="float">
            <text:p>1,66210595492401</text:p>
          </table:table-cell>
          <table:table-cell office:value-type="float" office:value="1.73372878181162" calcext:value-type="float">
            <text:p>1,73372878181162</text:p>
          </table:table-cell>
          <table:table-cell office:value-type="float" office:value="1.78768875411925" calcext:value-type="float">
            <text:p>1,78768875411925</text:p>
          </table:table-cell>
        </table:table-row>
        <table:table-row table:style-name="ro1">
          <table:table-cell office:value-type="float" office:value="1.60035583818174" calcext:value-type="float">
            <text:p>1,60035583818174</text:p>
          </table:table-cell>
          <table:table-cell office:value-type="float" office:value="1.63473842338669" calcext:value-type="float">
            <text:p>1,63473842338669</text:p>
          </table:table-cell>
          <table:table-cell office:value-type="float" office:value="1.72779339393555" calcext:value-type="float">
            <text:p>1,72779339393555</text:p>
          </table:table-cell>
          <table:table-cell office:value-type="float" office:value="1.7919971833848" calcext:value-type="float">
            <text:p>1,7919971833848</text:p>
          </table:table-cell>
        </table:table-row>
        <table:table-row table:style-name="ro1">
          <table:table-cell office:value-type="float" office:value="1.60052788837075" calcext:value-type="float">
            <text:p>1,60052788837075</text:p>
          </table:table-cell>
          <table:table-cell office:value-type="float" office:value="1.69185549891388" calcext:value-type="float">
            <text:p>1,69185549891388</text:p>
          </table:table-cell>
          <table:table-cell office:value-type="float" office:value="1.76438894700607" calcext:value-type="float">
            <text:p>1,76438894700607</text:p>
          </table:table-cell>
          <table:table-cell office:value-type="float" office:value="1.75934259663727" calcext:value-type="float">
            <text:p>1,75934259663727</text:p>
          </table:table-cell>
        </table:table-row>
        <table:table-row table:style-name="ro1">
          <table:table-cell office:value-type="float" office:value="1.67371618974309" calcext:value-type="float">
            <text:p>1,67371618974309</text:p>
          </table:table-cell>
          <table:table-cell office:value-type="float" office:value="1.72076661121776" calcext:value-type="float">
            <text:p>1,72076661121776</text:p>
          </table:table-cell>
          <table:table-cell office:value-type="float" office:value="1.76434202031949" calcext:value-type="float">
            <text:p>1,76434202031949</text:p>
          </table:table-cell>
          <table:table-cell office:value-type="float" office:value="1.83167932642632" calcext:value-type="float">
            <text:p>1,83167932642632</text:p>
          </table:table-cell>
        </table:table-row>
        <table:table-row table:style-name="ro1">
          <table:table-cell office:value-type="float" office:value="1.71555933689027" calcext:value-type="float">
            <text:p>1,71555933689027</text:p>
          </table:table-cell>
          <table:table-cell office:value-type="float" office:value="1.74867517329287" calcext:value-type="float">
            <text:p>1,74867517329287</text:p>
          </table:table-cell>
          <table:table-cell office:value-type="float" office:value="1.79805074418868" calcext:value-type="float">
            <text:p>1,79805074418868</text:p>
          </table:table-cell>
          <table:table-cell office:value-type="float" office:value="1.82993705708974" calcext:value-type="float">
            <text:p>1,82993705708974</text:p>
          </table:table-cell>
        </table:table-row>
        <table:table-row table:style-name="ro1">
          <table:table-cell office:value-type="float" office:value="1.66297218534503" calcext:value-type="float">
            <text:p>1,66297218534503</text:p>
          </table:table-cell>
          <table:table-cell office:value-type="float" office:value="1.6592991200944" calcext:value-type="float">
            <text:p>1,6592991200944</text:p>
          </table:table-cell>
          <table:table-cell office:value-type="float" office:value="1.7733351846123" calcext:value-type="float">
            <text:p>1,7733351846123</text:p>
          </table:table-cell>
          <table:table-cell office:value-type="float" office:value="1.80560462954603" calcext:value-type="float">
            <text:p>1,80560462954603</text:p>
          </table:table-cell>
        </table:table-row>
        <table:table-row table:style-name="ro1">
          <table:table-cell office:value-type="float" office:value="1.7025002089135" calcext:value-type="float">
            <text:p>1,7025002089135</text:p>
          </table:table-cell>
          <table:table-cell office:value-type="float" office:value="1.73079058445073" calcext:value-type="float">
            <text:p>1,73079058445073</text:p>
          </table:table-cell>
          <table:table-cell office:value-type="float" office:value="1.75182711992891" calcext:value-type="float">
            <text:p>1,75182711992891</text:p>
          </table:table-cell>
          <table:table-cell office:value-type="float" office:value="1.82507264571116" calcext:value-type="float">
            <text:p>1,82507264571116</text:p>
          </table:table-cell>
        </table:table-row>
        <table:table-row table:style-name="ro1">
          <table:table-cell office:value-type="float" office:value="1.70087148215699" calcext:value-type="float">
            <text:p>1,70087148215699</text:p>
          </table:table-cell>
          <table:table-cell office:value-type="float" office:value="1.69144928003623" calcext:value-type="float">
            <text:p>1,69144928003623</text:p>
          </table:table-cell>
          <table:table-cell office:value-type="float" office:value="1.7058663409791" calcext:value-type="float">
            <text:p>1,7058663409791</text:p>
          </table:table-cell>
          <table:table-cell office:value-type="float" office:value="1.75749892538162" calcext:value-type="float">
            <text:p>1,75749892538162</text:p>
          </table:table-cell>
        </table:table-row>
        <table:table-row table:style-name="ro1">
          <table:table-cell office:value-type="float" office:value="1.79701010618617" calcext:value-type="float">
            <text:p>1,79701010618617</text:p>
          </table:table-cell>
          <table:table-cell office:value-type="float" office:value="1.71986880123912" calcext:value-type="float">
            <text:p>1,71986880123912</text:p>
          </table:table-cell>
          <table:table-cell office:value-type="float" office:value="1.70527836076924" calcext:value-type="float">
            <text:p>1,70527836076924</text:p>
          </table:table-cell>
          <table:table-cell office:value-type="float" office:value="1.79897144605656" calcext:value-type="float">
            <text:p>1,79897144605656</text:p>
          </table:table-cell>
        </table:table-row>
        <table:table-row table:style-name="ro1">
          <table:table-cell office:value-type="float" office:value="1.74739628857575" calcext:value-type="float">
            <text:p>1,74739628857575</text:p>
          </table:table-cell>
          <table:table-cell office:value-type="float" office:value="1.70493834616717" calcext:value-type="float">
            <text:p>1,70493834616717</text:p>
          </table:table-cell>
          <table:table-cell office:value-type="float" office:value="1.76211132675375" calcext:value-type="float">
            <text:p>1,76211132675375</text:p>
          </table:table-cell>
          <table:table-cell office:value-type="float" office:value="1.77689405891742" calcext:value-type="float">
            <text:p>1,77689405891742</text:p>
          </table:table-cell>
        </table:table-row>
        <table:table-row table:style-name="ro1">
          <table:table-cell office:value-type="float" office:value="1.7344920734166" calcext:value-type="float">
            <text:p>1,7344920734166</text:p>
          </table:table-cell>
          <table:table-cell office:value-type="float" office:value="1.76762882624526" calcext:value-type="float">
            <text:p>1,76762882624526</text:p>
          </table:table-cell>
          <table:table-cell office:value-type="float" office:value="1.7439191352633" calcext:value-type="float">
            <text:p>1,7439191352633</text:p>
          </table:table-cell>
          <table:table-cell office:value-type="float" office:value="1.81044743540208" calcext:value-type="float">
            <text:p>1,81044743540208</text:p>
          </table:table-cell>
        </table:table-row>
        <table:table-row table:style-name="ro1">
          <table:table-cell office:value-type="float" office:value="1.69020504691361" calcext:value-type="float">
            <text:p>1,69020504691361</text:p>
          </table:table-cell>
          <table:table-cell office:value-type="float" office:value="1.6638182413976" calcext:value-type="float">
            <text:p>1,6638182413976</text:p>
          </table:table-cell>
          <table:table-cell office:value-type="float" office:value="1.68414989946123" calcext:value-type="float">
            <text:p>1,68414989946123</text:p>
          </table:table-cell>
          <table:table-cell office:value-type="float" office:value="1.79648018527237" calcext:value-type="float">
            <text:p>1,79648018527237</text:p>
          </table:table-cell>
        </table:table-row>
        <table:table-row table:style-name="ro1">
          <table:table-cell office:value-type="float" office:value="1.56707934730015" calcext:value-type="float">
            <text:p>1,56707934730015</text:p>
          </table:table-cell>
          <table:table-cell office:value-type="float" office:value="1.67870358935453" calcext:value-type="float">
            <text:p>1,67870358935453</text:p>
          </table:table-cell>
          <table:table-cell office:value-type="float" office:value="1.7032582786421" calcext:value-type="float">
            <text:p>1,7032582786421</text:p>
          </table:table-cell>
          <table:table-cell office:value-type="float" office:value="1.79139568563764" calcext:value-type="float">
            <text:p>1,79139568563764</text:p>
          </table:table-cell>
        </table:table-row>
        <table:table-row table:style-name="ro1">
          <table:table-cell office:value-type="float" office:value="1.60361689956241" calcext:value-type="float">
            <text:p>1,60361689956241</text:p>
          </table:table-cell>
          <table:table-cell office:value-type="float" office:value="1.65619513895905" calcext:value-type="float">
            <text:p>1,65619513895905</text:p>
          </table:table-cell>
          <table:table-cell office:value-type="float" office:value="1.65119367853045" calcext:value-type="float">
            <text:p>1,65119367853045</text:p>
          </table:table-cell>
          <table:table-cell office:value-type="float" office:value="1.77807832962554" calcext:value-type="float">
            <text:p>1,77807832962554</text:p>
          </table:table-cell>
        </table:table-row>
        <table:table-row table:style-name="ro1">
          <table:table-cell office:value-type="float" office:value="1.56129864134282" calcext:value-type="float">
            <text:p>1,56129864134282</text:p>
          </table:table-cell>
          <table:table-cell office:value-type="float" office:value="1.6816602715493" calcext:value-type="float">
            <text:p>1,6816602715493</text:p>
          </table:table-cell>
          <table:table-cell office:value-type="float" office:value="2.84086339452735" calcext:value-type="float">
            <text:p>2,84086339452735</text:p>
          </table:table-cell>
          <table:table-cell office:value-type="float" office:value="1.77168626376748" calcext:value-type="float">
            <text:p>1,77168626376748</text:p>
          </table:table-cell>
        </table:table-row>
        <table:table-row table:style-name="ro1">
          <table:table-cell office:value-type="float" office:value="1.73814842179771" calcext:value-type="float">
            <text:p>1,73814842179771</text:p>
          </table:table-cell>
          <table:table-cell office:value-type="float" office:value="1.64636357178168" calcext:value-type="float">
            <text:p>1,64636357178168</text:p>
          </table:table-cell>
          <table:table-cell office:value-type="float" office:value="1.79903704258345" calcext:value-type="float">
            <text:p>1,79903704258345</text:p>
          </table:table-cell>
          <table:table-cell office:value-type="float" office:value="1.74979986944748" calcext:value-type="float">
            <text:p>1,74979986944748</text:p>
          </table:table-cell>
        </table:table-row>
        <table:table-row table:style-name="ro1">
          <table:table-cell office:value-type="float" office:value="1.5337843660968" calcext:value-type="float">
            <text:p>1,5337843660968</text:p>
          </table:table-cell>
          <table:table-cell office:value-type="float" office:value="1.65944871261709" calcext:value-type="float">
            <text:p>1,65944871261709</text:p>
          </table:table-cell>
          <table:table-cell office:value-type="float" office:value="1.74722774599284" calcext:value-type="float">
            <text:p>1,74722774599284</text:p>
          </table:table-cell>
          <table:table-cell office:value-type="float" office:value="1.82260270237585" calcext:value-type="float">
            <text:p>1,82260270237585</text:p>
          </table:table-cell>
        </table:table-row>
        <table:table-row table:style-name="ro1">
          <table:table-cell office:value-type="float" office:value="1.61855054027999" calcext:value-type="float">
            <text:p>1,61855054027999</text:p>
          </table:table-cell>
          <table:table-cell office:value-type="float" office:value="3.54322504708947" calcext:value-type="float">
            <text:p>3,54322504708947</text:p>
          </table:table-cell>
          <table:table-cell office:value-type="float" office:value="1.77241648299226" calcext:value-type="float">
            <text:p>1,77241648299226</text:p>
          </table:table-cell>
          <table:table-cell office:value-type="float" office:value="1.72190829215947" calcext:value-type="float">
            <text:p>1,72190829215947</text:p>
          </table:table-cell>
        </table:table-row>
        <table:table-row table:style-name="ro1">
          <table:table-cell office:value-type="float" office:value="2.2848607847849" calcext:value-type="float">
            <text:p>2,2848607847849</text:p>
          </table:table-cell>
          <table:table-cell office:value-type="float" office:value="1.88009258674567" calcext:value-type="float">
            <text:p>1,88009258674567</text:p>
          </table:table-cell>
          <table:table-cell office:value-type="float" office:value="1.80340736959691" calcext:value-type="float">
            <text:p>1,80340736959691</text:p>
          </table:table-cell>
          <table:table-cell office:value-type="float" office:value="1.75464267530353" calcext:value-type="float">
            <text:p>1,75464267530353</text:p>
          </table:table-cell>
        </table:table-row>
        <table:table-row table:style-name="ro1">
          <table:table-cell office:value-type="float" office:value="1.81997937014822" calcext:value-type="float">
            <text:p>1,81997937014822</text:p>
          </table:table-cell>
          <table:table-cell office:value-type="float" office:value="1.68056572319328" calcext:value-type="float">
            <text:p>1,68056572319328</text:p>
          </table:table-cell>
          <table:table-cell office:value-type="float" office:value="1.83326587056225" calcext:value-type="float">
            <text:p>1,83326587056225</text:p>
          </table:table-cell>
          <table:table-cell office:value-type="float" office:value="1.74481446714275" calcext:value-type="float">
            <text:p>1,74481446714275</text:p>
          </table:table-cell>
        </table:table-row>
        <table:table-row table:style-name="ro1">
          <table:table-cell office:value-type="float" office:value="1.57617613461995" calcext:value-type="float">
            <text:p>1,57617613461995</text:p>
          </table:table-cell>
          <table:table-cell office:value-type="float" office:value="1.72453751506502" calcext:value-type="float">
            <text:p>1,72453751506502</text:p>
          </table:table-cell>
          <table:table-cell office:value-type="float" office:value="1.75239191612098" calcext:value-type="float">
            <text:p>1,75239191612098</text:p>
          </table:table-cell>
          <table:table-cell office:value-type="float" office:value="1.78693947459801" calcext:value-type="float">
            <text:p>1,78693947459801</text:p>
          </table:table-cell>
        </table:table-row>
        <table:table-row table:style-name="ro1">
          <table:table-cell office:value-type="float" office:value="1.60899825966818" calcext:value-type="float">
            <text:p>1,60899825966818</text:p>
          </table:table-cell>
          <table:table-cell office:value-type="float" office:value="1.6409848668685" calcext:value-type="float">
            <text:p>1,6409848668685</text:p>
          </table:table-cell>
          <table:table-cell office:value-type="float" office:value="1.83537952673705" calcext:value-type="float">
            <text:p>1,83537952673705</text:p>
          </table:table-cell>
          <table:table-cell office:value-type="float" office:value="1.77562999181277" calcext:value-type="float">
            <text:p>1,77562999181277</text:p>
          </table:table-cell>
        </table:table-row>
        <table:table-row table:style-name="ro1">
          <table:table-cell office:value-type="float" office:value="1.61879858118158" calcext:value-type="float">
            <text:p>1,61879858118158</text:p>
          </table:table-cell>
          <table:table-cell office:value-type="float" office:value="1.72644450117634" calcext:value-type="float">
            <text:p>1,72644450117634</text:p>
          </table:table-cell>
          <table:table-cell office:value-type="float" office:value="1.7538516712643" calcext:value-type="float">
            <text:p>1,7538516712643</text:p>
          </table:table-cell>
          <table:table-cell office:value-type="float" office:value="1.85400330459591" calcext:value-type="float">
            <text:p>1,85400330459591</text:p>
          </table:table-cell>
        </table:table-row>
        <table:table-row table:style-name="ro1">
          <table:table-cell office:value-type="float" office:value="1.60282046277659" calcext:value-type="float">
            <text:p>1,60282046277659</text:p>
          </table:table-cell>
          <table:table-cell office:value-type="float" office:value="1.66793139866562" calcext:value-type="float">
            <text:p>1,66793139866562</text:p>
          </table:table-cell>
          <table:table-cell office:value-type="float" office:value="1.7044814450739" calcext:value-type="float">
            <text:p>1,7044814450739</text:p>
          </table:table-cell>
          <table:table-cell office:value-type="float" office:value="1.82756390649535" calcext:value-type="float">
            <text:p>1,82756390649535</text:p>
          </table:table-cell>
        </table:table-row>
        <table:table-row table:style-name="ro1">
          <table:table-cell office:value-type="float" office:value="1.60058471228639" calcext:value-type="float">
            <text:p>1,60058471228639</text:p>
          </table:table-cell>
          <table:table-cell office:value-type="float" office:value="1.72173271897507" calcext:value-type="float">
            <text:p>1,72173271897507</text:p>
          </table:table-cell>
          <table:table-cell office:value-type="float" office:value="1.75521086922208" calcext:value-type="float">
            <text:p>1,75521086922208</text:p>
          </table:table-cell>
          <table:table-cell office:value-type="float" office:value="1.77846492444196" calcext:value-type="float">
            <text:p>1,77846492444196</text:p>
          </table:table-cell>
        </table:table-row>
        <table:table-row table:style-name="ro1">
          <table:table-cell office:value-type="float" office:value="1.61098822417409" calcext:value-type="float">
            <text:p>1,61098822417409</text:p>
          </table:table-cell>
          <table:table-cell office:value-type="float" office:value="1.63109137297389" calcext:value-type="float">
            <text:p>1,63109137297389</text:p>
          </table:table-cell>
          <table:table-cell office:value-type="float" office:value="1.74645429364079" calcext:value-type="float">
            <text:p>1,74645429364079</text:p>
          </table:table-cell>
          <table:table-cell office:value-type="float" office:value="1.73178950586885" calcext:value-type="float">
            <text:p>1,73178950586885</text:p>
          </table:table-cell>
        </table:table-row>
        <table:table-row table:style-name="ro1">
          <table:table-cell office:value-type="float" office:value="1.6563402481118" calcext:value-type="float">
            <text:p>1,6563402481118</text:p>
          </table:table-cell>
          <table:table-cell office:value-type="float" office:value="1.74137036908405" calcext:value-type="float">
            <text:p>1,74137036908405</text:p>
          </table:table-cell>
          <table:table-cell office:value-type="float" office:value="1.74694646519887" calcext:value-type="float">
            <text:p>1,74694646519887</text:p>
          </table:table-cell>
          <table:table-cell office:value-type="float" office:value="1.80824626476702" calcext:value-type="float">
            <text:p>1,80824626476702</text:p>
          </table:table-cell>
        </table:table-row>
        <table:table-row table:style-name="ro1">
          <table:table-cell office:value-type="float" office:value="1.67996975185553" calcext:value-type="float">
            <text:p>1,67996975185553</text:p>
          </table:table-cell>
          <table:table-cell office:value-type="float" office:value="1.71132189489124" calcext:value-type="float">
            <text:p>1,71132189489124</text:p>
          </table:table-cell>
          <table:table-cell office:value-type="float" office:value="1.65973908402212" calcext:value-type="float">
            <text:p>1,65973908402212</text:p>
          </table:table-cell>
          <table:table-cell office:value-type="float" office:value="3.25614294958641" calcext:value-type="float">
            <text:p>3,25614294958641</text:p>
          </table:table-cell>
        </table:table-row>
        <table:table-row table:style-name="ro1">
          <table:table-cell office:value-type="float" office:value="1.58540506009278" calcext:value-type="float">
            <text:p>1,58540506009278</text:p>
          </table:table-cell>
          <table:table-cell office:value-type="float" office:value="1.72890729868799" calcext:value-type="float">
            <text:p>1,72890729868799</text:p>
          </table:table-cell>
          <table:table-cell office:value-type="float" office:value="1.69004310918448" calcext:value-type="float">
            <text:p>1,69004310918448</text:p>
          </table:table-cell>
          <table:table-cell office:value-type="float" office:value="1.81388415385207" calcext:value-type="float">
            <text:p>1,81388415385207</text:p>
          </table:table-cell>
        </table:table-row>
        <table:table-row table:style-name="ro1">
          <table:table-cell office:value-type="float" office:value="1.65078480839146" calcext:value-type="float">
            <text:p>1,65078480839146</text:p>
          </table:table-cell>
          <table:table-cell office:value-type="float" office:value="1.605777871646" calcext:value-type="float">
            <text:p>1,605777871646</text:p>
          </table:table-cell>
          <table:table-cell office:value-type="float" office:value="1.64687530606285" calcext:value-type="float">
            <text:p>1,64687530606285</text:p>
          </table:table-cell>
          <table:table-cell office:value-type="float" office:value="1.78875433849029" calcext:value-type="float">
            <text:p>1,78875433849029</text:p>
          </table:table-cell>
        </table:table-row>
        <table:table-row table:style-name="ro1">
          <table:table-cell office:value-type="float" office:value="1.57748308467958" calcext:value-type="float">
            <text:p>1,57748308467958</text:p>
          </table:table-cell>
          <table:table-cell office:value-type="float" office:value="1.67893906378549" calcext:value-type="float">
            <text:p>1,67893906378549</text:p>
          </table:table-cell>
          <table:table-cell office:value-type="float" office:value="1.74696992854216" calcext:value-type="float">
            <text:p>1,74696992854216</text:p>
          </table:table-cell>
          <table:table-cell office:value-type="float" office:value="1.83432067357368" calcext:value-type="float">
            <text:p>1,83432067357368</text:p>
          </table:table-cell>
        </table:table-row>
        <table:table-row table:style-name="ro1">
          <table:table-cell office:value-type="float" office:value="1.62063521131196" calcext:value-type="float">
            <text:p>1,62063521131196</text:p>
          </table:table-cell>
          <table:table-cell office:value-type="float" office:value="1.64627565113376" calcext:value-type="float">
            <text:p>1,64627565113376</text:p>
          </table:table-cell>
          <table:table-cell office:value-type="float" office:value="1.7295718594919" calcext:value-type="float">
            <text:p>1,7295718594919</text:p>
          </table:table-cell>
          <table:table-cell office:value-type="float" office:value="1.80355095261142" calcext:value-type="float">
            <text:p>1,80355095261142</text:p>
          </table:table-cell>
        </table:table-row>
        <table:table-row table:style-name="ro1">
          <table:table-cell office:value-type="float" office:value="12.6341585981199" calcext:value-type="float">
            <text:p>12,6341585981199</text:p>
          </table:table-cell>
          <table:table-cell office:value-type="float" office:value="1.67519135060188" calcext:value-type="float">
            <text:p>1,67519135060188</text:p>
          </table:table-cell>
          <table:table-cell office:value-type="float" office:value="1.77115141773315" calcext:value-type="float">
            <text:p>1,77115141773315</text:p>
          </table:table-cell>
          <table:table-cell office:value-type="float" office:value="1.81487944825648" calcext:value-type="float">
            <text:p>1,81487944825648</text:p>
          </table:table-cell>
        </table:table-row>
        <table:table-row table:style-name="ro1">
          <table:table-cell office:value-type="float" office:value="1.73818630440813" calcext:value-type="float">
            <text:p>1,73818630440813</text:p>
          </table:table-cell>
          <table:table-cell office:value-type="float" office:value="1.60740478589625" calcext:value-type="float">
            <text:p>1,60740478589625</text:p>
          </table:table-cell>
          <table:table-cell office:value-type="float" office:value="1.69126376168665" calcext:value-type="float">
            <text:p>1,69126376168665</text:p>
          </table:table-cell>
          <table:table-cell office:value-type="float" office:value="1.79715197298614" calcext:value-type="float">
            <text:p>1,79715197298614</text:p>
          </table:table-cell>
        </table:table-row>
        <table:table-row table:style-name="ro1">
          <table:table-cell office:value-type="float" office:value="1.61893094482633" calcext:value-type="float">
            <text:p>1,61893094482633</text:p>
          </table:table-cell>
          <table:table-cell office:value-type="float" office:value="1.75402813911782" calcext:value-type="float">
            <text:p>1,75402813911782</text:p>
          </table:table-cell>
          <table:table-cell office:value-type="float" office:value="1.77896806295523" calcext:value-type="float">
            <text:p>1,77896806295523</text:p>
          </table:table-cell>
          <table:table-cell office:value-type="float" office:value="1.77028248095048" calcext:value-type="float">
            <text:p>1,77028248095048</text:p>
          </table:table-cell>
        </table:table-row>
        <table:table-row table:style-name="ro1">
          <table:table-cell office:value-type="float" office:value="1.54899784204972" calcext:value-type="float">
            <text:p>1,54899784204972</text:p>
          </table:table-cell>
          <table:table-cell office:value-type="float" office:value="1.62933627296739" calcext:value-type="float">
            <text:p>1,62933627296739</text:p>
          </table:table-cell>
          <table:table-cell office:value-type="float" office:value="1.97418782766993" calcext:value-type="float">
            <text:p>1,97418782766993</text:p>
          </table:table-cell>
          <table:table-cell office:value-type="float" office:value="1.75142604510969" calcext:value-type="float">
            <text:p>1,75142604510969</text:p>
          </table:table-cell>
        </table:table-row>
        <table:table-row table:style-name="ro1">
          <table:table-cell office:value-type="float" office:value="1.56075204939242" calcext:value-type="float">
            <text:p>1,56075204939242</text:p>
          </table:table-cell>
          <table:table-cell office:value-type="float" office:value="1.70815369345655" calcext:value-type="float">
            <text:p>1,70815369345655</text:p>
          </table:table-cell>
          <table:table-cell office:value-type="float" office:value="1.89352476399276" calcext:value-type="float">
            <text:p>1,89352476399276</text:p>
          </table:table-cell>
          <table:table-cell office:value-type="float" office:value="1.77389002706525" calcext:value-type="float">
            <text:p>1,77389002706525</text:p>
          </table:table-cell>
        </table:table-row>
        <table:table-row table:style-name="ro1">
          <table:table-cell office:value-type="float" office:value="1.50215351385137" calcext:value-type="float">
            <text:p>1,50215351385137</text:p>
          </table:table-cell>
          <table:table-cell office:value-type="float" office:value="1.61862804773538" calcext:value-type="float">
            <text:p>1,61862804773538</text:p>
          </table:table-cell>
          <table:table-cell office:value-type="float" office:value="1.74744087136107" calcext:value-type="float">
            <text:p>1,74744087136107</text:p>
          </table:table-cell>
          <table:table-cell office:value-type="float" office:value="1.88431153159699" calcext:value-type="float">
            <text:p>1,88431153159699</text:p>
          </table:table-cell>
        </table:table-row>
        <table:table-row table:style-name="ro1">
          <table:table-cell office:value-type="float" office:value="1.49753048242927" calcext:value-type="float">
            <text:p>1,49753048242927</text:p>
          </table:table-cell>
          <table:table-cell office:value-type="float" office:value="1.69489525974987" calcext:value-type="float">
            <text:p>1,69489525974987</text:p>
          </table:table-cell>
          <table:table-cell office:value-type="float" office:value="1.74042086250882" calcext:value-type="float">
            <text:p>1,74042086250882</text:p>
          </table:table-cell>
          <table:table-cell office:value-type="float" office:value="1.77403521617663" calcext:value-type="float">
            <text:p>1,77403521617663</text:p>
          </table:table-cell>
        </table:table-row>
        <table:table-row table:style-name="ro1">
          <table:table-cell office:value-type="float" office:value="1.68104985723607" calcext:value-type="float">
            <text:p>1,68104985723607</text:p>
          </table:table-cell>
          <table:table-cell office:value-type="float" office:value="1.64218644905677" calcext:value-type="float">
            <text:p>1,64218644905677</text:p>
          </table:table-cell>
          <table:table-cell office:value-type="float" office:value="1.93298563819994" calcext:value-type="float">
            <text:p>1,93298563819994</text:p>
          </table:table-cell>
          <table:table-cell office:value-type="float" office:value="1.79744667231341" calcext:value-type="float">
            <text:p>1,79744667231341</text:p>
          </table:table-cell>
        </table:table-row>
        <table:table-row table:style-name="ro1">
          <table:table-cell office:value-type="float" office:value="1.59653104747929" calcext:value-type="float">
            <text:p>1,59653104747929</text:p>
          </table:table-cell>
          <table:table-cell office:value-type="float" office:value="1.72440729056912" calcext:value-type="float">
            <text:p>1,72440729056912</text:p>
          </table:table-cell>
          <table:table-cell office:value-type="float" office:value="1.89176529257145" calcext:value-type="float">
            <text:p>1,89176529257145</text:p>
          </table:table-cell>
          <table:table-cell office:value-type="float" office:value="1.75585575337502" calcext:value-type="float">
            <text:p>1,75585575337502</text:p>
          </table:table-cell>
        </table:table-row>
        <table:table-row table:style-name="ro1">
          <table:table-cell office:value-type="float" office:value="1.59232224436283" calcext:value-type="float">
            <text:p>1,59232224436283</text:p>
          </table:table-cell>
          <table:table-cell office:value-type="float" office:value="1.67306851292886" calcext:value-type="float">
            <text:p>1,67306851292886</text:p>
          </table:table-cell>
          <table:table-cell office:value-type="float" office:value="1.74044181192247" calcext:value-type="float">
            <text:p>1,74044181192247</text:p>
          </table:table-cell>
          <table:table-cell office:value-type="float" office:value="1.82301119078843" calcext:value-type="float">
            <text:p>1,82301119078843</text:p>
          </table:table-cell>
        </table:table-row>
        <table:table-row table:style-name="ro1">
          <table:table-cell office:value-type="float" office:value="1.50960240761773" calcext:value-type="float">
            <text:p>1,50960240761773</text:p>
          </table:table-cell>
          <table:table-cell office:value-type="float" office:value="1.75218741204552" calcext:value-type="float">
            <text:p>1,75218741204552</text:p>
          </table:table-cell>
          <table:table-cell office:value-type="float" office:value="1.75962532966697" calcext:value-type="float">
            <text:p>1,75962532966697</text:p>
          </table:table-cell>
          <table:table-cell office:value-type="float" office:value="1.82480444915819" calcext:value-type="float">
            <text:p>1,82480444915819</text:p>
          </table:table-cell>
        </table:table-row>
        <table:table-row table:style-name="ro1">
          <table:table-cell office:value-type="float" office:value="1.60118993208626" calcext:value-type="float">
            <text:p>1,60118993208626</text:p>
          </table:table-cell>
          <table:table-cell office:value-type="float" office:value="1.66542578762106" calcext:value-type="float">
            <text:p>1,66542578762106</text:p>
          </table:table-cell>
          <table:table-cell office:value-type="float" office:value="1.75640833770647" calcext:value-type="float">
            <text:p>1,75640833770647</text:p>
          </table:table-cell>
          <table:table-cell office:value-type="float" office:value="2.55845021429897" calcext:value-type="float">
            <text:p>2,55845021429897</text:p>
          </table:table-cell>
        </table:table-row>
        <table:table-row table:style-name="ro1">
          <table:table-cell office:value-type="float" office:value="1.56628493993989" calcext:value-type="float">
            <text:p>1,56628493993989</text:p>
          </table:table-cell>
          <table:table-cell office:value-type="float" office:value="1.75833140885932" calcext:value-type="float">
            <text:p>1,75833140885932</text:p>
          </table:table-cell>
          <table:table-cell office:value-type="float" office:value="1.7468526118257" calcext:value-type="float">
            <text:p>1,7468526118257</text:p>
          </table:table-cell>
          <table:table-cell office:value-type="float" office:value="1.92827560112976" calcext:value-type="float">
            <text:p>1,92827560112976</text:p>
          </table:table-cell>
        </table:table-row>
        <table:table-row table:style-name="ro1">
          <table:table-cell office:value-type="float" office:value="1.52280945816854" calcext:value-type="float">
            <text:p>1,52280945816854</text:p>
          </table:table-cell>
          <table:table-cell office:value-type="float" office:value="1.63527053443846" calcext:value-type="float">
            <text:p>1,63527053443846</text:p>
          </table:table-cell>
          <table:table-cell office:value-type="float" office:value="1.90646144591155" calcext:value-type="float">
            <text:p>1,90646144591155</text:p>
          </table:table-cell>
          <table:table-cell office:value-type="float" office:value="1.73324168505631" calcext:value-type="float">
            <text:p>1,73324168505631</text:p>
          </table:table-cell>
        </table:table-row>
        <table:table-row table:style-name="ro1">
          <table:table-cell office:value-type="float" office:value="1.54727666368444" calcext:value-type="float">
            <text:p>1,54727666368444</text:p>
          </table:table-cell>
          <table:table-cell office:value-type="float" office:value="1.74580437300637" calcext:value-type="float">
            <text:p>1,74580437300637</text:p>
          </table:table-cell>
          <table:table-cell office:value-type="float" office:value="1.78765396918114" calcext:value-type="float">
            <text:p>1,78765396918114</text:p>
          </table:table-cell>
          <table:table-cell office:value-type="float" office:value="1.77989521003326" calcext:value-type="float">
            <text:p>1,77989521003326</text:p>
          </table:table-cell>
        </table:table-row>
        <table:table-row table:style-name="ro1">
          <table:table-cell office:value-type="float" office:value="1.58081788185554" calcext:value-type="float">
            <text:p>1,58081788185554</text:p>
          </table:table-cell>
          <table:table-cell office:value-type="float" office:value="1.64002487533017" calcext:value-type="float">
            <text:p>1,64002487533017</text:p>
          </table:table-cell>
          <table:table-cell office:value-type="float" office:value="1.78647772943592" calcext:value-type="float">
            <text:p>1,78647772943592</text:p>
          </table:table-cell>
          <table:table-cell office:value-type="float" office:value="1.77817483429283" calcext:value-type="float">
            <text:p>1,77817483429283</text:p>
          </table:table-cell>
        </table:table-row>
        <table:table-row table:style-name="ro1">
          <table:table-cell office:value-type="float" office:value="2.04155137614252" calcext:value-type="float">
            <text:p>2,04155137614252</text:p>
          </table:table-cell>
          <table:table-cell office:value-type="float" office:value="1.70095388434031" calcext:value-type="float">
            <text:p>1,70095388434031</text:p>
          </table:table-cell>
          <table:table-cell office:value-type="float" office:value="1.75713933258019" calcext:value-type="float">
            <text:p>1,75713933258019</text:p>
          </table:table-cell>
          <table:table-cell office:value-type="float" office:value="1.80908945629284" calcext:value-type="float">
            <text:p>1,80908945629284</text:p>
          </table:table-cell>
        </table:table-row>
        <table:table-row table:style-name="ro1">
          <table:table-cell office:value-type="float" office:value="1.55470684163731" calcext:value-type="float">
            <text:p>1,55470684163731</text:p>
          </table:table-cell>
          <table:table-cell office:value-type="float" office:value="1.63250651314175" calcext:value-type="float">
            <text:p>1,63250651314175</text:p>
          </table:table-cell>
          <table:table-cell office:value-type="float" office:value="1.73917646733785" calcext:value-type="float">
            <text:p>1,73917646733785</text:p>
          </table:table-cell>
          <table:table-cell office:value-type="float" office:value="1.77570517903116" calcext:value-type="float">
            <text:p>1,77570517903116</text:p>
          </table:table-cell>
        </table:table-row>
        <table:table-row table:style-name="ro1">
          <table:table-cell office:value-type="float" office:value="1.50154626462594" calcext:value-type="float">
            <text:p>1,50154626462594</text:p>
          </table:table-cell>
          <table:table-cell office:value-type="float" office:value="1.68067250218308" calcext:value-type="float">
            <text:p>1,68067250218308</text:p>
          </table:table-cell>
          <table:table-cell office:value-type="float" office:value="1.69098276021818" calcext:value-type="float">
            <text:p>1,69098276021818</text:p>
          </table:table-cell>
          <table:table-cell office:value-type="float" office:value="1.79872975227789" calcext:value-type="float">
            <text:p>1,79872975227789</text:p>
          </table:table-cell>
        </table:table-row>
        <table:table-row table:style-name="ro1">
          <table:table-cell office:value-type="float" office:value="1.53412643704926" calcext:value-type="float">
            <text:p>1,53412643704926</text:p>
          </table:table-cell>
          <table:table-cell office:value-type="float" office:value="1.64850348389937" calcext:value-type="float">
            <text:p>1,64850348389937</text:p>
          </table:table-cell>
          <table:table-cell office:value-type="float" office:value="1.76920423956551" calcext:value-type="float">
            <text:p>1,76920423956551</text:p>
          </table:table-cell>
          <table:table-cell office:value-type="float" office:value="1.84937568974423" calcext:value-type="float">
            <text:p>1,84937568974423</text:p>
          </table:table-cell>
        </table:table-row>
        <table:table-row table:style-name="ro1">
          <table:table-cell office:value-type="float" office:value="1.59855866910389" calcext:value-type="float">
            <text:p>1,59855866910389</text:p>
          </table:table-cell>
          <table:table-cell office:value-type="float" office:value="1.70329027999293" calcext:value-type="float">
            <text:p>1,70329027999293</text:p>
          </table:table-cell>
          <table:table-cell office:value-type="float" office:value="1.73675862567682" calcext:value-type="float">
            <text:p>1,73675862567682</text:p>
          </table:table-cell>
          <table:table-cell office:value-type="float" office:value="2.56268662515609" calcext:value-type="float">
            <text:p>2,56268662515609</text:p>
          </table:table-cell>
        </table:table-row>
        <table:table-row table:style-name="ro1">
          <table:table-cell office:value-type="float" office:value="1.82086848403454" calcext:value-type="float">
            <text:p>1,82086848403454</text:p>
          </table:table-cell>
          <table:table-cell office:value-type="float" office:value="1.60845652071937" calcext:value-type="float">
            <text:p>1,60845652071937</text:p>
          </table:table-cell>
          <table:table-cell office:value-type="float" office:value="1.70096222290577" calcext:value-type="float">
            <text:p>1,70096222290577</text:p>
          </table:table-cell>
          <table:table-cell office:value-type="float" office:value="2.45889369493568" calcext:value-type="float">
            <text:p>2,45889369493568</text:p>
          </table:table-cell>
        </table:table-row>
        <table:table-row table:style-name="ro1">
          <table:table-cell office:value-type="float" office:value="1.92797998656642" calcext:value-type="float">
            <text:p>1,92797998656642</text:p>
          </table:table-cell>
          <table:table-cell office:value-type="float" office:value="1.69716565120592" calcext:value-type="float">
            <text:p>1,69716565120592</text:p>
          </table:table-cell>
          <table:table-cell office:value-type="float" office:value="1.71643182859792" calcext:value-type="float">
            <text:p>1,71643182859792</text:p>
          </table:table-cell>
          <table:table-cell office:value-type="float" office:value="2.14660718425468" calcext:value-type="float">
            <text:p>2,14660718425468</text:p>
          </table:table-cell>
        </table:table-row>
        <table:table-row table:style-name="ro1">
          <table:table-cell office:value-type="float" office:value="1.54304891926277" calcext:value-type="float">
            <text:p>1,54304891926277</text:p>
          </table:table-cell>
          <table:table-cell office:value-type="float" office:value="1.63379321271091" calcext:value-type="float">
            <text:p>1,63379321271091</text:p>
          </table:table-cell>
          <table:table-cell office:value-type="float" office:value="1.69328132988415" calcext:value-type="float">
            <text:p>1,69328132988415</text:p>
          </table:table-cell>
          <table:table-cell office:value-type="float" office:value="2.00405797965144" calcext:value-type="float">
            <text:p>2,00405797965144</text:p>
          </table:table-cell>
        </table:table-row>
        <table:table-row table:style-name="ro1">
          <table:table-cell office:value-type="float" office:value="1.64991486130208" calcext:value-type="float">
            <text:p>1,64991486130208</text:p>
          </table:table-cell>
          <table:table-cell office:value-type="float" office:value="1.76754319917945" calcext:value-type="float">
            <text:p>1,76754319917945</text:p>
          </table:table-cell>
          <table:table-cell office:value-type="float" office:value="1.73213550907195" calcext:value-type="float">
            <text:p>1,73213550907195</text:p>
          </table:table-cell>
          <table:table-cell office:value-type="float" office:value="1.95866592911644" calcext:value-type="float">
            <text:p>1,95866592911644</text:p>
          </table:table-cell>
        </table:table-row>
        <table:table-row table:style-name="ro1">
          <table:table-cell office:value-type="float" office:value="1.7837067706672" calcext:value-type="float">
            <text:p>1,7837067706672</text:p>
          </table:table-cell>
          <table:table-cell office:value-type="float" office:value="1.68697271742347" calcext:value-type="float">
            <text:p>1,68697271742347</text:p>
          </table:table-cell>
          <table:table-cell office:value-type="float" office:value="1.73612343945487" calcext:value-type="float">
            <text:p>1,73612343945487</text:p>
          </table:table-cell>
          <table:table-cell office:value-type="float" office:value="1.97841625744259" calcext:value-type="float">
            <text:p>1,97841625744259</text:p>
          </table:table-cell>
        </table:table-row>
        <table:table-row table:style-name="ro1">
          <table:table-cell office:value-type="float" office:value="1.64532745757311" calcext:value-type="float">
            <text:p>1,64532745757311</text:p>
          </table:table-cell>
          <table:table-cell office:value-type="float" office:value="1.67525531605877" calcext:value-type="float">
            <text:p>1,67525531605877</text:p>
          </table:table-cell>
          <table:table-cell office:value-type="float" office:value="1.6962173203762" calcext:value-type="float">
            <text:p>1,6962173203762</text:p>
          </table:table-cell>
          <table:table-cell office:value-type="float" office:value="1.96343124316503" calcext:value-type="float">
            <text:p>1,96343124316503</text:p>
          </table:table-cell>
        </table:table-row>
        <table:table-row table:style-name="ro1">
          <table:table-cell office:value-type="float" office:value="1.61982005871265" calcext:value-type="float">
            <text:p>1,61982005871265</text:p>
          </table:table-cell>
          <table:table-cell office:value-type="float" office:value="1.64961714543972" calcext:value-type="float">
            <text:p>1,64961714543972</text:p>
          </table:table-cell>
          <table:table-cell office:value-type="float" office:value="1.69107633426583" calcext:value-type="float">
            <text:p>1,69107633426583</text:p>
          </table:table-cell>
          <table:table-cell office:value-type="float" office:value="1.91683072373668" calcext:value-type="float">
            <text:p>1,91683072373668</text:p>
          </table:table-cell>
        </table:table-row>
        <table:table-row table:style-name="ro1">
          <table:table-cell office:value-type="float" office:value="1.65290713654212" calcext:value-type="float">
            <text:p>1,65290713654212</text:p>
          </table:table-cell>
          <table:table-cell office:value-type="float" office:value="1.68889881671911" calcext:value-type="float">
            <text:p>1,68889881671911</text:p>
          </table:table-cell>
          <table:table-cell office:value-type="float" office:value="1.68905401753456" calcext:value-type="float">
            <text:p>1,68905401753456</text:p>
          </table:table-cell>
          <table:table-cell office:value-type="float" office:value="2.01323139644283" calcext:value-type="float">
            <text:p>2,01323139644283</text:p>
          </table:table-cell>
        </table:table-row>
        <table:table-row table:style-name="ro1">
          <table:table-cell office:value-type="float" office:value="1.63092530086011" calcext:value-type="float">
            <text:p>1,63092530086011</text:p>
          </table:table-cell>
          <table:table-cell office:value-type="float" office:value="1.66634296562649" calcext:value-type="float">
            <text:p>1,66634296562649</text:p>
          </table:table-cell>
          <table:table-cell office:value-type="float" office:value="1.71734550235869" calcext:value-type="float">
            <text:p>1,71734550235869</text:p>
          </table:table-cell>
          <table:table-cell office:value-type="float" office:value="1.90593203395308" calcext:value-type="float">
            <text:p>1,90593203395308</text:p>
          </table:table-cell>
        </table:table-row>
        <table:table-row table:style-name="ro1">
          <table:table-cell office:value-type="float" office:value="1.61153481612449" calcext:value-type="float">
            <text:p>1,61153481612449</text:p>
          </table:table-cell>
          <table:table-cell office:value-type="float" office:value="1.7276672352886" calcext:value-type="float">
            <text:p>1,7276672352886</text:p>
          </table:table-cell>
          <table:table-cell office:value-type="float" office:value="1.74922408545118" calcext:value-type="float">
            <text:p>1,74922408545118</text:p>
          </table:table-cell>
          <table:table-cell office:value-type="float" office:value="2.01720421992512" calcext:value-type="float">
            <text:p>2,01720421992512</text:p>
          </table:table-cell>
        </table:table-row>
        <table:table-row table:style-name="ro1">
          <table:table-cell office:value-type="float" office:value="1.63450813893766" calcext:value-type="float">
            <text:p>1,63450813893766</text:p>
          </table:table-cell>
          <table:table-cell office:value-type="float" office:value="1.62164869538704" calcext:value-type="float">
            <text:p>1,62164869538704</text:p>
          </table:table-cell>
          <table:table-cell office:value-type="float" office:value="1.71699411086036" calcext:value-type="float">
            <text:p>1,71699411086036</text:p>
          </table:table-cell>
          <table:table-cell office:value-type="float" office:value="1.95960591338319" calcext:value-type="float">
            <text:p>1,95960591338319</text:p>
          </table:table-cell>
        </table:table-row>
        <table:table-row table:style-name="ro1">
          <table:table-cell office:value-type="float" office:value="1.63198466100162" calcext:value-type="float">
            <text:p>1,63198466100162</text:p>
          </table:table-cell>
          <table:table-cell office:value-type="float" office:value="1.70035500456461" calcext:value-type="float">
            <text:p>1,70035500456461</text:p>
          </table:table-cell>
          <table:table-cell office:value-type="float" office:value="1.71765248110008" calcext:value-type="float">
            <text:p>1,71765248110008</text:p>
          </table:table-cell>
          <table:table-cell office:value-type="float" office:value="1.95091588414914" calcext:value-type="float">
            <text:p>1,95091588414914</text:p>
          </table:table-cell>
        </table:table-row>
        <table:table-row table:style-name="ro1">
          <table:table-cell office:value-type="float" office:value="1.59336469262468" calcext:value-type="float">
            <text:p>1,59336469262468</text:p>
          </table:table-cell>
          <table:table-cell office:value-type="float" office:value="1.66724306918725" calcext:value-type="float">
            <text:p>1,66724306918725</text:p>
          </table:table-cell>
          <table:table-cell office:value-type="float" office:value="1.67640364426903" calcext:value-type="float">
            <text:p>1,67640364426903</text:p>
          </table:table-cell>
          <table:table-cell office:value-type="float" office:value="1.99805308475706" calcext:value-type="float">
            <text:p>1,99805308475706</text:p>
          </table:table-cell>
        </table:table-row>
        <table:table-row table:style-name="ro1">
          <table:table-cell office:value-type="float" office:value="1.66882662709764" calcext:value-type="float">
            <text:p>1,66882662709764</text:p>
          </table:table-cell>
          <table:table-cell office:value-type="float" office:value="1.75041116011504" calcext:value-type="float">
            <text:p>1,75041116011504</text:p>
          </table:table-cell>
          <table:table-cell office:value-type="float" office:value="1.7352823903281" calcext:value-type="float">
            <text:p>1,7352823903281</text:p>
          </table:table-cell>
          <table:table-cell office:value-type="float" office:value="1.97616640236343" calcext:value-type="float">
            <text:p>1,97616640236343</text:p>
          </table:table-cell>
        </table:table-row>
        <table:table-row table:style-name="ro1">
          <table:table-cell office:value-type="float" office:value="1.6529847056968" calcext:value-type="float">
            <text:p>1,6529847056968</text:p>
          </table:table-cell>
          <table:table-cell office:value-type="float" office:value="1.67022115814846" calcext:value-type="float">
            <text:p>1,67022115814846</text:p>
          </table:table-cell>
          <table:table-cell office:value-type="float" office:value="1.74457778482854" calcext:value-type="float">
            <text:p>1,74457778482854</text:p>
          </table:table-cell>
          <table:table-cell office:value-type="float" office:value="1.96750085938824" calcext:value-type="float">
            <text:p>1,96750085938824</text:p>
          </table:table-cell>
        </table:table-row>
        <table:table-row table:style-name="ro1">
          <table:table-cell office:value-type="float" office:value="1.62074682971767" calcext:value-type="float">
            <text:p>1,62074682971767</text:p>
          </table:table-cell>
          <table:table-cell office:value-type="float" office:value="1.72916137661836" calcext:value-type="float">
            <text:p>1,72916137661836</text:p>
          </table:table-cell>
          <table:table-cell office:value-type="float" office:value="1.80112472148531" calcext:value-type="float">
            <text:p>1,80112472148531</text:p>
          </table:table-cell>
          <table:table-cell office:value-type="float" office:value="2.3313781890541" calcext:value-type="float">
            <text:p>2,3313781890541</text:p>
          </table:table-cell>
        </table:table-row>
        <table:table-row table:style-name="ro1">
          <table:table-cell office:value-type="float" office:value="1.57291687717311" calcext:value-type="float">
            <text:p>1,57291687717311</text:p>
          </table:table-cell>
          <table:table-cell office:value-type="float" office:value="1.69633180668418" calcext:value-type="float">
            <text:p>1,69633180668418</text:p>
          </table:table-cell>
          <table:table-cell office:value-type="float" office:value="1.70164405648878" calcext:value-type="float">
            <text:p>1,70164405648878</text:p>
          </table:table-cell>
          <table:table-cell office:value-type="float" office:value="1.9731191594662" calcext:value-type="float">
            <text:p>1,9731191594662</text:p>
          </table:table-cell>
        </table:table-row>
        <table:table-row table:style-name="ro1">
          <table:table-cell office:value-type="float" office:value="1.64244680073878" calcext:value-type="float">
            <text:p>1,64244680073878</text:p>
          </table:table-cell>
          <table:table-cell office:value-type="float" office:value="1.73475414919605" calcext:value-type="float">
            <text:p>1,73475414919605</text:p>
          </table:table-cell>
          <table:table-cell office:value-type="float" office:value="1.71140564527437" calcext:value-type="float">
            <text:p>1,71140564527437</text:p>
          </table:table-cell>
          <table:table-cell office:value-type="float" office:value="2.34103960258097" calcext:value-type="float">
            <text:p>2,34103960258097</text:p>
          </table:table-cell>
        </table:table-row>
        <table:table-row table:style-name="ro1">
          <table:table-cell office:value-type="float" office:value="1.63158914850945" calcext:value-type="float">
            <text:p>1,63158914850945</text:p>
          </table:table-cell>
          <table:table-cell office:value-type="float" office:value="1.66874383642091" calcext:value-type="float">
            <text:p>1,66874383642091</text:p>
          </table:table-cell>
          <table:table-cell office:value-type="float" office:value="1.69412740687021" calcext:value-type="float">
            <text:p>1,69412740687021</text:p>
          </table:table-cell>
          <table:table-cell office:value-type="float" office:value="2.04112297373084" calcext:value-type="float">
            <text:p>2,04112297373084</text:p>
          </table:table-cell>
        </table:table-row>
        <table:table-row table:style-name="ro1">
          <table:table-cell office:value-type="float" office:value="1.62190450425289" calcext:value-type="float">
            <text:p>1,62190450425289</text:p>
          </table:table-cell>
          <table:table-cell office:value-type="float" office:value="1.72022991300175" calcext:value-type="float">
            <text:p>1,72022991300175</text:p>
          </table:table-cell>
          <table:table-cell office:value-type="float" office:value="1.71436258518007" calcext:value-type="float">
            <text:p>1,71436258518007</text:p>
          </table:table-cell>
          <table:table-cell office:value-type="float" office:value="1.97439993484161" calcext:value-type="float">
            <text:p>1,97439993484161</text:p>
          </table:table-cell>
        </table:table-row>
        <table:table-row table:style-name="ro1">
          <table:table-cell office:value-type="float" office:value="1.76875599257824" calcext:value-type="float">
            <text:p>1,76875599257824</text:p>
          </table:table-cell>
          <table:table-cell office:value-type="float" office:value="1.66971019902068" calcext:value-type="float">
            <text:p>1,66971019902068</text:p>
          </table:table-cell>
          <table:table-cell office:value-type="float" office:value="1.70574902426264" calcext:value-type="float">
            <text:p>1,70574902426264</text:p>
          </table:table-cell>
          <table:table-cell office:value-type="float" office:value="1.93387229568519" calcext:value-type="float">
            <text:p>1,93387229568519</text:p>
          </table:table-cell>
        </table:table-row>
        <table:table-row table:style-name="ro1">
          <table:table-cell office:value-type="float" office:value="1.71953926590208" calcext:value-type="float">
            <text:p>1,71953926590208</text:p>
          </table:table-cell>
          <table:table-cell office:value-type="float" office:value="1.70800410093385" calcext:value-type="float">
            <text:p>1,70800410093385</text:p>
          </table:table-cell>
          <table:table-cell office:value-type="float" office:value="1.74227670123293" calcext:value-type="float">
            <text:p>1,74227670123293</text:p>
          </table:table-cell>
          <table:table-cell office:value-type="float" office:value="1.91278559377233" calcext:value-type="float">
            <text:p>1,91278559377233</text:p>
          </table:table-cell>
        </table:table-row>
        <table:table-row table:style-name="ro1">
          <table:table-cell office:value-type="float" office:value="1.63046958207638" calcext:value-type="float">
            <text:p>1,63046958207638</text:p>
          </table:table-cell>
          <table:table-cell office:value-type="float" office:value="1.62190736048165" calcext:value-type="float">
            <text:p>1,62190736048165</text:p>
          </table:table-cell>
          <table:table-cell office:value-type="float" office:value="1.75199359793607" calcext:value-type="float">
            <text:p>1,75199359793607</text:p>
          </table:table-cell>
          <table:table-cell office:value-type="float" office:value="1.96275484627311" calcext:value-type="float">
            <text:p>1,96275484627311</text:p>
          </table:table-cell>
        </table:table-row>
        <table:table-row table:style-name="ro1">
          <table:table-cell office:value-type="float" office:value="2.25681277061701" calcext:value-type="float">
            <text:p>2,25681277061701</text:p>
          </table:table-cell>
          <table:table-cell office:value-type="float" office:value="1.65413856032504" calcext:value-type="float">
            <text:p>1,65413856032504</text:p>
          </table:table-cell>
          <table:table-cell office:value-type="float" office:value="1.74002254432391" calcext:value-type="float">
            <text:p>1,74002254432391</text:p>
          </table:table-cell>
          <table:table-cell office:value-type="float" office:value="1.94220223287712" calcext:value-type="float">
            <text:p>1,94220223287712</text:p>
          </table:table-cell>
        </table:table-row>
        <table:table-row table:style-name="ro1">
          <table:table-cell office:value-type="float" office:value="1.90853470734072" calcext:value-type="float">
            <text:p>1,90853470734072</text:p>
          </table:table-cell>
          <table:table-cell office:value-type="float" office:value="1.62224935905994" calcext:value-type="float">
            <text:p>1,62224935905994</text:p>
          </table:table-cell>
          <table:table-cell office:value-type="float" office:value="1.69947900441916" calcext:value-type="float">
            <text:p>1,69947900441916</text:p>
          </table:table-cell>
          <table:table-cell office:value-type="float" office:value="1.92077445178197" calcext:value-type="float">
            <text:p>1,92077445178197</text:p>
          </table:table-cell>
        </table:table-row>
        <table:table-row table:style-name="ro1">
          <table:table-cell office:value-type="float" office:value="1.74410140343577" calcext:value-type="float">
            <text:p>1,74410140343577</text:p>
          </table:table-cell>
          <table:table-cell office:value-type="float" office:value="1.84584354432184" calcext:value-type="float">
            <text:p>1,84584354432184</text:p>
          </table:table-cell>
          <table:table-cell office:value-type="float" office:value="1.71171011008613" calcext:value-type="float">
            <text:p>1,71171011008613</text:p>
          </table:table-cell>
          <table:table-cell office:value-type="float" office:value="1.96791165238989" calcext:value-type="float">
            <text:p>1,96791165238989</text:p>
          </table:table-cell>
        </table:table-row>
        <table:table-row table:style-name="ro1">
          <table:table-cell office:value-type="float" office:value="1.88391980474251" calcext:value-type="float">
            <text:p>1,88391980474251</text:p>
          </table:table-cell>
          <table:table-cell office:value-type="float" office:value="1.70626811411169" calcext:value-type="float">
            <text:p>1,70626811411169</text:p>
          </table:table-cell>
          <table:table-cell office:value-type="float" office:value="1.68981350361085" calcext:value-type="float">
            <text:p>1,68981350361085</text:p>
          </table:table-cell>
          <table:table-cell office:value-type="float" office:value="1.93523027479443" calcext:value-type="float">
            <text:p>1,93523027479443</text:p>
          </table:table-cell>
        </table:table-row>
        <table:table-row table:style-name="ro1">
          <table:table-cell office:value-type="float" office:value="1.59035122116213" calcext:value-type="float">
            <text:p>1,59035122116213</text:p>
          </table:table-cell>
          <table:table-cell office:value-type="float" office:value="1.71464402117042" calcext:value-type="float">
            <text:p>1,71464402117042</text:p>
          </table:table-cell>
          <table:table-cell office:value-type="float" office:value="1.75018468589854" calcext:value-type="float">
            <text:p>1,75018468589854</text:p>
          </table:table-cell>
          <table:table-cell office:value-type="float" office:value="1.95229604492817" calcext:value-type="float">
            <text:p>1,95229604492817</text:p>
          </table:table-cell>
        </table:table-row>
        <table:table-row table:style-name="ro1">
          <table:table-cell office:value-type="float" office:value="1.54382641474338" calcext:value-type="float">
            <text:p>1,54382641474338</text:p>
          </table:table-cell>
          <table:table-cell office:value-type="float" office:value="1.78424786744223" calcext:value-type="float">
            <text:p>1,78424786744223</text:p>
          </table:table-cell>
          <table:table-cell office:value-type="float" office:value="1.674222111994" calcext:value-type="float">
            <text:p>1,674222111994</text:p>
          </table:table-cell>
          <table:table-cell office:value-type="float" office:value="1.93859411061509" calcext:value-type="float">
            <text:p>1,93859411061509</text:p>
          </table:table-cell>
        </table:table-row>
        <table:table-row table:style-name="ro1">
          <table:table-cell office:value-type="float" office:value="1.60896240648332" calcext:value-type="float">
            <text:p>1,60896240648332</text:p>
          </table:table-cell>
          <table:table-cell office:value-type="float" office:value="1.78936765241834" calcext:value-type="float">
            <text:p>1,78936765241834</text:p>
          </table:table-cell>
          <table:table-cell office:value-type="float" office:value="1.73701867773163" calcext:value-type="float">
            <text:p>1,73701867773163</text:p>
          </table:table-cell>
          <table:table-cell office:value-type="float" office:value="2.00267839501967" calcext:value-type="float">
            <text:p>2,00267839501967</text:p>
          </table:table-cell>
        </table:table-row>
        <table:table-row table:style-name="ro1">
          <table:table-cell office:value-type="float" office:value="1.53239962139077" calcext:value-type="float">
            <text:p>1,53239962139077</text:p>
          </table:table-cell>
          <table:table-cell office:value-type="float" office:value="1.77056180809145" calcext:value-type="float">
            <text:p>1,77056180809145</text:p>
          </table:table-cell>
          <table:table-cell office:value-type="float" office:value="1.73490502155683" calcext:value-type="float">
            <text:p>1,73490502155683</text:p>
          </table:table-cell>
          <table:table-cell office:value-type="float" office:value="1.92515605175047" calcext:value-type="float">
            <text:p>1,92515605175047</text:p>
          </table:table-cell>
        </table:table-row>
        <table:table-row table:style-name="ro1">
          <table:table-cell office:value-type="float" office:value="1.61911629902733" calcext:value-type="float">
            <text:p>1,61911629902733</text:p>
          </table:table-cell>
          <table:table-cell office:value-type="float" office:value="1.95278359455061" calcext:value-type="float">
            <text:p>1,95278359455061</text:p>
          </table:table-cell>
          <table:table-cell office:value-type="float" office:value="1.76687969262662" calcext:value-type="float">
            <text:p>1,76687969262662</text:p>
          </table:table-cell>
          <table:table-cell office:value-type="float" office:value="1.92864289501272" calcext:value-type="float">
            <text:p>1,92864289501272</text:p>
          </table:table-cell>
        </table:table-row>
        <table:table-row table:style-name="ro1">
          <table:table-cell office:value-type="float" office:value="1.56111351263355" calcext:value-type="float">
            <text:p>1,56111351263355</text:p>
          </table:table-cell>
          <table:table-cell office:value-type="float" office:value="1.74925672378145" calcext:value-type="float">
            <text:p>1,74925672378145</text:p>
          </table:table-cell>
          <table:table-cell office:value-type="float" office:value="1.83465076646745" calcext:value-type="float">
            <text:p>1,83465076646745</text:p>
          </table:table-cell>
          <table:table-cell office:value-type="float" office:value="1.8972929937522" calcext:value-type="float">
            <text:p>1,8972929937522</text:p>
          </table:table-cell>
        </table:table-row>
        <table:table-row table:style-name="ro1">
          <table:table-cell office:value-type="float" office:value="1.53939257088166" calcext:value-type="float">
            <text:p>1,53939257088166</text:p>
          </table:table-cell>
          <table:table-cell office:value-type="float" office:value="1.72755612397702" calcext:value-type="float">
            <text:p>1,72755612397702</text:p>
          </table:table-cell>
          <table:table-cell office:value-type="float" office:value="1.76225434141762" calcext:value-type="float">
            <text:p>1,76225434141762</text:p>
          </table:table-cell>
          <table:table-cell office:value-type="float" office:value="1.94176234443847" calcext:value-type="float">
            <text:p>1,94176234443847</text:p>
          </table:table-cell>
        </table:table-row>
        <table:table-row table:style-name="ro1">
          <table:table-cell office:value-type="float" office:value="1.5218087258765" calcext:value-type="float">
            <text:p>1,5218087258765</text:p>
          </table:table-cell>
          <table:table-cell office:value-type="float" office:value="1.66069514707793" calcext:value-type="float">
            <text:p>1,66069514707793</text:p>
          </table:table-cell>
          <table:table-cell office:value-type="float" office:value="1.73854379504554" calcext:value-type="float">
            <text:p>1,73854379504554</text:p>
          </table:table-cell>
          <table:table-cell office:value-type="float" office:value="2.11540247210554" calcext:value-type="float">
            <text:p>2,11540247210554</text:p>
          </table:table-cell>
        </table:table-row>
        <table:table-row table:style-name="ro1">
          <table:table-cell office:value-type="float" office:value="1.609225329839" calcext:value-type="float">
            <text:p>1,609225329839</text:p>
          </table:table-cell>
          <table:table-cell office:value-type="float" office:value="1.91767904599613" calcext:value-type="float">
            <text:p>1,91767904599613</text:p>
          </table:table-cell>
          <table:table-cell office:value-type="float" office:value="1.75802730839355" calcext:value-type="float">
            <text:p>1,75802730839355</text:p>
          </table:table-cell>
          <table:table-cell office:value-type="float" office:value="2.00190261272413" calcext:value-type="float">
            <text:p>2,00190261272413</text:p>
          </table:table-cell>
        </table:table-row>
        <table:table-row table:style-name="ro1">
          <table:table-cell office:value-type="float" office:value="1.54936110922468" calcext:value-type="float">
            <text:p>1,54936110922468</text:p>
          </table:table-cell>
          <table:table-cell office:value-type="float" office:value="1.90859798985682" calcext:value-type="float">
            <text:p>1,90859798985682</text:p>
          </table:table-cell>
          <table:table-cell office:value-type="float" office:value="1.70525713203008" calcext:value-type="float">
            <text:p>1,70525713203008</text:p>
          </table:table-cell>
          <table:table-cell office:value-type="float" office:value="1.90593232202672" calcext:value-type="float">
            <text:p>1,90593232202672</text:p>
          </table:table-cell>
        </table:table-row>
        <table:table-row table:style-name="ro1">
          <table:table-cell office:value-type="float" office:value="1.5343913898305" calcext:value-type="float">
            <text:p>1,5343913898305</text:p>
          </table:table-cell>
          <table:table-cell office:value-type="float" office:value="1.82464090667985" calcext:value-type="float">
            <text:p>1,82464090667985</text:p>
          </table:table-cell>
          <table:table-cell office:value-type="float" office:value="1.77204414208027" calcext:value-type="float">
            <text:p>1,77204414208027</text:p>
          </table:table-cell>
          <table:table-cell office:value-type="float" office:value="1.90881277029004" calcext:value-type="float">
            <text:p>1,90881277029004</text:p>
          </table:table-cell>
        </table:table-row>
        <table:table-row table:style-name="ro1">
          <table:table-cell office:value-type="float" office:value="1.54303200738312" calcext:value-type="float">
            <text:p>1,54303200738312</text:p>
          </table:table-cell>
          <table:table-cell office:value-type="float" office:value="1.7048784581896" calcext:value-type="float">
            <text:p>1,7048784581896</text:p>
          </table:table-cell>
          <table:table-cell office:value-type="float" office:value="1.80866036523893" calcext:value-type="float">
            <text:p>1,80866036523893</text:p>
          </table:table-cell>
          <table:table-cell office:value-type="float" office:value="1.98064450699922" calcext:value-type="float">
            <text:p>1,98064450699922</text:p>
          </table:table-cell>
        </table:table-row>
        <table:table-row table:style-name="ro1">
          <table:table-cell office:value-type="float" office:value="1.51242466209432" calcext:value-type="float">
            <text:p>1,51242466209432</text:p>
          </table:table-cell>
          <table:table-cell office:value-type="float" office:value="1.73306072106433" calcext:value-type="float">
            <text:p>1,73306072106433</text:p>
          </table:table-cell>
          <table:table-cell office:value-type="float" office:value="1.83180862934858" calcext:value-type="float">
            <text:p>1,83180862934858</text:p>
          </table:table-cell>
          <table:table-cell office:value-type="float" office:value="1.96960811801872" calcext:value-type="float">
            <text:p>1,96960811801872</text:p>
          </table:table-cell>
        </table:table-row>
        <table:table-row table:style-name="ro1">
          <table:table-cell office:value-type="float" office:value="1.62150718782689" calcext:value-type="float">
            <text:p>1,62150718782689</text:p>
          </table:table-cell>
          <table:table-cell office:value-type="float" office:value="1.66283505919562" calcext:value-type="float">
            <text:p>1,66283505919562</text:p>
          </table:table-cell>
          <table:table-cell office:value-type="float" office:value="1.75342542052785" calcext:value-type="float">
            <text:p>1,75342542052785</text:p>
          </table:table-cell>
          <table:table-cell office:value-type="float" office:value="2.13869293731617" calcext:value-type="float">
            <text:p>2,13869293731617</text:p>
          </table:table-cell>
        </table:table-row>
        <table:table-row table:style-name="ro1">
          <table:table-cell office:value-type="float" office:value="1.6721614242736" calcext:value-type="float">
            <text:p>1,6721614242736</text:p>
          </table:table-cell>
          <table:table-cell office:value-type="float" office:value="1.76688035394686" calcext:value-type="float">
            <text:p>1,76688035394686</text:p>
          </table:table-cell>
          <table:table-cell office:value-type="float" office:value="1.88268078883512" calcext:value-type="float">
            <text:p>1,88268078883512</text:p>
          </table:table-cell>
          <table:table-cell office:value-type="float" office:value="2.12551817775275" calcext:value-type="float">
            <text:p>2,12551817775275</text:p>
          </table:table-cell>
        </table:table-row>
        <table:table-row table:style-name="ro1">
          <table:table-cell office:value-type="float" office:value="1.75522355746289" calcext:value-type="float">
            <text:p>1,75522355746289</text:p>
          </table:table-cell>
          <table:table-cell office:value-type="float" office:value="1.6326775124309" calcext:value-type="float">
            <text:p>1,6326775124309</text:p>
          </table:table-cell>
          <table:table-cell office:value-type="float" office:value="1.73117239469496" calcext:value-type="float">
            <text:p>1,73117239469496</text:p>
          </table:table-cell>
          <table:table-cell office:value-type="float" office:value="1.93007346867765" calcext:value-type="float">
            <text:p>1,93007346867765</text:p>
          </table:table-cell>
        </table:table-row>
        <table:table-row table:style-name="ro1">
          <table:table-cell office:value-type="float" office:value="1.68815645455824" calcext:value-type="float">
            <text:p>1,68815645455824</text:p>
          </table:table-cell>
          <table:table-cell office:value-type="float" office:value="1.66388450043662" calcext:value-type="float">
            <text:p>1,66388450043662</text:p>
          </table:table-cell>
          <table:table-cell office:value-type="float" office:value="1.7440808647367" calcext:value-type="float">
            <text:p>1,7440808647367</text:p>
          </table:table-cell>
          <table:table-cell office:value-type="float" office:value="1.99568223875175" calcext:value-type="float">
            <text:p>1,99568223875175</text:p>
          </table:table-cell>
        </table:table-row>
        <table:table-row table:style-name="ro1">
          <table:table-cell office:value-type="float" office:value="1.62361080016407" calcext:value-type="float">
            <text:p>1,62361080016407</text:p>
          </table:table-cell>
          <table:table-cell office:value-type="float" office:value="1.6617405108396" calcext:value-type="float">
            <text:p>1,6617405108396</text:p>
          </table:table-cell>
          <table:table-cell office:value-type="float" office:value="1.72295491735833" calcext:value-type="float">
            <text:p>1,72295491735833</text:p>
          </table:table-cell>
          <table:table-cell office:value-type="float" office:value="1.91842578744645" calcext:value-type="float">
            <text:p>1,91842578744645</text:p>
          </table:table-cell>
        </table:table-row>
        <table:table-row table:style-name="ro1">
          <table:table-cell office:value-type="float" office:value="1.65152622519548" calcext:value-type="float">
            <text:p>1,65152622519548</text:p>
          </table:table-cell>
          <table:table-cell office:value-type="float" office:value="1.76529421448985" calcext:value-type="float">
            <text:p>1,76529421448985</text:p>
          </table:table-cell>
          <table:table-cell office:value-type="float" office:value="1.71081738573901" calcext:value-type="float">
            <text:p>1,71081738573901</text:p>
          </table:table-cell>
          <table:table-cell office:value-type="float" office:value="1.9047480513186" calcext:value-type="float">
            <text:p>1,9047480513186</text:p>
          </table:table-cell>
        </table:table-row>
        <table:table-row table:style-name="ro1">
          <table:table-cell office:value-type="float" office:value="1.63642030879716" calcext:value-type="float">
            <text:p>1,63642030879716</text:p>
          </table:table-cell>
          <table:table-cell office:value-type="float" office:value="1.69155402028636" calcext:value-type="float">
            <text:p>1,69155402028636</text:p>
          </table:table-cell>
          <table:table-cell office:value-type="float" office:value="1.72889505376816" calcext:value-type="float">
            <text:p>1,72889505376816</text:p>
          </table:table-cell>
          <table:table-cell office:value-type="float" office:value="1.91784099797005" calcext:value-type="float">
            <text:p>1,91784099797005</text:p>
          </table:table-cell>
        </table:table-row>
        <table:table-row table:style-name="ro1">
          <table:table-cell office:value-type="float" office:value="1.59296737619868" calcext:value-type="float">
            <text:p>1,59296737619868</text:p>
          </table:table-cell>
          <table:table-cell office:value-type="float" office:value="1.76430873870574" calcext:value-type="float">
            <text:p>1,76430873870574</text:p>
          </table:table-cell>
          <table:table-cell office:value-type="float" office:value="1.7384267576546" calcext:value-type="float">
            <text:p>1,7384267576546</text:p>
          </table:table-cell>
          <table:table-cell office:value-type="float" office:value="1.90893606580526" calcext:value-type="float">
            <text:p>1,90893606580526</text:p>
          </table:table-cell>
        </table:table-row>
        <table:table-row table:style-name="ro1">
          <table:table-cell office:value-type="float" office:value="1.53026015586872" calcext:value-type="float">
            <text:p>1,53026015586872</text:p>
          </table:table-cell>
          <table:table-cell office:value-type="float" office:value="1.81099969960163" calcext:value-type="float">
            <text:p>1,81099969960163</text:p>
          </table:table-cell>
          <table:table-cell office:value-type="float" office:value="1.89277505430951" calcext:value-type="float">
            <text:p>1,89277505430951</text:p>
          </table:table-cell>
          <table:table-cell office:value-type="float" office:value="1.94864183088475" calcext:value-type="float">
            <text:p>1,94864183088475</text:p>
          </table:table-cell>
        </table:table-row>
        <table:table-row table:style-name="ro1">
          <table:table-cell office:value-type="float" office:value="1.54839262224985" calcext:value-type="float">
            <text:p>1,54839262224985</text:p>
          </table:table-cell>
          <table:table-cell office:value-type="float" office:value="1.86460682995829" calcext:value-type="float">
            <text:p>1,86460682995829</text:p>
          </table:table-cell>
          <table:table-cell office:value-type="float" office:value="1.71889659694553" calcext:value-type="float">
            <text:p>1,71889659694553</text:p>
          </table:table-cell>
          <table:table-cell office:value-type="float" office:value="1.93706443962017" calcext:value-type="float">
            <text:p>1,93706443962017</text:p>
          </table:table-cell>
        </table:table-row>
        <table:table-row table:style-name="ro1">
          <table:table-cell office:value-type="float" office:value="1.54621347018355" calcext:value-type="float">
            <text:p>1,54621347018355</text:p>
          </table:table-cell>
          <table:table-cell office:value-type="float" office:value="1.7630472685399" calcext:value-type="float">
            <text:p>1,7630472685399</text:p>
          </table:table-cell>
          <table:table-cell office:value-type="float" office:value="1.70783698249002" calcext:value-type="float">
            <text:p>1,70783698249002</text:p>
          </table:table-cell>
          <table:table-cell office:value-type="float" office:value="1.86288893582724" calcext:value-type="float">
            <text:p>1,86288893582724</text:p>
          </table:table-cell>
        </table:table-row>
        <table:table-row table:style-name="ro1">
          <table:table-cell office:value-type="float" office:value="1.56518589325413" calcext:value-type="float">
            <text:p>1,56518589325413</text:p>
          </table:table-cell>
          <table:table-cell office:value-type="float" office:value="1.81729762125991" calcext:value-type="float">
            <text:p>1,81729762125991</text:p>
          </table:table-cell>
          <table:table-cell office:value-type="float" office:value="1.72882466373829" calcext:value-type="float">
            <text:p>1,72882466373829</text:p>
          </table:table-cell>
          <table:table-cell office:value-type="float" office:value="1.91813569729732" calcext:value-type="float">
            <text:p>1,91813569729732</text:p>
          </table:table-cell>
        </table:table-row>
        <table:table-row table:style-name="ro1">
          <table:table-cell office:value-type="float" office:value="1.59565704153879" calcext:value-type="float">
            <text:p>1,59565704153879</text:p>
          </table:table-cell>
          <table:table-cell office:value-type="float" office:value="1.77186991442706" calcext:value-type="float">
            <text:p>1,77186991442706</text:p>
          </table:table-cell>
          <table:table-cell office:value-type="float" office:value="1.72241609843918" calcext:value-type="float">
            <text:p>1,72241609843918</text:p>
          </table:table-cell>
          <table:table-cell office:value-type="float" office:value="1.92367938630415" calcext:value-type="float">
            <text:p>1,92367938630415</text:p>
          </table:table-cell>
        </table:table-row>
        <table:table-row table:style-name="ro1">
          <table:table-cell office:value-type="float" office:value="1.86938505889303" calcext:value-type="float">
            <text:p>1,86938505889303</text:p>
          </table:table-cell>
          <table:table-cell office:value-type="float" office:value="1.74214228688856" calcext:value-type="float">
            <text:p>1,74214228688856</text:p>
          </table:table-cell>
          <table:table-cell office:value-type="float" office:value="1.85889985243316" calcext:value-type="float">
            <text:p>1,85889985243316</text:p>
          </table:table-cell>
          <table:table-cell office:value-type="float" office:value="1.95249164692545" calcext:value-type="float">
            <text:p>1,95249164692545</text:p>
          </table:table-cell>
        </table:table-row>
      </table:table>
      <table:table table:name="PSQL-INTERMEDIAT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8.35184988273601" calcext:value-type="float">
            <text:p>8,35184988273601</text:p>
          </table:table-cell>
          <table:table-cell office:value-type="float" office:value="5.05580701218391" calcext:value-type="float">
            <text:p>5,05580701218391</text:p>
          </table:table-cell>
          <table:table-cell office:value-type="float" office:value="5.66553659637459" calcext:value-type="float">
            <text:p>5,66553659637459</text:p>
          </table:table-cell>
          <table:table-cell office:value-type="float" office:value="7.48511897133831" calcext:value-type="float">
            <text:p>7,48511897133831</text:p>
          </table:table-cell>
        </table:table-row>
        <table:table-row table:style-name="ro1">
          <table:table-cell office:value-type="float" office:value="2.80873475816761" calcext:value-type="float">
            <text:p>2,80873475816761</text:p>
          </table:table-cell>
          <table:table-cell office:value-type="float" office:value="2.7449229674647" calcext:value-type="float">
            <text:p>2,7449229674647</text:p>
          </table:table-cell>
          <table:table-cell office:value-type="float" office:value="3.01037728999827" calcext:value-type="float">
            <text:p>3,01037728999827</text:p>
          </table:table-cell>
          <table:table-cell office:value-type="float" office:value="2.64497287901795" calcext:value-type="float">
            <text:p>2,64497287901795</text:p>
          </table:table-cell>
        </table:table-row>
        <table:table-row table:style-name="ro1">
          <table:table-cell office:value-type="float" office:value="2.53269552900484" calcext:value-type="float">
            <text:p>2,53269552900484</text:p>
          </table:table-cell>
          <table:table-cell office:value-type="float" office:value="2.3868235011803" calcext:value-type="float">
            <text:p>2,3868235011803</text:p>
          </table:table-cell>
          <table:table-cell office:value-type="float" office:value="2.59627841484264" calcext:value-type="float">
            <text:p>2,59627841484264</text:p>
          </table:table-cell>
          <table:table-cell office:value-type="float" office:value="2.51521557732205" calcext:value-type="float">
            <text:p>2,51521557732205</text:p>
          </table:table-cell>
        </table:table-row>
        <table:table-row table:style-name="ro1">
          <table:table-cell office:value-type="float" office:value="2.89944748506252" calcext:value-type="float">
            <text:p>2,89944748506252</text:p>
          </table:table-cell>
          <table:table-cell office:value-type="float" office:value="2.55775537758032" calcext:value-type="float">
            <text:p>2,55775537758032</text:p>
          </table:table-cell>
          <table:table-cell office:value-type="float" office:value="2.54585756713741" calcext:value-type="float">
            <text:p>2,54585756713741</text:p>
          </table:table-cell>
          <table:table-cell office:value-type="float" office:value="2.50327261426021" calcext:value-type="float">
            <text:p>2,50327261426021</text:p>
          </table:table-cell>
        </table:table-row>
        <table:table-row table:style-name="ro1">
          <table:table-cell office:value-type="float" office:value="2.61211191467471" calcext:value-type="float">
            <text:p>2,61211191467471</text:p>
          </table:table-cell>
          <table:table-cell office:value-type="float" office:value="2.39822319690064" calcext:value-type="float">
            <text:p>2,39822319690064</text:p>
          </table:table-cell>
          <table:table-cell office:value-type="float" office:value="2.56502213917101" calcext:value-type="float">
            <text:p>2,56502213917101</text:p>
          </table:table-cell>
          <table:table-cell office:value-type="float" office:value="2.58770176931591" calcext:value-type="float">
            <text:p>2,58770176931591</text:p>
          </table:table-cell>
        </table:table-row>
        <table:table-row table:style-name="ro1">
          <table:table-cell office:value-type="float" office:value="2.67936665064369" calcext:value-type="float">
            <text:p>2,67936665064369</text:p>
          </table:table-cell>
          <table:table-cell office:value-type="float" office:value="2.43950159113097" calcext:value-type="float">
            <text:p>2,43950159113097</text:p>
          </table:table-cell>
          <table:table-cell office:value-type="float" office:value="2.50698658377026" calcext:value-type="float">
            <text:p>2,50698658377026</text:p>
          </table:table-cell>
          <table:table-cell office:value-type="float" office:value="2.54918053585632" calcext:value-type="float">
            <text:p>2,54918053585632</text:p>
          </table:table-cell>
        </table:table-row>
        <table:table-row table:style-name="ro1">
          <table:table-cell office:value-type="float" office:value="2.40265313622257" calcext:value-type="float">
            <text:p>2,40265313622257</text:p>
          </table:table-cell>
          <table:table-cell office:value-type="float" office:value="2.41864310031087" calcext:value-type="float">
            <text:p>2,41864310031087</text:p>
          </table:table-cell>
          <table:table-cell office:value-type="float" office:value="2.59038779190837" calcext:value-type="float">
            <text:p>2,59038779190837</text:p>
          </table:table-cell>
          <table:table-cell office:value-type="float" office:value="2.61533789984815" calcext:value-type="float">
            <text:p>2,61533789984815</text:p>
          </table:table-cell>
        </table:table-row>
        <table:table-row table:style-name="ro1">
          <table:table-cell office:value-type="float" office:value="2.58030764120981" calcext:value-type="float">
            <text:p>2,58030764120981</text:p>
          </table:table-cell>
          <table:table-cell office:value-type="float" office:value="2.60661605114172" calcext:value-type="float">
            <text:p>2,60661605114172</text:p>
          </table:table-cell>
          <table:table-cell office:value-type="float" office:value="2.64001676347326" calcext:value-type="float">
            <text:p>2,64001676347326</text:p>
          </table:table-cell>
          <table:table-cell office:value-type="float" office:value="2.6603085567922" calcext:value-type="float">
            <text:p>2,6603085567922</text:p>
          </table:table-cell>
        </table:table-row>
        <table:table-row table:style-name="ro1">
          <table:table-cell office:value-type="float" office:value="2.32691158093832" calcext:value-type="float">
            <text:p>2,32691158093832</text:p>
          </table:table-cell>
          <table:table-cell office:value-type="float" office:value="2.4047205639625" calcext:value-type="float">
            <text:p>2,4047205639625</text:p>
          </table:table-cell>
          <table:table-cell office:value-type="float" office:value="2.64952066934466" calcext:value-type="float">
            <text:p>2,64952066934466</text:p>
          </table:table-cell>
          <table:table-cell office:value-type="float" office:value="2.73373201343812" calcext:value-type="float">
            <text:p>2,73373201343812</text:p>
          </table:table-cell>
        </table:table-row>
        <table:table-row table:style-name="ro1">
          <table:table-cell office:value-type="float" office:value="2.83258401901307" calcext:value-type="float">
            <text:p>2,83258401901307</text:p>
          </table:table-cell>
          <table:table-cell office:value-type="float" office:value="2.40317175058098" calcext:value-type="float">
            <text:p>2,40317175058098</text:p>
          </table:table-cell>
          <table:table-cell office:value-type="float" office:value="3.20275279492063" calcext:value-type="float">
            <text:p>3,20275279492063</text:p>
          </table:table-cell>
          <table:table-cell office:value-type="float" office:value="2.4820861936625" calcext:value-type="float">
            <text:p>2,4820861936625</text:p>
          </table:table-cell>
        </table:table-row>
        <table:table-row table:style-name="ro1">
          <table:table-cell office:value-type="float" office:value="2.36434363626063" calcext:value-type="float">
            <text:p>2,36434363626063</text:p>
          </table:table-cell>
          <table:table-cell office:value-type="float" office:value="2.30891755524724" calcext:value-type="float">
            <text:p>2,30891755524724</text:p>
          </table:table-cell>
          <table:table-cell office:value-type="float" office:value="2.71686605970618" calcext:value-type="float">
            <text:p>2,71686605970618</text:p>
          </table:table-cell>
          <table:table-cell office:value-type="float" office:value="2.89969660487132" calcext:value-type="float">
            <text:p>2,89969660487132</text:p>
          </table:table-cell>
        </table:table-row>
        <table:table-row table:style-name="ro1">
          <table:table-cell office:value-type="float" office:value="2.49817930838679" calcext:value-type="float">
            <text:p>2,49817930838679</text:p>
          </table:table-cell>
          <table:table-cell office:value-type="float" office:value="2.39211819222677" calcext:value-type="float">
            <text:p>2,39211819222677</text:p>
          </table:table-cell>
          <table:table-cell office:value-type="float" office:value="2.49961300291636" calcext:value-type="float">
            <text:p>2,49961300291636</text:p>
          </table:table-cell>
          <table:table-cell office:value-type="float" office:value="2.42120609943989" calcext:value-type="float">
            <text:p>2,42120609943989</text:p>
          </table:table-cell>
        </table:table-row>
        <table:table-row table:style-name="ro1">
          <table:table-cell office:value-type="float" office:value="2.45232402724728" calcext:value-type="float">
            <text:p>2,45232402724728</text:p>
          </table:table-cell>
          <table:table-cell office:value-type="float" office:value="2.27513586902773" calcext:value-type="float">
            <text:p>2,27513586902773</text:p>
          </table:table-cell>
          <table:table-cell office:value-type="float" office:value="2.62897365531501" calcext:value-type="float">
            <text:p>2,62897365531501</text:p>
          </table:table-cell>
          <table:table-cell office:value-type="float" office:value="2.45014443202234" calcext:value-type="float">
            <text:p>2,45014443202234</text:p>
          </table:table-cell>
        </table:table-row>
        <table:table-row table:style-name="ro1">
          <table:table-cell office:value-type="float" office:value="2.38058158064424" calcext:value-type="float">
            <text:p>2,38058158064424</text:p>
          </table:table-cell>
          <table:table-cell office:value-type="float" office:value="2.48042917046319" calcext:value-type="float">
            <text:p>2,48042917046319</text:p>
          </table:table-cell>
          <table:table-cell office:value-type="float" office:value="2.54976265253414" calcext:value-type="float">
            <text:p>2,54976265253414</text:p>
          </table:table-cell>
          <table:table-cell office:value-type="float" office:value="2.37356343617725" calcext:value-type="float">
            <text:p>2,37356343617725</text:p>
          </table:table-cell>
        </table:table-row>
        <table:table-row table:style-name="ro1">
          <table:table-cell office:value-type="float" office:value="2.2429691343569" calcext:value-type="float">
            <text:p>2,2429691343569</text:p>
          </table:table-cell>
          <table:table-cell office:value-type="float" office:value="2.46354740726845" calcext:value-type="float">
            <text:p>2,46354740726845</text:p>
          </table:table-cell>
          <table:table-cell office:value-type="float" office:value="2.57803185111942" calcext:value-type="float">
            <text:p>2,57803185111942</text:p>
          </table:table-cell>
          <table:table-cell office:value-type="float" office:value="2.64441773876865" calcext:value-type="float">
            <text:p>2,64441773876865</text:p>
          </table:table-cell>
        </table:table-row>
        <table:table-row table:style-name="ro1">
          <table:table-cell office:value-type="float" office:value="2.21669506799279" calcext:value-type="float">
            <text:p>2,21669506799279</text:p>
          </table:table-cell>
          <table:table-cell office:value-type="float" office:value="2.51634078462485" calcext:value-type="float">
            <text:p>2,51634078462485</text:p>
          </table:table-cell>
          <table:table-cell office:value-type="float" office:value="2.51606336657581" calcext:value-type="float">
            <text:p>2,51606336657581</text:p>
          </table:table-cell>
          <table:table-cell office:value-type="float" office:value="2.39233966582678" calcext:value-type="float">
            <text:p>2,39233966582678</text:p>
          </table:table-cell>
        </table:table-row>
        <table:table-row table:style-name="ro1">
          <table:table-cell office:value-type="float" office:value="2.47414897597807" calcext:value-type="float">
            <text:p>2,47414897597807</text:p>
          </table:table-cell>
          <table:table-cell office:value-type="float" office:value="2.31881246141641" calcext:value-type="float">
            <text:p>2,31881246141641</text:p>
          </table:table-cell>
          <table:table-cell office:value-type="float" office:value="2.54171163333654" calcext:value-type="float">
            <text:p>2,54171163333654</text:p>
          </table:table-cell>
          <table:table-cell office:value-type="float" office:value="2.66685394105247" calcext:value-type="float">
            <text:p>2,66685394105247</text:p>
          </table:table-cell>
        </table:table-row>
        <table:table-row table:style-name="ro1">
          <table:table-cell office:value-type="float" office:value="2.27197772113874" calcext:value-type="float">
            <text:p>2,27197772113874</text:p>
          </table:table-cell>
          <table:table-cell office:value-type="float" office:value="2.43177843554278" calcext:value-type="float">
            <text:p>2,43177843554278</text:p>
          </table:table-cell>
          <table:table-cell office:value-type="float" office:value="2.4811306026633" calcext:value-type="float">
            <text:p>2,4811306026633</text:p>
          </table:table-cell>
          <table:table-cell office:value-type="float" office:value="2.42137424563511" calcext:value-type="float">
            <text:p>2,42137424563511</text:p>
          </table:table-cell>
        </table:table-row>
        <table:table-row table:style-name="ro1">
          <table:table-cell office:value-type="float" office:value="2.25910731947443" calcext:value-type="float">
            <text:p>2,25910731947443</text:p>
          </table:table-cell>
          <table:table-cell office:value-type="float" office:value="2.33590416325213" calcext:value-type="float">
            <text:p>2,33590416325213</text:p>
          </table:table-cell>
          <table:table-cell office:value-type="float" office:value="2.44935086456415" calcext:value-type="float">
            <text:p>2,44935086456415</text:p>
          </table:table-cell>
          <table:table-cell office:value-type="float" office:value="2.61689962566815" calcext:value-type="float">
            <text:p>2,61689962566815</text:p>
          </table:table-cell>
        </table:table-row>
        <table:table-row table:style-name="ro1">
          <table:table-cell office:value-type="float" office:value="2.23213688003394" calcext:value-type="float">
            <text:p>2,23213688003394</text:p>
          </table:table-cell>
          <table:table-cell office:value-type="float" office:value="2.39355144305362" calcext:value-type="float">
            <text:p>2,39355144305362</text:p>
          </table:table-cell>
          <table:table-cell office:value-type="float" office:value="2.35701153547629" calcext:value-type="float">
            <text:p>2,35701153547629</text:p>
          </table:table-cell>
          <table:table-cell office:value-type="float" office:value="2.37313089656093" calcext:value-type="float">
            <text:p>2,37313089656093</text:p>
          </table:table-cell>
        </table:table-row>
        <table:table-row table:style-name="ro1">
          <table:table-cell office:value-type="float" office:value="2.36682960804462" calcext:value-type="float">
            <text:p>2,36682960804462</text:p>
          </table:table-cell>
          <table:table-cell office:value-type="float" office:value="2.57144733911723" calcext:value-type="float">
            <text:p>2,57144733911723</text:p>
          </table:table-cell>
          <table:table-cell office:value-type="float" office:value="2.45003080884499" calcext:value-type="float">
            <text:p>2,45003080884499</text:p>
          </table:table-cell>
          <table:table-cell office:value-type="float" office:value="2.4122261759749" calcext:value-type="float">
            <text:p>2,4122261759749</text:p>
          </table:table-cell>
        </table:table-row>
        <table:table-row table:style-name="ro1">
          <table:table-cell office:value-type="float" office:value="2.20600747674181" calcext:value-type="float">
            <text:p>2,20600747674181</text:p>
          </table:table-cell>
          <table:table-cell office:value-type="float" office:value="2.34617052048989" calcext:value-type="float">
            <text:p>2,34617052048989</text:p>
          </table:table-cell>
          <table:table-cell office:value-type="float" office:value="2.41523587147589" calcext:value-type="float">
            <text:p>2,41523587147589</text:p>
          </table:table-cell>
          <table:table-cell office:value-type="float" office:value="2.36614810303303" calcext:value-type="float">
            <text:p>2,36614810303303</text:p>
          </table:table-cell>
        </table:table-row>
        <table:table-row table:style-name="ro1">
          <table:table-cell office:value-type="float" office:value="2.16286244369252" calcext:value-type="float">
            <text:p>2,16286244369252</text:p>
          </table:table-cell>
          <table:table-cell office:value-type="float" office:value="2.35845206856194" calcext:value-type="float">
            <text:p>2,35845206856194</text:p>
          </table:table-cell>
          <table:table-cell office:value-type="float" office:value="2.4468028833545" calcext:value-type="float">
            <text:p>2,4468028833545</text:p>
          </table:table-cell>
          <table:table-cell office:value-type="float" office:value="2.48353047495091" calcext:value-type="float">
            <text:p>2,48353047495091</text:p>
          </table:table-cell>
        </table:table-row>
        <table:table-row table:style-name="ro1">
          <table:table-cell office:value-type="float" office:value="2.23787073196258" calcext:value-type="float">
            <text:p>2,23787073196258</text:p>
          </table:table-cell>
          <table:table-cell office:value-type="float" office:value="2.42816875660297" calcext:value-type="float">
            <text:p>2,42816875660297</text:p>
          </table:table-cell>
          <table:table-cell office:value-type="float" office:value="2.43175389543848" calcext:value-type="float">
            <text:p>2,43175389543848</text:p>
          </table:table-cell>
          <table:table-cell office:value-type="float" office:value="2.59735427756178" calcext:value-type="float">
            <text:p>2,59735427756178</text:p>
          </table:table-cell>
        </table:table-row>
        <table:table-row table:style-name="ro1">
          <table:table-cell office:value-type="float" office:value="2.16924558038216" calcext:value-type="float">
            <text:p>2,16924558038216</text:p>
          </table:table-cell>
          <table:table-cell office:value-type="float" office:value="2.31137105834246" calcext:value-type="float">
            <text:p>2,31137105834246</text:p>
          </table:table-cell>
          <table:table-cell office:value-type="float" office:value="2.48398235914339" calcext:value-type="float">
            <text:p>2,48398235914339</text:p>
          </table:table-cell>
          <table:table-cell office:value-type="float" office:value="2.43832206444292" calcext:value-type="float">
            <text:p>2,43832206444292</text:p>
          </table:table-cell>
        </table:table-row>
        <table:table-row table:style-name="ro1">
          <table:table-cell office:value-type="float" office:value="2.26426470362461" calcext:value-type="float">
            <text:p>2,26426470362461</text:p>
          </table:table-cell>
          <table:table-cell office:value-type="float" office:value="2.42352231645841" calcext:value-type="float">
            <text:p>2,42352231645841</text:p>
          </table:table-cell>
          <table:table-cell office:value-type="float" office:value="2.5485692695744" calcext:value-type="float">
            <text:p>2,5485692695744</text:p>
          </table:table-cell>
          <table:table-cell office:value-type="float" office:value="2.35647153298069" calcext:value-type="float">
            <text:p>2,35647153298069</text:p>
          </table:table-cell>
        </table:table-row>
        <table:table-row table:style-name="ro1">
          <table:table-cell office:value-type="float" office:value="2.51650006119438" calcext:value-type="float">
            <text:p>2,51650006119438</text:p>
          </table:table-cell>
          <table:table-cell office:value-type="float" office:value="2.30699949198865" calcext:value-type="float">
            <text:p>2,30699949198865</text:p>
          </table:table-cell>
          <table:table-cell office:value-type="float" office:value="2.42024329078246" calcext:value-type="float">
            <text:p>2,42024329078246</text:p>
          </table:table-cell>
          <table:table-cell office:value-type="float" office:value="2.36978114936008" calcext:value-type="float">
            <text:p>2,36978114936008</text:p>
          </table:table-cell>
        </table:table-row>
        <table:table-row table:style-name="ro1">
          <table:table-cell office:value-type="float" office:value="2.49764992892371" calcext:value-type="float">
            <text:p>2,49764992892371</text:p>
          </table:table-cell>
          <table:table-cell office:value-type="float" office:value="2.38804653821723" calcext:value-type="float">
            <text:p>2,38804653821723</text:p>
          </table:table-cell>
          <table:table-cell office:value-type="float" office:value="2.38113674932293" calcext:value-type="float">
            <text:p>2,38113674932293</text:p>
          </table:table-cell>
          <table:table-cell office:value-type="float" office:value="2.34508657466891" calcext:value-type="float">
            <text:p>2,34508657466891</text:p>
          </table:table-cell>
        </table:table-row>
        <table:table-row table:style-name="ro1">
          <table:table-cell office:value-type="float" office:value="2.38782395772788" calcext:value-type="float">
            <text:p>2,38782395772788</text:p>
          </table:table-cell>
          <table:table-cell office:value-type="float" office:value="2.33680417543386" calcext:value-type="float">
            <text:p>2,33680417543386</text:p>
          </table:table-cell>
          <table:table-cell office:value-type="float" office:value="2.46030069617282" calcext:value-type="float">
            <text:p>2,46030069617282</text:p>
          </table:table-cell>
          <table:table-cell office:value-type="float" office:value="2.36814466006997" calcext:value-type="float">
            <text:p>2,36814466006997</text:p>
          </table:table-cell>
        </table:table-row>
        <table:table-row table:style-name="ro1">
          <table:table-cell office:value-type="float" office:value="2.29780347761367" calcext:value-type="float">
            <text:p>2,29780347761367</text:p>
          </table:table-cell>
          <table:table-cell office:value-type="float" office:value="2.35771109246735" calcext:value-type="float">
            <text:p>2,35771109246735</text:p>
          </table:table-cell>
          <table:table-cell office:value-type="float" office:value="2.40926561542765" calcext:value-type="float">
            <text:p>2,40926561542765</text:p>
          </table:table-cell>
          <table:table-cell office:value-type="float" office:value="2.30774265102594" calcext:value-type="float">
            <text:p>2,30774265102594</text:p>
          </table:table-cell>
        </table:table-row>
        <table:table-row table:style-name="ro1">
          <table:table-cell office:value-type="float" office:value="2.71246973635387" calcext:value-type="float">
            <text:p>2,71246973635387</text:p>
          </table:table-cell>
          <table:table-cell office:value-type="float" office:value="2.27295944091477" calcext:value-type="float">
            <text:p>2,27295944091477</text:p>
          </table:table-cell>
          <table:table-cell office:value-type="float" office:value="2.5232478883934" calcext:value-type="float">
            <text:p>2,5232478883934</text:p>
          </table:table-cell>
          <table:table-cell office:value-type="float" office:value="2.3531722009934" calcext:value-type="float">
            <text:p>2,3531722009934</text:p>
          </table:table-cell>
        </table:table-row>
        <table:table-row table:style-name="ro1">
          <table:table-cell office:value-type="float" office:value="2.2089640889563" calcext:value-type="float">
            <text:p>2,2089640889563</text:p>
          </table:table-cell>
          <table:table-cell office:value-type="float" office:value="2.37662620632641" calcext:value-type="float">
            <text:p>2,37662620632641</text:p>
          </table:table-cell>
          <table:table-cell office:value-type="float" office:value="2.39421913344879" calcext:value-type="float">
            <text:p>2,39421913344879</text:p>
          </table:table-cell>
          <table:table-cell office:value-type="float" office:value="2.32982537391469" calcext:value-type="float">
            <text:p>2,32982537391469</text:p>
          </table:table-cell>
        </table:table-row>
        <table:table-row table:style-name="ro1">
          <table:table-cell office:value-type="float" office:value="2.16690208716068" calcext:value-type="float">
            <text:p>2,16690208716068</text:p>
          </table:table-cell>
          <table:table-cell office:value-type="float" office:value="2.26185745634718" calcext:value-type="float">
            <text:p>2,26185745634718</text:p>
          </table:table-cell>
          <table:table-cell office:value-type="float" office:value="2.55084187613469" calcext:value-type="float">
            <text:p>2,55084187613469</text:p>
          </table:table-cell>
          <table:table-cell office:value-type="float" office:value="2.36347581026437" calcext:value-type="float">
            <text:p>2,36347581026437</text:p>
          </table:table-cell>
        </table:table-row>
        <table:table-row table:style-name="ro1">
          <table:table-cell office:value-type="float" office:value="2.13283587549474" calcext:value-type="float">
            <text:p>2,13283587549474</text:p>
          </table:table-cell>
          <table:table-cell office:value-type="float" office:value="2.36298267100289" calcext:value-type="float">
            <text:p>2,36298267100289</text:p>
          </table:table-cell>
          <table:table-cell office:value-type="float" office:value="2.34500586901383" calcext:value-type="float">
            <text:p>2,34500586901383</text:p>
          </table:table-cell>
          <table:table-cell office:value-type="float" office:value="2.60407038606796" calcext:value-type="float">
            <text:p>2,60407038606796</text:p>
          </table:table-cell>
        </table:table-row>
        <table:table-row table:style-name="ro1">
          <table:table-cell office:value-type="float" office:value="2.23995159860036" calcext:value-type="float">
            <text:p>2,23995159860036</text:p>
          </table:table-cell>
          <table:table-cell office:value-type="float" office:value="2.35564995176012" calcext:value-type="float">
            <text:p>2,35564995176012</text:p>
          </table:table-cell>
          <table:table-cell office:value-type="float" office:value="2.42461587267695" calcext:value-type="float">
            <text:p>2,42461587267695</text:p>
          </table:table-cell>
          <table:table-cell office:value-type="float" office:value="2.47956084978335" calcext:value-type="float">
            <text:p>2,47956084978335</text:p>
          </table:table-cell>
        </table:table-row>
        <table:table-row table:style-name="ro1">
          <table:table-cell office:value-type="float" office:value="2.2789123251095" calcext:value-type="float">
            <text:p>2,2789123251095</text:p>
          </table:table-cell>
          <table:table-cell office:value-type="float" office:value="2.49256984227812" calcext:value-type="float">
            <text:p>2,49256984227812</text:p>
          </table:table-cell>
          <table:table-cell office:value-type="float" office:value="2.40336803155685" calcext:value-type="float">
            <text:p>2,40336803155685</text:p>
          </table:table-cell>
          <table:table-cell office:value-type="float" office:value="2.34857295855651" calcext:value-type="float">
            <text:p>2,34857295855651</text:p>
          </table:table-cell>
        </table:table-row>
        <table:table-row table:style-name="ro1">
          <table:table-cell office:value-type="float" office:value="2.26954830387786" calcext:value-type="float">
            <text:p>2,26954830387786</text:p>
          </table:table-cell>
          <table:table-cell office:value-type="float" office:value="2.37491367932577" calcext:value-type="float">
            <text:p>2,37491367932577</text:p>
          </table:table-cell>
          <table:table-cell office:value-type="float" office:value="2.42903968706434" calcext:value-type="float">
            <text:p>2,42903968706434</text:p>
          </table:table-cell>
          <table:table-cell office:value-type="float" office:value="2.30945590893669" calcext:value-type="float">
            <text:p>2,30945590893669</text:p>
          </table:table-cell>
        </table:table-row>
        <table:table-row table:style-name="ro1">
          <table:table-cell office:value-type="float" office:value="2.20941191339893" calcext:value-type="float">
            <text:p>2,20941191339893</text:p>
          </table:table-cell>
          <table:table-cell office:value-type="float" office:value="2.4109408560421" calcext:value-type="float">
            <text:p>2,4109408560421</text:p>
          </table:table-cell>
          <table:table-cell office:value-type="float" office:value="2.39625339754208" calcext:value-type="float">
            <text:p>2,39625339754208</text:p>
          </table:table-cell>
          <table:table-cell office:value-type="float" office:value="2.32307804235011" calcext:value-type="float">
            <text:p>2,32307804235011</text:p>
          </table:table-cell>
        </table:table-row>
        <table:table-row table:style-name="ro1">
          <table:table-cell office:value-type="float" office:value="2.16824774499806" calcext:value-type="float">
            <text:p>2,16824774499806</text:p>
          </table:table-cell>
          <table:table-cell office:value-type="float" office:value="2.33958070338429" calcext:value-type="float">
            <text:p>2,33958070338429</text:p>
          </table:table-cell>
          <table:table-cell office:value-type="float" office:value="2.42052117136898" calcext:value-type="float">
            <text:p>2,42052117136898</text:p>
          </table:table-cell>
          <table:table-cell office:value-type="float" office:value="2.3933273456924" calcext:value-type="float">
            <text:p>2,3933273456924</text:p>
          </table:table-cell>
        </table:table-row>
        <table:table-row table:style-name="ro1">
          <table:table-cell office:value-type="float" office:value="2.26008258159394" calcext:value-type="float">
            <text:p>2,26008258159394</text:p>
          </table:table-cell>
          <table:table-cell office:value-type="float" office:value="2.40499763894477" calcext:value-type="float">
            <text:p>2,40499763894477</text:p>
          </table:table-cell>
          <table:table-cell office:value-type="float" office:value="2.46081469172664" calcext:value-type="float">
            <text:p>2,46081469172664</text:p>
          </table:table-cell>
          <table:table-cell office:value-type="float" office:value="2.33429972411798" calcext:value-type="float">
            <text:p>2,33429972411798</text:p>
          </table:table-cell>
        </table:table-row>
        <table:table-row table:style-name="ro1">
          <table:table-cell office:value-type="float" office:value="2.20002944519838" calcext:value-type="float">
            <text:p>2,20002944519838</text:p>
          </table:table-cell>
          <table:table-cell office:value-type="float" office:value="2.32200694060622" calcext:value-type="float">
            <text:p>2,32200694060622</text:p>
          </table:table-cell>
          <table:table-cell office:value-type="float" office:value="2.43856224824566" calcext:value-type="float">
            <text:p>2,43856224824566</text:p>
          </table:table-cell>
          <table:table-cell office:value-type="float" office:value="2.43940341348373" calcext:value-type="float">
            <text:p>2,43940341348373</text:p>
          </table:table-cell>
        </table:table-row>
        <table:table-row table:style-name="ro1">
          <table:table-cell office:value-type="float" office:value="2.36218121460241" calcext:value-type="float">
            <text:p>2,36218121460241</text:p>
          </table:table-cell>
          <table:table-cell office:value-type="float" office:value="2.39898728550616" calcext:value-type="float">
            <text:p>2,39898728550616</text:p>
          </table:table-cell>
          <table:table-cell office:value-type="float" office:value="2.39171514535804" calcext:value-type="float">
            <text:p>2,39171514535804</text:p>
          </table:table-cell>
          <table:table-cell office:value-type="float" office:value="2.40018753858733" calcext:value-type="float">
            <text:p>2,40018753858733</text:p>
          </table:table-cell>
        </table:table-row>
        <table:table-row table:style-name="ro1">
          <table:table-cell office:value-type="float" office:value="2.29233443677821" calcext:value-type="float">
            <text:p>2,29233443677821</text:p>
          </table:table-cell>
          <table:table-cell office:value-type="float" office:value="2.37394157812184" calcext:value-type="float">
            <text:p>2,37394157812184</text:p>
          </table:table-cell>
          <table:table-cell office:value-type="float" office:value="2.47277580819527" calcext:value-type="float">
            <text:p>2,47277580819527</text:p>
          </table:table-cell>
          <table:table-cell office:value-type="float" office:value="2.39686930089495" calcext:value-type="float">
            <text:p>2,39686930089495</text:p>
          </table:table-cell>
        </table:table-row>
        <table:table-row table:style-name="ro1">
          <table:table-cell office:value-type="float" office:value="2.18118125471391" calcext:value-type="float">
            <text:p>2,18118125471391</text:p>
          </table:table-cell>
          <table:table-cell office:value-type="float" office:value="2.38326444964539" calcext:value-type="float">
            <text:p>2,38326444964539</text:p>
          </table:table-cell>
          <table:table-cell office:value-type="float" office:value="2.39262842023157" calcext:value-type="float">
            <text:p>2,39262842023157</text:p>
          </table:table-cell>
          <table:table-cell office:value-type="float" office:value="2.41689273417989" calcext:value-type="float">
            <text:p>2,41689273417989</text:p>
          </table:table-cell>
        </table:table-row>
        <table:table-row table:style-name="ro1">
          <table:table-cell office:value-type="float" office:value="2.21638972211266" calcext:value-type="float">
            <text:p>2,21638972211266</text:p>
          </table:table-cell>
          <table:table-cell office:value-type="float" office:value="2.93839862194043" calcext:value-type="float">
            <text:p>2,93839862194043</text:p>
          </table:table-cell>
          <table:table-cell office:value-type="float" office:value="2.45548233590257" calcext:value-type="float">
            <text:p>2,45548233590257</text:p>
          </table:table-cell>
          <table:table-cell office:value-type="float" office:value="2.48050298408672" calcext:value-type="float">
            <text:p>2,48050298408672</text:p>
          </table:table-cell>
        </table:table-row>
        <table:table-row table:style-name="ro1">
          <table:table-cell office:value-type="float" office:value="2.345085971611" calcext:value-type="float">
            <text:p>2,345085971611</text:p>
          </table:table-cell>
          <table:table-cell office:value-type="float" office:value="2.4308531096586" calcext:value-type="float">
            <text:p>2,4308531096586</text:p>
          </table:table-cell>
          <table:table-cell office:value-type="float" office:value="2.37678783461267" calcext:value-type="float">
            <text:p>2,37678783461267</text:p>
          </table:table-cell>
          <table:table-cell office:value-type="float" office:value="2.49029728512073" calcext:value-type="float">
            <text:p>2,49029728512073</text:p>
          </table:table-cell>
        </table:table-row>
        <table:table-row table:style-name="ro1">
          <table:table-cell office:value-type="float" office:value="2.2227748005885" calcext:value-type="float">
            <text:p>2,2227748005885</text:p>
          </table:table-cell>
          <table:table-cell office:value-type="float" office:value="2.30477904004534" calcext:value-type="float">
            <text:p>2,30477904004534</text:p>
          </table:table-cell>
          <table:table-cell office:value-type="float" office:value="2.43947775061888" calcext:value-type="float">
            <text:p>2,43947775061888</text:p>
          </table:table-cell>
          <table:table-cell office:value-type="float" office:value="2.53514734658234" calcext:value-type="float">
            <text:p>2,53514734658234</text:p>
          </table:table-cell>
        </table:table-row>
        <table:table-row table:style-name="ro1">
          <table:table-cell office:value-type="float" office:value="2.18526143296902" calcext:value-type="float">
            <text:p>2,18526143296902</text:p>
          </table:table-cell>
          <table:table-cell office:value-type="float" office:value="2.36767533616932" calcext:value-type="float">
            <text:p>2,36767533616932</text:p>
          </table:table-cell>
          <table:table-cell office:value-type="float" office:value="2.39779983920293" calcext:value-type="float">
            <text:p>2,39779983920293</text:p>
          </table:table-cell>
          <table:table-cell office:value-type="float" office:value="2.38360265202712" calcext:value-type="float">
            <text:p>2,38360265202712</text:p>
          </table:table-cell>
        </table:table-row>
        <table:table-row table:style-name="ro1">
          <table:table-cell office:value-type="float" office:value="2.23683017728205" calcext:value-type="float">
            <text:p>2,23683017728205</text:p>
          </table:table-cell>
          <table:table-cell office:value-type="float" office:value="2.31007620743228" calcext:value-type="float">
            <text:p>2,31007620743228</text:p>
          </table:table-cell>
          <table:table-cell office:value-type="float" office:value="2.46407073940074" calcext:value-type="float">
            <text:p>2,46407073940074</text:p>
          </table:table-cell>
          <table:table-cell office:value-type="float" office:value="2.3933511210488" calcext:value-type="float">
            <text:p>2,3933511210488</text:p>
          </table:table-cell>
        </table:table-row>
        <table:table-row table:style-name="ro1">
          <table:table-cell office:value-type="float" office:value="2.26979685251161" calcext:value-type="float">
            <text:p>2,26979685251161</text:p>
          </table:table-cell>
          <table:table-cell office:value-type="float" office:value="2.4104791561213" calcext:value-type="float">
            <text:p>2,4104791561213</text:p>
          </table:table-cell>
          <table:table-cell office:value-type="float" office:value="2.41048015963446" calcext:value-type="float">
            <text:p>2,41048015963446</text:p>
          </table:table-cell>
          <table:table-cell office:value-type="float" office:value="2.39462725614199" calcext:value-type="float">
            <text:p>2,39462725614199</text:p>
          </table:table-cell>
        </table:table-row>
        <table:table-row table:style-name="ro1">
          <table:table-cell office:value-type="float" office:value="2.26952815784603" calcext:value-type="float">
            <text:p>2,26952815784603</text:p>
          </table:table-cell>
          <table:table-cell office:value-type="float" office:value="2.28796909072386" calcext:value-type="float">
            <text:p>2,28796909072386</text:p>
          </table:table-cell>
          <table:table-cell office:value-type="float" office:value="2.43699520221266" calcext:value-type="float">
            <text:p>2,43699520221266</text:p>
          </table:table-cell>
          <table:table-cell office:value-type="float" office:value="2.5783592000534" calcext:value-type="float">
            <text:p>2,5783592000534</text:p>
          </table:table-cell>
        </table:table-row>
        <table:table-row table:style-name="ro1">
          <table:table-cell office:value-type="float" office:value="2.2720386446808" calcext:value-type="float">
            <text:p>2,2720386446808</text:p>
          </table:table-cell>
          <table:table-cell office:value-type="float" office:value="2.36610341027686" calcext:value-type="float">
            <text:p>2,36610341027686</text:p>
          </table:table-cell>
          <table:table-cell office:value-type="float" office:value="2.45333112807546" calcext:value-type="float">
            <text:p>2,45333112807546</text:p>
          </table:table-cell>
          <table:table-cell office:value-type="float" office:value="2.46511689109891" calcext:value-type="float">
            <text:p>2,46511689109891</text:p>
          </table:table-cell>
        </table:table-row>
        <table:table-row table:style-name="ro1">
          <table:table-cell office:value-type="float" office:value="2.20294309539317" calcext:value-type="float">
            <text:p>2,20294309539317</text:p>
          </table:table-cell>
          <table:table-cell office:value-type="float" office:value="2.32036567718096" calcext:value-type="float">
            <text:p>2,32036567718096</text:p>
          </table:table-cell>
          <table:table-cell office:value-type="float" office:value="2.41986517270983" calcext:value-type="float">
            <text:p>2,41986517270983</text:p>
          </table:table-cell>
          <table:table-cell office:value-type="float" office:value="2.44663140827757" calcext:value-type="float">
            <text:p>2,44663140827757</text:p>
          </table:table-cell>
        </table:table-row>
        <table:table-row table:style-name="ro1">
          <table:table-cell office:value-type="float" office:value="2.24525558760872" calcext:value-type="float">
            <text:p>2,24525558760872</text:p>
          </table:table-cell>
          <table:table-cell office:value-type="float" office:value="2.39859492311816" calcext:value-type="float">
            <text:p>2,39859492311816</text:p>
          </table:table-cell>
          <table:table-cell office:value-type="float" office:value="2.39957738395678" calcext:value-type="float">
            <text:p>2,39957738395678</text:p>
          </table:table-cell>
          <table:table-cell office:value-type="float" office:value="2.43877866586572" calcext:value-type="float">
            <text:p>2,43877866586572</text:p>
          </table:table-cell>
        </table:table-row>
        <table:table-row table:style-name="ro1">
          <table:table-cell office:value-type="float" office:value="2.22291752187429" calcext:value-type="float">
            <text:p>2,22291752187429</text:p>
          </table:table-cell>
          <table:table-cell office:value-type="float" office:value="2.29259214320855" calcext:value-type="float">
            <text:p>2,29259214320855</text:p>
          </table:table-cell>
          <table:table-cell office:value-type="float" office:value="2.44092868823045" calcext:value-type="float">
            <text:p>2,44092868823045</text:p>
          </table:table-cell>
          <table:table-cell office:value-type="float" office:value="2.78057891838676" calcext:value-type="float">
            <text:p>2,78057891838676</text:p>
          </table:table-cell>
        </table:table-row>
        <table:table-row table:style-name="ro1">
          <table:table-cell office:value-type="float" office:value="2.22879166785596" calcext:value-type="float">
            <text:p>2,22879166785596</text:p>
          </table:table-cell>
          <table:table-cell office:value-type="float" office:value="2.6626688428377" calcext:value-type="float">
            <text:p>2,6626688428377</text:p>
          </table:table-cell>
          <table:table-cell office:value-type="float" office:value="2.38886338887795" calcext:value-type="float">
            <text:p>2,38886338887795</text:p>
          </table:table-cell>
          <table:table-cell office:value-type="float" office:value="2.47370982050983" calcext:value-type="float">
            <text:p>2,47370982050983</text:p>
          </table:table-cell>
        </table:table-row>
        <table:table-row table:style-name="ro1">
          <table:table-cell office:value-type="float" office:value="5.69466085774189" calcext:value-type="float">
            <text:p>5,69466085774189</text:p>
          </table:table-cell>
          <table:table-cell office:value-type="float" office:value="2.36652108636732" calcext:value-type="float">
            <text:p>2,36652108636732</text:p>
          </table:table-cell>
          <table:table-cell office:value-type="float" office:value="2.4455109335334" calcext:value-type="float">
            <text:p>2,4455109335334</text:p>
          </table:table-cell>
          <table:table-cell office:value-type="float" office:value="2.4185578684777" calcext:value-type="float">
            <text:p>2,4185578684777</text:p>
          </table:table-cell>
        </table:table-row>
        <table:table-row table:style-name="ro1">
          <table:table-cell office:value-type="float" office:value="2.47792599286253" calcext:value-type="float">
            <text:p>2,47792599286253</text:p>
          </table:table-cell>
          <table:table-cell office:value-type="float" office:value="2.47603669278996" calcext:value-type="float">
            <text:p>2,47603669278996</text:p>
          </table:table-cell>
          <table:table-cell office:value-type="float" office:value="2.37264412831149" calcext:value-type="float">
            <text:p>2,37264412831149</text:p>
          </table:table-cell>
          <table:table-cell office:value-type="float" office:value="2.456326884035" calcext:value-type="float">
            <text:p>2,456326884035</text:p>
          </table:table-cell>
        </table:table-row>
        <table:table-row table:style-name="ro1">
          <table:table-cell office:value-type="float" office:value="2.28515516774611" calcext:value-type="float">
            <text:p>2,28515516774611</text:p>
          </table:table-cell>
          <table:table-cell office:value-type="float" office:value="2.27074119016298" calcext:value-type="float">
            <text:p>2,27074119016298</text:p>
          </table:table-cell>
          <table:table-cell office:value-type="float" office:value="2.45955337002631" calcext:value-type="float">
            <text:p>2,45955337002631</text:p>
          </table:table-cell>
          <table:table-cell office:value-type="float" office:value="2.40013970142446" calcext:value-type="float">
            <text:p>2,40013970142446</text:p>
          </table:table-cell>
        </table:table-row>
        <table:table-row table:style-name="ro1">
          <table:table-cell office:value-type="float" office:value="2.49701860568507" calcext:value-type="float">
            <text:p>2,49701860568507</text:p>
          </table:table-cell>
          <table:table-cell office:value-type="float" office:value="2.36910858699617" calcext:value-type="float">
            <text:p>2,36910858699617</text:p>
          </table:table-cell>
          <table:table-cell office:value-type="float" office:value="2.39503913177273" calcext:value-type="float">
            <text:p>2,39503913177273</text:p>
          </table:table-cell>
          <table:table-cell office:value-type="float" office:value="2.48266310411765" calcext:value-type="float">
            <text:p>2,48266310411765</text:p>
          </table:table-cell>
        </table:table-row>
        <table:table-row table:style-name="ro1">
          <table:table-cell office:value-type="float" office:value="2.22783460998208" calcext:value-type="float">
            <text:p>2,22783460998208</text:p>
          </table:table-cell>
          <table:table-cell office:value-type="float" office:value="2.27911287180202" calcext:value-type="float">
            <text:p>2,27911287180202</text:p>
          </table:table-cell>
          <table:table-cell office:value-type="float" office:value="2.42003112143685" calcext:value-type="float">
            <text:p>2,42003112143685</text:p>
          </table:table-cell>
          <table:table-cell office:value-type="float" office:value="2.41754641325569" calcext:value-type="float">
            <text:p>2,41754641325569</text:p>
          </table:table-cell>
        </table:table-row>
        <table:table-row table:style-name="ro1">
          <table:table-cell office:value-type="float" office:value="2.24237664684228" calcext:value-type="float">
            <text:p>2,24237664684228</text:p>
          </table:table-cell>
          <table:table-cell office:value-type="float" office:value="2.46967772564476" calcext:value-type="float">
            <text:p>2,46967772564476</text:p>
          </table:table-cell>
          <table:table-cell office:value-type="float" office:value="2.37690199397186" calcext:value-type="float">
            <text:p>2,37690199397186</text:p>
          </table:table-cell>
          <table:table-cell office:value-type="float" office:value="2.46764481302875" calcext:value-type="float">
            <text:p>2,46764481302875</text:p>
          </table:table-cell>
        </table:table-row>
        <table:table-row table:style-name="ro1">
          <table:table-cell office:value-type="float" office:value="2.21830772143282" calcext:value-type="float">
            <text:p>2,21830772143282</text:p>
          </table:table-cell>
          <table:table-cell office:value-type="float" office:value="2.36984956309076" calcext:value-type="float">
            <text:p>2,36984956309076</text:p>
          </table:table-cell>
          <table:table-cell office:value-type="float" office:value="2.47684934825616" calcext:value-type="float">
            <text:p>2,47684934825616</text:p>
          </table:table-cell>
          <table:table-cell office:value-type="float" office:value="2.46203411536985" calcext:value-type="float">
            <text:p>2,46203411536985</text:p>
          </table:table-cell>
        </table:table-row>
        <table:table-row table:style-name="ro1">
          <table:table-cell office:value-type="float" office:value="2.25068190914776" calcext:value-type="float">
            <text:p>2,25068190914776</text:p>
          </table:table-cell>
          <table:table-cell office:value-type="float" office:value="2.47335233973434" calcext:value-type="float">
            <text:p>2,47335233973434</text:p>
          </table:table-cell>
          <table:table-cell office:value-type="float" office:value="2.5243014957475" calcext:value-type="float">
            <text:p>2,5243014957475</text:p>
          </table:table-cell>
          <table:table-cell office:value-type="float" office:value="2.76816102109719" calcext:value-type="float">
            <text:p>2,76816102109719</text:p>
          </table:table-cell>
        </table:table-row>
        <table:table-row table:style-name="ro1">
          <table:table-cell office:value-type="float" office:value="2.25506767600627" calcext:value-type="float">
            <text:p>2,25506767600627</text:p>
          </table:table-cell>
          <table:table-cell office:value-type="float" office:value="2.30892003158769" calcext:value-type="float">
            <text:p>2,30892003158769</text:p>
          </table:table-cell>
          <table:table-cell office:value-type="float" office:value="2.43135461611877" calcext:value-type="float">
            <text:p>2,43135461611877</text:p>
          </table:table-cell>
          <table:table-cell office:value-type="float" office:value="2.61264383687363" calcext:value-type="float">
            <text:p>2,61264383687363</text:p>
          </table:table-cell>
        </table:table-row>
        <table:table-row table:style-name="ro1">
          <table:table-cell office:value-type="float" office:value="13.5207483396431" calcext:value-type="float">
            <text:p>13,5207483396431</text:p>
          </table:table-cell>
          <table:table-cell office:value-type="float" office:value="2.51585404615053" calcext:value-type="float">
            <text:p>2,51585404615053</text:p>
          </table:table-cell>
          <table:table-cell office:value-type="float" office:value="2.3999064970362" calcext:value-type="float">
            <text:p>2,3999064970362</text:p>
          </table:table-cell>
          <table:table-cell office:value-type="float" office:value="2.53216053162909" calcext:value-type="float">
            <text:p>2,53216053162909</text:p>
          </table:table-cell>
        </table:table-row>
        <table:table-row table:style-name="ro1">
          <table:table-cell office:value-type="float" office:value="2.5090970013026" calcext:value-type="float">
            <text:p>2,5090970013026</text:p>
          </table:table-cell>
          <table:table-cell office:value-type="float" office:value="2.3261245444887" calcext:value-type="float">
            <text:p>2,3261245444887</text:p>
          </table:table-cell>
          <table:table-cell office:value-type="float" office:value="2.46280440582611" calcext:value-type="float">
            <text:p>2,46280440582611</text:p>
          </table:table-cell>
          <table:table-cell office:value-type="float" office:value="2.67540103845106" calcext:value-type="float">
            <text:p>2,67540103845106</text:p>
          </table:table-cell>
        </table:table-row>
        <table:table-row table:style-name="ro1">
          <table:table-cell office:value-type="float" office:value="2.30804105991254" calcext:value-type="float">
            <text:p>2,30804105991254</text:p>
          </table:table-cell>
          <table:table-cell office:value-type="float" office:value="2.37739001978299" calcext:value-type="float">
            <text:p>2,37739001978299</text:p>
          </table:table-cell>
          <table:table-cell office:value-type="float" office:value="2.39756623017278" calcext:value-type="float">
            <text:p>2,39756623017278</text:p>
          </table:table-cell>
          <table:table-cell office:value-type="float" office:value="2.56798569696363" calcext:value-type="float">
            <text:p>2,56798569696363</text:p>
          </table:table-cell>
        </table:table-row>
        <table:table-row table:style-name="ro1">
          <table:table-cell office:value-type="float" office:value="2.24749932156412" calcext:value-type="float">
            <text:p>2,24749932156412</text:p>
          </table:table-cell>
          <table:table-cell office:value-type="float" office:value="2.3072556556515" calcext:value-type="float">
            <text:p>2,3072556556515</text:p>
          </table:table-cell>
          <table:table-cell office:value-type="float" office:value="2.42440787989325" calcext:value-type="float">
            <text:p>2,42440787989325</text:p>
          </table:table-cell>
          <table:table-cell office:value-type="float" office:value="2.60970285393271" calcext:value-type="float">
            <text:p>2,60970285393271</text:p>
          </table:table-cell>
        </table:table-row>
        <table:table-row table:style-name="ro1">
          <table:table-cell office:value-type="float" office:value="2.20241590043956" calcext:value-type="float">
            <text:p>2,20241590043956</text:p>
          </table:table-cell>
          <table:table-cell office:value-type="float" office:value="2.36563950916454" calcext:value-type="float">
            <text:p>2,36563950916454</text:p>
          </table:table-cell>
          <table:table-cell office:value-type="float" office:value="2.41195615661757" calcext:value-type="float">
            <text:p>2,41195615661757</text:p>
          </table:table-cell>
          <table:table-cell office:value-type="float" office:value="2.58261957204915" calcext:value-type="float">
            <text:p>2,58261957204915</text:p>
          </table:table-cell>
        </table:table-row>
        <table:table-row table:style-name="ro1">
          <table:table-cell office:value-type="float" office:value="2.38323260425532" calcext:value-type="float">
            <text:p>2,38323260425532</text:p>
          </table:table-cell>
          <table:table-cell office:value-type="float" office:value="2.3235554788388" calcext:value-type="float">
            <text:p>2,3235554788388</text:p>
          </table:table-cell>
          <table:table-cell office:value-type="float" office:value="2.41605085792553" calcext:value-type="float">
            <text:p>2,41605085792553</text:p>
          </table:table-cell>
          <table:table-cell office:value-type="float" office:value="2.56145950485853" calcext:value-type="float">
            <text:p>2,56145950485853</text:p>
          </table:table-cell>
        </table:table-row>
        <table:table-row table:style-name="ro1">
          <table:table-cell office:value-type="float" office:value="2.29718865955774" calcext:value-type="float">
            <text:p>2,29718865955774</text:p>
          </table:table-cell>
          <table:table-cell office:value-type="float" office:value="2.35856515477615" calcext:value-type="float">
            <text:p>2,35856515477615</text:p>
          </table:table-cell>
          <table:table-cell office:value-type="float" office:value="2.42936657264407" calcext:value-type="float">
            <text:p>2,42936657264407</text:p>
          </table:table-cell>
          <table:table-cell office:value-type="float" office:value="2.54766435559857" calcext:value-type="float">
            <text:p>2,54766435559857</text:p>
          </table:table-cell>
        </table:table-row>
        <table:table-row table:style-name="ro1">
          <table:table-cell office:value-type="float" office:value="2.22522412115794" calcext:value-type="float">
            <text:p>2,22522412115794</text:p>
          </table:table-cell>
          <table:table-cell office:value-type="float" office:value="2.35118841170303" calcext:value-type="float">
            <text:p>2,35118841170303</text:p>
          </table:table-cell>
          <table:table-cell office:value-type="float" office:value="2.4570028828795" calcext:value-type="float">
            <text:p>2,4570028828795</text:p>
          </table:table-cell>
          <table:table-cell office:value-type="float" office:value="2.69290628910878" calcext:value-type="float">
            <text:p>2,69290628910878</text:p>
          </table:table-cell>
        </table:table-row>
        <table:table-row table:style-name="ro1">
          <table:table-cell office:value-type="float" office:value="2.30512546793155" calcext:value-type="float">
            <text:p>2,30512546793155</text:p>
          </table:table-cell>
          <table:table-cell office:value-type="float" office:value="2.56589400806744" calcext:value-type="float">
            <text:p>2,56589400806744</text:p>
          </table:table-cell>
          <table:table-cell office:value-type="float" office:value="2.39807994728914" calcext:value-type="float">
            <text:p>2,39807994728914</text:p>
          </table:table-cell>
          <table:table-cell office:value-type="float" office:value="2.62694141956871" calcext:value-type="float">
            <text:p>2,62694141956871</text:p>
          </table:table-cell>
        </table:table-row>
        <table:table-row table:style-name="ro1">
          <table:table-cell office:value-type="float" office:value="2.37452417858984" calcext:value-type="float">
            <text:p>2,37452417858984</text:p>
          </table:table-cell>
          <table:table-cell office:value-type="float" office:value="5.37048192250839" calcext:value-type="float">
            <text:p>5,37048192250839</text:p>
          </table:table-cell>
          <table:table-cell office:value-type="float" office:value="2.43395410825879" calcext:value-type="float">
            <text:p>2,43395410825879</text:p>
          </table:table-cell>
          <table:table-cell office:value-type="float" office:value="2.53683195948539" calcext:value-type="float">
            <text:p>2,53683195948539</text:p>
          </table:table-cell>
        </table:table-row>
        <table:table-row table:style-name="ro1">
          <table:table-cell office:value-type="float" office:value="2.23880934286755" calcext:value-type="float">
            <text:p>2,23880934286755</text:p>
          </table:table-cell>
          <table:table-cell office:value-type="float" office:value="2.51301065700777" calcext:value-type="float">
            <text:p>2,51301065700777</text:p>
          </table:table-cell>
          <table:table-cell office:value-type="float" office:value="2.39494780428538" calcext:value-type="float">
            <text:p>2,39494780428538</text:p>
          </table:table-cell>
          <table:table-cell office:value-type="float" office:value="2.49874813529343" calcext:value-type="float">
            <text:p>2,49874813529343</text:p>
          </table:table-cell>
        </table:table-row>
        <table:table-row table:style-name="ro1">
          <table:table-cell office:value-type="float" office:value="2.35565365756406" calcext:value-type="float">
            <text:p>2,35565365756406</text:p>
          </table:table-cell>
          <table:table-cell office:value-type="float" office:value="2.34450641970263" calcext:value-type="float">
            <text:p>2,34450641970263</text:p>
          </table:table-cell>
          <table:table-cell office:value-type="float" office:value="2.51795980412569" calcext:value-type="float">
            <text:p>2,51795980412569</text:p>
          </table:table-cell>
          <table:table-cell office:value-type="float" office:value="2.61297783766346" calcext:value-type="float">
            <text:p>2,61297783766346</text:p>
          </table:table-cell>
        </table:table-row>
        <table:table-row table:style-name="ro1">
          <table:table-cell office:value-type="float" office:value="2.33652002450802" calcext:value-type="float">
            <text:p>2,33652002450802</text:p>
          </table:table-cell>
          <table:table-cell office:value-type="float" office:value="2.40659487853968" calcext:value-type="float">
            <text:p>2,40659487853968</text:p>
          </table:table-cell>
          <table:table-cell office:value-type="float" office:value="2.40327698250696" calcext:value-type="float">
            <text:p>2,40327698250696</text:p>
          </table:table-cell>
          <table:table-cell office:value-type="float" office:value="2.54800093443909" calcext:value-type="float">
            <text:p>2,54800093443909</text:p>
          </table:table-cell>
        </table:table-row>
        <table:table-row table:style-name="ro1">
          <table:table-cell office:value-type="float" office:value="2.76165396721192" calcext:value-type="float">
            <text:p>2,76165396721192</text:p>
          </table:table-cell>
          <table:table-cell office:value-type="float" office:value="2.28160792238714" calcext:value-type="float">
            <text:p>2,28160792238714</text:p>
          </table:table-cell>
          <table:table-cell office:value-type="float" office:value="2.58158694062711" calcext:value-type="float">
            <text:p>2,58158694062711</text:p>
          </table:table-cell>
          <table:table-cell office:value-type="float" office:value="2.62012906383665" calcext:value-type="float">
            <text:p>2,62012906383665</text:p>
          </table:table-cell>
        </table:table-row>
        <table:table-row table:style-name="ro1">
          <table:table-cell office:value-type="float" office:value="2.2477660744435" calcext:value-type="float">
            <text:p>2,2477660744435</text:p>
          </table:table-cell>
          <table:table-cell office:value-type="float" office:value="2.38469990166376" calcext:value-type="float">
            <text:p>2,38469990166376</text:p>
          </table:table-cell>
          <table:table-cell office:value-type="float" office:value="2.42627647369699" calcext:value-type="float">
            <text:p>2,42627647369699</text:p>
          </table:table-cell>
          <table:table-cell office:value-type="float" office:value="2.53904765083126" calcext:value-type="float">
            <text:p>2,53904765083126</text:p>
          </table:table-cell>
        </table:table-row>
        <table:table-row table:style-name="ro1">
          <table:table-cell office:value-type="float" office:value="2.16779992055543" calcext:value-type="float">
            <text:p>2,16779992055543</text:p>
          </table:table-cell>
          <table:table-cell office:value-type="float" office:value="2.40474587766495" calcext:value-type="float">
            <text:p>2,40474587766495</text:p>
          </table:table-cell>
          <table:table-cell office:value-type="float" office:value="2.61043974413158" calcext:value-type="float">
            <text:p>2,61043974413158</text:p>
          </table:table-cell>
          <table:table-cell office:value-type="float" office:value="2.51858652182861" calcext:value-type="float">
            <text:p>2,51858652182861</text:p>
          </table:table-cell>
        </table:table-row>
        <table:table-row table:style-name="ro1">
          <table:table-cell office:value-type="float" office:value="2.19886485892426" calcext:value-type="float">
            <text:p>2,19886485892426</text:p>
          </table:table-cell>
          <table:table-cell office:value-type="float" office:value="2.49615448266441" calcext:value-type="float">
            <text:p>2,49615448266441</text:p>
          </table:table-cell>
          <table:table-cell office:value-type="float" office:value="2.44062240702287" calcext:value-type="float">
            <text:p>2,44062240702287</text:p>
          </table:table-cell>
          <table:table-cell office:value-type="float" office:value="2.63245386485119" calcext:value-type="float">
            <text:p>2,63245386485119</text:p>
          </table:table-cell>
        </table:table-row>
        <table:table-row table:style-name="ro1">
          <table:table-cell office:value-type="float" office:value="2.28342042449868" calcext:value-type="float">
            <text:p>2,28342042449868</text:p>
          </table:table-cell>
          <table:table-cell office:value-type="float" office:value="2.36656731138918" calcext:value-type="float">
            <text:p>2,36656731138918</text:p>
          </table:table-cell>
          <table:table-cell office:value-type="float" office:value="2.52067651843698" calcext:value-type="float">
            <text:p>2,52067651843698</text:p>
          </table:table-cell>
          <table:table-cell office:value-type="float" office:value="2.5599430381507" calcext:value-type="float">
            <text:p>2,5599430381507</text:p>
          </table:table-cell>
        </table:table-row>
        <table:table-row table:style-name="ro1">
          <table:table-cell office:value-type="float" office:value="2.16059832098202" calcext:value-type="float">
            <text:p>2,16059832098202</text:p>
          </table:table-cell>
          <table:table-cell office:value-type="float" office:value="2.34413689467663" calcext:value-type="float">
            <text:p>2,34413689467663</text:p>
          </table:table-cell>
          <table:table-cell office:value-type="float" office:value="2.44359361317391" calcext:value-type="float">
            <text:p>2,44359361317391</text:p>
          </table:table-cell>
          <table:table-cell office:value-type="float" office:value="2.49520875814158" calcext:value-type="float">
            <text:p>2,49520875814158</text:p>
          </table:table-cell>
        </table:table-row>
        <table:table-row table:style-name="ro1">
          <table:table-cell office:value-type="float" office:value="2.16800550716947" calcext:value-type="float">
            <text:p>2,16800550716947</text:p>
          </table:table-cell>
          <table:table-cell office:value-type="float" office:value="2.25214937630806" calcext:value-type="float">
            <text:p>2,25214937630806</text:p>
          </table:table-cell>
          <table:table-cell office:value-type="float" office:value="2.52044040346968" calcext:value-type="float">
            <text:p>2,52044040346968</text:p>
          </table:table-cell>
          <table:table-cell office:value-type="float" office:value="2.56242083131706" calcext:value-type="float">
            <text:p>2,56242083131706</text:p>
          </table:table-cell>
        </table:table-row>
        <table:table-row table:style-name="ro1">
          <table:table-cell office:value-type="float" office:value="2.15425377729312" calcext:value-type="float">
            <text:p>2,15425377729312</text:p>
          </table:table-cell>
          <table:table-cell office:value-type="float" office:value="2.34533957069202" calcext:value-type="float">
            <text:p>2,34533957069202</text:p>
          </table:table-cell>
          <table:table-cell office:value-type="float" office:value="2.43460787941826" calcext:value-type="float">
            <text:p>2,43460787941826</text:p>
          </table:table-cell>
          <table:table-cell office:value-type="float" office:value="2.57686708160212" calcext:value-type="float">
            <text:p>2,57686708160212</text:p>
          </table:table-cell>
        </table:table-row>
        <table:table-row table:style-name="ro1">
          <table:table-cell office:value-type="float" office:value="2.2562058054434" calcext:value-type="float">
            <text:p>2,2562058054434</text:p>
          </table:table-cell>
          <table:table-cell office:value-type="float" office:value="2.36392918335543" calcext:value-type="float">
            <text:p>2,36392918335543</text:p>
          </table:table-cell>
          <table:table-cell office:value-type="float" office:value="2.5293838147312" calcext:value-type="float">
            <text:p>2,5293838147312</text:p>
          </table:table-cell>
          <table:table-cell office:value-type="float" office:value="2.55228765984192" calcext:value-type="float">
            <text:p>2,55228765984192</text:p>
          </table:table-cell>
        </table:table-row>
        <table:table-row table:style-name="ro1">
          <table:table-cell office:value-type="float" office:value="2.1385471541588" calcext:value-type="float">
            <text:p>2,1385471541588</text:p>
          </table:table-cell>
          <table:table-cell office:value-type="float" office:value="2.38333131083774" calcext:value-type="float">
            <text:p>2,38333131083774</text:p>
          </table:table-cell>
          <table:table-cell office:value-type="float" office:value="2.41242588061502" calcext:value-type="float">
            <text:p>2,41242588061502</text:p>
          </table:table-cell>
          <table:table-cell office:value-type="float" office:value="2.55373394628088" calcext:value-type="float">
            <text:p>2,55373394628088</text:p>
          </table:table-cell>
        </table:table-row>
        <table:table-row table:style-name="ro1">
          <table:table-cell office:value-type="float" office:value="2.21586009992631" calcext:value-type="float">
            <text:p>2,21586009992631</text:p>
          </table:table-cell>
          <table:table-cell office:value-type="float" office:value="2.3122482331622" calcext:value-type="float">
            <text:p>2,3122482331622</text:p>
          </table:table-cell>
          <table:table-cell office:value-type="float" office:value="2.51644148464845" calcext:value-type="float">
            <text:p>2,51644148464845</text:p>
          </table:table-cell>
          <table:table-cell office:value-type="float" office:value="2.54150338734169" calcext:value-type="float">
            <text:p>2,54150338734169</text:p>
          </table:table-cell>
        </table:table-row>
        <table:table-row table:style-name="ro1">
          <table:table-cell office:value-type="float" office:value="2.16635426072869" calcext:value-type="float">
            <text:p>2,16635426072869</text:p>
          </table:table-cell>
          <table:table-cell office:value-type="float" office:value="2.50702314093115" calcext:value-type="float">
            <text:p>2,50702314093115</text:p>
          </table:table-cell>
          <table:table-cell office:value-type="float" office:value="2.45576244398878" calcext:value-type="float">
            <text:p>2,45576244398878</text:p>
          </table:table-cell>
          <table:table-cell office:value-type="float" office:value="2.51223105396942" calcext:value-type="float">
            <text:p>2,51223105396942</text:p>
          </table:table-cell>
        </table:table-row>
        <table:table-row table:style-name="ro1">
          <table:table-cell office:value-type="float" office:value="2.5261473404881" calcext:value-type="float">
            <text:p>2,5261473404881</text:p>
          </table:table-cell>
          <table:table-cell office:value-type="float" office:value="2.48022363420524" calcext:value-type="float">
            <text:p>2,48022363420524</text:p>
          </table:table-cell>
          <table:table-cell office:value-type="float" office:value="2.52636610952409" calcext:value-type="float">
            <text:p>2,52636610952409</text:p>
          </table:table-cell>
          <table:table-cell office:value-type="float" office:value="2.59068371461785" calcext:value-type="float">
            <text:p>2,59068371461785</text:p>
          </table:table-cell>
        </table:table-row>
        <table:table-row table:style-name="ro1">
          <table:table-cell office:value-type="float" office:value="2.20435428851483" calcext:value-type="float">
            <text:p>2,20435428851483</text:p>
          </table:table-cell>
          <table:table-cell office:value-type="float" office:value="2.33180939673165" calcext:value-type="float">
            <text:p>2,33180939673165</text:p>
          </table:table-cell>
          <table:table-cell office:value-type="float" office:value="2.4648155596101" calcext:value-type="float">
            <text:p>2,4648155596101</text:p>
          </table:table-cell>
          <table:table-cell office:value-type="float" office:value="2.47029017949017" calcext:value-type="float">
            <text:p>2,47029017949017</text:p>
          </table:table-cell>
        </table:table-row>
        <table:table-row table:style-name="ro1">
          <table:table-cell office:value-type="float" office:value="2.3027797902006" calcext:value-type="float">
            <text:p>2,3027797902006</text:p>
          </table:table-cell>
          <table:table-cell office:value-type="float" office:value="2.33160413562264" calcext:value-type="float">
            <text:p>2,33160413562264</text:p>
          </table:table-cell>
          <table:table-cell office:value-type="float" office:value="2.55179719506489" calcext:value-type="float">
            <text:p>2,55179719506489</text:p>
          </table:table-cell>
          <table:table-cell office:value-type="float" office:value="2.49311566742868" calcext:value-type="float">
            <text:p>2,49311566742868</text:p>
          </table:table-cell>
        </table:table-row>
        <table:table-row table:style-name="ro1">
          <table:table-cell office:value-type="float" office:value="2.25475796110719" calcext:value-type="float">
            <text:p>2,25475796110719</text:p>
          </table:table-cell>
          <table:table-cell office:value-type="float" office:value="2.40863043039551" calcext:value-type="float">
            <text:p>2,40863043039551</text:p>
          </table:table-cell>
          <table:table-cell office:value-type="float" office:value="2.41783090861653" calcext:value-type="float">
            <text:p>2,41783090861653</text:p>
          </table:table-cell>
          <table:table-cell office:value-type="float" office:value="2.59757312542064" calcext:value-type="float">
            <text:p>2,59757312542064</text:p>
          </table:table-cell>
        </table:table-row>
        <table:table-row table:style-name="ro1">
          <table:table-cell office:value-type="float" office:value="2.29339950650952" calcext:value-type="float">
            <text:p>2,29339950650952</text:p>
          </table:table-cell>
          <table:table-cell office:value-type="float" office:value="2.2836921756053" calcext:value-type="float">
            <text:p>2,2836921756053</text:p>
          </table:table-cell>
          <table:table-cell office:value-type="float" office:value="2.58212376805277" calcext:value-type="float">
            <text:p>2,58212376805277</text:p>
          </table:table-cell>
          <table:table-cell office:value-type="float" office:value="2.51528260664008" calcext:value-type="float">
            <text:p>2,51528260664008</text:p>
          </table:table-cell>
        </table:table-row>
        <table:table-row table:style-name="ro1">
          <table:table-cell office:value-type="float" office:value="2.19288901189031" calcext:value-type="float">
            <text:p>2,19288901189031</text:p>
          </table:table-cell>
          <table:table-cell office:value-type="float" office:value="2.33927638865699" calcext:value-type="float">
            <text:p>2,33927638865699</text:p>
          </table:table-cell>
          <table:table-cell office:value-type="float" office:value="2.41654369223228" calcext:value-type="float">
            <text:p>2,41654369223228</text:p>
          </table:table-cell>
          <table:table-cell office:value-type="float" office:value="2.56447038161825" calcext:value-type="float">
            <text:p>2,56447038161825</text:p>
          </table:table-cell>
        </table:table-row>
        <table:table-row table:style-name="ro1">
          <table:table-cell office:value-type="float" office:value="2.19230234973429" calcext:value-type="float">
            <text:p>2,19230234973429</text:p>
          </table:table-cell>
          <table:table-cell office:value-type="float" office:value="2.37237432976136" calcext:value-type="float">
            <text:p>2,37237432976136</text:p>
          </table:table-cell>
          <table:table-cell office:value-type="float" office:value="2.4954272525585" calcext:value-type="float">
            <text:p>2,4954272525585</text:p>
          </table:table-cell>
          <table:table-cell office:value-type="float" office:value="2.4967490002058" calcext:value-type="float">
            <text:p>2,4967490002058</text:p>
          </table:table-cell>
        </table:table-row>
        <table:table-row table:style-name="ro1">
          <table:table-cell office:value-type="float" office:value="2.16357483650506" calcext:value-type="float">
            <text:p>2,16357483650506</text:p>
          </table:table-cell>
          <table:table-cell office:value-type="float" office:value="2.54739904663929" calcext:value-type="float">
            <text:p>2,54739904663929</text:p>
          </table:table-cell>
          <table:table-cell office:value-type="float" office:value="2.38822799459094" calcext:value-type="float">
            <text:p>2,38822799459094</text:p>
          </table:table-cell>
          <table:table-cell office:value-type="float" office:value="2.56755086574669" calcext:value-type="float">
            <text:p>2,56755086574669</text:p>
          </table:table-cell>
        </table:table-row>
        <table:table-row table:style-name="ro1">
          <table:table-cell office:value-type="float" office:value="2.17449058763467" calcext:value-type="float">
            <text:p>2,17449058763467</text:p>
          </table:table-cell>
          <table:table-cell office:value-type="float" office:value="2.34697835777682" calcext:value-type="float">
            <text:p>2,34697835777682</text:p>
          </table:table-cell>
          <table:table-cell office:value-type="float" office:value="2.6148192869626" calcext:value-type="float">
            <text:p>2,6148192869626</text:p>
          </table:table-cell>
          <table:table-cell office:value-type="float" office:value="2.53661568967723" calcext:value-type="float">
            <text:p>2,53661568967723</text:p>
          </table:table-cell>
        </table:table-row>
        <table:table-row table:style-name="ro1">
          <table:table-cell office:value-type="float" office:value="2.24474441239128" calcext:value-type="float">
            <text:p>2,24474441239128</text:p>
          </table:table-cell>
          <table:table-cell office:value-type="float" office:value="2.37401091565465" calcext:value-type="float">
            <text:p>2,37401091565465</text:p>
          </table:table-cell>
          <table:table-cell office:value-type="float" office:value="2.46369457039034" calcext:value-type="float">
            <text:p>2,46369457039034</text:p>
          </table:table-cell>
          <table:table-cell office:value-type="float" office:value="2.58254967823035" calcext:value-type="float">
            <text:p>2,58254967823035</text:p>
          </table:table-cell>
        </table:table-row>
        <table:table-row table:style-name="ro1">
          <table:table-cell office:value-type="float" office:value="2.23058757736872" calcext:value-type="float">
            <text:p>2,23058757736872</text:p>
          </table:table-cell>
          <table:table-cell office:value-type="float" office:value="2.42278381670428" calcext:value-type="float">
            <text:p>2,42278381670428</text:p>
          </table:table-cell>
          <table:table-cell office:value-type="float" office:value="2.54255474196979" calcext:value-type="float">
            <text:p>2,54255474196979</text:p>
          </table:table-cell>
          <table:table-cell office:value-type="float" office:value="2.56304787053569" calcext:value-type="float">
            <text:p>2,56304787053569</text:p>
          </table:table-cell>
        </table:table-row>
        <table:table-row table:style-name="ro1">
          <table:table-cell office:value-type="float" office:value="2.14676697787142" calcext:value-type="float">
            <text:p>2,14676697787142</text:p>
          </table:table-cell>
          <table:table-cell office:value-type="float" office:value="2.49425925676782" calcext:value-type="float">
            <text:p>2,49425925676782</text:p>
          </table:table-cell>
          <table:table-cell office:value-type="float" office:value="2.44857792217119" calcext:value-type="float">
            <text:p>2,44857792217119</text:p>
          </table:table-cell>
          <table:table-cell office:value-type="float" office:value="4.71660504374621" calcext:value-type="float">
            <text:p>4,71660504374621</text:p>
          </table:table-cell>
        </table:table-row>
        <table:table-row table:style-name="ro1">
          <table:table-cell office:value-type="float" office:value="2.30959473159671" calcext:value-type="float">
            <text:p>2,30959473159671</text:p>
          </table:table-cell>
          <table:table-cell office:value-type="float" office:value="2.40301271449384" calcext:value-type="float">
            <text:p>2,40301271449384</text:p>
          </table:table-cell>
          <table:table-cell office:value-type="float" office:value="2.47073903816482" calcext:value-type="float">
            <text:p>2,47073903816482</text:p>
          </table:table-cell>
          <table:table-cell office:value-type="float" office:value="5.87936720675021" calcext:value-type="float">
            <text:p>5,87936720675021</text:p>
          </table:table-cell>
        </table:table-row>
        <table:table-row table:style-name="ro1">
          <table:table-cell office:value-type="float" office:value="2.31524290220923" calcext:value-type="float">
            <text:p>2,31524290220923</text:p>
          </table:table-cell>
          <table:table-cell office:value-type="float" office:value="2.60925417917548" calcext:value-type="float">
            <text:p>2,60925417917548</text:p>
          </table:table-cell>
          <table:table-cell office:value-type="float" office:value="2.43610754358559" calcext:value-type="float">
            <text:p>2,43610754358559</text:p>
          </table:table-cell>
          <table:table-cell office:value-type="float" office:value="2.76765142641014" calcext:value-type="float">
            <text:p>2,76765142641014</text:p>
          </table:table-cell>
        </table:table-row>
        <table:table-row table:style-name="ro1">
          <table:table-cell office:value-type="float" office:value="2.19584732316771" calcext:value-type="float">
            <text:p>2,19584732316771</text:p>
          </table:table-cell>
          <table:table-cell office:value-type="float" office:value="2.49985165896704" calcext:value-type="float">
            <text:p>2,49985165896704</text:p>
          </table:table-cell>
          <table:table-cell office:value-type="float" office:value="2.94513660840779" calcext:value-type="float">
            <text:p>2,94513660840779</text:p>
          </table:table-cell>
          <table:table-cell office:value-type="float" office:value="2.63639942821227" calcext:value-type="float">
            <text:p>2,63639942821227</text:p>
          </table:table-cell>
        </table:table-row>
        <table:table-row table:style-name="ro1">
          <table:table-cell office:value-type="float" office:value="2.11986183099195" calcext:value-type="float">
            <text:p>2,11986183099195</text:p>
          </table:table-cell>
          <table:table-cell office:value-type="float" office:value="2.55831172873638" calcext:value-type="float">
            <text:p>2,55831172873638</text:p>
          </table:table-cell>
          <table:table-cell office:value-type="float" office:value="2.45101397152134" calcext:value-type="float">
            <text:p>2,45101397152134</text:p>
          </table:table-cell>
          <table:table-cell office:value-type="float" office:value="2.61076271921774" calcext:value-type="float">
            <text:p>2,61076271921774</text:p>
          </table:table-cell>
        </table:table-row>
        <table:table-row table:style-name="ro1">
          <table:table-cell office:value-type="float" office:value="2.17318546458424" calcext:value-type="float">
            <text:p>2,17318546458424</text:p>
          </table:table-cell>
          <table:table-cell office:value-type="float" office:value="2.50554366508243" calcext:value-type="float">
            <text:p>2,50554366508243</text:p>
          </table:table-cell>
          <table:table-cell office:value-type="float" office:value="2.4828145924301" calcext:value-type="float">
            <text:p>2,4828145924301</text:p>
          </table:table-cell>
          <table:table-cell office:value-type="float" office:value="2.76021432306007" calcext:value-type="float">
            <text:p>2,76021432306007</text:p>
          </table:table-cell>
        </table:table-row>
        <table:table-row table:style-name="ro1">
          <table:table-cell office:value-type="float" office:value="2.35759180291605" calcext:value-type="float">
            <text:p>2,35759180291605</text:p>
          </table:table-cell>
          <table:table-cell office:value-type="float" office:value="2.54575558202252" calcext:value-type="float">
            <text:p>2,54575558202252</text:p>
          </table:table-cell>
          <table:table-cell office:value-type="float" office:value="2.40758162566085" calcext:value-type="float">
            <text:p>2,40758162566085</text:p>
          </table:table-cell>
          <table:table-cell office:value-type="float" office:value="2.70419299504414" calcext:value-type="float">
            <text:p>2,70419299504414</text:p>
          </table:table-cell>
        </table:table-row>
        <table:table-row table:style-name="ro1">
          <table:table-cell office:value-type="float" office:value="2.3221187671474" calcext:value-type="float">
            <text:p>2,3221187671474</text:p>
          </table:table-cell>
          <table:table-cell office:value-type="float" office:value="2.54263511789748" calcext:value-type="float">
            <text:p>2,54263511789748</text:p>
          </table:table-cell>
          <table:table-cell office:value-type="float" office:value="2.57578513924305" calcext:value-type="float">
            <text:p>2,57578513924305</text:p>
          </table:table-cell>
          <table:table-cell office:value-type="float" office:value="2.72922901822712" calcext:value-type="float">
            <text:p>2,72922901822712</text:p>
          </table:table-cell>
        </table:table-row>
        <table:table-row table:style-name="ro1">
          <table:table-cell office:value-type="float" office:value="2.1773471978598" calcext:value-type="float">
            <text:p>2,1773471978598</text:p>
          </table:table-cell>
          <table:table-cell office:value-type="float" office:value="2.49592115636356" calcext:value-type="float">
            <text:p>2,49592115636356</text:p>
          </table:table-cell>
          <table:table-cell office:value-type="float" office:value="2.42122450439659" calcext:value-type="float">
            <text:p>2,42122450439659</text:p>
          </table:table-cell>
          <table:table-cell office:value-type="float" office:value="2.71733904842953" calcext:value-type="float">
            <text:p>2,71733904842953</text:p>
          </table:table-cell>
        </table:table-row>
        <table:table-row table:style-name="ro1">
          <table:table-cell office:value-type="float" office:value="2.23978873128274" calcext:value-type="float">
            <text:p>2,23978873128274</text:p>
          </table:table-cell>
          <table:table-cell office:value-type="float" office:value="2.44655283300843" calcext:value-type="float">
            <text:p>2,44655283300843</text:p>
          </table:table-cell>
          <table:table-cell office:value-type="float" office:value="2.50509014622038" calcext:value-type="float">
            <text:p>2,50509014622038</text:p>
          </table:table-cell>
          <table:table-cell office:value-type="float" office:value="2.74487893173589" calcext:value-type="float">
            <text:p>2,74487893173589</text:p>
          </table:table-cell>
        </table:table-row>
        <table:table-row table:style-name="ro1">
          <table:table-cell office:value-type="float" office:value="2.16924752216837" calcext:value-type="float">
            <text:p>2,16924752216837</text:p>
          </table:table-cell>
          <table:table-cell office:value-type="float" office:value="2.60513905163346" calcext:value-type="float">
            <text:p>2,60513905163346</text:p>
          </table:table-cell>
          <table:table-cell office:value-type="float" office:value="2.48735535055129" calcext:value-type="float">
            <text:p>2,48735535055129</text:p>
          </table:table-cell>
          <table:table-cell office:value-type="float" office:value="2.9494343639974" calcext:value-type="float">
            <text:p>2,9494343639974</text:p>
          </table:table-cell>
        </table:table-row>
        <table:table-row table:style-name="ro1">
          <table:table-cell office:value-type="float" office:value="2.15288554619116" calcext:value-type="float">
            <text:p>2,15288554619116</text:p>
          </table:table-cell>
          <table:table-cell office:value-type="float" office:value="2.5378249641338" calcext:value-type="float">
            <text:p>2,5378249641338</text:p>
          </table:table-cell>
          <table:table-cell office:value-type="float" office:value="2.80623000608107" calcext:value-type="float">
            <text:p>2,80623000608107</text:p>
          </table:table-cell>
          <table:table-cell office:value-type="float" office:value="2.54910863688698" calcext:value-type="float">
            <text:p>2,54910863688698</text:p>
          </table:table-cell>
        </table:table-row>
        <table:table-row table:style-name="ro1">
          <table:table-cell office:value-type="float" office:value="2.23391240079159" calcext:value-type="float">
            <text:p>2,23391240079159</text:p>
          </table:table-cell>
          <table:table-cell office:value-type="float" office:value="2.5350506373749" calcext:value-type="float">
            <text:p>2,5350506373749</text:p>
          </table:table-cell>
          <table:table-cell office:value-type="float" office:value="2.42485170920679" calcext:value-type="float">
            <text:p>2,42485170920679</text:p>
          </table:table-cell>
          <table:table-cell office:value-type="float" office:value="2.42873916356577" calcext:value-type="float">
            <text:p>2,42873916356577</text:p>
          </table:table-cell>
        </table:table-row>
        <table:table-row table:style-name="ro1">
          <table:table-cell office:value-type="float" office:value="2.22087719002346" calcext:value-type="float">
            <text:p>2,22087719002346</text:p>
          </table:table-cell>
          <table:table-cell office:value-type="float" office:value="2.45073729808325" calcext:value-type="float">
            <text:p>2,45073729808325</text:p>
          </table:table-cell>
          <table:table-cell office:value-type="float" office:value="2.52245155725367" calcext:value-type="float">
            <text:p>2,52245155725367</text:p>
          </table:table-cell>
          <table:table-cell office:value-type="float" office:value="2.43783882316296" calcext:value-type="float">
            <text:p>2,43783882316296</text:p>
          </table:table-cell>
        </table:table-row>
        <table:table-row table:style-name="ro1">
          <table:table-cell office:value-type="float" office:value="2.19800756031646" calcext:value-type="float">
            <text:p>2,19800756031646</text:p>
          </table:table-cell>
          <table:table-cell office:value-type="float" office:value="2.60546180133971" calcext:value-type="float">
            <text:p>2,60546180133971</text:p>
          </table:table-cell>
          <table:table-cell office:value-type="float" office:value="2.436245370129" calcext:value-type="float">
            <text:p>2,436245370129</text:p>
          </table:table-cell>
          <table:table-cell office:value-type="float" office:value="2.51627257810631" calcext:value-type="float">
            <text:p>2,51627257810631</text:p>
          </table:table-cell>
        </table:table-row>
        <table:table-row table:style-name="ro1">
          <table:table-cell office:value-type="float" office:value="2.20668151927688" calcext:value-type="float">
            <text:p>2,20668151927688</text:p>
          </table:table-cell>
          <table:table-cell office:value-type="float" office:value="2.54420704378994" calcext:value-type="float">
            <text:p>2,54420704378994</text:p>
          </table:table-cell>
          <table:table-cell office:value-type="float" office:value="2.54206664109988" calcext:value-type="float">
            <text:p>2,54206664109988</text:p>
          </table:table-cell>
          <table:table-cell office:value-type="float" office:value="2.37007189618827" calcext:value-type="float">
            <text:p>2,37007189618827</text:p>
          </table:table-cell>
        </table:table-row>
        <table:table-row table:style-name="ro1">
          <table:table-cell office:value-type="float" office:value="2.18330289886191" calcext:value-type="float">
            <text:p>2,18330289886191</text:p>
          </table:table-cell>
          <table:table-cell office:value-type="float" office:value="2.64678421940039" calcext:value-type="float">
            <text:p>2,64678421940039</text:p>
          </table:table-cell>
          <table:table-cell office:value-type="float" office:value="2.414039982579" calcext:value-type="float">
            <text:p>2,414039982579</text:p>
          </table:table-cell>
          <table:table-cell office:value-type="float" office:value="2.39850550373498" calcext:value-type="float">
            <text:p>2,39850550373498</text:p>
          </table:table-cell>
        </table:table-row>
        <table:table-row table:style-name="ro1">
          <table:table-cell office:value-type="float" office:value="2.18385266708011" calcext:value-type="float">
            <text:p>2,18385266708011</text:p>
          </table:table-cell>
          <table:table-cell office:value-type="float" office:value="2.41804079928188" calcext:value-type="float">
            <text:p>2,41804079928188</text:p>
          </table:table-cell>
          <table:table-cell office:value-type="float" office:value="2.63568650407291" calcext:value-type="float">
            <text:p>2,63568650407291</text:p>
          </table:table-cell>
          <table:table-cell office:value-type="float" office:value="2.39043906956565" calcext:value-type="float">
            <text:p>2,39043906956565</text:p>
          </table:table-cell>
        </table:table-row>
        <table:table-row table:style-name="ro1">
          <table:table-cell office:value-type="float" office:value="2.18962486928622" calcext:value-type="float">
            <text:p>2,18962486928622</text:p>
          </table:table-cell>
          <table:table-cell office:value-type="float" office:value="2.50297707577299" calcext:value-type="float">
            <text:p>2,50297707577299</text:p>
          </table:table-cell>
          <table:table-cell office:value-type="float" office:value="2.42569481784004" calcext:value-type="float">
            <text:p>2,42569481784004</text:p>
          </table:table-cell>
          <table:table-cell office:value-type="float" office:value="2.49333193723684" calcext:value-type="float">
            <text:p>2,49333193723684</text:p>
          </table:table-cell>
        </table:table-row>
        <table:table-row table:style-name="ro1">
          <table:table-cell office:value-type="float" office:value="2.29335460270362" calcext:value-type="float">
            <text:p>2,29335460270362</text:p>
          </table:table-cell>
          <table:table-cell office:value-type="float" office:value="2.53733795051055" calcext:value-type="float">
            <text:p>2,53733795051055</text:p>
          </table:table-cell>
          <table:table-cell office:value-type="float" office:value="2.53873847812326" calcext:value-type="float">
            <text:p>2,53873847812326</text:p>
          </table:table-cell>
          <table:table-cell office:value-type="float" office:value="2.3636176030525" calcext:value-type="float">
            <text:p>2,3636176030525</text:p>
          </table:table-cell>
        </table:table-row>
        <table:table-row table:style-name="ro1">
          <table:table-cell office:value-type="float" office:value="2.17875426468579" calcext:value-type="float">
            <text:p>2,17875426468579</text:p>
          </table:table-cell>
          <table:table-cell office:value-type="float" office:value="2.50658235232976" calcext:value-type="float">
            <text:p>2,50658235232976</text:p>
          </table:table-cell>
          <table:table-cell office:value-type="float" office:value="2.50331065240431" calcext:value-type="float">
            <text:p>2,50331065240431</text:p>
          </table:table-cell>
          <table:table-cell office:value-type="float" office:value="2.45502926518603" calcext:value-type="float">
            <text:p>2,45502926518603</text:p>
          </table:table-cell>
        </table:table-row>
        <table:table-row table:style-name="ro1">
          <table:table-cell office:value-type="float" office:value="2.24056447487009" calcext:value-type="float">
            <text:p>2,24056447487009</text:p>
          </table:table-cell>
          <table:table-cell office:value-type="float" office:value="2.43700186301387" calcext:value-type="float">
            <text:p>2,43700186301387</text:p>
          </table:table-cell>
          <table:table-cell office:value-type="float" office:value="2.54159468960274" calcext:value-type="float">
            <text:p>2,54159468960274</text:p>
          </table:table-cell>
          <table:table-cell office:value-type="float" office:value="2.42197750949735" calcext:value-type="float">
            <text:p>2,42197750949735</text:p>
          </table:table-cell>
        </table:table-row>
        <table:table-row table:style-name="ro1">
          <table:table-cell office:value-type="float" office:value="2.22844554446561" calcext:value-type="float">
            <text:p>2,22844554446561</text:p>
          </table:table-cell>
          <table:table-cell office:value-type="float" office:value="2.55835575256673" calcext:value-type="float">
            <text:p>2,55835575256673</text:p>
          </table:table-cell>
          <table:table-cell office:value-type="float" office:value="2.87276040999294" calcext:value-type="float">
            <text:p>2,87276040999294</text:p>
          </table:table-cell>
          <table:table-cell office:value-type="float" office:value="2.50332102432323" calcext:value-type="float">
            <text:p>2,50332102432323</text:p>
          </table:table-cell>
        </table:table-row>
        <table:table-row table:style-name="ro1">
          <table:table-cell office:value-type="float" office:value="2.20694414586058" calcext:value-type="float">
            <text:p>2,20694414586058</text:p>
          </table:table-cell>
          <table:table-cell office:value-type="float" office:value="2.46967772564476" calcext:value-type="float">
            <text:p>2,46967772564476</text:p>
          </table:table-cell>
          <table:table-cell office:value-type="float" office:value="2.50775980460069" calcext:value-type="float">
            <text:p>2,50775980460069</text:p>
          </table:table-cell>
          <table:table-cell office:value-type="float" office:value="2.49855334924105" calcext:value-type="float">
            <text:p>2,49855334924105</text:p>
          </table:table-cell>
        </table:table-row>
        <table:table-row table:style-name="ro1">
          <table:table-cell office:value-type="float" office:value="2.24070501164639" calcext:value-type="float">
            <text:p>2,24070501164639</text:p>
          </table:table-cell>
          <table:table-cell office:value-type="float" office:value="2.58291637237037" calcext:value-type="float">
            <text:p>2,58291637237037</text:p>
          </table:table-cell>
          <table:table-cell office:value-type="float" office:value="2.40091082095962" calcext:value-type="float">
            <text:p>2,40091082095962</text:p>
          </table:table-cell>
          <table:table-cell office:value-type="float" office:value="2.53259564929611" calcext:value-type="float">
            <text:p>2,53259564929611</text:p>
          </table:table-cell>
        </table:table-row>
        <table:table-row table:style-name="ro1">
          <table:table-cell office:value-type="float" office:value="2.25700606408154" calcext:value-type="float">
            <text:p>2,25700606408154</text:p>
          </table:table-cell>
          <table:table-cell office:value-type="float" office:value="2.49560033269988" calcext:value-type="float">
            <text:p>2,49560033269988</text:p>
          </table:table-cell>
          <table:table-cell office:value-type="float" office:value="2.46582489540783" calcext:value-type="float">
            <text:p>2,46582489540783</text:p>
          </table:table-cell>
          <table:table-cell office:value-type="float" office:value="2.43730803117022" calcext:value-type="float">
            <text:p>2,43730803117022</text:p>
          </table:table-cell>
        </table:table-row>
        <table:table-row table:style-name="ro1">
          <table:table-cell office:value-type="float" office:value="2.16630959964607" calcext:value-type="float">
            <text:p>2,16630959964607</text:p>
          </table:table-cell>
          <table:table-cell office:value-type="float" office:value="2.51675625952378" calcext:value-type="float">
            <text:p>2,51675625952378</text:p>
          </table:table-cell>
          <table:table-cell office:value-type="float" office:value="2.44792136663711" calcext:value-type="float">
            <text:p>2,44792136663711</text:p>
          </table:table-cell>
          <table:table-cell office:value-type="float" office:value="2.41865411570358" calcext:value-type="float">
            <text:p>2,41865411570358</text:p>
          </table:table-cell>
        </table:table-row>
        <table:table-row table:style-name="ro1">
          <table:table-cell office:value-type="float" office:value="2.27622076671147" calcext:value-type="float">
            <text:p>2,27622076671147</text:p>
          </table:table-cell>
          <table:table-cell office:value-type="float" office:value="2.45314017377357" calcext:value-type="float">
            <text:p>2,45314017377357</text:p>
          </table:table-cell>
          <table:table-cell office:value-type="float" office:value="2.62244290465688" calcext:value-type="float">
            <text:p>2,62244290465688</text:p>
          </table:table-cell>
          <table:table-cell office:value-type="float" office:value="2.38352817500709" calcext:value-type="float">
            <text:p>2,38352817500709</text:p>
          </table:table-cell>
        </table:table-row>
        <table:table-row table:style-name="ro1">
          <table:table-cell office:value-type="float" office:value="2.26995753531975" calcext:value-type="float">
            <text:p>2,26995753531975</text:p>
          </table:table-cell>
          <table:table-cell office:value-type="float" office:value="2.50794654077275" calcext:value-type="float">
            <text:p>2,50794654077275</text:p>
          </table:table-cell>
          <table:table-cell office:value-type="float" office:value="2.40889417985409" calcext:value-type="float">
            <text:p>2,40889417985409</text:p>
          </table:table-cell>
          <table:table-cell office:value-type="float" office:value="2.45259759048207" calcext:value-type="float">
            <text:p>2,45259759048207</text:p>
          </table:table-cell>
        </table:table-row>
        <table:table-row table:style-name="ro1">
          <table:table-cell office:value-type="float" office:value="2.18293638671645" calcext:value-type="float">
            <text:p>2,18293638671645</text:p>
          </table:table-cell>
          <table:table-cell office:value-type="float" office:value="2.43316353530518" calcext:value-type="float">
            <text:p>2,43316353530518</text:p>
          </table:table-cell>
          <table:table-cell office:value-type="float" office:value="2.53925692867647" calcext:value-type="float">
            <text:p>2,53925692867647</text:p>
          </table:table-cell>
          <table:table-cell office:value-type="float" office:value="2.41087842836245" calcext:value-type="float">
            <text:p>2,41087842836245</text:p>
          </table:table-cell>
        </table:table-row>
        <table:table-row table:style-name="ro1">
          <table:table-cell office:value-type="float" office:value="2.17799696806735" calcext:value-type="float">
            <text:p>2,17799696806735</text:p>
          </table:table-cell>
          <table:table-cell office:value-type="float" office:value="2.65436869992298" calcext:value-type="float">
            <text:p>2,65436869992298</text:p>
          </table:table-cell>
          <table:table-cell office:value-type="float" office:value="2.43510071372501" calcext:value-type="float">
            <text:p>2,43510071372501</text:p>
          </table:table-cell>
          <table:table-cell office:value-type="float" office:value="2.46841393148559" calcext:value-type="float">
            <text:p>2,46841393148559</text:p>
          </table:table-cell>
        </table:table-row>
        <table:table-row table:style-name="ro1">
          <table:table-cell office:value-type="float" office:value="2.25194431290176" calcext:value-type="float">
            <text:p>2,25194431290176</text:p>
          </table:table-cell>
          <table:table-cell office:value-type="float" office:value="2.75842782772261" calcext:value-type="float">
            <text:p>2,75842782772261</text:p>
          </table:table-cell>
          <table:table-cell office:value-type="float" office:value="2.47520963004573" calcext:value-type="float">
            <text:p>2,47520963004573</text:p>
          </table:table-cell>
          <table:table-cell office:value-type="float" office:value="2.40892713043768" calcext:value-type="float">
            <text:p>2,40892713043768</text:p>
          </table:table-cell>
        </table:table-row>
        <table:table-row table:style-name="ro1">
          <table:table-cell office:value-type="float" office:value="2.1845264668919" calcext:value-type="float">
            <text:p>2,1845264668919</text:p>
          </table:table-cell>
          <table:table-cell office:value-type="float" office:value="2.48133165898538" calcext:value-type="float">
            <text:p>2,48133165898538</text:p>
          </table:table-cell>
          <table:table-cell office:value-type="float" office:value="2.39644050751617" calcext:value-type="float">
            <text:p>2,39644050751617</text:p>
          </table:table-cell>
          <table:table-cell office:value-type="float" office:value="2.42048510459599" calcext:value-type="float">
            <text:p>2,42048510459599</text:p>
          </table:table-cell>
        </table:table-row>
        <table:table-row table:style-name="ro1">
          <table:table-cell office:value-type="float" office:value="2.18234195741563" calcext:value-type="float">
            <text:p>2,18234195741563</text:p>
          </table:table-cell>
          <table:table-cell office:value-type="float" office:value="2.55176813665265" calcext:value-type="float">
            <text:p>2,55176813665265</text:p>
          </table:table-cell>
          <table:table-cell office:value-type="float" office:value="2.54323440781317" calcext:value-type="float">
            <text:p>2,54323440781317</text:p>
          </table:table-cell>
          <table:table-cell office:value-type="float" office:value="2.41210386179201" calcext:value-type="float">
            <text:p>2,41210386179201</text:p>
          </table:table-cell>
        </table:table-row>
        <table:table-row table:style-name="ro1">
          <table:table-cell office:value-type="float" office:value="2.19011565574855" calcext:value-type="float">
            <text:p>2,19011565574855</text:p>
          </table:table-cell>
          <table:table-cell office:value-type="float" office:value="2.47203657750473" calcext:value-type="float">
            <text:p>2,47203657750473</text:p>
          </table:table-cell>
          <table:table-cell office:value-type="float" office:value="2.41162954947529" calcext:value-type="float">
            <text:p>2,41162954947529</text:p>
          </table:table-cell>
          <table:table-cell office:value-type="float" office:value="2.44513642532552" calcext:value-type="float">
            <text:p>2,44513642532552</text:p>
          </table:table-cell>
        </table:table-row>
        <table:table-row table:style-name="ro1">
          <table:table-cell office:value-type="float" office:value="2.41678788342709" calcext:value-type="float">
            <text:p>2,41678788342709</text:p>
          </table:table-cell>
          <table:table-cell office:value-type="float" office:value="2.45959379215403" calcext:value-type="float">
            <text:p>2,45959379215403</text:p>
          </table:table-cell>
          <table:table-cell office:value-type="float" office:value="2.53803765103281" calcext:value-type="float">
            <text:p>2,53803765103281</text:p>
          </table:table-cell>
          <table:table-cell office:value-type="float" office:value="2.37515151540434" calcext:value-type="float">
            <text:p>2,37515151540434</text:p>
          </table:table-cell>
        </table:table-row>
        <table:table-row table:style-name="ro1">
          <table:table-cell office:value-type="float" office:value="2.22142890002785" calcext:value-type="float">
            <text:p>2,22142890002785</text:p>
          </table:table-cell>
          <table:table-cell office:value-type="float" office:value="2.57639369160605" calcext:value-type="float">
            <text:p>2,57639369160605</text:p>
          </table:table-cell>
          <table:table-cell office:value-type="float" office:value="2.45838560331302" calcext:value-type="float">
            <text:p>2,45838560331302</text:p>
          </table:table-cell>
          <table:table-cell office:value-type="float" office:value="2.40712020335174" calcext:value-type="float">
            <text:p>2,40712020335174</text:p>
          </table:table-cell>
        </table:table-row>
        <table:table-row table:style-name="ro1">
          <table:table-cell office:value-type="float" office:value="2.1900341007281" calcext:value-type="float">
            <text:p>2,1900341007281</text:p>
          </table:table-cell>
          <table:table-cell office:value-type="float" office:value="2.44257583023414" calcext:value-type="float">
            <text:p>2,44257583023414</text:p>
          </table:table-cell>
          <table:table-cell office:value-type="float" office:value="2.50520931745388" calcext:value-type="float">
            <text:p>2,50520931745388</text:p>
          </table:table-cell>
          <table:table-cell office:value-type="float" office:value="2.45647354647444" calcext:value-type="float">
            <text:p>2,45647354647444</text:p>
          </table:table-cell>
        </table:table-row>
        <table:table-row table:style-name="ro1">
          <table:table-cell office:value-type="float" office:value="2.15323555315391" calcext:value-type="float">
            <text:p>2,15323555315391</text:p>
          </table:table-cell>
          <table:table-cell office:value-type="float" office:value="2.51393818408346" calcext:value-type="float">
            <text:p>2,51393818408346</text:p>
          </table:table-cell>
          <table:table-cell office:value-type="float" office:value="2.42044905606647" calcext:value-type="float">
            <text:p>2,42044905606647</text:p>
          </table:table-cell>
          <table:table-cell office:value-type="float" office:value="2.68599539455022" calcext:value-type="float">
            <text:p>2,68599539455022</text:p>
          </table:table-cell>
        </table:table-row>
        <table:table-row table:style-name="ro1">
          <table:table-cell office:value-type="float" office:value="2.18636096940541" calcext:value-type="float">
            <text:p>2,18636096940541</text:p>
          </table:table-cell>
          <table:table-cell office:value-type="float" office:value="2.53433057259973" calcext:value-type="float">
            <text:p>2,53433057259973</text:p>
          </table:table-cell>
          <table:table-cell office:value-type="float" office:value="2.55053364586487" calcext:value-type="float">
            <text:p>2,55053364586487</text:p>
          </table:table-cell>
          <table:table-cell office:value-type="float" office:value="2.49422107827596" calcext:value-type="float">
            <text:p>2,49422107827596</text:p>
          </table:table-cell>
        </table:table-row>
        <table:table-row table:style-name="ro1">
          <table:table-cell office:value-type="float" office:value="2.15137872009909" calcext:value-type="float">
            <text:p>2,15137872009909</text:p>
          </table:table-cell>
          <table:table-cell office:value-type="float" office:value="2.59965478296754" calcext:value-type="float">
            <text:p>2,59965478296754</text:p>
          </table:table-cell>
          <table:table-cell office:value-type="float" office:value="2.38022820788625" calcext:value-type="float">
            <text:p>2,38022820788625</text:p>
          </table:table-cell>
          <table:table-cell office:value-type="float" office:value="2.43384542263901" calcext:value-type="float">
            <text:p>2,43384542263901</text:p>
          </table:table-cell>
        </table:table-row>
        <table:table-row table:style-name="ro1">
          <table:table-cell office:value-type="float" office:value="2.18487064849605" calcext:value-type="float">
            <text:p>2,18487064849605</text:p>
          </table:table-cell>
          <table:table-cell office:value-type="float" office:value="2.55329163633172" calcext:value-type="float">
            <text:p>2,55329163633172</text:p>
          </table:table-cell>
          <table:table-cell office:value-type="float" office:value="2.47951427319963" calcext:value-type="float">
            <text:p>2,47951427319963</text:p>
          </table:table-cell>
          <table:table-cell office:value-type="float" office:value="2.44638362896094" calcext:value-type="float">
            <text:p>2,44638362896094</text:p>
          </table:table-cell>
        </table:table-row>
        <table:table-row table:style-name="ro1">
          <table:table-cell office:value-type="float" office:value="2.16802371141511" calcext:value-type="float">
            <text:p>2,16802371141511</text:p>
          </table:table-cell>
          <table:table-cell office:value-type="float" office:value="2.61769272200686" calcext:value-type="float">
            <text:p>2,61769272200686</text:p>
          </table:table-cell>
          <table:table-cell office:value-type="float" office:value="2.38179302641955" calcext:value-type="float">
            <text:p>2,38179302641955</text:p>
          </table:table-cell>
          <table:table-cell office:value-type="float" office:value="2.47455312953662" calcext:value-type="float">
            <text:p>2,47455312953662</text:p>
          </table:table-cell>
        </table:table-row>
        <table:table-row table:style-name="ro1">
          <table:table-cell office:value-type="float" office:value="2.32372947880123" calcext:value-type="float">
            <text:p>2,32372947880123</text:p>
          </table:table-cell>
          <table:table-cell office:value-type="float" office:value="2.52475869128575" calcext:value-type="float">
            <text:p>2,52475869128575</text:p>
          </table:table-cell>
          <table:table-cell office:value-type="float" office:value="2.55402079663197" calcext:value-type="float">
            <text:p>2,55402079663197</text:p>
          </table:table-cell>
          <table:table-cell office:value-type="float" office:value="2.45033635357395" calcext:value-type="float">
            <text:p>2,45033635357395</text:p>
          </table:table-cell>
        </table:table-row>
        <table:table-row table:style-name="ro1">
          <table:table-cell office:value-type="float" office:value="2.1293457575215" calcext:value-type="float">
            <text:p>2,1293457575215</text:p>
          </table:table-cell>
          <table:table-cell office:value-type="float" office:value="2.54619416943239" calcext:value-type="float">
            <text:p>2,54619416943239</text:p>
          </table:table-cell>
          <table:table-cell office:value-type="float" office:value="2.48676673375781" calcext:value-type="float">
            <text:p>2,48676673375781</text:p>
          </table:table-cell>
          <table:table-cell office:value-type="float" office:value="2.6762661176837" calcext:value-type="float">
            <text:p>2,6762661176837</text:p>
          </table:table-cell>
        </table:table-row>
        <table:table-row table:style-name="ro1">
          <table:table-cell office:value-type="float" office:value="2.22838437820027" calcext:value-type="float">
            <text:p>2,22838437820027</text:p>
          </table:table-cell>
          <table:table-cell office:value-type="float" office:value="2.50549523886905" calcext:value-type="float">
            <text:p>2,50549523886905</text:p>
          </table:table-cell>
          <table:table-cell office:value-type="float" office:value="2.59080795403769" calcext:value-type="float">
            <text:p>2,59080795403769</text:p>
          </table:table-cell>
          <table:table-cell office:value-type="float" office:value="2.48218244088838" calcext:value-type="float">
            <text:p>2,48218244088838</text:p>
          </table:table-cell>
        </table:table-row>
        <table:table-row table:style-name="ro1">
          <table:table-cell office:value-type="float" office:value="2.2254481547409" calcext:value-type="float">
            <text:p>2,2254481547409</text:p>
          </table:table-cell>
          <table:table-cell office:value-type="float" office:value="2.66456847111733" calcext:value-type="float">
            <text:p>2,66456847111733</text:p>
          </table:table-cell>
          <table:table-cell office:value-type="float" office:value="2.4369718134659" calcext:value-type="float">
            <text:p>2,4369718134659</text:p>
          </table:table-cell>
          <table:table-cell office:value-type="float" office:value="2.5896527807906" calcext:value-type="float">
            <text:p>2,5896527807906</text:p>
          </table:table-cell>
        </table:table-row>
        <table:table-row table:style-name="ro1">
          <table:table-cell office:value-type="float" office:value="2.2073715815481" calcext:value-type="float">
            <text:p>2,2073715815481</text:p>
          </table:table-cell>
          <table:table-cell office:value-type="float" office:value="2.38869533941702" calcext:value-type="float">
            <text:p>2,38869533941702</text:p>
          </table:table-cell>
          <table:table-cell office:value-type="float" office:value="2.49785884690927" calcext:value-type="float">
            <text:p>2,49785884690927</text:p>
          </table:table-cell>
          <table:table-cell office:value-type="float" office:value="2.4139563344402" calcext:value-type="float">
            <text:p>2,4139563344402</text:p>
          </table:table-cell>
        </table:table-row>
        <table:table-row table:style-name="ro1">
          <table:table-cell office:value-type="float" office:value="2.20327514083356" calcext:value-type="float">
            <text:p>2,20327514083356</text:p>
          </table:table-cell>
          <table:table-cell office:value-type="float" office:value="2.44146340307096" calcext:value-type="float">
            <text:p>2,44146340307096</text:p>
          </table:table-cell>
          <table:table-cell office:value-type="float" office:value="2.4294111226379" calcext:value-type="float">
            <text:p>2,4294111226379</text:p>
          </table:table-cell>
          <table:table-cell office:value-type="float" office:value="2.48432823841546" calcext:value-type="float">
            <text:p>2,48432823841546</text:p>
          </table:table-cell>
        </table:table-row>
        <table:table-row table:style-name="ro1">
          <table:table-cell office:value-type="float" office:value="2.18638354266999" calcext:value-type="float">
            <text:p>2,18638354266999</text:p>
          </table:table-cell>
          <table:table-cell office:value-type="float" office:value="2.33049611084251" calcext:value-type="float">
            <text:p>2,33049611084251</text:p>
          </table:table-cell>
          <table:table-cell office:value-type="float" office:value="2.46149658506971" calcext:value-type="float">
            <text:p>2,46149658506971</text:p>
          </table:table-cell>
          <table:table-cell office:value-type="float" office:value="2.82020556269363" calcext:value-type="float">
            <text:p>2,82020556269363</text:p>
          </table:table-cell>
        </table:table-row>
        <table:table-row table:style-name="ro1">
          <table:table-cell office:value-type="float" office:value="2.47600799354237" calcext:value-type="float">
            <text:p>2,47600799354237</text:p>
          </table:table-cell>
          <table:table-cell office:value-type="float" office:value="2.39156651860269" calcext:value-type="float">
            <text:p>2,39156651860269</text:p>
          </table:table-cell>
          <table:table-cell office:value-type="float" office:value="2.49428064709228" calcext:value-type="float">
            <text:p>2,49428064709228</text:p>
          </table:table-cell>
          <table:table-cell office:value-type="float" office:value="2.56167577466669" calcext:value-type="float">
            <text:p>2,56167577466669</text:p>
          </table:table-cell>
        </table:table-row>
        <table:table-row table:style-name="ro1">
          <table:table-cell office:value-type="float" office:value="2.31281566945782" calcext:value-type="float">
            <text:p>2,31281566945782</text:p>
          </table:table-cell>
          <table:table-cell office:value-type="float" office:value="2.31072253229161" calcext:value-type="float">
            <text:p>2,31072253229161</text:p>
          </table:table-cell>
          <table:table-cell office:value-type="float" office:value="2.53169623784847" calcext:value-type="float">
            <text:p>2,53169623784847</text:p>
          </table:table-cell>
          <table:table-cell office:value-type="float" office:value="2.5783592000534" calcext:value-type="float">
            <text:p>2,5783592000534</text:p>
          </table:table-cell>
        </table:table-row>
        <table:table-row table:style-name="ro1">
          <table:table-cell office:value-type="float" office:value="2.32966454832496" calcext:value-type="float">
            <text:p>2,32966454832496</text:p>
          </table:table-cell>
          <table:table-cell office:value-type="float" office:value="2.46900856342343" calcext:value-type="float">
            <text:p>2,46900856342343</text:p>
          </table:table-cell>
          <table:table-cell office:value-type="float" office:value="2.39676989903306" calcext:value-type="float">
            <text:p>2,39676989903306</text:p>
          </table:table-cell>
          <table:table-cell office:value-type="float" office:value="2.46176714389806" calcext:value-type="float">
            <text:p>2,46176714389806</text:p>
          </table:table-cell>
        </table:table-row>
        <table:table-row table:style-name="ro1">
          <table:table-cell office:value-type="float" office:value="7.10043421139694" calcext:value-type="float">
            <text:p>7,10043421139694</text:p>
          </table:table-cell>
          <table:table-cell office:value-type="float" office:value="2.34820634749466" calcext:value-type="float">
            <text:p>2,34820634749466</text:p>
          </table:table-cell>
          <table:table-cell office:value-type="float" office:value="2.60791264573153" calcext:value-type="float">
            <text:p>2,60791264573153</text:p>
          </table:table-cell>
          <table:table-cell office:value-type="float" office:value="2.38449437111693" calcext:value-type="float">
            <text:p>2,38449437111693</text:p>
          </table:table-cell>
        </table:table-row>
        <table:table-row table:style-name="ro1">
          <table:table-cell office:value-type="float" office:value="2.64111637516088" calcext:value-type="float">
            <text:p>2,64111637516088</text:p>
          </table:table-cell>
          <table:table-cell office:value-type="float" office:value="2.34499343332589" calcext:value-type="float">
            <text:p>2,34499343332589</text:p>
          </table:table-cell>
          <table:table-cell office:value-type="float" office:value="2.46797582479747" calcext:value-type="float">
            <text:p>2,46797582479747</text:p>
          </table:table-cell>
          <table:table-cell office:value-type="float" office:value="2.44776059448125" calcext:value-type="float">
            <text:p>2,44776059448125</text:p>
          </table:table-cell>
        </table:table-row>
        <table:table-row table:style-name="ro1">
          <table:table-cell office:value-type="float" office:value="2.41558858772462" calcext:value-type="float">
            <text:p>2,41558858772462</text:p>
          </table:table-cell>
          <table:table-cell office:value-type="float" office:value="2.34589372065656" calcext:value-type="float">
            <text:p>2,34589372065656</text:p>
          </table:table-cell>
          <table:table-cell office:value-type="float" office:value="2.49837284246309" calcext:value-type="float">
            <text:p>2,49837284246309</text:p>
          </table:table-cell>
          <table:table-cell office:value-type="float" office:value="2.38088023049497" calcext:value-type="float">
            <text:p>2,38088023049497</text:p>
          </table:table-cell>
        </table:table-row>
        <table:table-row table:style-name="ro1">
          <table:table-cell office:value-type="float" office:value="2.34304394069724" calcext:value-type="float">
            <text:p>2,34304394069724</text:p>
          </table:table-cell>
          <table:table-cell office:value-type="float" office:value="2.53562762470143" calcext:value-type="float">
            <text:p>2,53562762470143</text:p>
          </table:table-cell>
          <table:table-cell office:value-type="float" office:value="2.40886856360764" calcext:value-type="float">
            <text:p>2,40886856360764</text:p>
          </table:table-cell>
          <table:table-cell office:value-type="float" office:value="2.59075819163788" calcext:value-type="float">
            <text:p>2,59075819163788</text:p>
          </table:table-cell>
        </table:table-row>
        <table:table-row table:style-name="ro1">
          <table:table-cell office:value-type="float" office:value="2.35604031574136" calcext:value-type="float">
            <text:p>2,35604031574136</text:p>
          </table:table-cell>
          <table:table-cell office:value-type="float" office:value="2.33629872683165" calcext:value-type="float">
            <text:p>2,33629872683165</text:p>
          </table:table-cell>
          <table:table-cell office:value-type="float" office:value="2.59539548965241" calcext:value-type="float">
            <text:p>2,59539548965241</text:p>
          </table:table-cell>
          <table:table-cell office:value-type="float" office:value="2.39523052000423" calcext:value-type="float">
            <text:p>2,39523052000423</text:p>
          </table:table-cell>
        </table:table-row>
        <table:table-row table:style-name="ro1">
          <table:table-cell office:value-type="float" office:value="2.34718722700389" calcext:value-type="float">
            <text:p>2,34718722700389</text:p>
          </table:table-cell>
          <table:table-cell office:value-type="float" office:value="2.36832386222017" calcext:value-type="float">
            <text:p>2,36832386222017</text:p>
          </table:table-cell>
          <table:table-cell office:value-type="float" office:value="2.49062977509785" calcext:value-type="float">
            <text:p>2,49062977509785</text:p>
          </table:table-cell>
          <table:table-cell office:value-type="float" office:value="2.38865591783611" calcext:value-type="float">
            <text:p>2,38865591783611</text:p>
          </table:table-cell>
        </table:table-row>
        <table:table-row table:style-name="ro1">
          <table:table-cell office:value-type="float" office:value="2.4179320809461" calcext:value-type="float">
            <text:p>2,4179320809461</text:p>
          </table:table-cell>
          <table:table-cell office:value-type="float" office:value="2.35551595422649" calcext:value-type="float">
            <text:p>2,35551595422649</text:p>
          </table:table-cell>
          <table:table-cell office:value-type="float" office:value="2.62649305597102" calcext:value-type="float">
            <text:p>2,62649305597102</text:p>
          </table:table-cell>
          <table:table-cell office:value-type="float" office:value="2.49347373002497" calcext:value-type="float">
            <text:p>2,49347373002497</text:p>
          </table:table-cell>
        </table:table-row>
        <table:table-row table:style-name="ro1">
          <table:table-cell office:value-type="float" office:value="4.00693092419941" calcext:value-type="float">
            <text:p>4,00693092419941</text:p>
          </table:table-cell>
          <table:table-cell office:value-type="float" office:value="2.41420439761577" calcext:value-type="float">
            <text:p>2,41420439761577</text:p>
          </table:table-cell>
          <table:table-cell office:value-type="float" office:value="2.53005902557519" calcext:value-type="float">
            <text:p>2,53005902557519</text:p>
          </table:table-cell>
          <table:table-cell office:value-type="float" office:value="2.46388916606874" calcext:value-type="float">
            <text:p>2,46388916606874</text:p>
          </table:table-cell>
        </table:table-row>
        <table:table-row table:style-name="ro1">
          <table:table-cell office:value-type="float" office:value="4.70634920678682" calcext:value-type="float">
            <text:p>4,70634920678682</text:p>
          </table:table-cell>
          <table:table-cell office:value-type="float" office:value="2.27661782121691" calcext:value-type="float">
            <text:p>2,27661782121691</text:p>
          </table:table-cell>
          <table:table-cell office:value-type="float" office:value="2.59930085348659" calcext:value-type="float">
            <text:p>2,59930085348659</text:p>
          </table:table-cell>
          <table:table-cell office:value-type="float" office:value="2.39205149704929" calcext:value-type="float">
            <text:p>2,39205149704929</text:p>
          </table:table-cell>
        </table:table-row>
        <table:table-row table:style-name="ro1">
          <table:table-cell office:value-type="float" office:value="2.56588599509407" calcext:value-type="float">
            <text:p>2,56588599509407</text:p>
          </table:table-cell>
          <table:table-cell office:value-type="float" office:value="2.50316142556259" calcext:value-type="float">
            <text:p>2,50316142556259</text:p>
          </table:table-cell>
          <table:table-cell office:value-type="float" office:value="2.38549290340719" calcext:value-type="float">
            <text:p>2,38549290340719</text:p>
          </table:table-cell>
          <table:table-cell office:value-type="float" office:value="2.47626151779606" calcext:value-type="float">
            <text:p>2,47626151779606</text:p>
          </table:table-cell>
        </table:table-row>
        <table:table-row table:style-name="ro1">
          <table:table-cell office:value-type="float" office:value="2.54020247445838" calcext:value-type="float">
            <text:p>2,54020247445838</text:p>
          </table:table-cell>
          <table:table-cell office:value-type="float" office:value="2.44070151565696" calcext:value-type="float">
            <text:p>2,44070151565696</text:p>
          </table:table-cell>
          <table:table-cell office:value-type="float" office:value="2.49666546394953" calcext:value-type="float">
            <text:p>2,49666546394953</text:p>
          </table:table-cell>
          <table:table-cell office:value-type="float" office:value="2.4213020602157" calcext:value-type="float">
            <text:p>2,4213020602157</text:p>
          </table:table-cell>
        </table:table-row>
        <table:table-row table:style-name="ro1">
          <table:table-cell office:value-type="float" office:value="2.37715262893633" calcext:value-type="float">
            <text:p>2,37715262893633</text:p>
          </table:table-cell>
          <table:table-cell office:value-type="float" office:value="2.32600898193403" calcext:value-type="float">
            <text:p>2,32600898193403</text:p>
          </table:table-cell>
          <table:table-cell office:value-type="float" office:value="2.42332893473016" calcext:value-type="float">
            <text:p>2,42332893473016</text:p>
          </table:table-cell>
          <table:table-cell office:value-type="float" office:value="2.50312623827084" calcext:value-type="float">
            <text:p>2,50312623827084</text:p>
          </table:table-cell>
        </table:table-row>
        <table:table-row table:style-name="ro1">
          <table:table-cell office:value-type="float" office:value="2.37484797143888" calcext:value-type="float">
            <text:p>2,37484797143888</text:p>
          </table:table-cell>
          <table:table-cell office:value-type="float" office:value="2.2259477682281" calcext:value-type="float">
            <text:p>2,2259477682281</text:p>
          </table:table-cell>
          <table:table-cell office:value-type="float" office:value="2.48679235000426" calcext:value-type="float">
            <text:p>2,48679235000426</text:p>
          </table:table-cell>
          <table:table-cell office:value-type="float" office:value="2.42330148175341" calcext:value-type="float">
            <text:p>2,42330148175341</text:p>
          </table:table-cell>
        </table:table-row>
        <table:table-row table:style-name="ro1">
          <table:table-cell office:value-type="float" office:value="2.38331391655249" calcext:value-type="float">
            <text:p>2,38331391655249</text:p>
          </table:table-cell>
          <table:table-cell office:value-type="float" office:value="2.40462811391877" calcext:value-type="float">
            <text:p>2,40462811391877</text:p>
          </table:table-cell>
          <table:table-cell office:value-type="float" office:value="2.44165011969305" calcext:value-type="float">
            <text:p>2,44165011969305</text:p>
          </table:table-cell>
          <table:table-cell office:value-type="float" office:value="2.44653029140038" calcext:value-type="float">
            <text:p>2,44653029140038</text:p>
          </table:table-cell>
        </table:table-row>
        <table:table-row table:style-name="ro1">
          <table:table-cell office:value-type="float" office:value="2.35143269980937" calcext:value-type="float">
            <text:p>2,35143269980937</text:p>
          </table:table-cell>
          <table:table-cell office:value-type="float" office:value="2.25080609918449" calcext:value-type="float">
            <text:p>2,25080609918449</text:p>
          </table:table-cell>
          <table:table-cell office:value-type="float" office:value="2.56106303690676" calcext:value-type="float">
            <text:p>2,56106303690676</text:p>
          </table:table-cell>
          <table:table-cell office:value-type="float" office:value="2.42411843737311" calcext:value-type="float">
            <text:p>2,42411843737311</text:p>
          </table:table-cell>
        </table:table-row>
        <table:table-row table:style-name="ro1">
          <table:table-cell office:value-type="float" office:value="2.42615190465873" calcext:value-type="float">
            <text:p>2,42615190465873</text:p>
          </table:table-cell>
          <table:table-cell office:value-type="float" office:value="2.36663417258153" calcext:value-type="float">
            <text:p>2,36663417258153</text:p>
          </table:table-cell>
          <table:table-cell office:value-type="float" office:value="2.37683210616904" calcext:value-type="float">
            <text:p>2,37683210616904</text:p>
          </table:table-cell>
          <table:table-cell office:value-type="float" office:value="2.43596257515838" calcext:value-type="float">
            <text:p>2,43596257515838</text:p>
          </table:table-cell>
        </table:table-row>
        <table:table-row table:style-name="ro1">
          <table:table-cell office:value-type="float" office:value="2.43814631802306" calcext:value-type="float">
            <text:p>2,43814631802306</text:p>
          </table:table-cell>
          <table:table-cell office:value-type="float" office:value="2.40989996760325" calcext:value-type="float">
            <text:p>2,40989996760325</text:p>
          </table:table-cell>
          <table:table-cell office:value-type="float" office:value="2.47640078550578" calcext:value-type="float">
            <text:p>2,47640078550578</text:p>
          </table:table-cell>
          <table:table-cell office:value-type="float" office:value="2.34958956987991" calcext:value-type="float">
            <text:p>2,34958956987991</text:p>
          </table:table-cell>
        </table:table-row>
        <table:table-row table:style-name="ro1">
          <table:table-cell office:value-type="float" office:value="2.31434676787741" calcext:value-type="float">
            <text:p>2,31434676787741</text:p>
          </table:table-cell>
          <table:table-cell office:value-type="float" office:value="2.50098747379009" calcext:value-type="float">
            <text:p>2,50098747379009</text:p>
          </table:table-cell>
          <table:table-cell office:value-type="float" office:value="2.40042049259002" calcext:value-type="float">
            <text:p>2,40042049259002</text:p>
          </table:table-cell>
          <table:table-cell office:value-type="float" office:value="2.39869312853543" calcext:value-type="float">
            <text:p>2,39869312853543</text:p>
          </table:table-cell>
        </table:table-row>
        <table:table-row table:style-name="ro1">
          <table:table-cell office:value-type="float" office:value="2.21447366457871" calcext:value-type="float">
            <text:p>2,21447366457871</text:p>
          </table:table-cell>
          <table:table-cell office:value-type="float" office:value="2.41542798495058" calcext:value-type="float">
            <text:p>2,41542798495058</text:p>
          </table:table-cell>
          <table:table-cell office:value-type="float" office:value="2.50078550306649" calcext:value-type="float">
            <text:p>2,50078550306649</text:p>
          </table:table-cell>
          <table:table-cell office:value-type="float" office:value="2.38393923086764" calcext:value-type="float">
            <text:p>2,38393923086764</text:p>
          </table:table-cell>
        </table:table-row>
        <table:table-row table:style-name="ro1">
          <table:table-cell office:value-type="float" office:value="5.41666236630218" calcext:value-type="float">
            <text:p>5,41666236630218</text:p>
          </table:table-cell>
          <table:table-cell office:value-type="float" office:value="2.37891572065358" calcext:value-type="float">
            <text:p>2,37891572065358</text:p>
          </table:table-cell>
          <table:table-cell office:value-type="float" office:value="2.4486269271644" calcext:value-type="float">
            <text:p>2,4486269271644</text:p>
          </table:table-cell>
          <table:table-cell office:value-type="float" office:value="2.50859285154099" calcext:value-type="float">
            <text:p>2,50859285154099</text:p>
          </table:table-cell>
        </table:table-row>
        <table:table-row table:style-name="ro1">
          <table:table-cell office:value-type="float" office:value="2.51293081543344" calcext:value-type="float">
            <text:p>2,51293081543344</text:p>
          </table:table-cell>
          <table:table-cell office:value-type="float" office:value="2.30882538035244" calcext:value-type="float">
            <text:p>2,30882538035244</text:p>
          </table:table-cell>
          <table:table-cell office:value-type="float" office:value="2.47488023852885" calcext:value-type="float">
            <text:p>2,47488023852885</text:p>
          </table:table-cell>
          <table:table-cell office:value-type="float" office:value="3.91723115686896" calcext:value-type="float">
            <text:p>3,91723115686896</text:p>
          </table:table-cell>
        </table:table-row>
        <table:table-row table:style-name="ro1">
          <table:table-cell office:value-type="float" office:value="2.21169836665075" calcext:value-type="float">
            <text:p>2,21169836665075</text:p>
          </table:table-cell>
          <table:table-cell office:value-type="float" office:value="2.36807237608929" calcext:value-type="float">
            <text:p>2,36807237608929</text:p>
          </table:table-cell>
          <table:table-cell office:value-type="float" office:value="2.41385287260491" calcext:value-type="float">
            <text:p>2,41385287260491</text:p>
          </table:table-cell>
          <table:table-cell office:value-type="float" office:value="2.59564588930234" calcext:value-type="float">
            <text:p>2,59564588930234</text:p>
          </table:table-cell>
        </table:table-row>
        <table:table-row table:style-name="ro1">
          <table:table-cell office:value-type="float" office:value="2.28764332403957" calcext:value-type="float">
            <text:p>2,28764332403957</text:p>
          </table:table-cell>
          <table:table-cell office:value-type="float" office:value="2.55592976436547" calcext:value-type="float">
            <text:p>2,55592976436547</text:p>
          </table:table-cell>
          <table:table-cell office:value-type="float" office:value="2.54393746240331" calcext:value-type="float">
            <text:p>2,54393746240331</text:p>
          </table:table-cell>
          <table:table-cell office:value-type="float" office:value="2.45794188956932" calcext:value-type="float">
            <text:p>2,45794188956932</text:p>
          </table:table-cell>
        </table:table-row>
        <table:table-row table:style-name="ro1">
          <table:table-cell office:value-type="float" office:value="2.32340155965652" calcext:value-type="float">
            <text:p>2,32340155965652</text:p>
          </table:table-cell>
          <table:table-cell office:value-type="float" office:value="2.35146521153636" calcext:value-type="float">
            <text:p>2,35146521153636</text:p>
          </table:table-cell>
          <table:table-cell office:value-type="float" office:value="2.38736149721093" calcext:value-type="float">
            <text:p>2,38736149721093</text:p>
          </table:table-cell>
          <table:table-cell office:value-type="float" office:value="2.37387566676122" calcext:value-type="float">
            <text:p>2,37387566676122</text:p>
          </table:table-cell>
        </table:table-row>
        <table:table-row table:style-name="ro1">
          <table:table-cell office:value-type="float" office:value="2.24395046455829" calcext:value-type="float">
            <text:p>2,24395046455829</text:p>
          </table:table-cell>
          <table:table-cell office:value-type="float" office:value="2.32869113379813" calcext:value-type="float">
            <text:p>2,32869113379813</text:p>
          </table:table-cell>
          <table:table-cell office:value-type="float" office:value="2.49912462360899" calcext:value-type="float">
            <text:p>2,49912462360899</text:p>
          </table:table-cell>
          <table:table-cell office:value-type="float" office:value="2.38983809730403" calcext:value-type="float">
            <text:p>2,38983809730403</text:p>
          </table:table-cell>
        </table:table-row>
        <table:table-row table:style-name="ro1">
          <table:table-cell office:value-type="float" office:value="2.18581338569669" calcext:value-type="float">
            <text:p>2,18581338569669</text:p>
          </table:table-cell>
          <table:table-cell office:value-type="float" office:value="2.41623554708857" calcext:value-type="float">
            <text:p>2,41623554708857</text:p>
          </table:table-cell>
          <table:table-cell office:value-type="float" office:value="2.49292354290521" calcext:value-type="float">
            <text:p>2,49292354290521</text:p>
          </table:table-cell>
          <table:table-cell office:value-type="float" office:value="2.33538336475941" calcext:value-type="float">
            <text:p>2,33538336475941</text:p>
          </table:table-cell>
        </table:table-row>
        <table:table-row table:style-name="ro1">
          <table:table-cell office:value-type="float" office:value="2.27034249443412" calcext:value-type="float">
            <text:p>2,27034249443412</text:p>
          </table:table-cell>
          <table:table-cell office:value-type="float" office:value="2.33969406474744" calcext:value-type="float">
            <text:p>2,33969406474744</text:p>
          </table:table-cell>
          <table:table-cell office:value-type="float" office:value="2.46250341493029" calcext:value-type="float">
            <text:p>2,46250341493029</text:p>
          </table:table-cell>
          <table:table-cell office:value-type="float" office:value="2.482184732489" calcext:value-type="float">
            <text:p>2,482184732489</text:p>
          </table:table-cell>
        </table:table-row>
        <table:table-row table:style-name="ro1">
          <table:table-cell office:value-type="float" office:value="2.19835781000249" calcext:value-type="float">
            <text:p>2,19835781000249</text:p>
          </table:table-cell>
          <table:table-cell office:value-type="float" office:value="2.3607415828891" calcext:value-type="float">
            <text:p>2,3607415828891</text:p>
          </table:table-cell>
          <table:table-cell office:value-type="float" office:value="2.3969096746387" calcext:value-type="float">
            <text:p>2,3969096746387</text:p>
          </table:table-cell>
          <table:table-cell office:value-type="float" office:value="2.4976882700084" calcext:value-type="float">
            <text:p>2,4976882700084</text:p>
          </table:table-cell>
        </table:table-row>
        <table:table-row table:style-name="ro1">
          <table:table-cell office:value-type="float" office:value="2.2778334201515" calcext:value-type="float">
            <text:p>2,2778334201515</text:p>
          </table:table-cell>
          <table:table-cell office:value-type="float" office:value="2.32235527916387" calcext:value-type="float">
            <text:p>2,32235527916387</text:p>
          </table:table-cell>
          <table:table-cell office:value-type="float" office:value="2.56654018021079" calcext:value-type="float">
            <text:p>2,56654018021079</text:p>
          </table:table-cell>
          <table:table-cell office:value-type="float" office:value="2.4560673602652" calcext:value-type="float">
            <text:p>2,4560673602652</text:p>
          </table:table-cell>
        </table:table-row>
        <table:table-row table:style-name="ro1">
          <table:table-cell office:value-type="float" office:value="2.16702417696808" calcext:value-type="float">
            <text:p>2,16702417696808</text:p>
          </table:table-cell>
          <table:table-cell office:value-type="float" office:value="2.42574304355066" calcext:value-type="float">
            <text:p>2,42574304355066</text:p>
          </table:table-cell>
          <table:table-cell office:value-type="float" office:value="2.40437708891711" calcext:value-type="float">
            <text:p>2,40437708891711</text:p>
          </table:table-cell>
          <table:table-cell office:value-type="float" office:value="2.35288374576582" calcext:value-type="float">
            <text:p>2,35288374576582</text:p>
          </table:table-cell>
        </table:table-row>
        <table:table-row table:style-name="ro1">
          <table:table-cell office:value-type="float" office:value="2.23919405925864" calcext:value-type="float">
            <text:p>2,23919405925864</text:p>
          </table:table-cell>
          <table:table-cell office:value-type="float" office:value="2.30177166213452" calcext:value-type="float">
            <text:p>2,30177166213452</text:p>
          </table:table-cell>
          <table:table-cell office:value-type="float" office:value="2.48372536136647" calcext:value-type="float">
            <text:p>2,48372536136647</text:p>
          </table:table-cell>
          <table:table-cell office:value-type="float" office:value="2.39067940118029" calcext:value-type="float">
            <text:p>2,39067940118029</text:p>
          </table:table-cell>
        </table:table-row>
        <table:table-row table:style-name="ro1">
          <table:table-cell office:value-type="float" office:value="2.1988078189546" calcext:value-type="float">
            <text:p>2,1988078189546</text:p>
          </table:table-cell>
          <table:table-cell office:value-type="float" office:value="2.3572240788441" calcext:value-type="float">
            <text:p>2,3572240788441</text:p>
          </table:table-cell>
          <table:table-cell office:value-type="float" office:value="2.42456909518343" calcext:value-type="float">
            <text:p>2,42456909518343</text:p>
          </table:table-cell>
          <table:table-cell office:value-type="float" office:value="2.33160136439231" calcext:value-type="float">
            <text:p>2,33160136439231</text:p>
          </table:table-cell>
        </table:table-row>
        <table:table-row table:style-name="ro1">
          <table:table-cell office:value-type="float" office:value="2.2346269781136" calcext:value-type="float">
            <text:p>2,2346269781136</text:p>
          </table:table-cell>
          <table:table-cell office:value-type="float" office:value="2.24988517568334" calcext:value-type="float">
            <text:p>2,24988517568334</text:p>
          </table:table-cell>
          <table:table-cell office:value-type="float" office:value="2.54197085861314" calcext:value-type="float">
            <text:p>2,54197085861314</text:p>
          </table:table-cell>
          <table:table-cell office:value-type="float" office:value="2.37026410418996" calcext:value-type="float">
            <text:p>2,37026410418996</text:p>
          </table:table-cell>
        </table:table-row>
        <table:table-row table:style-name="ro1">
          <table:table-cell office:value-type="float" office:value="2.14270888743435" calcext:value-type="float">
            <text:p>2,14270888743435</text:p>
          </table:table-cell>
          <table:table-cell office:value-type="float" office:value="2.36686529769087" calcext:value-type="float">
            <text:p>2,36686529769087</text:p>
          </table:table-cell>
          <table:table-cell office:value-type="float" office:value="2.43554482147601" calcext:value-type="float">
            <text:p>2,43554482147601</text:p>
          </table:table-cell>
          <table:table-cell office:value-type="float" office:value="2.34934923826528" calcext:value-type="float">
            <text:p>2,34934923826528</text:p>
          </table:table-cell>
        </table:table-row>
        <table:table-row table:style-name="ro1">
          <table:table-cell office:value-type="float" office:value="2.165635557111" calcext:value-type="float">
            <text:p>2,165635557111</text:p>
          </table:table-cell>
          <table:table-cell office:value-type="float" office:value="2.28142302229967" calcext:value-type="float">
            <text:p>2,28142302229967</text:p>
          </table:table-cell>
          <table:table-cell office:value-type="float" office:value="2.50347632269386" calcext:value-type="float">
            <text:p>2,50347632269386</text:p>
          </table:table-cell>
          <table:table-cell office:value-type="float" office:value="2.41034734991963" calcext:value-type="float">
            <text:p>2,41034734991963</text:p>
          </table:table-cell>
        </table:table-row>
        <table:table-row table:style-name="ro1">
          <table:table-cell office:value-type="float" office:value="2.12959017985957" calcext:value-type="float">
            <text:p>2,12959017985957</text:p>
          </table:table-cell>
          <table:table-cell office:value-type="float" office:value="2.33793971510797" calcext:value-type="float">
            <text:p>2,33793971510797</text:p>
          </table:table-cell>
          <table:table-cell office:value-type="float" office:value="2.39433579874513" calcext:value-type="float">
            <text:p>2,39433579874513</text:p>
          </table:table-cell>
          <table:table-cell office:value-type="float" office:value="2.41896663273763" calcext:value-type="float">
            <text:p>2,41896663273763</text:p>
          </table:table-cell>
        </table:table-row>
        <table:table-row table:style-name="ro1">
          <table:table-cell office:value-type="float" office:value="2.1230237870972" calcext:value-type="float">
            <text:p>2,1230237870972</text:p>
          </table:table-cell>
          <table:table-cell office:value-type="float" office:value="2.30302028802284" calcext:value-type="float">
            <text:p>2,30302028802284</text:p>
          </table:table-cell>
          <table:table-cell office:value-type="float" office:value="2.47520935160827" calcext:value-type="float">
            <text:p>2,47520935160827</text:p>
          </table:table-cell>
          <table:table-cell office:value-type="float" office:value="2.49523024189736" calcext:value-type="float">
            <text:p>2,49523024189736</text:p>
          </table:table-cell>
        </table:table-row>
        <table:table-row table:style-name="ro1">
          <table:table-cell office:value-type="float" office:value="2.19419413494073" calcext:value-type="float">
            <text:p>2,19419413494073</text:p>
          </table:table-cell>
          <table:table-cell office:value-type="float" office:value="2.46181176775688" calcext:value-type="float">
            <text:p>2,46181176775688</text:p>
          </table:table-cell>
          <table:table-cell office:value-type="float" office:value="2.43540448899544" calcext:value-type="float">
            <text:p>2,43540448899544</text:p>
          </table:table-cell>
          <table:table-cell office:value-type="float" office:value="2.37000228881955" calcext:value-type="float">
            <text:p>2,37000228881955</text:p>
          </table:table-cell>
        </table:table-row>
        <table:table-row table:style-name="ro1">
          <table:table-cell office:value-type="float" office:value="5.53314235336271" calcext:value-type="float">
            <text:p>5,53314235336271</text:p>
          </table:table-cell>
          <table:table-cell office:value-type="float" office:value="2.29536894630791" calcext:value-type="float">
            <text:p>2,29536894630791</text:p>
          </table:table-cell>
          <table:table-cell office:value-type="float" office:value="2.48012154530303" calcext:value-type="float">
            <text:p>2,48012154530303</text:p>
          </table:table-cell>
          <table:table-cell office:value-type="float" office:value="2.43822352561642" calcext:value-type="float">
            <text:p>2,43822352561642</text:p>
          </table:table-cell>
        </table:table-row>
        <table:table-row table:style-name="ro1">
          <table:table-cell office:value-type="float" office:value="2.74692673249279" calcext:value-type="float">
            <text:p>2,74692673249279</text:p>
          </table:table-cell>
          <table:table-cell office:value-type="float" office:value="2.31571483465336" calcext:value-type="float">
            <text:p>2,31571483465336</text:p>
          </table:table-cell>
          <table:table-cell office:value-type="float" office:value="2.43568710301881" calcext:value-type="float">
            <text:p>2,43568710301881</text:p>
          </table:table-cell>
          <table:table-cell office:value-type="float" office:value="2.34378379971856" calcext:value-type="float">
            <text:p>2,34378379971856</text:p>
          </table:table-cell>
        </table:table-row>
        <table:table-row table:style-name="ro1">
          <table:table-cell office:value-type="float" office:value="2.38974195704804" calcext:value-type="float">
            <text:p>2,38974195704804</text:p>
          </table:table-cell>
          <table:table-cell office:value-type="float" office:value="2.27483595668347" calcext:value-type="float">
            <text:p>2,27483595668347</text:p>
          </table:table-cell>
          <table:table-cell office:value-type="float" office:value="2.47621172646946" calcext:value-type="float">
            <text:p>2,47621172646946</text:p>
          </table:table-cell>
          <table:table-cell office:value-type="float" office:value="2.39783062735348" calcext:value-type="float">
            <text:p>2,39783062735348</text:p>
          </table:table-cell>
        </table:table-row>
        <table:table-row table:style-name="ro1">
          <table:table-cell office:value-type="float" office:value="2.16451563191951" calcext:value-type="float">
            <text:p>2,16451563191951</text:p>
          </table:table-cell>
          <table:table-cell office:value-type="float" office:value="2.46773434868373" calcext:value-type="float">
            <text:p>2,46773434868373</text:p>
          </table:table-cell>
          <table:table-cell office:value-type="float" office:value="2.41595758137595" calcext:value-type="float">
            <text:p>2,41595758137595</text:p>
          </table:table-cell>
          <table:table-cell office:value-type="float" office:value="2.39380800892167" calcext:value-type="float">
            <text:p>2,39380800892167</text:p>
          </table:table-cell>
        </table:table-row>
        <table:table-row table:style-name="ro1">
          <table:table-cell office:value-type="float" office:value="2.19876704144438" calcext:value-type="float">
            <text:p>2,19876704144438</text:p>
          </table:table-cell>
          <table:table-cell office:value-type="float" office:value="2.25173417655807" calcext:value-type="float">
            <text:p>2,25173417655807</text:p>
          </table:table-cell>
          <table:table-cell office:value-type="float" office:value="2.55441812688945" calcext:value-type="float">
            <text:p>2,55441812688945</text:p>
          </table:table-cell>
          <table:table-cell office:value-type="float" office:value="2.40336913959296" calcext:value-type="float">
            <text:p>2,40336913959296</text:p>
          </table:table-cell>
        </table:table-row>
        <table:table-row table:style-name="ro1">
          <table:table-cell office:value-type="float" office:value="2.1596572828443" calcext:value-type="float">
            <text:p>2,1596572828443</text:p>
          </table:table-cell>
          <table:table-cell office:value-type="float" office:value="2.28676421351695" calcext:value-type="float">
            <text:p>2,28676421351695</text:p>
          </table:table-cell>
          <table:table-cell office:value-type="float" office:value="2.40978183848117" calcext:value-type="float">
            <text:p>2,40978183848117</text:p>
          </table:table-cell>
          <table:table-cell office:value-type="float" office:value="2.36836121632821" calcext:value-type="float">
            <text:p>2,36836121632821</text:p>
          </table:table-cell>
        </table:table-row>
        <table:table-row table:style-name="ro1">
          <table:table-cell office:value-type="float" office:value="2.14727815308887" calcext:value-type="float">
            <text:p>2,14727815308887</text:p>
          </table:table-cell>
          <table:table-cell office:value-type="float" office:value="2.2345500246786" calcext:value-type="float">
            <text:p>2,2345500246786</text:p>
          </table:table-cell>
          <table:table-cell office:value-type="float" office:value="2.49357759250214" calcext:value-type="float">
            <text:p>2,49357759250214</text:p>
          </table:table-cell>
          <table:table-cell office:value-type="float" office:value="2.48047376617887" calcext:value-type="float">
            <text:p>2,48047376617887</text:p>
          </table:table-cell>
        </table:table-row>
        <table:table-row table:style-name="ro1">
          <table:table-cell office:value-type="float" office:value="2.38433408247791" calcext:value-type="float">
            <text:p>2,38433408247791</text:p>
          </table:table-cell>
          <table:table-cell office:value-type="float" office:value="2.5095919314321" calcext:value-type="float">
            <text:p>2,5095919314321</text:p>
          </table:table-cell>
          <table:table-cell office:value-type="float" office:value="2.50813346767394" calcext:value-type="float">
            <text:p>2,50813346767394</text:p>
          </table:table-cell>
          <table:table-cell office:value-type="float" office:value="2.365088237748" calcext:value-type="float">
            <text:p>2,365088237748</text:p>
          </table:table-cell>
        </table:table-row>
      </table:table>
      <table:table table:name="PSQL-LARG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9.4218270967023" calcext:value-type="float">
            <text:p>19,4218270967023</text:p>
          </table:table-cell>
          <table:table-cell office:value-type="float" office:value="17.8746815653905" calcext:value-type="float">
            <text:p>17,8746815653905</text:p>
          </table:table-cell>
          <table:table-cell office:value-type="float" office:value="35.6238766574982" calcext:value-type="float">
            <text:p>35,6238766574982</text:p>
          </table:table-cell>
          <table:table-cell office:value-type="float" office:value="54.9197226056301" calcext:value-type="float">
            <text:p>54,9197226056301</text:p>
          </table:table-cell>
        </table:table-row>
        <table:table-row table:style-name="ro1">
          <table:table-cell office:value-type="float" office:value="7.6990025200859" calcext:value-type="float">
            <text:p>7,6990025200859</text:p>
          </table:table-cell>
          <table:table-cell office:value-type="float" office:value="13.3032409686105" calcext:value-type="float">
            <text:p>13,3032409686105</text:p>
          </table:table-cell>
          <table:table-cell office:value-type="float" office:value="35.1273771915152" calcext:value-type="float">
            <text:p>35,1273771915152</text:p>
          </table:table-cell>
          <table:table-cell office:value-type="float" office:value="47.8661173355405" calcext:value-type="float">
            <text:p>47,8661173355405</text:p>
          </table:table-cell>
        </table:table-row>
        <table:table-row table:style-name="ro1">
          <table:table-cell office:value-type="float" office:value="7.15952784210817" calcext:value-type="float">
            <text:p>7,15952784210817</text:p>
          </table:table-cell>
          <table:table-cell office:value-type="float" office:value="13.6791876578238" calcext:value-type="float">
            <text:p>13,6791876578238</text:p>
          </table:table-cell>
          <table:table-cell office:value-type="float" office:value="29.9466568278833" calcext:value-type="float">
            <text:p>29,9466568278833</text:p>
          </table:table-cell>
          <table:table-cell office:value-type="float" office:value="46.8832755911835" calcext:value-type="float">
            <text:p>46,8832755911835</text:p>
          </table:table-cell>
        </table:table-row>
        <table:table-row table:style-name="ro1">
          <table:table-cell office:value-type="float" office:value="7.29233671493764" calcext:value-type="float">
            <text:p>7,29233671493764</text:p>
          </table:table-cell>
          <table:table-cell office:value-type="float" office:value="13.6146431801004" calcext:value-type="float">
            <text:p>13,6146431801004</text:p>
          </table:table-cell>
          <table:table-cell office:value-type="float" office:value="31.1492229141255" calcext:value-type="float">
            <text:p>31,1492229141255</text:p>
          </table:table-cell>
          <table:table-cell office:value-type="float" office:value="46.5777612407125" calcext:value-type="float">
            <text:p>46,5777612407125</text:p>
          </table:table-cell>
        </table:table-row>
        <table:table-row table:style-name="ro1">
          <table:table-cell office:value-type="float" office:value="7.32139293835187" calcext:value-type="float">
            <text:p>7,32139293835187</text:p>
          </table:table-cell>
          <table:table-cell office:value-type="float" office:value="13.9772842767308" calcext:value-type="float">
            <text:p>13,9772842767308</text:p>
          </table:table-cell>
          <table:table-cell office:value-type="float" office:value="28.8179976140212" calcext:value-type="float">
            <text:p>28,8179976140212</text:p>
          </table:table-cell>
          <table:table-cell office:value-type="float" office:value="47.3689980555589" calcext:value-type="float">
            <text:p>47,3689980555589</text:p>
          </table:table-cell>
        </table:table-row>
        <table:table-row table:style-name="ro1">
          <table:table-cell office:value-type="float" office:value="7.53683439294836" calcext:value-type="float">
            <text:p>7,53683439294836</text:p>
          </table:table-cell>
          <table:table-cell office:value-type="float" office:value="13.5343874480663" calcext:value-type="float">
            <text:p>13,5343874480663</text:p>
          </table:table-cell>
          <table:table-cell office:value-type="float" office:value="28.4549103040101" calcext:value-type="float">
            <text:p>28,4549103040101</text:p>
          </table:table-cell>
          <table:table-cell office:value-type="float" office:value="46.5034643712223" calcext:value-type="float">
            <text:p>46,5034643712223</text:p>
          </table:table-cell>
        </table:table-row>
        <table:table-row table:style-name="ro1">
          <table:table-cell office:value-type="float" office:value="7.41448270542307" calcext:value-type="float">
            <text:p>7,41448270542307</text:p>
          </table:table-cell>
          <table:table-cell office:value-type="float" office:value="13.0441282579398" calcext:value-type="float">
            <text:p>13,0441282579398</text:p>
          </table:table-cell>
          <table:table-cell office:value-type="float" office:value="28.8742216177198" calcext:value-type="float">
            <text:p>28,8742216177198</text:p>
          </table:table-cell>
          <table:table-cell office:value-type="float" office:value="46.6898829637399" calcext:value-type="float">
            <text:p>46,6898829637399</text:p>
          </table:table-cell>
        </table:table-row>
        <table:table-row table:style-name="ro1">
          <table:table-cell office:value-type="float" office:value="7.0701042249593" calcext:value-type="float">
            <text:p>7,0701042249593</text:p>
          </table:table-cell>
          <table:table-cell office:value-type="float" office:value="13.1702862438191" calcext:value-type="float">
            <text:p>13,1702862438191</text:p>
          </table:table-cell>
          <table:table-cell office:value-type="float" office:value="28.1670560681612" calcext:value-type="float">
            <text:p>28,1670560681612</text:p>
          </table:table-cell>
          <table:table-cell office:value-type="float" office:value="46.7151012791918" calcext:value-type="float">
            <text:p>46,7151012791918</text:p>
          </table:table-cell>
        </table:table-row>
        <table:table-row table:style-name="ro1">
          <table:table-cell office:value-type="float" office:value="7.16865957745171" calcext:value-type="float">
            <text:p>7,16865957745171</text:p>
          </table:table-cell>
          <table:table-cell office:value-type="float" office:value="12.9889703832904" calcext:value-type="float">
            <text:p>12,9889703832904</text:p>
          </table:table-cell>
          <table:table-cell office:value-type="float" office:value="28.3434096217972" calcext:value-type="float">
            <text:p>28,3434096217972</text:p>
          </table:table-cell>
          <table:table-cell office:value-type="float" office:value="46.750855789357" calcext:value-type="float">
            <text:p>46,750855789357</text:p>
          </table:table-cell>
        </table:table-row>
        <table:table-row table:style-name="ro1">
          <table:table-cell office:value-type="float" office:value="7.08313124459532" calcext:value-type="float">
            <text:p>7,08313124459532</text:p>
          </table:table-cell>
          <table:table-cell office:value-type="float" office:value="12.8846624460119" calcext:value-type="float">
            <text:p>12,8846624460119</text:p>
          </table:table-cell>
          <table:table-cell office:value-type="float" office:value="28.2102482676946" calcext:value-type="float">
            <text:p>28,2102482676946</text:p>
          </table:table-cell>
          <table:table-cell office:value-type="float" office:value="46.5336395982963" calcext:value-type="float">
            <text:p>46,5336395982963</text:p>
          </table:table-cell>
        </table:table-row>
        <table:table-row table:style-name="ro1">
          <table:table-cell office:value-type="float" office:value="7.10454055647254" calcext:value-type="float">
            <text:p>7,10454055647254</text:p>
          </table:table-cell>
          <table:table-cell office:value-type="float" office:value="13.0883191939625" calcext:value-type="float">
            <text:p>13,0883191939625</text:p>
          </table:table-cell>
          <table:table-cell office:value-type="float" office:value="28.3706432823452" calcext:value-type="float">
            <text:p>28,3706432823452</text:p>
          </table:table-cell>
          <table:table-cell office:value-type="float" office:value="46.5946102179002" calcext:value-type="float">
            <text:p>46,5946102179002</text:p>
          </table:table-cell>
        </table:table-row>
        <table:table-row table:style-name="ro1">
          <table:table-cell office:value-type="float" office:value="7.262697867066" calcext:value-type="float">
            <text:p>7,262697867066</text:p>
          </table:table-cell>
          <table:table-cell office:value-type="float" office:value="13.0305198894998" calcext:value-type="float">
            <text:p>13,0305198894998</text:p>
          </table:table-cell>
          <table:table-cell office:value-type="float" office:value="29.5382711708716" calcext:value-type="float">
            <text:p>29,5382711708716</text:p>
          </table:table-cell>
          <table:table-cell office:value-type="float" office:value="46.3740122086301" calcext:value-type="float">
            <text:p>46,3740122086301</text:p>
          </table:table-cell>
        </table:table-row>
        <table:table-row table:style-name="ro1">
          <table:table-cell office:value-type="float" office:value="7.15582501965728" calcext:value-type="float">
            <text:p>7,15582501965728</text:p>
          </table:table-cell>
          <table:table-cell office:value-type="float" office:value="13.0319816516295" calcext:value-type="float">
            <text:p>13,0319816516295</text:p>
          </table:table-cell>
          <table:table-cell office:value-type="float" office:value="31.3850122327115" calcext:value-type="float">
            <text:p>31,3850122327115</text:p>
          </table:table-cell>
          <table:table-cell office:value-type="float" office:value="46.1059942914837" calcext:value-type="float">
            <text:p>46,1059942914837</text:p>
          </table:table-cell>
        </table:table-row>
        <table:table-row table:style-name="ro1">
          <table:table-cell office:value-type="float" office:value="7.17115992699261" calcext:value-type="float">
            <text:p>7,17115992699261</text:p>
          </table:table-cell>
          <table:table-cell office:value-type="float" office:value="13.0715879324611" calcext:value-type="float">
            <text:p>13,0715879324611</text:p>
          </table:table-cell>
          <table:table-cell office:value-type="float" office:value="28.5118297615061" calcext:value-type="float">
            <text:p>28,5118297615061</text:p>
          </table:table-cell>
          <table:table-cell office:value-type="float" office:value="47.0737979197245" calcext:value-type="float">
            <text:p>47,0737979197245</text:p>
          </table:table-cell>
        </table:table-row>
        <table:table-row table:style-name="ro1">
          <table:table-cell office:value-type="float" office:value="6.91839107725956" calcext:value-type="float">
            <text:p>6,91839107725956</text:p>
          </table:table-cell>
          <table:table-cell office:value-type="float" office:value="13.0676485372932" calcext:value-type="float">
            <text:p>13,0676485372932</text:p>
          </table:table-cell>
          <table:table-cell office:value-type="float" office:value="29.296410201062" calcext:value-type="float">
            <text:p>29,296410201062</text:p>
          </table:table-cell>
          <table:table-cell office:value-type="float" office:value="46.6246238545084" calcext:value-type="float">
            <text:p>46,6246238545084</text:p>
          </table:table-cell>
        </table:table-row>
        <table:table-row table:style-name="ro1">
          <table:table-cell office:value-type="float" office:value="7.0096466664364" calcext:value-type="float">
            <text:p>7,0096466664364</text:p>
          </table:table-cell>
          <table:table-cell office:value-type="float" office:value="12.9640804430243" calcext:value-type="float">
            <text:p>12,9640804430243</text:p>
          </table:table-cell>
          <table:table-cell office:value-type="float" office:value="28.8545577351262" calcext:value-type="float">
            <text:p>28,8545577351262</text:p>
          </table:table-cell>
          <table:table-cell office:value-type="float" office:value="47.1429454029425" calcext:value-type="float">
            <text:p>47,1429454029425</text:p>
          </table:table-cell>
        </table:table-row>
        <table:table-row table:style-name="ro1">
          <table:table-cell office:value-type="float" office:value="7.23278108003056" calcext:value-type="float">
            <text:p>7,23278108003056</text:p>
          </table:table-cell>
          <table:table-cell office:value-type="float" office:value="13.3833138769713" calcext:value-type="float">
            <text:p>13,3833138769713</text:p>
          </table:table-cell>
          <table:table-cell office:value-type="float" office:value="28.9725789985611" calcext:value-type="float">
            <text:p>28,9725789985611</text:p>
          </table:table-cell>
          <table:table-cell office:value-type="float" office:value="47.0054297106635" calcext:value-type="float">
            <text:p>47,0054297106635</text:p>
          </table:table-cell>
        </table:table-row>
        <table:table-row table:style-name="ro1">
          <table:table-cell office:value-type="float" office:value="7.09668298469631" calcext:value-type="float">
            <text:p>7,09668298469631</text:p>
          </table:table-cell>
          <table:table-cell office:value-type="float" office:value="13.1626876176645" calcext:value-type="float">
            <text:p>13,1626876176645</text:p>
          </table:table-cell>
          <table:table-cell office:value-type="float" office:value="31.4842220190531" calcext:value-type="float">
            <text:p>31,4842220190531</text:p>
          </table:table-cell>
          <table:table-cell office:value-type="float" office:value="46.2539193327179" calcext:value-type="float">
            <text:p>46,2539193327179</text:p>
          </table:table-cell>
        </table:table-row>
        <table:table-row table:style-name="ro1">
          <table:table-cell office:value-type="float" office:value="7.03022546962183" calcext:value-type="float">
            <text:p>7,03022546962183</text:p>
          </table:table-cell>
          <table:table-cell office:value-type="float" office:value="13.4101233279306" calcext:value-type="float">
            <text:p>13,4101233279306</text:p>
          </table:table-cell>
          <table:table-cell office:value-type="float" office:value="34.4367955813388" calcext:value-type="float">
            <text:p>34,4367955813388</text:p>
          </table:table-cell>
          <table:table-cell office:value-type="float" office:value="46.3760500133078" calcext:value-type="float">
            <text:p>46,3760500133078</text:p>
          </table:table-cell>
        </table:table-row>
        <table:table-row table:style-name="ro1">
          <table:table-cell office:value-type="float" office:value="7.00670459215306" calcext:value-type="float">
            <text:p>7,00670459215306</text:p>
          </table:table-cell>
          <table:table-cell office:value-type="float" office:value="13.2528621544156" calcext:value-type="float">
            <text:p>13,2528621544156</text:p>
          </table:table-cell>
          <table:table-cell office:value-type="float" office:value="31.6531627464374" calcext:value-type="float">
            <text:p>31,6531627464374</text:p>
          </table:table-cell>
          <table:table-cell office:value-type="float" office:value="47.6363381751549" calcext:value-type="float">
            <text:p>47,6363381751549</text:p>
          </table:table-cell>
        </table:table-row>
        <table:table-row table:style-name="ro1">
          <table:table-cell office:value-type="float" office:value="6.97843007263699" calcext:value-type="float">
            <text:p>6,97843007263699</text:p>
          </table:table-cell>
          <table:table-cell office:value-type="float" office:value="13.4066259634539" calcext:value-type="float">
            <text:p>13,4066259634539</text:p>
          </table:table-cell>
          <table:table-cell office:value-type="float" office:value="29.6586205066688" calcext:value-type="float">
            <text:p>29,6586205066688</text:p>
          </table:table-cell>
          <table:table-cell office:value-type="float" office:value="48.3858614867259" calcext:value-type="float">
            <text:p>48,3858614867259</text:p>
          </table:table-cell>
        </table:table-row>
        <table:table-row table:style-name="ro1">
          <table:table-cell office:value-type="float" office:value="7.03548535800317" calcext:value-type="float">
            <text:p>7,03548535800317</text:p>
          </table:table-cell>
          <table:table-cell office:value-type="float" office:value="13.4105907278193" calcext:value-type="float">
            <text:p>13,4105907278193</text:p>
          </table:table-cell>
          <table:table-cell office:value-type="float" office:value="31.2859842643561" calcext:value-type="float">
            <text:p>31,2859842643561</text:p>
          </table:table-cell>
          <table:table-cell office:value-type="float" office:value="48.7589253396155" calcext:value-type="float">
            <text:p>48,7589253396155</text:p>
          </table:table-cell>
        </table:table-row>
        <table:table-row table:style-name="ro1">
          <table:table-cell office:value-type="float" office:value="6.98042390011054" calcext:value-type="float">
            <text:p>6,98042390011054</text:p>
          </table:table-cell>
          <table:table-cell office:value-type="float" office:value="13.3193266943365" calcext:value-type="float">
            <text:p>13,3193266943365</text:p>
          </table:table-cell>
          <table:table-cell office:value-type="float" office:value="32.1275488672208" calcext:value-type="float">
            <text:p>32,1275488672208</text:p>
          </table:table-cell>
          <table:table-cell office:value-type="float" office:value="47.4552978427772" calcext:value-type="float">
            <text:p>47,4552978427772</text:p>
          </table:table-cell>
        </table:table-row>
        <table:table-row table:style-name="ro1">
          <table:table-cell office:value-type="float" office:value="7.25502806966531" calcext:value-type="float">
            <text:p>7,25502806966531</text:p>
          </table:table-cell>
          <table:table-cell office:value-type="float" office:value="13.4350389131464" calcext:value-type="float">
            <text:p>13,4350389131464</text:p>
          </table:table-cell>
          <table:table-cell office:value-type="float" office:value="31.9982078298648" calcext:value-type="float">
            <text:p>31,9982078298648</text:p>
          </table:table-cell>
          <table:table-cell office:value-type="float" office:value="46.9776207084798" calcext:value-type="float">
            <text:p>46,9776207084798</text:p>
          </table:table-cell>
        </table:table-row>
        <table:table-row table:style-name="ro1">
          <table:table-cell office:value-type="float" office:value="6.98612551323434" calcext:value-type="float">
            <text:p>6,98612551323434</text:p>
          </table:table-cell>
          <table:table-cell office:value-type="float" office:value="13.5938567075295" calcext:value-type="float">
            <text:p>13,5938567075295</text:p>
          </table:table-cell>
          <table:table-cell office:value-type="float" office:value="30.7026982607015" calcext:value-type="float">
            <text:p>30,7026982607015</text:p>
          </table:table-cell>
          <table:table-cell office:value-type="float" office:value="47.7773170323794" calcext:value-type="float">
            <text:p>47,7773170323794</text:p>
          </table:table-cell>
        </table:table-row>
        <table:table-row table:style-name="ro1">
          <table:table-cell office:value-type="float" office:value="21.4935836934368" calcext:value-type="float">
            <text:p>21,4935836934368</text:p>
          </table:table-cell>
          <table:table-cell office:value-type="float" office:value="13.4333664763766" calcext:value-type="float">
            <text:p>13,4333664763766</text:p>
          </table:table-cell>
          <table:table-cell office:value-type="float" office:value="28.7447658746048" calcext:value-type="float">
            <text:p>28,7447658746048</text:p>
          </table:table-cell>
          <table:table-cell office:value-type="float" office:value="47.4937219046453" calcext:value-type="float">
            <text:p>47,4937219046453</text:p>
          </table:table-cell>
        </table:table-row>
        <table:table-row table:style-name="ro1">
          <table:table-cell office:value-type="float" office:value="7.13711927276115" calcext:value-type="float">
            <text:p>7,13711927276115</text:p>
          </table:table-cell>
          <table:table-cell office:value-type="float" office:value="13.2759453666165" calcext:value-type="float">
            <text:p>13,2759453666165</text:p>
          </table:table-cell>
          <table:table-cell office:value-type="float" office:value="30.1274154569952" calcext:value-type="float">
            <text:p>30,1274154569952</text:p>
          </table:table-cell>
          <table:table-cell office:value-type="float" office:value="47.7946033516806" calcext:value-type="float">
            <text:p>47,7946033516806</text:p>
          </table:table-cell>
        </table:table-row>
        <table:table-row table:style-name="ro1">
          <table:table-cell office:value-type="float" office:value="7.05575892442837" calcext:value-type="float">
            <text:p>7,05575892442837</text:p>
          </table:table-cell>
          <table:table-cell office:value-type="float" office:value="13.5151785535267" calcext:value-type="float">
            <text:p>13,5151785535267</text:p>
          </table:table-cell>
          <table:table-cell office:value-type="float" office:value="29.2223642913983" calcext:value-type="float">
            <text:p>29,2223642913983</text:p>
          </table:table-cell>
          <table:table-cell office:value-type="float" office:value="46.6033725022626" calcext:value-type="float">
            <text:p>46,6033725022626</text:p>
          </table:table-cell>
        </table:table-row>
        <table:table-row table:style-name="ro1">
          <table:table-cell office:value-type="float" office:value="7.13517425008123" calcext:value-type="float">
            <text:p>7,13517425008123</text:p>
          </table:table-cell>
          <table:table-cell office:value-type="float" office:value="13.2170772468331" calcext:value-type="float">
            <text:p>13,2170772468331</text:p>
          </table:table-cell>
          <table:table-cell office:value-type="float" office:value="27.7870457816995" calcext:value-type="float">
            <text:p>27,7870457816995</text:p>
          </table:table-cell>
          <table:table-cell office:value-type="float" office:value="46.6462196205624" calcext:value-type="float">
            <text:p>46,6462196205624</text:p>
          </table:table-cell>
        </table:table-row>
        <table:table-row table:style-name="ro1">
          <table:table-cell office:value-type="float" office:value="7.39531951698653" calcext:value-type="float">
            <text:p>7,39531951698653</text:p>
          </table:table-cell>
          <table:table-cell office:value-type="float" office:value="13.279419843665" calcext:value-type="float">
            <text:p>13,279419843665</text:p>
          </table:table-cell>
          <table:table-cell office:value-type="float" office:value="28.6362320341206" calcext:value-type="float">
            <text:p>28,6362320341206</text:p>
          </table:table-cell>
          <table:table-cell office:value-type="float" office:value="47.0103427777734" calcext:value-type="float">
            <text:p>47,0103427777734</text:p>
          </table:table-cell>
        </table:table-row>
        <table:table-row table:style-name="ro1">
          <table:table-cell office:value-type="float" office:value="6.90043063746631" calcext:value-type="float">
            <text:p>6,90043063746631</text:p>
          </table:table-cell>
          <table:table-cell office:value-type="float" office:value="13.4777261727131" calcext:value-type="float">
            <text:p>13,4777261727131</text:p>
          </table:table-cell>
          <table:table-cell office:value-type="float" office:value="37.1977102588569" calcext:value-type="float">
            <text:p>37,1977102588569</text:p>
          </table:table-cell>
          <table:table-cell office:value-type="float" office:value="47.7371276084617" calcext:value-type="float">
            <text:p>47,7371276084617</text:p>
          </table:table-cell>
        </table:table-row>
        <table:table-row table:style-name="ro1">
          <table:table-cell office:value-type="float" office:value="6.93006976107126" calcext:value-type="float">
            <text:p>6,93006976107126</text:p>
          </table:table-cell>
          <table:table-cell office:value-type="float" office:value="13.3775423845407" calcext:value-type="float">
            <text:p>13,3775423845407</text:p>
          </table:table-cell>
          <table:table-cell office:value-type="float" office:value="30.1251478123754" calcext:value-type="float">
            <text:p>30,1251478123754</text:p>
          </table:table-cell>
          <table:table-cell office:value-type="float" office:value="46.5938469373389" calcext:value-type="float">
            <text:p>46,5938469373389</text:p>
          </table:table-cell>
        </table:table-row>
        <table:table-row table:style-name="ro1">
          <table:table-cell office:value-type="float" office:value="6.84910012682091" calcext:value-type="float">
            <text:p>6,84910012682091</text:p>
          </table:table-cell>
          <table:table-cell office:value-type="float" office:value="13.634064403793" calcext:value-type="float">
            <text:p>13,634064403793</text:p>
          </table:table-cell>
          <table:table-cell office:value-type="float" office:value="30.1215726825308" calcext:value-type="float">
            <text:p>30,1215726825308</text:p>
          </table:table-cell>
          <table:table-cell office:value-type="float" office:value="46.5811477466999" calcext:value-type="float">
            <text:p>46,5811477466999</text:p>
          </table:table-cell>
        </table:table-row>
        <table:table-row table:style-name="ro1">
          <table:table-cell office:value-type="float" office:value="6.87239214565282" calcext:value-type="float">
            <text:p>6,87239214565282</text:p>
          </table:table-cell>
          <table:table-cell office:value-type="float" office:value="13.1484803155618" calcext:value-type="float">
            <text:p>13,1484803155618</text:p>
          </table:table-cell>
          <table:table-cell office:value-type="float" office:value="39.1860952859966" calcext:value-type="float">
            <text:p>39,1860952859966</text:p>
          </table:table-cell>
          <table:table-cell office:value-type="float" office:value="46.1662245179131" calcext:value-type="float">
            <text:p>46,1662245179131</text:p>
          </table:table-cell>
        </table:table-row>
        <table:table-row table:style-name="ro1">
          <table:table-cell office:value-type="float" office:value="7.04943056951957" calcext:value-type="float">
            <text:p>7,04943056951957</text:p>
          </table:table-cell>
          <table:table-cell office:value-type="float" office:value="13.1777740176108" calcext:value-type="float">
            <text:p>13,1777740176108</text:p>
          </table:table-cell>
          <table:table-cell office:value-type="float" office:value="37.9078431849029" calcext:value-type="float">
            <text:p>37,9078431849029</text:p>
          </table:table-cell>
          <table:table-cell office:value-type="float" office:value="46.0792309395488" calcext:value-type="float">
            <text:p>46,0792309395488</text:p>
          </table:table-cell>
        </table:table-row>
        <table:table-row table:style-name="ro1">
          <table:table-cell office:value-type="float" office:value="6.99020112710332" calcext:value-type="float">
            <text:p>6,99020112710332</text:p>
          </table:table-cell>
          <table:table-cell office:value-type="float" office:value="12.9771268285893" calcext:value-type="float">
            <text:p>12,9771268285893</text:p>
          </table:table-cell>
          <table:table-cell office:value-type="float" office:value="36.0032142174107" calcext:value-type="float">
            <text:p>36,0032142174107</text:p>
          </table:table-cell>
          <table:table-cell office:value-type="float" office:value="47.6867215859907" calcext:value-type="float">
            <text:p>47,6867215859907</text:p>
          </table:table-cell>
        </table:table-row>
        <table:table-row table:style-name="ro1">
          <table:table-cell office:value-type="float" office:value="6.92448588606546" calcext:value-type="float">
            <text:p>6,92448588606546</text:p>
          </table:table-cell>
          <table:table-cell office:value-type="float" office:value="13.194692790572" calcext:value-type="float">
            <text:p>13,194692790572</text:p>
          </table:table-cell>
          <table:table-cell office:value-type="float" office:value="30.3431820698442" calcext:value-type="float">
            <text:p>30,3431820698442</text:p>
          </table:table-cell>
          <table:table-cell office:value-type="float" office:value="47.2447553930981" calcext:value-type="float">
            <text:p>47,2447553930981</text:p>
          </table:table-cell>
        </table:table-row>
        <table:table-row table:style-name="ro1">
          <table:table-cell office:value-type="float" office:value="6.97460647900184" calcext:value-type="float">
            <text:p>6,97460647900184</text:p>
          </table:table-cell>
          <table:table-cell office:value-type="float" office:value="12.7967339104957" calcext:value-type="float">
            <text:p>12,7967339104957</text:p>
          </table:table-cell>
          <table:table-cell office:value-type="float" office:value="29.7753142314246" calcext:value-type="float">
            <text:p>29,7753142314246</text:p>
          </table:table-cell>
          <table:table-cell office:value-type="float" office:value="46.9788260189326" calcext:value-type="float">
            <text:p>46,9788260189326</text:p>
          </table:table-cell>
        </table:table-row>
        <table:table-row table:style-name="ro1">
          <table:table-cell office:value-type="float" office:value="6.9759297230961" calcext:value-type="float">
            <text:p>6,9759297230961</text:p>
          </table:table-cell>
          <table:table-cell office:value-type="float" office:value="12.9891300437834" calcext:value-type="float">
            <text:p>12,9891300437834</text:p>
          </table:table-cell>
          <table:table-cell office:value-type="float" office:value="30.1929204667543" calcext:value-type="float">
            <text:p>30,1929204667543</text:p>
          </table:table-cell>
          <table:table-cell office:value-type="float" office:value="47.4265865812018" calcext:value-type="float">
            <text:p>47,4265865812018</text:p>
          </table:table-cell>
        </table:table-row>
        <table:table-row table:style-name="ro1">
          <table:table-cell office:value-type="float" office:value="6.94075084181294" calcext:value-type="float">
            <text:p>6,94075084181294</text:p>
          </table:table-cell>
          <table:table-cell office:value-type="float" office:value="12.992375370798" calcext:value-type="float">
            <text:p>12,992375370798</text:p>
          </table:table-cell>
          <table:table-cell office:value-type="float" office:value="29.1332700021982" calcext:value-type="float">
            <text:p>29,1332700021982</text:p>
          </table:table-cell>
          <table:table-cell office:value-type="float" office:value="47.2742781917732" calcext:value-type="float">
            <text:p>47,2742781917732</text:p>
          </table:table-cell>
        </table:table-row>
        <table:table-row table:style-name="ro1">
          <table:table-cell office:value-type="float" office:value="6.86792113023536" calcext:value-type="float">
            <text:p>6,86792113023536</text:p>
          </table:table-cell>
          <table:table-cell office:value-type="float" office:value="13.0146489746961" calcext:value-type="float">
            <text:p>13,0146489746961</text:p>
          </table:table-cell>
          <table:table-cell office:value-type="float" office:value="28.4575616380568" calcext:value-type="float">
            <text:p>28,4575616380568</text:p>
          </table:table-cell>
          <table:table-cell office:value-type="float" office:value="46.5906038222084" calcext:value-type="float">
            <text:p>46,5906038222084</text:p>
          </table:table-cell>
        </table:table-row>
        <table:table-row table:style-name="ro1">
          <table:table-cell office:value-type="float" office:value="6.95567683666821" calcext:value-type="float">
            <text:p>6,95567683666821</text:p>
          </table:table-cell>
          <table:table-cell office:value-type="float" office:value="13.038585639791" calcext:value-type="float">
            <text:p>13,038585639791</text:p>
          </table:table-cell>
          <table:table-cell office:value-type="float" office:value="28.0184992760719" calcext:value-type="float">
            <text:p>28,0184992760719</text:p>
          </table:table-cell>
          <table:table-cell office:value-type="float" office:value="47.5023686490673" calcext:value-type="float">
            <text:p>47,5023686490673</text:p>
          </table:table-cell>
        </table:table-row>
        <table:table-row table:style-name="ro1">
          <table:table-cell office:value-type="float" office:value="6.93512119507977" calcext:value-type="float">
            <text:p>6,93512119507977</text:p>
          </table:table-cell>
          <table:table-cell office:value-type="float" office:value="13.2416202908987" calcext:value-type="float">
            <text:p>13,2416202908987</text:p>
          </table:table-cell>
          <table:table-cell office:value-type="float" office:value="27.8104150079013" calcext:value-type="float">
            <text:p>27,8104150079013</text:p>
          </table:table-cell>
          <table:table-cell office:value-type="float" office:value="47.106913210868" calcext:value-type="float">
            <text:p>47,106913210868</text:p>
          </table:table-cell>
        </table:table-row>
        <table:table-row table:style-name="ro1">
          <table:table-cell office:value-type="float" office:value="6.94320983135922" calcext:value-type="float">
            <text:p>6,94320983135922</text:p>
          </table:table-cell>
          <table:table-cell office:value-type="float" office:value="12.9731182196327" calcext:value-type="float">
            <text:p>12,9731182196327</text:p>
          </table:table-cell>
          <table:table-cell office:value-type="float" office:value="29.5876606899425" calcext:value-type="float">
            <text:p>29,5876606899425</text:p>
          </table:table-cell>
          <table:table-cell office:value-type="float" office:value="47.8361500252091" calcext:value-type="float">
            <text:p>47,8361500252091</text:p>
          </table:table-cell>
        </table:table-row>
        <table:table-row table:style-name="ro1">
          <table:table-cell office:value-type="float" office:value="7.04660402748784" calcext:value-type="float">
            <text:p>7,04660402748784</text:p>
          </table:table-cell>
          <table:table-cell office:value-type="float" office:value="12.8143928022187" calcext:value-type="float">
            <text:p>12,8143928022187</text:p>
          </table:table-cell>
          <table:table-cell office:value-type="float" office:value="27.9970837910843" calcext:value-type="float">
            <text:p>27,9970837910843</text:p>
          </table:table-cell>
          <table:table-cell office:value-type="float" office:value="47.0573418886351" calcext:value-type="float">
            <text:p>47,0573418886351</text:p>
          </table:table-cell>
        </table:table-row>
        <table:table-row table:style-name="ro1">
          <table:table-cell office:value-type="float" office:value="6.80419282333861" calcext:value-type="float">
            <text:p>6,80419282333861</text:p>
          </table:table-cell>
          <table:table-cell office:value-type="float" office:value="12.98009033691" calcext:value-type="float">
            <text:p>12,98009033691</text:p>
          </table:table-cell>
          <table:table-cell office:value-type="float" office:value="28.8015077921848" calcext:value-type="float">
            <text:p>28,8015077921848</text:p>
          </table:table-cell>
          <table:table-cell office:value-type="float" office:value="46.4457622359006" calcext:value-type="float">
            <text:p>46,4457622359006</text:p>
          </table:table-cell>
        </table:table-row>
        <table:table-row table:style-name="ro1">
          <table:table-cell office:value-type="float" office:value="6.87366410335376" calcext:value-type="float">
            <text:p>6,87366410335376</text:p>
          </table:table-cell>
          <table:table-cell office:value-type="float" office:value="13.054810344599" calcext:value-type="float">
            <text:p>13,054810344599</text:p>
          </table:table-cell>
          <table:table-cell office:value-type="float" office:value="27.656643248159" calcext:value-type="float">
            <text:p>27,656643248159</text:p>
          </table:table-cell>
          <table:table-cell office:value-type="float" office:value="47.6662845283611" calcext:value-type="float">
            <text:p>47,6662845283611</text:p>
          </table:table-cell>
        </table:table-row>
        <table:table-row table:style-name="ro1">
          <table:table-cell office:value-type="float" office:value="6.89257334142339" calcext:value-type="float">
            <text:p>6,89257334142339</text:p>
          </table:table-cell>
          <table:table-cell office:value-type="float" office:value="13.0006449019256" calcext:value-type="float">
            <text:p>13,0006449019256</text:p>
          </table:table-cell>
          <table:table-cell office:value-type="float" office:value="28.4808188322935" calcext:value-type="float">
            <text:p>28,4808188322935</text:p>
          </table:table-cell>
          <table:table-cell office:value-type="float" office:value="46.3649725181099" calcext:value-type="float">
            <text:p>46,3649725181099</text:p>
          </table:table-cell>
        </table:table-row>
        <table:table-row table:style-name="ro1">
          <table:table-cell office:value-type="float" office:value="6.93574324939872" calcext:value-type="float">
            <text:p>6,93574324939872</text:p>
          </table:table-cell>
          <table:table-cell office:value-type="float" office:value="13.0683657686268" calcext:value-type="float">
            <text:p>13,0683657686268</text:p>
          </table:table-cell>
          <table:table-cell office:value-type="float" office:value="28.4697632292113" calcext:value-type="float">
            <text:p>28,4697632292113</text:p>
          </table:table-cell>
          <table:table-cell office:value-type="float" office:value="46.6878890035742" calcext:value-type="float">
            <text:p>46,6878890035742</text:p>
          </table:table-cell>
        </table:table-row>
        <table:table-row table:style-name="ro1">
          <table:table-cell office:value-type="float" office:value="6.91329332005708" calcext:value-type="float">
            <text:p>6,91329332005708</text:p>
          </table:table-cell>
          <table:table-cell office:value-type="float" office:value="12.9400930395344" calcext:value-type="float">
            <text:p>12,9400930395344</text:p>
          </table:table-cell>
          <table:table-cell office:value-type="float" office:value="28.4896514431144" calcext:value-type="float">
            <text:p>28,4896514431144</text:p>
          </table:table-cell>
          <table:table-cell office:value-type="float" office:value="50.126676676151" calcext:value-type="float">
            <text:p>50,126676676151</text:p>
          </table:table-cell>
        </table:table-row>
        <table:table-row table:style-name="ro1">
          <table:table-cell office:value-type="float" office:value="7.0302924728131" calcext:value-type="float">
            <text:p>7,0302924728131</text:p>
          </table:table-cell>
          <table:table-cell office:value-type="float" office:value="13.3524886474995" calcext:value-type="float">
            <text:p>13,3524886474995</text:p>
          </table:table-cell>
          <table:table-cell office:value-type="float" office:value="28.8477751221005" calcext:value-type="float">
            <text:p>28,8477751221005</text:p>
          </table:table-cell>
          <table:table-cell office:value-type="float" office:value="48.3939206043863" calcext:value-type="float">
            <text:p>48,3939206043863</text:p>
          </table:table-cell>
        </table:table-row>
        <table:table-row table:style-name="ro1">
          <table:table-cell office:value-type="float" office:value="6.89906355177777" calcext:value-type="float">
            <text:p>6,89906355177777</text:p>
          </table:table-cell>
          <table:table-cell office:value-type="float" office:value="13.16011540164" calcext:value-type="float">
            <text:p>13,16011540164</text:p>
          </table:table-cell>
          <table:table-cell office:value-type="float" office:value="29.4974808404126" calcext:value-type="float">
            <text:p>29,4974808404126</text:p>
          </table:table-cell>
          <table:table-cell office:value-type="float" office:value="46.7232296105159" calcext:value-type="float">
            <text:p>46,7232296105159</text:p>
          </table:table-cell>
        </table:table-row>
        <table:table-row table:style-name="ro1">
          <table:table-cell office:value-type="float" office:value="6.92816830425233" calcext:value-type="float">
            <text:p>6,92816830425233</text:p>
          </table:table-cell>
          <table:table-cell office:value-type="float" office:value="13.1848434753959" calcext:value-type="float">
            <text:p>13,1848434753959</text:p>
          </table:table-cell>
          <table:table-cell office:value-type="float" office:value="28.8580208330057" calcext:value-type="float">
            <text:p>28,8580208330057</text:p>
          </table:table-cell>
          <table:table-cell office:value-type="float" office:value="46.7956759106972" calcext:value-type="float">
            <text:p>46,7956759106972</text:p>
          </table:table-cell>
        </table:table-row>
        <table:table-row table:style-name="ro1">
          <table:table-cell office:value-type="float" office:value="6.71856715662824" calcext:value-type="float">
            <text:p>6,71856715662824</text:p>
          </table:table-cell>
          <table:table-cell office:value-type="float" office:value="13.0188867336867" calcext:value-type="float">
            <text:p>13,0188867336867</text:p>
          </table:table-cell>
          <table:table-cell office:value-type="float" office:value="29.803561527246" calcext:value-type="float">
            <text:p>29,803561527246</text:p>
          </table:table-cell>
          <table:table-cell office:value-type="float" office:value="46.5006608042185" calcext:value-type="float">
            <text:p>46,5006608042185</text:p>
          </table:table-cell>
        </table:table-row>
        <table:table-row table:style-name="ro1">
          <table:table-cell office:value-type="float" office:value="6.87394176678425" calcext:value-type="float">
            <text:p>6,87394176678425</text:p>
          </table:table-cell>
          <table:table-cell office:value-type="float" office:value="12.9025962626252" calcext:value-type="float">
            <text:p>12,9025962626252</text:p>
          </table:table-cell>
          <table:table-cell office:value-type="float" office:value="28.8262248778995" calcext:value-type="float">
            <text:p>28,8262248778995</text:p>
          </table:table-cell>
          <table:table-cell office:value-type="float" office:value="47.1249884556337" calcext:value-type="float">
            <text:p>47,1249884556337</text:p>
          </table:table-cell>
        </table:table-row>
        <table:table-row table:style-name="ro1">
          <table:table-cell office:value-type="float" office:value="7.5529862980439" calcext:value-type="float">
            <text:p>7,5529862980439</text:p>
          </table:table-cell>
          <table:table-cell office:value-type="float" office:value="13.2441254991515" calcext:value-type="float">
            <text:p>13,2441254991515</text:p>
          </table:table-cell>
          <table:table-cell office:value-type="float" office:value="28.6431290855259" calcext:value-type="float">
            <text:p>28,6431290855259</text:p>
          </table:table-cell>
          <table:table-cell office:value-type="float" office:value="47.0731479730905" calcext:value-type="float">
            <text:p>47,0731479730905</text:p>
          </table:table-cell>
        </table:table-row>
        <table:table-row table:style-name="ro1">
          <table:table-cell office:value-type="float" office:value="7.14592977881321" calcext:value-type="float">
            <text:p>7,14592977881321</text:p>
          </table:table-cell>
          <table:table-cell office:value-type="float" office:value="13.063174734465" calcext:value-type="float">
            <text:p>13,063174734465</text:p>
          </table:table-cell>
          <table:table-cell office:value-type="float" office:value="28.0444521893344" calcext:value-type="float">
            <text:p>28,0444521893344</text:p>
          </table:table-cell>
          <table:table-cell office:value-type="float" office:value="46.7253415923869" calcext:value-type="float">
            <text:p>46,7253415923869</text:p>
          </table:table-cell>
        </table:table-row>
        <table:table-row table:style-name="ro1">
          <table:table-cell office:value-type="float" office:value="7.11093619030591" calcext:value-type="float">
            <text:p>7,11093619030591</text:p>
          </table:table-cell>
          <table:table-cell office:value-type="float" office:value="13.0179127771045" calcext:value-type="float">
            <text:p>13,0179127771045</text:p>
          </table:table-cell>
          <table:table-cell office:value-type="float" office:value="27.7322370171204" calcext:value-type="float">
            <text:p>27,7322370171204</text:p>
          </table:table-cell>
          <table:table-cell office:value-type="float" office:value="46.3775558930568" calcext:value-type="float">
            <text:p>46,3775558930568</text:p>
          </table:table-cell>
        </table:table-row>
        <table:table-row table:style-name="ro1">
          <table:table-cell office:value-type="float" office:value="7.03655161866425" calcext:value-type="float">
            <text:p>7,03655161866425</text:p>
          </table:table-cell>
          <table:table-cell office:value-type="float" office:value="13.1463032523636" calcext:value-type="float">
            <text:p>13,1463032523636</text:p>
          </table:table-cell>
          <table:table-cell office:value-type="float" office:value="28.4468223447948" calcext:value-type="float">
            <text:p>28,4468223447948</text:p>
          </table:table-cell>
          <table:table-cell office:value-type="float" office:value="47.0576937477377" calcext:value-type="float">
            <text:p>47,0576937477377</text:p>
          </table:table-cell>
        </table:table-row>
        <table:table-row table:style-name="ro1">
          <table:table-cell office:value-type="float" office:value="7.19479661244628" calcext:value-type="float">
            <text:p>7,19479661244628</text:p>
          </table:table-cell>
          <table:table-cell office:value-type="float" office:value="13.3910746453882" calcext:value-type="float">
            <text:p>13,3910746453882</text:p>
          </table:table-cell>
          <table:table-cell office:value-type="float" office:value="33.1582319832539" calcext:value-type="float">
            <text:p>33,1582319832539</text:p>
          </table:table-cell>
          <table:table-cell office:value-type="float" office:value="46.9832068853622" calcext:value-type="float">
            <text:p>46,9832068853622</text:p>
          </table:table-cell>
        </table:table-row>
        <table:table-row table:style-name="ro1">
          <table:table-cell office:value-type="float" office:value="7.12894295329312" calcext:value-type="float">
            <text:p>7,12894295329312</text:p>
          </table:table-cell>
          <table:table-cell office:value-type="float" office:value="13.479440248057" calcext:value-type="float">
            <text:p>13,479440248057</text:p>
          </table:table-cell>
          <table:table-cell office:value-type="float" office:value="29.4059576768196" calcext:value-type="float">
            <text:p>29,4059576768196</text:p>
          </table:table-cell>
          <table:table-cell office:value-type="float" office:value="47.1219742143709" calcext:value-type="float">
            <text:p>47,1219742143709</text:p>
          </table:table-cell>
        </table:table-row>
        <table:table-row table:style-name="ro1">
          <table:table-cell office:value-type="float" office:value="7.34695424222145" calcext:value-type="float">
            <text:p>7,34695424222145</text:p>
          </table:table-cell>
          <table:table-cell office:value-type="float" office:value="13.0068143047038" calcext:value-type="float">
            <text:p>13,0068143047038</text:p>
          </table:table-cell>
          <table:table-cell office:value-type="float" office:value="29.0702815672725" calcext:value-type="float">
            <text:p>29,0702815672725</text:p>
          </table:table-cell>
          <table:table-cell office:value-type="float" office:value="46.7436710801719" calcext:value-type="float">
            <text:p>46,7436710801719</text:p>
          </table:table-cell>
        </table:table-row>
        <table:table-row table:style-name="ro1">
          <table:table-cell office:value-type="float" office:value="7.32169596924572" calcext:value-type="float">
            <text:p>7,32169596924572</text:p>
          </table:table-cell>
          <table:table-cell office:value-type="float" office:value="13.1284596067023" calcext:value-type="float">
            <text:p>13,1284596067023</text:p>
          </table:table-cell>
          <table:table-cell office:value-type="float" office:value="28.1623143620313" calcext:value-type="float">
            <text:p>28,1623143620313</text:p>
          </table:table-cell>
          <table:table-cell office:value-type="float" office:value="46.8975041004616" calcext:value-type="float">
            <text:p>46,8975041004616</text:p>
          </table:table-cell>
        </table:table-row>
        <table:table-row table:style-name="ro1">
          <table:table-cell office:value-type="float" office:value="7.13997118225623" calcext:value-type="float">
            <text:p>7,13997118225623</text:p>
          </table:table-cell>
          <table:table-cell office:value-type="float" office:value="13.0284818053835" calcext:value-type="float">
            <text:p>13,0284818053835</text:p>
          </table:table-cell>
          <table:table-cell office:value-type="float" office:value="28.9546017451695" calcext:value-type="float">
            <text:p>28,9546017451695</text:p>
          </table:table-cell>
          <table:table-cell office:value-type="float" office:value="46.456837800837" calcext:value-type="float">
            <text:p>46,456837800837</text:p>
          </table:table-cell>
        </table:table-row>
        <table:table-row table:style-name="ro1">
          <table:table-cell office:value-type="float" office:value="7.16022406868412" calcext:value-type="float">
            <text:p>7,16022406868412</text:p>
          </table:table-cell>
          <table:table-cell office:value-type="float" office:value="13.1313323925667" calcext:value-type="float">
            <text:p>13,1313323925667</text:p>
          </table:table-cell>
          <table:table-cell office:value-type="float" office:value="28.6658926974059" calcext:value-type="float">
            <text:p>28,6658926974059</text:p>
          </table:table-cell>
          <table:table-cell office:value-type="float" office:value="45.9213383034993" calcext:value-type="float">
            <text:p>45,9213383034993</text:p>
          </table:table-cell>
        </table:table-row>
        <table:table-row table:style-name="ro1">
          <table:table-cell office:value-type="float" office:value="7.15294967283191" calcext:value-type="float">
            <text:p>7,15294967283191</text:p>
          </table:table-cell>
          <table:table-cell office:value-type="float" office:value="13.3122784694666" calcext:value-type="float">
            <text:p>13,3122784694666</text:p>
          </table:table-cell>
          <table:table-cell office:value-type="float" office:value="28.3630283172736" calcext:value-type="float">
            <text:p>28,3630283172736</text:p>
          </table:table-cell>
          <table:table-cell office:value-type="float" office:value="46.6090698070591" calcext:value-type="float">
            <text:p>46,6090698070591</text:p>
          </table:table-cell>
        </table:table-row>
        <table:table-row table:style-name="ro1">
          <table:table-cell office:value-type="float" office:value="7.00533281899846" calcext:value-type="float">
            <text:p>7,00533281899846</text:p>
          </table:table-cell>
          <table:table-cell office:value-type="float" office:value="13.1257230423984" calcext:value-type="float">
            <text:p>13,1257230423984</text:p>
          </table:table-cell>
          <table:table-cell office:value-type="float" office:value="29.9839142744415" calcext:value-type="float">
            <text:p>29,9839142744415</text:p>
          </table:table-cell>
          <table:table-cell office:value-type="float" office:value="46.6632329457322" calcext:value-type="float">
            <text:p>46,6632329457322</text:p>
          </table:table-cell>
        </table:table-row>
        <table:table-row table:style-name="ro1">
          <table:table-cell office:value-type="float" office:value="7.1437716142944" calcext:value-type="float">
            <text:p>7,1437716142944</text:p>
          </table:table-cell>
          <table:table-cell office:value-type="float" office:value="12.933701656278" calcext:value-type="float">
            <text:p>12,933701656278</text:p>
          </table:table-cell>
          <table:table-cell office:value-type="float" office:value="30.1818426711825" calcext:value-type="float">
            <text:p>30,1818426711825</text:p>
          </table:table-cell>
          <table:table-cell office:value-type="float" office:value="46.2293349703044" calcext:value-type="float">
            <text:p>46,2293349703044</text:p>
          </table:table-cell>
        </table:table-row>
        <table:table-row table:style-name="ro1">
          <table:table-cell office:value-type="float" office:value="6.98565842102853" calcext:value-type="float">
            <text:p>6,98565842102853</text:p>
          </table:table-cell>
          <table:table-cell office:value-type="float" office:value="13.1210181592712" calcext:value-type="float">
            <text:p>13,1210181592712</text:p>
          </table:table-cell>
          <table:table-cell office:value-type="float" office:value="28.5455163562901" calcext:value-type="float">
            <text:p>28,5455163562901</text:p>
          </table:table-cell>
          <table:table-cell office:value-type="float" office:value="46.5030479862341" calcext:value-type="float">
            <text:p>46,5030479862341</text:p>
          </table:table-cell>
        </table:table-row>
        <table:table-row table:style-name="ro1">
          <table:table-cell office:value-type="float" office:value="8.98773804070803" calcext:value-type="float">
            <text:p>8,98773804070803</text:p>
          </table:table-cell>
          <table:table-cell office:value-type="float" office:value="13.0640121937346" calcext:value-type="float">
            <text:p>13,0640121937346</text:p>
          </table:table-cell>
          <table:table-cell office:value-type="float" office:value="28.1643598143767" calcext:value-type="float">
            <text:p>28,1643598143767</text:p>
          </table:table-cell>
          <table:table-cell office:value-type="float" office:value="47.273376208133" calcext:value-type="float">
            <text:p>47,273376208133</text:p>
          </table:table-cell>
        </table:table-row>
        <table:table-row table:style-name="ro1">
          <table:table-cell office:value-type="float" office:value="7.18249394418255" calcext:value-type="float">
            <text:p>7,18249394418255</text:p>
          </table:table-cell>
          <table:table-cell office:value-type="float" office:value="13.4824542190205" calcext:value-type="float">
            <text:p>13,4824542190205</text:p>
          </table:table-cell>
          <table:table-cell office:value-type="float" office:value="28.5784337005645" calcext:value-type="float">
            <text:p>28,5784337005645</text:p>
          </table:table-cell>
          <table:table-cell office:value-type="float" office:value="47.0117587624852" calcext:value-type="float">
            <text:p>47,0117587624852</text:p>
          </table:table-cell>
        </table:table-row>
        <table:table-row table:style-name="ro1">
          <table:table-cell office:value-type="float" office:value="16.0822631366188" calcext:value-type="float">
            <text:p>16,0822631366188</text:p>
          </table:table-cell>
          <table:table-cell office:value-type="float" office:value="13.3250518604064" calcext:value-type="float">
            <text:p>13,3250518604064</text:p>
          </table:table-cell>
          <table:table-cell office:value-type="float" office:value="29.501076291091" calcext:value-type="float">
            <text:p>29,501076291091</text:p>
          </table:table-cell>
          <table:table-cell office:value-type="float" office:value="46.6268235254034" calcext:value-type="float">
            <text:p>46,6268235254034</text:p>
          </table:table-cell>
        </table:table-row>
        <table:table-row table:style-name="ro1">
          <table:table-cell office:value-type="float" office:value="8.02185119322149" calcext:value-type="float">
            <text:p>8,02185119322149</text:p>
          </table:table-cell>
          <table:table-cell office:value-type="float" office:value="12.9320294952604" calcext:value-type="float">
            <text:p>12,9320294952604</text:p>
          </table:table-cell>
          <table:table-cell office:value-type="float" office:value="28.8685355275788" calcext:value-type="float">
            <text:p>28,8685355275788</text:p>
          </table:table-cell>
          <table:table-cell office:value-type="float" office:value="46.6149615167674" calcext:value-type="float">
            <text:p>46,6149615167674</text:p>
          </table:table-cell>
        </table:table-row>
        <table:table-row table:style-name="ro1">
          <table:table-cell office:value-type="float" office:value="7.48288800051044" calcext:value-type="float">
            <text:p>7,48288800051044</text:p>
          </table:table-cell>
          <table:table-cell office:value-type="float" office:value="13.2183310918442" calcext:value-type="float">
            <text:p>13,2183310918442</text:p>
          </table:table-cell>
          <table:table-cell office:value-type="float" office:value="29.1794924123761" calcext:value-type="float">
            <text:p>29,1794924123761</text:p>
          </table:table-cell>
          <table:table-cell office:value-type="float" office:value="46.7444828930232" calcext:value-type="float">
            <text:p>46,7444828930232</text:p>
          </table:table-cell>
        </table:table-row>
        <table:table-row table:style-name="ro1">
          <table:table-cell office:value-type="float" office:value="8.60043891516979" calcext:value-type="float">
            <text:p>8,60043891516979</text:p>
          </table:table-cell>
          <table:table-cell office:value-type="float" office:value="12.9175235535829" calcext:value-type="float">
            <text:p>12,9175235535829</text:p>
          </table:table-cell>
          <table:table-cell office:value-type="float" office:value="30.1243405939923" calcext:value-type="float">
            <text:p>30,1243405939923</text:p>
          </table:table-cell>
          <table:table-cell office:value-type="float" office:value="46.5879113831186" calcext:value-type="float">
            <text:p>46,5879113831186</text:p>
          </table:table-cell>
        </table:table-row>
        <table:table-row table:style-name="ro1">
          <table:table-cell office:value-type="float" office:value="7.3234099274224" calcext:value-type="float">
            <text:p>7,3234099274224</text:p>
          </table:table-cell>
          <table:table-cell office:value-type="float" office:value="12.9588896846147" calcext:value-type="float">
            <text:p>12,9588896846147</text:p>
          </table:table-cell>
          <table:table-cell office:value-type="float" office:value="29.4026114237342" calcext:value-type="float">
            <text:p>29,4026114237342</text:p>
          </table:table-cell>
          <table:table-cell office:value-type="float" office:value="47.3736775610232" calcext:value-type="float">
            <text:p>47,3736775610232</text:p>
          </table:table-cell>
        </table:table-row>
        <table:table-row table:style-name="ro1">
          <table:table-cell office:value-type="float" office:value="7.10312521745695" calcext:value-type="float">
            <text:p>7,10312521745695</text:p>
          </table:table-cell>
          <table:table-cell office:value-type="float" office:value="12.9934673492989" calcext:value-type="float">
            <text:p>12,9934673492989</text:p>
          </table:table-cell>
          <table:table-cell office:value-type="float" office:value="28.9981712170243" calcext:value-type="float">
            <text:p>28,9981712170243</text:p>
          </table:table-cell>
          <table:table-cell office:value-type="float" office:value="46.943068751251" calcext:value-type="float">
            <text:p>46,943068751251</text:p>
          </table:table-cell>
        </table:table-row>
        <table:table-row table:style-name="ro1">
          <table:table-cell office:value-type="float" office:value="7.16407302978264" calcext:value-type="float">
            <text:p>7,16407302978264</text:p>
          </table:table-cell>
          <table:table-cell office:value-type="float" office:value="12.9356217184756" calcext:value-type="float">
            <text:p>12,9356217184756</text:p>
          </table:table-cell>
          <table:table-cell office:value-type="float" office:value="28.8800643921842" calcext:value-type="float">
            <text:p>28,8800643921842</text:p>
          </table:table-cell>
          <table:table-cell office:value-type="float" office:value="46.4175787629791" calcext:value-type="float">
            <text:p>46,4175787629791</text:p>
          </table:table-cell>
        </table:table-row>
        <table:table-row table:style-name="ro1">
          <table:table-cell office:value-type="float" office:value="7.16961278746085" calcext:value-type="float">
            <text:p>7,16961278746085</text:p>
          </table:table-cell>
          <table:table-cell office:value-type="float" office:value="13.1324243710676" calcext:value-type="float">
            <text:p>13,1324243710676</text:p>
          </table:table-cell>
          <table:table-cell office:value-type="float" office:value="30.0982256488185" calcext:value-type="float">
            <text:p>30,0982256488185</text:p>
          </table:table-cell>
          <table:table-cell office:value-type="float" office:value="46.7755372163505" calcext:value-type="float">
            <text:p>46,7755372163505</text:p>
          </table:table-cell>
        </table:table-row>
        <table:table-row table:style-name="ro1">
          <table:table-cell office:value-type="float" office:value="7.15308836668051" calcext:value-type="float">
            <text:p>7,15308836668051</text:p>
          </table:table-cell>
          <table:table-cell office:value-type="float" office:value="12.9340904668049" calcext:value-type="float">
            <text:p>12,9340904668049</text:p>
          </table:table-cell>
          <table:table-cell office:value-type="float" office:value="29.9898468883815" calcext:value-type="float">
            <text:p>29,9898468883815</text:p>
          </table:table-cell>
          <table:table-cell office:value-type="float" office:value="48.1139714649402" calcext:value-type="float">
            <text:p>48,1139714649402</text:p>
          </table:table-cell>
        </table:table-row>
        <table:table-row table:style-name="ro1">
          <table:table-cell office:value-type="float" office:value="7.08108668219505" calcext:value-type="float">
            <text:p>7,08108668219505</text:p>
          </table:table-cell>
          <table:table-cell office:value-type="float" office:value="13.3561269213231" calcext:value-type="float">
            <text:p>13,3561269213231</text:p>
          </table:table-cell>
          <table:table-cell office:value-type="float" office:value="29.531255135637" calcext:value-type="float">
            <text:p>29,531255135637</text:p>
          </table:table-cell>
          <table:table-cell office:value-type="float" office:value="47.3404905744513" calcext:value-type="float">
            <text:p>47,3404905744513</text:p>
          </table:table-cell>
        </table:table-row>
        <table:table-row table:style-name="ro1">
          <table:table-cell office:value-type="float" office:value="7.1709054251591" calcext:value-type="float">
            <text:p>7,1709054251591</text:p>
          </table:table-cell>
          <table:table-cell office:value-type="float" office:value="12.938936259279" calcext:value-type="float">
            <text:p>12,938936259279</text:p>
          </table:table-cell>
          <table:table-cell office:value-type="float" office:value="29.8970857582055" calcext:value-type="float">
            <text:p>29,8970857582055</text:p>
          </table:table-cell>
          <table:table-cell office:value-type="float" office:value="46.4222141481797" calcext:value-type="float">
            <text:p>46,4222141481797</text:p>
          </table:table-cell>
        </table:table-row>
        <table:table-row table:style-name="ro1">
          <table:table-cell office:value-type="float" office:value="7.2462429310766" calcext:value-type="float">
            <text:p>7,2462429310766</text:p>
          </table:table-cell>
          <table:table-cell office:value-type="float" office:value="13.1436593407809" calcext:value-type="float">
            <text:p>13,1436593407809</text:p>
          </table:table-cell>
          <table:table-cell office:value-type="float" office:value="30.0473291794968" calcext:value-type="float">
            <text:p>30,0473291794968</text:p>
          </table:table-cell>
          <table:table-cell office:value-type="float" office:value="50.6221050470279" calcext:value-type="float">
            <text:p>50,6221050470279</text:p>
          </table:table-cell>
        </table:table-row>
        <table:table-row table:style-name="ro1">
          <table:table-cell office:value-type="float" office:value="8.46388310256185" calcext:value-type="float">
            <text:p>8,46388310256185</text:p>
          </table:table-cell>
          <table:table-cell office:value-type="float" office:value="12.9613904808332" calcext:value-type="float">
            <text:p>12,9613904808332</text:p>
          </table:table-cell>
          <table:table-cell office:value-type="float" office:value="28.7743120995104" calcext:value-type="float">
            <text:p>28,7743120995104</text:p>
          </table:table-cell>
          <table:table-cell office:value-type="float" office:value="47.3588015868759" calcext:value-type="float">
            <text:p>47,3588015868759</text:p>
          </table:table-cell>
        </table:table-row>
        <table:table-row table:style-name="ro1">
          <table:table-cell office:value-type="float" office:value="6.99180396476115" calcext:value-type="float">
            <text:p>6,99180396476115</text:p>
          </table:table-cell>
          <table:table-cell office:value-type="float" office:value="13.1507053596336" calcext:value-type="float">
            <text:p>13,1507053596336</text:p>
          </table:table-cell>
          <table:table-cell office:value-type="float" office:value="28.7311958357243" calcext:value-type="float">
            <text:p>28,7311958357243</text:p>
          </table:table-cell>
          <table:table-cell office:value-type="float" office:value="46.1936634613853" calcext:value-type="float">
            <text:p>46,1936634613853</text:p>
          </table:table-cell>
        </table:table-row>
        <table:table-row table:style-name="ro1">
          <table:table-cell office:value-type="float" office:value="6.97215245265491" calcext:value-type="float">
            <text:p>6,97215245265491</text:p>
          </table:table-cell>
          <table:table-cell office:value-type="float" office:value="13.1123507177959" calcext:value-type="float">
            <text:p>13,1123507177959</text:p>
          </table:table-cell>
          <table:table-cell office:value-type="float" office:value="33.1438279880512" calcext:value-type="float">
            <text:p>33,1438279880512</text:p>
          </table:table-cell>
          <table:table-cell office:value-type="float" office:value="47.2666795793647" calcext:value-type="float">
            <text:p>47,2666795793647</text:p>
          </table:table-cell>
        </table:table-row>
        <table:table-row table:style-name="ro1">
          <table:table-cell office:value-type="float" office:value="7.08845565456827" calcext:value-type="float">
            <text:p>7,08845565456827</text:p>
          </table:table-cell>
          <table:table-cell office:value-type="float" office:value="13.1190057201046" calcext:value-type="float">
            <text:p>13,1190057201046</text:p>
          </table:table-cell>
          <table:table-cell office:value-type="float" office:value="29.2392870004696" calcext:value-type="float">
            <text:p>29,2392870004696</text:p>
          </table:table-cell>
          <table:table-cell office:value-type="float" office:value="46.6635313090152" calcext:value-type="float">
            <text:p>46,6635313090152</text:p>
          </table:table-cell>
        </table:table-row>
        <table:table-row table:style-name="ro1">
          <table:table-cell office:value-type="float" office:value="7.10868786099885" calcext:value-type="float">
            <text:p>7,10868786099885</text:p>
          </table:table-cell>
          <table:table-cell office:value-type="float" office:value="13.4204171555672" calcext:value-type="float">
            <text:p>13,4204171555672</text:p>
          </table:table-cell>
          <table:table-cell office:value-type="float" office:value="28.9226063250372" calcext:value-type="float">
            <text:p>28,9226063250372</text:p>
          </table:table-cell>
          <table:table-cell office:value-type="float" office:value="46.0818492014452" calcext:value-type="float">
            <text:p>46,0818492014452</text:p>
          </table:table-cell>
        </table:table-row>
        <table:table-row table:style-name="ro1">
          <table:table-cell office:value-type="float" office:value="6.90631699189937" calcext:value-type="float">
            <text:p>6,90631699189937</text:p>
          </table:table-cell>
          <table:table-cell office:value-type="float" office:value="13.4630815277057" calcext:value-type="float">
            <text:p>13,4630815277057</text:p>
          </table:table-cell>
          <table:table-cell office:value-type="float" office:value="28.5496703625174" calcext:value-type="float">
            <text:p>28,5496703625174</text:p>
          </table:table-cell>
          <table:table-cell office:value-type="float" office:value="47.0405852882494" calcext:value-type="float">
            <text:p>47,0405852882494</text:p>
          </table:table-cell>
        </table:table-row>
        <table:table-row table:style-name="ro1">
          <table:table-cell office:value-type="float" office:value="7.19514376066772" calcext:value-type="float">
            <text:p>7,19514376066772</text:p>
          </table:table-cell>
          <table:table-cell office:value-type="float" office:value="16.6028255270983" calcext:value-type="float">
            <text:p>16,6028255270983</text:p>
          </table:table-cell>
          <table:table-cell office:value-type="float" office:value="28.072027025986" calcext:value-type="float">
            <text:p>28,072027025986</text:p>
          </table:table-cell>
          <table:table-cell office:value-type="float" office:value="47.2498532138121" calcext:value-type="float">
            <text:p>47,2498532138121</text:p>
          </table:table-cell>
        </table:table-row>
        <table:table-row table:style-name="ro1">
          <table:table-cell office:value-type="float" office:value="7.03031591014338" calcext:value-type="float">
            <text:p>7,03031591014338</text:p>
          </table:table-cell>
          <table:table-cell office:value-type="float" office:value="15.5666101767491" calcext:value-type="float">
            <text:p>15,5666101767491</text:p>
          </table:table-cell>
          <table:table-cell office:value-type="float" office:value="28.9819950312143" calcext:value-type="float">
            <text:p>28,9819950312143</text:p>
          </table:table-cell>
          <table:table-cell office:value-type="float" office:value="46.5528735514863" calcext:value-type="float">
            <text:p>46,5528735514863</text:p>
          </table:table-cell>
        </table:table-row>
        <table:table-row table:style-name="ro1">
          <table:table-cell office:value-type="float" office:value="7.17252949428083" calcext:value-type="float">
            <text:p>7,17252949428083</text:p>
          </table:table-cell>
          <table:table-cell office:value-type="float" office:value="13.5178412162553" calcext:value-type="float">
            <text:p>13,5178412162553</text:p>
          </table:table-cell>
          <table:table-cell office:value-type="float" office:value="28.8504240497327" calcext:value-type="float">
            <text:p>28,8504240497327</text:p>
          </table:table-cell>
          <table:table-cell office:value-type="float" office:value="46.6996655291995" calcext:value-type="float">
            <text:p>46,6996655291995</text:p>
          </table:table-cell>
        </table:table-row>
        <table:table-row table:style-name="ro1">
          <table:table-cell office:value-type="float" office:value="6.91553696189809" calcext:value-type="float">
            <text:p>6,91553696189809</text:p>
          </table:table-cell>
          <table:table-cell office:value-type="float" office:value="13.695546378175" calcext:value-type="float">
            <text:p>13,695546378175</text:p>
          </table:table-cell>
          <table:table-cell office:value-type="float" office:value="28.1965619187787" calcext:value-type="float">
            <text:p>28,1965619187787</text:p>
          </table:table-cell>
          <table:table-cell office:value-type="float" office:value="46.5873794581899" calcext:value-type="float">
            <text:p>46,5873794581899</text:p>
          </table:table-cell>
        </table:table-row>
        <table:table-row table:style-name="ro1">
          <table:table-cell office:value-type="float" office:value="7.09209671276053" calcext:value-type="float">
            <text:p>7,09209671276053</text:p>
          </table:table-cell>
          <table:table-cell office:value-type="float" office:value="13.7002744244825" calcext:value-type="float">
            <text:p>13,7002744244825</text:p>
          </table:table-cell>
          <table:table-cell office:value-type="float" office:value="28.5910614944692" calcext:value-type="float">
            <text:p>28,5910614944692</text:p>
          </table:table-cell>
          <table:table-cell office:value-type="float" office:value="45.7675030771965" calcext:value-type="float">
            <text:p>45,7675030771965</text:p>
          </table:table-cell>
        </table:table-row>
        <table:table-row table:style-name="ro1">
          <table:table-cell office:value-type="float" office:value="6.90807727327002" calcext:value-type="float">
            <text:p>6,90807727327002</text:p>
          </table:table-cell>
          <table:table-cell office:value-type="float" office:value="13.5361963821487" calcext:value-type="float">
            <text:p>13,5361963821487</text:p>
          </table:table-cell>
          <table:table-cell office:value-type="float" office:value="29.2774912374534" calcext:value-type="float">
            <text:p>29,2774912374534</text:p>
          </table:table-cell>
          <table:table-cell office:value-type="float" office:value="46.485271380503" calcext:value-type="float">
            <text:p>46,485271380503</text:p>
          </table:table-cell>
        </table:table-row>
        <table:table-row table:style-name="ro1">
          <table:table-cell office:value-type="float" office:value="7.04489227517753" calcext:value-type="float">
            <text:p>7,04489227517753</text:p>
          </table:table-cell>
          <table:table-cell office:value-type="float" office:value="13.4862549108586" calcext:value-type="float">
            <text:p>13,4862549108586</text:p>
          </table:table-cell>
          <table:table-cell office:value-type="float" office:value="28.4704811428776" calcext:value-type="float">
            <text:p>28,4704811428776</text:p>
          </table:table-cell>
          <table:table-cell office:value-type="float" office:value="47.7308939667101" calcext:value-type="float">
            <text:p>47,7308939667101</text:p>
          </table:table-cell>
        </table:table-row>
        <table:table-row table:style-name="ro1">
          <table:table-cell office:value-type="float" office:value="7.05793804467778" calcext:value-type="float">
            <text:p>7,05793804467778</text:p>
          </table:table-cell>
          <table:table-cell office:value-type="float" office:value="14.3267314603977" calcext:value-type="float">
            <text:p>14,3267314603977</text:p>
          </table:table-cell>
          <table:table-cell office:value-type="float" office:value="28.5184821607682" calcext:value-type="float">
            <text:p>28,5184821607682</text:p>
          </table:table-cell>
          <table:table-cell office:value-type="float" office:value="49.7795411992066" calcext:value-type="float">
            <text:p>49,7795411992066</text:p>
          </table:table-cell>
        </table:table-row>
        <table:table-row table:style-name="ro1">
          <table:table-cell office:value-type="float" office:value="7.0183366770375" calcext:value-type="float">
            <text:p>7,0183366770375</text:p>
          </table:table-cell>
          <table:table-cell office:value-type="float" office:value="13.365701311609" calcext:value-type="float">
            <text:p>13,365701311609</text:p>
          </table:table-cell>
          <table:table-cell office:value-type="float" office:value="28.4126221141996" calcext:value-type="float">
            <text:p>28,4126221141996</text:p>
          </table:table-cell>
          <table:table-cell office:value-type="float" office:value="48.1327245072564" calcext:value-type="float">
            <text:p>48,1327245072564</text:p>
          </table:table-cell>
        </table:table-row>
        <table:table-row table:style-name="ro1">
          <table:table-cell office:value-type="float" office:value="6.90605807833311" calcext:value-type="float">
            <text:p>6,90605807833311</text:p>
          </table:table-cell>
          <table:table-cell office:value-type="float" office:value="13.3422226708297" calcext:value-type="float">
            <text:p>13,3422226708297</text:p>
          </table:table-cell>
          <table:table-cell office:value-type="float" office:value="28.5199444586606" calcext:value-type="float">
            <text:p>28,5199444586606</text:p>
          </table:table-cell>
          <table:table-cell office:value-type="float" office:value="47.3228085515354" calcext:value-type="float">
            <text:p>47,3228085515354</text:p>
          </table:table-cell>
        </table:table-row>
        <table:table-row table:style-name="ro1">
          <table:table-cell office:value-type="float" office:value="7.16942777041829" calcext:value-type="float">
            <text:p>7,16942777041829</text:p>
          </table:table-cell>
          <table:table-cell office:value-type="float" office:value="13.3526990463874" calcext:value-type="float">
            <text:p>13,3526990463874</text:p>
          </table:table-cell>
          <table:table-cell office:value-type="float" office:value="29.0707323689267" calcext:value-type="float">
            <text:p>29,0707323689267</text:p>
          </table:table-cell>
          <table:table-cell office:value-type="float" office:value="47.5623421507125" calcext:value-type="float">
            <text:p>47,5623421507125</text:p>
          </table:table-cell>
        </table:table-row>
        <table:table-row table:style-name="ro1">
          <table:table-cell office:value-type="float" office:value="6.99222032204024" calcext:value-type="float">
            <text:p>6,99222032204024</text:p>
          </table:table-cell>
          <table:table-cell office:value-type="float" office:value="13.3411097351656" calcext:value-type="float">
            <text:p>13,3411097351656</text:p>
          </table:table-cell>
          <table:table-cell office:value-type="float" office:value="28.4377429427956" calcext:value-type="float">
            <text:p>28,4377429427956</text:p>
          </table:table-cell>
          <table:table-cell office:value-type="float" office:value="47.0830899230026" calcext:value-type="float">
            <text:p>47,0830899230026</text:p>
          </table:table-cell>
        </table:table-row>
        <table:table-row table:style-name="ro1">
          <table:table-cell office:value-type="float" office:value="7.04929628740373" calcext:value-type="float">
            <text:p>7,04929628740373</text:p>
          </table:table-cell>
          <table:table-cell office:value-type="float" office:value="13.4725354143035" calcext:value-type="float">
            <text:p>13,4725354143035</text:p>
          </table:table-cell>
          <table:table-cell office:value-type="float" office:value="27.8838085118496" calcext:value-type="float">
            <text:p>27,8838085118496</text:p>
          </table:table-cell>
          <table:table-cell office:value-type="float" office:value="46.7259430067308" calcext:value-type="float">
            <text:p>46,7259430067308</text:p>
          </table:table-cell>
        </table:table-row>
        <table:table-row table:style-name="ro1">
          <table:table-cell office:value-type="float" office:value="7.14022595982304" calcext:value-type="float">
            <text:p>7,14022595982304</text:p>
          </table:table-cell>
          <table:table-cell office:value-type="float" office:value="13.7528137567467" calcext:value-type="float">
            <text:p>13,7528137567467</text:p>
          </table:table-cell>
          <table:table-cell office:value-type="float" office:value="28.3010513785861" calcext:value-type="float">
            <text:p>28,3010513785861</text:p>
          </table:table-cell>
          <table:table-cell office:value-type="float" office:value="46.0881760472538" calcext:value-type="float">
            <text:p>46,0881760472538</text:p>
          </table:table-cell>
        </table:table-row>
        <table:table-row table:style-name="ro1">
          <table:table-cell office:value-type="float" office:value="7.15563283354899" calcext:value-type="float">
            <text:p>7,15563283354899</text:p>
          </table:table-cell>
          <table:table-cell office:value-type="float" office:value="13.3704296336686" calcext:value-type="float">
            <text:p>13,3704296336686</text:p>
          </table:table-cell>
          <table:table-cell office:value-type="float" office:value="28.339430481692" calcext:value-type="float">
            <text:p>28,339430481692</text:p>
          </table:table-cell>
          <table:table-cell office:value-type="float" office:value="47.0249669906661" calcext:value-type="float">
            <text:p>47,0249669906661</text:p>
          </table:table-cell>
        </table:table-row>
        <table:table-row table:style-name="ro1">
          <table:table-cell office:value-type="float" office:value="6.8974860815833" calcext:value-type="float">
            <text:p>6,8974860815833</text:p>
          </table:table-cell>
          <table:table-cell office:value-type="float" office:value="13.5030115415575" calcext:value-type="float">
            <text:p>13,5030115415575</text:p>
          </table:table-cell>
          <table:table-cell office:value-type="float" office:value="28.7072616368681" calcext:value-type="float">
            <text:p>28,7072616368681</text:p>
          </table:table-cell>
          <table:table-cell office:value-type="float" office:value="46.2718114783895" calcext:value-type="float">
            <text:p>46,2718114783895</text:p>
          </table:table-cell>
        </table:table-row>
        <table:table-row table:style-name="ro1">
          <table:table-cell office:value-type="float" office:value="7.04449687362905" calcext:value-type="float">
            <text:p>7,04449687362905</text:p>
          </table:table-cell>
          <table:table-cell office:value-type="float" office:value="13.056825265535" calcext:value-type="float">
            <text:p>13,056825265535</text:p>
          </table:table-cell>
          <table:table-cell office:value-type="float" office:value="28.6921375889639" calcext:value-type="float">
            <text:p>28,6921375889639</text:p>
          </table:table-cell>
          <table:table-cell office:value-type="float" office:value="47.0942603465058" calcext:value-type="float">
            <text:p>47,0942603465058</text:p>
          </table:table-cell>
        </table:table-row>
        <table:table-row table:style-name="ro1">
          <table:table-cell office:value-type="float" office:value="6.84451550928491" calcext:value-type="float">
            <text:p>6,84451550928491</text:p>
          </table:table-cell>
          <table:table-cell office:value-type="float" office:value="12.843989831629" calcext:value-type="float">
            <text:p>12,843989831629</text:p>
          </table:table-cell>
          <table:table-cell office:value-type="float" office:value="28.3773855210828" calcext:value-type="float">
            <text:p>28,3773855210828</text:p>
          </table:table-cell>
          <table:table-cell office:value-type="float" office:value="46.6053201361515" calcext:value-type="float">
            <text:p>46,6053201361515</text:p>
          </table:table-cell>
        </table:table-row>
        <table:table-row table:style-name="ro1">
          <table:table-cell office:value-type="float" office:value="7.09170103547875" calcext:value-type="float">
            <text:p>7,09170103547875</text:p>
          </table:table-cell>
          <table:table-cell office:value-type="float" office:value="13.2470909377372" calcext:value-type="float">
            <text:p>13,2470909377372</text:p>
          </table:table-cell>
          <table:table-cell office:value-type="float" office:value="29.2982337285125" calcext:value-type="float">
            <text:p>29,2982337285125</text:p>
          </table:table-cell>
          <table:table-cell office:value-type="float" office:value="46.3619836459987" calcext:value-type="float">
            <text:p>46,3619836459987</text:p>
          </table:table-cell>
        </table:table-row>
        <table:table-row table:style-name="ro1">
          <table:table-cell office:value-type="float" office:value="7.09420359088603" calcext:value-type="float">
            <text:p>7,09420359088603</text:p>
          </table:table-cell>
          <table:table-cell office:value-type="float" office:value="12.9987457968912" calcext:value-type="float">
            <text:p>12,9987457968912</text:p>
          </table:table-cell>
          <table:table-cell office:value-type="float" office:value="28.9388474840394" calcext:value-type="float">
            <text:p>28,9388474840394</text:p>
          </table:table-cell>
          <table:table-cell office:value-type="float" office:value="46.9607022418769" calcext:value-type="float">
            <text:p>46,9607022418769</text:p>
          </table:table-cell>
        </table:table-row>
        <table:table-row table:style-name="ro1">
          <table:table-cell office:value-type="float" office:value="7.07976812556684" calcext:value-type="float">
            <text:p>7,07976812556684</text:p>
          </table:table-cell>
          <table:table-cell office:value-type="float" office:value="12.9044308416572" calcext:value-type="float">
            <text:p>12,9044308416572</text:p>
          </table:table-cell>
          <table:table-cell office:value-type="float" office:value="28.2297482467211" calcext:value-type="float">
            <text:p>28,2297482467211</text:p>
          </table:table-cell>
          <table:table-cell office:value-type="float" office:value="46.2217961960035" calcext:value-type="float">
            <text:p>46,2217961960035</text:p>
          </table:table-cell>
        </table:table-row>
        <table:table-row table:style-name="ro1">
          <table:table-cell office:value-type="float" office:value="7.03026931121611" calcext:value-type="float">
            <text:p>7,03026931121611</text:p>
          </table:table-cell>
          <table:table-cell office:value-type="float" office:value="13.2732758100842" calcext:value-type="float">
            <text:p>13,2732758100842</text:p>
          </table:table-cell>
          <table:table-cell office:value-type="float" office:value="28.3612047898231" calcext:value-type="float">
            <text:p>28,3612047898231</text:p>
          </table:table-cell>
          <table:table-cell office:value-type="float" office:value="46.7471477569482" calcext:value-type="float">
            <text:p>46,7471477569482</text:p>
          </table:table-cell>
        </table:table-row>
        <table:table-row table:style-name="ro1">
          <table:table-cell office:value-type="float" office:value="7.05756801059266" calcext:value-type="float">
            <text:p>7,05756801059266</text:p>
          </table:table-cell>
          <table:table-cell office:value-type="float" office:value="12.9210926136177" calcext:value-type="float">
            <text:p>12,9210926136177</text:p>
          </table:table-cell>
          <table:table-cell office:value-type="float" office:value="27.7462153443318" calcext:value-type="float">
            <text:p>27,7462153443318</text:p>
          </table:table-cell>
          <table:table-cell office:value-type="float" office:value="46.8834608962909" calcext:value-type="float">
            <text:p>46,8834608962909</text:p>
          </table:table-cell>
        </table:table-row>
        <table:table-row table:style-name="ro1">
          <table:table-cell office:value-type="float" office:value="6.83922804757382" calcext:value-type="float">
            <text:p>6,83922804757382</text:p>
          </table:table-cell>
          <table:table-cell office:value-type="float" office:value="13.4554547748321" calcext:value-type="float">
            <text:p>13,4554547748321</text:p>
          </table:table-cell>
          <table:table-cell office:value-type="float" office:value="28.4682110918433" calcext:value-type="float">
            <text:p>28,4682110918433</text:p>
          </table:table-cell>
          <table:table-cell office:value-type="float" office:value="46.4950511884461" calcext:value-type="float">
            <text:p>46,4950511884461</text:p>
          </table:table-cell>
        </table:table-row>
        <table:table-row table:style-name="ro1">
          <table:table-cell office:value-type="float" office:value="7.02811390403028" calcext:value-type="float">
            <text:p>7,02811390403028</text:p>
          </table:table-cell>
          <table:table-cell office:value-type="float" office:value="12.7828757106107" calcext:value-type="float">
            <text:p>12,7828757106107</text:p>
          </table:table-cell>
          <table:table-cell office:value-type="float" office:value="27.87140264284" calcext:value-type="float">
            <text:p>27,87140264284</text:p>
          </table:table-cell>
          <table:table-cell office:value-type="float" office:value="47.7002767097447" calcext:value-type="float">
            <text:p>47,7002767097447</text:p>
          </table:table-cell>
        </table:table-row>
        <table:table-row table:style-name="ro1">
          <table:table-cell office:value-type="float" office:value="6.9147274089369" calcext:value-type="float">
            <text:p>6,9147274089369</text:p>
          </table:table-cell>
          <table:table-cell office:value-type="float" office:value="13.0453796211816" calcext:value-type="float">
            <text:p>13,0453796211816</text:p>
          </table:table-cell>
          <table:table-cell office:value-type="float" office:value="28.4350448173553" calcext:value-type="float">
            <text:p>28,4350448173553</text:p>
          </table:table-cell>
          <table:table-cell office:value-type="float" office:value="46.3153110250881" calcext:value-type="float">
            <text:p>46,3153110250881</text:p>
          </table:table-cell>
        </table:table-row>
        <table:table-row table:style-name="ro1">
          <table:table-cell office:value-type="float" office:value="7.00118799607183" calcext:value-type="float">
            <text:p>7,00118799607183</text:p>
          </table:table-cell>
          <table:table-cell office:value-type="float" office:value="13.0029466050941" calcext:value-type="float">
            <text:p>13,0029466050941</text:p>
          </table:table-cell>
          <table:table-cell office:value-type="float" office:value="28.4940340587214" calcext:value-type="float">
            <text:p>28,4940340587214</text:p>
          </table:table-cell>
          <table:table-cell office:value-type="float" office:value="47.1650802634681" calcext:value-type="float">
            <text:p>47,1650802634681</text:p>
          </table:table-cell>
        </table:table-row>
        <table:table-row table:style-name="ro1">
          <table:table-cell office:value-type="float" office:value="6.95560762761056" calcext:value-type="float">
            <text:p>6,95560762761056</text:p>
          </table:table-cell>
          <table:table-cell office:value-type="float" office:value="12.7560149697521" calcext:value-type="float">
            <text:p>12,7560149697521</text:p>
          </table:table-cell>
          <table:table-cell office:value-type="float" office:value="28.4097445771877" calcext:value-type="float">
            <text:p>28,4097445771877</text:p>
          </table:table-cell>
          <table:table-cell office:value-type="float" office:value="46.6715278310516" calcext:value-type="float">
            <text:p>46,6715278310516</text:p>
          </table:table-cell>
        </table:table-row>
        <table:table-row table:style-name="ro1">
          <table:table-cell office:value-type="float" office:value="7.09065793641466" calcext:value-type="float">
            <text:p>7,09065793641466</text:p>
          </table:table-cell>
          <table:table-cell office:value-type="float" office:value="12.9346709250737" calcext:value-type="float">
            <text:p>12,9346709250737</text:p>
          </table:table-cell>
          <table:table-cell office:value-type="float" office:value="29.3058462871696" calcext:value-type="float">
            <text:p>29,3058462871696</text:p>
          </table:table-cell>
          <table:table-cell office:value-type="float" office:value="47.9393729668083" calcext:value-type="float">
            <text:p>47,9393729668083</text:p>
          </table:table-cell>
        </table:table-row>
        <table:table-row table:style-name="ro1">
          <table:table-cell office:value-type="float" office:value="6.87097653090393" calcext:value-type="float">
            <text:p>6,87097653090393</text:p>
          </table:table-cell>
          <table:table-cell office:value-type="float" office:value="13.6449546833229" calcext:value-type="float">
            <text:p>13,6449546833229</text:p>
          </table:table-cell>
          <table:table-cell office:value-type="float" office:value="27.577348681039" calcext:value-type="float">
            <text:p>27,577348681039</text:p>
          </table:table-cell>
          <table:table-cell office:value-type="float" office:value="47.3017400226321" calcext:value-type="float">
            <text:p>47,3017400226321</text:p>
          </table:table-cell>
        </table:table-row>
        <table:table-row table:style-name="ro1">
          <table:table-cell office:value-type="float" office:value="6.94360302704132" calcext:value-type="float">
            <text:p>6,94360302704132</text:p>
          </table:table-cell>
          <table:table-cell office:value-type="float" office:value="12.7871873711767" calcext:value-type="float">
            <text:p>12,7871873711767</text:p>
          </table:table-cell>
          <table:table-cell office:value-type="float" office:value="28.1607397647944" calcext:value-type="float">
            <text:p>28,1607397647944</text:p>
          </table:table-cell>
          <table:table-cell office:value-type="float" office:value="46.7287675308599" calcext:value-type="float">
            <text:p>46,7287675308599</text:p>
          </table:table-cell>
        </table:table-row>
        <table:table-row table:style-name="ro1">
          <table:table-cell office:value-type="float" office:value="6.90492729608044" calcext:value-type="float">
            <text:p>6,90492729608044</text:p>
          </table:table-cell>
          <table:table-cell office:value-type="float" office:value="12.8660480731006" calcext:value-type="float">
            <text:p>12,8660480731006</text:p>
          </table:table-cell>
          <table:table-cell office:value-type="float" office:value="28.681463268894" calcext:value-type="float">
            <text:p>28,681463268894</text:p>
          </table:table-cell>
          <table:table-cell office:value-type="float" office:value="45.9145956242058" calcext:value-type="float">
            <text:p>45,9145956242058</text:p>
          </table:table-cell>
        </table:table-row>
        <table:table-row table:style-name="ro1">
          <table:table-cell office:value-type="float" office:value="7.10692537376182" calcext:value-type="float">
            <text:p>7,10692537376182</text:p>
          </table:table-cell>
          <table:table-cell office:value-type="float" office:value="13.0099231344058" calcext:value-type="float">
            <text:p>13,0099231344058</text:p>
          </table:table-cell>
          <table:table-cell office:value-type="float" office:value="28.1884041735422" calcext:value-type="float">
            <text:p>28,1884041735422</text:p>
          </table:table-cell>
          <table:table-cell office:value-type="float" office:value="46.4461554577504" calcext:value-type="float">
            <text:p>46,4461554577504</text:p>
          </table:table-cell>
        </table:table-row>
        <table:table-row table:style-name="ro1">
          <table:table-cell office:value-type="float" office:value="6.97982031992252" calcext:value-type="float">
            <text:p>6,97982031992252</text:p>
          </table:table-cell>
          <table:table-cell office:value-type="float" office:value="13.0082043712754" calcext:value-type="float">
            <text:p>13,0082043712754</text:p>
          </table:table-cell>
          <table:table-cell office:value-type="float" office:value="28.8944887082207" calcext:value-type="float">
            <text:p>28,8944887082207</text:p>
          </table:table-cell>
          <table:table-cell office:value-type="float" office:value="46.8226981934295" calcext:value-type="float">
            <text:p>46,8226981934295</text:p>
          </table:table-cell>
        </table:table-row>
        <table:table-row table:style-name="ro1">
          <table:table-cell office:value-type="float" office:value="6.99711017633647" calcext:value-type="float">
            <text:p>6,99711017633647</text:p>
          </table:table-cell>
          <table:table-cell office:value-type="float" office:value="12.9247311631935" calcext:value-type="float">
            <text:p>12,9247311631935</text:p>
          </table:table-cell>
          <table:table-cell office:value-type="float" office:value="29.385102886416" calcext:value-type="float">
            <text:p>29,385102886416</text:p>
          </table:table-cell>
          <table:table-cell office:value-type="float" office:value="46.2674049670566" calcext:value-type="float">
            <text:p>46,2674049670566</text:p>
          </table:table-cell>
        </table:table-row>
        <table:table-row table:style-name="ro1">
          <table:table-cell office:value-type="float" office:value="7.02283085405195" calcext:value-type="float">
            <text:p>7,02283085405195</text:p>
          </table:table-cell>
          <table:table-cell office:value-type="float" office:value="14.4951236450667" calcext:value-type="float">
            <text:p>14,4951236450667</text:p>
          </table:table-cell>
          <table:table-cell office:value-type="float" office:value="28.5030238886245" calcext:value-type="float">
            <text:p>28,5030238886245</text:p>
          </table:table-cell>
          <table:table-cell office:value-type="float" office:value="46.615352532604" calcext:value-type="float">
            <text:p>46,615352532604</text:p>
          </table:table-cell>
        </table:table-row>
        <table:table-row table:style-name="ro1">
          <table:table-cell office:value-type="float" office:value="7.06336199437109" calcext:value-type="float">
            <text:p>7,06336199437109</text:p>
          </table:table-cell>
          <table:table-cell office:value-type="float" office:value="13.0643822531155" calcext:value-type="float">
            <text:p>13,0643822531155</text:p>
          </table:table-cell>
          <table:table-cell office:value-type="float" office:value="28.40365715058" calcext:value-type="float">
            <text:p>28,40365715058</text:p>
          </table:table-cell>
          <table:table-cell office:value-type="float" office:value="46.3697259250157" calcext:value-type="float">
            <text:p>46,3697259250157</text:p>
          </table:table-cell>
        </table:table-row>
        <table:table-row table:style-name="ro1">
          <table:table-cell office:value-type="float" office:value="6.93864368795415" calcext:value-type="float">
            <text:p>6,93864368795415</text:p>
          </table:table-cell>
          <table:table-cell office:value-type="float" office:value="13.0129555807632" calcext:value-type="float">
            <text:p>13,0129555807632</text:p>
          </table:table-cell>
          <table:table-cell office:value-type="float" office:value="28.5672885253861" calcext:value-type="float">
            <text:p>28,5672885253861</text:p>
          </table:table-cell>
          <table:table-cell office:value-type="float" office:value="46.2675693150388" calcext:value-type="float">
            <text:p>46,2675693150388</text:p>
          </table:table-cell>
        </table:table-row>
        <table:table-row table:style-name="ro1">
          <table:table-cell office:value-type="float" office:value="7.2948833876725" calcext:value-type="float">
            <text:p>7,2948833876725</text:p>
          </table:table-cell>
          <table:table-cell office:value-type="float" office:value="13.0882725918497" calcext:value-type="float">
            <text:p>13,0882725918497</text:p>
          </table:table-cell>
          <table:table-cell office:value-type="float" office:value="28.4515169921518" calcext:value-type="float">
            <text:p>28,4515169921518</text:p>
          </table:table-cell>
          <table:table-cell office:value-type="float" office:value="47.1135869522495" calcext:value-type="float">
            <text:p>47,1135869522495</text:p>
          </table:table-cell>
        </table:table-row>
        <table:table-row table:style-name="ro1">
          <table:table-cell office:value-type="float" office:value="7.03722247777684" calcext:value-type="float">
            <text:p>7,03722247777684</text:p>
          </table:table-cell>
          <table:table-cell office:value-type="float" office:value="13.2918877012262" calcext:value-type="float">
            <text:p>13,2918877012262</text:p>
          </table:table-cell>
          <table:table-cell office:value-type="float" office:value="29.3196673952988" calcext:value-type="float">
            <text:p>29,3196673952988</text:p>
          </table:table-cell>
          <table:table-cell office:value-type="float" office:value="47.0584983910462" calcext:value-type="float">
            <text:p>47,0584983910462</text:p>
          </table:table-cell>
        </table:table-row>
        <table:table-row table:style-name="ro1">
          <table:table-cell office:value-type="float" office:value="7.0768260512835" calcext:value-type="float">
            <text:p>7,0768260512835</text:p>
          </table:table-cell>
          <table:table-cell office:value-type="float" office:value="12.9065610269905" calcext:value-type="float">
            <text:p>12,9065610269905</text:p>
          </table:table-cell>
          <table:table-cell office:value-type="float" office:value="28.5987727161218" calcext:value-type="float">
            <text:p>28,5987727161218</text:p>
          </table:table-cell>
          <table:table-cell office:value-type="float" office:value="47.0606106486688" calcext:value-type="float">
            <text:p>47,0606106486688</text:p>
          </table:table-cell>
        </table:table-row>
        <table:table-row table:style-name="ro1">
          <table:table-cell office:value-type="float" office:value="6.84094641748327" calcext:value-type="float">
            <text:p>6,84094641748327</text:p>
          </table:table-cell>
          <table:table-cell office:value-type="float" office:value="12.8794228794723" calcext:value-type="float">
            <text:p>12,8794228794723</text:p>
          </table:table-cell>
          <table:table-cell office:value-type="float" office:value="28.9069170370992" calcext:value-type="float">
            <text:p>28,9069170370992</text:p>
          </table:table-cell>
          <table:table-cell office:value-type="float" office:value="47.3546493185624" calcext:value-type="float">
            <text:p>47,3546493185624</text:p>
          </table:table-cell>
        </table:table-row>
        <table:table-row table:style-name="ro1">
          <table:table-cell office:value-type="float" office:value="7.01770745365282" calcext:value-type="float">
            <text:p>7,01770745365282</text:p>
          </table:table-cell>
          <table:table-cell office:value-type="float" office:value="12.8031043365889" calcext:value-type="float">
            <text:p>12,8031043365889</text:p>
          </table:table-cell>
          <table:table-cell office:value-type="float" office:value="28.5187064920777" calcext:value-type="float">
            <text:p>28,5187064920777</text:p>
          </table:table-cell>
          <table:table-cell office:value-type="float" office:value="46.4473119601615" calcext:value-type="float">
            <text:p>46,4473119601615</text:p>
          </table:table-cell>
        </table:table-row>
        <table:table-row table:style-name="ro1">
          <table:table-cell office:value-type="float" office:value="7.28030922850472" calcext:value-type="float">
            <text:p>7,28030922850472</text:p>
          </table:table-cell>
          <table:table-cell office:value-type="float" office:value="12.8289494822912" calcext:value-type="float">
            <text:p>12,8289494822912</text:p>
          </table:table-cell>
          <table:table-cell office:value-type="float" office:value="28.9822418223927" calcext:value-type="float">
            <text:p>28,9822418223927</text:p>
          </table:table-cell>
          <table:table-cell office:value-type="float" office:value="46.3710236122706" calcext:value-type="float">
            <text:p>46,3710236122706</text:p>
          </table:table-cell>
        </table:table-row>
        <table:table-row table:style-name="ro1">
          <table:table-cell office:value-type="float" office:value="7.03258712531412" calcext:value-type="float">
            <text:p>7,03258712531412</text:p>
          </table:table-cell>
          <table:table-cell office:value-type="float" office:value="13.0497329203216" calcext:value-type="float">
            <text:p>13,0497329203216</text:p>
          </table:table-cell>
          <table:table-cell office:value-type="float" office:value="28.7785623623187" calcext:value-type="float">
            <text:p>28,7785623623187</text:p>
          </table:table-cell>
          <table:table-cell office:value-type="float" office:value="47.7706154400814" calcext:value-type="float">
            <text:p>47,7706154400814</text:p>
          </table:table-cell>
        </table:table-row>
        <table:table-row table:style-name="ro1">
          <table:table-cell office:value-type="float" office:value="7.01889200389848" calcext:value-type="float">
            <text:p>7,01889200389848</text:p>
          </table:table-cell>
          <table:table-cell office:value-type="float" office:value="12.9179371818029" calcext:value-type="float">
            <text:p>12,9179371818029</text:p>
          </table:table-cell>
          <table:table-cell office:value-type="float" office:value="28.8664948880624" calcext:value-type="float">
            <text:p>28,8664948880624</text:p>
          </table:table-cell>
          <table:table-cell office:value-type="float" office:value="46.8463574090644" calcext:value-type="float">
            <text:p>46,8463574090644</text:p>
          </table:table-cell>
        </table:table-row>
        <table:table-row table:style-name="ro1">
          <table:table-cell office:value-type="float" office:value="7.0468632167874" calcext:value-type="float">
            <text:p>7,0468632167874</text:p>
          </table:table-cell>
          <table:table-cell office:value-type="float" office:value="13.3493172220602" calcext:value-type="float">
            <text:p>13,3493172220602</text:p>
          </table:table-cell>
          <table:table-cell office:value-type="float" office:value="28.4809330032937" calcext:value-type="float">
            <text:p>28,4809330032937</text:p>
          </table:table-cell>
          <table:table-cell office:value-type="float" office:value="46.9792192407825" calcext:value-type="float">
            <text:p>46,9792192407825</text:p>
          </table:table-cell>
        </table:table-row>
        <table:table-row table:style-name="ro1">
          <table:table-cell office:value-type="float" office:value="6.95971081480928" calcext:value-type="float">
            <text:p>6,95971081480928</text:p>
          </table:table-cell>
          <table:table-cell office:value-type="float" office:value="13.0118685658008" calcext:value-type="float">
            <text:p>13,0118685658008</text:p>
          </table:table-cell>
          <table:table-cell office:value-type="float" office:value="29.9887904724054" calcext:value-type="float">
            <text:p>29,9887904724054</text:p>
          </table:table-cell>
          <table:table-cell office:value-type="float" office:value="46.1102827811113" calcext:value-type="float">
            <text:p>46,1102827811113</text:p>
          </table:table-cell>
        </table:table-row>
        <table:table-row table:style-name="ro1">
          <table:table-cell office:value-type="float" office:value="7.145601380456" calcext:value-type="float">
            <text:p>7,145601380456</text:p>
          </table:table-cell>
          <table:table-cell office:value-type="float" office:value="12.7279491920124" calcext:value-type="float">
            <text:p>12,7279491920124</text:p>
          </table:table-cell>
          <table:table-cell office:value-type="float" office:value="28.0375104855707" calcext:value-type="float">
            <text:p>28,0375104855707</text:p>
          </table:table-cell>
          <table:table-cell office:value-type="float" office:value="47.3056380479263" calcext:value-type="float">
            <text:p>47,3056380479263</text:p>
          </table:table-cell>
        </table:table-row>
        <table:table-row table:style-name="ro1">
          <table:table-cell office:value-type="float" office:value="6.87540370472711" calcext:value-type="float">
            <text:p>6,87540370472711</text:p>
          </table:table-cell>
          <table:table-cell office:value-type="float" office:value="12.8141173258241" calcext:value-type="float">
            <text:p>12,8141173258241</text:p>
          </table:table-cell>
          <table:table-cell office:value-type="float" office:value="28.8946277455043" calcext:value-type="float">
            <text:p>28,8946277455043</text:p>
          </table:table-cell>
          <table:table-cell office:value-type="float" office:value="48.1531841765212" calcext:value-type="float">
            <text:p>48,1531841765212</text:p>
          </table:table-cell>
        </table:table-row>
        <table:table-row table:style-name="ro1">
          <table:table-cell office:value-type="float" office:value="7.09494614065594" calcext:value-type="float">
            <text:p>7,09494614065594</text:p>
          </table:table-cell>
          <table:table-cell office:value-type="float" office:value="12.9694101805159" calcext:value-type="float">
            <text:p>12,9694101805159</text:p>
          </table:table-cell>
          <table:table-cell office:value-type="float" office:value="29.1183250984863" calcext:value-type="float">
            <text:p>29,1183250984863</text:p>
          </table:table-cell>
          <table:table-cell office:value-type="float" office:value="49.0105776722129" calcext:value-type="float">
            <text:p>49,0105776722129</text:p>
          </table:table-cell>
        </table:table-row>
        <table:table-row table:style-name="ro1">
          <table:table-cell office:value-type="float" office:value="7.20423386028336" calcext:value-type="float">
            <text:p>7,20423386028336</text:p>
          </table:table-cell>
          <table:table-cell office:value-type="float" office:value="13.2048429513402" calcext:value-type="float">
            <text:p>13,2048429513402</text:p>
          </table:table-cell>
          <table:table-cell office:value-type="float" office:value="29.5027856475412" calcext:value-type="float">
            <text:p>29,5027856475412</text:p>
          </table:table-cell>
          <table:table-cell office:value-type="float" office:value="46.8779207699337" calcext:value-type="float">
            <text:p>46,8779207699337</text:p>
          </table:table-cell>
        </table:table-row>
        <table:table-row table:style-name="ro1">
          <table:table-cell office:value-type="float" office:value="7.19398733521839" calcext:value-type="float">
            <text:p>7,19398733521839</text:p>
          </table:table-cell>
          <table:table-cell office:value-type="float" office:value="12.8167568253724" calcext:value-type="float">
            <text:p>12,8167568253724</text:p>
          </table:table-cell>
          <table:table-cell office:value-type="float" office:value="29.1368229395533" calcext:value-type="float">
            <text:p>29,1368229395533</text:p>
          </table:table-cell>
          <table:table-cell office:value-type="float" office:value="47.7939048727566" calcext:value-type="float">
            <text:p>47,7939048727566</text:p>
          </table:table-cell>
        </table:table-row>
        <table:table-row table:style-name="ro1">
          <table:table-cell office:value-type="float" office:value="7.02902023937886" calcext:value-type="float">
            <text:p>7,02902023937886</text:p>
          </table:table-cell>
          <table:table-cell office:value-type="float" office:value="12.9007205965233" calcext:value-type="float">
            <text:p>12,9007205965233</text:p>
          </table:table-cell>
          <table:table-cell office:value-type="float" office:value="29.0332955107967" calcext:value-type="float">
            <text:p>29,0332955107967</text:p>
          </table:table-cell>
          <table:table-cell office:value-type="float" office:value="47.2582873537136" calcext:value-type="float">
            <text:p>47,2582873537136</text:p>
          </table:table-cell>
        </table:table-row>
        <table:table-row table:style-name="ro1">
          <table:table-cell office:value-type="float" office:value="7.08892081664099" calcext:value-type="float">
            <text:p>7,08892081664099</text:p>
          </table:table-cell>
          <table:table-cell office:value-type="float" office:value="13.4710708946523" calcext:value-type="float">
            <text:p>13,4710708946523</text:p>
          </table:table-cell>
          <table:table-cell office:value-type="float" office:value="28.3247144547393" calcext:value-type="float">
            <text:p>28,3247144547393</text:p>
          </table:table-cell>
          <table:table-cell office:value-type="float" office:value="47.2794943099441" calcext:value-type="float">
            <text:p>47,2794943099441</text:p>
          </table:table-cell>
        </table:table-row>
        <table:table-row table:style-name="ro1">
          <table:table-cell office:value-type="float" office:value="6.9724303918187" calcext:value-type="float">
            <text:p>6,9724303918187</text:p>
          </table:table-cell>
          <table:table-cell office:value-type="float" office:value="13.1640109522165" calcext:value-type="float">
            <text:p>13,1640109522165</text:p>
          </table:table-cell>
          <table:table-cell office:value-type="float" office:value="28.6687929616661" calcext:value-type="float">
            <text:p>28,6687929616661</text:p>
          </table:table-cell>
          <table:table-cell office:value-type="float" office:value="47.9081986915142" calcext:value-type="float">
            <text:p>47,9081986915142</text:p>
          </table:table-cell>
        </table:table-row>
        <table:table-row table:style-name="ro1">
          <table:table-cell office:value-type="float" office:value="7.09119203181174" calcext:value-type="float">
            <text:p>7,09119203181174</text:p>
          </table:table-cell>
          <table:table-cell office:value-type="float" office:value="12.942757632528" calcext:value-type="float">
            <text:p>12,942757632528</text:p>
          </table:table-cell>
          <table:table-cell office:value-type="float" office:value="28.966283016028" calcext:value-type="float">
            <text:p>28,966283016028</text:p>
          </table:table-cell>
          <table:table-cell office:value-type="float" office:value="47.1126152034425" calcext:value-type="float">
            <text:p>47,1126152034425</text:p>
          </table:table-cell>
        </table:table-row>
        <table:table-row table:style-name="ro1">
          <table:table-cell office:value-type="float" office:value="6.91595773090993" calcext:value-type="float">
            <text:p>6,91595773090993</text:p>
          </table:table-cell>
          <table:table-cell office:value-type="float" office:value="12.8372443826163" calcext:value-type="float">
            <text:p>12,8372443826163</text:p>
          </table:table-cell>
          <table:table-cell office:value-type="float" office:value="28.7311936966892" calcext:value-type="float">
            <text:p>28,7311936966892</text:p>
          </table:table-cell>
          <table:table-cell office:value-type="float" office:value="46.3041590769453" calcext:value-type="float">
            <text:p>46,3041590769453</text:p>
          </table:table-cell>
        </table:table-row>
        <table:table-row table:style-name="ro1">
          <table:table-cell office:value-type="float" office:value="7.1484094483568" calcext:value-type="float">
            <text:p>7,1484094483568</text:p>
          </table:table-cell>
          <table:table-cell office:value-type="float" office:value="12.8349708061667" calcext:value-type="float">
            <text:p>12,8349708061667</text:p>
          </table:table-cell>
          <table:table-cell office:value-type="float" office:value="28.942263523146" calcext:value-type="float">
            <text:p>28,942263523146</text:p>
          </table:table-cell>
          <table:table-cell office:value-type="float" office:value="46.7625120872638" calcext:value-type="float">
            <text:p>46,7625120872638</text:p>
          </table:table-cell>
        </table:table-row>
        <table:table-row table:style-name="ro1">
          <table:table-cell office:value-type="float" office:value="7.13237086964649" calcext:value-type="float">
            <text:p>7,13237086964649</text:p>
          </table:table-cell>
          <table:table-cell office:value-type="float" office:value="13.746137797275" calcext:value-type="float">
            <text:p>13,746137797275</text:p>
          </table:table-cell>
          <table:table-cell office:value-type="float" office:value="28.4705955812572" calcext:value-type="float">
            <text:p>28,4705955812572</text:p>
          </table:table-cell>
          <table:table-cell office:value-type="float" office:value="46.5343336651939" calcext:value-type="float">
            <text:p>46,5343336651939</text:p>
          </table:table-cell>
        </table:table-row>
        <table:table-row table:style-name="ro1">
          <table:table-cell office:value-type="float" office:value="7.19517381559714" calcext:value-type="float">
            <text:p>7,19517381559714</text:p>
          </table:table-cell>
          <table:table-cell office:value-type="float" office:value="12.9551102256919" calcext:value-type="float">
            <text:p>12,9551102256919</text:p>
          </table:table-cell>
          <table:table-cell office:value-type="float" office:value="29.2972446921431" calcext:value-type="float">
            <text:p>29,2972446921431</text:p>
          </table:table-cell>
          <table:table-cell office:value-type="float" office:value="48.3735069856467" calcext:value-type="float">
            <text:p>48,3735069856467</text:p>
          </table:table-cell>
        </table:table-row>
        <table:table-row table:style-name="ro1">
          <table:table-cell office:value-type="float" office:value="6.99291186115014" calcext:value-type="float">
            <text:p>6,99291186115014</text:p>
          </table:table-cell>
          <table:table-cell office:value-type="float" office:value="13.183682007354" calcext:value-type="float">
            <text:p>13,183682007354</text:p>
          </table:table-cell>
          <table:table-cell office:value-type="float" office:value="30.5278746519441" calcext:value-type="float">
            <text:p>30,5278746519441</text:p>
          </table:table-cell>
          <table:table-cell office:value-type="float" office:value="46.7806565456931" calcext:value-type="float">
            <text:p>46,7806565456931</text:p>
          </table:table-cell>
        </table:table-row>
        <table:table-row table:style-name="ro1">
          <table:table-cell office:value-type="float" office:value="7.00760899736856" calcext:value-type="float">
            <text:p>7,00760899736856</text:p>
          </table:table-cell>
          <table:table-cell office:value-type="float" office:value="12.6845932334899" calcext:value-type="float">
            <text:p>12,6845932334899</text:p>
          </table:table-cell>
          <table:table-cell office:value-type="float" office:value="29.0899430434516" calcext:value-type="float">
            <text:p>29,0899430434516</text:p>
          </table:table-cell>
          <table:table-cell office:value-type="float" office:value="46.4364192185677" calcext:value-type="float">
            <text:p>46,4364192185677</text:p>
          </table:table-cell>
        </table:table-row>
        <table:table-row table:style-name="ro1">
          <table:table-cell office:value-type="float" office:value="6.92288304840762" calcext:value-type="float">
            <text:p>6,92288304840762</text:p>
          </table:table-cell>
          <table:table-cell office:value-type="float" office:value="12.7628296325537" calcext:value-type="float">
            <text:p>12,7628296325537</text:p>
          </table:table-cell>
          <table:table-cell office:value-type="float" office:value="30.0829895689492" calcext:value-type="float">
            <text:p>30,0829895689492</text:p>
          </table:table-cell>
          <table:table-cell office:value-type="float" office:value="46.0042819174115" calcext:value-type="float">
            <text:p>46,0042819174115</text:p>
          </table:table-cell>
        </table:table-row>
        <table:table-row table:style-name="ro1">
          <table:table-cell office:value-type="float" office:value="7.25247670946439" calcext:value-type="float">
            <text:p>7,25247670946439</text:p>
          </table:table-cell>
          <table:table-cell office:value-type="float" office:value="12.7994448298499" calcext:value-type="float">
            <text:p>12,7994448298499</text:p>
          </table:table-cell>
          <table:table-cell office:value-type="float" office:value="29.9378263560976" calcext:value-type="float">
            <text:p>29,9378263560976</text:p>
          </table:table-cell>
          <table:table-cell office:value-type="float" office:value="46.6867322254114" calcext:value-type="float">
            <text:p>46,6867322254114</text:p>
          </table:table-cell>
        </table:table-row>
        <table:table-row table:style-name="ro1">
          <table:table-cell office:value-type="float" office:value="6.92694018814568" calcext:value-type="float">
            <text:p>6,92694018814568</text:p>
          </table:table-cell>
          <table:table-cell office:value-type="float" office:value="12.8943730578582" calcext:value-type="float">
            <text:p>12,8943730578582</text:p>
          </table:table-cell>
          <table:table-cell office:value-type="float" office:value="28.9184234418356" calcext:value-type="float">
            <text:p>28,9184234418356</text:p>
          </table:table-cell>
          <table:table-cell office:value-type="float" office:value="48.1513962028365" calcext:value-type="float">
            <text:p>48,1513962028365</text:p>
          </table:table-cell>
        </table:table-row>
        <table:table-row table:style-name="ro1">
          <table:table-cell office:value-type="float" office:value="6.87524157354823" calcext:value-type="float">
            <text:p>6,87524157354823</text:p>
          </table:table-cell>
          <table:table-cell office:value-type="float" office:value="12.8798855915745" calcext:value-type="float">
            <text:p>12,8798855915745</text:p>
          </table:table-cell>
          <table:table-cell office:value-type="float" office:value="27.9337138057668" calcext:value-type="float">
            <text:p>27,9337138057668</text:p>
          </table:table-cell>
          <table:table-cell office:value-type="float" office:value="48.5872440181663" calcext:value-type="float">
            <text:p>48,5872440181663</text:p>
          </table:table-cell>
        </table:table-row>
        <table:table-row table:style-name="ro1">
          <table:table-cell office:value-type="float" office:value="8.99654137769437" calcext:value-type="float">
            <text:p>8,99654137769437</text:p>
          </table:table-cell>
          <table:table-cell office:value-type="float" office:value="12.8664437774311" calcext:value-type="float">
            <text:p>12,8664437774311</text:p>
          </table:table-cell>
          <table:table-cell office:value-type="float" office:value="29.9374226132164" calcext:value-type="float">
            <text:p>29,9374226132164</text:p>
          </table:table-cell>
          <table:table-cell office:value-type="float" office:value="47.4154395965886" calcext:value-type="float">
            <text:p>47,4154395965886</text:p>
          </table:table-cell>
        </table:table-row>
        <table:table-row table:style-name="ro1">
          <table:table-cell office:value-type="float" office:value="7.10372852191167" calcext:value-type="float">
            <text:p>7,10372852191167</text:p>
          </table:table-cell>
          <table:table-cell office:value-type="float" office:value="12.8209989963973" calcext:value-type="float">
            <text:p>12,8209989963973</text:p>
          </table:table-cell>
          <table:table-cell office:value-type="float" office:value="28.683149898096" calcext:value-type="float">
            <text:p>28,683149898096</text:p>
          </table:table-cell>
          <table:table-cell office:value-type="float" office:value="69.9713370407159" calcext:value-type="float">
            <text:p>69,9713370407159</text:p>
          </table:table-cell>
        </table:table-row>
        <table:table-row table:style-name="ro1">
          <table:table-cell office:value-type="float" office:value="7.26084300917434" calcext:value-type="float">
            <text:p>7,26084300917434</text:p>
          </table:table-cell>
          <table:table-cell office:value-type="float" office:value="12.8089268431666" calcext:value-type="float">
            <text:p>12,8089268431666</text:p>
          </table:table-cell>
          <table:table-cell office:value-type="float" office:value="29.1445071558873" calcext:value-type="float">
            <text:p>29,1445071558873</text:p>
          </table:table-cell>
          <table:table-cell office:value-type="float" office:value="61.7663384860233" calcext:value-type="float">
            <text:p>61,7663384860233</text:p>
          </table:table-cell>
        </table:table-row>
        <table:table-row table:style-name="ro1">
          <table:table-cell office:value-type="float" office:value="7.25110741790947" calcext:value-type="float">
            <text:p>7,25110741790947</text:p>
          </table:table-cell>
          <table:table-cell office:value-type="float" office:value="12.9617142138534" calcext:value-type="float">
            <text:p>12,9617142138534</text:p>
          </table:table-cell>
          <table:table-cell office:value-type="float" office:value="27.8618053269593" calcext:value-type="float">
            <text:p>27,8618053269593</text:p>
          </table:table-cell>
          <table:table-cell office:value-type="float" office:value="48.0088284646169" calcext:value-type="float">
            <text:p>48,0088284646169</text:p>
          </table:table-cell>
        </table:table-row>
        <table:table-row table:style-name="ro1">
          <table:table-cell office:value-type="float" office:value="6.97310318106437" calcext:value-type="float">
            <text:p>6,97310318106437</text:p>
          </table:table-cell>
          <table:table-cell office:value-type="float" office:value="12.8805796597278" calcext:value-type="float">
            <text:p>12,8805796597278</text:p>
          </table:table-cell>
          <table:table-cell office:value-type="float" office:value="28.9219715663616" calcext:value-type="float">
            <text:p>28,9219715663616</text:p>
          </table:table-cell>
          <table:table-cell office:value-type="float" office:value="47.2680001540063" calcext:value-type="float">
            <text:p>47,2680001540063</text:p>
          </table:table-cell>
        </table:table-row>
        <table:table-row table:style-name="ro1">
          <table:table-cell office:value-type="float" office:value="7.19041824341675" calcext:value-type="float">
            <text:p>7,19041824341675</text:p>
          </table:table-cell>
          <table:table-cell office:value-type="float" office:value="12.9228066889616" calcext:value-type="float">
            <text:p>12,9228066889616</text:p>
          </table:table-cell>
          <table:table-cell office:value-type="float" office:value="28.8802462101704" calcext:value-type="float">
            <text:p>28,8802462101704</text:p>
          </table:table-cell>
          <table:table-cell office:value-type="float" office:value="48.0283632628548" calcext:value-type="float">
            <text:p>48,0283632628548</text:p>
          </table:table-cell>
        </table:table-row>
        <table:table-row table:style-name="ro1">
          <table:table-cell office:value-type="float" office:value="7.08359171920199" calcext:value-type="float">
            <text:p>7,08359171920199</text:p>
          </table:table-cell>
          <table:table-cell office:value-type="float" office:value="12.940439935735" calcext:value-type="float">
            <text:p>12,940439935735</text:p>
          </table:table-cell>
          <table:table-cell office:value-type="float" office:value="30.1824260930149" calcext:value-type="float">
            <text:p>30,1824260930149</text:p>
          </table:table-cell>
          <table:table-cell office:value-type="float" office:value="46.8130570885653" calcext:value-type="float">
            <text:p>46,8130570885653</text:p>
          </table:table-cell>
        </table:table-row>
        <table:table-row table:style-name="ro1">
          <table:table-cell office:value-type="float" office:value="7.13114247780654" calcext:value-type="float">
            <text:p>7,13114247780654</text:p>
          </table:table-cell>
          <table:table-cell office:value-type="float" office:value="12.8315865000701" calcext:value-type="float">
            <text:p>12,8315865000701</text:p>
          </table:table-cell>
          <table:table-cell office:value-type="float" office:value="28.1730111419701" calcext:value-type="float">
            <text:p>28,1730111419701</text:p>
          </table:table-cell>
          <table:table-cell office:value-type="float" office:value="48.0376552661328" calcext:value-type="float">
            <text:p>48,0376552661328</text:p>
          </table:table-cell>
        </table:table-row>
        <table:table-row table:style-name="ro1">
          <table:table-cell office:value-type="float" office:value="7.09316049182193" calcext:value-type="float">
            <text:p>7,09316049182193</text:p>
          </table:table-cell>
          <table:table-cell office:value-type="float" office:value="12.9352031267169" calcext:value-type="float">
            <text:p>12,9352031267169</text:p>
          </table:table-cell>
          <table:table-cell office:value-type="float" office:value="28.7227199090118" calcext:value-type="float">
            <text:p>28,7227199090118</text:p>
          </table:table-cell>
          <table:table-cell office:value-type="float" office:value="47.9040764801303" calcext:value-type="float">
            <text:p>47,9040764801303</text:p>
          </table:table-cell>
        </table:table-row>
        <table:table-row table:style-name="ro1">
          <table:table-cell office:value-type="float" office:value="7.1100756266847" calcext:value-type="float">
            <text:p>7,1100756266847</text:p>
          </table:table-cell>
          <table:table-cell office:value-type="float" office:value="12.8161805033858" calcext:value-type="float">
            <text:p>12,8161805033858</text:p>
          </table:table-cell>
          <table:table-cell office:value-type="float" office:value="28.1584296068513" calcext:value-type="float">
            <text:p>28,1584296068513</text:p>
          </table:table-cell>
          <table:table-cell office:value-type="float" office:value="48.2884075453516" calcext:value-type="float">
            <text:p>48,2884075453516</text:p>
          </table:table-cell>
        </table:table-row>
        <table:table-row table:style-name="ro1">
          <table:table-cell office:value-type="float" office:value="6.9602404984736" calcext:value-type="float">
            <text:p>6,9602404984736</text:p>
          </table:table-cell>
          <table:table-cell office:value-type="float" office:value="13.0377068176995" calcext:value-type="float">
            <text:p>13,0377068176995</text:p>
          </table:table-cell>
          <table:table-cell office:value-type="float" office:value="28.767798737532" calcext:value-type="float">
            <text:p>28,767798737532</text:p>
          </table:table-cell>
          <table:table-cell office:value-type="float" office:value="47.4494130268602" calcext:value-type="float">
            <text:p>47,4494130268602</text:p>
          </table:table-cell>
        </table:table-row>
        <table:table-row table:style-name="ro1">
          <table:table-cell office:value-type="float" office:value="7.07279427900881" calcext:value-type="float">
            <text:p>7,07279427900881</text:p>
          </table:table-cell>
          <table:table-cell office:value-type="float" office:value="12.7483909744" calcext:value-type="float">
            <text:p>12,7483909744</text:p>
          </table:table-cell>
          <table:table-cell office:value-type="float" office:value="28.437989733974" calcext:value-type="float">
            <text:p>28,437989733974</text:p>
          </table:table-cell>
          <table:table-cell office:value-type="float" office:value="47.6696409774188" calcext:value-type="float">
            <text:p>47,6696409774188</text:p>
          </table:table-cell>
        </table:table-row>
        <table:table-row table:style-name="ro1">
          <table:table-cell office:value-type="float" office:value="6.8869456248233" calcext:value-type="float">
            <text:p>6,8869456248233</text:p>
          </table:table-cell>
          <table:table-cell office:value-type="float" office:value="12.9561324388998" calcext:value-type="float">
            <text:p>12,9561324388998</text:p>
          </table:table-cell>
          <table:table-cell office:value-type="float" office:value="28.582258028002" calcext:value-type="float">
            <text:p>28,582258028002</text:p>
          </table:table-cell>
          <table:table-cell office:value-type="float" office:value="46.1841886347647" calcext:value-type="float">
            <text:p>46,1841886347647</text:p>
          </table:table-cell>
        </table:table-row>
        <table:table-row table:style-name="ro1">
          <table:table-cell office:value-type="float" office:value="7.03821704778059" calcext:value-type="float">
            <text:p>7,03821704778059</text:p>
          </table:table-cell>
          <table:table-cell office:value-type="float" office:value="13.2325827900425" calcext:value-type="float">
            <text:p>13,2325827900425</text:p>
          </table:table-cell>
          <table:table-cell office:value-type="float" office:value="28.8033917473778" calcext:value-type="float">
            <text:p>28,8033917473778</text:p>
          </table:table-cell>
          <table:table-cell office:value-type="float" office:value="47.0728010775175" calcext:value-type="float">
            <text:p>47,0728010775175</text:p>
          </table:table-cell>
        </table:table-row>
        <table:table-row table:style-name="ro1">
          <table:table-cell office:value-type="float" office:value="7.04449466776267" calcext:value-type="float">
            <text:p>7,04449466776267</text:p>
          </table:table-cell>
          <table:table-cell office:value-type="float" office:value="12.920674021859" calcext:value-type="float">
            <text:p>12,920674021859</text:p>
          </table:table-cell>
          <table:table-cell office:value-type="float" office:value="28.9427814370274" calcext:value-type="float">
            <text:p>28,9427814370274</text:p>
          </table:table-cell>
          <table:table-cell office:value-type="float" office:value="46.5660357291421" calcext:value-type="float">
            <text:p>46,5660357291421</text:p>
          </table:table-cell>
        </table:table-row>
        <table:table-row table:style-name="ro1">
          <table:table-cell office:value-type="float" office:value="7.08771586213132" calcext:value-type="float">
            <text:p>7,08771586213132</text:p>
          </table:table-cell>
          <table:table-cell office:value-type="float" office:value="12.7156710519281" calcext:value-type="float">
            <text:p>12,7156710519281</text:p>
          </table:table-cell>
          <table:table-cell office:value-type="float" office:value="28.42664482639" calcext:value-type="float">
            <text:p>28,42664482639</text:p>
          </table:table-cell>
          <table:table-cell office:value-type="float" office:value="47.8865356420581" calcext:value-type="float">
            <text:p>47,8865356420581</text:p>
          </table:table-cell>
        </table:table-row>
        <table:table-row table:style-name="ro1">
          <table:table-cell office:value-type="float" office:value="6.89116241414055" calcext:value-type="float">
            <text:p>6,89116241414055</text:p>
          </table:table-cell>
          <table:table-cell office:value-type="float" office:value="12.7929310126404" calcext:value-type="float">
            <text:p>12,7929310126404</text:p>
          </table:table-cell>
          <table:table-cell office:value-type="float" office:value="31.2175789903368" calcext:value-type="float">
            <text:p>31,2175789903368</text:p>
          </table:table-cell>
          <table:table-cell office:value-type="float" office:value="46.1927614777451" calcext:value-type="float">
            <text:p>46,1927614777451</text:p>
          </table:table-cell>
        </table:table-row>
        <table:table-row table:style-name="ro1">
          <table:table-cell office:value-type="float" office:value="7.13459603735657" calcext:value-type="float">
            <text:p>7,13459603735657</text:p>
          </table:table-cell>
          <table:table-cell office:value-type="float" office:value="12.7408361928366" calcext:value-type="float">
            <text:p>12,7408361928366</text:p>
          </table:table-cell>
          <table:table-cell office:value-type="float" office:value="29.4873228299479" calcext:value-type="float">
            <text:p>29,4873228299479</text:p>
          </table:table-cell>
          <table:table-cell office:value-type="float" office:value="46.7510871449895" calcext:value-type="float">
            <text:p>46,7510871449895</text:p>
          </table:table-cell>
        </table:table-row>
        <table:table-row table:style-name="ro1">
          <table:table-cell office:value-type="float" office:value="6.89600594524281" calcext:value-type="float">
            <text:p>6,89600594524281</text:p>
          </table:table-cell>
          <table:table-cell office:value-type="float" office:value="12.8333722709722" calcext:value-type="float">
            <text:p>12,8333722709722</text:p>
          </table:table-cell>
          <table:table-cell office:value-type="float" office:value="28.7416436854495" calcext:value-type="float">
            <text:p>28,7416436854495</text:p>
          </table:table-cell>
          <table:table-cell office:value-type="float" office:value="46.5246944905913" calcext:value-type="float">
            <text:p>46,5246944905913</text:p>
          </table:table-cell>
        </table:table-row>
        <table:table-row table:style-name="ro1">
          <table:table-cell office:value-type="float" office:value="7.25250207692775" calcext:value-type="float">
            <text:p>7,25250207692775</text:p>
          </table:table-cell>
          <table:table-cell office:value-type="float" office:value="13.1995598159614" calcext:value-type="float">
            <text:p>13,1995598159614</text:p>
          </table:table-cell>
          <table:table-cell office:value-type="float" office:value="28.5180538189829" calcext:value-type="float">
            <text:p>28,5180538189829</text:p>
          </table:table-cell>
          <table:table-cell office:value-type="float" office:value="46.7828840675045" calcext:value-type="float">
            <text:p>46,7828840675045</text:p>
          </table:table-cell>
        </table:table-row>
        <table:table-row table:style-name="ro1">
          <table:table-cell office:value-type="float" office:value="7.01935220277185" calcext:value-type="float">
            <text:p>7,01935220277185</text:p>
          </table:table-cell>
          <table:table-cell office:value-type="float" office:value="12.8609731305926" calcext:value-type="float">
            <text:p>12,8609731305926</text:p>
          </table:table-cell>
          <table:table-cell office:value-type="float" office:value="28.952578752693" calcext:value-type="float">
            <text:p>28,952578752693</text:p>
          </table:table-cell>
          <table:table-cell office:value-type="float" office:value="46.442676574961" calcext:value-type="float">
            <text:p>46,442676574961</text:p>
          </table:table-cell>
        </table:table-row>
        <table:table-row table:style-name="ro1">
          <table:table-cell office:value-type="float" office:value="7.18801274613016" calcext:value-type="float">
            <text:p>7,18801274613016</text:p>
          </table:table-cell>
          <table:table-cell office:value-type="float" office:value="13.4761717578621" calcext:value-type="float">
            <text:p>13,4761717578621</text:p>
          </table:table-cell>
          <table:table-cell office:value-type="float" office:value="28.8889173238387" calcext:value-type="float">
            <text:p>28,8889173238387</text:p>
          </table:table-cell>
          <table:table-cell office:value-type="float" office:value="47.4516868749485" calcext:value-type="float">
            <text:p>47,4516868749485</text:p>
          </table:table-cell>
        </table:table-row>
        <table:table-row table:style-name="ro1">
          <table:table-cell office:value-type="float" office:value="6.921726347225" calcext:value-type="float">
            <text:p>6,921726347225</text:p>
          </table:table-cell>
          <table:table-cell office:value-type="float" office:value="13.2551547577634" calcext:value-type="float">
            <text:p>13,2551547577634</text:p>
          </table:table-cell>
          <table:table-cell office:value-type="float" office:value="28.3994090268069" calcext:value-type="float">
            <text:p>28,3994090268069</text:p>
          </table:table-cell>
          <table:table-cell office:value-type="float" office:value="47.2845924064098" calcext:value-type="float">
            <text:p>47,2845924064098</text:p>
          </table:table-cell>
        </table:table-row>
        <table:table-row table:style-name="ro1">
          <table:table-cell office:value-type="float" office:value="7.05643198940734" calcext:value-type="float">
            <text:p>7,05643198940734</text:p>
          </table:table-cell>
          <table:table-cell office:value-type="float" office:value="12.8042677348959" calcext:value-type="float">
            <text:p>12,8042677348959</text:p>
          </table:table-cell>
          <table:table-cell office:value-type="float" office:value="28.9428038968963" calcext:value-type="float">
            <text:p>28,9428038968963</text:p>
          </table:table-cell>
          <table:table-cell office:value-type="float" office:value="46.3242558570415" calcext:value-type="float">
            <text:p>46,3242558570415</text:p>
          </table:table-cell>
        </table:table-row>
        <table:table-row table:style-name="ro1">
          <table:table-cell office:value-type="float" office:value="6.92469185883862" calcext:value-type="float">
            <text:p>6,92469185883862</text:p>
          </table:table-cell>
          <table:table-cell office:value-type="float" office:value="12.9576361153558" calcext:value-type="float">
            <text:p>12,9576361153558</text:p>
          </table:table-cell>
          <table:table-cell office:value-type="float" office:value="28.9516613740005" calcext:value-type="float">
            <text:p>28,9516613740005</text:p>
          </table:table-cell>
          <table:table-cell office:value-type="float" office:value="46.1078285914453" calcext:value-type="float">
            <text:p>46,1078285914453</text:p>
          </table:table-cell>
        </table:table-row>
        <table:table-row table:style-name="ro1">
          <table:table-cell office:value-type="float" office:value="7.07137893999322" calcext:value-type="float">
            <text:p>7,07137893999322</text:p>
          </table:table-cell>
          <table:table-cell office:value-type="float" office:value="12.8291320302123" calcext:value-type="float">
            <text:p>12,8291320302123</text:p>
          </table:table-cell>
          <table:table-cell office:value-type="float" office:value="28.0548797182259" calcext:value-type="float">
            <text:p>28,0548797182259</text:p>
          </table:table-cell>
          <table:table-cell office:value-type="float" office:value="46.938967772744" calcext:value-type="float">
            <text:p>46,938967772744</text:p>
          </table:table-cell>
        </table:table-row>
        <table:table-row table:style-name="ro1">
          <table:table-cell office:value-type="float" office:value="6.90578537810197" calcext:value-type="float">
            <text:p>6,90578537810197</text:p>
          </table:table-cell>
          <table:table-cell office:value-type="float" office:value="12.8182902830602" calcext:value-type="float">
            <text:p>12,8182902830602</text:p>
          </table:table-cell>
          <table:table-cell office:value-type="float" office:value="28.2161763361849" calcext:value-type="float">
            <text:p>28,2161763361849</text:p>
          </table:table-cell>
          <table:table-cell office:value-type="float" office:value="47.3250548244589" calcext:value-type="float">
            <text:p>47,3250548244589</text:p>
          </table:table-cell>
        </table:table-row>
        <table:table-row table:style-name="ro1">
          <table:table-cell office:value-type="float" office:value="7.50724407413705" calcext:value-type="float">
            <text:p>7,50724407413705</text:p>
          </table:table-cell>
          <table:table-cell office:value-type="float" office:value="12.8724904705041" calcext:value-type="float">
            <text:p>12,8724904705041</text:p>
          </table:table-cell>
          <table:table-cell office:value-type="float" office:value="27.7715626432724" calcext:value-type="float">
            <text:p>27,7715626432724</text:p>
          </table:table-cell>
          <table:table-cell office:value-type="float" office:value="47.69863433293" calcext:value-type="float">
            <text:p>47,69863433293</text:p>
          </table:table-cell>
        </table:table-row>
        <table:table-row table:style-name="ro1">
          <table:table-cell office:value-type="float" office:value="6.91516913367935" calcext:value-type="float">
            <text:p>6,91516913367935</text:p>
          </table:table-cell>
          <table:table-cell office:value-type="float" office:value="12.7755059587379" calcext:value-type="float">
            <text:p>12,7755059587379</text:p>
          </table:table-cell>
          <table:table-cell office:value-type="float" office:value="29.0209145080705" calcext:value-type="float">
            <text:p>29,0209145080705</text:p>
          </table:table-cell>
          <table:table-cell office:value-type="float" office:value="46.2650459117092" calcext:value-type="float">
            <text:p>46,2650459117092</text:p>
          </table:table-cell>
        </table:table-row>
        <table:table-row table:style-name="ro1">
          <table:table-cell office:value-type="float" office:value="7.09663693723565" calcext:value-type="float">
            <text:p>7,09663693723565</text:p>
          </table:table-cell>
          <table:table-cell office:value-type="float" office:value="13.3355028667666" calcext:value-type="float">
            <text:p>13,3355028667666</text:p>
          </table:table-cell>
          <table:table-cell office:value-type="float" office:value="28.4787506526998" calcext:value-type="float">
            <text:p>28,4787506526998</text:p>
          </table:table-cell>
          <table:table-cell office:value-type="float" office:value="47.0210044394864" calcext:value-type="float">
            <text:p>47,0210044394864</text:p>
          </table:table-cell>
        </table:table-row>
        <table:table-row table:style-name="ro1">
          <table:table-cell office:value-type="float" office:value="6.95379881717956" calcext:value-type="float">
            <text:p>6,95379881717956</text:p>
          </table:table-cell>
          <table:table-cell office:value-type="float" office:value="13.647231017294" calcext:value-type="float">
            <text:p>13,647231017294</text:p>
          </table:table-cell>
          <table:table-cell office:value-type="float" office:value="28.2834332157174" calcext:value-type="float">
            <text:p>28,2834332157174</text:p>
          </table:table-cell>
          <table:table-cell office:value-type="float" office:value="46.4724792615587" calcext:value-type="float">
            <text:p>46,4724792615587</text:p>
          </table:table-cell>
        </table:table-row>
        <table:table-row table:style-name="ro1">
          <table:table-cell office:value-type="float" office:value="7.10785514644068" calcext:value-type="float">
            <text:p>7,10785514644068</text:p>
          </table:table-cell>
          <table:table-cell office:value-type="float" office:value="13.0812522179467" calcext:value-type="float">
            <text:p>13,0812522179467</text:p>
          </table:table-cell>
          <table:table-cell office:value-type="float" office:value="29.0199655786099" calcext:value-type="float">
            <text:p>29,0199655786099</text:p>
          </table:table-cell>
          <table:table-cell office:value-type="float" office:value="46.913032227256" calcext:value-type="float">
            <text:p>46,913032227256</text:p>
          </table:table-cell>
        </table:table-row>
        <table:table-row table:style-name="ro1">
          <table:table-cell office:value-type="float" office:value="6.91373283893315" calcext:value-type="float">
            <text:p>6,91373283893315</text:p>
          </table:table-cell>
          <table:table-cell office:value-type="float" office:value="13.0541626028064" calcext:value-type="float">
            <text:p>13,0541626028064</text:p>
          </table:table-cell>
          <table:table-cell office:value-type="float" office:value="29.0871572175709" calcext:value-type="float">
            <text:p>29,0871572175709</text:p>
          </table:table-cell>
          <table:table-cell office:value-type="float" office:value="47.0318045285265" calcext:value-type="float">
            <text:p>47,0318045285265</text:p>
          </table:table-cell>
        </table:table-row>
        <table:table-row table:style-name="ro1">
          <table:table-cell office:value-type="float" office:value="9.20658425006092" calcext:value-type="float">
            <text:p>9,20658425006092</text:p>
          </table:table-cell>
          <table:table-cell office:value-type="float" office:value="12.9929511412803" calcext:value-type="float">
            <text:p>12,9929511412803</text:p>
          </table:table-cell>
          <table:table-cell office:value-type="float" office:value="27.9723640315757" calcext:value-type="float">
            <text:p>27,9723640315757</text:p>
          </table:table-cell>
          <table:table-cell office:value-type="float" office:value="46.8240422069612" calcext:value-type="float">
            <text:p>46,8240422069612</text:p>
          </table:table-cell>
        </table:table-row>
        <table:table-row table:style-name="ro1">
          <table:table-cell office:value-type="float" office:value="8.86255264208529" calcext:value-type="float">
            <text:p>8,86255264208529</text:p>
          </table:table-cell>
          <table:table-cell office:value-type="float" office:value="12.8806745184662" calcext:value-type="float">
            <text:p>12,8806745184662</text:p>
          </table:table-cell>
          <table:table-cell office:value-type="float" office:value="28.215546122959" calcext:value-type="float">
            <text:p>28,215546122959</text:p>
          </table:table-cell>
          <table:table-cell office:value-type="float" office:value="46.1691461066222" calcext:value-type="float">
            <text:p>46,1691461066222</text:p>
          </table:table-cell>
        </table:table-row>
        <table:table-row table:style-name="ro1">
          <table:table-cell office:value-type="float" office:value="7.06797170363715" calcext:value-type="float">
            <text:p>7,06797170363715</text:p>
          </table:table-cell>
          <table:table-cell office:value-type="float" office:value="12.8793026515364" calcext:value-type="float">
            <text:p>12,8793026515364</text:p>
          </table:table-cell>
          <table:table-cell office:value-type="float" office:value="28.6763627396206" calcext:value-type="float">
            <text:p>28,6763627396206</text:p>
          </table:table-cell>
          <table:table-cell office:value-type="float" office:value="46.9984531939725" calcext:value-type="float">
            <text:p>46,9984531939725</text:p>
          </table:table-cell>
        </table:table-row>
        <table:table-row table:style-name="ro1">
          <table:table-cell office:value-type="float" office:value="7.36190064134073" calcext:value-type="float">
            <text:p>7,36190064134073</text:p>
          </table:table-cell>
          <table:table-cell office:value-type="float" office:value="12.9744134274657" calcext:value-type="float">
            <text:p>12,9744134274657</text:p>
          </table:table-cell>
          <table:table-cell office:value-type="float" office:value="28.7298009174385" calcext:value-type="float">
            <text:p>28,7298009174385</text:p>
          </table:table-cell>
          <table:table-cell office:value-type="float" office:value="46.3222158463506" calcext:value-type="float">
            <text:p>46,3222158463506</text:p>
          </table:table-cell>
        </table:table-row>
        <table:table-row table:style-name="ro1">
          <table:table-cell office:value-type="float" office:value="8.03311572562048" calcext:value-type="float">
            <text:p>8,03311572562048</text:p>
          </table:table-cell>
          <table:table-cell office:value-type="float" office:value="13.0975670937067" calcext:value-type="float">
            <text:p>13,0975670937067</text:p>
          </table:table-cell>
          <table:table-cell office:value-type="float" office:value="28.3051650105253" calcext:value-type="float">
            <text:p>28,3051650105253</text:p>
          </table:table-cell>
          <table:table-cell office:value-type="float" office:value="47.2204205859259" calcext:value-type="float">
            <text:p>47,2204205859259</text:p>
          </table:table-cell>
        </table:table-row>
        <table:table-row table:style-name="ro1">
          <table:table-cell office:value-type="float" office:value="6.98953026799073" calcext:value-type="float">
            <text:p>6,98953026799073</text:p>
          </table:table-cell>
          <table:table-cell office:value-type="float" office:value="13.1758498191311" calcext:value-type="float">
            <text:p>13,1758498191311</text:p>
          </table:table-cell>
          <table:table-cell office:value-type="float" office:value="28.4967075852576" calcext:value-type="float">
            <text:p>28,4967075852576</text:p>
          </table:table-cell>
          <table:table-cell office:value-type="float" office:value="46.20033940878" calcext:value-type="float">
            <text:p>46,20033940878</text:p>
          </table:table-cell>
        </table:table-row>
        <table:table-row table:style-name="ro1">
          <table:table-cell office:value-type="float" office:value="6.88782438684213" calcext:value-type="float">
            <text:p>6,88782438684213</text:p>
          </table:table-cell>
          <table:table-cell office:value-type="float" office:value="13.226582147578" calcext:value-type="float">
            <text:p>13,226582147578</text:p>
          </table:table-cell>
          <table:table-cell office:value-type="float" office:value="32.0048332238083" calcext:value-type="float">
            <text:p>32,0048332238083</text:p>
          </table:table-cell>
          <table:table-cell office:value-type="float" office:value="47.4907333082858" calcext:value-type="float">
            <text:p>47,4907333082858</text:p>
          </table:table-cell>
        </table:table-row>
        <table:table-row table:style-name="ro1">
          <table:table-cell office:value-type="float" office:value="6.87162671001922" calcext:value-type="float">
            <text:p>6,87162671001922</text:p>
          </table:table-cell>
          <table:table-cell office:value-type="float" office:value="12.7610206984713" calcext:value-type="float">
            <text:p>12,7610206984713</text:p>
          </table:table-cell>
          <table:table-cell office:value-type="float" office:value="28.852404528886" calcext:value-type="float">
            <text:p>28,852404528886</text:p>
          </table:table-cell>
          <table:table-cell office:value-type="float" office:value="47.2965032230876" calcext:value-type="float">
            <text:p>47,2965032230876</text:p>
          </table:table-cell>
        </table:table-row>
        <table:table-row table:style-name="ro1">
          <table:table-cell office:value-type="float" office:value="6.91903656890879" calcext:value-type="float">
            <text:p>6,91903656890879</text:p>
          </table:table-cell>
          <table:table-cell office:value-type="float" office:value="13.0928850980077" calcext:value-type="float">
            <text:p>13,0928850980077</text:p>
          </table:table-cell>
          <table:table-cell office:value-type="float" office:value="28.2576819065162" calcext:value-type="float">
            <text:p>28,2576819065162</text:p>
          </table:table-cell>
          <table:table-cell office:value-type="float" office:value="48.3660655516775" calcext:value-type="float">
            <text:p>48,3660655516775</text:p>
          </table:table-cell>
        </table:table-row>
        <table:table-row table:style-name="ro1">
          <table:table-cell office:value-type="float" office:value="6.78694901438533" calcext:value-type="float">
            <text:p>6,78694901438533</text:p>
          </table:table-cell>
          <table:table-cell office:value-type="float" office:value="13.1558754366322" calcext:value-type="float">
            <text:p>13,1558754366322</text:p>
          </table:table-cell>
          <table:table-cell office:value-type="float" office:value="28.2125135058999" calcext:value-type="float">
            <text:p>28,2125135058999</text:p>
          </table:table-cell>
          <table:table-cell office:value-type="float" office:value="46.1615450124489" calcext:value-type="float">
            <text:p>46,1615450124489</text:p>
          </table:table-cell>
        </table:table-row>
        <table:table-row table:style-name="ro1">
          <table:table-cell office:value-type="float" office:value="9.25988294498322" calcext:value-type="float">
            <text:p>9,25988294498322</text:p>
          </table:table-cell>
          <table:table-cell office:value-type="float" office:value="13.1456535803059" calcext:value-type="float">
            <text:p>13,1456535803059</text:p>
          </table:table-cell>
          <table:table-cell office:value-type="float" office:value="28.565536922992" calcext:value-type="float">
            <text:p>28,565536922992</text:p>
          </table:table-cell>
          <table:table-cell office:value-type="float" office:value="46.9657774509558" calcext:value-type="float">
            <text:p>46,9657774509558</text:p>
          </table:table-cell>
        </table:table-row>
      </table:table>
      <table:table table:name="MONGO-SMALL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4.2898691137782" calcext:value-type="float">
            <text:p>14,2898691137782</text:p>
          </table:table-cell>
          <table:table-cell office:value-type="float" office:value="24.0939055389999" calcext:value-type="float">
            <text:p>24,0939055389999</text:p>
          </table:table-cell>
          <table:table-cell office:value-type="float" office:value="71.7564665199034" calcext:value-type="float">
            <text:p>71,7564665199034</text:p>
          </table:table-cell>
          <table:table-cell office:value-type="float" office:value="137.396658879573" calcext:value-type="float">
            <text:p>137,396658879573</text:p>
          </table:table-cell>
        </table:table-row>
        <table:table-row table:style-name="ro1">
          <table:table-cell office:value-type="float" office:value="14.0338750141661" calcext:value-type="float">
            <text:p>14,0338750141661</text:p>
          </table:table-cell>
          <table:table-cell office:value-type="float" office:value="23.9731629372861" calcext:value-type="float">
            <text:p>23,9731629372861</text:p>
          </table:table-cell>
          <table:table-cell office:value-type="float" office:value="72.4945816505032" calcext:value-type="float">
            <text:p>72,4945816505032</text:p>
          </table:table-cell>
          <table:table-cell office:value-type="float" office:value="134.754872304814" calcext:value-type="float">
            <text:p>134,754872304814</text:p>
          </table:table-cell>
        </table:table-row>
        <table:table-row table:style-name="ro1">
          <table:table-cell office:value-type="float" office:value="14.0465989391925" calcext:value-type="float">
            <text:p>14,0465989391925</text:p>
          </table:table-cell>
          <table:table-cell office:value-type="float" office:value="23.9281657917534" calcext:value-type="float">
            <text:p>23,9281657917534</text:p>
          </table:table-cell>
          <table:table-cell office:value-type="float" office:value="73.6352092024499" calcext:value-type="float">
            <text:p>73,6352092024499</text:p>
          </table:table-cell>
          <table:table-cell office:value-type="float" office:value="135.024429214552" calcext:value-type="float">
            <text:p>135,024429214552</text:p>
          </table:table-cell>
        </table:table-row>
        <table:table-row table:style-name="ro1">
          <table:table-cell office:value-type="float" office:value="13.9521840871662" calcext:value-type="float">
            <text:p>13,9521840871662</text:p>
          </table:table-cell>
          <table:table-cell office:value-type="float" office:value="24.333705202162" calcext:value-type="float">
            <text:p>24,333705202162</text:p>
          </table:table-cell>
          <table:table-cell office:value-type="float" office:value="70.2119069994962" calcext:value-type="float">
            <text:p>70,2119069994962</text:p>
          </table:table-cell>
          <table:table-cell office:value-type="float" office:value="131.400668449193" calcext:value-type="float">
            <text:p>131,400668449193</text:p>
          </table:table-cell>
        </table:table-row>
        <table:table-row table:style-name="ro1">
          <table:table-cell office:value-type="float" office:value="13.9332332895685" calcext:value-type="float">
            <text:p>13,9332332895685</text:p>
          </table:table-cell>
          <table:table-cell office:value-type="float" office:value="23.9958985454592" calcext:value-type="float">
            <text:p>23,9958985454592</text:p>
          </table:table-cell>
          <table:table-cell office:value-type="float" office:value="70.0926302548866" calcext:value-type="float">
            <text:p>70,0926302548866</text:p>
          </table:table-cell>
          <table:table-cell office:value-type="float" office:value="134.382775291309" calcext:value-type="float">
            <text:p>134,382775291309</text:p>
          </table:table-cell>
        </table:table-row>
        <table:table-row table:style-name="ro1">
          <table:table-cell office:value-type="float" office:value="14.2071110609026" calcext:value-type="float">
            <text:p>14,2071110609026</text:p>
          </table:table-cell>
          <table:table-cell office:value-type="float" office:value="23.9438936827633" calcext:value-type="float">
            <text:p>23,9438936827633</text:p>
          </table:table-cell>
          <table:table-cell office:value-type="float" office:value="72.7046810755734" calcext:value-type="float">
            <text:p>72,7046810755734</text:p>
          </table:table-cell>
          <table:table-cell office:value-type="float" office:value="133.582928021944" calcext:value-type="float">
            <text:p>133,582928021944</text:p>
          </table:table-cell>
        </table:table-row>
        <table:table-row table:style-name="ro1">
          <table:table-cell office:value-type="float" office:value="13.9322084968919" calcext:value-type="float">
            <text:p>13,9322084968919</text:p>
          </table:table-cell>
          <table:table-cell office:value-type="float" office:value="23.8760670531595" calcext:value-type="float">
            <text:p>23,8760670531595</text:p>
          </table:table-cell>
          <table:table-cell office:value-type="float" office:value="72.3246694423707" calcext:value-type="float">
            <text:p>72,3246694423707</text:p>
          </table:table-cell>
          <table:table-cell office:value-type="float" office:value="132.057462861523" calcext:value-type="float">
            <text:p>132,057462861523</text:p>
          </table:table-cell>
        </table:table-row>
        <table:table-row table:style-name="ro1">
          <table:table-cell office:value-type="float" office:value="14.1373385404647" calcext:value-type="float">
            <text:p>14,1373385404647</text:p>
          </table:table-cell>
          <table:table-cell office:value-type="float" office:value="24.0916649356578" calcext:value-type="float">
            <text:p>24,0916649356578</text:p>
          </table:table-cell>
          <table:table-cell office:value-type="float" office:value="71.69099672623" calcext:value-type="float">
            <text:p>71,69099672623</text:p>
          </table:table-cell>
          <table:table-cell office:value-type="float" office:value="130.977187699834" calcext:value-type="float">
            <text:p>130,977187699834</text:p>
          </table:table-cell>
        </table:table-row>
        <table:table-row table:style-name="ro1">
          <table:table-cell office:value-type="float" office:value="14.0423257084825" calcext:value-type="float">
            <text:p>14,0423257084825</text:p>
          </table:table-cell>
          <table:table-cell office:value-type="float" office:value="24.0373653278734" calcext:value-type="float">
            <text:p>24,0373653278734</text:p>
          </table:table-cell>
          <table:table-cell office:value-type="float" office:value="71.8440780189948" calcext:value-type="float">
            <text:p>71,8440780189948</text:p>
          </table:table-cell>
          <table:table-cell office:value-type="float" office:value="132.350000616651" calcext:value-type="float">
            <text:p>132,350000616651</text:p>
          </table:table-cell>
        </table:table-row>
        <table:table-row table:style-name="ro1">
          <table:table-cell office:value-type="float" office:value="14.1276110180671" calcext:value-type="float">
            <text:p>14,1276110180671</text:p>
          </table:table-cell>
          <table:table-cell office:value-type="float" office:value="24.0566083424079" calcext:value-type="float">
            <text:p>24,0566083424079</text:p>
          </table:table-cell>
          <table:table-cell office:value-type="float" office:value="70.5207857628172" calcext:value-type="float">
            <text:p>70,5207857628172</text:p>
          </table:table-cell>
          <table:table-cell office:value-type="float" office:value="135.856599329226" calcext:value-type="float">
            <text:p>135,856599329226</text:p>
          </table:table-cell>
        </table:table-row>
        <table:table-row table:style-name="ro1">
          <table:table-cell office:value-type="float" office:value="13.9812748501128" calcext:value-type="float">
            <text:p>13,9812748501128</text:p>
          </table:table-cell>
          <table:table-cell office:value-type="float" office:value="23.9734764157312" calcext:value-type="float">
            <text:p>23,9734764157312</text:p>
          </table:table-cell>
          <table:table-cell office:value-type="float" office:value="71.8865889763002" calcext:value-type="float">
            <text:p>71,8865889763002</text:p>
          </table:table-cell>
          <table:table-cell office:value-type="float" office:value="131.601973603873" calcext:value-type="float">
            <text:p>131,601973603873</text:p>
          </table:table-cell>
        </table:table-row>
        <table:table-row table:style-name="ro1">
          <table:table-cell office:value-type="float" office:value="13.9409488914009" calcext:value-type="float">
            <text:p>13,9409488914009</text:p>
          </table:table-cell>
          <table:table-cell office:value-type="float" office:value="24.0938130099525" calcext:value-type="float">
            <text:p>24,0938130099525</text:p>
          </table:table-cell>
          <table:table-cell office:value-type="float" office:value="71.8676998965995" calcext:value-type="float">
            <text:p>71,8676998965995</text:p>
          </table:table-cell>
          <table:table-cell office:value-type="float" office:value="131.819012907475" calcext:value-type="float">
            <text:p>131,819012907475</text:p>
          </table:table-cell>
        </table:table-row>
        <table:table-row table:style-name="ro1">
          <table:table-cell office:value-type="float" office:value="14.0496124985263" calcext:value-type="float">
            <text:p>14,0496124985263</text:p>
          </table:table-cell>
          <table:table-cell office:value-type="float" office:value="23.884393621248" calcext:value-type="float">
            <text:p>23,884393621248</text:p>
          </table:table-cell>
          <table:table-cell office:value-type="float" office:value="72.7653733364674" calcext:value-type="float">
            <text:p>72,7653733364674</text:p>
          </table:table-cell>
          <table:table-cell office:value-type="float" office:value="131.41019879425" calcext:value-type="float">
            <text:p>131,41019879425</text:p>
          </table:table-cell>
        </table:table-row>
        <table:table-row table:style-name="ro1">
          <table:table-cell office:value-type="float" office:value="13.8373304020751" calcext:value-type="float">
            <text:p>13,8373304020751</text:p>
          </table:table-cell>
          <table:table-cell office:value-type="float" office:value="23.9194225361003" calcext:value-type="float">
            <text:p>23,9194225361003</text:p>
          </table:table-cell>
          <table:table-cell office:value-type="float" office:value="72.1134110236998" calcext:value-type="float">
            <text:p>72,1134110236998</text:p>
          </table:table-cell>
          <table:table-cell office:value-type="float" office:value="131.417746231195" calcext:value-type="float">
            <text:p>131,417746231195</text:p>
          </table:table-cell>
        </table:table-row>
        <table:table-row table:style-name="ro1">
          <table:table-cell office:value-type="float" office:value="14.0187251498872" calcext:value-type="float">
            <text:p>14,0187251498872</text:p>
          </table:table-cell>
          <table:table-cell office:value-type="float" office:value="23.9377108724576" calcext:value-type="float">
            <text:p>23,9377108724576</text:p>
          </table:table-cell>
          <table:table-cell office:value-type="float" office:value="72.6755094399488" calcext:value-type="float">
            <text:p>72,6755094399488</text:p>
          </table:table-cell>
          <table:table-cell office:value-type="float" office:value="135.56051879971" calcext:value-type="float">
            <text:p>135,56051879971</text:p>
          </table:table-cell>
        </table:table-row>
        <table:table-row table:style-name="ro1">
          <table:table-cell office:value-type="float" office:value="13.9069753819915" calcext:value-type="float">
            <text:p>13,9069753819915</text:p>
          </table:table-cell>
          <table:table-cell office:value-type="float" office:value="24.0636534789523" calcext:value-type="float">
            <text:p>24,0636534789523</text:p>
          </table:table-cell>
          <table:table-cell office:value-type="float" office:value="72.4224799200969" calcext:value-type="float">
            <text:p>72,4224799200969</text:p>
          </table:table-cell>
          <table:table-cell office:value-type="float" office:value="131.942537138478" calcext:value-type="float">
            <text:p>131,942537138478</text:p>
          </table:table-cell>
        </table:table-row>
        <table:table-row table:style-name="ro1">
          <table:table-cell office:value-type="float" office:value="13.9651640927695" calcext:value-type="float">
            <text:p>13,9651640927695</text:p>
          </table:table-cell>
          <table:table-cell office:value-type="float" office:value="24.2729534221917" calcext:value-type="float">
            <text:p>24,2729534221917</text:p>
          </table:table-cell>
          <table:table-cell office:value-type="float" office:value="71.0502208814213" calcext:value-type="float">
            <text:p>71,0502208814213</text:p>
          </table:table-cell>
          <table:table-cell office:value-type="float" office:value="131.534714566452" calcext:value-type="float">
            <text:p>131,534714566452</text:p>
          </table:table-cell>
        </table:table-row>
        <table:table-row table:style-name="ro1">
          <table:table-cell office:value-type="float" office:value="14.0863630305194" calcext:value-type="float">
            <text:p>14,0863630305194</text:p>
          </table:table-cell>
          <table:table-cell office:value-type="float" office:value="24.0041014545408" calcext:value-type="float">
            <text:p>24,0041014545408</text:p>
          </table:table-cell>
          <table:table-cell office:value-type="float" office:value="72.3360857951824" calcext:value-type="float">
            <text:p>72,3360857951824</text:p>
          </table:table-cell>
          <table:table-cell office:value-type="float" office:value="130.909077036425" calcext:value-type="float">
            <text:p>130,909077036425</text:p>
          </table:table-cell>
        </table:table-row>
        <table:table-row table:style-name="ro1">
          <table:table-cell office:value-type="float" office:value="13.909566550072" calcext:value-type="float">
            <text:p>13,909566550072</text:p>
          </table:table-cell>
          <table:table-cell office:value-type="float" office:value="24.0365398320262" calcext:value-type="float">
            <text:p>24,0365398320262</text:p>
          </table:table-cell>
          <table:table-cell office:value-type="float" office:value="72.3089277177981" calcext:value-type="float">
            <text:p>72,3089277177981</text:p>
          </table:table-cell>
          <table:table-cell office:value-type="float" office:value="133.809320216206" calcext:value-type="float">
            <text:p>133,809320216206</text:p>
          </table:table-cell>
        </table:table-row>
        <table:table-row table:style-name="ro1">
          <table:table-cell office:value-type="float" office:value="13.9473104188229" calcext:value-type="float">
            <text:p>13,9473104188229</text:p>
          </table:table-cell>
          <table:table-cell office:value-type="float" office:value="23.841047809271" calcext:value-type="float">
            <text:p>23,841047809271</text:p>
          </table:table-cell>
          <table:table-cell office:value-type="float" office:value="71.5015426918846" calcext:value-type="float">
            <text:p>71,5015426918846</text:p>
          </table:table-cell>
          <table:table-cell office:value-type="float" office:value="131.804505362451" calcext:value-type="float">
            <text:p>131,804505362451</text:p>
          </table:table-cell>
        </table:table-row>
      </table:table>
      <table:table table:name="MONGO-INTERMEDIAT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7.3981739009603" calcext:value-type="float">
            <text:p>17,3981739009603</text:p>
          </table:table-cell>
          <table:table-cell office:value-type="float" office:value="29.872445436834" calcext:value-type="float">
            <text:p>29,872445436834</text:p>
          </table:table-cell>
          <table:table-cell office:value-type="float" office:value="88.7806486944285" calcext:value-type="float">
            <text:p>88,7806486944285</text:p>
          </table:table-cell>
          <table:table-cell office:value-type="float" office:value="164.21215594438" calcext:value-type="float">
            <text:p>164,21215594438</text:p>
          </table:table-cell>
        </table:table-row>
        <table:table-row table:style-name="ro1">
          <table:table-cell office:value-type="float" office:value="17.1582075280387" calcext:value-type="float">
            <text:p>17,1582075280387</text:p>
          </table:table-cell>
          <table:table-cell office:value-type="float" office:value="29.7443978282436" calcext:value-type="float">
            <text:p>29,7443978282436</text:p>
          </table:table-cell>
          <table:table-cell office:value-type="float" office:value="89.0435809797095" calcext:value-type="float">
            <text:p>89,0435809797095</text:p>
          </table:table-cell>
          <table:table-cell office:value-type="float" office:value="161.760930689517" calcext:value-type="float">
            <text:p>161,760930689517</text:p>
          </table:table-cell>
        </table:table-row>
        <table:table-row table:style-name="ro1">
          <table:table-cell office:value-type="float" office:value="16.9085724531728" calcext:value-type="float">
            <text:p>16,9085724531728</text:p>
          </table:table-cell>
          <table:table-cell office:value-type="float" office:value="30.0118516224206" calcext:value-type="float">
            <text:p>30,0118516224206</text:p>
          </table:table-cell>
          <table:table-cell office:value-type="float" office:value="88.4346876790734" calcext:value-type="float">
            <text:p>88,4346876790734</text:p>
          </table:table-cell>
          <table:table-cell office:value-type="float" office:value="163.218432056583" calcext:value-type="float">
            <text:p>163,218432056583</text:p>
          </table:table-cell>
        </table:table-row>
        <table:table-row table:style-name="ro1">
          <table:table-cell office:value-type="float" office:value="17.031401788355" calcext:value-type="float">
            <text:p>17,031401788355</text:p>
          </table:table-cell>
          <table:table-cell office:value-type="float" office:value="30.3888820119255" calcext:value-type="float">
            <text:p>30,3888820119255</text:p>
          </table:table-cell>
          <table:table-cell office:value-type="float" office:value="89.7574795308135" calcext:value-type="float">
            <text:p>89,7574795308135</text:p>
          </table:table-cell>
          <table:table-cell office:value-type="float" office:value="164.332366531231" calcext:value-type="float">
            <text:p>164,332366531231</text:p>
          </table:table-cell>
        </table:table-row>
        <table:table-row table:style-name="ro1">
          <table:table-cell office:value-type="float" office:value="17.5366257242184" calcext:value-type="float">
            <text:p>17,5366257242184</text:p>
          </table:table-cell>
          <table:table-cell office:value-type="float" office:value="30.2130244289342" calcext:value-type="float">
            <text:p>30,2130244289342</text:p>
          </table:table-cell>
          <table:table-cell office:value-type="float" office:value="89.8733106795186" calcext:value-type="float">
            <text:p>89,8733106795186</text:p>
          </table:table-cell>
          <table:table-cell office:value-type="float" office:value="162.816891020762" calcext:value-type="float">
            <text:p>162,816891020762</text:p>
          </table:table-cell>
        </table:table-row>
        <table:table-row table:style-name="ro1">
          <table:table-cell office:value-type="float" office:value="17.1698462194512" calcext:value-type="float">
            <text:p>17,1698462194512</text:p>
          </table:table-cell>
          <table:table-cell office:value-type="float" office:value="29.8915599633714" calcext:value-type="float">
            <text:p>29,8915599633714</text:p>
          </table:table-cell>
          <table:table-cell office:value-type="float" office:value="89.7711998002795" calcext:value-type="float">
            <text:p>89,7711998002795</text:p>
          </table:table-cell>
          <table:table-cell office:value-type="float" office:value="162.323621971781" calcext:value-type="float">
            <text:p>162,323621971781</text:p>
          </table:table-cell>
        </table:table-row>
        <table:table-row table:style-name="ro1">
          <table:table-cell office:value-type="float" office:value="17.2192849119652" calcext:value-type="float">
            <text:p>17,2192849119652</text:p>
          </table:table-cell>
          <table:table-cell office:value-type="float" office:value="30.0433033941352" calcext:value-type="float">
            <text:p>30,0433033941352</text:p>
          </table:table-cell>
          <table:table-cell office:value-type="float" office:value="89.0979582004339" calcext:value-type="float">
            <text:p>89,0979582004339</text:p>
          </table:table-cell>
          <table:table-cell office:value-type="float" office:value="163.849279616596" calcext:value-type="float">
            <text:p>163,849279616596</text:p>
          </table:table-cell>
        </table:table-row>
        <table:table-row table:style-name="ro1">
          <table:table-cell office:value-type="float" office:value="17.0000753682268" calcext:value-type="float">
            <text:p>17,0000753682268</text:p>
          </table:table-cell>
          <table:table-cell office:value-type="float" office:value="29.6825593697915" calcext:value-type="float">
            <text:p>29,6825593697915</text:p>
          </table:table-cell>
          <table:table-cell office:value-type="float" office:value="88.7191493174188" calcext:value-type="float">
            <text:p>88,7191493174188</text:p>
          </table:table-cell>
          <table:table-cell office:value-type="float" office:value="160.559154309618" calcext:value-type="float">
            <text:p>160,559154309618</text:p>
          </table:table-cell>
        </table:table-row>
        <table:table-row table:style-name="ro1">
          <table:table-cell office:value-type="float" office:value="16.854202725705" calcext:value-type="float">
            <text:p>16,854202725705</text:p>
          </table:table-cell>
          <table:table-cell office:value-type="float" office:value="30.2831390155426" calcext:value-type="float">
            <text:p>30,2831390155426</text:p>
          </table:table-cell>
          <table:table-cell office:value-type="float" office:value="88.9564190202905" calcext:value-type="float">
            <text:p>88,9564190202905</text:p>
          </table:table-cell>
          <table:table-cell office:value-type="float" office:value="163.2083202257" calcext:value-type="float">
            <text:p>163,2083202257</text:p>
          </table:table-cell>
        </table:table-row>
        <table:table-row table:style-name="ro1">
          <table:table-cell office:value-type="float" office:value="16.9470681420664" calcext:value-type="float">
            <text:p>16,9470681420664</text:p>
          </table:table-cell>
          <table:table-cell office:value-type="float" office:value="30.1356851918268" calcext:value-type="float">
            <text:p>30,1356851918268</text:p>
          </table:table-cell>
          <table:table-cell office:value-type="float" office:value="89.2977233715295" calcext:value-type="float">
            <text:p>89,2977233715295</text:p>
          </table:table-cell>
          <table:table-cell office:value-type="float" office:value="163.659785443316" calcext:value-type="float">
            <text:p>163,659785443316</text:p>
          </table:table-cell>
        </table:table-row>
        <table:table-row table:style-name="ro1">
          <table:table-cell office:value-type="float" office:value="16.9584429000243" calcext:value-type="float">
            <text:p>16,9584429000243</text:p>
          </table:table-cell>
          <table:table-cell office:value-type="float" office:value="29.9881483775794" calcext:value-type="float">
            <text:p>29,9881483775794</text:p>
          </table:table-cell>
          <table:table-cell office:value-type="float" office:value="88.8862920218681" calcext:value-type="float">
            <text:p>88,8862920218681</text:p>
          </table:table-cell>
          <table:table-cell office:value-type="float" office:value="164.046596136193" calcext:value-type="float">
            <text:p>164,046596136193</text:p>
          </table:table-cell>
        </table:table-row>
        <table:table-row table:style-name="ro1">
          <table:table-cell office:value-type="float" office:value="16.9392267362717" calcext:value-type="float">
            <text:p>16,9392267362717</text:p>
          </table:table-cell>
          <table:table-cell office:value-type="float" office:value="29.9578374759015" calcext:value-type="float">
            <text:p>29,9578374759015</text:p>
          </table:table-cell>
          <table:table-cell office:value-type="float" office:value="88.4560737255609" calcext:value-type="float">
            <text:p>88,4560737255609</text:p>
          </table:table-cell>
          <table:table-cell office:value-type="float" office:value="162.409046595578" calcext:value-type="float">
            <text:p>162,409046595578</text:p>
          </table:table-cell>
        </table:table-row>
        <table:table-row table:style-name="ro1">
          <table:table-cell office:value-type="float" office:value="16.9595502198497" calcext:value-type="float">
            <text:p>16,9595502198497</text:p>
          </table:table-cell>
          <table:table-cell office:value-type="float" office:value="29.8470472987986" calcext:value-type="float">
            <text:p>29,8470472987986</text:p>
          </table:table-cell>
          <table:table-cell office:value-type="float" office:value="88.4098489373114" calcext:value-type="float">
            <text:p>88,4098489373114</text:p>
          </table:table-cell>
          <table:table-cell office:value-type="float" office:value="162.308684989512" calcext:value-type="float">
            <text:p>162,308684989512</text:p>
          </table:table-cell>
        </table:table-row>
        <table:table-row table:style-name="ro1">
          <table:table-cell office:value-type="float" office:value="16.9999246317732" calcext:value-type="float">
            <text:p>16,9999246317732</text:p>
          </table:table-cell>
          <table:table-cell office:value-type="float" office:value="30.7204281275415" calcext:value-type="float">
            <text:p>30,7204281275415</text:p>
          </table:table-cell>
          <table:table-cell office:value-type="float" office:value="90.2677337124326" calcext:value-type="float">
            <text:p>90,2677337124326</text:p>
          </table:table-cell>
          <table:table-cell office:value-type="float" office:value="162.903510465177" calcext:value-type="float">
            <text:p>162,903510465177</text:p>
          </table:table-cell>
        </table:table-row>
        <table:table-row table:style-name="ro1">
          <table:table-cell office:value-type="float" office:value="16.907672764856" calcext:value-type="float">
            <text:p>16,907672764856</text:p>
          </table:table-cell>
          <table:table-cell office:value-type="float" office:value="30.4336330326469" calcext:value-type="float">
            <text:p>30,4336330326469</text:p>
          </table:table-cell>
          <table:table-cell office:value-type="float" office:value="91.2470965444821" calcext:value-type="float">
            <text:p>91,2470965444821</text:p>
          </table:table-cell>
          <table:table-cell office:value-type="float" office:value="162.499914676419" calcext:value-type="float">
            <text:p>162,499914676419</text:p>
          </table:table-cell>
        </table:table-row>
        <table:table-row table:style-name="ro1">
          <table:table-cell office:value-type="float" office:value="17.200914912069" calcext:value-type="float">
            <text:p>17,200914912069</text:p>
          </table:table-cell>
          <table:table-cell office:value-type="float" office:value="29.9449858838177" calcext:value-type="float">
            <text:p>29,9449858838177</text:p>
          </table:table-cell>
          <table:table-cell office:value-type="float" office:value="88.7501836046896" calcext:value-type="float">
            <text:p>88,7501836046896</text:p>
          </table:table-cell>
          <table:table-cell office:value-type="float" office:value="159.556043404541" calcext:value-type="float">
            <text:p>159,556043404541</text:p>
          </table:table-cell>
        </table:table-row>
        <table:table-row table:style-name="ro1">
          <table:table-cell office:value-type="float" office:value="17.1196012894351" calcext:value-type="float">
            <text:p>17,1196012894351</text:p>
          </table:table-cell>
          <table:table-cell office:value-type="float" office:value="29.9148385088904" calcext:value-type="float">
            <text:p>29,9148385088904</text:p>
          </table:table-cell>
          <table:table-cell office:value-type="float" office:value="88.8569774020423" calcext:value-type="float">
            <text:p>88,8569774020423</text:p>
          </table:table-cell>
          <table:table-cell office:value-type="float" office:value="163.096489534823" calcext:value-type="float">
            <text:p>163,096489534823</text:p>
          </table:table-cell>
        </table:table-row>
        <table:table-row table:style-name="ro1">
          <table:table-cell office:value-type="float" office:value="17.074651129247" calcext:value-type="float">
            <text:p>17,074651129247</text:p>
          </table:table-cell>
          <table:table-cell office:value-type="float" office:value="30.0742405474482" calcext:value-type="float">
            <text:p>30,0742405474482</text:p>
          </table:table-cell>
          <table:table-cell office:value-type="float" office:value="88.6248702443795" calcext:value-type="float">
            <text:p>88,6248702443795</text:p>
          </table:table-cell>
          <table:table-cell office:value-type="float" office:value="162.127051033097" calcext:value-type="float">
            <text:p>162,127051033097</text:p>
          </table:table-cell>
        </table:table-row>
        <table:table-row table:style-name="ro1">
          <table:table-cell office:value-type="float" office:value="16.8736619483726" calcext:value-type="float">
            <text:p>16,8736619483726</text:p>
          </table:table-cell>
          <table:table-cell office:value-type="float" office:value="30.0512925522834" calcext:value-type="float">
            <text:p>30,0512925522834</text:p>
          </table:table-cell>
          <table:table-cell office:value-type="float" office:value="89.6522522806442" calcext:value-type="float">
            <text:p>89,6522522806442</text:p>
          </table:table-cell>
          <table:table-cell office:value-type="float" office:value="164.856025673594" calcext:value-type="float">
            <text:p>164,856025673594</text:p>
          </table:table-cell>
        </table:table-row>
        <table:table-row table:style-name="ro1">
          <table:table-cell office:value-type="float" office:value="16.8585149021667" calcext:value-type="float">
            <text:p>16,8585149021667</text:p>
          </table:table-cell>
          <table:table-cell office:value-type="float" office:value="29.9668972249414" calcext:value-type="float">
            <text:p>29,9668972249414</text:p>
          </table:table-cell>
          <table:table-cell office:value-type="float" office:value="89.1387679850038" calcext:value-type="float">
            <text:p>89,1387679850038</text:p>
          </table:table-cell>
          <table:table-cell office:value-type="float" office:value="163.239017494447" calcext:value-type="float">
            <text:p>163,239017494447</text:p>
          </table:table-cell>
        </table:table-row>
      </table:table>
      <table:table table:name="MONGO-LARG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1.2824900761708" calcext:value-type="float">
            <text:p>21,2824900761708</text:p>
          </table:table-cell>
          <table:table-cell office:value-type="float" office:value="34.9523538239727" calcext:value-type="float">
            <text:p>34,9523538239727</text:p>
          </table:table-cell>
          <table:table-cell office:value-type="float" office:value="105.603643946657" calcext:value-type="float">
            <text:p>105,603643946657</text:p>
          </table:table-cell>
          <table:table-cell office:value-type="float" office:value="190.780117337047" calcext:value-type="float">
            <text:p>190,780117337047</text:p>
          </table:table-cell>
        </table:table-row>
        <table:table-row table:style-name="ro1">
          <table:table-cell office:value-type="float" office:value="19.862332233618" calcext:value-type="float">
            <text:p>19,862332233618</text:p>
          </table:table-cell>
          <table:table-cell office:value-type="float" office:value="34.9588078793772" calcext:value-type="float">
            <text:p>34,9588078793772</text:p>
          </table:table-cell>
          <table:table-cell office:value-type="float" office:value="105.112928550529" calcext:value-type="float">
            <text:p>105,112928550529</text:p>
          </table:table-cell>
          <table:table-cell office:value-type="float" office:value="189.58912058136" calcext:value-type="float">
            <text:p>189,58912058136</text:p>
          </table:table-cell>
        </table:table-row>
        <table:table-row table:style-name="ro1">
          <table:table-cell office:value-type="float" office:value="19.7922445734597" calcext:value-type="float">
            <text:p>19,7922445734597</text:p>
          </table:table-cell>
          <table:table-cell office:value-type="float" office:value="34.7467980488781" calcext:value-type="float">
            <text:p>34,7467980488781</text:p>
          </table:table-cell>
          <table:table-cell office:value-type="float" office:value="105.241479864736" calcext:value-type="float">
            <text:p>105,241479864736</text:p>
          </table:table-cell>
          <table:table-cell office:value-type="float" office:value="190.070029774861" calcext:value-type="float">
            <text:p>190,070029774861</text:p>
          </table:table-cell>
        </table:table-row>
        <table:table-row table:style-name="ro1">
          <table:table-cell office:value-type="float" office:value="20.0437944823601" calcext:value-type="float">
            <text:p>20,0437944823601</text:p>
          </table:table-cell>
          <table:table-cell office:value-type="float" office:value="34.8794352117909" calcext:value-type="float">
            <text:p>34,8794352117909</text:p>
          </table:table-cell>
          <table:table-cell office:value-type="float" office:value="104.790223932119" calcext:value-type="float">
            <text:p>104,790223932119</text:p>
          </table:table-cell>
          <table:table-cell office:value-type="float" office:value="190.331779862818" calcext:value-type="float">
            <text:p>190,331779862818</text:p>
          </table:table-cell>
        </table:table-row>
        <table:table-row table:style-name="ro1">
          <table:table-cell office:value-type="float" office:value="20.0008194745593" calcext:value-type="float">
            <text:p>20,0008194745593</text:p>
          </table:table-cell>
          <table:table-cell office:value-type="float" office:value="34.8317274314997" calcext:value-type="float">
            <text:p>34,8317274314997</text:p>
          </table:table-cell>
          <table:table-cell office:value-type="float" office:value="104.927864034862" calcext:value-type="float">
            <text:p>104,927864034862</text:p>
          </table:table-cell>
          <table:table-cell office:value-type="float" office:value="190.957823295072" calcext:value-type="float">
            <text:p>190,957823295072</text:p>
          </table:table-cell>
        </table:table-row>
        <table:table-row table:style-name="ro1">
          <table:table-cell office:value-type="float" office:value="20.3062236700287" calcext:value-type="float">
            <text:p>20,3062236700287</text:p>
          </table:table-cell>
          <table:table-cell office:value-type="float" office:value="34.8871602682095" calcext:value-type="float">
            <text:p>34,8871602682095</text:p>
          </table:table-cell>
          <table:table-cell office:value-type="float" office:value="104.747408803648" calcext:value-type="float">
            <text:p>104,747408803648</text:p>
          </table:table-cell>
          <table:table-cell office:value-type="float" office:value="191.281918997773" calcext:value-type="float">
            <text:p>191,281918997773</text:p>
          </table:table-cell>
        </table:table-row>
        <table:table-row table:style-name="ro1">
          <table:table-cell office:value-type="float" office:value="22.2326675870979" calcext:value-type="float">
            <text:p>22,2326675870979</text:p>
          </table:table-cell>
          <table:table-cell office:value-type="float" office:value="34.7748865929892" calcext:value-type="float">
            <text:p>34,7748865929892</text:p>
          </table:table-cell>
          <table:table-cell office:value-type="float" office:value="105.52874305284" calcext:value-type="float">
            <text:p>105,52874305284</text:p>
          </table:table-cell>
          <table:table-cell office:value-type="float" office:value="189.848709027755" calcext:value-type="float">
            <text:p>189,848709027755</text:p>
          </table:table-cell>
        </table:table-row>
        <table:table-row table:style-name="ro1">
          <table:table-cell office:value-type="float" office:value="21.7766105417244" calcext:value-type="float">
            <text:p>21,7766105417244</text:p>
          </table:table-cell>
          <table:table-cell office:value-type="float" office:value="34.9118638041187" calcext:value-type="float">
            <text:p>34,9118638041187</text:p>
          </table:table-cell>
          <table:table-cell office:value-type="float" office:value="105.047540769809" calcext:value-type="float">
            <text:p>105,047540769809</text:p>
          </table:table-cell>
          <table:table-cell office:value-type="float" office:value="190.516402610725" calcext:value-type="float">
            <text:p>190,516402610725</text:p>
          </table:table-cell>
        </table:table-row>
        <table:table-row table:style-name="ro1">
          <table:table-cell office:value-type="float" office:value="19.988285250775" calcext:value-type="float">
            <text:p>19,988285250775</text:p>
          </table:table-cell>
          <table:table-cell office:value-type="float" office:value="34.9834060775608" calcext:value-type="float">
            <text:p>34,9834060775608</text:p>
          </table:table-cell>
          <table:table-cell office:value-type="float" office:value="104.789021723538" calcext:value-type="float">
            <text:p>104,789021723538</text:p>
          </table:table-cell>
          <table:table-cell office:value-type="float" office:value="190.952931640452" calcext:value-type="float">
            <text:p>190,952931640452</text:p>
          </table:table-cell>
        </table:table-row>
        <table:table-row table:style-name="ro1">
          <table:table-cell office:value-type="float" office:value="21.0876217090317" calcext:value-type="float">
            <text:p>21,0876217090317</text:p>
          </table:table-cell>
          <table:table-cell office:value-type="float" office:value="35.1749324903274" calcext:value-type="float">
            <text:p>35,1749324903274</text:p>
          </table:table-cell>
          <table:table-cell office:value-type="float" office:value="104.960419424737" calcext:value-type="float">
            <text:p>104,960419424737</text:p>
          </table:table-cell>
          <table:table-cell office:value-type="float" office:value="189.929970225139" calcext:value-type="float">
            <text:p>189,929970225139</text:p>
          </table:table-cell>
        </table:table-row>
        <table:table-row table:style-name="ro1">
          <table:table-cell office:value-type="float" office:value="19.9851927434146" calcext:value-type="float">
            <text:p>19,9851927434146</text:p>
          </table:table-cell>
          <table:table-cell office:value-type="float" office:value="35.1738263615943" calcext:value-type="float">
            <text:p>35,1738263615943</text:p>
          </table:table-cell>
          <table:table-cell office:value-type="float" office:value="105.29171458355" calcext:value-type="float">
            <text:p>105,29171458355</text:p>
          </table:table-cell>
          <table:table-cell office:value-type="float" office:value="190.163307800176" calcext:value-type="float">
            <text:p>190,163307800176</text:p>
          </table:table-cell>
        </table:table-row>
        <table:table-row table:style-name="ro1">
          <table:table-cell office:value-type="float" office:value="21.0763588833113" calcext:value-type="float">
            <text:p>21,0763588833113</text:p>
          </table:table-cell>
          <table:table-cell office:value-type="float" office:value="35.0457865516637" calcext:value-type="float">
            <text:p>35,0457865516637</text:p>
          </table:table-cell>
          <table:table-cell office:value-type="float" office:value="104.96277152121" calcext:value-type="float">
            <text:p>104,96277152121</text:p>
          </table:table-cell>
          <table:table-cell office:value-type="float" office:value="189.862569104914" calcext:value-type="float">
            <text:p>189,862569104914</text:p>
          </table:table-cell>
        </table:table-row>
        <table:table-row table:style-name="ro1">
          <table:table-cell office:value-type="float" office:value="19.6951733706885" calcext:value-type="float">
            <text:p>19,6951733706885</text:p>
          </table:table-cell>
          <table:table-cell office:value-type="float" office:value="35.1745711000969" calcext:value-type="float">
            <text:p>35,1745711000969</text:p>
          </table:table-cell>
          <table:table-cell office:value-type="float" office:value="105.03722847879" calcext:value-type="float">
            <text:p>105,03722847879</text:p>
          </table:table-cell>
          <table:table-cell office:value-type="float" office:value="189.898146259557" calcext:value-type="float">
            <text:p>189,898146259557</text:p>
          </table:table-cell>
        </table:table-row>
        <table:table-row table:style-name="ro1">
          <table:table-cell office:value-type="float" office:value="19.9991805254407" calcext:value-type="float">
            <text:p>19,9991805254407</text:p>
          </table:table-cell>
          <table:table-cell office:value-type="float" office:value="35.296989642698" calcext:value-type="float">
            <text:p>35,296989642698</text:p>
          </table:table-cell>
          <table:table-cell office:value-type="float" office:value="104.694323697314" calcext:value-type="float">
            <text:p>104,694323697314</text:p>
          </table:table-cell>
          <table:table-cell office:value-type="float" office:value="189.467199558138" calcext:value-type="float">
            <text:p>189,467199558138</text:p>
          </table:table-cell>
        </table:table-row>
        <table:table-row table:style-name="ro1">
          <table:table-cell office:value-type="float" office:value="19.9454417757426" calcext:value-type="float">
            <text:p>19,9454417757426</text:p>
          </table:table-cell>
          <table:table-cell office:value-type="float" office:value="35.2676488553929" calcext:value-type="float">
            <text:p>35,2676488553929</text:p>
          </table:table-cell>
          <table:table-cell office:value-type="float" office:value="104.612340825786" calcext:value-type="float">
            <text:p>104,612340825786</text:p>
          </table:table-cell>
          <table:table-cell office:value-type="float" office:value="189.331230208584" calcext:value-type="float">
            <text:p>189,331230208584</text:p>
          </table:table-cell>
        </table:table-row>
        <table:table-row table:style-name="ro1">
          <table:table-cell office:value-type="float" office:value="19.6704870911157" calcext:value-type="float">
            <text:p>19,6704870911157</text:p>
          </table:table-cell>
          <table:table-cell office:value-type="float" office:value="35.0165939224392" calcext:value-type="float">
            <text:p>35,0165939224392</text:p>
          </table:table-cell>
          <table:table-cell office:value-type="float" office:value="105.660433616953" calcext:value-type="float">
            <text:p>105,660433616953</text:p>
          </table:table-cell>
          <table:table-cell office:value-type="float" office:value="189.874419154563" calcext:value-type="float">
            <text:p>189,874419154563</text:p>
          </table:table-cell>
        </table:table-row>
        <table:table-row table:style-name="ro1">
          <table:table-cell office:value-type="float" office:value="19.7067737847049" calcext:value-type="float">
            <text:p>19,7067737847049</text:p>
          </table:table-cell>
          <table:table-cell office:value-type="float" office:value="35.0422686994846" calcext:value-type="float">
            <text:p>35,0422686994846</text:p>
          </table:table-cell>
          <table:table-cell office:value-type="float" office:value="104.838666341198" calcext:value-type="float">
            <text:p>104,838666341198</text:p>
          </table:table-cell>
          <table:table-cell office:value-type="float" office:value="189.679750071932" calcext:value-type="float">
            <text:p>189,679750071932</text:p>
          </table:table-cell>
        </table:table-row>
        <table:table-row table:style-name="ro1">
          <table:table-cell office:value-type="float" office:value="20.5917662598762" calcext:value-type="float">
            <text:p>20,5917662598762</text:p>
          </table:table-cell>
          <table:table-cell office:value-type="float" office:value="34.8895523555138" calcext:value-type="float">
            <text:p>34,8895523555138</text:p>
          </table:table-cell>
          <table:table-cell office:value-type="float" office:value="104.855701274253" calcext:value-type="float">
            <text:p>104,855701274253</text:p>
          </table:table-cell>
          <table:table-cell office:value-type="float" office:value="190.203539253014" calcext:value-type="float">
            <text:p>190,203539253014</text:p>
          </table:table-cell>
        </table:table-row>
        <table:table-row table:style-name="ro1">
          <table:table-cell office:value-type="float" office:value="19.7295163460324" calcext:value-type="float">
            <text:p>19,7295163460324</text:p>
          </table:table-cell>
          <table:table-cell office:value-type="float" office:value="35.3266422168005" calcext:value-type="float">
            <text:p>35,3266422168005</text:p>
          </table:table-cell>
          <table:table-cell office:value-type="float" office:value="105.369647013256" calcext:value-type="float">
            <text:p>105,369647013256</text:p>
          </table:table-cell>
          <table:table-cell office:value-type="float" office:value="190.512053893867" calcext:value-type="float">
            <text:p>190,512053893867</text:p>
          </table:table-cell>
        </table:table-row>
        <table:table-row table:style-name="ro1">
          <table:table-cell office:value-type="float" office:value="20.7070756619625" calcext:value-type="float">
            <text:p>20,7070756619625</text:p>
          </table:table-cell>
          <table:table-cell office:value-type="float" office:value="35.1177714035643" calcext:value-type="float">
            <text:p>35,1177714035643</text:p>
          </table:table-cell>
          <table:table-cell office:value-type="float" office:value="106.271417153766" calcext:value-type="float">
            <text:p>106,271417153766</text:p>
          </table:table-cell>
          <table:table-cell office:value-type="float" office:value="189.306121680913" calcext:value-type="float">
            <text:p>189,306121680913</text:p>
          </table:table-cell>
        </table:table-row>
      </table:table>
      <table:table table:name="PSQL-SMALL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.2563830072859" calcext:value-type="float">
            <text:p>4,2563830072859</text:p>
          </table:table-cell>
          <table:table-cell office:value-type="float" office:value="6.58077258853407" calcext:value-type="float">
            <text:p>6,58077258853407</text:p>
          </table:table-cell>
          <table:table-cell office:value-type="float" office:value="15.3092288401552" calcext:value-type="float">
            <text:p>15,3092288401552</text:p>
          </table:table-cell>
          <table:table-cell office:value-type="float" office:value="22.4944454613295" calcext:value-type="float">
            <text:p>22,4944454613295</text:p>
          </table:table-cell>
        </table:table-row>
        <table:table-row table:style-name="ro1">
          <table:table-cell office:value-type="float" office:value="3.49726247810468" calcext:value-type="float">
            <text:p>3,49726247810468</text:p>
          </table:table-cell>
          <table:table-cell office:value-type="float" office:value="6.25539504104211" calcext:value-type="float">
            <text:p>6,25539504104211</text:p>
          </table:table-cell>
          <table:table-cell office:value-type="float" office:value="14.5497299007247" calcext:value-type="float">
            <text:p>14,5497299007247</text:p>
          </table:table-cell>
          <table:table-cell office:value-type="float" office:value="21.8323211881809" calcext:value-type="float">
            <text:p>21,8323211881809</text:p>
          </table:table-cell>
        </table:table-row>
        <table:table-row table:style-name="ro1">
          <table:table-cell office:value-type="float" office:value="3.0210882436423" calcext:value-type="float">
            <text:p>3,0210882436423</text:p>
          </table:table-cell>
          <table:table-cell office:value-type="float" office:value="6.2856157258495" calcext:value-type="float">
            <text:p>6,2856157258495</text:p>
          </table:table-cell>
          <table:table-cell office:value-type="float" office:value="14.1983257804069" calcext:value-type="float">
            <text:p>14,1983257804069</text:p>
          </table:table-cell>
          <table:table-cell office:value-type="float" office:value="21.6912185450533" calcext:value-type="float">
            <text:p>21,6912185450533</text:p>
          </table:table-cell>
        </table:table-row>
        <table:table-row table:style-name="ro1">
          <table:table-cell office:value-type="float" office:value="3.2344162323509" calcext:value-type="float">
            <text:p>3,2344162323509</text:p>
          </table:table-cell>
          <table:table-cell office:value-type="float" office:value="6.04697086451876" calcext:value-type="float">
            <text:p>6,04697086451876</text:p>
          </table:table-cell>
          <table:table-cell office:value-type="float" office:value="14.1862906578201" calcext:value-type="float">
            <text:p>14,1862906578201</text:p>
          </table:table-cell>
          <table:table-cell office:value-type="float" office:value="21.8676547815795" calcext:value-type="float">
            <text:p>21,8676547815795</text:p>
          </table:table-cell>
        </table:table-row>
        <table:table-row table:style-name="ro1">
          <table:table-cell office:value-type="float" office:value="2.99922539507774" calcext:value-type="float">
            <text:p>2,99922539507774</text:p>
          </table:table-cell>
          <table:table-cell office:value-type="float" office:value="6.09092385094356" calcext:value-type="float">
            <text:p>6,09092385094356</text:p>
          </table:table-cell>
          <table:table-cell office:value-type="float" office:value="14.9068641989987" calcext:value-type="float">
            <text:p>14,9068641989987</text:p>
          </table:table-cell>
          <table:table-cell office:value-type="float" office:value="21.4681161570066" calcext:value-type="float">
            <text:p>21,4681161570066</text:p>
          </table:table-cell>
        </table:table-row>
        <table:table-row table:style-name="ro1">
          <table:table-cell office:value-type="float" office:value="3.21369064481314" calcext:value-type="float">
            <text:p>3,21369064481314</text:p>
          </table:table-cell>
          <table:table-cell office:value-type="float" office:value="6.19151102772103" calcext:value-type="float">
            <text:p>6,19151102772103</text:p>
          </table:table-cell>
          <table:table-cell office:value-type="float" office:value="14.4015040232474" calcext:value-type="float">
            <text:p>14,4015040232474</text:p>
          </table:table-cell>
          <table:table-cell office:value-type="float" office:value="22.3935379319784" calcext:value-type="float">
            <text:p>22,3935379319784</text:p>
          </table:table-cell>
        </table:table-row>
        <table:table-row table:style-name="ro1">
          <table:table-cell office:value-type="float" office:value="3.01619843530022" calcext:value-type="float">
            <text:p>3,01619843530022</text:p>
          </table:table-cell>
          <table:table-cell office:value-type="float" office:value="5.96346181546422" calcext:value-type="float">
            <text:p>5,96346181546422</text:p>
          </table:table-cell>
          <table:table-cell office:value-type="float" office:value="14.6546223902711" calcext:value-type="float">
            <text:p>14,6546223902711</text:p>
          </table:table-cell>
          <table:table-cell office:value-type="float" office:value="20.8412801689746" calcext:value-type="float">
            <text:p>20,8412801689746</text:p>
          </table:table-cell>
        </table:table-row>
        <table:table-row table:style-name="ro1">
          <table:table-cell office:value-type="float" office:value="2.96359367667266" calcext:value-type="float">
            <text:p>2,96359367667266</text:p>
          </table:table-cell>
          <table:table-cell office:value-type="float" office:value="5.88892484050732" calcext:value-type="float">
            <text:p>5,88892484050732</text:p>
          </table:table-cell>
          <table:table-cell office:value-type="float" office:value="13.9330668690958" calcext:value-type="float">
            <text:p>13,9330668690958</text:p>
          </table:table-cell>
          <table:table-cell office:value-type="float" office:value="21.4873187509288" calcext:value-type="float">
            <text:p>21,4873187509288</text:p>
          </table:table-cell>
        </table:table-row>
        <table:table-row table:style-name="ro1">
          <table:table-cell office:value-type="float" office:value="2.93028012003514" calcext:value-type="float">
            <text:p>2,93028012003514</text:p>
          </table:table-cell>
          <table:table-cell office:value-type="float" office:value="5.99166080613425" calcext:value-type="float">
            <text:p>5,99166080613425</text:p>
          </table:table-cell>
          <table:table-cell office:value-type="float" office:value="14.4821726824803" calcext:value-type="float">
            <text:p>14,4821726824803</text:p>
          </table:table-cell>
          <table:table-cell office:value-type="float" office:value="20.8020742883927" calcext:value-type="float">
            <text:p>20,8020742883927</text:p>
          </table:table-cell>
        </table:table-row>
        <table:table-row table:style-name="ro1">
          <table:table-cell office:value-type="float" office:value="3.03709922980826" calcext:value-type="float">
            <text:p>3,03709922980826</text:p>
          </table:table-cell>
          <table:table-cell office:value-type="float" office:value="5.86947857155816" calcext:value-type="float">
            <text:p>5,86947857155816</text:p>
          </table:table-cell>
          <table:table-cell office:value-type="float" office:value="14.0002363349813" calcext:value-type="float">
            <text:p>14,0002363349813</text:p>
          </table:table-cell>
          <table:table-cell office:value-type="float" office:value="20.9672972297961" calcext:value-type="float">
            <text:p>20,9672972297961</text:p>
          </table:table-cell>
        </table:table-row>
        <table:table-row table:style-name="ro1">
          <table:table-cell office:value-type="float" office:value="2.95585925750579" calcext:value-type="float">
            <text:p>2,95585925750579</text:p>
          </table:table-cell>
          <table:table-cell office:value-type="float" office:value="5.92615987404693" calcext:value-type="float">
            <text:p>5,92615987404693</text:p>
          </table:table-cell>
          <table:table-cell office:value-type="float" office:value="13.8698190969927" calcext:value-type="float">
            <text:p>13,8698190969927</text:p>
          </table:table-cell>
          <table:table-cell office:value-type="float" office:value="20.4412744155871" calcext:value-type="float">
            <text:p>20,4412744155871</text:p>
          </table:table-cell>
        </table:table-row>
        <table:table-row table:style-name="ro1">
          <table:table-cell office:value-type="float" office:value="3.00077460492226" calcext:value-type="float">
            <text:p>3,00077460492226</text:p>
          </table:table-cell>
          <table:table-cell office:value-type="float" office:value="5.90445568033672" calcext:value-type="float">
            <text:p>5,90445568033672</text:p>
          </table:table-cell>
          <table:table-cell office:value-type="float" office:value="13.6023397451871" calcext:value-type="float">
            <text:p>13,6023397451871</text:p>
          </table:table-cell>
          <table:table-cell office:value-type="float" office:value="21.2743135417173" calcext:value-type="float">
            <text:p>21,2743135417173</text:p>
          </table:table-cell>
        </table:table-row>
        <table:table-row table:style-name="ro1">
          <table:table-cell office:value-type="float" office:value="2.95021828438482" calcext:value-type="float">
            <text:p>2,95021828438482</text:p>
          </table:table-cell>
          <table:table-cell office:value-type="float" office:value="5.95907720997997" calcext:value-type="float">
            <text:p>5,95907720997997</text:p>
          </table:table-cell>
          <table:table-cell office:value-type="float" office:value="13.6568012672426" calcext:value-type="float">
            <text:p>13,6568012672426</text:p>
          </table:table-cell>
          <table:table-cell office:value-type="float" office:value="20.8269724902073" calcext:value-type="float">
            <text:p>20,8269724902073</text:p>
          </table:table-cell>
        </table:table-row>
        <table:table-row table:style-name="ro1">
          <table:table-cell office:value-type="float" office:value="2.89299318904807" calcext:value-type="float">
            <text:p>2,89299318904807</text:p>
          </table:table-cell>
          <table:table-cell office:value-type="float" office:value="6.00833919386575" calcext:value-type="float">
            <text:p>6,00833919386575</text:p>
          </table:table-cell>
          <table:table-cell office:value-type="float" office:value="13.5772750676082" calcext:value-type="float">
            <text:p>13,5772750676082</text:p>
          </table:table-cell>
          <table:table-cell office:value-type="float" office:value="21.2905281347609" calcext:value-type="float">
            <text:p>21,2905281347609</text:p>
          </table:table-cell>
        </table:table-row>
        <table:table-row table:style-name="ro1">
          <table:table-cell office:value-type="float" office:value="3.00176679630598" calcext:value-type="float">
            <text:p>3,00176679630598</text:p>
          </table:table-cell>
          <table:table-cell office:value-type="float" office:value="6.22193111788609" calcext:value-type="float">
            <text:p>6,22193111788609</text:p>
          </table:table-cell>
          <table:table-cell office:value-type="float" office:value="13.6749813927241" calcext:value-type="float">
            <text:p>13,6749813927241</text:p>
          </table:table-cell>
          <table:table-cell office:value-type="float" office:value="20.8894768646869" calcext:value-type="float">
            <text:p>20,8894768646869</text:p>
          </table:table-cell>
        </table:table-row>
        <table:table-row table:style-name="ro1">
          <table:table-cell office:value-type="float" office:value="2.99062232236419" calcext:value-type="float">
            <text:p>2,99062232236419</text:p>
          </table:table-cell>
          <table:table-cell office:value-type="float" office:value="5.97223249598559" calcext:value-type="float">
            <text:p>5,97223249598559</text:p>
          </table:table-cell>
          <table:table-cell office:value-type="float" office:value="13.7468385059169" calcext:value-type="float">
            <text:p>13,7468385059169</text:p>
          </table:table-cell>
          <table:table-cell office:value-type="float" office:value="20.8868208781224" calcext:value-type="float">
            <text:p>20,8868208781224</text:p>
          </table:table-cell>
        </table:table-row>
        <table:table-row table:style-name="ro1">
          <table:table-cell office:value-type="float" office:value="3.01145366059486" calcext:value-type="float">
            <text:p>3,01145366059486</text:p>
          </table:table-cell>
          <table:table-cell office:value-type="float" office:value="6.62525457076956" calcext:value-type="float">
            <text:p>6,62525457076956</text:p>
          </table:table-cell>
          <table:table-cell office:value-type="float" office:value="13.6983022604194" calcext:value-type="float">
            <text:p>13,6983022604194</text:p>
          </table:table-cell>
          <table:table-cell office:value-type="float" office:value="20.5976823300332" calcext:value-type="float">
            <text:p>20,5976823300332</text:p>
          </table:table-cell>
        </table:table-row>
        <table:table-row table:style-name="ro1">
          <table:table-cell office:value-type="float" office:value="2.88073777473201" calcext:value-type="float">
            <text:p>2,88073777473201</text:p>
          </table:table-cell>
          <table:table-cell office:value-type="float" office:value="5.91120842704719" calcext:value-type="float">
            <text:p>5,91120842704719</text:p>
          </table:table-cell>
          <table:table-cell office:value-type="float" office:value="14.1921520750362" calcext:value-type="float">
            <text:p>14,1921520750362</text:p>
          </table:table-cell>
          <table:table-cell office:value-type="float" office:value="20.9170012408703" calcext:value-type="float">
            <text:p>20,9170012408703</text:p>
          </table:table-cell>
        </table:table-row>
        <table:table-row table:style-name="ro1">
          <table:table-cell office:value-type="float" office:value="2.92541688439015" calcext:value-type="float">
            <text:p>2,92541688439015</text:p>
          </table:table-cell>
          <table:table-cell office:value-type="float" office:value="6.05608831629506" calcext:value-type="float">
            <text:p>6,05608831629506</text:p>
          </table:table-cell>
          <table:table-cell office:value-type="float" office:value="13.8214048329435" calcext:value-type="float">
            <text:p>13,8214048329435</text:p>
          </table:table-cell>
          <table:table-cell office:value-type="float" office:value="20.4437273181197" calcext:value-type="float">
            <text:p>20,4437273181197</text:p>
          </table:table-cell>
        </table:table-row>
        <table:table-row table:style-name="ro1">
          <table:table-cell office:value-type="float" office:value="2.89320159388654" calcext:value-type="float">
            <text:p>2,89320159388654</text:p>
          </table:table-cell>
          <table:table-cell office:value-type="float" office:value="5.93692287925935" calcext:value-type="float">
            <text:p>5,93692287925935</text:p>
          </table:table-cell>
          <table:table-cell office:value-type="float" office:value="13.9997636650187" calcext:value-type="float">
            <text:p>13,9997636650187</text:p>
          </table:table-cell>
          <table:table-cell office:value-type="float" office:value="21.0327027702039" calcext:value-type="float">
            <text:p>21,0327027702039</text:p>
          </table:table-cell>
        </table:table-row>
      </table:table>
      <table:table table:name="PSQL-INTERMEDIAT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9.1794084952773" calcext:value-type="float">
            <text:p>19,1794084952773</text:p>
          </table:table-cell>
          <table:table-cell office:value-type="float" office:value="27.3261313548362" calcext:value-type="float">
            <text:p>27,3261313548362</text:p>
          </table:table-cell>
          <table:table-cell office:value-type="float" office:value="65.9232433502481" calcext:value-type="float">
            <text:p>65,9232433502481</text:p>
          </table:table-cell>
          <table:table-cell office:value-type="float" office:value="195.42711627517" calcext:value-type="float">
            <text:p>195,42711627517</text:p>
          </table:table-cell>
        </table:table-row>
        <table:table-row table:style-name="ro1">
          <table:table-cell office:value-type="float" office:value="14.1774802453517" calcext:value-type="float">
            <text:p>14,1774802453517</text:p>
          </table:table-cell>
          <table:table-cell office:value-type="float" office:value="26.3513362420382" calcext:value-type="float">
            <text:p>26,3513362420382</text:p>
          </table:table-cell>
          <table:table-cell office:value-type="float" office:value="60.2482479934962" calcext:value-type="float">
            <text:p>60,2482479934962</text:p>
          </table:table-cell>
          <table:table-cell office:value-type="float" office:value="179.808674762001" calcext:value-type="float">
            <text:p>179,808674762001</text:p>
          </table:table-cell>
        </table:table-row>
        <table:table-row table:style-name="ro1">
          <table:table-cell office:value-type="float" office:value="13.0874950964831" calcext:value-type="float">
            <text:p>13,0874950964831</text:p>
          </table:table-cell>
          <table:table-cell office:value-type="float" office:value="26.6958698315695" calcext:value-type="float">
            <text:p>26,6958698315695</text:p>
          </table:table-cell>
          <table:table-cell office:value-type="float" office:value="60.7903067605026" calcext:value-type="float">
            <text:p>60,7903067605026</text:p>
          </table:table-cell>
          <table:table-cell office:value-type="float" office:value="180.056632414623" calcext:value-type="float">
            <text:p>180,056632414623</text:p>
          </table:table-cell>
        </table:table-row>
        <table:table-row table:style-name="ro1">
          <table:table-cell office:value-type="float" office:value="12.9748231272598" calcext:value-type="float">
            <text:p>12,9748231272598</text:p>
          </table:table-cell>
          <table:table-cell office:value-type="float" office:value="25.673173825021" calcext:value-type="float">
            <text:p>25,673173825021</text:p>
          </table:table-cell>
          <table:table-cell office:value-type="float" office:value="63.5313614035246" calcext:value-type="float">
            <text:p>63,5313614035246</text:p>
          </table:table-cell>
          <table:table-cell office:value-type="float" office:value="179.67375058663" calcext:value-type="float">
            <text:p>179,67375058663</text:p>
          </table:table-cell>
        </table:table-row>
        <table:table-row table:style-name="ro1">
          <table:table-cell office:value-type="float" office:value="13.3260637780929" calcext:value-type="float">
            <text:p>13,3260637780929</text:p>
          </table:table-cell>
          <table:table-cell office:value-type="float" office:value="26.1988524142524" calcext:value-type="float">
            <text:p>26,1988524142524</text:p>
          </table:table-cell>
          <table:table-cell office:value-type="float" office:value="64.9534307352676" calcext:value-type="float">
            <text:p>64,9534307352676</text:p>
          </table:table-cell>
          <table:table-cell office:value-type="float" office:value="179.791661620432" calcext:value-type="float">
            <text:p>179,791661620432</text:p>
          </table:table-cell>
        </table:table-row>
        <table:table-row table:style-name="ro1">
          <table:table-cell office:value-type="float" office:value="13.525235609648" calcext:value-type="float">
            <text:p>13,525235609648</text:p>
          </table:table-cell>
          <table:table-cell office:value-type="float" office:value="26.6369449260401" calcext:value-type="float">
            <text:p>26,6369449260401</text:p>
          </table:table-cell>
          <table:table-cell office:value-type="float" office:value="60.8573455647147" calcext:value-type="float">
            <text:p>60,8573455647147</text:p>
          </table:table-cell>
          <table:table-cell office:value-type="float" office:value="183.260491850706" calcext:value-type="float">
            <text:p>183,260491850706</text:p>
          </table:table-cell>
        </table:table-row>
        <table:table-row table:style-name="ro1">
          <table:table-cell office:value-type="float" office:value="12.5544121302087" calcext:value-type="float">
            <text:p>12,5544121302087</text:p>
          </table:table-cell>
          <table:table-cell office:value-type="float" office:value="25.2630039759408" calcext:value-type="float">
            <text:p>25,2630039759408</text:p>
          </table:table-cell>
          <table:table-cell office:value-type="float" office:value="59.421528270045" calcext:value-type="float">
            <text:p>59,421528270045</text:p>
          </table:table-cell>
          <table:table-cell office:value-type="float" office:value="175.820715836874" calcext:value-type="float">
            <text:p>175,820715836874</text:p>
          </table:table-cell>
        </table:table-row>
        <table:table-row table:style-name="ro1">
          <table:table-cell office:value-type="float" office:value="12.3140520737256" calcext:value-type="float">
            <text:p>12,3140520737256</text:p>
          </table:table-cell>
          <table:table-cell office:value-type="float" office:value="24.9352424451252" calcext:value-type="float">
            <text:p>24,9352424451252</text:p>
          </table:table-cell>
          <table:table-cell office:value-type="float" office:value="59.1949077606627" calcext:value-type="float">
            <text:p>59,1949077606627</text:p>
          </table:table-cell>
          <table:table-cell office:value-type="float" office:value="176.102441344551" calcext:value-type="float">
            <text:p>176,102441344551</text:p>
          </table:table-cell>
        </table:table-row>
        <table:table-row table:style-name="ro1">
          <table:table-cell office:value-type="float" office:value="12.7238209503335" calcext:value-type="float">
            <text:p>12,7238209503335</text:p>
          </table:table-cell>
          <table:table-cell office:value-type="float" office:value="25.8033494301331" calcext:value-type="float">
            <text:p>25,8033494301331</text:p>
          </table:table-cell>
          <table:table-cell office:value-type="float" office:value="60.1557857793364" calcext:value-type="float">
            <text:p>60,1557857793364</text:p>
          </table:table-cell>
          <table:table-cell office:value-type="float" office:value="174.870399278852" calcext:value-type="float">
            <text:p>174,870399278852</text:p>
          </table:table-cell>
        </table:table-row>
        <table:table-row table:style-name="ro1">
          <table:table-cell office:value-type="float" office:value="12.3110763900168" calcext:value-type="float">
            <text:p>12,3110763900168</text:p>
          </table:table-cell>
          <table:table-cell office:value-type="float" office:value="24.6814856992697" calcext:value-type="float">
            <text:p>24,6814856992697</text:p>
          </table:table-cell>
          <table:table-cell office:value-type="float" office:value="58.8050922393373" calcext:value-type="float">
            <text:p>58,8050922393373</text:p>
          </table:table-cell>
          <table:table-cell office:value-type="float" office:value="175.388640290667" calcext:value-type="float">
            <text:p>175,388640290667</text:p>
          </table:table-cell>
        </table:table-row>
        <table:table-row table:style-name="ro1">
          <table:table-cell office:value-type="float" office:value="12.4007574368233" calcext:value-type="float">
            <text:p>12,4007574368233</text:p>
          </table:table-cell>
          <table:table-cell office:value-type="float" office:value="24.770477337068" calcext:value-type="float">
            <text:p>24,770477337068</text:p>
          </table:table-cell>
          <table:table-cell office:value-type="float" office:value="58.2054911388219" calcext:value-type="float">
            <text:p>58,2054911388219</text:p>
          </table:table-cell>
          <table:table-cell office:value-type="float" office:value="180.543403223128" calcext:value-type="float">
            <text:p>180,543403223128</text:p>
          </table:table-cell>
        </table:table-row>
        <table:table-row table:style-name="ro1">
          <table:table-cell office:value-type="float" office:value="12.9116049639386" calcext:value-type="float">
            <text:p>12,9116049639386</text:p>
          </table:table-cell>
          <table:table-cell office:value-type="float" office:value="24.8956402576731" calcext:value-type="float">
            <text:p>24,8956402576731</text:p>
          </table:table-cell>
          <table:table-cell office:value-type="float" office:value="57.6345456325226" calcext:value-type="float">
            <text:p>57,6345456325226</text:p>
          </table:table-cell>
          <table:table-cell office:value-type="float" office:value="172.701483534542" calcext:value-type="float">
            <text:p>172,701483534542</text:p>
          </table:table-cell>
        </table:table-row>
        <table:table-row table:style-name="ro1">
          <table:table-cell office:value-type="float" office:value="13.0251768727402" calcext:value-type="float">
            <text:p>13,0251768727402</text:p>
          </table:table-cell>
          <table:table-cell office:value-type="float" office:value="24.9072093174365" calcext:value-type="float">
            <text:p>24,9072093174365</text:p>
          </table:table-cell>
          <table:table-cell office:value-type="float" office:value="58.2143454330113" calcext:value-type="float">
            <text:p>58,2143454330113</text:p>
          </table:table-cell>
          <table:table-cell office:value-type="float" office:value="179.89221218662" calcext:value-type="float">
            <text:p>179,89221218662</text:p>
          </table:table-cell>
        </table:table-row>
        <table:table-row table:style-name="ro1">
          <table:table-cell office:value-type="float" office:value="14.4675166170696" calcext:value-type="float">
            <text:p>14,4675166170696</text:p>
          </table:table-cell>
          <table:table-cell office:value-type="float" office:value="24.6207487747011" calcext:value-type="float">
            <text:p>24,6207487747011</text:p>
          </table:table-cell>
          <table:table-cell office:value-type="float" office:value="61.9246358621512" calcext:value-type="float">
            <text:p>61,9246358621512</text:p>
          </table:table-cell>
          <table:table-cell office:value-type="float" office:value="191.69272254359" calcext:value-type="float">
            <text:p>191,69272254359</text:p>
          </table:table-cell>
        </table:table-row>
        <table:table-row table:style-name="ro1">
          <table:table-cell office:value-type="float" office:value="13.5579557817589" calcext:value-type="float">
            <text:p>13,5579557817589</text:p>
          </table:table-cell>
          <table:table-cell office:value-type="float" office:value="25.1518430981158" calcext:value-type="float">
            <text:p>25,1518430981158</text:p>
          </table:table-cell>
          <table:table-cell office:value-type="float" office:value="58.1314245048682" calcext:value-type="float">
            <text:p>58,1314245048682</text:p>
          </table:table-cell>
          <table:table-cell office:value-type="float" office:value="175.690068893429" calcext:value-type="float">
            <text:p>175,690068893429</text:p>
          </table:table-cell>
        </table:table-row>
        <table:table-row table:style-name="ro1">
          <table:table-cell office:value-type="float" office:value="14.3289585411704" calcext:value-type="float">
            <text:p>14,3289585411704</text:p>
          </table:table-cell>
          <table:table-cell office:value-type="float" office:value="24.7357845149476" calcext:value-type="float">
            <text:p>24,7357845149476</text:p>
          </table:table-cell>
          <table:table-cell office:value-type="float" office:value="58.5916698878454" calcext:value-type="float">
            <text:p>58,5916698878454</text:p>
          </table:table-cell>
          <table:table-cell office:value-type="float" office:value="171.605053489171" calcext:value-type="float">
            <text:p>171,605053489171</text:p>
          </table:table-cell>
        </table:table-row>
        <table:table-row table:style-name="ro1">
          <table:table-cell office:value-type="float" office:value="12.516876087259" calcext:value-type="float">
            <text:p>12,516876087259</text:p>
          </table:table-cell>
          <table:table-cell office:value-type="float" office:value="24.9531930373528" calcext:value-type="float">
            <text:p>24,9531930373528</text:p>
          </table:table-cell>
          <table:table-cell office:value-type="float" office:value="58.5443432819691" calcext:value-type="float">
            <text:p>58,5443432819691</text:p>
          </table:table-cell>
          <table:table-cell office:value-type="float" office:value="171.790231837409" calcext:value-type="float">
            <text:p>171,790231837409</text:p>
          </table:table-cell>
        </table:table-row>
        <table:table-row table:style-name="ro1">
          <table:table-cell office:value-type="float" office:value="12.8466043960155" calcext:value-type="float">
            <text:p>12,8466043960155</text:p>
          </table:table-cell>
          <table:table-cell office:value-type="float" office:value="24.9208296168423" calcext:value-type="float">
            <text:p>24,9208296168423</text:p>
          </table:table-cell>
          <table:table-cell office:value-type="float" office:value="57.9939763232569" calcext:value-type="float">
            <text:p>57,9939763232569</text:p>
          </table:table-cell>
          <table:table-cell office:value-type="float" office:value="175.148725918348" calcext:value-type="float">
            <text:p>175,148725918348</text:p>
          </table:table-cell>
        </table:table-row>
        <table:table-row table:style-name="ro1">
          <table:table-cell office:value-type="float" office:value="12.4992425138895" calcext:value-type="float">
            <text:p>12,4992425138895</text:p>
          </table:table-cell>
          <table:table-cell office:value-type="float" office:value="24.7331222105634" calcext:value-type="float">
            <text:p>24,7331222105634</text:p>
          </table:table-cell>
          <table:table-cell office:value-type="float" office:value="57.7797049331499" calcext:value-type="float">
            <text:p>57,7797049331499</text:p>
          </table:table-cell>
          <table:table-cell office:value-type="float" office:value="175.243044794005" calcext:value-type="float">
            <text:p>175,243044794005</text:p>
          </table:table-cell>
        </table:table-row>
        <table:table-row table:style-name="ro1">
          <table:table-cell office:value-type="float" office:value="13.0576038218196" calcext:value-type="float">
            <text:p>13,0576038218196</text:p>
          </table:table-cell>
          <table:table-cell office:value-type="float" office:value="25.0468069626472" calcext:value-type="float">
            <text:p>25,0468069626472</text:p>
          </table:table-cell>
          <table:table-cell office:value-type="float" office:value="58.0371519347692" calcext:value-type="float">
            <text:p>58,0371519347692</text:p>
          </table:table-cell>
          <table:table-cell office:value-type="float" office:value="177.897558655449" calcext:value-type="float">
            <text:p>177,897558655449</text:p>
          </table:table-cell>
        </table:table-row>
      </table:table>
      <table:table table:name="PSQL-LARG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3.258796024368" calcext:value-type="float">
            <text:p>23,258796024368</text:p>
          </table:table-cell>
          <table:table-cell office:value-type="float" office:value="52.4985954462668" calcext:value-type="float">
            <text:p>52,4985954462668</text:p>
          </table:table-cell>
          <table:table-cell office:value-type="float" office:value="167.569027016259" calcext:value-type="float">
            <text:p>167,569027016259</text:p>
          </table:table-cell>
          <table:table-cell office:value-type="float" office:value="270.094864753884" calcext:value-type="float">
            <text:p>270,094864753884</text:p>
          </table:table-cell>
        </table:table-row>
        <table:table-row table:style-name="ro1">
          <table:table-cell office:value-type="float" office:value="15.3573838444088" calcext:value-type="float">
            <text:p>15,3573838444088</text:p>
          </table:table-cell>
          <table:table-cell office:value-type="float" office:value="45.06555449263" calcext:value-type="float">
            <text:p>45,06555449263</text:p>
          </table:table-cell>
          <table:table-cell office:value-type="float" office:value="156.396146742051" calcext:value-type="float">
            <text:p>156,396146742051</text:p>
          </table:table-cell>
          <table:table-cell office:value-type="float" office:value="266.155837090356" calcext:value-type="float">
            <text:p>266,155837090356</text:p>
          </table:table-cell>
        </table:table-row>
        <table:table-row table:style-name="ro1">
          <table:table-cell office:value-type="float" office:value="15.9369369219002" calcext:value-type="float">
            <text:p>15,9369369219002</text:p>
          </table:table-cell>
          <table:table-cell office:value-type="float" office:value="44.3219002829705" calcext:value-type="float">
            <text:p>44,3219002829705</text:p>
          </table:table-cell>
          <table:table-cell office:value-type="float" office:value="161.781590515115" calcext:value-type="float">
            <text:p>161,781590515115</text:p>
          </table:table-cell>
          <table:table-cell office:value-type="float" office:value="262.177508027611" calcext:value-type="float">
            <text:p>262,177508027611</text:p>
          </table:table-cell>
        </table:table-row>
        <table:table-row table:style-name="ro1">
          <table:table-cell office:value-type="float" office:value="14.7735938780499" calcext:value-type="float">
            <text:p>14,7735938780499</text:p>
          </table:table-cell>
          <table:table-cell office:value-type="float" office:value="44.8735807825986" calcext:value-type="float">
            <text:p>44,8735807825986</text:p>
          </table:table-cell>
          <table:table-cell office:value-type="float" office:value="152.729478455948" calcext:value-type="float">
            <text:p>152,729478455948</text:p>
          </table:table-cell>
          <table:table-cell office:value-type="float" office:value="267.077531232887" calcext:value-type="float">
            <text:p>267,077531232887</text:p>
          </table:table-cell>
        </table:table-row>
        <table:table-row table:style-name="ro1">
          <table:table-cell office:value-type="float" office:value="14.8284875582832" calcext:value-type="float">
            <text:p>14,8284875582832</text:p>
          </table:table-cell>
          <table:table-cell office:value-type="float" office:value="45.0777765961831" calcext:value-type="float">
            <text:p>45,0777765961831</text:p>
          </table:table-cell>
          <table:table-cell office:value-type="float" office:value="167.430618283651" calcext:value-type="float">
            <text:p>167,430618283651</text:p>
          </table:table-cell>
          <table:table-cell office:value-type="float" office:value="256.649225901175" calcext:value-type="float">
            <text:p>256,649225901175</text:p>
          </table:table-cell>
        </table:table-row>
        <table:table-row table:style-name="ro1">
          <table:table-cell office:value-type="float" office:value="18.4641598774226" calcext:value-type="float">
            <text:p>18,4641598774226</text:p>
          </table:table-cell>
          <table:table-cell office:value-type="float" office:value="44.93444550737" calcext:value-type="float">
            <text:p>44,93444550737</text:p>
          </table:table-cell>
          <table:table-cell office:value-type="float" office:value="160.991688641529" calcext:value-type="float">
            <text:p>160,991688641529</text:p>
          </table:table-cell>
          <table:table-cell office:value-type="float" office:value="258.654794814944" calcext:value-type="float">
            <text:p>258,654794814944</text:p>
          </table:table-cell>
        </table:table-row>
        <table:table-row table:style-name="ro1">
          <table:table-cell office:value-type="float" office:value="14.1549390640911" calcext:value-type="float">
            <text:p>14,1549390640911</text:p>
          </table:table-cell>
          <table:table-cell office:value-type="float" office:value="44.5384814366769" calcext:value-type="float">
            <text:p>44,5384814366769</text:p>
          </table:table-cell>
          <table:table-cell office:value-type="float" office:value="157.330706447833" calcext:value-type="float">
            <text:p>157,330706447833</text:p>
          </table:table-cell>
          <table:table-cell office:value-type="float" office:value="254.045342919627" calcext:value-type="float">
            <text:p>254,045342919627</text:p>
          </table:table-cell>
        </table:table-row>
        <table:table-row table:style-name="ro1">
          <table:table-cell office:value-type="float" office:value="13.8519754875578" calcext:value-type="float">
            <text:p>13,8519754875578</text:p>
          </table:table-cell>
          <table:table-cell office:value-type="float" office:value="44.5717619957457" calcext:value-type="float">
            <text:p>44,5717619957457</text:p>
          </table:table-cell>
          <table:table-cell office:value-type="float" office:value="156.244896684003" calcext:value-type="float">
            <text:p>156,244896684003</text:p>
          </table:table-cell>
          <table:table-cell office:value-type="float" office:value="258.980733778014" calcext:value-type="float">
            <text:p>258,980733778014</text:p>
          </table:table-cell>
        </table:table-row>
        <table:table-row table:style-name="ro1">
          <table:table-cell office:value-type="float" office:value="14.1216026404271" calcext:value-type="float">
            <text:p>14,1216026404271</text:p>
          </table:table-cell>
          <table:table-cell office:value-type="float" office:value="46.0582617373504" calcext:value-type="float">
            <text:p>46,0582617373504</text:p>
          </table:table-cell>
          <table:table-cell office:value-type="float" office:value="193.959517972707" calcext:value-type="float">
            <text:p>193,959517972707</text:p>
          </table:table-cell>
          <table:table-cell office:value-type="float" office:value="262.423875030201" calcext:value-type="float">
            <text:p>262,423875030201</text:p>
          </table:table-cell>
        </table:table-row>
        <table:table-row table:style-name="ro1">
          <table:table-cell office:value-type="float" office:value="14.0038624834211" calcext:value-type="float">
            <text:p>14,0038624834211</text:p>
          </table:table-cell>
          <table:table-cell office:value-type="float" office:value="44.6119772945646" calcext:value-type="float">
            <text:p>44,6119772945646</text:p>
          </table:table-cell>
          <table:table-cell office:value-type="float" office:value="157.229821723571" calcext:value-type="float">
            <text:p>157,229821723571</text:p>
          </table:table-cell>
          <table:table-cell office:value-type="float" office:value="265.623813706573" calcext:value-type="float">
            <text:p>265,623813706573</text:p>
          </table:table-cell>
        </table:table-row>
        <table:table-row table:style-name="ro1">
          <table:table-cell office:value-type="float" office:value="13.6428825259098" calcext:value-type="float">
            <text:p>13,6428825259098</text:p>
          </table:table-cell>
          <table:table-cell office:value-type="float" office:value="44.3730833905582" calcext:value-type="float">
            <text:p>44,3730833905582</text:p>
          </table:table-cell>
          <table:table-cell office:value-type="float" office:value="161.008311358472" calcext:value-type="float">
            <text:p>161,008311358472</text:p>
          </table:table-cell>
          <table:table-cell office:value-type="float" office:value="251.398771730717" calcext:value-type="float">
            <text:p>251,398771730717</text:p>
          </table:table-cell>
        </table:table-row>
        <table:table-row table:style-name="ro1">
          <table:table-cell office:value-type="float" office:value="13.7026854315996" calcext:value-type="float">
            <text:p>13,7026854315996</text:p>
          </table:table-cell>
          <table:table-cell office:value-type="float" office:value="47.3784975285087" calcext:value-type="float">
            <text:p>47,3784975285087</text:p>
          </table:table-cell>
          <table:table-cell office:value-type="float" office:value="153.517254347201" calcext:value-type="float">
            <text:p>153,517254347201</text:p>
          </table:table-cell>
          <table:table-cell office:value-type="float" office:value="261.867349126269" calcext:value-type="float">
            <text:p>261,867349126269</text:p>
          </table:table-cell>
        </table:table-row>
        <table:table-row table:style-name="ro1">
          <table:table-cell office:value-type="float" office:value="13.5911465971438" calcext:value-type="float">
            <text:p>13,5911465971438</text:p>
          </table:table-cell>
          <table:table-cell office:value-type="float" office:value="44.6488772023829" calcext:value-type="float">
            <text:p>44,6488772023829</text:p>
          </table:table-cell>
          <table:table-cell office:value-type="float" office:value="181.561011684113" calcext:value-type="float">
            <text:p>181,561011684113</text:p>
          </table:table-cell>
          <table:table-cell office:value-type="float" office:value="253.88609832602" calcext:value-type="float">
            <text:p>253,88609832602</text:p>
          </table:table-cell>
        </table:table-row>
        <table:table-row table:style-name="ro1">
          <table:table-cell office:value-type="float" office:value="13.7057640534052" calcext:value-type="float">
            <text:p>13,7057640534052</text:p>
          </table:table-cell>
          <table:table-cell office:value-type="float" office:value="45.2155820333285" calcext:value-type="float">
            <text:p>45,2155820333285</text:p>
          </table:table-cell>
          <table:table-cell office:value-type="float" office:value="161.537952659562" calcext:value-type="float">
            <text:p>161,537952659562</text:p>
          </table:table-cell>
          <table:table-cell office:value-type="float" office:value="260.653418818666" calcext:value-type="float">
            <text:p>260,653418818666</text:p>
          </table:table-cell>
        </table:table-row>
        <table:table-row table:style-name="ro1">
          <table:table-cell office:value-type="float" office:value="13.4802360203379" calcext:value-type="float">
            <text:p>13,4802360203379</text:p>
          </table:table-cell>
          <table:table-cell office:value-type="float" office:value="45.996374438671" calcext:value-type="float">
            <text:p>45,996374438671</text:p>
          </table:table-cell>
          <table:table-cell office:value-type="float" office:value="166.609161398232" calcext:value-type="float">
            <text:p>166,609161398232</text:p>
          </table:table-cell>
          <table:table-cell office:value-type="float" office:value="254.307354752032" calcext:value-type="float">
            <text:p>254,307354752032</text:p>
          </table:table-cell>
        </table:table-row>
        <table:table-row table:style-name="ro1">
          <table:table-cell office:value-type="float" office:value="13.5826244918973" calcext:value-type="float">
            <text:p>13,5826244918973</text:p>
          </table:table-cell>
          <table:table-cell office:value-type="float" office:value="44.3793013904316" calcext:value-type="float">
            <text:p>44,3793013904316</text:p>
          </table:table-cell>
          <table:table-cell office:value-type="float" office:value="203.005085423543" calcext:value-type="float">
            <text:p>203,005085423543</text:p>
          </table:table-cell>
          <table:table-cell office:value-type="float" office:value="256.677510407172" calcext:value-type="float">
            <text:p>256,677510407172</text:p>
          </table:table-cell>
        </table:table-row>
        <table:table-row table:style-name="ro1">
          <table:table-cell office:value-type="float" office:value="13.7531202350553" calcext:value-type="float">
            <text:p>13,7531202350553</text:p>
          </table:table-cell>
          <table:table-cell office:value-type="float" office:value="45.5077135741506" calcext:value-type="float">
            <text:p>45,5077135741506</text:p>
          </table:table-cell>
          <table:table-cell office:value-type="float" office:value="164.206735536851" calcext:value-type="float">
            <text:p>164,206735536851</text:p>
          </table:table-cell>
          <table:table-cell office:value-type="float" office:value="255.889915235221" calcext:value-type="float">
            <text:p>255,889915235221</text:p>
          </table:table-cell>
        </table:table-row>
        <table:table-row table:style-name="ro1">
          <table:table-cell office:value-type="float" office:value="13.9961375165789" calcext:value-type="float">
            <text:p>13,9961375165789</text:p>
          </table:table-cell>
          <table:table-cell office:value-type="float" office:value="44.7469504834273" calcext:value-type="float">
            <text:p>44,7469504834273</text:p>
          </table:table-cell>
          <table:table-cell office:value-type="float" office:value="157.019608567871" calcext:value-type="float">
            <text:p>157,019608567871</text:p>
          </table:table-cell>
          <table:table-cell office:value-type="float" office:value="259.346581181334" calcext:value-type="float">
            <text:p>259,346581181334</text:p>
          </table:table-cell>
        </table:table-row>
        <table:table-row table:style-name="ro1">
          <table:table-cell office:value-type="float" office:value="13.5196447161643" calcext:value-type="float">
            <text:p>13,5196447161643</text:p>
          </table:table-cell>
          <table:table-cell office:value-type="float" office:value="45.8646275173951" calcext:value-type="float">
            <text:p>45,8646275173951</text:p>
          </table:table-cell>
          <table:table-cell office:value-type="float" office:value="156.504288936969" calcext:value-type="float">
            <text:p>156,504288936969</text:p>
          </table:table-cell>
          <table:table-cell office:value-type="float" office:value="270.85355635819" calcext:value-type="float">
            <text:p>270,85355635819</text:p>
          </table:table-cell>
        </table:table-row>
        <table:table-row table:style-name="ro1">
          <table:table-cell office:value-type="float" office:value="14.219798302058" calcext:value-type="float">
            <text:p>14,219798302058</text:p>
          </table:table-cell>
          <table:table-cell office:value-type="float" office:value="45.8012457597842" calcext:value-type="float">
            <text:p>45,8012457597842</text:p>
          </table:table-cell>
          <table:table-cell office:value-type="float" office:value="154.970057959981" calcext:value-type="float">
            <text:p>154,970057959981</text:p>
          </table:table-cell>
          <table:table-cell office:value-type="float" office:value="266.72534676056" calcext:value-type="float">
            <text:p>266,72534676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loext:min-decimal-places="10" number:min-integer-digits="1"/>
    </number:number-style>
    <number:number-style style:name="N105">
      <number:number number:decimal-places="9" loext:min-decimal-places="9" number:min-integer-digits="1"/>
    </number:number-style>
    <number:number-style style:name="N106">
      <number:number number:decimal-places="8" loext:min-decimal-places="8"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7:37:07.027265861</meta:creation-date>
    <meta:generator>LibreOffice/6.4.7.2$Linux_X86_64 LibreOffice_project/40$Build-2</meta:generator>
    <dc:date>2023-07-06T19:01:09.185666435</dc:date>
    <meta:editing-duration>PT1H23M58S</meta:editing-duration>
    <meta:editing-cycles>13</meta:editing-cycles>
    <meta:document-statistic meta:table-count="12" meta:cell-count="5328" meta:object-count="0"/>
  </office:meta>
</office:document-meta>
</file>